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_n500_B5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480146825193652" calcext:value-type="float">
            <text:p>0.480146825193652</text:p>
          </table:table-cell>
          <table:table-cell office:value-type="float" office:value="1.28796934107097" calcext:value-type="float">
            <text:p>1.28796934107097</text:p>
          </table:table-cell>
          <table:table-cell office:value-type="float" office:value="0.532323382738321" calcext:value-type="float">
            <text:p>0.532323382738321</text:p>
          </table:table-cell>
          <table:table-cell office:value-type="float" office:value="0.0824963584064351" calcext:value-type="float">
            <text:p>0.082496358406435</text:p>
          </table:table-cell>
          <table:table-cell office:value-type="float" office:value="0.0657822209878788" calcext:value-type="float">
            <text:p>0.065782220987879</text:p>
          </table:table-cell>
          <table:table-cell office:value-type="float" office:value="0.0375257809861231" calcext:value-type="float">
            <text:p>0.0375257809861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184620915513" calcext:value-type="float">
            <text:p>0.524184620915513</text:p>
          </table:table-cell>
          <table:table-cell office:value-type="float" office:value="1.24226325142169" calcext:value-type="float">
            <text:p>1.24226325142169</text:p>
          </table:table-cell>
          <table:table-cell office:value-type="float" office:value="0.55589713939504" calcext:value-type="float">
            <text:p>0.55589713939504</text:p>
          </table:table-cell>
          <table:table-cell office:value-type="float" office:value="0.0904418068283328" calcext:value-type="float">
            <text:p>0.090441806828333</text:p>
          </table:table-cell>
          <table:table-cell office:value-type="float" office:value="0.0685929041891037" calcext:value-type="float">
            <text:p>0.068592904189104</text:p>
          </table:table-cell>
          <table:table-cell office:value-type="float" office:value="0.0511331074169704" calcext:value-type="float">
            <text:p>0.051133107416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8715578645849" calcext:value-type="float">
            <text:p>0.318715578645849</text:p>
          </table:table-cell>
          <table:table-cell office:value-type="float" office:value="1.48027252573566" calcext:value-type="float">
            <text:p>1.48027252573566</text:p>
          </table:table-cell>
          <table:table-cell office:value-type="float" office:value="0.484920431013246" calcext:value-type="float">
            <text:p>0.484920431013246</text:p>
          </table:table-cell>
          <table:table-cell office:value-type="float" office:value="0.0934264761487984" calcext:value-type="float">
            <text:p>0.093426476148798</text:p>
          </table:table-cell>
          <table:table-cell office:value-type="float" office:value="0.0730707717393093" calcext:value-type="float">
            <text:p>0.073070771739309</text:p>
          </table:table-cell>
          <table:table-cell office:value-type="float" office:value="0.0358925435513397" calcext:value-type="float">
            <text:p>0.03589254355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5505283504398" calcext:value-type="float">
            <text:p>0.365505283504398</text:p>
          </table:table-cell>
          <table:table-cell office:value-type="float" office:value="1.43037596243518" calcext:value-type="float">
            <text:p>1.43037596243518</text:p>
          </table:table-cell>
          <table:table-cell office:value-type="float" office:value="0.43276270529595" calcext:value-type="float">
            <text:p>0.43276270529595</text:p>
          </table:table-cell>
          <table:table-cell office:value-type="float" office:value="0.0741055668793938" calcext:value-type="float">
            <text:p>0.074105566879394</text:p>
          </table:table-cell>
          <table:table-cell office:value-type="float" office:value="0.0580210813276457" calcext:value-type="float">
            <text:p>0.058021081327646</text:p>
          </table:table-cell>
          <table:table-cell office:value-type="float" office:value="0.0389828911322252" calcext:value-type="float">
            <text:p>0.038982891132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344716331791" calcext:value-type="float">
            <text:p>0.520344716331791</text:p>
          </table:table-cell>
          <table:table-cell office:value-type="float" office:value="1.24923791251864" calcext:value-type="float">
            <text:p>1.24923791251864</text:p>
          </table:table-cell>
          <table:table-cell office:value-type="float" office:value="0.485691633880886" calcext:value-type="float">
            <text:p>0.485691633880886</text:p>
          </table:table-cell>
          <table:table-cell office:value-type="float" office:value="0.0754017076254745" calcext:value-type="float">
            <text:p>0.075401707625475</text:p>
          </table:table-cell>
          <table:table-cell office:value-type="float" office:value="0.0514799493819469" calcext:value-type="float">
            <text:p>0.051479949381947</text:p>
          </table:table-cell>
          <table:table-cell office:value-type="float" office:value="0.0268895006435989" calcext:value-type="float">
            <text:p>0.0268895006435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051267889131" calcext:value-type="float">
            <text:p>0.581051267889131</text:p>
          </table:table-cell>
          <table:table-cell office:value-type="float" office:value="1.19191390379038" calcext:value-type="float">
            <text:p>1.19191390379038</text:p>
          </table:table-cell>
          <table:table-cell office:value-type="float" office:value="0.465870086193295" calcext:value-type="float">
            <text:p>0.465870086193295</text:p>
          </table:table-cell>
          <table:table-cell office:value-type="float" office:value="0.0811569877279625" calcext:value-type="float">
            <text:p>0.081156987727963</text:p>
          </table:table-cell>
          <table:table-cell office:value-type="float" office:value="0.0605301218256034" calcext:value-type="float">
            <text:p>0.060530121825603</text:p>
          </table:table-cell>
          <table:table-cell office:value-type="float" office:value="0.0362952720162202" calcext:value-type="float">
            <text:p>0.036295272016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929046090963" calcext:value-type="float">
            <text:p>0.573929046090963</text:p>
          </table:table-cell>
          <table:table-cell office:value-type="float" office:value="1.25725475222181" calcext:value-type="float">
            <text:p>1.25725475222181</text:p>
          </table:table-cell>
          <table:table-cell office:value-type="float" office:value="0.530911412755716" calcext:value-type="float">
            <text:p>0.530911412755716</text:p>
          </table:table-cell>
          <table:table-cell office:value-type="float" office:value="0.0822782031766292" calcext:value-type="float">
            <text:p>0.082278203176629</text:p>
          </table:table-cell>
          <table:table-cell office:value-type="float" office:value="0.0643449918195712" calcext:value-type="float">
            <text:p>0.064344991819571</text:p>
          </table:table-cell>
          <table:table-cell office:value-type="float" office:value="0.0425579695869852" calcext:value-type="float">
            <text:p>0.042557969586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974683356104" calcext:value-type="float">
            <text:p>0.585974683356104</text:p>
          </table:table-cell>
          <table:table-cell office:value-type="float" office:value="1.23838628759484" calcext:value-type="float">
            <text:p>1.23838628759484</text:p>
          </table:table-cell>
          <table:table-cell office:value-type="float" office:value="0.52512360162089" calcext:value-type="float">
            <text:p>0.52512360162089</text:p>
          </table:table-cell>
          <table:table-cell office:value-type="float" office:value="0.0873404058242981" calcext:value-type="float">
            <text:p>0.087340405824298</text:p>
          </table:table-cell>
          <table:table-cell office:value-type="float" office:value="0.0665029319823808" calcext:value-type="float">
            <text:p>0.066502931982381</text:p>
          </table:table-cell>
          <table:table-cell office:value-type="float" office:value="0.0384987595679322" calcext:value-type="float">
            <text:p>0.0384987595679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782984711629" calcext:value-type="float">
            <text:p>0.526782984711629</text:p>
          </table:table-cell>
          <table:table-cell office:value-type="float" office:value="1.27579952156837" calcext:value-type="float">
            <text:p>1.27579952156837</text:p>
          </table:table-cell>
          <table:table-cell office:value-type="float" office:value="0.50806042854143" calcext:value-type="float">
            <text:p>0.50806042854143</text:p>
          </table:table-cell>
          <table:table-cell office:value-type="float" office:value="0.0801269952528136" calcext:value-type="float">
            <text:p>0.080126995252814</text:p>
          </table:table-cell>
          <table:table-cell office:value-type="float" office:value="0.0571185963359446" calcext:value-type="float">
            <text:p>0.057118596335945</text:p>
          </table:table-cell>
          <table:table-cell office:value-type="float" office:value="0.0323897420342076" calcext:value-type="float">
            <text:p>0.032389742034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550676069061" calcext:value-type="float">
            <text:p>0.503550676069061</text:p>
          </table:table-cell>
          <table:table-cell office:value-type="float" office:value="1.29932443379137" calcext:value-type="float">
            <text:p>1.29932443379137</text:p>
          </table:table-cell>
          <table:table-cell office:value-type="float" office:value="0.485550149492978" calcext:value-type="float">
            <text:p>0.485550149492978</text:p>
          </table:table-cell>
          <table:table-cell office:value-type="float" office:value="0.0986425484638498" calcext:value-type="float">
            <text:p>0.09864254846385</text:p>
          </table:table-cell>
          <table:table-cell office:value-type="float" office:value="0.0749134472071727" calcext:value-type="float">
            <text:p>0.074913447207173</text:p>
          </table:table-cell>
          <table:table-cell office:value-type="float" office:value="0.0406466532708918" calcext:value-type="float">
            <text:p>0.0406466532708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912479189213" calcext:value-type="float">
            <text:p>0.590912479189213</text:p>
          </table:table-cell>
          <table:table-cell office:value-type="float" office:value="1.21949789598808" calcext:value-type="float">
            <text:p>1.21949789598808</text:p>
          </table:table-cell>
          <table:table-cell office:value-type="float" office:value="0.473358552932729" calcext:value-type="float">
            <text:p>0.473358552932729</text:p>
          </table:table-cell>
          <table:table-cell office:value-type="float" office:value="0.0816580294963896" calcext:value-type="float">
            <text:p>0.08165802949639</text:p>
          </table:table-cell>
          <table:table-cell office:value-type="float" office:value="0.0637671366687821" calcext:value-type="float">
            <text:p>0.063767136668782</text:p>
          </table:table-cell>
          <table:table-cell office:value-type="float" office:value="0.0310141513575259" calcext:value-type="float">
            <text:p>0.031014151357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05344715771" calcext:value-type="float">
            <text:p>0.62705344715771</text:p>
          </table:table-cell>
          <table:table-cell office:value-type="float" office:value="1.19430772089776" calcext:value-type="float">
            <text:p>1.19430772089776</text:p>
          </table:table-cell>
          <table:table-cell office:value-type="float" office:value="0.428295558257861" calcext:value-type="float">
            <text:p>0.428295558257861</text:p>
          </table:table-cell>
          <table:table-cell office:value-type="float" office:value="0.0839336925916767" calcext:value-type="float">
            <text:p>0.083933692591677</text:p>
          </table:table-cell>
          <table:table-cell office:value-type="float" office:value="0.0640128632949799" calcext:value-type="float">
            <text:p>0.06401286329498</text:p>
          </table:table-cell>
          <table:table-cell office:value-type="float" office:value="0.0271775213846662" calcext:value-type="float">
            <text:p>0.027177521384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126002703311" calcext:value-type="float">
            <text:p>0.615126002703311</text:p>
          </table:table-cell>
          <table:table-cell office:value-type="float" office:value="1.23385115287895" calcext:value-type="float">
            <text:p>1.23385115287895</text:p>
          </table:table-cell>
          <table:table-cell office:value-type="float" office:value="0.483247299363419" calcext:value-type="float">
            <text:p>0.483247299363419</text:p>
          </table:table-cell>
          <table:table-cell office:value-type="float" office:value="0.0995481179325939" calcext:value-type="float">
            <text:p>0.099548117932594</text:p>
          </table:table-cell>
          <table:table-cell office:value-type="float" office:value="0.0434320831970035" calcext:value-type="float">
            <text:p>0.043432083197004</text:p>
          </table:table-cell>
          <table:table-cell office:value-type="float" office:value="0.0321487961904606" calcext:value-type="float">
            <text:p>0.032148796190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879278622781" calcext:value-type="float">
            <text:p>0.583879278622781</text:p>
          </table:table-cell>
          <table:table-cell office:value-type="float" office:value="1.26224440319584" calcext:value-type="float">
            <text:p>1.26224440319584</text:p>
          </table:table-cell>
          <table:table-cell office:value-type="float" office:value="0.477440729571684" calcext:value-type="float">
            <text:p>0.477440729571684</text:p>
          </table:table-cell>
          <table:table-cell office:value-type="float" office:value="0.090342577684789" calcext:value-type="float">
            <text:p>0.090342577684789</text:p>
          </table:table-cell>
          <table:table-cell office:value-type="float" office:value="0.0631318914020227" calcext:value-type="float">
            <text:p>0.063131891402023</text:p>
          </table:table-cell>
          <table:table-cell office:value-type="float" office:value="0.0360542251879364" calcext:value-type="float">
            <text:p>0.0360542251879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465967810819" calcext:value-type="float">
            <text:p>0.495465967810819</text:p>
          </table:table-cell>
          <table:table-cell office:value-type="float" office:value="1.27095217127629" calcext:value-type="float">
            <text:p>1.27095217127629</text:p>
          </table:table-cell>
          <table:table-cell office:value-type="float" office:value="0.479620227463646" calcext:value-type="float">
            <text:p>0.479620227463646</text:p>
          </table:table-cell>
          <table:table-cell office:value-type="float" office:value="0.101771199045771" calcext:value-type="float">
            <text:p>0.101771199045771</text:p>
          </table:table-cell>
          <table:table-cell office:value-type="float" office:value="0.0478043545501265" calcext:value-type="float">
            <text:p>0.047804354550127</text:p>
          </table:table-cell>
          <table:table-cell office:value-type="float" office:value="0.0267242206631949" calcext:value-type="float">
            <text:p>0.0267242206631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660557636613" calcext:value-type="float">
            <text:p>0.505660557636613</text:p>
          </table:table-cell>
          <table:table-cell office:value-type="float" office:value="1.25619688509523" calcext:value-type="float">
            <text:p>1.25619688509523</text:p>
          </table:table-cell>
          <table:table-cell office:value-type="float" office:value="0.493418448932769" calcext:value-type="float">
            <text:p>0.493418448932769</text:p>
          </table:table-cell>
          <table:table-cell office:value-type="float" office:value="0.093624868375796" calcext:value-type="float">
            <text:p>0.093624868375796</text:p>
          </table:table-cell>
          <table:table-cell office:value-type="float" office:value="0.0685689356791379" calcext:value-type="float">
            <text:p>0.068568935679138</text:p>
          </table:table-cell>
          <table:table-cell office:value-type="float" office:value="0.0403460000767297" calcext:value-type="float">
            <text:p>0.040346000076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702938728271" calcext:value-type="float">
            <text:p>0.436702938728271</text:p>
          </table:table-cell>
          <table:table-cell office:value-type="float" office:value="1.35131869430438" calcext:value-type="float">
            <text:p>1.35131869430438</text:p>
          </table:table-cell>
          <table:table-cell office:value-type="float" office:value="0.470403433870479" calcext:value-type="float">
            <text:p>0.470403433870479</text:p>
          </table:table-cell>
          <table:table-cell office:value-type="float" office:value="0.071659209548974" calcext:value-type="float">
            <text:p>0.071659209548974</text:p>
          </table:table-cell>
          <table:table-cell office:value-type="float" office:value="0.057093312648399" calcext:value-type="float">
            <text:p>0.057093312648399</text:p>
          </table:table-cell>
          <table:table-cell office:value-type="float" office:value="0.0253191848493382" calcext:value-type="float">
            <text:p>0.0253191848493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176554639775" calcext:value-type="float">
            <text:p>0.453176554639775</text:p>
          </table:table-cell>
          <table:table-cell office:value-type="float" office:value="1.35304416529929" calcext:value-type="float">
            <text:p>1.35304416529929</text:p>
          </table:table-cell>
          <table:table-cell office:value-type="float" office:value="0.43683025856256" calcext:value-type="float">
            <text:p>0.43683025856256</text:p>
          </table:table-cell>
          <table:table-cell office:value-type="float" office:value="0.0792671559975108" calcext:value-type="float">
            <text:p>0.079267155997511</text:p>
          </table:table-cell>
          <table:table-cell office:value-type="float" office:value="0.0610559181180998" calcext:value-type="float">
            <text:p>0.0610559181181</text:p>
          </table:table-cell>
          <table:table-cell office:value-type="float" office:value="0.0303567278860573" calcext:value-type="float">
            <text:p>0.030356727886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7907466327655" calcext:value-type="float">
            <text:p>0.407907466327655</text:p>
          </table:table-cell>
          <table:table-cell office:value-type="float" office:value="1.38307268201774" calcext:value-type="float">
            <text:p>1.38307268201774</text:p>
          </table:table-cell>
          <table:table-cell office:value-type="float" office:value="0.474278610343111" calcext:value-type="float">
            <text:p>0.474278610343111</text:p>
          </table:table-cell>
          <table:table-cell office:value-type="float" office:value="0.070774675352191" calcext:value-type="float">
            <text:p>0.070774675352191</text:p>
          </table:table-cell>
          <table:table-cell office:value-type="float" office:value="0.0527319577501958" calcext:value-type="float">
            <text:p>0.052731957750196</text:p>
          </table:table-cell>
          <table:table-cell office:value-type="float" office:value="0.0372422262011755" calcext:value-type="float">
            <text:p>0.0372422262011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633760791733" calcext:value-type="float">
            <text:p>0.459633760791733</text:p>
          </table:table-cell>
          <table:table-cell office:value-type="float" office:value="1.34748784596722" calcext:value-type="float">
            <text:p>1.34748784596722</text:p>
          </table:table-cell>
          <table:table-cell office:value-type="float" office:value="0.440292026943878" calcext:value-type="float">
            <text:p>0.440292026943878</text:p>
          </table:table-cell>
          <table:table-cell office:value-type="float" office:value="0.0818818047572862" calcext:value-type="float">
            <text:p>0.081881804757286</text:p>
          </table:table-cell>
          <table:table-cell office:value-type="float" office:value="0.0611523887463463" calcext:value-type="float">
            <text:p>0.061152388746346</text:p>
          </table:table-cell>
          <table:table-cell office:value-type="float" office:value="0.0276426475695567" calcext:value-type="float">
            <text:p>0.027642647569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956802490572" calcext:value-type="float">
            <text:p>0.539956802490572</text:p>
          </table:table-cell>
          <table:table-cell office:value-type="float" office:value="1.31153849451279" calcext:value-type="float">
            <text:p>1.31153849451279</text:p>
          </table:table-cell>
          <table:table-cell office:value-type="float" office:value="0.484431957814227" calcext:value-type="float">
            <text:p>0.484431957814227</text:p>
          </table:table-cell>
          <table:table-cell office:value-type="float" office:value="0.0920375924930848" calcext:value-type="float">
            <text:p>0.092037592493085</text:p>
          </table:table-cell>
          <table:table-cell office:value-type="float" office:value="0.0609542103236035" calcext:value-type="float">
            <text:p>0.060954210323604</text:p>
          </table:table-cell>
          <table:table-cell office:value-type="float" office:value="0.0305643278040874" calcext:value-type="float">
            <text:p>0.030564327804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06193827163" calcext:value-type="float">
            <text:p>0.61906193827163</text:p>
          </table:table-cell>
          <table:table-cell office:value-type="float" office:value="1.25618167149221" calcext:value-type="float">
            <text:p>1.25618167149221</text:p>
          </table:table-cell>
          <table:table-cell office:value-type="float" office:value="0.464235171627032" calcext:value-type="float">
            <text:p>0.464235171627032</text:p>
          </table:table-cell>
          <table:table-cell office:value-type="float" office:value="0.0807294300872645" calcext:value-type="float">
            <text:p>0.080729430087265</text:p>
          </table:table-cell>
          <table:table-cell office:value-type="float" office:value="0.0607180816924901" calcext:value-type="float">
            <text:p>0.06071808169249</text:p>
          </table:table-cell>
          <table:table-cell office:value-type="float" office:value="0.0345999812563846" calcext:value-type="float">
            <text:p>0.0345999812563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954845556638" calcext:value-type="float">
            <text:p>0.484954845556638</text:p>
          </table:table-cell>
          <table:table-cell office:value-type="float" office:value="1.32060776232291" calcext:value-type="float">
            <text:p>1.32060776232291</text:p>
          </table:table-cell>
          <table:table-cell office:value-type="float" office:value="0.490601496677858" calcext:value-type="float">
            <text:p>0.490601496677858</text:p>
          </table:table-cell>
          <table:table-cell office:value-type="float" office:value="0.0981837771152231" calcext:value-type="float">
            <text:p>0.098183777115223</text:p>
          </table:table-cell>
          <table:table-cell office:value-type="float" office:value="0.0487007825665522" calcext:value-type="float">
            <text:p>0.048700782566552</text:p>
          </table:table-cell>
          <table:table-cell office:value-type="float" office:value="0.0261378731688424" calcext:value-type="float">
            <text:p>0.026137873168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4037304880938" calcext:value-type="float">
            <text:p>0.574037304880938</text:p>
          </table:table-cell>
          <table:table-cell office:value-type="float" office:value="1.2527100863736" calcext:value-type="float">
            <text:p>1.2527100863736</text:p>
          </table:table-cell>
          <table:table-cell office:value-type="float" office:value="0.498013059532738" calcext:value-type="float">
            <text:p>0.498013059532738</text:p>
          </table:table-cell>
          <table:table-cell office:value-type="float" office:value="0.0843653593616738" calcext:value-type="float">
            <text:p>0.084365359361674</text:p>
          </table:table-cell>
          <table:table-cell office:value-type="float" office:value="0.0586221313492194" calcext:value-type="float">
            <text:p>0.058622131349219</text:p>
          </table:table-cell>
          <table:table-cell office:value-type="float" office:value="0.0437966270954919" calcext:value-type="float">
            <text:p>0.0437966270954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710209265086" calcext:value-type="float">
            <text:p>0.416710209265086</text:p>
          </table:table-cell>
          <table:table-cell office:value-type="float" office:value="1.37945378077272" calcext:value-type="float">
            <text:p>1.37945378077272</text:p>
          </table:table-cell>
          <table:table-cell office:value-type="float" office:value="0.493716105222044" calcext:value-type="float">
            <text:p>0.493716105222044</text:p>
          </table:table-cell>
          <table:table-cell office:value-type="float" office:value="0.0918224027092474" calcext:value-type="float">
            <text:p>0.091822402709247</text:p>
          </table:table-cell>
          <table:table-cell office:value-type="float" office:value="0.0402179352427204" calcext:value-type="float">
            <text:p>0.04021793524272</text:p>
          </table:table-cell>
          <table:table-cell office:value-type="float" office:value="0.0334175059238373" calcext:value-type="float">
            <text:p>0.033417505923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8327199312575" calcext:value-type="float">
            <text:p>0.448327199312575</text:p>
          </table:table-cell>
          <table:table-cell office:value-type="float" office:value="1.34504377936833" calcext:value-type="float">
            <text:p>1.34504377936833</text:p>
          </table:table-cell>
          <table:table-cell office:value-type="float" office:value="0.466356000383164" calcext:value-type="float">
            <text:p>0.466356000383164</text:p>
          </table:table-cell>
          <table:table-cell office:value-type="float" office:value="0.0832386232076826" calcext:value-type="float">
            <text:p>0.083238623207683</text:p>
          </table:table-cell>
          <table:table-cell office:value-type="float" office:value="0.0626845871164606" calcext:value-type="float">
            <text:p>0.062684587116461</text:p>
          </table:table-cell>
          <table:table-cell office:value-type="float" office:value="0.030138890002774" calcext:value-type="float">
            <text:p>0.0301388900027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106652986036" calcext:value-type="float">
            <text:p>0.427106652986036</text:p>
          </table:table-cell>
          <table:table-cell office:value-type="float" office:value="1.38431639573665" calcext:value-type="float">
            <text:p>1.38431639573665</text:p>
          </table:table-cell>
          <table:table-cell office:value-type="float" office:value="0.476621721657294" calcext:value-type="float">
            <text:p>0.476621721657294</text:p>
          </table:table-cell>
          <table:table-cell office:value-type="float" office:value="0.074017177512756" calcext:value-type="float">
            <text:p>0.074017177512756</text:p>
          </table:table-cell>
          <table:table-cell office:value-type="float" office:value="0.0557061953583581" calcext:value-type="float">
            <text:p>0.055706195358358</text:p>
          </table:table-cell>
          <table:table-cell office:value-type="float" office:value="0.0286017407534823" calcext:value-type="float">
            <text:p>0.0286017407534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956333348656" calcext:value-type="float">
            <text:p>0.476956333348656</text:p>
          </table:table-cell>
          <table:table-cell office:value-type="float" office:value="1.34916213340517" calcext:value-type="float">
            <text:p>1.34916213340517</text:p>
          </table:table-cell>
          <table:table-cell office:value-type="float" office:value="0.443706249152033" calcext:value-type="float">
            <text:p>0.443706249152033</text:p>
          </table:table-cell>
          <table:table-cell office:value-type="float" office:value="0.0766529453934528" calcext:value-type="float">
            <text:p>0.076652945393453</text:p>
          </table:table-cell>
          <table:table-cell office:value-type="float" office:value="0.0595518301314647" calcext:value-type="float">
            <text:p>0.059551830131465</text:p>
          </table:table-cell>
          <table:table-cell office:value-type="float" office:value="0.030583953011401" calcext:value-type="float">
            <text:p>0.0305839530114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937895149516" calcext:value-type="float">
            <text:p>0.511937895149516</text:p>
          </table:table-cell>
          <table:table-cell office:value-type="float" office:value="1.32331843881593" calcext:value-type="float">
            <text:p>1.32331843881593</text:p>
          </table:table-cell>
          <table:table-cell office:value-type="float" office:value="0.465245840957498" calcext:value-type="float">
            <text:p>0.465245840957498</text:p>
          </table:table-cell>
          <table:table-cell office:value-type="float" office:value="0.0728557112126057" calcext:value-type="float">
            <text:p>0.072855711212606</text:p>
          </table:table-cell>
          <table:table-cell office:value-type="float" office:value="0.0681352957662507" calcext:value-type="float">
            <text:p>0.068135295766251</text:p>
          </table:table-cell>
          <table:table-cell office:value-type="float" office:value="0.0393796090024753" calcext:value-type="float">
            <text:p>0.039379609002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680531313197" calcext:value-type="float">
            <text:p>0.442680531313197</text:p>
          </table:table-cell>
          <table:table-cell office:value-type="float" office:value="1.3692239554227" calcext:value-type="float">
            <text:p>1.3692239554227</text:p>
          </table:table-cell>
          <table:table-cell office:value-type="float" office:value="0.44128210197105" calcext:value-type="float">
            <text:p>0.44128210197105</text:p>
          </table:table-cell>
          <table:table-cell office:value-type="float" office:value="0.0834711426573838" calcext:value-type="float">
            <text:p>0.083471142657384</text:p>
          </table:table-cell>
          <table:table-cell office:value-type="float" office:value="0.0621309601522375" calcext:value-type="float">
            <text:p>0.062130960152238</text:p>
          </table:table-cell>
          <table:table-cell office:value-type="float" office:value="0.0292895891971984" calcext:value-type="float">
            <text:p>0.029289589197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9759742947081" calcext:value-type="float">
            <text:p>0.559759742947081</text:p>
          </table:table-cell>
          <table:table-cell office:value-type="float" office:value="1.29346800156056" calcext:value-type="float">
            <text:p>1.29346800156056</text:p>
          </table:table-cell>
          <table:table-cell office:value-type="float" office:value="0.543269716963904" calcext:value-type="float">
            <text:p>0.543269716963904</text:p>
          </table:table-cell>
          <table:table-cell office:value-type="float" office:value="0.0862955297650676" calcext:value-type="float">
            <text:p>0.086295529765068</text:p>
          </table:table-cell>
          <table:table-cell office:value-type="float" office:value="0.0653727687964697" calcext:value-type="float">
            <text:p>0.06537276879647</text:p>
          </table:table-cell>
          <table:table-cell office:value-type="float" office:value="0.0444241288983868" calcext:value-type="float">
            <text:p>0.044424128898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478102959458" calcext:value-type="float">
            <text:p>0.541478102959458</text:p>
          </table:table-cell>
          <table:table-cell office:value-type="float" office:value="1.3124893729661" calcext:value-type="float">
            <text:p>1.3124893729661</text:p>
          </table:table-cell>
          <table:table-cell office:value-type="float" office:value="0.506676542420967" calcext:value-type="float">
            <text:p>0.506676542420967</text:p>
          </table:table-cell>
          <table:table-cell office:value-type="float" office:value="0.0862969269783307" calcext:value-type="float">
            <text:p>0.086296926978331</text:p>
          </table:table-cell>
          <table:table-cell office:value-type="float" office:value="0.0612095012896502" calcext:value-type="float">
            <text:p>0.06120950128965</text:p>
          </table:table-cell>
          <table:table-cell office:value-type="float" office:value="0.0393435886294405" calcext:value-type="float">
            <text:p>0.0393435886294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32730410238" calcext:value-type="float">
            <text:p>0.48432730410238</text:p>
          </table:table-cell>
          <table:table-cell office:value-type="float" office:value="1.31335799616129" calcext:value-type="float">
            <text:p>1.31335799616129</text:p>
          </table:table-cell>
          <table:table-cell office:value-type="float" office:value="0.494387559708729" calcext:value-type="float">
            <text:p>0.494387559708729</text:p>
          </table:table-cell>
          <table:table-cell office:value-type="float" office:value="0.0849909721016969" calcext:value-type="float">
            <text:p>0.084990972101697</text:p>
          </table:table-cell>
          <table:table-cell office:value-type="float" office:value="0.0517418314404491" calcext:value-type="float">
            <text:p>0.051741831440449</text:p>
          </table:table-cell>
          <table:table-cell office:value-type="float" office:value="0.0253508935694283" calcext:value-type="float">
            <text:p>0.0253508935694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443204824089" calcext:value-type="float">
            <text:p>0.509443204824089</text:p>
          </table:table-cell>
          <table:table-cell office:value-type="float" office:value="1.28863203059796" calcext:value-type="float">
            <text:p>1.28863203059796</text:p>
          </table:table-cell>
          <table:table-cell office:value-type="float" office:value="0.502099620715504" calcext:value-type="float">
            <text:p>0.502099620715504</text:p>
          </table:table-cell>
          <table:table-cell office:value-type="float" office:value="0.095590607837042" calcext:value-type="float">
            <text:p>0.095590607837042</text:p>
          </table:table-cell>
          <table:table-cell office:value-type="float" office:value="0.0711733380751889" calcext:value-type="float">
            <text:p>0.071173338075189</text:p>
          </table:table-cell>
          <table:table-cell office:value-type="float" office:value="0.0373164205027171" calcext:value-type="float">
            <text:p>0.0373164205027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857720794266" calcext:value-type="float">
            <text:p>0.476857720794266</text:p>
          </table:table-cell>
          <table:table-cell office:value-type="float" office:value="1.38064694007256" calcext:value-type="float">
            <text:p>1.38064694007256</text:p>
          </table:table-cell>
          <table:table-cell office:value-type="float" office:value="0.471808248197355" calcext:value-type="float">
            <text:p>0.471808248197355</text:p>
          </table:table-cell>
          <table:table-cell office:value-type="float" office:value="0.0823383978525116" calcext:value-type="float">
            <text:p>0.082338397852512</text:p>
          </table:table-cell>
          <table:table-cell office:value-type="float" office:value="0.0516338831880035" calcext:value-type="float">
            <text:p>0.051633883188004</text:p>
          </table:table-cell>
          <table:table-cell office:value-type="float" office:value="0.0191350783267876" calcext:value-type="float">
            <text:p>0.019135078326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8857610523337" calcext:value-type="float">
            <text:p>0.468857610523337</text:p>
          </table:table-cell>
          <table:table-cell office:value-type="float" office:value="1.37299231432857" calcext:value-type="float">
            <text:p>1.37299231432857</text:p>
          </table:table-cell>
          <table:table-cell office:value-type="float" office:value="0.489344991813911" calcext:value-type="float">
            <text:p>0.489344991813911</text:p>
          </table:table-cell>
          <table:table-cell office:value-type="float" office:value="0.0912308613198539" calcext:value-type="float">
            <text:p>0.091230861319854</text:p>
          </table:table-cell>
          <table:table-cell office:value-type="float" office:value="0.0675944172670366" calcext:value-type="float">
            <text:p>0.067594417267037</text:p>
          </table:table-cell>
          <table:table-cell office:value-type="float" office:value="0.0347372067433246" calcext:value-type="float">
            <text:p>0.0347372067433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230408144306" calcext:value-type="float">
            <text:p>0.460230408144306</text:p>
          </table:table-cell>
          <table:table-cell office:value-type="float" office:value="1.32683434086583" calcext:value-type="float">
            <text:p>1.32683434086583</text:p>
          </table:table-cell>
          <table:table-cell office:value-type="float" office:value="0.571597631854043" calcext:value-type="float">
            <text:p>0.571597631854043</text:p>
          </table:table-cell>
          <table:table-cell office:value-type="float" office:value="0.0787502970772763" calcext:value-type="float">
            <text:p>0.078750297077276</text:p>
          </table:table-cell>
          <table:table-cell office:value-type="float" office:value="0.0751743520519285" calcext:value-type="float">
            <text:p>0.075174352051929</text:p>
          </table:table-cell>
          <table:table-cell office:value-type="float" office:value="0.0319191623627059" calcext:value-type="float">
            <text:p>0.031919162362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981190108663" calcext:value-type="float">
            <text:p>0.469981190108663</text:p>
          </table:table-cell>
          <table:table-cell office:value-type="float" office:value="1.31271610658306" calcext:value-type="float">
            <text:p>1.31271610658306</text:p>
          </table:table-cell>
          <table:table-cell office:value-type="float" office:value="0.503915554048491" calcext:value-type="float">
            <text:p>0.503915554048491</text:p>
          </table:table-cell>
          <table:table-cell office:value-type="float" office:value="0.0921878426332974" calcext:value-type="float">
            <text:p>0.092187842633297</text:p>
          </table:table-cell>
          <table:table-cell office:value-type="float" office:value="0.0718903775486377" calcext:value-type="float">
            <text:p>0.071890377548638</text:p>
          </table:table-cell>
          <table:table-cell office:value-type="float" office:value="0.0325497680571152" calcext:value-type="float">
            <text:p>0.0325497680571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0710471659707" calcext:value-type="float">
            <text:p>0.500710471659707</text:p>
          </table:table-cell>
          <table:table-cell office:value-type="float" office:value="1.30310203787555" calcext:value-type="float">
            <text:p>1.30310203787555</text:p>
          </table:table-cell>
          <table:table-cell office:value-type="float" office:value="0.474219187807353" calcext:value-type="float">
            <text:p>0.474219187807353</text:p>
          </table:table-cell>
          <table:table-cell office:value-type="float" office:value="0.0789899010350027" calcext:value-type="float">
            <text:p>0.078989901035003</text:p>
          </table:table-cell>
          <table:table-cell office:value-type="float" office:value="0.0704906866700347" calcext:value-type="float">
            <text:p>0.070490686670035</text:p>
          </table:table-cell>
          <table:table-cell office:value-type="float" office:value="0.0328513625662781" calcext:value-type="float">
            <text:p>0.032851362566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860594675474" calcext:value-type="float">
            <text:p>0.503860594675474</text:p>
          </table:table-cell>
          <table:table-cell office:value-type="float" office:value="1.31330325690679" calcext:value-type="float">
            <text:p>1.31330325690679</text:p>
          </table:table-cell>
          <table:table-cell office:value-type="float" office:value="0.462825201258581" calcext:value-type="float">
            <text:p>0.462825201258581</text:p>
          </table:table-cell>
          <table:table-cell office:value-type="float" office:value="0.0954811838507201" calcext:value-type="float">
            <text:p>0.09548118385072</text:p>
          </table:table-cell>
          <table:table-cell office:value-type="float" office:value="0.0727570675290605" calcext:value-type="float">
            <text:p>0.072757067529061</text:p>
          </table:table-cell>
          <table:table-cell office:value-type="float" office:value="0.0371633890319171" calcext:value-type="float">
            <text:p>0.0371633890319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4085626953483" calcext:value-type="float">
            <text:p>0.394085626953483</text:p>
          </table:table-cell>
          <table:table-cell office:value-type="float" office:value="1.36670581986396" calcext:value-type="float">
            <text:p>1.36670581986396</text:p>
          </table:table-cell>
          <table:table-cell office:value-type="float" office:value="0.509117632781595" calcext:value-type="float">
            <text:p>0.509117632781595</text:p>
          </table:table-cell>
          <table:table-cell office:value-type="float" office:value="0.0927804307333779" calcext:value-type="float">
            <text:p>0.092780430733378</text:p>
          </table:table-cell>
          <table:table-cell office:value-type="float" office:value="0.0823561130067887" calcext:value-type="float">
            <text:p>0.082356113006789</text:p>
          </table:table-cell>
          <table:table-cell office:value-type="float" office:value="0.0428376668807795" calcext:value-type="float">
            <text:p>0.042837666880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6835479196977" calcext:value-type="float">
            <text:p>0.306835479196977</text:p>
          </table:table-cell>
          <table:table-cell office:value-type="float" office:value="1.44187238746567" calcext:value-type="float">
            <text:p>1.44187238746567</text:p>
          </table:table-cell>
          <table:table-cell office:value-type="float" office:value="0.525441226332088" calcext:value-type="float">
            <text:p>0.525441226332088</text:p>
          </table:table-cell>
          <table:table-cell office:value-type="float" office:value="0.108673544474864" calcext:value-type="float">
            <text:p>0.108673544474864</text:p>
          </table:table-cell>
          <table:table-cell office:value-type="float" office:value="0.0786480699287217" calcext:value-type="float">
            <text:p>0.078648069928722</text:p>
          </table:table-cell>
          <table:table-cell office:value-type="float" office:value="0.0378096919395634" calcext:value-type="float">
            <text:p>0.0378096919395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972932774246" calcext:value-type="float">
            <text:p>0.676972932774246</text:p>
          </table:table-cell>
          <table:table-cell office:value-type="float" office:value="1.18577431822713" calcext:value-type="float">
            <text:p>1.18577431822713</text:p>
          </table:table-cell>
          <table:table-cell office:value-type="float" office:value="0.504966865770897" calcext:value-type="float">
            <text:p>0.504966865770897</text:p>
          </table:table-cell>
          <table:table-cell office:value-type="float" office:value="0.0873798846111506" calcext:value-type="float">
            <text:p>0.087379884611151</text:p>
          </table:table-cell>
          <table:table-cell office:value-type="float" office:value="0.0630436975333376" calcext:value-type="float">
            <text:p>0.063043697533338</text:p>
          </table:table-cell>
          <table:table-cell office:value-type="float" office:value="0.0328489449763941" calcext:value-type="float">
            <text:p>0.0328489449763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6205831019361" calcext:value-type="float">
            <text:p>0.706205831019361</text:p>
          </table:table-cell>
          <table:table-cell office:value-type="float" office:value="1.15659899652544" calcext:value-type="float">
            <text:p>1.15659899652544</text:p>
          </table:table-cell>
          <table:table-cell office:value-type="float" office:value="0.531191232258893" calcext:value-type="float">
            <text:p>0.531191232258893</text:p>
          </table:table-cell>
          <table:table-cell office:value-type="float" office:value="0.0925882343630307" calcext:value-type="float">
            <text:p>0.092588234363031</text:p>
          </table:table-cell>
          <table:table-cell office:value-type="float" office:value="0.0673883750179587" calcext:value-type="float">
            <text:p>0.067388375017959</text:p>
          </table:table-cell>
          <table:table-cell office:value-type="float" office:value="0.0444844438207625" calcext:value-type="float">
            <text:p>0.04448444382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3484758171827" calcext:value-type="float">
            <text:p>0.473484758171827</text:p>
          </table:table-cell>
          <table:table-cell office:value-type="float" office:value="1.2958377700427" calcext:value-type="float">
            <text:p>1.2958377700427</text:p>
          </table:table-cell>
          <table:table-cell office:value-type="float" office:value="0.512407117480563" calcext:value-type="float">
            <text:p>0.512407117480563</text:p>
          </table:table-cell>
          <table:table-cell office:value-type="float" office:value="0.0846165987806833" calcext:value-type="float">
            <text:p>0.084616598780683</text:p>
          </table:table-cell>
          <table:table-cell office:value-type="float" office:value="0.056244337686294" calcext:value-type="float">
            <text:p>0.056244337686294</text:p>
          </table:table-cell>
          <table:table-cell office:value-type="float" office:value="0.0385971456638709" calcext:value-type="float">
            <text:p>0.038597145663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233117655056" calcext:value-type="float">
            <text:p>0.430233117655056</text:p>
          </table:table-cell>
          <table:table-cell office:value-type="float" office:value="1.3342400197557" calcext:value-type="float">
            <text:p>1.3342400197557</text:p>
          </table:table-cell>
          <table:table-cell office:value-type="float" office:value="0.55453593095536" calcext:value-type="float">
            <text:p>0.55453593095536</text:p>
          </table:table-cell>
          <table:table-cell office:value-type="float" office:value="0.104785555394122" calcext:value-type="float">
            <text:p>0.104785555394122</text:p>
          </table:table-cell>
          <table:table-cell office:value-type="float" office:value="0.0730003476049333" calcext:value-type="float">
            <text:p>0.073000347604933</text:p>
          </table:table-cell>
          <table:table-cell office:value-type="float" office:value="0.0460596294434673" calcext:value-type="float">
            <text:p>0.0460596294434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206462092621" calcext:value-type="float">
            <text:p>0.417206462092621</text:p>
          </table:table-cell>
          <table:table-cell office:value-type="float" office:value="1.36812541335982" calcext:value-type="float">
            <text:p>1.36812541335982</text:p>
          </table:table-cell>
          <table:table-cell office:value-type="float" office:value="0.546619488546" calcext:value-type="float">
            <text:p>0.546619488546</text:p>
          </table:table-cell>
          <table:table-cell office:value-type="float" office:value="0.0892168850345205" calcext:value-type="float">
            <text:p>0.089216885034521</text:p>
          </table:table-cell>
          <table:table-cell office:value-type="float" office:value="0.0592896788982423" calcext:value-type="float">
            <text:p>0.059289678898242</text:p>
          </table:table-cell>
          <table:table-cell office:value-type="float" office:value="0.0383156032815003" calcext:value-type="float">
            <text:p>0.03831560328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143921755417" calcext:value-type="float">
            <text:p>0.463143921755417</text:p>
          </table:table-cell>
          <table:table-cell office:value-type="float" office:value="1.32435718987496" calcext:value-type="float">
            <text:p>1.32435718987496</text:p>
          </table:table-cell>
          <table:table-cell office:value-type="float" office:value="0.5148251468346" calcext:value-type="float">
            <text:p>0.5148251468346</text:p>
          </table:table-cell>
          <table:table-cell office:value-type="float" office:value="0.080563752760447" calcext:value-type="float">
            <text:p>0.080563752760447</text:p>
          </table:table-cell>
          <table:table-cell office:value-type="float" office:value="0.0623997952906403" calcext:value-type="float">
            <text:p>0.06239979529064</text:p>
          </table:table-cell>
          <table:table-cell office:value-type="float" office:value="0.0335657198605313" calcext:value-type="float">
            <text:p>0.0335657198605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1300327463609" calcext:value-type="float">
            <text:p>0.301300327463609</text:p>
          </table:table-cell>
          <table:table-cell office:value-type="float" office:value="1.47663873350435" calcext:value-type="float">
            <text:p>1.47663873350435</text:p>
          </table:table-cell>
          <table:table-cell office:value-type="float" office:value="0.496669667986273" calcext:value-type="float">
            <text:p>0.496669667986273</text:p>
          </table:table-cell>
          <table:table-cell office:value-type="float" office:value="0.0858543003631817" calcext:value-type="float">
            <text:p>0.085854300363182</text:p>
          </table:table-cell>
          <table:table-cell office:value-type="float" office:value="0.0510062373850012" calcext:value-type="float">
            <text:p>0.051006237385001</text:p>
          </table:table-cell>
          <table:table-cell office:value-type="float" office:value="0.0404885062883282" calcext:value-type="float">
            <text:p>0.04048850628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074084637147" calcext:value-type="float">
            <text:p>0.33074084637147</text:p>
          </table:table-cell>
          <table:table-cell office:value-type="float" office:value="1.44536410773307" calcext:value-type="float">
            <text:p>1.44536410773307</text:p>
          </table:table-cell>
          <table:table-cell office:value-type="float" office:value="0.47690086944397" calcext:value-type="float">
            <text:p>0.47690086944397</text:p>
          </table:table-cell>
          <table:table-cell office:value-type="float" office:value="0.0759306366082692" calcext:value-type="float">
            <text:p>0.075930636608269</text:p>
          </table:table-cell>
          <table:table-cell office:value-type="float" office:value="0.0552054269089219" calcext:value-type="float">
            <text:p>0.055205426908922</text:p>
          </table:table-cell>
          <table:table-cell office:value-type="float" office:value="0.0395610531588278" calcext:value-type="float">
            <text:p>0.03956105315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388782030178" calcext:value-type="float">
            <text:p>0.627388782030178</text:p>
          </table:table-cell>
          <table:table-cell office:value-type="float" office:value="1.19106663843097" calcext:value-type="float">
            <text:p>1.19106663843097</text:p>
          </table:table-cell>
          <table:table-cell office:value-type="float" office:value="0.562116341286004" calcext:value-type="float">
            <text:p>0.562116341286004</text:p>
          </table:table-cell>
          <table:table-cell office:value-type="float" office:value="0.0854940146014186" calcext:value-type="float">
            <text:p>0.085494014601419</text:p>
          </table:table-cell>
          <table:table-cell office:value-type="float" office:value="0.0701073581928701" calcext:value-type="float">
            <text:p>0.07010735819287</text:p>
          </table:table-cell>
          <table:table-cell office:value-type="float" office:value="0.0243630228639359" calcext:value-type="float">
            <text:p>0.024363022863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2162119615292" calcext:value-type="float">
            <text:p>0.592162119615292</text:p>
          </table:table-cell>
          <table:table-cell office:value-type="float" office:value="1.22786664146229" calcext:value-type="float">
            <text:p>1.22786664146229</text:p>
          </table:table-cell>
          <table:table-cell office:value-type="float" office:value="0.54004071176789" calcext:value-type="float">
            <text:p>0.54004071176789</text:p>
          </table:table-cell>
          <table:table-cell office:value-type="float" office:value="0.111178196815143" calcext:value-type="float">
            <text:p>0.111178196815143</text:p>
          </table:table-cell>
          <table:table-cell office:value-type="float" office:value="0.08041075979671" calcext:value-type="float">
            <text:p>0.08041075979671</text:p>
          </table:table-cell>
          <table:table-cell office:value-type="float" office:value="0.0377663635791113" calcext:value-type="float">
            <text:p>0.0377663635791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572177087774" calcext:value-type="float">
            <text:p>0.535572177087774</text:p>
          </table:table-cell>
          <table:table-cell office:value-type="float" office:value="1.31171996999501" calcext:value-type="float">
            <text:p>1.31171996999501</text:p>
          </table:table-cell>
          <table:table-cell office:value-type="float" office:value="0.492879405141546" calcext:value-type="float">
            <text:p>0.492879405141546</text:p>
          </table:table-cell>
          <table:table-cell office:value-type="float" office:value="0.0749730632235558" calcext:value-type="float">
            <text:p>0.074973063223556</text:p>
          </table:table-cell>
          <table:table-cell office:value-type="float" office:value="0.0649754847972119" calcext:value-type="float">
            <text:p>0.064975484797212</text:p>
          </table:table-cell>
          <table:table-cell office:value-type="float" office:value="0.0266047571652567" calcext:value-type="float">
            <text:p>0.026604757165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9992187239857" calcext:value-type="float">
            <text:p>0.499992187239857</text:p>
          </table:table-cell>
          <table:table-cell office:value-type="float" office:value="1.32971206634455" calcext:value-type="float">
            <text:p>1.32971206634455</text:p>
          </table:table-cell>
          <table:table-cell office:value-type="float" office:value="0.50527806313296" calcext:value-type="float">
            <text:p>0.50527806313296</text:p>
          </table:table-cell>
          <table:table-cell office:value-type="float" office:value="0.0985906013146808" calcext:value-type="float">
            <text:p>0.098590601314681</text:p>
          </table:table-cell>
          <table:table-cell office:value-type="float" office:value="0.0711220452863824" calcext:value-type="float">
            <text:p>0.071122045286382</text:p>
          </table:table-cell>
          <table:table-cell office:value-type="float" office:value="0.0356513817179326" calcext:value-type="float">
            <text:p>0.0356513817179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5587642024866" calcext:value-type="float">
            <text:p>0.695587642024866</text:p>
          </table:table-cell>
          <table:table-cell office:value-type="float" office:value="1.15239328724702" calcext:value-type="float">
            <text:p>1.15239328724702</text:p>
          </table:table-cell>
          <table:table-cell office:value-type="float" office:value="0.500950844116419" calcext:value-type="float">
            <text:p>0.500950844116419</text:p>
          </table:table-cell>
          <table:table-cell office:value-type="float" office:value="0.0893671848300709" calcext:value-type="float">
            <text:p>0.089367184830071</text:p>
          </table:table-cell>
          <table:table-cell office:value-type="float" office:value="0.0589539408557974" calcext:value-type="float">
            <text:p>0.058953940855797</text:p>
          </table:table-cell>
          <table:table-cell office:value-type="float" office:value="0.0331692589097508" calcext:value-type="float">
            <text:p>0.03316925890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5300423133327" calcext:value-type="float">
            <text:p>0.755300423133327</text:p>
          </table:table-cell>
          <table:table-cell office:value-type="float" office:value="1.11574673436" calcext:value-type="float">
            <text:p>1.11574673436</text:p>
          </table:table-cell>
          <table:table-cell office:value-type="float" office:value="0.513721589405878" calcext:value-type="float">
            <text:p>0.513721589405878</text:p>
          </table:table-cell>
          <table:table-cell office:value-type="float" office:value="0.0898761864825969" calcext:value-type="float">
            <text:p>0.089876186482597</text:p>
          </table:table-cell>
          <table:table-cell office:value-type="float" office:value="0.066531463656437" calcext:value-type="float">
            <text:p>0.066531463656437</text:p>
          </table:table-cell>
          <table:table-cell office:value-type="float" office:value="0.0454272796435622" calcext:value-type="float">
            <text:p>0.04542727964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089485994518" calcext:value-type="float">
            <text:p>0.600089485994518</text:p>
          </table:table-cell>
          <table:table-cell office:value-type="float" office:value="1.24175263485251" calcext:value-type="float">
            <text:p>1.24175263485251</text:p>
          </table:table-cell>
          <table:table-cell office:value-type="float" office:value="0.481695752751169" calcext:value-type="float">
            <text:p>0.481695752751169</text:p>
          </table:table-cell>
          <table:table-cell office:value-type="float" office:value="0.0870440610481558" calcext:value-type="float">
            <text:p>0.087044061048156</text:p>
          </table:table-cell>
          <table:table-cell office:value-type="float" office:value="0.0648476176415924" calcext:value-type="float">
            <text:p>0.064847617641592</text:p>
          </table:table-cell>
          <table:table-cell office:value-type="float" office:value="0.0324416903930502" calcext:value-type="float">
            <text:p>0.03244169039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074680873086" calcext:value-type="float">
            <text:p>0.524074680873086</text:p>
          </table:table-cell>
          <table:table-cell office:value-type="float" office:value="1.30320677878081" calcext:value-type="float">
            <text:p>1.30320677878081</text:p>
          </table:table-cell>
          <table:table-cell office:value-type="float" office:value="0.499497695475419" calcext:value-type="float">
            <text:p>0.499497695475419</text:p>
          </table:table-cell>
          <table:table-cell office:value-type="float" office:value="0.0980996165366136" calcext:value-type="float">
            <text:p>0.098099616536614</text:p>
          </table:table-cell>
          <table:table-cell office:value-type="float" office:value="0.0716139203384144" calcext:value-type="float">
            <text:p>0.071613920338414</text:p>
          </table:table-cell>
          <table:table-cell office:value-type="float" office:value="0.0393968875907551" calcext:value-type="float">
            <text:p>0.039396887590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850260185936" calcext:value-type="float">
            <text:p>0.540850260185936</text:p>
          </table:table-cell>
          <table:table-cell office:value-type="float" office:value="1.34007569171286" calcext:value-type="float">
            <text:p>1.34007569171286</text:p>
          </table:table-cell>
          <table:table-cell office:value-type="float" office:value="0.446472282584135" calcext:value-type="float">
            <text:p>0.446472282584135</text:p>
          </table:table-cell>
          <table:table-cell office:value-type="float" office:value="0.0743531752587719" calcext:value-type="float">
            <text:p>0.074353175258772</text:p>
          </table:table-cell>
          <table:table-cell office:value-type="float" office:value="0.0531944348076637" calcext:value-type="float">
            <text:p>0.053194434807664</text:p>
          </table:table-cell>
          <table:table-cell office:value-type="float" office:value="0.028150428240497" calcext:value-type="float">
            <text:p>0.02815042824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069002676119" calcext:value-type="float">
            <text:p>0.495069002676119</text:p>
          </table:table-cell>
          <table:table-cell office:value-type="float" office:value="1.35916771340175" calcext:value-type="float">
            <text:p>1.35916771340175</text:p>
          </table:table-cell>
          <table:table-cell office:value-type="float" office:value="0.445447736499582" calcext:value-type="float">
            <text:p>0.445447736499582</text:p>
          </table:table-cell>
          <table:table-cell office:value-type="float" office:value="0.104924145253492" calcext:value-type="float">
            <text:p>0.104924145253492</text:p>
          </table:table-cell>
          <table:table-cell office:value-type="float" office:value="0.0789889515950548" calcext:value-type="float">
            <text:p>0.078988951595055</text:p>
          </table:table-cell>
          <table:table-cell office:value-type="float" office:value="0.0416301309693432" calcext:value-type="float">
            <text:p>0.0416301309693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828802727513" calcext:value-type="float">
            <text:p>0.524828802727513</text:p>
          </table:table-cell>
          <table:table-cell office:value-type="float" office:value="1.26515133844086" calcext:value-type="float">
            <text:p>1.26515133844086</text:p>
          </table:table-cell>
          <table:table-cell office:value-type="float" office:value="0.561616058600175" calcext:value-type="float">
            <text:p>0.561616058600175</text:p>
          </table:table-cell>
          <table:table-cell office:value-type="float" office:value="0.100171171646208" calcext:value-type="float">
            <text:p>0.100171171646208</text:p>
          </table:table-cell>
          <table:table-cell office:value-type="float" office:value="0.0619856332587158" calcext:value-type="float">
            <text:p>0.061985633258716</text:p>
          </table:table-cell>
          <table:table-cell office:value-type="float" office:value="0.0371763420689481" calcext:value-type="float">
            <text:p>0.037176342068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616751716371" calcext:value-type="float">
            <text:p>0.579616751716371</text:p>
          </table:table-cell>
          <table:table-cell office:value-type="float" office:value="1.21749410531048" calcext:value-type="float">
            <text:p>1.21749410531048</text:p>
          </table:table-cell>
          <table:table-cell office:value-type="float" office:value="0.562549066500491" calcext:value-type="float">
            <text:p>0.562549066500491</text:p>
          </table:table-cell>
          <table:table-cell office:value-type="float" office:value="0.0961251941688234" calcext:value-type="float">
            <text:p>0.096125194168823</text:p>
          </table:table-cell>
          <table:table-cell office:value-type="float" office:value="0.0717732916116412" calcext:value-type="float">
            <text:p>0.071773291611641</text:p>
          </table:table-cell>
          <table:table-cell office:value-type="float" office:value="0.0425120987926984" calcext:value-type="float">
            <text:p>0.0425120987926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9090737674757" calcext:value-type="float">
            <text:p>0.619090737674757</text:p>
          </table:table-cell>
          <table:table-cell office:value-type="float" office:value="1.23186627117797" calcext:value-type="float">
            <text:p>1.23186627117797</text:p>
          </table:table-cell>
          <table:table-cell office:value-type="float" office:value="0.461358753858778" calcext:value-type="float">
            <text:p>0.461358753858778</text:p>
          </table:table-cell>
          <table:table-cell office:value-type="float" office:value="0.0826583089418173" calcext:value-type="float">
            <text:p>0.082658308941817</text:p>
          </table:table-cell>
          <table:table-cell office:value-type="float" office:value="0.0499853185316454" calcext:value-type="float">
            <text:p>0.049985318531645</text:p>
          </table:table-cell>
          <table:table-cell office:value-type="float" office:value="0.0277955700785198" calcext:value-type="float">
            <text:p>0.027795570078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3365849936622" calcext:value-type="float">
            <text:p>0.663365849936622</text:p>
          </table:table-cell>
          <table:table-cell office:value-type="float" office:value="1.1992504243183" calcext:value-type="float">
            <text:p>1.1992504243183</text:p>
          </table:table-cell>
          <table:table-cell office:value-type="float" office:value="0.446111542013297" calcext:value-type="float">
            <text:p>0.446111542013297</text:p>
          </table:table-cell>
          <table:table-cell office:value-type="float" office:value="0.0913071514513363" calcext:value-type="float">
            <text:p>0.091307151451336</text:p>
          </table:table-cell>
          <table:table-cell office:value-type="float" office:value="0.0668825043773004" calcext:value-type="float">
            <text:p>0.0668825043773</text:p>
          </table:table-cell>
          <table:table-cell office:value-type="float" office:value="0.033673896746602" calcext:value-type="float">
            <text:p>0.033673896746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51640711236" calcext:value-type="float">
            <text:p>0.47651640711236</text:p>
          </table:table-cell>
          <table:table-cell office:value-type="float" office:value="1.26008499413336" calcext:value-type="float">
            <text:p>1.26008499413336</text:p>
          </table:table-cell>
          <table:table-cell office:value-type="float" office:value="0.516994361820269" calcext:value-type="float">
            <text:p>0.516994361820269</text:p>
          </table:table-cell>
          <table:table-cell office:value-type="float" office:value="0.0774650905715628" calcext:value-type="float">
            <text:p>0.077465090571563</text:p>
          </table:table-cell>
          <table:table-cell office:value-type="float" office:value="0.0586180364700672" calcext:value-type="float">
            <text:p>0.058618036470067</text:p>
          </table:table-cell>
          <table:table-cell office:value-type="float" office:value="0.0361458439363423" calcext:value-type="float">
            <text:p>0.036145843936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145715686354" calcext:value-type="float">
            <text:p>0.501145715686354</text:p>
          </table:table-cell>
          <table:table-cell office:value-type="float" office:value="1.24046628768376" calcext:value-type="float">
            <text:p>1.24046628768376</text:p>
          </table:table-cell>
          <table:table-cell office:value-type="float" office:value="0.467031702529123" calcext:value-type="float">
            <text:p>0.467031702529123</text:p>
          </table:table-cell>
          <table:table-cell office:value-type="float" office:value="0.0797866528218458" calcext:value-type="float">
            <text:p>0.079786652821846</text:p>
          </table:table-cell>
          <table:table-cell office:value-type="float" office:value="0.061736477931581" calcext:value-type="float">
            <text:p>0.061736477931581</text:p>
          </table:table-cell>
          <table:table-cell office:value-type="float" office:value="0.0325759663164102" calcext:value-type="float">
            <text:p>0.032575966316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001660363894" calcext:value-type="float">
            <text:p>0.623001660363894</text:p>
          </table:table-cell>
          <table:table-cell office:value-type="float" office:value="1.24720492164713" calcext:value-type="float">
            <text:p>1.24720492164713</text:p>
          </table:table-cell>
          <table:table-cell office:value-type="float" office:value="0.561398163244542" calcext:value-type="float">
            <text:p>0.561398163244542</text:p>
          </table:table-cell>
          <table:table-cell office:value-type="float" office:value="0.0847556763732932" calcext:value-type="float">
            <text:p>0.084755676373293</text:p>
          </table:table-cell>
          <table:table-cell office:value-type="float" office:value="0.0734309784547291" calcext:value-type="float">
            <text:p>0.073430978454729</text:p>
          </table:table-cell>
          <table:table-cell office:value-type="float" office:value="0.0311177635068383" calcext:value-type="float">
            <text:p>0.031117763506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0577125365098" calcext:value-type="float">
            <text:p>0.580577125365098</text:p>
          </table:table-cell>
          <table:table-cell office:value-type="float" office:value="1.25090509120079" calcext:value-type="float">
            <text:p>1.25090509120079</text:p>
          </table:table-cell>
          <table:table-cell office:value-type="float" office:value="0.633221642525773" calcext:value-type="float">
            <text:p>0.633221642525773</text:p>
          </table:table-cell>
          <table:table-cell office:value-type="float" office:value="0.14401608173978" calcext:value-type="float">
            <text:p>0.14401608173978</text:p>
          </table:table-cell>
          <table:table-cell office:value-type="float" office:value="0.0968591376658431" calcext:value-type="float">
            <text:p>0.096859137665843</text:p>
          </table:table-cell>
          <table:table-cell office:value-type="float" office:value="0.107682115741475" calcext:value-type="float">
            <text:p>0.1076821157414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733262022879" calcext:value-type="float">
            <text:p>0.600733262022879</text:p>
          </table:table-cell>
          <table:table-cell office:value-type="float" office:value="1.23269461822576" calcext:value-type="float">
            <text:p>1.23269461822576</text:p>
          </table:table-cell>
          <table:table-cell office:value-type="float" office:value="0.524680792267752" calcext:value-type="float">
            <text:p>0.524680792267752</text:p>
          </table:table-cell>
          <table:table-cell office:value-type="float" office:value="0.0887138112882687" calcext:value-type="float">
            <text:p>0.088713811288269</text:p>
          </table:table-cell>
          <table:table-cell office:value-type="float" office:value="0.0491150376887015" calcext:value-type="float">
            <text:p>0.049115037688702</text:p>
          </table:table-cell>
          <table:table-cell office:value-type="float" office:value="0.046441616609899" calcext:value-type="float">
            <text:p>0.0464416166098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7813288425652" calcext:value-type="float">
            <text:p>0.647813288425652</text:p>
          </table:table-cell>
          <table:table-cell office:value-type="float" office:value="1.19355734787193" calcext:value-type="float">
            <text:p>1.19355734787193</text:p>
          </table:table-cell>
          <table:table-cell office:value-type="float" office:value="0.470110891607508" calcext:value-type="float">
            <text:p>0.470110891607508</text:p>
          </table:table-cell>
          <table:table-cell office:value-type="float" office:value="0.0801844049601774" calcext:value-type="float">
            <text:p>0.080184404960177</text:p>
          </table:table-cell>
          <table:table-cell office:value-type="float" office:value="0.0586994226084207" calcext:value-type="float">
            <text:p>0.058699422608421</text:p>
          </table:table-cell>
          <table:table-cell office:value-type="float" office:value="0.0318408091287943" calcext:value-type="float">
            <text:p>0.0318408091287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6548363001587" calcext:value-type="float">
            <text:p>0.516548363001587</text:p>
          </table:table-cell>
          <table:table-cell office:value-type="float" office:value="1.30564508917232" calcext:value-type="float">
            <text:p>1.30564508917232</text:p>
          </table:table-cell>
          <table:table-cell office:value-type="float" office:value="0.506513718225478" calcext:value-type="float">
            <text:p>0.506513718225478</text:p>
          </table:table-cell>
          <table:table-cell office:value-type="float" office:value="0.0801968042653949" calcext:value-type="float">
            <text:p>0.080196804265395</text:p>
          </table:table-cell>
          <table:table-cell office:value-type="float" office:value="0.0647833551227377" calcext:value-type="float">
            <text:p>0.064783355122738</text:p>
          </table:table-cell>
          <table:table-cell office:value-type="float" office:value="0.0363661385261075" calcext:value-type="float">
            <text:p>0.036366138526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687941352365" calcext:value-type="float">
            <text:p>0.463687941352365</text:p>
          </table:table-cell>
          <table:table-cell office:value-type="float" office:value="1.32530528178447" calcext:value-type="float">
            <text:p>1.32530528178447</text:p>
          </table:table-cell>
          <table:table-cell office:value-type="float" office:value="0.508022170660565" calcext:value-type="float">
            <text:p>0.508022170660565</text:p>
          </table:table-cell>
          <table:table-cell office:value-type="float" office:value="0.104149449816385" calcext:value-type="float">
            <text:p>0.104149449816385</text:p>
          </table:table-cell>
          <table:table-cell office:value-type="float" office:value="0.0782935635435539" calcext:value-type="float">
            <text:p>0.078293563543554</text:p>
          </table:table-cell>
          <table:table-cell office:value-type="float" office:value="0.0429950760603669" calcext:value-type="float">
            <text:p>0.042995076060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782289497778" calcext:value-type="float">
            <text:p>0.452782289497778</text:p>
          </table:table-cell>
          <table:table-cell office:value-type="float" office:value="1.33483668812152" calcext:value-type="float">
            <text:p>1.33483668812152</text:p>
          </table:table-cell>
          <table:table-cell office:value-type="float" office:value="0.499406233708547" calcext:value-type="float">
            <text:p>0.499406233708547</text:p>
          </table:table-cell>
          <table:table-cell office:value-type="float" office:value="0.08480752291143" calcext:value-type="float">
            <text:p>0.08480752291143</text:p>
          </table:table-cell>
          <table:table-cell office:value-type="float" office:value="0.069371440137244" calcext:value-type="float">
            <text:p>0.069371440137244</text:p>
          </table:table-cell>
          <table:table-cell office:value-type="float" office:value="0.0269564332096147" calcext:value-type="float">
            <text:p>0.026956433209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744139009845" calcext:value-type="float">
            <text:p>0.419744139009845</text:p>
          </table:table-cell>
          <table:table-cell office:value-type="float" office:value="1.36738011746393" calcext:value-type="float">
            <text:p>1.36738011746393</text:p>
          </table:table-cell>
          <table:table-cell office:value-type="float" office:value="0.482295838657452" calcext:value-type="float">
            <text:p>0.482295838657452</text:p>
          </table:table-cell>
          <table:table-cell office:value-type="float" office:value="0.118110752992806" calcext:value-type="float">
            <text:p>0.118110752992806</text:p>
          </table:table-cell>
          <table:table-cell office:value-type="float" office:value="0.0843498788233549" calcext:value-type="float">
            <text:p>0.084349878823355</text:p>
          </table:table-cell>
          <table:table-cell office:value-type="float" office:value="0.0464852014289944" calcext:value-type="float">
            <text:p>0.046485201428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43208932975" calcext:value-type="float">
            <text:p>0.6043208932975</text:p>
          </table:table-cell>
          <table:table-cell office:value-type="float" office:value="1.2274199413991" calcext:value-type="float">
            <text:p>1.2274199413991</text:p>
          </table:table-cell>
          <table:table-cell office:value-type="float" office:value="0.495309210648989" calcext:value-type="float">
            <text:p>0.495309210648989</text:p>
          </table:table-cell>
          <table:table-cell office:value-type="float" office:value="0.0802178702634745" calcext:value-type="float">
            <text:p>0.080217870263475</text:p>
          </table:table-cell>
          <table:table-cell office:value-type="float" office:value="0.0623111391034897" calcext:value-type="float">
            <text:p>0.06231113910349</text:p>
          </table:table-cell>
          <table:table-cell office:value-type="float" office:value="0.0477303791083782" calcext:value-type="float">
            <text:p>0.0477303791083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899235004559" calcext:value-type="float">
            <text:p>0.525899235004559</text:p>
          </table:table-cell>
          <table:table-cell office:value-type="float" office:value="1.27551791408407" calcext:value-type="float">
            <text:p>1.27551791408407</text:p>
          </table:table-cell>
          <table:table-cell office:value-type="float" office:value="0.478036769913094" calcext:value-type="float">
            <text:p>0.478036769913094</text:p>
          </table:table-cell>
          <table:table-cell office:value-type="float" office:value="0.100606919961804" calcext:value-type="float">
            <text:p>0.100606919961804</text:p>
          </table:table-cell>
          <table:table-cell office:value-type="float" office:value="0.0728851636205481" calcext:value-type="float">
            <text:p>0.072885163620548</text:p>
          </table:table-cell>
          <table:table-cell office:value-type="float" office:value="0.0394227941003574" calcext:value-type="float">
            <text:p>0.0394227941003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903378976824" calcext:value-type="float">
            <text:p>0.567903378976824</text:p>
          </table:table-cell>
          <table:table-cell office:value-type="float" office:value="1.29548412858469" calcext:value-type="float">
            <text:p>1.29548412858469</text:p>
          </table:table-cell>
          <table:table-cell office:value-type="float" office:value="0.456088070215382" calcext:value-type="float">
            <text:p>0.456088070215382</text:p>
          </table:table-cell>
          <table:table-cell office:value-type="float" office:value="0.0803414224633594" calcext:value-type="float">
            <text:p>0.080341422463359</text:p>
          </table:table-cell>
          <table:table-cell office:value-type="float" office:value="0.0551951385197234" calcext:value-type="float">
            <text:p>0.055195138519723</text:p>
          </table:table-cell>
          <table:table-cell office:value-type="float" office:value="0.0342992232340934" calcext:value-type="float">
            <text:p>0.034299223234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6900038434589" calcext:value-type="float">
            <text:p>0.636900038434589</text:p>
          </table:table-cell>
          <table:table-cell office:value-type="float" office:value="1.24236227501808" calcext:value-type="float">
            <text:p>1.24236227501808</text:p>
          </table:table-cell>
          <table:table-cell office:value-type="float" office:value="0.405913931752654" calcext:value-type="float">
            <text:p>0.405913931752654</text:p>
          </table:table-cell>
          <table:table-cell office:value-type="float" office:value="0.0781933603692967" calcext:value-type="float">
            <text:p>0.078193360369297</text:p>
          </table:table-cell>
          <table:table-cell office:value-type="float" office:value="0.0603416009234735" calcext:value-type="float">
            <text:p>0.060341600923474</text:p>
          </table:table-cell>
          <table:table-cell office:value-type="float" office:value="0.0243436179639321" calcext:value-type="float">
            <text:p>0.024343617963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0389907979312" calcext:value-type="float">
            <text:p>0.440389907979312</text:p>
          </table:table-cell>
          <table:table-cell office:value-type="float" office:value="1.37785360905004" calcext:value-type="float">
            <text:p>1.37785360905004</text:p>
          </table:table-cell>
          <table:table-cell office:value-type="float" office:value="0.522253229791747" calcext:value-type="float">
            <text:p>0.522253229791747</text:p>
          </table:table-cell>
          <table:table-cell office:value-type="float" office:value="0.077926005760507" calcext:value-type="float">
            <text:p>0.077926005760507</text:p>
          </table:table-cell>
          <table:table-cell office:value-type="float" office:value="0.062762798343194" calcext:value-type="float">
            <text:p>0.062762798343194</text:p>
          </table:table-cell>
          <table:table-cell office:value-type="float" office:value="0.0288579745113162" calcext:value-type="float">
            <text:p>0.028857974511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875983560846" calcext:value-type="float">
            <text:p>0.487875983560846</text:p>
          </table:table-cell>
          <table:table-cell office:value-type="float" office:value="1.33590837021983" calcext:value-type="float">
            <text:p>1.33590837021983</text:p>
          </table:table-cell>
          <table:table-cell office:value-type="float" office:value="0.473191490755515" calcext:value-type="float">
            <text:p>0.473191490755515</text:p>
          </table:table-cell>
          <table:table-cell office:value-type="float" office:value="0.078775383593087" calcext:value-type="float">
            <text:p>0.078775383593087</text:p>
          </table:table-cell>
          <table:table-cell office:value-type="float" office:value="0.0594054685357803" calcext:value-type="float">
            <text:p>0.05940546853578</text:p>
          </table:table-cell>
          <table:table-cell office:value-type="float" office:value="0.0328004331800557" calcext:value-type="float">
            <text:p>0.0328004331800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6127137026" calcext:value-type="float">
            <text:p>0.58536127137026</text:p>
          </table:table-cell>
          <table:table-cell office:value-type="float" office:value="1.27216200504496" calcext:value-type="float">
            <text:p>1.27216200504496</text:p>
          </table:table-cell>
          <table:table-cell office:value-type="float" office:value="0.513658778720227" calcext:value-type="float">
            <text:p>0.513658778720227</text:p>
          </table:table-cell>
          <table:table-cell office:value-type="float" office:value="0.0828766888721956" calcext:value-type="float">
            <text:p>0.082876688872196</text:p>
          </table:table-cell>
          <table:table-cell office:value-type="float" office:value="0.0628750719756935" calcext:value-type="float">
            <text:p>0.062875071975694</text:p>
          </table:table-cell>
          <table:table-cell office:value-type="float" office:value="0.0356979850246837" calcext:value-type="float">
            <text:p>0.035697985024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7725282105221" calcext:value-type="float">
            <text:p>0.677725282105221</text:p>
          </table:table-cell>
          <table:table-cell office:value-type="float" office:value="1.19146343117623" calcext:value-type="float">
            <text:p>1.19146343117623</text:p>
          </table:table-cell>
          <table:table-cell office:value-type="float" office:value="0.478674778048645" calcext:value-type="float">
            <text:p>0.478674778048645</text:p>
          </table:table-cell>
          <table:table-cell office:value-type="float" office:value="0.0789734380074717" calcext:value-type="float">
            <text:p>0.078973438007472</text:p>
          </table:table-cell>
          <table:table-cell office:value-type="float" office:value="0.0598502622034245" calcext:value-type="float">
            <text:p>0.059850262203425</text:p>
          </table:table-cell>
          <table:table-cell office:value-type="float" office:value="0.0303480247169008" calcext:value-type="float">
            <text:p>0.030348024716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8448503986" calcext:value-type="float">
            <text:p>0.5458448503986</text:p>
          </table:table-cell>
          <table:table-cell office:value-type="float" office:value="1.23873479505089" calcext:value-type="float">
            <text:p>1.23873479505089</text:p>
          </table:table-cell>
          <table:table-cell office:value-type="float" office:value="0.529963803078173" calcext:value-type="float">
            <text:p>0.529963803078173</text:p>
          </table:table-cell>
          <table:table-cell office:value-type="float" office:value="0.0866258250178591" calcext:value-type="float">
            <text:p>0.086625825017859</text:p>
          </table:table-cell>
          <table:table-cell office:value-type="float" office:value="0.066390335425883" calcext:value-type="float">
            <text:p>0.066390335425883</text:p>
          </table:table-cell>
          <table:table-cell office:value-type="float" office:value="0.0329089410058996" calcext:value-type="float">
            <text:p>0.0329089410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759585056136" calcext:value-type="float">
            <text:p>0.561759585056136</text:p>
          </table:table-cell>
          <table:table-cell office:value-type="float" office:value="1.2374245223245" calcext:value-type="float">
            <text:p>1.2374245223245</text:p>
          </table:table-cell>
          <table:table-cell office:value-type="float" office:value="0.527468525540873" calcext:value-type="float">
            <text:p>0.527468525540873</text:p>
          </table:table-cell>
          <table:table-cell office:value-type="float" office:value="0.0938044444273989" calcext:value-type="float">
            <text:p>0.093804444427399</text:p>
          </table:table-cell>
          <table:table-cell office:value-type="float" office:value="0.0713063027309173" calcext:value-type="float">
            <text:p>0.071306302730917</text:p>
          </table:table-cell>
          <table:table-cell office:value-type="float" office:value="0.042174614229107" calcext:value-type="float">
            <text:p>0.0421746142291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455953617931" calcext:value-type="float">
            <text:p>0.505455953617931</text:p>
          </table:table-cell>
          <table:table-cell office:value-type="float" office:value="1.27524411856359" calcext:value-type="float">
            <text:p>1.27524411856359</text:p>
          </table:table-cell>
          <table:table-cell office:value-type="float" office:value="0.495335477563644" calcext:value-type="float">
            <text:p>0.495335477563644</text:p>
          </table:table-cell>
          <table:table-cell office:value-type="float" office:value="0.0814242638178218" calcext:value-type="float">
            <text:p>0.081424263817822</text:p>
          </table:table-cell>
          <table:table-cell office:value-type="float" office:value="0.0598828581160044" calcext:value-type="float">
            <text:p>0.059882858116004</text:p>
          </table:table-cell>
          <table:table-cell office:value-type="float" office:value="0.0394267319355222" calcext:value-type="float">
            <text:p>0.039426731935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97284878018" calcext:value-type="float">
            <text:p>0.520997284878018</text:p>
          </table:table-cell>
          <table:table-cell office:value-type="float" office:value="1.26127898231846" calcext:value-type="float">
            <text:p>1.26127898231846</text:p>
          </table:table-cell>
          <table:table-cell office:value-type="float" office:value="0.504297539794847" calcext:value-type="float">
            <text:p>0.504297539794847</text:p>
          </table:table-cell>
          <table:table-cell office:value-type="float" office:value="0.09305493428174" calcext:value-type="float">
            <text:p>0.09305493428174</text:p>
          </table:table-cell>
          <table:table-cell office:value-type="float" office:value="0.0684073554499464" calcext:value-type="float">
            <text:p>0.068407355449946</text:p>
          </table:table-cell>
          <table:table-cell office:value-type="float" office:value="0.039703543304602" calcext:value-type="float">
            <text:p>0.039703543304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839402458256" calcext:value-type="float">
            <text:p>0.498839402458256</text:p>
          </table:table-cell>
          <table:table-cell office:value-type="float" office:value="1.25188018685508" calcext:value-type="float">
            <text:p>1.25188018685508</text:p>
          </table:table-cell>
          <table:table-cell office:value-type="float" office:value="0.496674977749827" calcext:value-type="float">
            <text:p>0.496674977749827</text:p>
          </table:table-cell>
          <table:table-cell office:value-type="float" office:value="0.0756140914194121" calcext:value-type="float">
            <text:p>0.075614091419412</text:p>
          </table:table-cell>
          <table:table-cell office:value-type="float" office:value="0.0576299432173954" calcext:value-type="float">
            <text:p>0.057629943217395</text:p>
          </table:table-cell>
          <table:table-cell office:value-type="float" office:value="0.03969932031876" calcext:value-type="float">
            <text:p>0.03969932031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795613279884" calcext:value-type="float">
            <text:p>0.486795613279884</text:p>
          </table:table-cell>
          <table:table-cell office:value-type="float" office:value="1.26456038679183" calcext:value-type="float">
            <text:p>1.26456038679183</text:p>
          </table:table-cell>
          <table:table-cell office:value-type="float" office:value="0.478615601725138" calcext:value-type="float">
            <text:p>0.478615601725138</text:p>
          </table:table-cell>
          <table:table-cell office:value-type="float" office:value="0.0862144838265319" calcext:value-type="float">
            <text:p>0.086214483826532</text:p>
          </table:table-cell>
          <table:table-cell office:value-type="float" office:value="0.0633653618044167" calcext:value-type="float">
            <text:p>0.063365361804417</text:p>
          </table:table-cell>
          <table:table-cell office:value-type="float" office:value="0.0315674400522234" calcext:value-type="float">
            <text:p>0.0315674400522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61289368583" calcext:value-type="float">
            <text:p>0.39361289368583</text:p>
          </table:table-cell>
          <table:table-cell office:value-type="float" office:value="1.35403374834966" calcext:value-type="float">
            <text:p>1.35403374834966</text:p>
          </table:table-cell>
          <table:table-cell office:value-type="float" office:value="0.519901675938785" calcext:value-type="float">
            <text:p>0.519901675938785</text:p>
          </table:table-cell>
          <table:table-cell office:value-type="float" office:value="0.0783083783190359" calcext:value-type="float">
            <text:p>0.078308378319036</text:p>
          </table:table-cell>
          <table:table-cell office:value-type="float" office:value="0.0649129105565714" calcext:value-type="float">
            <text:p>0.064912910556571</text:p>
          </table:table-cell>
          <table:table-cell office:value-type="float" office:value="0.0360414339975551" calcext:value-type="float">
            <text:p>0.0360414339975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5211911053818" calcext:value-type="float">
            <text:p>0.395211911053818</text:p>
          </table:table-cell>
          <table:table-cell office:value-type="float" office:value="1.36553335793652" calcext:value-type="float">
            <text:p>1.36553335793652</text:p>
          </table:table-cell>
          <table:table-cell office:value-type="float" office:value="0.473658546038066" calcext:value-type="float">
            <text:p>0.473658546038066</text:p>
          </table:table-cell>
          <table:table-cell office:value-type="float" office:value="0.0901247359972523" calcext:value-type="float">
            <text:p>0.090124735997252</text:p>
          </table:table-cell>
          <table:table-cell office:value-type="float" office:value="0.0691146467691808" calcext:value-type="float">
            <text:p>0.069114646769181</text:p>
          </table:table-cell>
          <table:table-cell office:value-type="float" office:value="0.0333966733668108" calcext:value-type="float">
            <text:p>0.0333966733668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136874181337" calcext:value-type="float">
            <text:p>0.513136874181337</text:p>
          </table:table-cell>
          <table:table-cell office:value-type="float" office:value="1.31354148579945" calcext:value-type="float">
            <text:p>1.31354148579945</text:p>
          </table:table-cell>
          <table:table-cell office:value-type="float" office:value="0.485294990949067" calcext:value-type="float">
            <text:p>0.485294990949067</text:p>
          </table:table-cell>
          <table:table-cell office:value-type="float" office:value="0.0967216211297421" calcext:value-type="float">
            <text:p>0.096721621129742</text:p>
          </table:table-cell>
          <table:table-cell office:value-type="float" office:value="0.056545287413662" calcext:value-type="float">
            <text:p>0.056545287413662</text:p>
          </table:table-cell>
          <table:table-cell office:value-type="float" office:value="0.037605488470701" calcext:value-type="float">
            <text:p>0.0376054884707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350874754344" calcext:value-type="float">
            <text:p>0.579350874754344</text:p>
          </table:table-cell>
          <table:table-cell office:value-type="float" office:value="1.26042158092747" calcext:value-type="float">
            <text:p>1.26042158092747</text:p>
          </table:table-cell>
          <table:table-cell office:value-type="float" office:value="0.469083383424378" calcext:value-type="float">
            <text:p>0.469083383424378</text:p>
          </table:table-cell>
          <table:table-cell office:value-type="float" office:value="0.082706787896567" calcext:value-type="float">
            <text:p>0.082706787896567</text:p>
          </table:table-cell>
          <table:table-cell office:value-type="float" office:value="0.0590026652462282" calcext:value-type="float">
            <text:p>0.059002665246228</text:p>
          </table:table-cell>
          <table:table-cell office:value-type="float" office:value="0.0388044362470648" calcext:value-type="float">
            <text:p>0.0388044362470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5507596278877" calcext:value-type="float">
            <text:p>0.415507596278877</text:p>
          </table:table-cell>
          <table:table-cell office:value-type="float" office:value="1.34332947434659" calcext:value-type="float">
            <text:p>1.34332947434659</text:p>
          </table:table-cell>
          <table:table-cell office:value-type="float" office:value="0.521492180953717" calcext:value-type="float">
            <text:p>0.521492180953717</text:p>
          </table:table-cell>
          <table:table-cell office:value-type="float" office:value="0.0808366052038953" calcext:value-type="float">
            <text:p>0.080836605203895</text:p>
          </table:table-cell>
          <table:table-cell office:value-type="float" office:value="0.0616769236258639" calcext:value-type="float">
            <text:p>0.061676923625864</text:p>
          </table:table-cell>
          <table:table-cell office:value-type="float" office:value="0.0294507469615661" calcext:value-type="float">
            <text:p>0.029450746961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882380327234" calcext:value-type="float">
            <text:p>0.447882380327234</text:p>
          </table:table-cell>
          <table:table-cell office:value-type="float" office:value="1.31853819941372" calcext:value-type="float">
            <text:p>1.31853819941372</text:p>
          </table:table-cell>
          <table:table-cell office:value-type="float" office:value="0.520411781179463" calcext:value-type="float">
            <text:p>0.520411781179463</text:p>
          </table:table-cell>
          <table:table-cell office:value-type="float" office:value="0.0871509550185318" calcext:value-type="float">
            <text:p>0.087150955018532</text:p>
          </table:table-cell>
          <table:table-cell office:value-type="float" office:value="0.0686882263462666" calcext:value-type="float">
            <text:p>0.068688226346267</text:p>
          </table:table-cell>
          <table:table-cell office:value-type="float" office:value="0.0374650390944515" calcext:value-type="float">
            <text:p>0.037465039094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969433521754" calcext:value-type="float">
            <text:p>0.491969433521754</text:p>
          </table:table-cell>
          <table:table-cell office:value-type="float" office:value="1.28744910026722" calcext:value-type="float">
            <text:p>1.28744910026722</text:p>
          </table:table-cell>
          <table:table-cell office:value-type="float" office:value="0.449366349490096" calcext:value-type="float">
            <text:p>0.449366349490096</text:p>
          </table:table-cell>
          <table:table-cell office:value-type="float" office:value="0.0889983588035141" calcext:value-type="float">
            <text:p>0.088998358803514</text:p>
          </table:table-cell>
          <table:table-cell office:value-type="float" office:value="0.0573676085656667" calcext:value-type="float">
            <text:p>0.057367608565667</text:p>
          </table:table-cell>
          <table:table-cell office:value-type="float" office:value="0.0420696405369817" calcext:value-type="float">
            <text:p>0.0420696405369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404223559705" calcext:value-type="float">
            <text:p>0.566404223559705</text:p>
          </table:table-cell>
          <table:table-cell office:value-type="float" office:value="1.25748196288337" calcext:value-type="float">
            <text:p>1.25748196288337</text:p>
          </table:table-cell>
          <table:table-cell office:value-type="float" office:value="0.414800900008773" calcext:value-type="float">
            <text:p>0.414800900008773</text:p>
          </table:table-cell>
          <table:table-cell office:value-type="float" office:value="0.0820602123260067" calcext:value-type="float">
            <text:p>0.082060212326007</text:p>
          </table:table-cell>
          <table:table-cell office:value-type="float" office:value="0.0639100706190229" calcext:value-type="float">
            <text:p>0.063910070619023</text:p>
          </table:table-cell>
          <table:table-cell office:value-type="float" office:value="0.0286461620779526" calcext:value-type="float">
            <text:p>0.028646162077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988473405082" calcext:value-type="float">
            <text:p>0.536988473405082</text:p>
          </table:table-cell>
          <table:table-cell office:value-type="float" office:value="1.29766963334535" calcext:value-type="float">
            <text:p>1.29766963334535</text:p>
          </table:table-cell>
          <table:table-cell office:value-type="float" office:value="0.543824509299088" calcext:value-type="float">
            <text:p>0.543824509299088</text:p>
          </table:table-cell>
          <table:table-cell office:value-type="float" office:value="0.102283809482728" calcext:value-type="float">
            <text:p>0.102283809482728</text:p>
          </table:table-cell>
          <table:table-cell office:value-type="float" office:value="0.0586630879423644" calcext:value-type="float">
            <text:p>0.058663087942364</text:p>
          </table:table-cell>
          <table:table-cell office:value-type="float" office:value="0.0390442909153709" calcext:value-type="float">
            <text:p>0.039044290915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857880247581" calcext:value-type="float">
            <text:p>0.529857880247581</text:p>
          </table:table-cell>
          <table:table-cell office:value-type="float" office:value="1.3048789276754" calcext:value-type="float">
            <text:p>1.3048789276754</text:p>
          </table:table-cell>
          <table:table-cell office:value-type="float" office:value="0.486789201930694" calcext:value-type="float">
            <text:p>0.486789201930694</text:p>
          </table:table-cell>
          <table:table-cell office:value-type="float" office:value="0.0792164534904574" calcext:value-type="float">
            <text:p>0.079216453490457</text:p>
          </table:table-cell>
          <table:table-cell office:value-type="float" office:value="0.0603617886960293" calcext:value-type="float">
            <text:p>0.060361788696029</text:p>
          </table:table-cell>
          <table:table-cell office:value-type="float" office:value="0.0318034333761944" calcext:value-type="float">
            <text:p>0.031803433376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225281731704" calcext:value-type="float">
            <text:p>0.547225281731704</text:p>
          </table:table-cell>
          <table:table-cell office:value-type="float" office:value="1.31401349810459" calcext:value-type="float">
            <text:p>1.31401349810459</text:p>
          </table:table-cell>
          <table:table-cell office:value-type="float" office:value="0.502734051816996" calcext:value-type="float">
            <text:p>0.502734051816996</text:p>
          </table:table-cell>
          <table:table-cell office:value-type="float" office:value="0.0768500418323352" calcext:value-type="float">
            <text:p>0.076850041832335</text:p>
          </table:table-cell>
          <table:table-cell office:value-type="float" office:value="0.0625163713962025" calcext:value-type="float">
            <text:p>0.062516371396203</text:p>
          </table:table-cell>
          <table:table-cell office:value-type="float" office:value="0.0337497832605203" calcext:value-type="float">
            <text:p>0.03374978326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1539118512039" calcext:value-type="float">
            <text:p>0.531539118512039</text:p>
          </table:table-cell>
          <table:table-cell office:value-type="float" office:value="1.33269610313116" calcext:value-type="float">
            <text:p>1.33269610313116</text:p>
          </table:table-cell>
          <table:table-cell office:value-type="float" office:value="0.501322608796304" calcext:value-type="float">
            <text:p>0.501322608796304</text:p>
          </table:table-cell>
          <table:table-cell office:value-type="float" office:value="0.0995816161809681" calcext:value-type="float">
            <text:p>0.099581616180968</text:p>
          </table:table-cell>
          <table:table-cell office:value-type="float" office:value="0.0743571097920714" calcext:value-type="float">
            <text:p>0.074357109792071</text:p>
          </table:table-cell>
          <table:table-cell office:value-type="float" office:value="0.035369627823532" calcext:value-type="float">
            <text:p>0.0353696278235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1272691840877" calcext:value-type="float">
            <text:p>0.671272691840877</text:p>
          </table:table-cell>
          <table:table-cell office:value-type="float" office:value="1.24064838150758" calcext:value-type="float">
            <text:p>1.24064838150758</text:p>
          </table:table-cell>
          <table:table-cell office:value-type="float" office:value="0.503977979997616" calcext:value-type="float">
            <text:p>0.503977979997616</text:p>
          </table:table-cell>
          <table:table-cell office:value-type="float" office:value="0.0975212338454815" calcext:value-type="float">
            <text:p>0.097521233845482</text:p>
          </table:table-cell>
          <table:table-cell office:value-type="float" office:value="0.0511558044912525" calcext:value-type="float">
            <text:p>0.051155804491253</text:p>
          </table:table-cell>
          <table:table-cell office:value-type="float" office:value="0.0421124315822257" calcext:value-type="float">
            <text:p>0.042112431582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4320667379882" calcext:value-type="float">
            <text:p>0.674320667379882</text:p>
          </table:table-cell>
          <table:table-cell office:value-type="float" office:value="1.20607263796205" calcext:value-type="float">
            <text:p>1.20607263796205</text:p>
          </table:table-cell>
          <table:table-cell office:value-type="float" office:value="0.501818963771832" calcext:value-type="float">
            <text:p>0.501818963771832</text:p>
          </table:table-cell>
          <table:table-cell office:value-type="float" office:value="0.0874445334758506" calcext:value-type="float">
            <text:p>0.087444533475851</text:p>
          </table:table-cell>
          <table:table-cell office:value-type="float" office:value="0.0658186851692336" calcext:value-type="float">
            <text:p>0.065818685169234</text:p>
          </table:table-cell>
          <table:table-cell office:value-type="float" office:value="0.0409913779503609" calcext:value-type="float">
            <text:p>0.0409913779503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849348472373" calcext:value-type="float">
            <text:p>0.329849348472373</text:p>
          </table:table-cell>
          <table:table-cell office:value-type="float" office:value="1.40054363406599" calcext:value-type="float">
            <text:p>1.40054363406599</text:p>
          </table:table-cell>
          <table:table-cell office:value-type="float" office:value="0.530883484031079" calcext:value-type="float">
            <text:p>0.530883484031079</text:p>
          </table:table-cell>
          <table:table-cell office:value-type="float" office:value="0.0882044208118754" calcext:value-type="float">
            <text:p>0.088204420811875</text:p>
          </table:table-cell>
          <table:table-cell office:value-type="float" office:value="0.0539776456983401" calcext:value-type="float">
            <text:p>0.05397764569834</text:p>
          </table:table-cell>
          <table:table-cell office:value-type="float" office:value="0.0344762013710399" calcext:value-type="float">
            <text:p>0.03447620137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7810110621502" calcext:value-type="float">
            <text:p>0.307810110621502</text:p>
          </table:table-cell>
          <table:table-cell office:value-type="float" office:value="1.43422959955862" calcext:value-type="float">
            <text:p>1.43422959955862</text:p>
          </table:table-cell>
          <table:table-cell office:value-type="float" office:value="0.510281553390962" calcext:value-type="float">
            <text:p>0.510281553390962</text:p>
          </table:table-cell>
          <table:table-cell office:value-type="float" office:value="0.0960255267241455" calcext:value-type="float">
            <text:p>0.096025526724146</text:p>
          </table:table-cell>
          <table:table-cell office:value-type="float" office:value="0.0718732884114413" calcext:value-type="float">
            <text:p>0.071873288411441</text:p>
          </table:table-cell>
          <table:table-cell office:value-type="float" office:value="0.0418121751726967" calcext:value-type="float">
            <text:p>0.0418121751726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199323181951" calcext:value-type="float">
            <text:p>0.551199323181951</text:p>
          </table:table-cell>
          <table:table-cell office:value-type="float" office:value="1.27027670827378" calcext:value-type="float">
            <text:p>1.27027670827378</text:p>
          </table:table-cell>
          <table:table-cell office:value-type="float" office:value="0.447714560478955" calcext:value-type="float">
            <text:p>0.447714560478955</text:p>
          </table:table-cell>
          <table:table-cell office:value-type="float" office:value="0.0706265982908603" calcext:value-type="float">
            <text:p>0.07062659829086</text:p>
          </table:table-cell>
          <table:table-cell office:value-type="float" office:value="0.0718037246269318" calcext:value-type="float">
            <text:p>0.071803724626932</text:p>
          </table:table-cell>
          <table:table-cell office:value-type="float" office:value="0.0314152201215796" calcext:value-type="float">
            <text:p>0.031415220121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315147656588" calcext:value-type="float">
            <text:p>0.481315147656588</text:p>
          </table:table-cell>
          <table:table-cell office:value-type="float" office:value="1.31695682235806" calcext:value-type="float">
            <text:p>1.31695682235806</text:p>
          </table:table-cell>
          <table:table-cell office:value-type="float" office:value="0.450099369280015" calcext:value-type="float">
            <text:p>0.450099369280015</text:p>
          </table:table-cell>
          <table:table-cell office:value-type="float" office:value="0.0886159387756454" calcext:value-type="float">
            <text:p>0.088615938775645</text:p>
          </table:table-cell>
          <table:table-cell office:value-type="float" office:value="0.0640962571945608" calcext:value-type="float">
            <text:p>0.064096257194561</text:p>
          </table:table-cell>
          <table:table-cell office:value-type="float" office:value="0.0333535559898399" calcext:value-type="float">
            <text:p>0.033353555989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193769080319" calcext:value-type="float">
            <text:p>0.566193769080319</text:p>
          </table:table-cell>
          <table:table-cell office:value-type="float" office:value="1.27444681564947" calcext:value-type="float">
            <text:p>1.27444681564947</text:p>
          </table:table-cell>
          <table:table-cell office:value-type="float" office:value="0.469439073154857" calcext:value-type="float">
            <text:p>0.469439073154857</text:p>
          </table:table-cell>
          <table:table-cell office:value-type="float" office:value="0.083994478504282" calcext:value-type="float">
            <text:p>0.083994478504282</text:p>
          </table:table-cell>
          <table:table-cell office:value-type="float" office:value="0.0541397008169463" calcext:value-type="float">
            <text:p>0.054139700816946</text:p>
          </table:table-cell>
          <table:table-cell office:value-type="float" office:value="0.0229531136108981" calcext:value-type="float">
            <text:p>0.022953113610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530598689021" calcext:value-type="float">
            <text:p>0.481530598689021</text:p>
          </table:table-cell>
          <table:table-cell office:value-type="float" office:value="1.3314417857057" calcext:value-type="float">
            <text:p>1.3314417857057</text:p>
          </table:table-cell>
          <table:table-cell office:value-type="float" office:value="0.528212942233341" calcext:value-type="float">
            <text:p>0.528212942233341</text:p>
          </table:table-cell>
          <table:table-cell office:value-type="float" office:value="0.105243568807137" calcext:value-type="float">
            <text:p>0.105243568807137</text:p>
          </table:table-cell>
          <table:table-cell office:value-type="float" office:value="0.0790137647673984" calcext:value-type="float">
            <text:p>0.079013764767398</text:p>
          </table:table-cell>
          <table:table-cell office:value-type="float" office:value="0.0627387756458715" calcext:value-type="float">
            <text:p>0.0627387756458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5615755835557" calcext:value-type="float">
            <text:p>0.425615755835557</text:p>
          </table:table-cell>
          <table:table-cell office:value-type="float" office:value="1.35018878660796" calcext:value-type="float">
            <text:p>1.35018878660796</text:p>
          </table:table-cell>
          <table:table-cell office:value-type="float" office:value="0.482035698926966" calcext:value-type="float">
            <text:p>0.482035698926966</text:p>
          </table:table-cell>
          <table:table-cell office:value-type="float" office:value="0.0873857612037941" calcext:value-type="float">
            <text:p>0.087385761203794</text:p>
          </table:table-cell>
          <table:table-cell office:value-type="float" office:value="0.0525234101925488" calcext:value-type="float">
            <text:p>0.052523410192549</text:p>
          </table:table-cell>
          <table:table-cell office:value-type="float" office:value="0.0393906121254749" calcext:value-type="float">
            <text:p>0.0393906121254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472394872519" calcext:value-type="float">
            <text:p>0.508472394872519</text:p>
          </table:table-cell>
          <table:table-cell office:value-type="float" office:value="1.30354950928284" calcext:value-type="float">
            <text:p>1.30354950928284</text:p>
          </table:table-cell>
          <table:table-cell office:value-type="float" office:value="0.44132286818043" calcext:value-type="float">
            <text:p>0.44132286818043</text:p>
          </table:table-cell>
          <table:table-cell office:value-type="float" office:value="0.0717222043098056" calcext:value-type="float">
            <text:p>0.071722204309806</text:p>
          </table:table-cell>
          <table:table-cell office:value-type="float" office:value="0.054070026191807" calcext:value-type="float">
            <text:p>0.054070026191807</text:p>
          </table:table-cell>
          <table:table-cell office:value-type="float" office:value="0.0305395786549432" calcext:value-type="float">
            <text:p>0.0305395786549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6892977233088" calcext:value-type="float">
            <text:p>0.436892977233088</text:p>
          </table:table-cell>
          <table:table-cell office:value-type="float" office:value="1.33073277507653" calcext:value-type="float">
            <text:p>1.33073277507653</text:p>
          </table:table-cell>
          <table:table-cell office:value-type="float" office:value="0.44196818007969" calcext:value-type="float">
            <text:p>0.44196818007969</text:p>
          </table:table-cell>
          <table:table-cell office:value-type="float" office:value="0.0793733286570572" calcext:value-type="float">
            <text:p>0.079373328657057</text:p>
          </table:table-cell>
          <table:table-cell office:value-type="float" office:value="0.0573842767766291" calcext:value-type="float">
            <text:p>0.057384276776629</text:p>
          </table:table-cell>
          <table:table-cell office:value-type="float" office:value="0.0333409864666574" calcext:value-type="float">
            <text:p>0.0333409864666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442320279967" calcext:value-type="float">
            <text:p>0.427442320279967</text:p>
          </table:table-cell>
          <table:table-cell office:value-type="float" office:value="1.34605440926262" calcext:value-type="float">
            <text:p>1.34605440926262</text:p>
          </table:table-cell>
          <table:table-cell office:value-type="float" office:value="0.456826927259038" calcext:value-type="float">
            <text:p>0.456826927259038</text:p>
          </table:table-cell>
          <table:table-cell office:value-type="float" office:value="0.0949843846420091" calcext:value-type="float">
            <text:p>0.094984384642009</text:p>
          </table:table-cell>
          <table:table-cell office:value-type="float" office:value="0.0712179549476839" calcext:value-type="float">
            <text:p>0.071217954947684</text:p>
          </table:table-cell>
          <table:table-cell office:value-type="float" office:value="0.0379209348267502" calcext:value-type="float">
            <text:p>0.037920934826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442202875894" calcext:value-type="float">
            <text:p>0.459442202875894</text:p>
          </table:table-cell>
          <table:table-cell office:value-type="float" office:value="1.31754488926981" calcext:value-type="float">
            <text:p>1.31754488926981</text:p>
          </table:table-cell>
          <table:table-cell office:value-type="float" office:value="0.552244806614178" calcext:value-type="float">
            <text:p>0.552244806614178</text:p>
          </table:table-cell>
          <table:table-cell office:value-type="float" office:value="0.10044071760784" calcext:value-type="float">
            <text:p>0.10044071760784</text:p>
          </table:table-cell>
          <table:table-cell office:value-type="float" office:value="0.0743280459055004" calcext:value-type="float">
            <text:p>0.0743280459055</text:p>
          </table:table-cell>
          <table:table-cell office:value-type="float" office:value="0.034683074803641" calcext:value-type="float">
            <text:p>0.034683074803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158166204435" calcext:value-type="float">
            <text:p>0.388158166204435</text:p>
          </table:table-cell>
          <table:table-cell office:value-type="float" office:value="1.38892743560578" calcext:value-type="float">
            <text:p>1.38892743560578</text:p>
          </table:table-cell>
          <table:table-cell office:value-type="float" office:value="0.531802895742264" calcext:value-type="float">
            <text:p>0.531802895742264</text:p>
          </table:table-cell>
          <table:table-cell office:value-type="float" office:value="0.116281883323558" calcext:value-type="float">
            <text:p>0.116281883323558</text:p>
          </table:table-cell>
          <table:table-cell office:value-type="float" office:value="0.0844152830218147" calcext:value-type="float">
            <text:p>0.084415283021815</text:p>
          </table:table-cell>
          <table:table-cell office:value-type="float" office:value="0.0407215669499187" calcext:value-type="float">
            <text:p>0.0407215669499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381417390924" calcext:value-type="float">
            <text:p>0.504381417390924</text:p>
          </table:table-cell>
          <table:table-cell office:value-type="float" office:value="1.27832721678295" calcext:value-type="float">
            <text:p>1.27832721678295</text:p>
          </table:table-cell>
          <table:table-cell office:value-type="float" office:value="0.542117418623889" calcext:value-type="float">
            <text:p>0.542117418623889</text:p>
          </table:table-cell>
          <table:table-cell office:value-type="float" office:value="0.0794013032720241" calcext:value-type="float">
            <text:p>0.079401303272024</text:p>
          </table:table-cell>
          <table:table-cell office:value-type="float" office:value="0.060730072472574" calcext:value-type="float">
            <text:p>0.060730072472574</text:p>
          </table:table-cell>
          <table:table-cell office:value-type="float" office:value="0.0367523266563335" calcext:value-type="float">
            <text:p>0.036752326656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449523615326" calcext:value-type="float">
            <text:p>0.512449523615326</text:p>
          </table:table-cell>
          <table:table-cell office:value-type="float" office:value="1.27030987682173" calcext:value-type="float">
            <text:p>1.27030987682173</text:p>
          </table:table-cell>
          <table:table-cell office:value-type="float" office:value="0.520266889416766" calcext:value-type="float">
            <text:p>0.520266889416766</text:p>
          </table:table-cell>
          <table:table-cell office:value-type="float" office:value="0.0903264691738746" calcext:value-type="float">
            <text:p>0.090326469173875</text:p>
          </table:table-cell>
          <table:table-cell office:value-type="float" office:value="0.0659412019456252" calcext:value-type="float">
            <text:p>0.065941201945625</text:p>
          </table:table-cell>
          <table:table-cell office:value-type="float" office:value="0.0432087942090427" calcext:value-type="float">
            <text:p>0.0432087942090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276126811816" calcext:value-type="float">
            <text:p>0.464276126811816</text:p>
          </table:table-cell>
          <table:table-cell office:value-type="float" office:value="1.35737733218922" calcext:value-type="float">
            <text:p>1.35737733218922</text:p>
          </table:table-cell>
          <table:table-cell office:value-type="float" office:value="0.562847731105716" calcext:value-type="float">
            <text:p>0.562847731105716</text:p>
          </table:table-cell>
          <table:table-cell office:value-type="float" office:value="0.0936610633162484" calcext:value-type="float">
            <text:p>0.093661063316248</text:p>
          </table:table-cell>
          <table:table-cell office:value-type="float" office:value="0.0592841338475497" calcext:value-type="float">
            <text:p>0.05928413384755</text:p>
          </table:table-cell>
          <table:table-cell office:value-type="float" office:value="0.0423051079214984" calcext:value-type="float">
            <text:p>0.042305107921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240150082504" calcext:value-type="float">
            <text:p>0.444240150082504</text:p>
          </table:table-cell>
          <table:table-cell office:value-type="float" office:value="1.3660901543123" calcext:value-type="float">
            <text:p>1.3660901543123</text:p>
          </table:table-cell>
          <table:table-cell office:value-type="float" office:value="0.568836891020715" calcext:value-type="float">
            <text:p>0.568836891020715</text:p>
          </table:table-cell>
          <table:table-cell office:value-type="float" office:value="0.112012818567882" calcext:value-type="float">
            <text:p>0.112012818567882</text:p>
          </table:table-cell>
          <table:table-cell office:value-type="float" office:value="0.082235773979412" calcext:value-type="float">
            <text:p>0.082235773979412</text:p>
          </table:table-cell>
          <table:table-cell office:value-type="float" office:value="0.0582676618940764" calcext:value-type="float">
            <text:p>0.0582676618940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330425231997" calcext:value-type="float">
            <text:p>0.705330425231997</text:p>
          </table:table-cell>
          <table:table-cell office:value-type="float" office:value="1.19446054362386" calcext:value-type="float">
            <text:p>1.19446054362386</text:p>
          </table:table-cell>
          <table:table-cell office:value-type="float" office:value="0.455449663818912" calcext:value-type="float">
            <text:p>0.455449663818912</text:p>
          </table:table-cell>
          <table:table-cell office:value-type="float" office:value="0.0756623662038129" calcext:value-type="float">
            <text:p>0.075662366203813</text:p>
          </table:table-cell>
          <table:table-cell office:value-type="float" office:value="0.0471738173757538" calcext:value-type="float">
            <text:p>0.047173817375754</text:p>
          </table:table-cell>
          <table:table-cell office:value-type="float" office:value="0.0267333030393552" calcext:value-type="float">
            <text:p>0.02673330303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8589573033813" calcext:value-type="float">
            <text:p>0.748589573033813</text:p>
          </table:table-cell>
          <table:table-cell office:value-type="float" office:value="1.1388080406389" calcext:value-type="float">
            <text:p>1.1388080406389</text:p>
          </table:table-cell>
          <table:table-cell office:value-type="float" office:value="0.419654689724258" calcext:value-type="float">
            <text:p>0.419654689724258</text:p>
          </table:table-cell>
          <table:table-cell office:value-type="float" office:value="0.074752050032963" calcext:value-type="float">
            <text:p>0.074752050032963</text:p>
          </table:table-cell>
          <table:table-cell office:value-type="float" office:value="0.0560971635224649" calcext:value-type="float">
            <text:p>0.056097163522465</text:p>
          </table:table-cell>
          <table:table-cell office:value-type="float" office:value="0.0262807551784547" calcext:value-type="float">
            <text:p>0.026280755178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814820688073" calcext:value-type="float">
            <text:p>0.415814820688073</text:p>
          </table:table-cell>
          <table:table-cell office:value-type="float" office:value="1.37437413560909" calcext:value-type="float">
            <text:p>1.37437413560909</text:p>
          </table:table-cell>
          <table:table-cell office:value-type="float" office:value="0.540206452159213" calcext:value-type="float">
            <text:p>0.540206452159213</text:p>
          </table:table-cell>
          <table:table-cell office:value-type="float" office:value="0.102553982096241" calcext:value-type="float">
            <text:p>0.102553982096241</text:p>
          </table:table-cell>
          <table:table-cell office:value-type="float" office:value="0.0533666150433975" calcext:value-type="float">
            <text:p>0.053366615043398</text:p>
          </table:table-cell>
          <table:table-cell office:value-type="float" office:value="0.0322180237323359" calcext:value-type="float">
            <text:p>0.0322180237323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220110049205" calcext:value-type="float">
            <text:p>0.515220110049205</text:p>
          </table:table-cell>
          <table:table-cell office:value-type="float" office:value="1.27887786074299" calcext:value-type="float">
            <text:p>1.27887786074299</text:p>
          </table:table-cell>
          <table:table-cell office:value-type="float" office:value="0.496044391524021" calcext:value-type="float">
            <text:p>0.496044391524021</text:p>
          </table:table-cell>
          <table:table-cell office:value-type="float" office:value="0.0787371671273265" calcext:value-type="float">
            <text:p>0.078737167127327</text:p>
          </table:table-cell>
          <table:table-cell office:value-type="float" office:value="0.0598768644055674" calcext:value-type="float">
            <text:p>0.059876864405567</text:p>
          </table:table-cell>
          <table:table-cell office:value-type="float" office:value="0.0352498984807278" calcext:value-type="float">
            <text:p>0.0352498984807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5135191393569" calcext:value-type="float">
            <text:p>0.435135191393569</text:p>
          </table:table-cell>
          <table:table-cell office:value-type="float" office:value="1.38750414827494" calcext:value-type="float">
            <text:p>1.38750414827494</text:p>
          </table:table-cell>
          <table:table-cell office:value-type="float" office:value="0.457385037595394" calcext:value-type="float">
            <text:p>0.457385037595394</text:p>
          </table:table-cell>
          <table:table-cell office:value-type="float" office:value="0.0742408085822343" calcext:value-type="float">
            <text:p>0.074240808582234</text:p>
          </table:table-cell>
          <table:table-cell office:value-type="float" office:value="0.0528471613567377" calcext:value-type="float">
            <text:p>0.052847161356738</text:p>
          </table:table-cell>
          <table:table-cell office:value-type="float" office:value="0.0250158308443814" calcext:value-type="float">
            <text:p>0.0250158308443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717894038934" calcext:value-type="float">
            <text:p>0.460717894038934</text:p>
          </table:table-cell>
          <table:table-cell office:value-type="float" office:value="1.35215993122448" calcext:value-type="float">
            <text:p>1.35215993122448</text:p>
          </table:table-cell>
          <table:table-cell office:value-type="float" office:value="0.457093325347921" calcext:value-type="float">
            <text:p>0.457093325347921</text:p>
          </table:table-cell>
          <table:table-cell office:value-type="float" office:value="0.0944936464187754" calcext:value-type="float">
            <text:p>0.094493646418775</text:p>
          </table:table-cell>
          <table:table-cell office:value-type="float" office:value="0.0731853599896143" calcext:value-type="float">
            <text:p>0.073185359989614</text:p>
          </table:table-cell>
          <table:table-cell office:value-type="float" office:value="0.0372766276295082" calcext:value-type="float">
            <text:p>0.0372766276295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800792739769" calcext:value-type="float">
            <text:p>0.429800792739769</text:p>
          </table:table-cell>
          <table:table-cell office:value-type="float" office:value="1.34966181641528" calcext:value-type="float">
            <text:p>1.34966181641528</text:p>
          </table:table-cell>
          <table:table-cell office:value-type="float" office:value="0.515845214467432" calcext:value-type="float">
            <text:p>0.515845214467432</text:p>
          </table:table-cell>
          <table:table-cell office:value-type="float" office:value="0.0872976177328361" calcext:value-type="float">
            <text:p>0.087297617732836</text:p>
          </table:table-cell>
          <table:table-cell office:value-type="float" office:value="0.0732440377711858" calcext:value-type="float">
            <text:p>0.073244037771186</text:p>
          </table:table-cell>
          <table:table-cell office:value-type="float" office:value="0.0424837868105962" calcext:value-type="float">
            <text:p>0.0424837868105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334749890631" calcext:value-type="float">
            <text:p>0.473334749890631</text:p>
          </table:table-cell>
          <table:table-cell office:value-type="float" office:value="1.30982285918346" calcext:value-type="float">
            <text:p>1.30982285918346</text:p>
          </table:table-cell>
          <table:table-cell office:value-type="float" office:value="0.480178631466896" calcext:value-type="float">
            <text:p>0.480178631466896</text:p>
          </table:table-cell>
          <table:table-cell office:value-type="float" office:value="0.0838844724862359" calcext:value-type="float">
            <text:p>0.083884472486236</text:p>
          </table:table-cell>
          <table:table-cell office:value-type="float" office:value="0.0699168861394177" calcext:value-type="float">
            <text:p>0.069916886139418</text:p>
          </table:table-cell>
          <table:table-cell office:value-type="float" office:value="0.0368442570627356" calcext:value-type="float">
            <text:p>0.0368442570627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564770790623" calcext:value-type="float">
            <text:p>0.44564770790623</text:p>
          </table:table-cell>
          <table:table-cell office:value-type="float" office:value="1.29921591753663" calcext:value-type="float">
            <text:p>1.29921591753663</text:p>
          </table:table-cell>
          <table:table-cell office:value-type="float" office:value="0.51039647957965" calcext:value-type="float">
            <text:p>0.51039647957965</text:p>
          </table:table-cell>
          <table:table-cell office:value-type="float" office:value="0.0936605922725144" calcext:value-type="float">
            <text:p>0.093660592272514</text:p>
          </table:table-cell>
          <table:table-cell office:value-type="float" office:value="0.0633081502089283" calcext:value-type="float">
            <text:p>0.063308150208928</text:p>
          </table:table-cell>
          <table:table-cell office:value-type="float" office:value="0.0356334598218352" calcext:value-type="float">
            <text:p>0.035633459821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6243086269232" calcext:value-type="float">
            <text:p>0.456243086269232</text:p>
          </table:table-cell>
          <table:table-cell office:value-type="float" office:value="1.29674556346225" calcext:value-type="float">
            <text:p>1.29674556346225</text:p>
          </table:table-cell>
          <table:table-cell office:value-type="float" office:value="0.492171983405376" calcext:value-type="float">
            <text:p>0.492171983405376</text:p>
          </table:table-cell>
          <table:table-cell office:value-type="float" office:value="0.0839403776390353" calcext:value-type="float">
            <text:p>0.083940377639035</text:p>
          </table:table-cell>
          <table:table-cell office:value-type="float" office:value="0.0672315553325987" calcext:value-type="float">
            <text:p>0.067231555332599</text:p>
          </table:table-cell>
          <table:table-cell office:value-type="float" office:value="0.0341563972530286" calcext:value-type="float">
            <text:p>0.0341563972530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318920690967" calcext:value-type="float">
            <text:p>0.374318920690967</text:p>
          </table:table-cell>
          <table:table-cell office:value-type="float" office:value="1.41281017560961" calcext:value-type="float">
            <text:p>1.41281017560961</text:p>
          </table:table-cell>
          <table:table-cell office:value-type="float" office:value="0.475850040528038" calcext:value-type="float">
            <text:p>0.475850040528038</text:p>
          </table:table-cell>
          <table:table-cell office:value-type="float" office:value="0.0695747761568078" calcext:value-type="float">
            <text:p>0.069574776156808</text:p>
          </table:table-cell>
          <table:table-cell office:value-type="float" office:value="0.0680701899345277" calcext:value-type="float">
            <text:p>0.068070189934528</text:p>
          </table:table-cell>
          <table:table-cell office:value-type="float" office:value="0.0305927421864074" calcext:value-type="float">
            <text:p>0.030592742186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794391047273" calcext:value-type="float">
            <text:p>0.392794391047273</text:p>
          </table:table-cell>
          <table:table-cell office:value-type="float" office:value="1.40246391405958" calcext:value-type="float">
            <text:p>1.40246391405958</text:p>
          </table:table-cell>
          <table:table-cell office:value-type="float" office:value="0.435311474323694" calcext:value-type="float">
            <text:p>0.435311474323694</text:p>
          </table:table-cell>
          <table:table-cell office:value-type="float" office:value="0.0747651581887647" calcext:value-type="float">
            <text:p>0.074765158188765</text:p>
          </table:table-cell>
          <table:table-cell office:value-type="float" office:value="0.0584122198398005" calcext:value-type="float">
            <text:p>0.058412219839801</text:p>
          </table:table-cell>
          <table:table-cell office:value-type="float" office:value="0.0311532274269317" calcext:value-type="float">
            <text:p>0.031153227426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344468283834" calcext:value-type="float">
            <text:p>0.545344468283834</text:p>
          </table:table-cell>
          <table:table-cell office:value-type="float" office:value="1.23858196606659" calcext:value-type="float">
            <text:p>1.23858196606659</text:p>
          </table:table-cell>
          <table:table-cell office:value-type="float" office:value="0.521462888951215" calcext:value-type="float">
            <text:p>0.521462888951215</text:p>
          </table:table-cell>
          <table:table-cell office:value-type="float" office:value="0.0877374716090701" calcext:value-type="float">
            <text:p>0.08773747160907</text:p>
          </table:table-cell>
          <table:table-cell office:value-type="float" office:value="0.0606783777546711" calcext:value-type="float">
            <text:p>0.060678377754671</text:p>
          </table:table-cell>
          <table:table-cell office:value-type="float" office:value="0.0302535386364155" calcext:value-type="float">
            <text:p>0.0302535386364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852793047334" calcext:value-type="float">
            <text:p>0.543852793047334</text:p>
          </table:table-cell>
          <table:table-cell office:value-type="float" office:value="1.24340949773622" calcext:value-type="float">
            <text:p>1.24340949773622</text:p>
          </table:table-cell>
          <table:table-cell office:value-type="float" office:value="0.514829105176218" calcext:value-type="float">
            <text:p>0.514829105176218</text:p>
          </table:table-cell>
          <table:table-cell office:value-type="float" office:value="0.0863958137154519" calcext:value-type="float">
            <text:p>0.086395813715452</text:p>
          </table:table-cell>
          <table:table-cell office:value-type="float" office:value="0.0628383068731091" calcext:value-type="float">
            <text:p>0.062838306873109</text:p>
          </table:table-cell>
          <table:table-cell office:value-type="float" office:value="0.034311040023086" calcext:value-type="float">
            <text:p>0.0343110400230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441082534242" calcext:value-type="float">
            <text:p>0.399441082534242</text:p>
          </table:table-cell>
          <table:table-cell office:value-type="float" office:value="1.34629446327409" calcext:value-type="float">
            <text:p>1.34629446327409</text:p>
          </table:table-cell>
          <table:table-cell office:value-type="float" office:value="0.475805547039482" calcext:value-type="float">
            <text:p>0.475805547039482</text:p>
          </table:table-cell>
          <table:table-cell office:value-type="float" office:value="0.0730174748307015" calcext:value-type="float">
            <text:p>0.073017474830702</text:p>
          </table:table-cell>
          <table:table-cell office:value-type="float" office:value="0.0630333597003443" calcext:value-type="float">
            <text:p>0.063033359700344</text:p>
          </table:table-cell>
          <table:table-cell office:value-type="float" office:value="0.0393816113814199" calcext:value-type="float">
            <text:p>0.039381611381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7159540062082" calcext:value-type="float">
            <text:p>0.477159540062082</text:p>
          </table:table-cell>
          <table:table-cell office:value-type="float" office:value="1.31244167648515" calcext:value-type="float">
            <text:p>1.31244167648515</text:p>
          </table:table-cell>
          <table:table-cell office:value-type="float" office:value="0.477644692417345" calcext:value-type="float">
            <text:p>0.477644692417345</text:p>
          </table:table-cell>
          <table:table-cell office:value-type="float" office:value="0.0937020686320565" calcext:value-type="float">
            <text:p>0.093702068632057</text:p>
          </table:table-cell>
          <table:table-cell office:value-type="float" office:value="0.068715370158054" calcext:value-type="float">
            <text:p>0.068715370158054</text:p>
          </table:table-cell>
          <table:table-cell office:value-type="float" office:value="0.0317068840708753" calcext:value-type="float">
            <text:p>0.0317068840708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574698895599" calcext:value-type="float">
            <text:p>0.560574698895599</text:p>
          </table:table-cell>
          <table:table-cell office:value-type="float" office:value="1.29734958485321" calcext:value-type="float">
            <text:p>1.29734958485321</text:p>
          </table:table-cell>
          <table:table-cell office:value-type="float" office:value="0.475365934701143" calcext:value-type="float">
            <text:p>0.475365934701143</text:p>
          </table:table-cell>
          <table:table-cell office:value-type="float" office:value="0.0737233683438944" calcext:value-type="float">
            <text:p>0.073723368343894</text:p>
          </table:table-cell>
          <table:table-cell office:value-type="float" office:value="0.0576304705767614" calcext:value-type="float">
            <text:p>0.057630470576761</text:p>
          </table:table-cell>
          <table:table-cell office:value-type="float" office:value="0.0325057217169876" calcext:value-type="float">
            <text:p>0.0325057217169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277490871155" calcext:value-type="float">
            <text:p>0.561277490871155</text:p>
          </table:table-cell>
          <table:table-cell office:value-type="float" office:value="1.29908945276786" calcext:value-type="float">
            <text:p>1.29908945276786</text:p>
          </table:table-cell>
          <table:table-cell office:value-type="float" office:value="0.455509875356995" calcext:value-type="float">
            <text:p>0.455509875356995</text:p>
          </table:table-cell>
          <table:table-cell office:value-type="float" office:value="0.0808224545319143" calcext:value-type="float">
            <text:p>0.080822454531914</text:p>
          </table:table-cell>
          <table:table-cell office:value-type="float" office:value="0.0608705168770638" calcext:value-type="float">
            <text:p>0.060870516877064</text:p>
          </table:table-cell>
          <table:table-cell office:value-type="float" office:value="0.0299345010523223" calcext:value-type="float">
            <text:p>0.0299345010523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3109488961804" calcext:value-type="float">
            <text:p>0.623109488961804</text:p>
          </table:table-cell>
          <table:table-cell office:value-type="float" office:value="1.26208380164476" calcext:value-type="float">
            <text:p>1.26208380164476</text:p>
          </table:table-cell>
          <table:table-cell office:value-type="float" office:value="0.510983853966129" calcext:value-type="float">
            <text:p>0.510983853966129</text:p>
          </table:table-cell>
          <table:table-cell office:value-type="float" office:value="0.0739830855775685" calcext:value-type="float">
            <text:p>0.073983085577569</text:p>
          </table:table-cell>
          <table:table-cell office:value-type="float" office:value="0.0729890327074066" calcext:value-type="float">
            <text:p>0.072989032707407</text:p>
          </table:table-cell>
          <table:table-cell office:value-type="float" office:value="0.0409008146934055" calcext:value-type="float">
            <text:p>0.040900814693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9086008116656" calcext:value-type="float">
            <text:p>0.689086008116656</text:p>
          </table:table-cell>
          <table:table-cell office:value-type="float" office:value="1.20464441594785" calcext:value-type="float">
            <text:p>1.20464441594785</text:p>
          </table:table-cell>
          <table:table-cell office:value-type="float" office:value="0.498259242668572" calcext:value-type="float">
            <text:p>0.498259242668572</text:p>
          </table:table-cell>
          <table:table-cell office:value-type="float" office:value="0.0827797809143795" calcext:value-type="float">
            <text:p>0.08277978091438</text:p>
          </table:table-cell>
          <table:table-cell office:value-type="float" office:value="0.0638583893764533" calcext:value-type="float">
            <text:p>0.063858389376453</text:p>
          </table:table-cell>
          <table:table-cell office:value-type="float" office:value="0.0420570913819713" calcext:value-type="float">
            <text:p>0.042057091381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8844104988483" calcext:value-type="float">
            <text:p>0.578844104988483</text:p>
          </table:table-cell>
          <table:table-cell office:value-type="float" office:value="1.22380063225469" calcext:value-type="float">
            <text:p>1.22380063225469</text:p>
          </table:table-cell>
          <table:table-cell office:value-type="float" office:value="0.513794793720877" calcext:value-type="float">
            <text:p>0.513794793720877</text:p>
          </table:table-cell>
          <table:table-cell office:value-type="float" office:value="0.08274967870083" calcext:value-type="float">
            <text:p>0.08274967870083</text:p>
          </table:table-cell>
          <table:table-cell office:value-type="float" office:value="0.0638107354432233" calcext:value-type="float">
            <text:p>0.063810735443223</text:p>
          </table:table-cell>
          <table:table-cell office:value-type="float" office:value="0.0301742046360293" calcext:value-type="float">
            <text:p>0.0301742046360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473931230429" calcext:value-type="float">
            <text:p>0.621473931230429</text:p>
          </table:table-cell>
          <table:table-cell office:value-type="float" office:value="1.19933442460965" calcext:value-type="float">
            <text:p>1.19933442460965</text:p>
          </table:table-cell>
          <table:table-cell office:value-type="float" office:value="0.484719885702378" calcext:value-type="float">
            <text:p>0.484719885702378</text:p>
          </table:table-cell>
          <table:table-cell office:value-type="float" office:value="0.0921847881904087" calcext:value-type="float">
            <text:p>0.092184788190409</text:p>
          </table:table-cell>
          <table:table-cell office:value-type="float" office:value="0.0678845095812987" calcext:value-type="float">
            <text:p>0.067884509581299</text:p>
          </table:table-cell>
          <table:table-cell office:value-type="float" office:value="0.040007309169131" calcext:value-type="float">
            <text:p>0.0400073091691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3932898365291" calcext:value-type="float">
            <text:p>0.573932898365291</text:p>
          </table:table-cell>
          <table:table-cell office:value-type="float" office:value="1.26914983876604" calcext:value-type="float">
            <text:p>1.26914983876604</text:p>
          </table:table-cell>
          <table:table-cell office:value-type="float" office:value="0.447410392721609" calcext:value-type="float">
            <text:p>0.447410392721609</text:p>
          </table:table-cell>
          <table:table-cell office:value-type="float" office:value="0.0650347561222868" calcext:value-type="float">
            <text:p>0.065034756122287</text:p>
          </table:table-cell>
          <table:table-cell office:value-type="float" office:value="0.0571191894208627" calcext:value-type="float">
            <text:p>0.057119189420863</text:p>
          </table:table-cell>
          <table:table-cell office:value-type="float" office:value="0.0214571805652984" calcext:value-type="float">
            <text:p>0.021457180565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065769172268" calcext:value-type="float">
            <text:p>0.558065769172268</text:p>
          </table:table-cell>
          <table:table-cell office:value-type="float" office:value="1.28700840815359" calcext:value-type="float">
            <text:p>1.28700840815359</text:p>
          </table:table-cell>
          <table:table-cell office:value-type="float" office:value="0.453809697383788" calcext:value-type="float">
            <text:p>0.453809697383788</text:p>
          </table:table-cell>
          <table:table-cell office:value-type="float" office:value="0.0955148211841548" calcext:value-type="float">
            <text:p>0.095514821184155</text:p>
          </table:table-cell>
          <table:table-cell office:value-type="float" office:value="0.0702809322388047" calcext:value-type="float">
            <text:p>0.070280932238805</text:p>
          </table:table-cell>
          <table:table-cell office:value-type="float" office:value="0.0391727660788374" calcext:value-type="float">
            <text:p>0.039172766078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140324275921" calcext:value-type="float">
            <text:p>0.504140324275921</text:p>
          </table:table-cell>
          <table:table-cell office:value-type="float" office:value="1.34244810080741" calcext:value-type="float">
            <text:p>1.34244810080741</text:p>
          </table:table-cell>
          <table:table-cell office:value-type="float" office:value="0.466678618202777" calcext:value-type="float">
            <text:p>0.466678618202777</text:p>
          </table:table-cell>
          <table:table-cell office:value-type="float" office:value="0.0793614707983117" calcext:value-type="float">
            <text:p>0.079361470798312</text:p>
          </table:table-cell>
          <table:table-cell office:value-type="float" office:value="0.0552223430207462" calcext:value-type="float">
            <text:p>0.055222343020746</text:p>
          </table:table-cell>
          <table:table-cell office:value-type="float" office:value="0.0300534194417745" calcext:value-type="float">
            <text:p>0.0300534194417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329240438716" calcext:value-type="float">
            <text:p>0.562329240438716</text:p>
          </table:table-cell>
          <table:table-cell office:value-type="float" office:value="1.29399834760814" calcext:value-type="float">
            <text:p>1.29399834760814</text:p>
          </table:table-cell>
          <table:table-cell office:value-type="float" office:value="0.449253485430188" calcext:value-type="float">
            <text:p>0.449253485430188</text:p>
          </table:table-cell>
          <table:table-cell office:value-type="float" office:value="0.0744376646239063" calcext:value-type="float">
            <text:p>0.074437664623906</text:p>
          </table:table-cell>
          <table:table-cell office:value-type="float" office:value="0.0564048690657393" calcext:value-type="float">
            <text:p>0.056404869065739</text:p>
          </table:table-cell>
          <table:table-cell office:value-type="float" office:value="0.0361734822307373" calcext:value-type="float">
            <text:p>0.0361734822307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2990398527085" calcext:value-type="float">
            <text:p>0.442990398527085</text:p>
          </table:table-cell>
          <table:table-cell office:value-type="float" office:value="1.35057281165523" calcext:value-type="float">
            <text:p>1.35057281165523</text:p>
          </table:table-cell>
          <table:table-cell office:value-type="float" office:value="0.524949069377026" calcext:value-type="float">
            <text:p>0.524949069377026</text:p>
          </table:table-cell>
          <table:table-cell office:value-type="float" office:value="0.0837805998695255" calcext:value-type="float">
            <text:p>0.083780599869526</text:p>
          </table:table-cell>
          <table:table-cell office:value-type="float" office:value="0.0627648934992411" calcext:value-type="float">
            <text:p>0.062764893499241</text:p>
          </table:table-cell>
          <table:table-cell office:value-type="float" office:value="0.0317694822857668" calcext:value-type="float">
            <text:p>0.0317694822857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2841264599904" calcext:value-type="float">
            <text:p>0.452841264599904</text:p>
          </table:table-cell>
          <table:table-cell office:value-type="float" office:value="1.34065959602378" calcext:value-type="float">
            <text:p>1.34065959602378</text:p>
          </table:table-cell>
          <table:table-cell office:value-type="float" office:value="0.52021115602853" calcext:value-type="float">
            <text:p>0.52021115602853</text:p>
          </table:table-cell>
          <table:table-cell office:value-type="float" office:value="0.0841608170826303" calcext:value-type="float">
            <text:p>0.08416081708263</text:p>
          </table:table-cell>
          <table:table-cell office:value-type="float" office:value="0.0595771674216518" calcext:value-type="float">
            <text:p>0.059577167421652</text:p>
          </table:table-cell>
          <table:table-cell office:value-type="float" office:value="0.0476928872546212" calcext:value-type="float">
            <text:p>0.0476928872546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537487252105" calcext:value-type="float">
            <text:p>0.545537487252105</text:p>
          </table:table-cell>
          <table:table-cell office:value-type="float" office:value="1.25192165864343" calcext:value-type="float">
            <text:p>1.25192165864343</text:p>
          </table:table-cell>
          <table:table-cell office:value-type="float" office:value="0.491932041525625" calcext:value-type="float">
            <text:p>0.491932041525625</text:p>
          </table:table-cell>
          <table:table-cell office:value-type="float" office:value="0.0885191364038349" calcext:value-type="float">
            <text:p>0.088519136403835</text:p>
          </table:table-cell>
          <table:table-cell office:value-type="float" office:value="0.0540706222587875" calcext:value-type="float">
            <text:p>0.054070622258788</text:p>
          </table:table-cell>
          <table:table-cell office:value-type="float" office:value="0.0326943140468439" calcext:value-type="float">
            <text:p>0.0326943140468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504373695115" calcext:value-type="float">
            <text:p>0.528504373695115</text:p>
          </table:table-cell>
          <table:table-cell office:value-type="float" office:value="1.28189412992245" calcext:value-type="float">
            <text:p>1.28189412992245</text:p>
          </table:table-cell>
          <table:table-cell office:value-type="float" office:value="0.462437953496263" calcext:value-type="float">
            <text:p>0.462437953496263</text:p>
          </table:table-cell>
          <table:table-cell office:value-type="float" office:value="0.0883948877131725" calcext:value-type="float">
            <text:p>0.088394887713173</text:p>
          </table:table-cell>
          <table:table-cell office:value-type="float" office:value="0.0657476483363579" calcext:value-type="float">
            <text:p>0.065747648336358</text:p>
          </table:table-cell>
          <table:table-cell office:value-type="float" office:value="0.0280551009921831" calcext:value-type="float">
            <text:p>0.028055100992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123669926845" calcext:value-type="float">
            <text:p>0.454123669926845</text:p>
          </table:table-cell>
          <table:table-cell office:value-type="float" office:value="1.32022969299929" calcext:value-type="float">
            <text:p>1.32022969299929</text:p>
          </table:table-cell>
          <table:table-cell office:value-type="float" office:value="0.481989622143435" calcext:value-type="float">
            <text:p>0.481989622143435</text:p>
          </table:table-cell>
          <table:table-cell office:value-type="float" office:value="0.063628334796331" calcext:value-type="float">
            <text:p>0.063628334796331</text:p>
          </table:table-cell>
          <table:table-cell office:value-type="float" office:value="0.0604676760245974" calcext:value-type="float">
            <text:p>0.060467676024597</text:p>
          </table:table-cell>
          <table:table-cell office:value-type="float" office:value="0.0361375609398271" calcext:value-type="float">
            <text:p>0.0361375609398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4648893007996" calcext:value-type="float">
            <text:p>0.374648893007996</text:p>
          </table:table-cell>
          <table:table-cell office:value-type="float" office:value="1.38757853024889" calcext:value-type="float">
            <text:p>1.38757853024889</text:p>
          </table:table-cell>
          <table:table-cell office:value-type="float" office:value="0.503421893510649" calcext:value-type="float">
            <text:p>0.503421893510649</text:p>
          </table:table-cell>
          <table:table-cell office:value-type="float" office:value="0.102171750100923" calcext:value-type="float">
            <text:p>0.102171750100923</text:p>
          </table:table-cell>
          <table:table-cell office:value-type="float" office:value="0.0745827149721122" calcext:value-type="float">
            <text:p>0.074582714972112</text:p>
          </table:table-cell>
          <table:table-cell office:value-type="float" office:value="0.0351702492174284" calcext:value-type="float">
            <text:p>0.0351702492174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1890213201208" calcext:value-type="float">
            <text:p>0.631890213201208</text:p>
          </table:table-cell>
          <table:table-cell office:value-type="float" office:value="1.22728572292184" calcext:value-type="float">
            <text:p>1.22728572292184</text:p>
          </table:table-cell>
          <table:table-cell office:value-type="float" office:value="0.477538053463076" calcext:value-type="float">
            <text:p>0.477538053463076</text:p>
          </table:table-cell>
          <table:table-cell office:value-type="float" office:value="0.0763398735689233" calcext:value-type="float">
            <text:p>0.076339873568923</text:p>
          </table:table-cell>
          <table:table-cell office:value-type="float" office:value="0.0656098425032298" calcext:value-type="float">
            <text:p>0.06560984250323</text:p>
          </table:table-cell>
          <table:table-cell office:value-type="float" office:value="0.0327620492729846" calcext:value-type="float">
            <text:p>0.032762049272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5673959858794" calcext:value-type="float">
            <text:p>0.635673959858794</text:p>
          </table:table-cell>
          <table:table-cell office:value-type="float" office:value="1.22946156522225" calcext:value-type="float">
            <text:p>1.22946156522225</text:p>
          </table:table-cell>
          <table:table-cell office:value-type="float" office:value="0.525485214705527" calcext:value-type="float">
            <text:p>0.525485214705527</text:p>
          </table:table-cell>
          <table:table-cell office:value-type="float" office:value="0.097848929765419" calcext:value-type="float">
            <text:p>0.097848929765419</text:p>
          </table:table-cell>
          <table:table-cell office:value-type="float" office:value="0.0718194220420109" calcext:value-type="float">
            <text:p>0.071819422042011</text:p>
          </table:table-cell>
          <table:table-cell office:value-type="float" office:value="0.0614955447097254" calcext:value-type="float">
            <text:p>0.0614955447097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926326136417" calcext:value-type="float">
            <text:p>0.429926326136417</text:p>
          </table:table-cell>
          <table:table-cell office:value-type="float" office:value="1.32967441243121" calcext:value-type="float">
            <text:p>1.32967441243121</text:p>
          </table:table-cell>
          <table:table-cell office:value-type="float" office:value="0.506799106748117" calcext:value-type="float">
            <text:p>0.506799106748117</text:p>
          </table:table-cell>
          <table:table-cell office:value-type="float" office:value="0.0856424120423297" calcext:value-type="float">
            <text:p>0.08564241204233</text:p>
          </table:table-cell>
          <table:table-cell office:value-type="float" office:value="0.0676624302708384" calcext:value-type="float">
            <text:p>0.067662430270838</text:p>
          </table:table-cell>
          <table:table-cell office:value-type="float" office:value="0.0321934561407155" calcext:value-type="float">
            <text:p>0.0321934561407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213005115469" calcext:value-type="float">
            <text:p>0.441213005115469</text:p>
          </table:table-cell>
          <table:table-cell office:value-type="float" office:value="1.33496138526488" calcext:value-type="float">
            <text:p>1.33496138526488</text:p>
          </table:table-cell>
          <table:table-cell office:value-type="float" office:value="0.483446318326195" calcext:value-type="float">
            <text:p>0.483446318326195</text:p>
          </table:table-cell>
          <table:table-cell office:value-type="float" office:value="0.0756007709777387" calcext:value-type="float">
            <text:p>0.075600770977739</text:p>
          </table:table-cell>
          <table:table-cell office:value-type="float" office:value="0.0564392773945922" calcext:value-type="float">
            <text:p>0.056439277394592</text:p>
          </table:table-cell>
          <table:table-cell office:value-type="float" office:value="0.0393493977853095" calcext:value-type="float">
            <text:p>0.039349397785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368533484314" calcext:value-type="float">
            <text:p>0.437368533484314</text:p>
          </table:table-cell>
          <table:table-cell office:value-type="float" office:value="1.29423537894756" calcext:value-type="float">
            <text:p>1.29423537894756</text:p>
          </table:table-cell>
          <table:table-cell office:value-type="float" office:value="0.516385724483338" calcext:value-type="float">
            <text:p>0.516385724483338</text:p>
          </table:table-cell>
          <table:table-cell office:value-type="float" office:value="0.0701363771665303" calcext:value-type="float">
            <text:p>0.07013637716653</text:p>
          </table:table-cell>
          <table:table-cell office:value-type="float" office:value="0.0566818881164437" calcext:value-type="float">
            <text:p>0.056681888116444</text:p>
          </table:table-cell>
          <table:table-cell office:value-type="float" office:value="0.0282714102126804" calcext:value-type="float">
            <text:p>0.02827141021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606647701796" calcext:value-type="float">
            <text:p>0.425606647701796</text:p>
          </table:table-cell>
          <table:table-cell office:value-type="float" office:value="1.31222888739989" calcext:value-type="float">
            <text:p>1.31222888739989</text:p>
          </table:table-cell>
          <table:table-cell office:value-type="float" office:value="0.527588067537933" calcext:value-type="float">
            <text:p>0.527588067537933</text:p>
          </table:table-cell>
          <table:table-cell office:value-type="float" office:value="0.103066303726127" calcext:value-type="float">
            <text:p>0.103066303726127</text:p>
          </table:table-cell>
          <table:table-cell office:value-type="float" office:value="0.0760490575842249" calcext:value-type="float">
            <text:p>0.076049057584225</text:p>
          </table:table-cell>
          <table:table-cell office:value-type="float" office:value="0.0489672443754628" calcext:value-type="float">
            <text:p>0.048967244375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314395938262" calcext:value-type="float">
            <text:p>0.417314395938262</text:p>
          </table:table-cell>
          <table:table-cell office:value-type="float" office:value="1.39468654650794" calcext:value-type="float">
            <text:p>1.39468654650794</text:p>
          </table:table-cell>
          <table:table-cell office:value-type="float" office:value="0.52095689705067" calcext:value-type="float">
            <text:p>0.52095689705067</text:p>
          </table:table-cell>
          <table:table-cell office:value-type="float" office:value="0.0960516100333983" calcext:value-type="float">
            <text:p>0.096051610033398</text:p>
          </table:table-cell>
          <table:table-cell office:value-type="float" office:value="0.0636671638411167" calcext:value-type="float">
            <text:p>0.063667163841117</text:p>
          </table:table-cell>
          <table:table-cell office:value-type="float" office:value="0.0481910602847019" calcext:value-type="float">
            <text:p>0.0481910602847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624058410669" calcext:value-type="float">
            <text:p>0.416624058410669</text:p>
          </table:table-cell>
          <table:table-cell office:value-type="float" office:value="1.37273189812402" calcext:value-type="float">
            <text:p>1.37273189812402</text:p>
          </table:table-cell>
          <table:table-cell office:value-type="float" office:value="0.506221132736717" calcext:value-type="float">
            <text:p>0.506221132736717</text:p>
          </table:table-cell>
          <table:table-cell office:value-type="float" office:value="0.0868934233142817" calcext:value-type="float">
            <text:p>0.086893423314282</text:p>
          </table:table-cell>
          <table:table-cell office:value-type="float" office:value="0.0688150350160095" calcext:value-type="float">
            <text:p>0.06881503501601</text:p>
          </table:table-cell>
          <table:table-cell office:value-type="float" office:value="0.0384309362398752" calcext:value-type="float">
            <text:p>0.0384309362398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4928845638855" calcext:value-type="float">
            <text:p>0.424928845638855</text:p>
          </table:table-cell>
          <table:table-cell office:value-type="float" office:value="1.35118160916847" calcext:value-type="float">
            <text:p>1.35118160916847</text:p>
          </table:table-cell>
          <table:table-cell office:value-type="float" office:value="0.506294531749287" calcext:value-type="float">
            <text:p>0.506294531749287</text:p>
          </table:table-cell>
          <table:table-cell office:value-type="float" office:value="0.0849088702552403" calcext:value-type="float">
            <text:p>0.08490887025524</text:p>
          </table:table-cell>
          <table:table-cell office:value-type="float" office:value="0.0613496012630164" calcext:value-type="float">
            <text:p>0.061349601263016</text:p>
          </table:table-cell>
          <table:table-cell office:value-type="float" office:value="0.0297381026894013" calcext:value-type="float">
            <text:p>0.029738102689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418751663792" calcext:value-type="float">
            <text:p>0.436418751663792</text:p>
          </table:table-cell>
          <table:table-cell office:value-type="float" office:value="1.34520113354976" calcext:value-type="float">
            <text:p>1.34520113354976</text:p>
          </table:table-cell>
          <table:table-cell office:value-type="float" office:value="0.460448010518367" calcext:value-type="float">
            <text:p>0.460448010518367</text:p>
          </table:table-cell>
          <table:table-cell office:value-type="float" office:value="0.0692146066769356" calcext:value-type="float">
            <text:p>0.069214606676936</text:p>
          </table:table-cell>
          <table:table-cell office:value-type="float" office:value="0.0532781441025116" calcext:value-type="float">
            <text:p>0.053278144102512</text:p>
          </table:table-cell>
          <table:table-cell office:value-type="float" office:value="0.0290995920070714" calcext:value-type="float">
            <text:p>0.0290995920070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457683038207" calcext:value-type="float">
            <text:p>0.524457683038207</text:p>
          </table:table-cell>
          <table:table-cell office:value-type="float" office:value="1.30659382714794" calcext:value-type="float">
            <text:p>1.30659382714794</text:p>
          </table:table-cell>
          <table:table-cell office:value-type="float" office:value="0.492150954244681" calcext:value-type="float">
            <text:p>0.492150954244681</text:p>
          </table:table-cell>
          <table:table-cell office:value-type="float" office:value="0.0715275335599949" calcext:value-type="float">
            <text:p>0.071527533559995</text:p>
          </table:table-cell>
          <table:table-cell office:value-type="float" office:value="0.0472490782782848" calcext:value-type="float">
            <text:p>0.047249078278285</text:p>
          </table:table-cell>
          <table:table-cell office:value-type="float" office:value="0.0325146144873157" calcext:value-type="float">
            <text:p>0.032514614487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1176179076626" calcext:value-type="float">
            <text:p>0.451176179076626</text:p>
          </table:table-cell>
          <table:table-cell office:value-type="float" office:value="1.3291108240586" calcext:value-type="float">
            <text:p>1.3291108240586</text:p>
          </table:table-cell>
          <table:table-cell office:value-type="float" office:value="0.47153348420064" calcext:value-type="float">
            <text:p>0.47153348420064</text:p>
          </table:table-cell>
          <table:table-cell office:value-type="float" office:value="0.0884802495263511" calcext:value-type="float">
            <text:p>0.088480249526351</text:p>
          </table:table-cell>
          <table:table-cell office:value-type="float" office:value="0.0659470495986508" calcext:value-type="float">
            <text:p>0.065947049598651</text:p>
          </table:table-cell>
          <table:table-cell office:value-type="float" office:value="0.0358797410861342" calcext:value-type="float">
            <text:p>0.0358797410861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405664257984" calcext:value-type="float">
            <text:p>0.452405664257984</text:p>
          </table:table-cell>
          <table:table-cell office:value-type="float" office:value="1.32155436328957" calcext:value-type="float">
            <text:p>1.32155436328957</text:p>
          </table:table-cell>
          <table:table-cell office:value-type="float" office:value="0.470993523910208" calcext:value-type="float">
            <text:p>0.470993523910208</text:p>
          </table:table-cell>
          <table:table-cell office:value-type="float" office:value="0.0704234245210317" calcext:value-type="float">
            <text:p>0.070423424521032</text:p>
          </table:table-cell>
          <table:table-cell office:value-type="float" office:value="0.0605927537178968" calcext:value-type="float">
            <text:p>0.060592753717897</text:p>
          </table:table-cell>
          <table:table-cell office:value-type="float" office:value="0.0297711500672766" calcext:value-type="float">
            <text:p>0.029771150067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955930972031" calcext:value-type="float">
            <text:p>0.430955930972031</text:p>
          </table:table-cell>
          <table:table-cell office:value-type="float" office:value="1.35589562325502" calcext:value-type="float">
            <text:p>1.35589562325502</text:p>
          </table:table-cell>
          <table:table-cell office:value-type="float" office:value="0.445411674383801" calcext:value-type="float">
            <text:p>0.445411674383801</text:p>
          </table:table-cell>
          <table:table-cell office:value-type="float" office:value="0.0842044335901323" calcext:value-type="float">
            <text:p>0.084204433590132</text:p>
          </table:table-cell>
          <table:table-cell office:value-type="float" office:value="0.062237960115378" calcext:value-type="float">
            <text:p>0.062237960115378</text:p>
          </table:table-cell>
          <table:table-cell office:value-type="float" office:value="0.0319326771937388" calcext:value-type="float">
            <text:p>0.0319326771937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047066242352" calcext:value-type="float">
            <text:p>0.475047066242352</text:p>
          </table:table-cell>
          <table:table-cell office:value-type="float" office:value="1.30654396405145" calcext:value-type="float">
            <text:p>1.30654396405145</text:p>
          </table:table-cell>
          <table:table-cell office:value-type="float" office:value="0.507187210334091" calcext:value-type="float">
            <text:p>0.507187210334091</text:p>
          </table:table-cell>
          <table:table-cell office:value-type="float" office:value="0.0797336674862328" calcext:value-type="float">
            <text:p>0.079733667486233</text:p>
          </table:table-cell>
          <table:table-cell office:value-type="float" office:value="0.0598841656838732" calcext:value-type="float">
            <text:p>0.059884165683873</text:p>
          </table:table-cell>
          <table:table-cell office:value-type="float" office:value="0.0373370211451511" calcext:value-type="float">
            <text:p>0.0373370211451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410099611247" calcext:value-type="float">
            <text:p>0.425410099611247</text:p>
          </table:table-cell>
          <table:table-cell office:value-type="float" office:value="1.35260185978663" calcext:value-type="float">
            <text:p>1.35260185978663</text:p>
          </table:table-cell>
          <table:table-cell office:value-type="float" office:value="0.47394887480327" calcext:value-type="float">
            <text:p>0.47394887480327</text:p>
          </table:table-cell>
          <table:table-cell office:value-type="float" office:value="0.0869519741708124" calcext:value-type="float">
            <text:p>0.086951974170812</text:p>
          </table:table-cell>
          <table:table-cell office:value-type="float" office:value="0.0652673825128717" calcext:value-type="float">
            <text:p>0.065267382512872</text:p>
          </table:table-cell>
          <table:table-cell office:value-type="float" office:value="0.0328299782642253" calcext:value-type="float">
            <text:p>0.0328299782642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087925302752" calcext:value-type="float">
            <text:p>0.503087925302752</text:p>
          </table:table-cell>
          <table:table-cell office:value-type="float" office:value="1.23605464539623" calcext:value-type="float">
            <text:p>1.23605464539623</text:p>
          </table:table-cell>
          <table:table-cell office:value-type="float" office:value="0.482025443743532" calcext:value-type="float">
            <text:p>0.482025443743532</text:p>
          </table:table-cell>
          <table:table-cell office:value-type="float" office:value="0.0598118267979158" calcext:value-type="float">
            <text:p>0.059811826797916</text:p>
          </table:table-cell>
          <table:table-cell office:value-type="float" office:value="0.067722219419212" calcext:value-type="float">
            <text:p>0.067722219419212</text:p>
          </table:table-cell>
          <table:table-cell office:value-type="float" office:value="0.0433554525677598" calcext:value-type="float">
            <text:p>0.04335545256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639762079028" calcext:value-type="float">
            <text:p>0.478639762079028</text:p>
          </table:table-cell>
          <table:table-cell office:value-type="float" office:value="1.2803894200087" calcext:value-type="float">
            <text:p>1.2803894200087</text:p>
          </table:table-cell>
          <table:table-cell office:value-type="float" office:value="0.463937883576043" calcext:value-type="float">
            <text:p>0.463937883576043</text:p>
          </table:table-cell>
          <table:table-cell office:value-type="float" office:value="0.0881036964557372" calcext:value-type="float">
            <text:p>0.088103696455737</text:p>
          </table:table-cell>
          <table:table-cell office:value-type="float" office:value="0.0642000247267671" calcext:value-type="float">
            <text:p>0.064200024726767</text:p>
          </table:table-cell>
          <table:table-cell office:value-type="float" office:value="0.0385379870304709" calcext:value-type="float">
            <text:p>0.0385379870304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670823178959" calcext:value-type="float">
            <text:p>0.549670823178959</text:p>
          </table:table-cell>
          <table:table-cell office:value-type="float" office:value="1.22394068770754" calcext:value-type="float">
            <text:p>1.22394068770754</text:p>
          </table:table-cell>
          <table:table-cell office:value-type="float" office:value="0.536240388361821" calcext:value-type="float">
            <text:p>0.536240388361821</text:p>
          </table:table-cell>
          <table:table-cell office:value-type="float" office:value="0.0916748881192391" calcext:value-type="float">
            <text:p>0.091674888119239</text:p>
          </table:table-cell>
          <table:table-cell office:value-type="float" office:value="0.0635359908661023" calcext:value-type="float">
            <text:p>0.063535990866102</text:p>
          </table:table-cell>
          <table:table-cell office:value-type="float" office:value="0.0355950662174968" calcext:value-type="float">
            <text:p>0.035595066217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249958398219" calcext:value-type="float">
            <text:p>0.545249958398219</text:p>
          </table:table-cell>
          <table:table-cell office:value-type="float" office:value="1.22751995920278" calcext:value-type="float">
            <text:p>1.22751995920278</text:p>
          </table:table-cell>
          <table:table-cell office:value-type="float" office:value="0.54382298379464" calcext:value-type="float">
            <text:p>0.54382298379464</text:p>
          </table:table-cell>
          <table:table-cell office:value-type="float" office:value="0.106260309045454" calcext:value-type="float">
            <text:p>0.106260309045454</text:p>
          </table:table-cell>
          <table:table-cell office:value-type="float" office:value="0.0777087555626361" calcext:value-type="float">
            <text:p>0.077708755562636</text:p>
          </table:table-cell>
          <table:table-cell office:value-type="float" office:value="0.0386973793782157" calcext:value-type="float">
            <text:p>0.0386973793782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0448548700899" calcext:value-type="float">
            <text:p>0.530448548700899</text:p>
          </table:table-cell>
          <table:table-cell office:value-type="float" office:value="1.2647420998625" calcext:value-type="float">
            <text:p>1.2647420998625</text:p>
          </table:table-cell>
          <table:table-cell office:value-type="float" office:value="0.514014139995022" calcext:value-type="float">
            <text:p>0.514014139995022</text:p>
          </table:table-cell>
          <table:table-cell office:value-type="float" office:value="0.104460443520972" calcext:value-type="float">
            <text:p>0.104460443520972</text:p>
          </table:table-cell>
          <table:table-cell office:value-type="float" office:value="0.0620196876556699" calcext:value-type="float">
            <text:p>0.06201968765567</text:p>
          </table:table-cell>
          <table:table-cell office:value-type="float" office:value="0.028177978729467" calcext:value-type="float">
            <text:p>0.028177978729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949702502967" calcext:value-type="float">
            <text:p>0.569949702502967</text:p>
          </table:table-cell>
          <table:table-cell office:value-type="float" office:value="1.23996509888375" calcext:value-type="float">
            <text:p>1.23996509888375</text:p>
          </table:table-cell>
          <table:table-cell office:value-type="float" office:value="0.497298994195232" calcext:value-type="float">
            <text:p>0.497298994195232</text:p>
          </table:table-cell>
          <table:table-cell office:value-type="float" office:value="0.0958431871030881" calcext:value-type="float">
            <text:p>0.095843187103088</text:p>
          </table:table-cell>
          <table:table-cell office:value-type="float" office:value="0.0711870336633128" calcext:value-type="float">
            <text:p>0.071187033663313</text:p>
          </table:table-cell>
          <table:table-cell office:value-type="float" office:value="0.0364364515203635" calcext:value-type="float">
            <text:p>0.036436451520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658206021666" calcext:value-type="float">
            <text:p>0.339658206021666</text:p>
          </table:table-cell>
          <table:table-cell office:value-type="float" office:value="1.39489352287792" calcext:value-type="float">
            <text:p>1.39489352287792</text:p>
          </table:table-cell>
          <table:table-cell office:value-type="float" office:value="0.468319526283733" calcext:value-type="float">
            <text:p>0.468319526283733</text:p>
          </table:table-cell>
          <table:table-cell office:value-type="float" office:value="0.0695099619315058" calcext:value-type="float">
            <text:p>0.069509961931506</text:p>
          </table:table-cell>
          <table:table-cell office:value-type="float" office:value="0.0574529265652559" calcext:value-type="float">
            <text:p>0.057452926565256</text:p>
          </table:table-cell>
          <table:table-cell office:value-type="float" office:value="0.034497249218416" calcext:value-type="float">
            <text:p>0.0344972492184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014095929167" calcext:value-type="float">
            <text:p>0.371014095929167</text:p>
          </table:table-cell>
          <table:table-cell office:value-type="float" office:value="1.38074813031876" calcext:value-type="float">
            <text:p>1.38074813031876</text:p>
          </table:table-cell>
          <table:table-cell office:value-type="float" office:value="0.41466086798844" calcext:value-type="float">
            <text:p>0.41466086798844</text:p>
          </table:table-cell>
          <table:table-cell office:value-type="float" office:value="0.0756957673010789" calcext:value-type="float">
            <text:p>0.075695767301079</text:p>
          </table:table-cell>
          <table:table-cell office:value-type="float" office:value="0.0573367331027353" calcext:value-type="float">
            <text:p>0.057336733102735</text:p>
          </table:table-cell>
          <table:table-cell office:value-type="float" office:value="0.0260862615084905" calcext:value-type="float">
            <text:p>0.026086261508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332384350487" calcext:value-type="float">
            <text:p>0.377332384350487</text:p>
          </table:table-cell>
          <table:table-cell office:value-type="float" office:value="1.41802425768467" calcext:value-type="float">
            <text:p>1.41802425768467</text:p>
          </table:table-cell>
          <table:table-cell office:value-type="float" office:value="0.491749112878809" calcext:value-type="float">
            <text:p>0.491749112878809</text:p>
          </table:table-cell>
          <table:table-cell office:value-type="float" office:value="0.0791469842647614" calcext:value-type="float">
            <text:p>0.079146984264761</text:p>
          </table:table-cell>
          <table:table-cell office:value-type="float" office:value="0.059900245670864" calcext:value-type="float">
            <text:p>0.059900245670864</text:p>
          </table:table-cell>
          <table:table-cell office:value-type="float" office:value="0.0299669366127071" calcext:value-type="float">
            <text:p>0.029966936612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7656787039945" calcext:value-type="float">
            <text:p>0.427656787039945</text:p>
          </table:table-cell>
          <table:table-cell office:value-type="float" office:value="1.3767486398623" calcext:value-type="float">
            <text:p>1.3767486398623</text:p>
          </table:table-cell>
          <table:table-cell office:value-type="float" office:value="0.466966452626454" calcext:value-type="float">
            <text:p>0.466966452626454</text:p>
          </table:table-cell>
          <table:table-cell office:value-type="float" office:value="0.0786918260539632" calcext:value-type="float">
            <text:p>0.078691826053963</text:p>
          </table:table-cell>
          <table:table-cell office:value-type="float" office:value="0.0605154134335878" calcext:value-type="float">
            <text:p>0.060515413433588</text:p>
          </table:table-cell>
          <table:table-cell office:value-type="float" office:value="0.0328436384512116" calcext:value-type="float">
            <text:p>0.0328436384512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304791646711" calcext:value-type="float">
            <text:p>0.574304791646711</text:p>
          </table:table-cell>
          <table:table-cell office:value-type="float" office:value="1.23561461098416" calcext:value-type="float">
            <text:p>1.23561461098416</text:p>
          </table:table-cell>
          <table:table-cell office:value-type="float" office:value="0.50253535225298" calcext:value-type="float">
            <text:p>0.50253535225298</text:p>
          </table:table-cell>
          <table:table-cell office:value-type="float" office:value="0.0767811170665383" calcext:value-type="float">
            <text:p>0.076781117066538</text:p>
          </table:table-cell>
          <table:table-cell office:value-type="float" office:value="0.0627911092845914" calcext:value-type="float">
            <text:p>0.062791109284591</text:p>
          </table:table-cell>
          <table:table-cell office:value-type="float" office:value="0.0340593718292711" calcext:value-type="float">
            <text:p>0.0340593718292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007815735649" calcext:value-type="float">
            <text:p>0.541007815735649</text:p>
          </table:table-cell>
          <table:table-cell office:value-type="float" office:value="1.25735769100007" calcext:value-type="float">
            <text:p>1.25735769100007</text:p>
          </table:table-cell>
          <table:table-cell office:value-type="float" office:value="0.51901988670257" calcext:value-type="float">
            <text:p>0.51901988670257</text:p>
          </table:table-cell>
          <table:table-cell office:value-type="float" office:value="0.0872259259666451" calcext:value-type="float">
            <text:p>0.087225925966645</text:p>
          </table:table-cell>
          <table:table-cell office:value-type="float" office:value="0.0658245817627266" calcext:value-type="float">
            <text:p>0.065824581762727</text:p>
          </table:table-cell>
          <table:table-cell office:value-type="float" office:value="0.0364764930711941" calcext:value-type="float">
            <text:p>0.036476493071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364525862608" calcext:value-type="float">
            <text:p>0.585364525862608</text:p>
          </table:table-cell>
          <table:table-cell office:value-type="float" office:value="1.25252635000919" calcext:value-type="float">
            <text:p>1.25252635000919</text:p>
          </table:table-cell>
          <table:table-cell office:value-type="float" office:value="0.528590697252177" calcext:value-type="float">
            <text:p>0.528590697252177</text:p>
          </table:table-cell>
          <table:table-cell office:value-type="float" office:value="0.0841030138934377" calcext:value-type="float">
            <text:p>0.084103013893438</text:p>
          </table:table-cell>
          <table:table-cell office:value-type="float" office:value="0.0742608704304493" calcext:value-type="float">
            <text:p>0.074260870430449</text:p>
          </table:table-cell>
          <table:table-cell office:value-type="float" office:value="0.0342016035894079" calcext:value-type="float">
            <text:p>0.0342016035894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561279793577" calcext:value-type="float">
            <text:p>0.527561279793577</text:p>
          </table:table-cell>
          <table:table-cell office:value-type="float" office:value="1.29217738155835" calcext:value-type="float">
            <text:p>1.29217738155835</text:p>
          </table:table-cell>
          <table:table-cell office:value-type="float" office:value="0.513684397007296" calcext:value-type="float">
            <text:p>0.513684397007296</text:p>
          </table:table-cell>
          <table:table-cell office:value-type="float" office:value="0.0967711143238586" calcext:value-type="float">
            <text:p>0.096771114323859</text:p>
          </table:table-cell>
          <table:table-cell office:value-type="float" office:value="0.0728524993720369" calcext:value-type="float">
            <text:p>0.072852499372037</text:p>
          </table:table-cell>
          <table:table-cell office:value-type="float" office:value="0.0420120893173542" calcext:value-type="float">
            <text:p>0.0420120893173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302618525148" calcext:value-type="float">
            <text:p>0.413302618525148</text:p>
          </table:table-cell>
          <table:table-cell office:value-type="float" office:value="1.2985461816835" calcext:value-type="float">
            <text:p>1.2985461816835</text:p>
          </table:table-cell>
          <table:table-cell office:value-type="float" office:value="0.565989939246961" calcext:value-type="float">
            <text:p>0.565989939246961</text:p>
          </table:table-cell>
          <table:table-cell office:value-type="float" office:value="0.087193977840303" calcext:value-type="float">
            <text:p>0.087193977840303</text:p>
          </table:table-cell>
          <table:table-cell office:value-type="float" office:value="0.0565174423929896" calcext:value-type="float">
            <text:p>0.05651744239299</text:p>
          </table:table-cell>
          <table:table-cell office:value-type="float" office:value="0.0402677910874309" calcext:value-type="float">
            <text:p>0.0402677910874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7357256726986" calcext:value-type="float">
            <text:p>0.457357256726986</text:p>
          </table:table-cell>
          <table:table-cell office:value-type="float" office:value="1.27417521603845" calcext:value-type="float">
            <text:p>1.27417521603845</text:p>
          </table:table-cell>
          <table:table-cell office:value-type="float" office:value="0.571896680287054" calcext:value-type="float">
            <text:p>0.571896680287054</text:p>
          </table:table-cell>
          <table:table-cell office:value-type="float" office:value="0.0998401780371252" calcext:value-type="float">
            <text:p>0.099840178037125</text:p>
          </table:table-cell>
          <table:table-cell office:value-type="float" office:value="0.0730033030825773" calcext:value-type="float">
            <text:p>0.073003303082577</text:p>
          </table:table-cell>
          <table:table-cell office:value-type="float" office:value="0.0400361145274826" calcext:value-type="float">
            <text:p>0.0400361145274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6102749344396" calcext:value-type="float">
            <text:p>0.396102749344396</text:p>
          </table:table-cell>
          <table:table-cell office:value-type="float" office:value="1.40440297409991" calcext:value-type="float">
            <text:p>1.40440297409991</text:p>
          </table:table-cell>
          <table:table-cell office:value-type="float" office:value="0.424048407364703" calcext:value-type="float">
            <text:p>0.424048407364703</text:p>
          </table:table-cell>
          <table:table-cell office:value-type="float" office:value="0.0742130873459413" calcext:value-type="float">
            <text:p>0.074213087345941</text:p>
          </table:table-cell>
          <table:table-cell office:value-type="float" office:value="0.0549305258544165" calcext:value-type="float">
            <text:p>0.054930525854417</text:p>
          </table:table-cell>
          <table:table-cell office:value-type="float" office:value="0.024434664607029" calcext:value-type="float">
            <text:p>0.024434664607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5848013731069" calcext:value-type="float">
            <text:p>0.395848013731069</text:p>
          </table:table-cell>
          <table:table-cell office:value-type="float" office:value="1.40268015649817" calcext:value-type="float">
            <text:p>1.40268015649817</text:p>
          </table:table-cell>
          <table:table-cell office:value-type="float" office:value="0.405982242394639" calcext:value-type="float">
            <text:p>0.405982242394639</text:p>
          </table:table-cell>
          <table:table-cell office:value-type="float" office:value="0.0805641811884874" calcext:value-type="float">
            <text:p>0.080564181188487</text:p>
          </table:table-cell>
          <table:table-cell office:value-type="float" office:value="0.0592608244207129" calcext:value-type="float">
            <text:p>0.059260824420713</text:p>
          </table:table-cell>
          <table:table-cell office:value-type="float" office:value="0.0271962761913396" calcext:value-type="float">
            <text:p>0.02719627619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679543478879" calcext:value-type="float">
            <text:p>0.384679543478879</text:p>
          </table:table-cell>
          <table:table-cell office:value-type="float" office:value="1.35952095300948" calcext:value-type="float">
            <text:p>1.35952095300948</text:p>
          </table:table-cell>
          <table:table-cell office:value-type="float" office:value="0.555821836962469" calcext:value-type="float">
            <text:p>0.555821836962469</text:p>
          </table:table-cell>
          <table:table-cell office:value-type="float" office:value="0.085112462061479" calcext:value-type="float">
            <text:p>0.085112462061479</text:p>
          </table:table-cell>
          <table:table-cell office:value-type="float" office:value="0.05834478646586" calcext:value-type="float">
            <text:p>0.05834478646586</text:p>
          </table:table-cell>
          <table:table-cell office:value-type="float" office:value="0.0341558470323371" calcext:value-type="float">
            <text:p>0.034155847032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8426118287686" calcext:value-type="float">
            <text:p>0.328426118287686</text:p>
          </table:table-cell>
          <table:table-cell office:value-type="float" office:value="1.39959572748705" calcext:value-type="float">
            <text:p>1.39959572748705</text:p>
          </table:table-cell>
          <table:table-cell office:value-type="float" office:value="0.581049584959679" calcext:value-type="float">
            <text:p>0.581049584959679</text:p>
          </table:table-cell>
          <table:table-cell office:value-type="float" office:value="0.1391218026662" calcext:value-type="float">
            <text:p>0.1391218026662</text:p>
          </table:table-cell>
          <table:table-cell office:value-type="float" office:value="0.10304585642291" calcext:value-type="float">
            <text:p>0.10304585642291</text:p>
          </table:table-cell>
          <table:table-cell office:value-type="float" office:value="0.0544596149537977" calcext:value-type="float">
            <text:p>0.0544596149537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567276400325" calcext:value-type="float">
            <text:p>0.491567276400325</text:p>
          </table:table-cell>
          <table:table-cell office:value-type="float" office:value="1.2819422876431" calcext:value-type="float">
            <text:p>1.2819422876431</text:p>
          </table:table-cell>
          <table:table-cell office:value-type="float" office:value="0.450969100482764" calcext:value-type="float">
            <text:p>0.450969100482764</text:p>
          </table:table-cell>
          <table:table-cell office:value-type="float" office:value="0.0786300073762172" calcext:value-type="float">
            <text:p>0.078630007376217</text:p>
          </table:table-cell>
          <table:table-cell office:value-type="float" office:value="0.0513348351436891" calcext:value-type="float">
            <text:p>0.051334835143689</text:p>
          </table:table-cell>
          <table:table-cell office:value-type="float" office:value="0.0274634073262763" calcext:value-type="float">
            <text:p>0.027463407326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8091648215" calcext:value-type="float">
            <text:p>0.4968091648215</text:p>
          </table:table-cell>
          <table:table-cell office:value-type="float" office:value="1.29157790786499" calcext:value-type="float">
            <text:p>1.29157790786499</text:p>
          </table:table-cell>
          <table:table-cell office:value-type="float" office:value="0.439744209493258" calcext:value-type="float">
            <text:p>0.439744209493258</text:p>
          </table:table-cell>
          <table:table-cell office:value-type="float" office:value="0.0857606016790773" calcext:value-type="float">
            <text:p>0.085760601679077</text:p>
          </table:table-cell>
          <table:table-cell office:value-type="float" office:value="0.064960403987753" calcext:value-type="float">
            <text:p>0.064960403987753</text:p>
          </table:table-cell>
          <table:table-cell office:value-type="float" office:value="0.0355869586251828" calcext:value-type="float">
            <text:p>0.0355869586251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80650357121" calcext:value-type="float">
            <text:p>0.47580650357121</text:p>
          </table:table-cell>
          <table:table-cell office:value-type="float" office:value="1.30848504926508" calcext:value-type="float">
            <text:p>1.30848504926508</text:p>
          </table:table-cell>
          <table:table-cell office:value-type="float" office:value="0.479136864374768" calcext:value-type="float">
            <text:p>0.479136864374768</text:p>
          </table:table-cell>
          <table:table-cell office:value-type="float" office:value="0.0786317098269408" calcext:value-type="float">
            <text:p>0.078631709826941</text:p>
          </table:table-cell>
          <table:table-cell office:value-type="float" office:value="0.0599327948791508" calcext:value-type="float">
            <text:p>0.059932794879151</text:p>
          </table:table-cell>
          <table:table-cell office:value-type="float" office:value="0.0423511003134985" calcext:value-type="float">
            <text:p>0.042351100313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166051385646" calcext:value-type="float">
            <text:p>0.403166051385646</text:p>
          </table:table-cell>
          <table:table-cell office:value-type="float" office:value="1.35820181347992" calcext:value-type="float">
            <text:p>1.35820181347992</text:p>
          </table:table-cell>
          <table:table-cell office:value-type="float" office:value="0.522293700350441" calcext:value-type="float">
            <text:p>0.522293700350441</text:p>
          </table:table-cell>
          <table:table-cell office:value-type="float" office:value="0.102422903327224" calcext:value-type="float">
            <text:p>0.102422903327224</text:p>
          </table:table-cell>
          <table:table-cell office:value-type="float" office:value="0.0754247175359796" calcext:value-type="float">
            <text:p>0.07542471753598</text:p>
          </table:table-cell>
          <table:table-cell office:value-type="float" office:value="0.0468351676199584" calcext:value-type="float">
            <text:p>0.0468351676199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445492378977" calcext:value-type="float">
            <text:p>0.533445492378977</text:p>
          </table:table-cell>
          <table:table-cell office:value-type="float" office:value="1.2670166939604" calcext:value-type="float">
            <text:p>1.2670166939604</text:p>
          </table:table-cell>
          <table:table-cell office:value-type="float" office:value="0.522321212376632" calcext:value-type="float">
            <text:p>0.522321212376632</text:p>
          </table:table-cell>
          <table:table-cell office:value-type="float" office:value="0.0826954293395708" calcext:value-type="float">
            <text:p>0.082695429339571</text:p>
          </table:table-cell>
          <table:table-cell office:value-type="float" office:value="0.0625131526146029" calcext:value-type="float">
            <text:p>0.062513152614603</text:p>
          </table:table-cell>
          <table:table-cell office:value-type="float" office:value="0.0376944320173029" calcext:value-type="float">
            <text:p>0.03769443201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142811437496" calcext:value-type="float">
            <text:p>0.506142811437496</text:p>
          </table:table-cell>
          <table:table-cell office:value-type="float" office:value="1.2852525741535" calcext:value-type="float">
            <text:p>1.2852525741535</text:p>
          </table:table-cell>
          <table:table-cell office:value-type="float" office:value="0.50631370383097" calcext:value-type="float">
            <text:p>0.50631370383097</text:p>
          </table:table-cell>
          <table:table-cell office:value-type="float" office:value="0.0903130434583818" calcext:value-type="float">
            <text:p>0.090313043458382</text:p>
          </table:table-cell>
          <table:table-cell office:value-type="float" office:value="0.0692141418888523" calcext:value-type="float">
            <text:p>0.069214141888852</text:p>
          </table:table-cell>
          <table:table-cell office:value-type="float" office:value="0.0327929477756868" calcext:value-type="float">
            <text:p>0.0327929477756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7357221247173" calcext:value-type="float">
            <text:p>0.467357221247173</text:p>
          </table:table-cell>
          <table:table-cell office:value-type="float" office:value="1.3018443913151" calcext:value-type="float">
            <text:p>1.3018443913151</text:p>
          </table:table-cell>
          <table:table-cell office:value-type="float" office:value="0.5224939671945" calcext:value-type="float">
            <text:p>0.5224939671945</text:p>
          </table:table-cell>
          <table:table-cell office:value-type="float" office:value="0.0926978992063934" calcext:value-type="float">
            <text:p>0.092697899206393</text:p>
          </table:table-cell>
          <table:table-cell office:value-type="float" office:value="0.0669277513219268" calcext:value-type="float">
            <text:p>0.066927751321927</text:p>
          </table:table-cell>
          <table:table-cell office:value-type="float" office:value="0.0401685965665951" calcext:value-type="float">
            <text:p>0.0401685965665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3729280327893" calcext:value-type="float">
            <text:p>0.453729280327893</text:p>
          </table:table-cell>
          <table:table-cell office:value-type="float" office:value="1.33504768278789" calcext:value-type="float">
            <text:p>1.33504768278789</text:p>
          </table:table-cell>
          <table:table-cell office:value-type="float" office:value="0.510480138676013" calcext:value-type="float">
            <text:p>0.510480138676013</text:p>
          </table:table-cell>
          <table:table-cell office:value-type="float" office:value="0.0971930443103427" calcext:value-type="float">
            <text:p>0.097193044310343</text:p>
          </table:table-cell>
          <table:table-cell office:value-type="float" office:value="0.0710739641645578" calcext:value-type="float">
            <text:p>0.071073964164558</text:p>
          </table:table-cell>
          <table:table-cell office:value-type="float" office:value="0.0440487929617748" calcext:value-type="float">
            <text:p>0.044048792961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280377486086" calcext:value-type="float">
            <text:p>0.468280377486086</text:p>
          </table:table-cell>
          <table:table-cell office:value-type="float" office:value="1.27237368966079" calcext:value-type="float">
            <text:p>1.27237368966079</text:p>
          </table:table-cell>
          <table:table-cell office:value-type="float" office:value="0.527665468267842" calcext:value-type="float">
            <text:p>0.527665468267842</text:p>
          </table:table-cell>
          <table:table-cell office:value-type="float" office:value="0.0914927659246751" calcext:value-type="float">
            <text:p>0.091492765924675</text:p>
          </table:table-cell>
          <table:table-cell office:value-type="float" office:value="0.053074458562308" calcext:value-type="float">
            <text:p>0.053074458562308</text:p>
          </table:table-cell>
          <table:table-cell office:value-type="float" office:value="0.0416196905751437" calcext:value-type="float">
            <text:p>0.0416196905751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083896683879" calcext:value-type="float">
            <text:p>0.426083896683879</text:p>
          </table:table-cell>
          <table:table-cell office:value-type="float" office:value="1.29782636027526" calcext:value-type="float">
            <text:p>1.29782636027526</text:p>
          </table:table-cell>
          <table:table-cell office:value-type="float" office:value="0.520200611313397" calcext:value-type="float">
            <text:p>0.520200611313397</text:p>
          </table:table-cell>
          <table:table-cell office:value-type="float" office:value="0.0893473272710985" calcext:value-type="float">
            <text:p>0.089347327271099</text:p>
          </table:table-cell>
          <table:table-cell office:value-type="float" office:value="0.0662609302954191" calcext:value-type="float">
            <text:p>0.066260930295419</text:p>
          </table:table-cell>
          <table:table-cell office:value-type="float" office:value="0.0390392531995447" calcext:value-type="float">
            <text:p>0.0390392531995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3560478612456" calcext:value-type="float">
            <text:p>0.403560478612456</text:p>
          </table:table-cell>
          <table:table-cell office:value-type="float" office:value="1.3469441751622" calcext:value-type="float">
            <text:p>1.3469441751622</text:p>
          </table:table-cell>
          <table:table-cell office:value-type="float" office:value="0.531957761944485" calcext:value-type="float">
            <text:p>0.531957761944485</text:p>
          </table:table-cell>
          <table:table-cell office:value-type="float" office:value="0.0771102326015654" calcext:value-type="float">
            <text:p>0.077110232601565</text:p>
          </table:table-cell>
          <table:table-cell office:value-type="float" office:value="0.0655104307496662" calcext:value-type="float">
            <text:p>0.065510430749666</text:p>
          </table:table-cell>
          <table:table-cell office:value-type="float" office:value="0.0281761255085191" calcext:value-type="float">
            <text:p>0.0281761255085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031757456458" calcext:value-type="float">
            <text:p>0.440031757456458</text:p>
          </table:table-cell>
          <table:table-cell office:value-type="float" office:value="1.32218650423834" calcext:value-type="float">
            <text:p>1.32218650423834</text:p>
          </table:table-cell>
          <table:table-cell office:value-type="float" office:value="0.509740487035714" calcext:value-type="float">
            <text:p>0.509740487035714</text:p>
          </table:table-cell>
          <table:table-cell office:value-type="float" office:value="0.0815061334655539" calcext:value-type="float">
            <text:p>0.081506133465554</text:p>
          </table:table-cell>
          <table:table-cell office:value-type="float" office:value="0.0602879388560231" calcext:value-type="float">
            <text:p>0.060287938856023</text:p>
          </table:table-cell>
          <table:table-cell office:value-type="float" office:value="0.0365505946974702" calcext:value-type="float">
            <text:p>0.036550594697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787437612742" calcext:value-type="float">
            <text:p>0.570787437612742</text:p>
          </table:table-cell>
          <table:table-cell office:value-type="float" office:value="1.26944490335467" calcext:value-type="float">
            <text:p>1.26944490335467</text:p>
          </table:table-cell>
          <table:table-cell office:value-type="float" office:value="0.518807038142215" calcext:value-type="float">
            <text:p>0.518807038142215</text:p>
          </table:table-cell>
          <table:table-cell office:value-type="float" office:value="0.0858440553626519" calcext:value-type="float">
            <text:p>0.085844055362652</text:p>
          </table:table-cell>
          <table:table-cell office:value-type="float" office:value="0.0861084579162739" calcext:value-type="float">
            <text:p>0.086108457916274</text:p>
          </table:table-cell>
          <table:table-cell office:value-type="float" office:value="0.041801327445212" calcext:value-type="float">
            <text:p>0.0418013274452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6188900070671" calcext:value-type="float">
            <text:p>0.546188900070671</text:p>
          </table:table-cell>
          <table:table-cell office:value-type="float" office:value="1.29360838543231" calcext:value-type="float">
            <text:p>1.29360838543231</text:p>
          </table:table-cell>
          <table:table-cell office:value-type="float" office:value="0.494141718851803" calcext:value-type="float">
            <text:p>0.494141718851803</text:p>
          </table:table-cell>
          <table:table-cell office:value-type="float" office:value="0.102911846735815" calcext:value-type="float">
            <text:p>0.102911846735815</text:p>
          </table:table-cell>
          <table:table-cell office:value-type="float" office:value="0.0788799758228256" calcext:value-type="float">
            <text:p>0.078879975822826</text:p>
          </table:table-cell>
          <table:table-cell office:value-type="float" office:value="0.0390029973163385" calcext:value-type="float">
            <text:p>0.039002997316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8652637982929" calcext:value-type="float">
            <text:p>0.418652637982929</text:p>
          </table:table-cell>
          <table:table-cell office:value-type="float" office:value="1.39857182722248" calcext:value-type="float">
            <text:p>1.39857182722248</text:p>
          </table:table-cell>
          <table:table-cell office:value-type="float" office:value="0.509654450043218" calcext:value-type="float">
            <text:p>0.509654450043218</text:p>
          </table:table-cell>
          <table:table-cell office:value-type="float" office:value="0.0883712842340307" calcext:value-type="float">
            <text:p>0.088371284234031</text:p>
          </table:table-cell>
          <table:table-cell office:value-type="float" office:value="0.0615401469213212" calcext:value-type="float">
            <text:p>0.061540146921321</text:p>
          </table:table-cell>
          <table:table-cell office:value-type="float" office:value="0.0351548586042618" calcext:value-type="float">
            <text:p>0.035154858604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950282435802" calcext:value-type="float">
            <text:p>0.384950282435802</text:p>
          </table:table-cell>
          <table:table-cell office:value-type="float" office:value="1.44521359193261" calcext:value-type="float">
            <text:p>1.44521359193261</text:p>
          </table:table-cell>
          <table:table-cell office:value-type="float" office:value="0.501582442364199" calcext:value-type="float">
            <text:p>0.501582442364199</text:p>
          </table:table-cell>
          <table:table-cell office:value-type="float" office:value="0.0886891187431189" calcext:value-type="float">
            <text:p>0.088689118743119</text:p>
          </table:table-cell>
          <table:table-cell office:value-type="float" office:value="0.065710761167036" calcext:value-type="float">
            <text:p>0.065710761167036</text:p>
          </table:table-cell>
          <table:table-cell office:value-type="float" office:value="0.0457348210368531" calcext:value-type="float">
            <text:p>0.0457348210368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839169467557" calcext:value-type="float">
            <text:p>0.546839169467557</text:p>
          </table:table-cell>
          <table:table-cell office:value-type="float" office:value="1.30074677855897" calcext:value-type="float">
            <text:p>1.30074677855897</text:p>
          </table:table-cell>
          <table:table-cell office:value-type="float" office:value="0.459817393132554" calcext:value-type="float">
            <text:p>0.459817393132554</text:p>
          </table:table-cell>
          <table:table-cell office:value-type="float" office:value="0.0800275816198764" calcext:value-type="float">
            <text:p>0.080027581619876</text:p>
          </table:table-cell>
          <table:table-cell office:value-type="float" office:value="0.0670476435462077" calcext:value-type="float">
            <text:p>0.067047643546208</text:p>
          </table:table-cell>
          <table:table-cell office:value-type="float" office:value="0.0310845552421991" calcext:value-type="float">
            <text:p>0.031084555242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5657149154652" calcext:value-type="float">
            <text:p>0.615657149154652</text:p>
          </table:table-cell>
          <table:table-cell office:value-type="float" office:value="1.24562109416255" calcext:value-type="float">
            <text:p>1.24562109416255</text:p>
          </table:table-cell>
          <table:table-cell office:value-type="float" office:value="0.427906217657531" calcext:value-type="float">
            <text:p>0.427906217657531</text:p>
          </table:table-cell>
          <table:table-cell office:value-type="float" office:value="0.0840096016063625" calcext:value-type="float">
            <text:p>0.084009601606363</text:p>
          </table:table-cell>
          <table:table-cell office:value-type="float" office:value="0.0637188314065838" calcext:value-type="float">
            <text:p>0.063718831406584</text:p>
          </table:table-cell>
          <table:table-cell office:value-type="float" office:value="0.0275279710111596" calcext:value-type="float">
            <text:p>0.02752797101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972966765188" calcext:value-type="float">
            <text:p>0.550972966765188</text:p>
          </table:table-cell>
          <table:table-cell office:value-type="float" office:value="1.27871034305501" calcext:value-type="float">
            <text:p>1.27871034305501</text:p>
          </table:table-cell>
          <table:table-cell office:value-type="float" office:value="0.497346741282415" calcext:value-type="float">
            <text:p>0.497346741282415</text:p>
          </table:table-cell>
          <table:table-cell office:value-type="float" office:value="0.0856423508595225" calcext:value-type="float">
            <text:p>0.085642350859523</text:p>
          </table:table-cell>
          <table:table-cell office:value-type="float" office:value="0.0620646181703287" calcext:value-type="float">
            <text:p>0.062064618170329</text:p>
          </table:table-cell>
          <table:table-cell office:value-type="float" office:value="0.0393718886899339" calcext:value-type="float">
            <text:p>0.039371888689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6486232322367" calcext:value-type="float">
            <text:p>0.526486232322367</text:p>
          </table:table-cell>
          <table:table-cell office:value-type="float" office:value="1.29160209593322" calcext:value-type="float">
            <text:p>1.29160209593322</text:p>
          </table:table-cell>
          <table:table-cell office:value-type="float" office:value="0.487672703795754" calcext:value-type="float">
            <text:p>0.487672703795754</text:p>
          </table:table-cell>
          <table:table-cell office:value-type="float" office:value="0.0890243042171367" calcext:value-type="float">
            <text:p>0.089024304217137</text:p>
          </table:table-cell>
          <table:table-cell office:value-type="float" office:value="0.0657909401504378" calcext:value-type="float">
            <text:p>0.065790940150438</text:p>
          </table:table-cell>
          <table:table-cell office:value-type="float" office:value="0.0367695211024827" calcext:value-type="float">
            <text:p>0.0367695211024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737083471971" calcext:value-type="float">
            <text:p>0.511737083471971</text:p>
          </table:table-cell>
          <table:table-cell office:value-type="float" office:value="1.29517546204613" calcext:value-type="float">
            <text:p>1.29517546204613</text:p>
          </table:table-cell>
          <table:table-cell office:value-type="float" office:value="0.53880027180481" calcext:value-type="float">
            <text:p>0.53880027180481</text:p>
          </table:table-cell>
          <table:table-cell office:value-type="float" office:value="0.0783973319321683" calcext:value-type="float">
            <text:p>0.078397331932168</text:p>
          </table:table-cell>
          <table:table-cell office:value-type="float" office:value="0.0790900137314876" calcext:value-type="float">
            <text:p>0.079090013731488</text:p>
          </table:table-cell>
          <table:table-cell office:value-type="float" office:value="0.0339145643187646" calcext:value-type="float">
            <text:p>0.0339145643187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550108286034" calcext:value-type="float">
            <text:p>0.427550108286034</text:p>
          </table:table-cell>
          <table:table-cell office:value-type="float" office:value="1.37811659492647" calcext:value-type="float">
            <text:p>1.37811659492647</text:p>
          </table:table-cell>
          <table:table-cell office:value-type="float" office:value="0.562073977856048" calcext:value-type="float">
            <text:p>0.562073977856048</text:p>
          </table:table-cell>
          <table:table-cell office:value-type="float" office:value="0.125428495550303" calcext:value-type="float">
            <text:p>0.125428495550303</text:p>
          </table:table-cell>
          <table:table-cell office:value-type="float" office:value="0.0940982339182592" calcext:value-type="float">
            <text:p>0.094098233918259</text:p>
          </table:table-cell>
          <table:table-cell office:value-type="float" office:value="0.0449565070704227" calcext:value-type="float">
            <text:p>0.0449565070704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868302892648" calcext:value-type="float">
            <text:p>0.503868302892648</text:p>
          </table:table-cell>
          <table:table-cell office:value-type="float" office:value="1.31523173300108" calcext:value-type="float">
            <text:p>1.31523173300108</text:p>
          </table:table-cell>
          <table:table-cell office:value-type="float" office:value="0.508710976707814" calcext:value-type="float">
            <text:p>0.508710976707814</text:p>
          </table:table-cell>
          <table:table-cell office:value-type="float" office:value="0.0846913248376282" calcext:value-type="float">
            <text:p>0.084691324837628</text:p>
          </table:table-cell>
          <table:table-cell office:value-type="float" office:value="0.0634060234610718" calcext:value-type="float">
            <text:p>0.063406023461072</text:p>
          </table:table-cell>
          <table:table-cell office:value-type="float" office:value="0.0455720731349991" calcext:value-type="float">
            <text:p>0.045572073134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405190486804" calcext:value-type="float">
            <text:p>0.500405190486804</text:p>
          </table:table-cell>
          <table:table-cell office:value-type="float" office:value="1.32230397780334" calcext:value-type="float">
            <text:p>1.32230397780334</text:p>
          </table:table-cell>
          <table:table-cell office:value-type="float" office:value="0.513218046753584" calcext:value-type="float">
            <text:p>0.513218046753584</text:p>
          </table:table-cell>
          <table:table-cell office:value-type="float" office:value="0.100040869664477" calcext:value-type="float">
            <text:p>0.100040869664477</text:p>
          </table:table-cell>
          <table:table-cell office:value-type="float" office:value="0.0731582013419926" calcext:value-type="float">
            <text:p>0.073158201341993</text:p>
          </table:table-cell>
          <table:table-cell office:value-type="float" office:value="0.0388415663080186" calcext:value-type="float">
            <text:p>0.0388415663080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016217866439" calcext:value-type="float">
            <text:p>0.457016217866439</text:p>
          </table:table-cell>
          <table:table-cell office:value-type="float" office:value="1.30703060680599" calcext:value-type="float">
            <text:p>1.30703060680599</text:p>
          </table:table-cell>
          <table:table-cell office:value-type="float" office:value="0.511993289923418" calcext:value-type="float">
            <text:p>0.511993289923418</text:p>
          </table:table-cell>
          <table:table-cell office:value-type="float" office:value="0.0864258580931736" calcext:value-type="float">
            <text:p>0.086425858093174</text:p>
          </table:table-cell>
          <table:table-cell office:value-type="float" office:value="0.0651203771486646" calcext:value-type="float">
            <text:p>0.065120377148665</text:p>
          </table:table-cell>
          <table:table-cell office:value-type="float" office:value="0.0349831327588713" calcext:value-type="float">
            <text:p>0.034983132758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034181737777" calcext:value-type="float">
            <text:p>0.437034181737777</text:p>
          </table:table-cell>
          <table:table-cell office:value-type="float" office:value="1.32596960148401" calcext:value-type="float">
            <text:p>1.32596960148401</text:p>
          </table:table-cell>
          <table:table-cell office:value-type="float" office:value="0.50746600071489" calcext:value-type="float">
            <text:p>0.50746600071489</text:p>
          </table:table-cell>
          <table:table-cell office:value-type="float" office:value="0.0971007877375431" calcext:value-type="float">
            <text:p>0.097100787737543</text:p>
          </table:table-cell>
          <table:table-cell office:value-type="float" office:value="0.0719577548560045" calcext:value-type="float">
            <text:p>0.071957754856005</text:p>
          </table:table-cell>
          <table:table-cell office:value-type="float" office:value="0.0374183739896222" calcext:value-type="float">
            <text:p>0.0374183739896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9769275388043" calcext:value-type="float">
            <text:p>0.429769275388043</text:p>
          </table:table-cell>
          <table:table-cell office:value-type="float" office:value="1.33911480891671" calcext:value-type="float">
            <text:p>1.33911480891671</text:p>
          </table:table-cell>
          <table:table-cell office:value-type="float" office:value="0.514723704498829" calcext:value-type="float">
            <text:p>0.514723704498829</text:p>
          </table:table-cell>
          <table:table-cell office:value-type="float" office:value="0.0809440387869302" calcext:value-type="float">
            <text:p>0.08094403878693</text:p>
          </table:table-cell>
          <table:table-cell office:value-type="float" office:value="0.0628354594075765" calcext:value-type="float">
            <text:p>0.062835459407577</text:p>
          </table:table-cell>
          <table:table-cell office:value-type="float" office:value="0.0335163411446123" calcext:value-type="float">
            <text:p>0.0335163411446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347235225102" calcext:value-type="float">
            <text:p>0.496347235225102</text:p>
          </table:table-cell>
          <table:table-cell office:value-type="float" office:value="1.2813303312922" calcext:value-type="float">
            <text:p>1.2813303312922</text:p>
          </table:table-cell>
          <table:table-cell office:value-type="float" office:value="0.510530015387587" calcext:value-type="float">
            <text:p>0.510530015387587</text:p>
          </table:table-cell>
          <table:table-cell office:value-type="float" office:value="0.0786134256283786" calcext:value-type="float">
            <text:p>0.078613425628379</text:p>
          </table:table-cell>
          <table:table-cell office:value-type="float" office:value="0.0592705252403643" calcext:value-type="float">
            <text:p>0.059270525240364</text:p>
          </table:table-cell>
          <table:table-cell office:value-type="float" office:value="0.0348258620985741" calcext:value-type="float">
            <text:p>0.0348258620985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2051906104409" calcext:value-type="float">
            <text:p>0.652051906104409</text:p>
          </table:table-cell>
          <table:table-cell office:value-type="float" office:value="1.19006173663206" calcext:value-type="float">
            <text:p>1.19006173663206</text:p>
          </table:table-cell>
          <table:table-cell office:value-type="float" office:value="0.477882644168023" calcext:value-type="float">
            <text:p>0.477882644168023</text:p>
          </table:table-cell>
          <table:table-cell office:value-type="float" office:value="0.0864668386726708" calcext:value-type="float">
            <text:p>0.086466838672671</text:p>
          </table:table-cell>
          <table:table-cell office:value-type="float" office:value="0.0472293566291975" calcext:value-type="float">
            <text:p>0.047229356629198</text:p>
          </table:table-cell>
          <table:table-cell office:value-type="float" office:value="0.0252663814589216" calcext:value-type="float">
            <text:p>0.025266381458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2822082408249" calcext:value-type="float">
            <text:p>0.712822082408249</text:p>
          </table:table-cell>
          <table:table-cell office:value-type="float" office:value="1.14578355926111" calcext:value-type="float">
            <text:p>1.14578355926111</text:p>
          </table:table-cell>
          <table:table-cell office:value-type="float" office:value="0.427337459405477" calcext:value-type="float">
            <text:p>0.427337459405477</text:p>
          </table:table-cell>
          <table:table-cell office:value-type="float" office:value="0.0795000417456477" calcext:value-type="float">
            <text:p>0.079500041745648</text:p>
          </table:table-cell>
          <table:table-cell office:value-type="float" office:value="0.05908530441196" calcext:value-type="float">
            <text:p>0.05908530441196</text:p>
          </table:table-cell>
          <table:table-cell office:value-type="float" office:value="0.0267577672554788" calcext:value-type="float">
            <text:p>0.026757767255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1922483797551" calcext:value-type="float">
            <text:p>0.571922483797551</text:p>
          </table:table-cell>
          <table:table-cell office:value-type="float" office:value="1.23189656249109" calcext:value-type="float">
            <text:p>1.23189656249109</text:p>
          </table:table-cell>
          <table:table-cell office:value-type="float" office:value="0.471899181977397" calcext:value-type="float">
            <text:p>0.471899181977397</text:p>
          </table:table-cell>
          <table:table-cell office:value-type="float" office:value="0.0680049544960632" calcext:value-type="float">
            <text:p>0.068004954496063</text:p>
          </table:table-cell>
          <table:table-cell office:value-type="float" office:value="0.059142595642455" calcext:value-type="float">
            <text:p>0.059142595642455</text:p>
          </table:table-cell>
          <table:table-cell office:value-type="float" office:value="0.0287421391867377" calcext:value-type="float">
            <text:p>0.0287421391867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451817804576" calcext:value-type="float">
            <text:p>0.523451817804576</text:p>
          </table:table-cell>
          <table:table-cell office:value-type="float" office:value="1.27514226191991" calcext:value-type="float">
            <text:p>1.27514226191991</text:p>
          </table:table-cell>
          <table:table-cell office:value-type="float" office:value="0.520551712010728" calcext:value-type="float">
            <text:p>0.520551712010728</text:p>
          </table:table-cell>
          <table:table-cell office:value-type="float" office:value="0.101505860291181" calcext:value-type="float">
            <text:p>0.101505860291181</text:p>
          </table:table-cell>
          <table:table-cell office:value-type="float" office:value="0.0747117314496041" calcext:value-type="float">
            <text:p>0.074711731449604</text:p>
          </table:table-cell>
          <table:table-cell office:value-type="float" office:value="0.0429522509117097" calcext:value-type="float">
            <text:p>0.042952250911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512503865663" calcext:value-type="float">
            <text:p>0.520512503865663</text:p>
          </table:table-cell>
          <table:table-cell office:value-type="float" office:value="1.28808080946234" calcext:value-type="float">
            <text:p>1.28808080946234</text:p>
          </table:table-cell>
          <table:table-cell office:value-type="float" office:value="0.471858067059342" calcext:value-type="float">
            <text:p>0.471858067059342</text:p>
          </table:table-cell>
          <table:table-cell office:value-type="float" office:value="0.0779201014693808" calcext:value-type="float">
            <text:p>0.077920101469381</text:p>
          </table:table-cell>
          <table:table-cell office:value-type="float" office:value="0.0619625829198652" calcext:value-type="float">
            <text:p>0.061962582919865</text:p>
          </table:table-cell>
          <table:table-cell office:value-type="float" office:value="0.0336395047202102" calcext:value-type="float">
            <text:p>0.0336395047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262957291351" calcext:value-type="float">
            <text:p>0.403262957291351</text:p>
          </table:table-cell>
          <table:table-cell office:value-type="float" office:value="1.39379729756151" calcext:value-type="float">
            <text:p>1.39379729756151</text:p>
          </table:table-cell>
          <table:table-cell office:value-type="float" office:value="0.536085820208669" calcext:value-type="float">
            <text:p>0.536085820208669</text:p>
          </table:table-cell>
          <table:table-cell office:value-type="float" office:value="0.116505202254652" calcext:value-type="float">
            <text:p>0.116505202254652</text:p>
          </table:table-cell>
          <table:table-cell office:value-type="float" office:value="0.0839508990894896" calcext:value-type="float">
            <text:p>0.08395089908949</text:p>
          </table:table-cell>
          <table:table-cell office:value-type="float" office:value="0.0439124721216921" calcext:value-type="float">
            <text:p>0.0439124721216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497266402848" calcext:value-type="float">
            <text:p>0.494497266402848</text:p>
          </table:table-cell>
          <table:table-cell office:value-type="float" office:value="1.28927554950159" calcext:value-type="float">
            <text:p>1.28927554950159</text:p>
          </table:table-cell>
          <table:table-cell office:value-type="float" office:value="0.45321052880188" calcext:value-type="float">
            <text:p>0.45321052880188</text:p>
          </table:table-cell>
          <table:table-cell office:value-type="float" office:value="0.0815369840363067" calcext:value-type="float">
            <text:p>0.081536984036307</text:p>
          </table:table-cell>
          <table:table-cell office:value-type="float" office:value="0.0624085762091979" calcext:value-type="float">
            <text:p>0.062408576209198</text:p>
          </table:table-cell>
          <table:table-cell office:value-type="float" office:value="0.0111496101976353" calcext:value-type="float">
            <text:p>0.011149610197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2039853162995" calcext:value-type="float">
            <text:p>0.472039853162995</text:p>
          </table:table-cell>
          <table:table-cell office:value-type="float" office:value="1.31962965737984" calcext:value-type="float">
            <text:p>1.31962965737984</text:p>
          </table:table-cell>
          <table:table-cell office:value-type="float" office:value="0.466288417946742" calcext:value-type="float">
            <text:p>0.466288417946742</text:p>
          </table:table-cell>
          <table:table-cell office:value-type="float" office:value="0.0883466161166229" calcext:value-type="float">
            <text:p>0.088346616116623</text:p>
          </table:table-cell>
          <table:table-cell office:value-type="float" office:value="0.0638650644127914" calcext:value-type="float">
            <text:p>0.063865064412791</text:p>
          </table:table-cell>
          <table:table-cell office:value-type="float" office:value="0.0369520972565179" calcext:value-type="float">
            <text:p>0.0369520972565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323576156946" calcext:value-type="float">
            <text:p>0.465323576156946</text:p>
          </table:table-cell>
          <table:table-cell office:value-type="float" office:value="1.32712693159591" calcext:value-type="float">
            <text:p>1.32712693159591</text:p>
          </table:table-cell>
          <table:table-cell office:value-type="float" office:value="0.559497308681887" calcext:value-type="float">
            <text:p>0.559497308681887</text:p>
          </table:table-cell>
          <table:table-cell office:value-type="float" office:value="0.115946838763127" calcext:value-type="float">
            <text:p>0.115946838763127</text:p>
          </table:table-cell>
          <table:table-cell office:value-type="float" office:value="0.0519823544032675" calcext:value-type="float">
            <text:p>0.051982354403268</text:p>
          </table:table-cell>
          <table:table-cell office:value-type="float" office:value="0.0480930157281683" calcext:value-type="float">
            <text:p>0.048093015728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7616562844379" calcext:value-type="float">
            <text:p>0.327616562844379</text:p>
          </table:table-cell>
          <table:table-cell office:value-type="float" office:value="1.40695549388311" calcext:value-type="float">
            <text:p>1.40695549388311</text:p>
          </table:table-cell>
          <table:table-cell office:value-type="float" office:value="0.641295405327666" calcext:value-type="float">
            <text:p>0.641295405327666</text:p>
          </table:table-cell>
          <table:table-cell office:value-type="float" office:value="0.179501738494592" calcext:value-type="float">
            <text:p>0.179501738494592</text:p>
          </table:table-cell>
          <table:table-cell office:value-type="float" office:value="0.128681661642091" calcext:value-type="float">
            <text:p>0.128681661642091</text:p>
          </table:table-cell>
          <table:table-cell office:value-type="float" office:value="0.0757720840574272" calcext:value-type="float">
            <text:p>0.0757720840574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617515363259" calcext:value-type="float">
            <text:p>0.451617515363259</text:p>
          </table:table-cell>
          <table:table-cell office:value-type="float" office:value="1.33638787368866" calcext:value-type="float">
            <text:p>1.33638787368866</text:p>
          </table:table-cell>
          <table:table-cell office:value-type="float" office:value="0.485130483705355" calcext:value-type="float">
            <text:p>0.485130483705355</text:p>
          </table:table-cell>
          <table:table-cell office:value-type="float" office:value="0.0791100376860661" calcext:value-type="float">
            <text:p>0.079110037686066</text:p>
          </table:table-cell>
          <table:table-cell office:value-type="float" office:value="0.0630908500054019" calcext:value-type="float">
            <text:p>0.063090850005402</text:p>
          </table:table-cell>
          <table:table-cell office:value-type="float" office:value="0.0304898250102428" calcext:value-type="float">
            <text:p>0.0304898250102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747164071022" calcext:value-type="float">
            <text:p>0.476747164071022</text:p>
          </table:table-cell>
          <table:table-cell office:value-type="float" office:value="1.30823506232149" calcext:value-type="float">
            <text:p>1.30823506232149</text:p>
          </table:table-cell>
          <table:table-cell office:value-type="float" office:value="0.495484168826865" calcext:value-type="float">
            <text:p>0.495484168826865</text:p>
          </table:table-cell>
          <table:table-cell office:value-type="float" office:value="0.0982218564339595" calcext:value-type="float">
            <text:p>0.09822185643396</text:p>
          </table:table-cell>
          <table:table-cell office:value-type="float" office:value="0.0735869003671009" calcext:value-type="float">
            <text:p>0.073586900367101</text:p>
          </table:table-cell>
          <table:table-cell office:value-type="float" office:value="0.0422971962941773" calcext:value-type="float">
            <text:p>0.0422971962941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311885323698" calcext:value-type="float">
            <text:p>0.365311885323698</text:p>
          </table:table-cell>
          <table:table-cell office:value-type="float" office:value="1.41955446490469" calcext:value-type="float">
            <text:p>1.41955446490469</text:p>
          </table:table-cell>
          <table:table-cell office:value-type="float" office:value="0.492126943932487" calcext:value-type="float">
            <text:p>0.492126943932487</text:p>
          </table:table-cell>
          <table:table-cell office:value-type="float" office:value="0.087268132508598" calcext:value-type="float">
            <text:p>0.087268132508598</text:p>
          </table:table-cell>
          <table:table-cell office:value-type="float" office:value="0.0476592225281456" calcext:value-type="float">
            <text:p>0.047659222528146</text:p>
          </table:table-cell>
          <table:table-cell office:value-type="float" office:value="0.0360171381215456" calcext:value-type="float">
            <text:p>0.036017138121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296356837851" calcext:value-type="float">
            <text:p>0.364296356837851</text:p>
          </table:table-cell>
          <table:table-cell office:value-type="float" office:value="1.41333665253434" calcext:value-type="float">
            <text:p>1.41333665253434</text:p>
          </table:table-cell>
          <table:table-cell office:value-type="float" office:value="0.487376728803068" calcext:value-type="float">
            <text:p>0.487376728803068</text:p>
          </table:table-cell>
          <table:table-cell office:value-type="float" office:value="0.0987576429580025" calcext:value-type="float">
            <text:p>0.098757642958003</text:p>
          </table:table-cell>
          <table:table-cell office:value-type="float" office:value="0.0716929939981603" calcext:value-type="float">
            <text:p>0.07169299399816</text:p>
          </table:table-cell>
          <table:table-cell office:value-type="float" office:value="0.033420945787288" calcext:value-type="float">
            <text:p>0.0334209457872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991386294405" calcext:value-type="float">
            <text:p>0.522991386294405</text:p>
          </table:table-cell>
          <table:table-cell office:value-type="float" office:value="1.25760746686875" calcext:value-type="float">
            <text:p>1.25760746686875</text:p>
          </table:table-cell>
          <table:table-cell office:value-type="float" office:value="0.509026684255082" calcext:value-type="float">
            <text:p>0.509026684255082</text:p>
          </table:table-cell>
          <table:table-cell office:value-type="float" office:value="0.0944757302710641" calcext:value-type="float">
            <text:p>0.094475730271064</text:p>
          </table:table-cell>
          <table:table-cell office:value-type="float" office:value="0.0691072781811802" calcext:value-type="float">
            <text:p>0.06910727818118</text:p>
          </table:table-cell>
          <table:table-cell office:value-type="float" office:value="0.0254860240749702" calcext:value-type="float">
            <text:p>0.02548602407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815919424601" calcext:value-type="float">
            <text:p>0.520815919424601</text:p>
          </table:table-cell>
          <table:table-cell office:value-type="float" office:value="1.26284464467933" calcext:value-type="float">
            <text:p>1.26284464467933</text:p>
          </table:table-cell>
          <table:table-cell office:value-type="float" office:value="0.500250247347033" calcext:value-type="float">
            <text:p>0.500250247347033</text:p>
          </table:table-cell>
          <table:table-cell office:value-type="float" office:value="0.0964465683644276" calcext:value-type="float">
            <text:p>0.096446568364428</text:p>
          </table:table-cell>
          <table:table-cell office:value-type="float" office:value="0.0689597232942845" calcext:value-type="float">
            <text:p>0.068959723294285</text:p>
          </table:table-cell>
          <table:table-cell office:value-type="float" office:value="0.0351552871007571" calcext:value-type="float">
            <text:p>0.035155287100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162259180076" calcext:value-type="float">
            <text:p>0.533162259180076</text:p>
          </table:table-cell>
          <table:table-cell office:value-type="float" office:value="1.26265654499418" calcext:value-type="float">
            <text:p>1.26265654499418</text:p>
          </table:table-cell>
          <table:table-cell office:value-type="float" office:value="0.48778955926219" calcext:value-type="float">
            <text:p>0.48778955926219</text:p>
          </table:table-cell>
          <table:table-cell office:value-type="float" office:value="0.0825482778772751" calcext:value-type="float">
            <text:p>0.082548277877275</text:p>
          </table:table-cell>
          <table:table-cell office:value-type="float" office:value="0.0603224394156269" calcext:value-type="float">
            <text:p>0.060322439415627</text:p>
          </table:table-cell>
          <table:table-cell office:value-type="float" office:value="0.0342954632646411" calcext:value-type="float">
            <text:p>0.034295463264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036870895408" calcext:value-type="float">
            <text:p>0.552036870895408</text:p>
          </table:table-cell>
          <table:table-cell office:value-type="float" office:value="1.25169967189132" calcext:value-type="float">
            <text:p>1.25169967189132</text:p>
          </table:table-cell>
          <table:table-cell office:value-type="float" office:value="0.475783220035517" calcext:value-type="float">
            <text:p>0.475783220035517</text:p>
          </table:table-cell>
          <table:table-cell office:value-type="float" office:value="0.0881233033062467" calcext:value-type="float">
            <text:p>0.088123303306247</text:p>
          </table:table-cell>
          <table:table-cell office:value-type="float" office:value="0.0658538234139745" calcext:value-type="float">
            <text:p>0.065853823413975</text:p>
          </table:table-cell>
          <table:table-cell office:value-type="float" office:value="0.0324682026679125" calcext:value-type="float">
            <text:p>0.0324682026679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331789876009" calcext:value-type="float">
            <text:p>0.605331789876009</text:p>
          </table:table-cell>
          <table:table-cell office:value-type="float" office:value="1.21549145755562" calcext:value-type="float">
            <text:p>1.21549145755562</text:p>
          </table:table-cell>
          <table:table-cell office:value-type="float" office:value="0.465018861549052" calcext:value-type="float">
            <text:p>0.465018861549052</text:p>
          </table:table-cell>
          <table:table-cell office:value-type="float" office:value="0.0768719239187627" calcext:value-type="float">
            <text:p>0.076871923918763</text:p>
          </table:table-cell>
          <table:table-cell office:value-type="float" office:value="0.0589638266003616" calcext:value-type="float">
            <text:p>0.058963826600362</text:p>
          </table:table-cell>
          <table:table-cell office:value-type="float" office:value="0.029568541027855" calcext:value-type="float">
            <text:p>0.029568541027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9455018626257" calcext:value-type="float">
            <text:p>0.599455018626257</text:p>
          </table:table-cell>
          <table:table-cell office:value-type="float" office:value="1.24838783074568" calcext:value-type="float">
            <text:p>1.24838783074568</text:p>
          </table:table-cell>
          <table:table-cell office:value-type="float" office:value="0.454157485083744" calcext:value-type="float">
            <text:p>0.454157485083744</text:p>
          </table:table-cell>
          <table:table-cell office:value-type="float" office:value="0.0792496054963234" calcext:value-type="float">
            <text:p>0.079249605496323</text:p>
          </table:table-cell>
          <table:table-cell office:value-type="float" office:value="0.0571342909139139" calcext:value-type="float">
            <text:p>0.057134290913914</text:p>
          </table:table-cell>
          <table:table-cell office:value-type="float" office:value="0.031403675032237" calcext:value-type="float">
            <text:p>0.0314036750322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7488431005106" calcext:value-type="float">
            <text:p>0.647488431005106</text:p>
          </table:table-cell>
          <table:table-cell office:value-type="float" office:value="1.1622292405569" calcext:value-type="float">
            <text:p>1.1622292405569</text:p>
          </table:table-cell>
          <table:table-cell office:value-type="float" office:value="0.514761369828537" calcext:value-type="float">
            <text:p>0.514761369828537</text:p>
          </table:table-cell>
          <table:table-cell office:value-type="float" office:value="0.0971064510801829" calcext:value-type="float">
            <text:p>0.097106451080183</text:p>
          </table:table-cell>
          <table:table-cell office:value-type="float" office:value="0.06448210721098" calcext:value-type="float">
            <text:p>0.06448210721098</text:p>
          </table:table-cell>
          <table:table-cell office:value-type="float" office:value="0.041769767682106" calcext:value-type="float">
            <text:p>0.0417697676821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0713139494847" calcext:value-type="float">
            <text:p>0.640713139494847</text:p>
          </table:table-cell>
          <table:table-cell office:value-type="float" office:value="1.18050642420872" calcext:value-type="float">
            <text:p>1.18050642420872</text:p>
          </table:table-cell>
          <table:table-cell office:value-type="float" office:value="0.514874180078812" calcext:value-type="float">
            <text:p>0.514874180078812</text:p>
          </table:table-cell>
          <table:table-cell office:value-type="float" office:value="0.096724410391155" calcext:value-type="float">
            <text:p>0.096724410391155</text:p>
          </table:table-cell>
          <table:table-cell office:value-type="float" office:value="0.07021854604066" calcext:value-type="float">
            <text:p>0.07021854604066</text:p>
          </table:table-cell>
          <table:table-cell office:value-type="float" office:value="0.0401455680251583" calcext:value-type="float">
            <text:p>0.0401455680251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145468044584" calcext:value-type="float">
            <text:p>0.544145468044584</text:p>
          </table:table-cell>
          <table:table-cell office:value-type="float" office:value="1.20241733251773" calcext:value-type="float">
            <text:p>1.20241733251773</text:p>
          </table:table-cell>
          <table:table-cell office:value-type="float" office:value="0.564971258934725" calcext:value-type="float">
            <text:p>0.564971258934725</text:p>
          </table:table-cell>
          <table:table-cell office:value-type="float" office:value="0.108780687127547" calcext:value-type="float">
            <text:p>0.108780687127547</text:p>
          </table:table-cell>
          <table:table-cell office:value-type="float" office:value="0.0415555689929043" calcext:value-type="float">
            <text:p>0.041555568992904</text:p>
          </table:table-cell>
          <table:table-cell office:value-type="float" office:value="0.0344501213622679" calcext:value-type="float">
            <text:p>0.034450121362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594634950466" calcext:value-type="float">
            <text:p>0.56594634950466</text:p>
          </table:table-cell>
          <table:table-cell office:value-type="float" office:value="1.19577000563679" calcext:value-type="float">
            <text:p>1.19577000563679</text:p>
          </table:table-cell>
          <table:table-cell office:value-type="float" office:value="0.563360025476097" calcext:value-type="float">
            <text:p>0.563360025476097</text:p>
          </table:table-cell>
          <table:table-cell office:value-type="float" office:value="0.102332038520367" calcext:value-type="float">
            <text:p>0.102332038520367</text:p>
          </table:table-cell>
          <table:table-cell office:value-type="float" office:value="0.0746872515901975" calcext:value-type="float">
            <text:p>0.074687251590198</text:p>
          </table:table-cell>
          <table:table-cell office:value-type="float" office:value="0.0436511324333674" calcext:value-type="float">
            <text:p>0.043651132433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924455459939" calcext:value-type="float">
            <text:p>0.528924455459939</text:p>
          </table:table-cell>
          <table:table-cell office:value-type="float" office:value="1.27141770119061" calcext:value-type="float">
            <text:p>1.27141770119061</text:p>
          </table:table-cell>
          <table:table-cell office:value-type="float" office:value="0.517311131592984" calcext:value-type="float">
            <text:p>0.517311131592984</text:p>
          </table:table-cell>
          <table:table-cell office:value-type="float" office:value="0.0963092797299988" calcext:value-type="float">
            <text:p>0.096309279729999</text:p>
          </table:table-cell>
          <table:table-cell office:value-type="float" office:value="0.0564478659302283" calcext:value-type="float">
            <text:p>0.056447865930228</text:p>
          </table:table-cell>
          <table:table-cell office:value-type="float" office:value="0.023805243956391" calcext:value-type="float">
            <text:p>0.023805243956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559150280475" calcext:value-type="float">
            <text:p>0.478559150280475</text:p>
          </table:table-cell>
          <table:table-cell office:value-type="float" office:value="1.30699197291333" calcext:value-type="float">
            <text:p>1.30699197291333</text:p>
          </table:table-cell>
          <table:table-cell office:value-type="float" office:value="0.517204384025278" calcext:value-type="float">
            <text:p>0.517204384025278</text:p>
          </table:table-cell>
          <table:table-cell office:value-type="float" office:value="0.093059735357846" calcext:value-type="float">
            <text:p>0.093059735357846</text:p>
          </table:table-cell>
          <table:table-cell office:value-type="float" office:value="0.0693041378890015" calcext:value-type="float">
            <text:p>0.069304137889002</text:p>
          </table:table-cell>
          <table:table-cell office:value-type="float" office:value="0.0338638526363273" calcext:value-type="float">
            <text:p>0.0338638526363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3671904316109" calcext:value-type="float">
            <text:p>0.413671904316109</text:p>
          </table:table-cell>
          <table:table-cell office:value-type="float" office:value="1.3478883968826" calcext:value-type="float">
            <text:p>1.3478883968826</text:p>
          </table:table-cell>
          <table:table-cell office:value-type="float" office:value="0.512258298733476" calcext:value-type="float">
            <text:p>0.512258298733476</text:p>
          </table:table-cell>
          <table:table-cell office:value-type="float" office:value="0.0728299245099213" calcext:value-type="float">
            <text:p>0.072829924509921</text:p>
          </table:table-cell>
          <table:table-cell office:value-type="float" office:value="0.0629722483227245" calcext:value-type="float">
            <text:p>0.062972248322725</text:p>
          </table:table-cell>
          <table:table-cell office:value-type="float" office:value="0.042606998614242" calcext:value-type="float">
            <text:p>0.0426069986142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125294993988" calcext:value-type="float">
            <text:p>0.300125294993988</text:p>
          </table:table-cell>
          <table:table-cell office:value-type="float" office:value="1.45120464426556" calcext:value-type="float">
            <text:p>1.45120464426556</text:p>
          </table:table-cell>
          <table:table-cell office:value-type="float" office:value="0.604346162943376" calcext:value-type="float">
            <text:p>0.604346162943376</text:p>
          </table:table-cell>
          <table:table-cell office:value-type="float" office:value="0.145961290593389" calcext:value-type="float">
            <text:p>0.145961290593389</text:p>
          </table:table-cell>
          <table:table-cell office:value-type="float" office:value="0.105097926238006" calcext:value-type="float">
            <text:p>0.105097926238006</text:p>
          </table:table-cell>
          <table:table-cell office:value-type="float" office:value="0.113581144300292" calcext:value-type="float">
            <text:p>0.1135811443002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288648245857" calcext:value-type="float">
            <text:p>0.410288648245857</text:p>
          </table:table-cell>
          <table:table-cell office:value-type="float" office:value="1.36228440134315" calcext:value-type="float">
            <text:p>1.36228440134315</text:p>
          </table:table-cell>
          <table:table-cell office:value-type="float" office:value="0.503059703092484" calcext:value-type="float">
            <text:p>0.503059703092484</text:p>
          </table:table-cell>
          <table:table-cell office:value-type="float" office:value="0.0763591171377111" calcext:value-type="float">
            <text:p>0.076359117137711</text:p>
          </table:table-cell>
          <table:table-cell office:value-type="float" office:value="0.0643020621126532" calcext:value-type="float">
            <text:p>0.064302062112653</text:p>
          </table:table-cell>
          <table:table-cell office:value-type="float" office:value="0.0335014716723062" calcext:value-type="float">
            <text:p>0.0335014716723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4800622566229" calcext:value-type="float">
            <text:p>0.384800622566229</text:p>
          </table:table-cell>
          <table:table-cell office:value-type="float" office:value="1.37954516601129" calcext:value-type="float">
            <text:p>1.37954516601129</text:p>
          </table:table-cell>
          <table:table-cell office:value-type="float" office:value="0.486905080426875" calcext:value-type="float">
            <text:p>0.486905080426875</text:p>
          </table:table-cell>
          <table:table-cell office:value-type="float" office:value="0.0930467188061609" calcext:value-type="float">
            <text:p>0.093046718806161</text:p>
          </table:table-cell>
          <table:table-cell office:value-type="float" office:value="0.0680954729886114" calcext:value-type="float">
            <text:p>0.068095472988611</text:p>
          </table:table-cell>
          <table:table-cell office:value-type="float" office:value="0.0429598756164417" calcext:value-type="float">
            <text:p>0.0429598756164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792919913875" calcext:value-type="float">
            <text:p>0.519792919913875</text:p>
          </table:table-cell>
          <table:table-cell office:value-type="float" office:value="1.28703205093744" calcext:value-type="float">
            <text:p>1.28703205093744</text:p>
          </table:table-cell>
          <table:table-cell office:value-type="float" office:value="0.470414850971444" calcext:value-type="float">
            <text:p>0.470414850971444</text:p>
          </table:table-cell>
          <table:table-cell office:value-type="float" office:value="0.0816637413772954" calcext:value-type="float">
            <text:p>0.081663741377295</text:p>
          </table:table-cell>
          <table:table-cell office:value-type="float" office:value="0.0480086056971905" calcext:value-type="float">
            <text:p>0.048008605697191</text:p>
          </table:table-cell>
          <table:table-cell office:value-type="float" office:value="0.0315340651983251" calcext:value-type="float">
            <text:p>0.031534065198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250030759847" calcext:value-type="float">
            <text:p>0.476250030759847</text:p>
          </table:table-cell>
          <table:table-cell office:value-type="float" office:value="1.31995964321768" calcext:value-type="float">
            <text:p>1.31995964321768</text:p>
          </table:table-cell>
          <table:table-cell office:value-type="float" office:value="0.511173227044471" calcext:value-type="float">
            <text:p>0.511173227044471</text:p>
          </table:table-cell>
          <table:table-cell office:value-type="float" office:value="0.107082152887932" calcext:value-type="float">
            <text:p>0.107082152887932</text:p>
          </table:table-cell>
          <table:table-cell office:value-type="float" office:value="0.0770788343846006" calcext:value-type="float">
            <text:p>0.077078834384601</text:p>
          </table:table-cell>
          <table:table-cell office:value-type="float" office:value="0.0387797561574824" calcext:value-type="float">
            <text:p>0.038779756157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276050779301" calcext:value-type="float">
            <text:p>0.506276050779301</text:p>
          </table:table-cell>
          <table:table-cell office:value-type="float" office:value="1.3100033358059" calcext:value-type="float">
            <text:p>1.3100033358059</text:p>
          </table:table-cell>
          <table:table-cell office:value-type="float" office:value="0.47608477024432" calcext:value-type="float">
            <text:p>0.47608477024432</text:p>
          </table:table-cell>
          <table:table-cell office:value-type="float" office:value="0.0869247520978811" calcext:value-type="float">
            <text:p>0.086924752097881</text:p>
          </table:table-cell>
          <table:table-cell office:value-type="float" office:value="0.0781519353340327" calcext:value-type="float">
            <text:p>0.078151935334033</text:p>
          </table:table-cell>
          <table:table-cell office:value-type="float" office:value="0.0368904699527426" calcext:value-type="float">
            <text:p>0.0368904699527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987920687745" calcext:value-type="float">
            <text:p>0.495987920687745</text:p>
          </table:table-cell>
          <table:table-cell office:value-type="float" office:value="1.3149995347864" calcext:value-type="float">
            <text:p>1.3149995347864</text:p>
          </table:table-cell>
          <table:table-cell office:value-type="float" office:value="0.477890867369643" calcext:value-type="float">
            <text:p>0.477890867369643</text:p>
          </table:table-cell>
          <table:table-cell office:value-type="float" office:value="0.0886800464266307" calcext:value-type="float">
            <text:p>0.088680046426631</text:p>
          </table:table-cell>
          <table:table-cell office:value-type="float" office:value="0.0670275773821426" calcext:value-type="float">
            <text:p>0.067027577382143</text:p>
          </table:table-cell>
          <table:table-cell office:value-type="float" office:value="0.0340216490949566" calcext:value-type="float">
            <text:p>0.0340216490949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336783775694" calcext:value-type="float">
            <text:p>0.575336783775694</text:p>
          </table:table-cell>
          <table:table-cell office:value-type="float" office:value="1.26404187195535" calcext:value-type="float">
            <text:p>1.26404187195535</text:p>
          </table:table-cell>
          <table:table-cell office:value-type="float" office:value="0.501022668107452" calcext:value-type="float">
            <text:p>0.501022668107452</text:p>
          </table:table-cell>
          <table:table-cell office:value-type="float" office:value="0.0813153337246119" calcext:value-type="float">
            <text:p>0.081315333724612</text:p>
          </table:table-cell>
          <table:table-cell office:value-type="float" office:value="0.0528919637637077" calcext:value-type="float">
            <text:p>0.052891963763708</text:p>
          </table:table-cell>
          <table:table-cell office:value-type="float" office:value="0.0389665756564991" calcext:value-type="float">
            <text:p>0.0389665756564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4337942331692" calcext:value-type="float">
            <text:p>0.644337942331692</text:p>
          </table:table-cell>
          <table:table-cell office:value-type="float" office:value="1.22627229217391" calcext:value-type="float">
            <text:p>1.22627229217391</text:p>
          </table:table-cell>
          <table:table-cell office:value-type="float" office:value="0.469602087764211" calcext:value-type="float">
            <text:p>0.469602087764211</text:p>
          </table:table-cell>
          <table:table-cell office:value-type="float" office:value="0.0698144537658494" calcext:value-type="float">
            <text:p>0.069814453765849</text:p>
          </table:table-cell>
          <table:table-cell office:value-type="float" office:value="0.0556199259890607" calcext:value-type="float">
            <text:p>0.055619925989061</text:p>
          </table:table-cell>
          <table:table-cell office:value-type="float" office:value="0.0313292364494039" calcext:value-type="float">
            <text:p>0.0313292364494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9979388093832" calcext:value-type="float">
            <text:p>0.579979388093832</text:p>
          </table:table-cell>
          <table:table-cell office:value-type="float" office:value="1.27650494030202" calcext:value-type="float">
            <text:p>1.27650494030202</text:p>
          </table:table-cell>
          <table:table-cell office:value-type="float" office:value="0.511918344607374" calcext:value-type="float">
            <text:p>0.511918344607374</text:p>
          </table:table-cell>
          <table:table-cell office:value-type="float" office:value="0.0702340049046915" calcext:value-type="float">
            <text:p>0.070234004904692</text:p>
          </table:table-cell>
          <table:table-cell office:value-type="float" office:value="0.0731179357925603" calcext:value-type="float">
            <text:p>0.07311793579256</text:p>
          </table:table-cell>
          <table:table-cell office:value-type="float" office:value="0.0426802699192546" calcext:value-type="float">
            <text:p>0.042680269919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6861830091407" calcext:value-type="float">
            <text:p>0.606861830091407</text:p>
          </table:table-cell>
          <table:table-cell office:value-type="float" office:value="1.24605775139276" calcext:value-type="float">
            <text:p>1.24605775139276</text:p>
          </table:table-cell>
          <table:table-cell office:value-type="float" office:value="0.463564066173695" calcext:value-type="float">
            <text:p>0.463564066173695</text:p>
          </table:table-cell>
          <table:table-cell office:value-type="float" office:value="0.0746516973572837" calcext:value-type="float">
            <text:p>0.074651697357284</text:p>
          </table:table-cell>
          <table:table-cell office:value-type="float" office:value="0.0578315859667937" calcext:value-type="float">
            <text:p>0.057831585966794</text:p>
          </table:table-cell>
          <table:table-cell office:value-type="float" office:value="0.0287079556640573" calcext:value-type="float">
            <text:p>0.0287079556640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283202694923" calcext:value-type="float">
            <text:p>0.469283202694923</text:p>
          </table:table-cell>
          <table:table-cell office:value-type="float" office:value="1.31004842030234" calcext:value-type="float">
            <text:p>1.31004842030234</text:p>
          </table:table-cell>
          <table:table-cell office:value-type="float" office:value="0.488529372703852" calcext:value-type="float">
            <text:p>0.488529372703852</text:p>
          </table:table-cell>
          <table:table-cell office:value-type="float" office:value="0.0816519423402967" calcext:value-type="float">
            <text:p>0.081651942340297</text:p>
          </table:table-cell>
          <table:table-cell office:value-type="float" office:value="0.0585415828606848" calcext:value-type="float">
            <text:p>0.058541582860685</text:p>
          </table:table-cell>
          <table:table-cell office:value-type="float" office:value="0.0313201851433224" calcext:value-type="float">
            <text:p>0.0313201851433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186292574974" calcext:value-type="float">
            <text:p>0.476186292574974</text:p>
          </table:table-cell>
          <table:table-cell office:value-type="float" office:value="1.30442163517055" calcext:value-type="float">
            <text:p>1.30442163517055</text:p>
          </table:table-cell>
          <table:table-cell office:value-type="float" office:value="0.471833936374959" calcext:value-type="float">
            <text:p>0.471833936374959</text:p>
          </table:table-cell>
          <table:table-cell office:value-type="float" office:value="0.0895384130345612" calcext:value-type="float">
            <text:p>0.089538413034561</text:p>
          </table:table-cell>
          <table:table-cell office:value-type="float" office:value="0.0673006240275987" calcext:value-type="float">
            <text:p>0.067300624027599</text:p>
          </table:table-cell>
          <table:table-cell office:value-type="float" office:value="0.0384981516019524" calcext:value-type="float">
            <text:p>0.0384981516019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979453015719" calcext:value-type="float">
            <text:p>0.397979453015719</text:p>
          </table:table-cell>
          <table:table-cell office:value-type="float" office:value="1.4161019605866" calcext:value-type="float">
            <text:p>1.4161019605866</text:p>
          </table:table-cell>
          <table:table-cell office:value-type="float" office:value="0.495527799466719" calcext:value-type="float">
            <text:p>0.495527799466719</text:p>
          </table:table-cell>
          <table:table-cell office:value-type="float" office:value="0.086507127160244" calcext:value-type="float">
            <text:p>0.086507127160244</text:p>
          </table:table-cell>
          <table:table-cell office:value-type="float" office:value="0.0589238601440653" calcext:value-type="float">
            <text:p>0.058923860144065</text:p>
          </table:table-cell>
          <table:table-cell office:value-type="float" office:value="0.0423870417000799" calcext:value-type="float">
            <text:p>0.04238704170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542595456253" calcext:value-type="float">
            <text:p>0.40542595456253</text:p>
          </table:table-cell>
          <table:table-cell office:value-type="float" office:value="1.39593562099969" calcext:value-type="float">
            <text:p>1.39593562099969</text:p>
          </table:table-cell>
          <table:table-cell office:value-type="float" office:value="0.473607086798052" calcext:value-type="float">
            <text:p>0.473607086798052</text:p>
          </table:table-cell>
          <table:table-cell office:value-type="float" office:value="0.101776127825971" calcext:value-type="float">
            <text:p>0.101776127825971</text:p>
          </table:table-cell>
          <table:table-cell office:value-type="float" office:value="0.0752005219104855" calcext:value-type="float">
            <text:p>0.075200521910486</text:p>
          </table:table-cell>
          <table:table-cell office:value-type="float" office:value="0.0337746202752551" calcext:value-type="float">
            <text:p>0.0337746202752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949372573197" calcext:value-type="float">
            <text:p>0.457949372573197</text:p>
          </table:table-cell>
          <table:table-cell office:value-type="float" office:value="1.29896140334038" calcext:value-type="float">
            <text:p>1.29896140334038</text:p>
          </table:table-cell>
          <table:table-cell office:value-type="float" office:value="0.474100019027745" calcext:value-type="float">
            <text:p>0.474100019027745</text:p>
          </table:table-cell>
          <table:table-cell office:value-type="float" office:value="0.073730676171003" calcext:value-type="float">
            <text:p>0.073730676171003</text:p>
          </table:table-cell>
          <table:table-cell office:value-type="float" office:value="0.0506512123990707" calcext:value-type="float">
            <text:p>0.050651212399071</text:p>
          </table:table-cell>
          <table:table-cell office:value-type="float" office:value="0.0368669548848329" calcext:value-type="float">
            <text:p>0.0368669548848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749755786787" calcext:value-type="float">
            <text:p>0.463749755786787</text:p>
          </table:table-cell>
          <table:table-cell office:value-type="float" office:value="1.31291964893511" calcext:value-type="float">
            <text:p>1.31291964893511</text:p>
          </table:table-cell>
          <table:table-cell office:value-type="float" office:value="0.481324612074753" calcext:value-type="float">
            <text:p>0.481324612074753</text:p>
          </table:table-cell>
          <table:table-cell office:value-type="float" office:value="0.0986908320987788" calcext:value-type="float">
            <text:p>0.098690832098779</text:p>
          </table:table-cell>
          <table:table-cell office:value-type="float" office:value="0.0746908469469621" calcext:value-type="float">
            <text:p>0.074690846946962</text:p>
          </table:table-cell>
          <table:table-cell office:value-type="float" office:value="0.0385869870027037" calcext:value-type="float">
            <text:p>0.0385869870027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606668391508" calcext:value-type="float">
            <text:p>0.432606668391508</text:p>
          </table:table-cell>
          <table:table-cell office:value-type="float" office:value="1.35474522695957" calcext:value-type="float">
            <text:p>1.35474522695957</text:p>
          </table:table-cell>
          <table:table-cell office:value-type="float" office:value="0.454313955979093" calcext:value-type="float">
            <text:p>0.454313955979093</text:p>
          </table:table-cell>
          <table:table-cell office:value-type="float" office:value="0.0858512998740861" calcext:value-type="float">
            <text:p>0.085851299874086</text:p>
          </table:table-cell>
          <table:table-cell office:value-type="float" office:value="0.0474258491841793" calcext:value-type="float">
            <text:p>0.047425849184179</text:p>
          </table:table-cell>
          <table:table-cell office:value-type="float" office:value="0.0242426159566931" calcext:value-type="float">
            <text:p>0.024242615956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254330221034" calcext:value-type="float">
            <text:p>0.466254330221034</text:p>
          </table:table-cell>
          <table:table-cell office:value-type="float" office:value="1.34388004726873" calcext:value-type="float">
            <text:p>1.34388004726873</text:p>
          </table:table-cell>
          <table:table-cell office:value-type="float" office:value="0.444557344984801" calcext:value-type="float">
            <text:p>0.444557344984801</text:p>
          </table:table-cell>
          <table:table-cell office:value-type="float" office:value="0.0782548447332438" calcext:value-type="float">
            <text:p>0.078254844733244</text:p>
          </table:table-cell>
          <table:table-cell office:value-type="float" office:value="0.0588972191456948" calcext:value-type="float">
            <text:p>0.058897219145695</text:p>
          </table:table-cell>
          <table:table-cell office:value-type="float" office:value="0.0348645696272356" calcext:value-type="float">
            <text:p>0.0348645696272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16010237669" calcext:value-type="float">
            <text:p>0.50516010237669</text:p>
          </table:table-cell>
          <table:table-cell office:value-type="float" office:value="1.28975626019615" calcext:value-type="float">
            <text:p>1.28975626019615</text:p>
          </table:table-cell>
          <table:table-cell office:value-type="float" office:value="0.520716285939163" calcext:value-type="float">
            <text:p>0.520716285939163</text:p>
          </table:table-cell>
          <table:table-cell office:value-type="float" office:value="0.0919465697112034" calcext:value-type="float">
            <text:p>0.091946569711203</text:p>
          </table:table-cell>
          <table:table-cell office:value-type="float" office:value="0.0615265526389603" calcext:value-type="float">
            <text:p>0.06152655263896</text:p>
          </table:table-cell>
          <table:table-cell office:value-type="float" office:value="0.0332705098450934" calcext:value-type="float">
            <text:p>0.0332705098450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431919440244" calcext:value-type="float">
            <text:p>0.532431919440244</text:p>
          </table:table-cell>
          <table:table-cell office:value-type="float" office:value="1.27209609757893" calcext:value-type="float">
            <text:p>1.27209609757893</text:p>
          </table:table-cell>
          <table:table-cell office:value-type="float" office:value="0.503203633759941" calcext:value-type="float">
            <text:p>0.503203633759941</text:p>
          </table:table-cell>
          <table:table-cell office:value-type="float" office:value="0.0965147873391048" calcext:value-type="float">
            <text:p>0.096514787339105</text:p>
          </table:table-cell>
          <table:table-cell office:value-type="float" office:value="0.0730954569185595" calcext:value-type="float">
            <text:p>0.07309545691856</text:p>
          </table:table-cell>
          <table:table-cell office:value-type="float" office:value="0.0369525850309373" calcext:value-type="float">
            <text:p>0.0369525850309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350416299249" calcext:value-type="float">
            <text:p>0.640350416299249</text:p>
          </table:table-cell>
          <table:table-cell office:value-type="float" office:value="1.21242206630256" calcext:value-type="float">
            <text:p>1.21242206630256</text:p>
          </table:table-cell>
          <table:table-cell office:value-type="float" office:value="0.479615291377038" calcext:value-type="float">
            <text:p>0.479615291377038</text:p>
          </table:table-cell>
          <table:table-cell office:value-type="float" office:value="0.0721392334031023" calcext:value-type="float">
            <text:p>0.072139233403102</text:p>
          </table:table-cell>
          <table:table-cell office:value-type="float" office:value="0.0650023434330917" calcext:value-type="float">
            <text:p>0.065002343433092</text:p>
          </table:table-cell>
          <table:table-cell office:value-type="float" office:value="0.0372809676229715" calcext:value-type="float">
            <text:p>0.037280967622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201522205338" calcext:value-type="float">
            <text:p>0.66201522205338</text:p>
          </table:table-cell>
          <table:table-cell office:value-type="float" office:value="1.19065867065505" calcext:value-type="float">
            <text:p>1.19065867065505</text:p>
          </table:table-cell>
          <table:table-cell office:value-type="float" office:value="0.463636235004267" calcext:value-type="float">
            <text:p>0.463636235004267</text:p>
          </table:table-cell>
          <table:table-cell office:value-type="float" office:value="0.0727649017743668" calcext:value-type="float">
            <text:p>0.072764901774367</text:p>
          </table:table-cell>
          <table:table-cell office:value-type="float" office:value="0.056424478065435" calcext:value-type="float">
            <text:p>0.056424478065435</text:p>
          </table:table-cell>
          <table:table-cell office:value-type="float" office:value="0.0309644353024511" calcext:value-type="float">
            <text:p>0.0309644353024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6854747933781" calcext:value-type="float">
            <text:p>0.526854747933781</text:p>
          </table:table-cell>
          <table:table-cell office:value-type="float" office:value="1.27103642349942" calcext:value-type="float">
            <text:p>1.27103642349942</text:p>
          </table:table-cell>
          <table:table-cell office:value-type="float" office:value="0.545446000466521" calcext:value-type="float">
            <text:p>0.545446000466521</text:p>
          </table:table-cell>
          <table:table-cell office:value-type="float" office:value="0.0955549231026878" calcext:value-type="float">
            <text:p>0.095554923102688</text:p>
          </table:table-cell>
          <table:table-cell office:value-type="float" office:value="0.0522349177295039" calcext:value-type="float">
            <text:p>0.052234917729504</text:p>
          </table:table-cell>
          <table:table-cell office:value-type="float" office:value="0.0352965260891594" calcext:value-type="float">
            <text:p>0.0352965260891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360393383902" calcext:value-type="float">
            <text:p>0.472360393383902</text:p>
          </table:table-cell>
          <table:table-cell office:value-type="float" office:value="1.31061446143496" calcext:value-type="float">
            <text:p>1.31061446143496</text:p>
          </table:table-cell>
          <table:table-cell office:value-type="float" office:value="0.523880784897217" calcext:value-type="float">
            <text:p>0.523880784897217</text:p>
          </table:table-cell>
          <table:table-cell office:value-type="float" office:value="0.0959494265220952" calcext:value-type="float">
            <text:p>0.095949426522095</text:p>
          </table:table-cell>
          <table:table-cell office:value-type="float" office:value="0.0684134076602107" calcext:value-type="float">
            <text:p>0.068413407660211</text:p>
          </table:table-cell>
          <table:table-cell office:value-type="float" office:value="0.0361161433739153" calcext:value-type="float">
            <text:p>0.0361161433739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778621562536" calcext:value-type="float">
            <text:p>0.507778621562536</text:p>
          </table:table-cell>
          <table:table-cell office:value-type="float" office:value="1.33328285384046" calcext:value-type="float">
            <text:p>1.33328285384046</text:p>
          </table:table-cell>
          <table:table-cell office:value-type="float" office:value="0.535851690674081" calcext:value-type="float">
            <text:p>0.535851690674081</text:p>
          </table:table-cell>
          <table:table-cell office:value-type="float" office:value="0.0760079151708083" calcext:value-type="float">
            <text:p>0.076007915170808</text:p>
          </table:table-cell>
          <table:table-cell office:value-type="float" office:value="0.0577308964934727" calcext:value-type="float">
            <text:p>0.057730896493473</text:p>
          </table:table-cell>
          <table:table-cell office:value-type="float" office:value="0.034588194933484" calcext:value-type="float">
            <text:p>0.034588194933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926046891256" calcext:value-type="float">
            <text:p>0.483926046891256</text:p>
          </table:table-cell>
          <table:table-cell office:value-type="float" office:value="1.33152660039831" calcext:value-type="float">
            <text:p>1.33152660039831</text:p>
          </table:table-cell>
          <table:table-cell office:value-type="float" office:value="0.514520210757423" calcext:value-type="float">
            <text:p>0.514520210757423</text:p>
          </table:table-cell>
          <table:table-cell office:value-type="float" office:value="0.0816707685910679" calcext:value-type="float">
            <text:p>0.081670768591068</text:p>
          </table:table-cell>
          <table:table-cell office:value-type="float" office:value="0.0604656463602179" calcext:value-type="float">
            <text:p>0.060465646360218</text:p>
          </table:table-cell>
          <table:table-cell office:value-type="float" office:value="0.03422662248382" calcext:value-type="float">
            <text:p>0.034226622483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139582599043" calcext:value-type="float">
            <text:p>0.73139582599043</text:p>
          </table:table-cell>
          <table:table-cell office:value-type="float" office:value="1.14776604728804" calcext:value-type="float">
            <text:p>1.14776604728804</text:p>
          </table:table-cell>
          <table:table-cell office:value-type="float" office:value="0.492434617540942" calcext:value-type="float">
            <text:p>0.492434617540942</text:p>
          </table:table-cell>
          <table:table-cell office:value-type="float" office:value="0.090766255719522" calcext:value-type="float">
            <text:p>0.090766255719522</text:p>
          </table:table-cell>
          <table:table-cell office:value-type="float" office:value="0.0583901063577617" calcext:value-type="float">
            <text:p>0.058390106357762</text:p>
          </table:table-cell>
          <table:table-cell office:value-type="float" office:value="0.0383321600790491" calcext:value-type="float">
            <text:p>0.038332160079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8903408391289" calcext:value-type="float">
            <text:p>0.738903408391289</text:p>
          </table:table-cell>
          <table:table-cell office:value-type="float" office:value="1.15096800115316" calcext:value-type="float">
            <text:p>1.15096800115316</text:p>
          </table:table-cell>
          <table:table-cell office:value-type="float" office:value="0.435523889118056" calcext:value-type="float">
            <text:p>0.435523889118056</text:p>
          </table:table-cell>
          <table:table-cell office:value-type="float" office:value="0.0813902476530854" calcext:value-type="float">
            <text:p>0.081390247653085</text:p>
          </table:table-cell>
          <table:table-cell office:value-type="float" office:value="0.0605662388150953" calcext:value-type="float">
            <text:p>0.060566238815095</text:p>
          </table:table-cell>
          <table:table-cell office:value-type="float" office:value="0.0281017079345202" calcext:value-type="float">
            <text:p>0.02810170793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8711321511684" calcext:value-type="float">
            <text:p>0.428711321511684</text:p>
          </table:table-cell>
          <table:table-cell office:value-type="float" office:value="1.34592753092922" calcext:value-type="float">
            <text:p>1.34592753092922</text:p>
          </table:table-cell>
          <table:table-cell office:value-type="float" office:value="0.49562394186526" calcext:value-type="float">
            <text:p>0.49562394186526</text:p>
          </table:table-cell>
          <table:table-cell office:value-type="float" office:value="0.0832406452545888" calcext:value-type="float">
            <text:p>0.083240645254589</text:p>
          </table:table-cell>
          <table:table-cell office:value-type="float" office:value="0.106370737449288" calcext:value-type="float">
            <text:p>0.106370737449288</text:p>
          </table:table-cell>
          <table:table-cell office:value-type="float" office:value="0.0402243505418951" calcext:value-type="float">
            <text:p>0.0402243505418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643916446587" calcext:value-type="float">
            <text:p>0.419643916446587</text:p>
          </table:table-cell>
          <table:table-cell office:value-type="float" office:value="1.31489750410604" calcext:value-type="float">
            <text:p>1.31489750410604</text:p>
          </table:table-cell>
          <table:table-cell office:value-type="float" office:value="0.475707060595381" calcext:value-type="float">
            <text:p>0.475707060595381</text:p>
          </table:table-cell>
          <table:table-cell office:value-type="float" office:value="0.098389484001641" calcext:value-type="float">
            <text:p>0.098389484001641</text:p>
          </table:table-cell>
          <table:table-cell office:value-type="float" office:value="0.0756306864171882" calcext:value-type="float">
            <text:p>0.075630686417188</text:p>
          </table:table-cell>
          <table:table-cell office:value-type="float" office:value="0.0419798902327238" calcext:value-type="float">
            <text:p>0.0419798902327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5059938174521" calcext:value-type="float">
            <text:p>0.445059938174521</text:p>
          </table:table-cell>
          <table:table-cell office:value-type="float" office:value="1.37988758326205" calcext:value-type="float">
            <text:p>1.37988758326205</text:p>
          </table:table-cell>
          <table:table-cell office:value-type="float" office:value="0.546207636132847" calcext:value-type="float">
            <text:p>0.546207636132847</text:p>
          </table:table-cell>
          <table:table-cell office:value-type="float" office:value="0.0827083168430564" calcext:value-type="float">
            <text:p>0.082708316843056</text:p>
          </table:table-cell>
          <table:table-cell office:value-type="float" office:value="0.0677988051267415" calcext:value-type="float">
            <text:p>0.067798805126742</text:p>
          </table:table-cell>
          <table:table-cell office:value-type="float" office:value="0.0423708736536271" calcext:value-type="float">
            <text:p>0.042370873653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44154305385" calcext:value-type="float">
            <text:p>0.43944154305385</text:p>
          </table:table-cell>
          <table:table-cell office:value-type="float" office:value="1.36695508429044" calcext:value-type="float">
            <text:p>1.36695508429044</text:p>
          </table:table-cell>
          <table:table-cell office:value-type="float" office:value="0.559021617065164" calcext:value-type="float">
            <text:p>0.559021617065164</text:p>
          </table:table-cell>
          <table:table-cell office:value-type="float" office:value="0.103854351900176" calcext:value-type="float">
            <text:p>0.103854351900176</text:p>
          </table:table-cell>
          <table:table-cell office:value-type="float" office:value="0.0778326329493089" calcext:value-type="float">
            <text:p>0.077832632949309</text:p>
          </table:table-cell>
          <table:table-cell office:value-type="float" office:value="0.0451283060142285" calcext:value-type="float">
            <text:p>0.0451283060142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390331484333" calcext:value-type="float">
            <text:p>0.555390331484333</text:p>
          </table:table-cell>
          <table:table-cell office:value-type="float" office:value="1.25337611150775" calcext:value-type="float">
            <text:p>1.25337611150775</text:p>
          </table:table-cell>
          <table:table-cell office:value-type="float" office:value="0.47636337077193" calcext:value-type="float">
            <text:p>0.47636337077193</text:p>
          </table:table-cell>
          <table:table-cell office:value-type="float" office:value="0.0845720465889647" calcext:value-type="float">
            <text:p>0.084572046588965</text:p>
          </table:table-cell>
          <table:table-cell office:value-type="float" office:value="0.0625291469299472" calcext:value-type="float">
            <text:p>0.062529146929947</text:p>
          </table:table-cell>
          <table:table-cell office:value-type="float" office:value="0.0286328564169329" calcext:value-type="float">
            <text:p>0.0286328564169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922529275995" calcext:value-type="float">
            <text:p>0.598922529275995</text:p>
          </table:table-cell>
          <table:table-cell office:value-type="float" office:value="1.22197632417298" calcext:value-type="float">
            <text:p>1.22197632417298</text:p>
          </table:table-cell>
          <table:table-cell office:value-type="float" office:value="0.463265102063385" calcext:value-type="float">
            <text:p>0.463265102063385</text:p>
          </table:table-cell>
          <table:table-cell office:value-type="float" office:value="0.0816834173007969" calcext:value-type="float">
            <text:p>0.081683417300797</text:p>
          </table:table-cell>
          <table:table-cell office:value-type="float" office:value="0.0619049998429305" calcext:value-type="float">
            <text:p>0.061904999842931</text:p>
          </table:table-cell>
          <table:table-cell office:value-type="float" office:value="0.0322611902844267" calcext:value-type="float">
            <text:p>0.0322611902844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463881717537" calcext:value-type="float">
            <text:p>0.520463881717537</text:p>
          </table:table-cell>
          <table:table-cell office:value-type="float" office:value="1.24398078576849" calcext:value-type="float">
            <text:p>1.24398078576849</text:p>
          </table:table-cell>
          <table:table-cell office:value-type="float" office:value="0.59639870988141" calcext:value-type="float">
            <text:p>0.59639870988141</text:p>
          </table:table-cell>
          <table:table-cell office:value-type="float" office:value="0.0937335372735699" calcext:value-type="float">
            <text:p>0.09373353727357</text:p>
          </table:table-cell>
          <table:table-cell office:value-type="float" office:value="0.0620902477555416" calcext:value-type="float">
            <text:p>0.062090247755542</text:p>
          </table:table-cell>
          <table:table-cell office:value-type="float" office:value="0.0385407762576131" calcext:value-type="float">
            <text:p>0.038540776257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1434543996429" calcext:value-type="float">
            <text:p>0.551434543996429</text:p>
          </table:table-cell>
          <table:table-cell office:value-type="float" office:value="1.23390228890307" calcext:value-type="float">
            <text:p>1.23390228890307</text:p>
          </table:table-cell>
          <table:table-cell office:value-type="float" office:value="0.551713294391459" calcext:value-type="float">
            <text:p>0.551713294391459</text:p>
          </table:table-cell>
          <table:table-cell office:value-type="float" office:value="0.08896067864758" calcext:value-type="float">
            <text:p>0.08896067864758</text:p>
          </table:table-cell>
          <table:table-cell office:value-type="float" office:value="0.0666704385526924" calcext:value-type="float">
            <text:p>0.066670438552692</text:p>
          </table:table-cell>
          <table:table-cell office:value-type="float" office:value="0.0447732455671626" calcext:value-type="float">
            <text:p>0.0447732455671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238566038632" calcext:value-type="float">
            <text:p>0.487238566038632</text:p>
          </table:table-cell>
          <table:table-cell office:value-type="float" office:value="1.32858382325406" calcext:value-type="float">
            <text:p>1.32858382325406</text:p>
          </table:table-cell>
          <table:table-cell office:value-type="float" office:value="0.523873954749661" calcext:value-type="float">
            <text:p>0.523873954749661</text:p>
          </table:table-cell>
          <table:table-cell office:value-type="float" office:value="0.0799756712612758" calcext:value-type="float">
            <text:p>0.079975671261276</text:p>
          </table:table-cell>
          <table:table-cell office:value-type="float" office:value="0.0580825737354623" calcext:value-type="float">
            <text:p>0.058082573735462</text:p>
          </table:table-cell>
          <table:table-cell office:value-type="float" office:value="0.0258505803883837" calcext:value-type="float">
            <text:p>0.025850580388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261473680158" calcext:value-type="float">
            <text:p>0.494261473680158</text:p>
          </table:table-cell>
          <table:table-cell office:value-type="float" office:value="1.31976547490948" calcext:value-type="float">
            <text:p>1.31976547490948</text:p>
          </table:table-cell>
          <table:table-cell office:value-type="float" office:value="0.511912922431347" calcext:value-type="float">
            <text:p>0.511912922431347</text:p>
          </table:table-cell>
          <table:table-cell office:value-type="float" office:value="0.0903657911804952" calcext:value-type="float">
            <text:p>0.090365791180495</text:p>
          </table:table-cell>
          <table:table-cell office:value-type="float" office:value="0.0683922134696472" calcext:value-type="float">
            <text:p>0.068392213469647</text:p>
          </table:table-cell>
          <table:table-cell office:value-type="float" office:value="0.045828994393788" calcext:value-type="float">
            <text:p>0.0458289943937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483340796909" calcext:value-type="float">
            <text:p>0.342483340796909</text:p>
          </table:table-cell>
          <table:table-cell office:value-type="float" office:value="1.41256060568719" calcext:value-type="float">
            <text:p>1.41256060568719</text:p>
          </table:table-cell>
          <table:table-cell office:value-type="float" office:value="0.495044162844842" calcext:value-type="float">
            <text:p>0.495044162844842</text:p>
          </table:table-cell>
          <table:table-cell office:value-type="float" office:value="0.0925988683117945" calcext:value-type="float">
            <text:p>0.092598868311795</text:p>
          </table:table-cell>
          <table:table-cell office:value-type="float" office:value="0.0584448639923387" calcext:value-type="float">
            <text:p>0.058444863992339</text:p>
          </table:table-cell>
          <table:table-cell office:value-type="float" office:value="0.0363262358341986" calcext:value-type="float">
            <text:p>0.036326235834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0741975986282" calcext:value-type="float">
            <text:p>0.370741975986282</text:p>
          </table:table-cell>
          <table:table-cell office:value-type="float" office:value="1.39189913321562" calcext:value-type="float">
            <text:p>1.39189913321562</text:p>
          </table:table-cell>
          <table:table-cell office:value-type="float" office:value="0.48694591777418" calcext:value-type="float">
            <text:p>0.48694591777418</text:p>
          </table:table-cell>
          <table:table-cell office:value-type="float" office:value="0.0892979714637358" calcext:value-type="float">
            <text:p>0.089297971463736</text:p>
          </table:table-cell>
          <table:table-cell office:value-type="float" office:value="0.06736726098431" calcext:value-type="float">
            <text:p>0.06736726098431</text:p>
          </table:table-cell>
          <table:table-cell office:value-type="float" office:value="0.044666215952242" calcext:value-type="float">
            <text:p>0.0446662159522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427122131483" calcext:value-type="float">
            <text:p>0.565427122131483</text:p>
          </table:table-cell>
          <table:table-cell office:value-type="float" office:value="1.26148890252928" calcext:value-type="float">
            <text:p>1.26148890252928</text:p>
          </table:table-cell>
          <table:table-cell office:value-type="float" office:value="0.510701737223171" calcext:value-type="float">
            <text:p>0.510701737223171</text:p>
          </table:table-cell>
          <table:table-cell office:value-type="float" office:value="0.0726027803700322" calcext:value-type="float">
            <text:p>0.072602780370032</text:p>
          </table:table-cell>
          <table:table-cell office:value-type="float" office:value="0.0675806680347979" calcext:value-type="float">
            <text:p>0.067580668034798</text:p>
          </table:table-cell>
          <table:table-cell office:value-type="float" office:value="0.0298894744146888" calcext:value-type="float">
            <text:p>0.0298894744146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7271289557891" calcext:value-type="float">
            <text:p>0.597271289557891</text:p>
          </table:table-cell>
          <table:table-cell office:value-type="float" office:value="1.22650743529766" calcext:value-type="float">
            <text:p>1.22650743529766</text:p>
          </table:table-cell>
          <table:table-cell office:value-type="float" office:value="0.495881440701762" calcext:value-type="float">
            <text:p>0.495881440701762</text:p>
          </table:table-cell>
          <table:table-cell office:value-type="float" office:value="0.0825800213984705" calcext:value-type="float">
            <text:p>0.082580021398471</text:p>
          </table:table-cell>
          <table:table-cell office:value-type="float" office:value="0.0622552987957226" calcext:value-type="float">
            <text:p>0.062255298795723</text:p>
          </table:table-cell>
          <table:table-cell office:value-type="float" office:value="0.0335574259242815" calcext:value-type="float">
            <text:p>0.0335574259242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496476472329" calcext:value-type="float">
            <text:p>0.560496476472329</text:p>
          </table:table-cell>
          <table:table-cell office:value-type="float" office:value="1.26336626587784" calcext:value-type="float">
            <text:p>1.26336626587784</text:p>
          </table:table-cell>
          <table:table-cell office:value-type="float" office:value="0.525682754057798" calcext:value-type="float">
            <text:p>0.525682754057798</text:p>
          </table:table-cell>
          <table:table-cell office:value-type="float" office:value="0.084798316841916" calcext:value-type="float">
            <text:p>0.084798316841916</text:p>
          </table:table-cell>
          <table:table-cell office:value-type="float" office:value="0.0503535710967226" calcext:value-type="float">
            <text:p>0.050353571096723</text:p>
          </table:table-cell>
          <table:table-cell office:value-type="float" office:value="0.0542413816632774" calcext:value-type="float">
            <text:p>0.0542413816632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3833357760851" calcext:value-type="float">
            <text:p>0.633833357760851</text:p>
          </table:table-cell>
          <table:table-cell office:value-type="float" office:value="1.20812287747741" calcext:value-type="float">
            <text:p>1.20812287747741</text:p>
          </table:table-cell>
          <table:table-cell office:value-type="float" office:value="0.47663096293654" calcext:value-type="float">
            <text:p>0.47663096293654</text:p>
          </table:table-cell>
          <table:table-cell office:value-type="float" office:value="0.0810019391401413" calcext:value-type="float">
            <text:p>0.081001939140141</text:p>
          </table:table-cell>
          <table:table-cell office:value-type="float" office:value="0.0586848184542525" calcext:value-type="float">
            <text:p>0.058684818454253</text:p>
          </table:table-cell>
          <table:table-cell office:value-type="float" office:value="0.0324834193813732" calcext:value-type="float">
            <text:p>0.0324834193813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276220536402" calcext:value-type="float">
            <text:p>0.505276220536402</text:p>
          </table:table-cell>
          <table:table-cell office:value-type="float" office:value="1.28294052941482" calcext:value-type="float">
            <text:p>1.28294052941482</text:p>
          </table:table-cell>
          <table:table-cell office:value-type="float" office:value="0.443021776160349" calcext:value-type="float">
            <text:p>0.443021776160349</text:p>
          </table:table-cell>
          <table:table-cell office:value-type="float" office:value="0.0789707726692133" calcext:value-type="float">
            <text:p>0.078970772669213</text:p>
          </table:table-cell>
          <table:table-cell office:value-type="float" office:value="0.0421387451918003" calcext:value-type="float">
            <text:p>0.0421387451918</text:p>
          </table:table-cell>
          <table:table-cell office:value-type="float" office:value="0.0278191644823488" calcext:value-type="float">
            <text:p>0.027819164482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1385229871345" calcext:value-type="float">
            <text:p>0.481385229871345</text:p>
          </table:table-cell>
          <table:table-cell office:value-type="float" office:value="1.29928680937638" calcext:value-type="float">
            <text:p>1.29928680937638</text:p>
          </table:table-cell>
          <table:table-cell office:value-type="float" office:value="0.434657267174192" calcext:value-type="float">
            <text:p>0.434657267174192</text:p>
          </table:table-cell>
          <table:table-cell office:value-type="float" office:value="0.0918086597793462" calcext:value-type="float">
            <text:p>0.091808659779346</text:p>
          </table:table-cell>
          <table:table-cell office:value-type="float" office:value="0.0677447715673229" calcext:value-type="float">
            <text:p>0.067744771567323</text:p>
          </table:table-cell>
          <table:table-cell office:value-type="float" office:value="0.039410364994603" calcext:value-type="float">
            <text:p>0.0394103649946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745089727262" calcext:value-type="float">
            <text:p>0.475745089727262</text:p>
          </table:table-cell>
          <table:table-cell office:value-type="float" office:value="1.33911041420033" calcext:value-type="float">
            <text:p>1.33911041420033</text:p>
          </table:table-cell>
          <table:table-cell office:value-type="float" office:value="0.469183593501252" calcext:value-type="float">
            <text:p>0.469183593501252</text:p>
          </table:table-cell>
          <table:table-cell office:value-type="float" office:value="0.0696460243797503" calcext:value-type="float">
            <text:p>0.06964602437975</text:p>
          </table:table-cell>
          <table:table-cell office:value-type="float" office:value="0.0609270994439571" calcext:value-type="float">
            <text:p>0.060927099443957</text:p>
          </table:table-cell>
          <table:table-cell office:value-type="float" office:value="0.0275345440532082" calcext:value-type="float">
            <text:p>0.027534544053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3772820165239" calcext:value-type="float">
            <text:p>0.493772820165239</text:p>
          </table:table-cell>
          <table:table-cell office:value-type="float" office:value="1.30833200889645" calcext:value-type="float">
            <text:p>1.30833200889645</text:p>
          </table:table-cell>
          <table:table-cell office:value-type="float" office:value="0.445034222218747" calcext:value-type="float">
            <text:p>0.445034222218747</text:p>
          </table:table-cell>
          <table:table-cell office:value-type="float" office:value="0.0807902087188327" calcext:value-type="float">
            <text:p>0.080790208718833</text:p>
          </table:table-cell>
          <table:table-cell office:value-type="float" office:value="0.0639773361680603" calcext:value-type="float">
            <text:p>0.06397733616806</text:p>
          </table:table-cell>
          <table:table-cell office:value-type="float" office:value="0.0329613506172348" calcext:value-type="float">
            <text:p>0.0329613506172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561638706815" calcext:value-type="float">
            <text:p>0.465561638706815</text:p>
          </table:table-cell>
          <table:table-cell office:value-type="float" office:value="1.27981179300132" calcext:value-type="float">
            <text:p>1.27981179300132</text:p>
          </table:table-cell>
          <table:table-cell office:value-type="float" office:value="0.510624569037262" calcext:value-type="float">
            <text:p>0.510624569037262</text:p>
          </table:table-cell>
          <table:table-cell office:value-type="float" office:value="0.0882555757418603" calcext:value-type="float">
            <text:p>0.08825557574186</text:p>
          </table:table-cell>
          <table:table-cell office:value-type="float" office:value="0.0652542181853224" calcext:value-type="float">
            <text:p>0.065254218185322</text:p>
          </table:table-cell>
          <table:table-cell office:value-type="float" office:value="0.0334270656711047" calcext:value-type="float">
            <text:p>0.033427065671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6276957868" calcext:value-type="float">
            <text:p>0.52096276957868</text:p>
          </table:table-cell>
          <table:table-cell office:value-type="float" office:value="1.23192547861723" calcext:value-type="float">
            <text:p>1.23192547861723</text:p>
          </table:table-cell>
          <table:table-cell office:value-type="float" office:value="0.492622127817567" calcext:value-type="float">
            <text:p>0.492622127817567</text:p>
          </table:table-cell>
          <table:table-cell office:value-type="float" office:value="0.0845556215090102" calcext:value-type="float">
            <text:p>0.08455562150901</text:p>
          </table:table-cell>
          <table:table-cell office:value-type="float" office:value="0.0606873158457064" calcext:value-type="float">
            <text:p>0.060687315845706</text:p>
          </table:table-cell>
          <table:table-cell office:value-type="float" office:value="0.0353856903091935" calcext:value-type="float">
            <text:p>0.035385690309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325824224941" calcext:value-type="float">
            <text:p>0.503325824224941</text:p>
          </table:table-cell>
          <table:table-cell office:value-type="float" office:value="1.27624375351267" calcext:value-type="float">
            <text:p>1.27624375351267</text:p>
          </table:table-cell>
          <table:table-cell office:value-type="float" office:value="0.511464613076375" calcext:value-type="float">
            <text:p>0.511464613076375</text:p>
          </table:table-cell>
          <table:table-cell office:value-type="float" office:value="0.0986436667461361" calcext:value-type="float">
            <text:p>0.098643666746136</text:p>
          </table:table-cell>
          <table:table-cell office:value-type="float" office:value="0.048767972203254" calcext:value-type="float">
            <text:p>0.048767972203254</text:p>
          </table:table-cell>
          <table:table-cell office:value-type="float" office:value="0.0397492737016412" calcext:value-type="float">
            <text:p>0.0397492737016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062615131793" calcext:value-type="float">
            <text:p>0.490062615131793</text:p>
          </table:table-cell>
          <table:table-cell office:value-type="float" office:value="1.28536933206206" calcext:value-type="float">
            <text:p>1.28536933206206</text:p>
          </table:table-cell>
          <table:table-cell office:value-type="float" office:value="0.509265927572395" calcext:value-type="float">
            <text:p>0.509265927572395</text:p>
          </table:table-cell>
          <table:table-cell office:value-type="float" office:value="0.101214476402869" calcext:value-type="float">
            <text:p>0.101214476402869</text:p>
          </table:table-cell>
          <table:table-cell office:value-type="float" office:value="0.0734858747259501" calcext:value-type="float">
            <text:p>0.07348587472595</text:p>
          </table:table-cell>
          <table:table-cell office:value-type="float" office:value="0.0456065546119953" calcext:value-type="float">
            <text:p>0.0456065546119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9259380047186" calcext:value-type="float">
            <text:p>0.569259380047186</text:p>
          </table:table-cell>
          <table:table-cell office:value-type="float" office:value="1.26354224372043" calcext:value-type="float">
            <text:p>1.26354224372043</text:p>
          </table:table-cell>
          <table:table-cell office:value-type="float" office:value="0.464706211989098" calcext:value-type="float">
            <text:p>0.464706211989098</text:p>
          </table:table-cell>
          <table:table-cell office:value-type="float" office:value="0.0842635792422479" calcext:value-type="float">
            <text:p>0.084263579242248</text:p>
          </table:table-cell>
          <table:table-cell office:value-type="float" office:value="0.045745824830215" calcext:value-type="float">
            <text:p>0.045745824830215</text:p>
          </table:table-cell>
          <table:table-cell office:value-type="float" office:value="0.0231767040120516" calcext:value-type="float">
            <text:p>0.023176704012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745941615881" calcext:value-type="float">
            <text:p>0.549745941615881</text:p>
          </table:table-cell>
          <table:table-cell office:value-type="float" office:value="1.25924410136872" calcext:value-type="float">
            <text:p>1.25924410136872</text:p>
          </table:table-cell>
          <table:table-cell office:value-type="float" office:value="0.47107346466596" calcext:value-type="float">
            <text:p>0.47107346466596</text:p>
          </table:table-cell>
          <table:table-cell office:value-type="float" office:value="0.0909679944902661" calcext:value-type="float">
            <text:p>0.090967994490266</text:p>
          </table:table-cell>
          <table:table-cell office:value-type="float" office:value="0.0673136222468967" calcext:value-type="float">
            <text:p>0.067313622246897</text:p>
          </table:table-cell>
          <table:table-cell office:value-type="float" office:value="0.0374641197682721" calcext:value-type="float">
            <text:p>0.037464119768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894196640507" calcext:value-type="float">
            <text:p>0.456894196640507</text:p>
          </table:table-cell>
          <table:table-cell office:value-type="float" office:value="1.29561474433996" calcext:value-type="float">
            <text:p>1.29561474433996</text:p>
          </table:table-cell>
          <table:table-cell office:value-type="float" office:value="0.490439093387703" calcext:value-type="float">
            <text:p>0.490439093387703</text:p>
          </table:table-cell>
          <table:table-cell office:value-type="float" office:value="0.0781095904112543" calcext:value-type="float">
            <text:p>0.078109590411254</text:p>
          </table:table-cell>
          <table:table-cell office:value-type="float" office:value="0.0530350503486213" calcext:value-type="float">
            <text:p>0.053035050348621</text:p>
          </table:table-cell>
          <table:table-cell office:value-type="float" office:value="0.0444902244887775" calcext:value-type="float">
            <text:p>0.0444902244887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199226103786" calcext:value-type="float">
            <text:p>0.500199226103786</text:p>
          </table:table-cell>
          <table:table-cell office:value-type="float" office:value="1.26666716726956" calcext:value-type="float">
            <text:p>1.26666716726956</text:p>
          </table:table-cell>
          <table:table-cell office:value-type="float" office:value="0.480926949611184" calcext:value-type="float">
            <text:p>0.480926949611184</text:p>
          </table:table-cell>
          <table:table-cell office:value-type="float" office:value="0.0822241748949626" calcext:value-type="float">
            <text:p>0.082224174894963</text:p>
          </table:table-cell>
          <table:table-cell office:value-type="float" office:value="0.0628179289089046" calcext:value-type="float">
            <text:p>0.062817928908905</text:p>
          </table:table-cell>
          <table:table-cell office:value-type="float" office:value="0.0354717484168837" calcext:value-type="float">
            <text:p>0.035471748416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896910778573" calcext:value-type="float">
            <text:p>0.54896910778573</text:p>
          </table:table-cell>
          <table:table-cell office:value-type="float" office:value="1.25523738274048" calcext:value-type="float">
            <text:p>1.25523738274048</text:p>
          </table:table-cell>
          <table:table-cell office:value-type="float" office:value="0.528468605397706" calcext:value-type="float">
            <text:p>0.528468605397706</text:p>
          </table:table-cell>
          <table:table-cell office:value-type="float" office:value="0.0762963650089112" calcext:value-type="float">
            <text:p>0.076296365008911</text:p>
          </table:table-cell>
          <table:table-cell office:value-type="float" office:value="0.0639629865375627" calcext:value-type="float">
            <text:p>0.063962986537563</text:p>
          </table:table-cell>
          <table:table-cell office:value-type="float" office:value="0.0402249955477857" calcext:value-type="float">
            <text:p>0.040224995547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603228380831" calcext:value-type="float">
            <text:p>0.564603228380831</text:p>
          </table:table-cell>
          <table:table-cell office:value-type="float" office:value="1.24520341639167" calcext:value-type="float">
            <text:p>1.24520341639167</text:p>
          </table:table-cell>
          <table:table-cell office:value-type="float" office:value="0.546900536089953" calcext:value-type="float">
            <text:p>0.546900536089953</text:p>
          </table:table-cell>
          <table:table-cell office:value-type="float" office:value="0.0978424320082635" calcext:value-type="float">
            <text:p>0.097842432008264</text:p>
          </table:table-cell>
          <table:table-cell office:value-type="float" office:value="0.0699137715899238" calcext:value-type="float">
            <text:p>0.069913771589924</text:p>
          </table:table-cell>
          <table:table-cell office:value-type="float" office:value="0.0485685655046619" calcext:value-type="float">
            <text:p>0.0485685655046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2001693750325" calcext:value-type="float">
            <text:p>0.552001693750325</text:p>
          </table:table-cell>
          <table:table-cell office:value-type="float" office:value="1.26120848270035" calcext:value-type="float">
            <text:p>1.26120848270035</text:p>
          </table:table-cell>
          <table:table-cell office:value-type="float" office:value="0.463017073641759" calcext:value-type="float">
            <text:p>0.463017073641759</text:p>
          </table:table-cell>
          <table:table-cell office:value-type="float" office:value="0.0788359645706842" calcext:value-type="float">
            <text:p>0.078835964570684</text:p>
          </table:table-cell>
          <table:table-cell office:value-type="float" office:value="0.0546642440021819" calcext:value-type="float">
            <text:p>0.054664244002182</text:p>
          </table:table-cell>
          <table:table-cell office:value-type="float" office:value="0.0271084665090164" calcext:value-type="float">
            <text:p>0.0271084665090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0115576343849" calcext:value-type="float">
            <text:p>0.460115576343849</text:p>
          </table:table-cell>
          <table:table-cell office:value-type="float" office:value="1.33053490523371" calcext:value-type="float">
            <text:p>1.33053490523371</text:p>
          </table:table-cell>
          <table:table-cell office:value-type="float" office:value="0.479116381735756" calcext:value-type="float">
            <text:p>0.479116381735756</text:p>
          </table:table-cell>
          <table:table-cell office:value-type="float" office:value="0.0963393846316721" calcext:value-type="float">
            <text:p>0.096339384631672</text:p>
          </table:table-cell>
          <table:table-cell office:value-type="float" office:value="0.0695165796554736" calcext:value-type="float">
            <text:p>0.069516579655474</text:p>
          </table:table-cell>
          <table:table-cell office:value-type="float" office:value="0.0344960592160208" calcext:value-type="float">
            <text:p>0.0344960592160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95133185731" calcext:value-type="float">
            <text:p>0.56495133185731</text:p>
          </table:table-cell>
          <table:table-cell office:value-type="float" office:value="1.33689659525793" calcext:value-type="float">
            <text:p>1.33689659525793</text:p>
          </table:table-cell>
          <table:table-cell office:value-type="float" office:value="0.491450376976073" calcext:value-type="float">
            <text:p>0.491450376976073</text:p>
          </table:table-cell>
          <table:table-cell office:value-type="float" office:value="0.0731361667771823" calcext:value-type="float">
            <text:p>0.073136166777182</text:p>
          </table:table-cell>
          <table:table-cell office:value-type="float" office:value="0.0627408288800763" calcext:value-type="float">
            <text:p>0.062740828880076</text:p>
          </table:table-cell>
          <table:table-cell office:value-type="float" office:value="0.0304946544807553" calcext:value-type="float">
            <text:p>0.0304946544807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572890771484" calcext:value-type="float">
            <text:p>0.568572890771484</text:p>
          </table:table-cell>
          <table:table-cell office:value-type="float" office:value="1.30443605856631" calcext:value-type="float">
            <text:p>1.30443605856631</text:p>
          </table:table-cell>
          <table:table-cell office:value-type="float" office:value="0.467812887824562" calcext:value-type="float">
            <text:p>0.467812887824562</text:p>
          </table:table-cell>
          <table:table-cell office:value-type="float" office:value="0.0809548570623056" calcext:value-type="float">
            <text:p>0.080954857062306</text:p>
          </table:table-cell>
          <table:table-cell office:value-type="float" office:value="0.0603406171405299" calcext:value-type="float">
            <text:p>0.06034061714053</text:p>
          </table:table-cell>
          <table:table-cell office:value-type="float" office:value="0.0307733455574289" calcext:value-type="float">
            <text:p>0.0307733455574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973253453584" calcext:value-type="float">
            <text:p>0.585973253453584</text:p>
          </table:table-cell>
          <table:table-cell office:value-type="float" office:value="1.25436052468717" calcext:value-type="float">
            <text:p>1.25436052468717</text:p>
          </table:table-cell>
          <table:table-cell office:value-type="float" office:value="0.512845617542993" calcext:value-type="float">
            <text:p>0.512845617542993</text:p>
          </table:table-cell>
          <table:table-cell office:value-type="float" office:value="0.0826979977408093" calcext:value-type="float">
            <text:p>0.082697997740809</text:p>
          </table:table-cell>
          <table:table-cell office:value-type="float" office:value="0.0636221551787158" calcext:value-type="float">
            <text:p>0.063622155178716</text:p>
          </table:table-cell>
          <table:table-cell office:value-type="float" office:value="0.0351732718348977" calcext:value-type="float">
            <text:p>0.0351732718348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008207939797" calcext:value-type="float">
            <text:p>0.509008207939797</text:p>
          </table:table-cell>
          <table:table-cell office:value-type="float" office:value="1.31780736852888" calcext:value-type="float">
            <text:p>1.31780736852888</text:p>
          </table:table-cell>
          <table:table-cell office:value-type="float" office:value="0.528919261691936" calcext:value-type="float">
            <text:p>0.528919261691936</text:p>
          </table:table-cell>
          <table:table-cell office:value-type="float" office:value="0.103145315972258" calcext:value-type="float">
            <text:p>0.103145315972258</text:p>
          </table:table-cell>
          <table:table-cell office:value-type="float" office:value="0.0778781243687212" calcext:value-type="float">
            <text:p>0.077878124368721</text:p>
          </table:table-cell>
          <table:table-cell office:value-type="float" office:value="0.0411739578139799" calcext:value-type="float">
            <text:p>0.041173957813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316854865498" calcext:value-type="float">
            <text:p>0.608316854865498</text:p>
          </table:table-cell>
          <table:table-cell office:value-type="float" office:value="1.213931988006" calcext:value-type="float">
            <text:p>1.213931988006</text:p>
          </table:table-cell>
          <table:table-cell office:value-type="float" office:value="0.491056568771354" calcext:value-type="float">
            <text:p>0.491056568771354</text:p>
          </table:table-cell>
          <table:table-cell office:value-type="float" office:value="0.0905263188700069" calcext:value-type="float">
            <text:p>0.090526318870007</text:p>
          </table:table-cell>
          <table:table-cell office:value-type="float" office:value="0.058053172298432" calcext:value-type="float">
            <text:p>0.058053172298432</text:p>
          </table:table-cell>
          <table:table-cell office:value-type="float" office:value="0.0345417508475906" calcext:value-type="float">
            <text:p>0.0345417508475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323508314702" calcext:value-type="float">
            <text:p>0.598323508314702</text:p>
          </table:table-cell>
          <table:table-cell office:value-type="float" office:value="1.22729960290521" calcext:value-type="float">
            <text:p>1.22729960290521</text:p>
          </table:table-cell>
          <table:table-cell office:value-type="float" office:value="0.465751958299307" calcext:value-type="float">
            <text:p>0.465751958299307</text:p>
          </table:table-cell>
          <table:table-cell office:value-type="float" office:value="0.0833659878007034" calcext:value-type="float">
            <text:p>0.083365987800703</text:p>
          </table:table-cell>
          <table:table-cell office:value-type="float" office:value="0.0591245619613588" calcext:value-type="float">
            <text:p>0.059124561961359</text:p>
          </table:table-cell>
          <table:table-cell office:value-type="float" office:value="0.0346051475149418" calcext:value-type="float">
            <text:p>0.0346051475149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227107832782" calcext:value-type="float">
            <text:p>0.520227107832782</text:p>
          </table:table-cell>
          <table:table-cell office:value-type="float" office:value="1.27431460940534" calcext:value-type="float">
            <text:p>1.27431460940534</text:p>
          </table:table-cell>
          <table:table-cell office:value-type="float" office:value="0.478303825402342" calcext:value-type="float">
            <text:p>0.478303825402342</text:p>
          </table:table-cell>
          <table:table-cell office:value-type="float" office:value="0.0760529174874537" calcext:value-type="float">
            <text:p>0.076052917487454</text:p>
          </table:table-cell>
          <table:table-cell office:value-type="float" office:value="0.0667218370737278" calcext:value-type="float">
            <text:p>0.066721837073728</text:p>
          </table:table-cell>
          <table:table-cell office:value-type="float" office:value="0.0545783156927395" calcext:value-type="float">
            <text:p>0.054578315692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7995245989986" calcext:value-type="float">
            <text:p>0.427995245989986</text:p>
          </table:table-cell>
          <table:table-cell office:value-type="float" office:value="1.34514836303224" calcext:value-type="float">
            <text:p>1.34514836303224</text:p>
          </table:table-cell>
          <table:table-cell office:value-type="float" office:value="0.493955338947625" calcext:value-type="float">
            <text:p>0.493955338947625</text:p>
          </table:table-cell>
          <table:table-cell office:value-type="float" office:value="0.114598788166849" calcext:value-type="float">
            <text:p>0.114598788166849</text:p>
          </table:table-cell>
          <table:table-cell office:value-type="float" office:value="0.0828320280258748" calcext:value-type="float">
            <text:p>0.082832028025875</text:p>
          </table:table-cell>
          <table:table-cell office:value-type="float" office:value="0.0398910501918627" calcext:value-type="float">
            <text:p>0.0398910501918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4497479325244" calcext:value-type="float">
            <text:p>0.474497479325244</text:p>
          </table:table-cell>
          <table:table-cell office:value-type="float" office:value="1.30430421771914" calcext:value-type="float">
            <text:p>1.30430421771914</text:p>
          </table:table-cell>
          <table:table-cell office:value-type="float" office:value="0.47683739367381" calcext:value-type="float">
            <text:p>0.47683739367381</text:p>
          </table:table-cell>
          <table:table-cell office:value-type="float" office:value="0.0918743901053644" calcext:value-type="float">
            <text:p>0.091874390105364</text:p>
          </table:table-cell>
          <table:table-cell office:value-type="float" office:value="0.0576521170521179" calcext:value-type="float">
            <text:p>0.057652117052118</text:p>
          </table:table-cell>
          <table:table-cell office:value-type="float" office:value="0.0398698619966121" calcext:value-type="float">
            <text:p>0.0398698619966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4053554768184" calcext:value-type="float">
            <text:p>0.464053554768184</text:p>
          </table:table-cell>
          <table:table-cell office:value-type="float" office:value="1.32305629307163" calcext:value-type="float">
            <text:p>1.32305629307163</text:p>
          </table:table-cell>
          <table:table-cell office:value-type="float" office:value="0.493175896531802" calcext:value-type="float">
            <text:p>0.493175896531802</text:p>
          </table:table-cell>
          <table:table-cell office:value-type="float" office:value="0.0979398807279888" calcext:value-type="float">
            <text:p>0.097939880727989</text:p>
          </table:table-cell>
          <table:table-cell office:value-type="float" office:value="0.0715900245358415" calcext:value-type="float">
            <text:p>0.071590024535842</text:p>
          </table:table-cell>
          <table:table-cell office:value-type="float" office:value="0.0405034470860127" calcext:value-type="float">
            <text:p>0.0405034470860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237194569957" calcext:value-type="float">
            <text:p>0.432237194569957</text:p>
          </table:table-cell>
          <table:table-cell office:value-type="float" office:value="1.35072145967471" calcext:value-type="float">
            <text:p>1.35072145967471</text:p>
          </table:table-cell>
          <table:table-cell office:value-type="float" office:value="0.485353033067853" calcext:value-type="float">
            <text:p>0.485353033067853</text:p>
          </table:table-cell>
          <table:table-cell office:value-type="float" office:value="0.0974201415585536" calcext:value-type="float">
            <text:p>0.097420141558554</text:p>
          </table:table-cell>
          <table:table-cell office:value-type="float" office:value="0.0601134453804795" calcext:value-type="float">
            <text:p>0.06011344538048</text:p>
          </table:table-cell>
          <table:table-cell office:value-type="float" office:value="0.040101548385407" calcext:value-type="float">
            <text:p>0.0401015483854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294178752734" calcext:value-type="float">
            <text:p>0.480294178752734</text:p>
          </table:table-cell>
          <table:table-cell office:value-type="float" office:value="1.30463511213243" calcext:value-type="float">
            <text:p>1.30463511213243</text:p>
          </table:table-cell>
          <table:table-cell office:value-type="float" office:value="0.468921567673942" calcext:value-type="float">
            <text:p>0.468921567673942</text:p>
          </table:table-cell>
          <table:table-cell office:value-type="float" office:value="0.0842971793841363" calcext:value-type="float">
            <text:p>0.084297179384136</text:p>
          </table:table-cell>
          <table:table-cell office:value-type="float" office:value="0.0649845800062353" calcext:value-type="float">
            <text:p>0.064984580006235</text:p>
          </table:table-cell>
          <table:table-cell office:value-type="float" office:value="0.0337835872244088" calcext:value-type="float">
            <text:p>0.0337835872244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8047706144136" calcext:value-type="float">
            <text:p>0.628047706144136</text:p>
          </table:table-cell>
          <table:table-cell office:value-type="float" office:value="1.25799824480995" calcext:value-type="float">
            <text:p>1.25799824480995</text:p>
          </table:table-cell>
          <table:table-cell office:value-type="float" office:value="0.479752678656569" calcext:value-type="float">
            <text:p>0.479752678656569</text:p>
          </table:table-cell>
          <table:table-cell office:value-type="float" office:value="0.0870852203405165" calcext:value-type="float">
            <text:p>0.087085220340517</text:p>
          </table:table-cell>
          <table:table-cell office:value-type="float" office:value="0.0534942432362362" calcext:value-type="float">
            <text:p>0.053494243236236</text:p>
          </table:table-cell>
          <table:table-cell office:value-type="float" office:value="0.0323054520657216" calcext:value-type="float">
            <text:p>0.0323054520657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2900545016567" calcext:value-type="float">
            <text:p>0.592900545016567</text:p>
          </table:table-cell>
          <table:table-cell office:value-type="float" office:value="1.27309164549864" calcext:value-type="float">
            <text:p>1.27309164549864</text:p>
          </table:table-cell>
          <table:table-cell office:value-type="float" office:value="0.47993746754466" calcext:value-type="float">
            <text:p>0.47993746754466</text:p>
          </table:table-cell>
          <table:table-cell office:value-type="float" office:value="0.0965835828160236" calcext:value-type="float">
            <text:p>0.096583582816024</text:p>
          </table:table-cell>
          <table:table-cell office:value-type="float" office:value="0.0698647504396718" calcext:value-type="float">
            <text:p>0.069864750439672</text:p>
          </table:table-cell>
          <table:table-cell office:value-type="float" office:value="0.0323426083143392" calcext:value-type="float">
            <text:p>0.032342608314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671015688115" calcext:value-type="float">
            <text:p>0.533671015688115</text:p>
          </table:table-cell>
          <table:table-cell office:value-type="float" office:value="1.2799629551369" calcext:value-type="float">
            <text:p>1.2799629551369</text:p>
          </table:table-cell>
          <table:table-cell office:value-type="float" office:value="0.549599408796927" calcext:value-type="float">
            <text:p>0.549599408796927</text:p>
          </table:table-cell>
          <table:table-cell office:value-type="float" office:value="0.0946027274212772" calcext:value-type="float">
            <text:p>0.094602727421277</text:p>
          </table:table-cell>
          <table:table-cell office:value-type="float" office:value="0.068011559922988" calcext:value-type="float">
            <text:p>0.068011559922988</text:p>
          </table:table-cell>
          <table:table-cell office:value-type="float" office:value="0.0476106546804352" calcext:value-type="float">
            <text:p>0.047610654680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067577340235" calcext:value-type="float">
            <text:p>0.514067577340235</text:p>
          </table:table-cell>
          <table:table-cell office:value-type="float" office:value="1.32049566607125" calcext:value-type="float">
            <text:p>1.32049566607125</text:p>
          </table:table-cell>
          <table:table-cell office:value-type="float" office:value="0.536050527128418" calcext:value-type="float">
            <text:p>0.536050527128418</text:p>
          </table:table-cell>
          <table:table-cell office:value-type="float" office:value="0.111003078459044" calcext:value-type="float">
            <text:p>0.111003078459044</text:p>
          </table:table-cell>
          <table:table-cell office:value-type="float" office:value="0.0826573716364388" calcext:value-type="float">
            <text:p>0.082657371636439</text:p>
          </table:table-cell>
          <table:table-cell office:value-type="float" office:value="0.0420563766626052" calcext:value-type="float">
            <text:p>0.0420563766626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034907767568" calcext:value-type="float">
            <text:p>0.439034907767568</text:p>
          </table:table-cell>
          <table:table-cell office:value-type="float" office:value="1.3369773202783" calcext:value-type="float">
            <text:p>1.3369773202783</text:p>
          </table:table-cell>
          <table:table-cell office:value-type="float" office:value="0.501809303940777" calcext:value-type="float">
            <text:p>0.501809303940777</text:p>
          </table:table-cell>
          <table:table-cell office:value-type="float" office:value="0.0828446476110176" calcext:value-type="float">
            <text:p>0.082844647611018</text:p>
          </table:table-cell>
          <table:table-cell office:value-type="float" office:value="0.0582447545723218" calcext:value-type="float">
            <text:p>0.058244754572322</text:p>
          </table:table-cell>
          <table:table-cell office:value-type="float" office:value="0.0349289649143047" calcext:value-type="float">
            <text:p>0.0349289649143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790681549546" calcext:value-type="float">
            <text:p>0.489790681549546</text:p>
          </table:table-cell>
          <table:table-cell office:value-type="float" office:value="1.3076682208707" calcext:value-type="float">
            <text:p>1.3076682208707</text:p>
          </table:table-cell>
          <table:table-cell office:value-type="float" office:value="0.502168858024173" calcext:value-type="float">
            <text:p>0.502168858024173</text:p>
          </table:table-cell>
          <table:table-cell office:value-type="float" office:value="0.101505823823759" calcext:value-type="float">
            <text:p>0.101505823823759</text:p>
          </table:table-cell>
          <table:table-cell office:value-type="float" office:value="0.0759228173163896" calcext:value-type="float">
            <text:p>0.07592281731639</text:p>
          </table:table-cell>
          <table:table-cell office:value-type="float" office:value="0.0435480502655737" calcext:value-type="float">
            <text:p>0.0435480502655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758687988522" calcext:value-type="float">
            <text:p>0.484758687988522</text:p>
          </table:table-cell>
          <table:table-cell office:value-type="float" office:value="1.34451146255985" calcext:value-type="float">
            <text:p>1.34451146255985</text:p>
          </table:table-cell>
          <table:table-cell office:value-type="float" office:value="0.512779658335807" calcext:value-type="float">
            <text:p>0.512779658335807</text:p>
          </table:table-cell>
          <table:table-cell office:value-type="float" office:value="0.0805883464071484" calcext:value-type="float">
            <text:p>0.080588346407148</text:p>
          </table:table-cell>
          <table:table-cell office:value-type="float" office:value="0.067530904241615" calcext:value-type="float">
            <text:p>0.067530904241615</text:p>
          </table:table-cell>
          <table:table-cell office:value-type="float" office:value="0.0404194192154552" calcext:value-type="float">
            <text:p>0.04041941921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828665320085" calcext:value-type="float">
            <text:p>0.510828665320085</text:p>
          </table:table-cell>
          <table:table-cell office:value-type="float" office:value="1.31713967139227" calcext:value-type="float">
            <text:p>1.31713967139227</text:p>
          </table:table-cell>
          <table:table-cell office:value-type="float" office:value="0.504598518344531" calcext:value-type="float">
            <text:p>0.504598518344531</text:p>
          </table:table-cell>
          <table:table-cell office:value-type="float" office:value="0.0839349127414533" calcext:value-type="float">
            <text:p>0.083934912741453</text:p>
          </table:table-cell>
          <table:table-cell office:value-type="float" office:value="0.0623405259834958" calcext:value-type="float">
            <text:p>0.062340525983496</text:p>
          </table:table-cell>
          <table:table-cell office:value-type="float" office:value="0.0361320222490813" calcext:value-type="float">
            <text:p>0.0361320222490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550619658119" calcext:value-type="float">
            <text:p>0.584550619658119</text:p>
          </table:table-cell>
          <table:table-cell office:value-type="float" office:value="1.24482742447782" calcext:value-type="float">
            <text:p>1.24482742447782</text:p>
          </table:table-cell>
          <table:table-cell office:value-type="float" office:value="0.493840664629326" calcext:value-type="float">
            <text:p>0.493840664629326</text:p>
          </table:table-cell>
          <table:table-cell office:value-type="float" office:value="0.0867630627954326" calcext:value-type="float">
            <text:p>0.086763062795433</text:p>
          </table:table-cell>
          <table:table-cell office:value-type="float" office:value="0.0603439451030559" calcext:value-type="float">
            <text:p>0.060343945103056</text:p>
          </table:table-cell>
          <table:table-cell office:value-type="float" office:value="0.0287520823823372" calcext:value-type="float">
            <text:p>0.0287520823823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876421858071" calcext:value-type="float">
            <text:p>0.552876421858071</text:p>
          </table:table-cell>
          <table:table-cell office:value-type="float" office:value="1.27329590714768" calcext:value-type="float">
            <text:p>1.27329590714768</text:p>
          </table:table-cell>
          <table:table-cell office:value-type="float" office:value="0.51308884250705" calcext:value-type="float">
            <text:p>0.51308884250705</text:p>
          </table:table-cell>
          <table:table-cell office:value-type="float" office:value="0.0997837948791502" calcext:value-type="float">
            <text:p>0.09978379487915</text:p>
          </table:table-cell>
          <table:table-cell office:value-type="float" office:value="0.0733583374520707" calcext:value-type="float">
            <text:p>0.073358337452071</text:p>
          </table:table-cell>
          <table:table-cell office:value-type="float" office:value="0.0341814341493207" calcext:value-type="float">
            <text:p>0.0341814341493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3859841720416" calcext:value-type="float">
            <text:p>0.483859841720416</text:p>
          </table:table-cell>
          <table:table-cell office:value-type="float" office:value="1.3036137004498" calcext:value-type="float">
            <text:p>1.3036137004498</text:p>
          </table:table-cell>
          <table:table-cell office:value-type="float" office:value="0.516921862183264" calcext:value-type="float">
            <text:p>0.516921862183264</text:p>
          </table:table-cell>
          <table:table-cell office:value-type="float" office:value="0.0865625924821111" calcext:value-type="float">
            <text:p>0.086562592482111</text:p>
          </table:table-cell>
          <table:table-cell office:value-type="float" office:value="0.0681994427790897" calcext:value-type="float">
            <text:p>0.06819944277909</text:p>
          </table:table-cell>
          <table:table-cell office:value-type="float" office:value="0.0351048015086324" calcext:value-type="float">
            <text:p>0.0351048015086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577157667289" calcext:value-type="float">
            <text:p>0.492577157667289</text:p>
          </table:table-cell>
          <table:table-cell office:value-type="float" office:value="1.30549265593337" calcext:value-type="float">
            <text:p>1.30549265593337</text:p>
          </table:table-cell>
          <table:table-cell office:value-type="float" office:value="0.525382722472468" calcext:value-type="float">
            <text:p>0.525382722472468</text:p>
          </table:table-cell>
          <table:table-cell office:value-type="float" office:value="0.100772242345242" calcext:value-type="float">
            <text:p>0.100772242345242</text:p>
          </table:table-cell>
          <table:table-cell office:value-type="float" office:value="0.0736988020206322" calcext:value-type="float">
            <text:p>0.073698802020632</text:p>
          </table:table-cell>
          <table:table-cell office:value-type="float" office:value="0.0390813991085879" calcext:value-type="float">
            <text:p>0.0390813991085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771461982119" calcext:value-type="float">
            <text:p>0.549771461982119</text:p>
          </table:table-cell>
          <table:table-cell office:value-type="float" office:value="1.31587820880705" calcext:value-type="float">
            <text:p>1.31587820880705</text:p>
          </table:table-cell>
          <table:table-cell office:value-type="float" office:value="0.481093063245099" calcext:value-type="float">
            <text:p>0.481093063245099</text:p>
          </table:table-cell>
          <table:table-cell office:value-type="float" office:value="0.0811309140928128" calcext:value-type="float">
            <text:p>0.081130914092813</text:p>
          </table:table-cell>
          <table:table-cell office:value-type="float" office:value="0.0447172642879466" calcext:value-type="float">
            <text:p>0.044717264287947</text:p>
          </table:table-cell>
          <table:table-cell office:value-type="float" office:value="0.0329577497730297" calcext:value-type="float">
            <text:p>0.0329577497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852280536872" calcext:value-type="float">
            <text:p>0.601852280536872</text:p>
          </table:table-cell>
          <table:table-cell office:value-type="float" office:value="1.2480100592892" calcext:value-type="float">
            <text:p>1.2480100592892</text:p>
          </table:table-cell>
          <table:table-cell office:value-type="float" office:value="0.472793838460959" calcext:value-type="float">
            <text:p>0.472793838460959</text:p>
          </table:table-cell>
          <table:table-cell office:value-type="float" office:value="0.0805223749429305" calcext:value-type="float">
            <text:p>0.080522374942931</text:p>
          </table:table-cell>
          <table:table-cell office:value-type="float" office:value="0.0577495898119137" calcext:value-type="float">
            <text:p>0.057749589811914</text:p>
          </table:table-cell>
          <table:table-cell office:value-type="float" office:value="0.0381199559652724" calcext:value-type="float">
            <text:p>0.0381199559652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153675828945" calcext:value-type="float">
            <text:p>0.487153675828945</text:p>
          </table:table-cell>
          <table:table-cell office:value-type="float" office:value="1.35793688934977" calcext:value-type="float">
            <text:p>1.35793688934977</text:p>
          </table:table-cell>
          <table:table-cell office:value-type="float" office:value="0.489160049397196" calcext:value-type="float">
            <text:p>0.489160049397196</text:p>
          </table:table-cell>
          <table:table-cell office:value-type="float" office:value="0.0804179206103748" calcext:value-type="float">
            <text:p>0.080417920610375</text:p>
          </table:table-cell>
          <table:table-cell office:value-type="float" office:value="0.0622257366812493" calcext:value-type="float">
            <text:p>0.062225736681249</text:p>
          </table:table-cell>
          <table:table-cell office:value-type="float" office:value="0.0218645247672374" calcext:value-type="float">
            <text:p>0.0218645247672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69221363901" calcext:value-type="float">
            <text:p>0.48169221363901</text:p>
          </table:table-cell>
          <table:table-cell office:value-type="float" office:value="1.34399794786218" calcext:value-type="float">
            <text:p>1.34399794786218</text:p>
          </table:table-cell>
          <table:table-cell office:value-type="float" office:value="0.520707918437859" calcext:value-type="float">
            <text:p>0.520707918437859</text:p>
          </table:table-cell>
          <table:table-cell office:value-type="float" office:value="0.0908581072389468" calcext:value-type="float">
            <text:p>0.090858107238947</text:p>
          </table:table-cell>
          <table:table-cell office:value-type="float" office:value="0.0655831287538061" calcext:value-type="float">
            <text:p>0.065583128753806</text:p>
          </table:table-cell>
          <table:table-cell office:value-type="float" office:value="0.0363245838818224" calcext:value-type="float">
            <text:p>0.0363245838818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5926498198593" calcext:value-type="float">
            <text:p>0.645926498198593</text:p>
          </table:table-cell>
          <table:table-cell office:value-type="float" office:value="1.1833493916283" calcext:value-type="float">
            <text:p>1.1833493916283</text:p>
          </table:table-cell>
          <table:table-cell office:value-type="float" office:value="0.543206958322919" calcext:value-type="float">
            <text:p>0.543206958322919</text:p>
          </table:table-cell>
          <table:table-cell office:value-type="float" office:value="0.0860469836970763" calcext:value-type="float">
            <text:p>0.086046983697076</text:p>
          </table:table-cell>
          <table:table-cell office:value-type="float" office:value="0.0575099367418508" calcext:value-type="float">
            <text:p>0.057509936741851</text:p>
          </table:table-cell>
          <table:table-cell office:value-type="float" office:value="0.0305023750362418" calcext:value-type="float">
            <text:p>0.030502375036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3960589648993" calcext:value-type="float">
            <text:p>0.653960589648993</text:p>
          </table:table-cell>
          <table:table-cell office:value-type="float" office:value="1.19902902228205" calcext:value-type="float">
            <text:p>1.19902902228205</text:p>
          </table:table-cell>
          <table:table-cell office:value-type="float" office:value="0.563614440084875" calcext:value-type="float">
            <text:p>0.563614440084875</text:p>
          </table:table-cell>
          <table:table-cell office:value-type="float" office:value="0.0989664349441784" calcext:value-type="float">
            <text:p>0.098966434944178</text:p>
          </table:table-cell>
          <table:table-cell office:value-type="float" office:value="0.0709390819365942" calcext:value-type="float">
            <text:p>0.070939081936594</text:p>
          </table:table-cell>
          <table:table-cell office:value-type="float" office:value="0.0466224352390363" calcext:value-type="float">
            <text:p>0.0466224352390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0421735422403" calcext:value-type="float">
            <text:p>0.390421735422403</text:p>
          </table:table-cell>
          <table:table-cell office:value-type="float" office:value="1.38754923761219" calcext:value-type="float">
            <text:p>1.38754923761219</text:p>
          </table:table-cell>
          <table:table-cell office:value-type="float" office:value="0.499727622472593" calcext:value-type="float">
            <text:p>0.499727622472593</text:p>
          </table:table-cell>
          <table:table-cell office:value-type="float" office:value="0.0885809595511724" calcext:value-type="float">
            <text:p>0.088580959551172</text:p>
          </table:table-cell>
          <table:table-cell office:value-type="float" office:value="0.0663162360971303" calcext:value-type="float">
            <text:p>0.06631623609713</text:p>
          </table:table-cell>
          <table:table-cell office:value-type="float" office:value="0.0314318652717681" calcext:value-type="float">
            <text:p>0.0314318652717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2440831797618" calcext:value-type="float">
            <text:p>0.442440831797618</text:p>
          </table:table-cell>
          <table:table-cell office:value-type="float" office:value="1.36746553470944" calcext:value-type="float">
            <text:p>1.36746553470944</text:p>
          </table:table-cell>
          <table:table-cell office:value-type="float" office:value="0.50536804919433" calcext:value-type="float">
            <text:p>0.50536804919433</text:p>
          </table:table-cell>
          <table:table-cell office:value-type="float" office:value="0.0905959047307139" calcext:value-type="float">
            <text:p>0.090595904730714</text:p>
          </table:table-cell>
          <table:table-cell office:value-type="float" office:value="0.0647228770521085" calcext:value-type="float">
            <text:p>0.064722877052109</text:p>
          </table:table-cell>
          <table:table-cell office:value-type="float" office:value="0.0454929866980574" calcext:value-type="float">
            <text:p>0.0454929866980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0901018868286" calcext:value-type="float">
            <text:p>0.380901018868286</text:p>
          </table:table-cell>
          <table:table-cell office:value-type="float" office:value="1.38373091463257" calcext:value-type="float">
            <text:p>1.38373091463257</text:p>
          </table:table-cell>
          <table:table-cell office:value-type="float" office:value="0.49582897357556" calcext:value-type="float">
            <text:p>0.49582897357556</text:p>
          </table:table-cell>
          <table:table-cell office:value-type="float" office:value="0.0794125850904275" calcext:value-type="float">
            <text:p>0.079412585090428</text:p>
          </table:table-cell>
          <table:table-cell office:value-type="float" office:value="0.0435282529154966" calcext:value-type="float">
            <text:p>0.043528252915497</text:p>
          </table:table-cell>
          <table:table-cell office:value-type="float" office:value="0.0296164477537029" calcext:value-type="float">
            <text:p>0.0296164477537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0809252167656" calcext:value-type="float">
            <text:p>0.390809252167656</text:p>
          </table:table-cell>
          <table:table-cell office:value-type="float" office:value="1.38521980912124" calcext:value-type="float">
            <text:p>1.38521980912124</text:p>
          </table:table-cell>
          <table:table-cell office:value-type="float" office:value="0.494924837237782" calcext:value-type="float">
            <text:p>0.494924837237782</text:p>
          </table:table-cell>
          <table:table-cell office:value-type="float" office:value="0.0833739554511661" calcext:value-type="float">
            <text:p>0.083373955451166</text:p>
          </table:table-cell>
          <table:table-cell office:value-type="float" office:value="0.0602885753157524" calcext:value-type="float">
            <text:p>0.060288575315752</text:p>
          </table:table-cell>
          <table:table-cell office:value-type="float" office:value="0.0365754915035356" calcext:value-type="float">
            <text:p>0.0365754915035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635232514795" calcext:value-type="float">
            <text:p>0.458635232514795</text:p>
          </table:table-cell>
          <table:table-cell office:value-type="float" office:value="1.38636121746545" calcext:value-type="float">
            <text:p>1.38636121746545</text:p>
          </table:table-cell>
          <table:table-cell office:value-type="float" office:value="0.474601938966298" calcext:value-type="float">
            <text:p>0.474601938966298</text:p>
          </table:table-cell>
          <table:table-cell office:value-type="float" office:value="0.0973492105863338" calcext:value-type="float">
            <text:p>0.097349210586334</text:p>
          </table:table-cell>
          <table:table-cell office:value-type="float" office:value="0.0546845061541647" calcext:value-type="float">
            <text:p>0.054684506154165</text:p>
          </table:table-cell>
          <table:table-cell office:value-type="float" office:value="0.0405427792045157" calcext:value-type="float">
            <text:p>0.0405427792045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2600892901595" calcext:value-type="float">
            <text:p>0.392600892901595</text:p>
          </table:table-cell>
          <table:table-cell office:value-type="float" office:value="1.42750680532837" calcext:value-type="float">
            <text:p>1.42750680532837</text:p>
          </table:table-cell>
          <table:table-cell office:value-type="float" office:value="0.491386441415074" calcext:value-type="float">
            <text:p>0.491386441415074</text:p>
          </table:table-cell>
          <table:table-cell office:value-type="float" office:value="0.101593474089646" calcext:value-type="float">
            <text:p>0.101593474089646</text:p>
          </table:table-cell>
          <table:table-cell office:value-type="float" office:value="0.0745194337353997" calcext:value-type="float">
            <text:p>0.0745194337354</text:p>
          </table:table-cell>
          <table:table-cell office:value-type="float" office:value="0.0385609461411943" calcext:value-type="float">
            <text:p>0.0385609461411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9557089533084" calcext:value-type="float">
            <text:p>0.389557089533084</text:p>
          </table:table-cell>
          <table:table-cell office:value-type="float" office:value="1.36343001732446" calcext:value-type="float">
            <text:p>1.36343001732446</text:p>
          </table:table-cell>
          <table:table-cell office:value-type="float" office:value="0.545668911467086" calcext:value-type="float">
            <text:p>0.545668911467086</text:p>
          </table:table-cell>
          <table:table-cell office:value-type="float" office:value="0.086382176920314" calcext:value-type="float">
            <text:p>0.086382176920314</text:p>
          </table:table-cell>
          <table:table-cell office:value-type="float" office:value="0.0622798865151854" calcext:value-type="float">
            <text:p>0.062279886515185</text:p>
          </table:table-cell>
          <table:table-cell office:value-type="float" office:value="0.0285122397603892" calcext:value-type="float">
            <text:p>0.0285122397603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5763497461627" calcext:value-type="float">
            <text:p>0.415763497461627</text:p>
          </table:table-cell>
          <table:table-cell office:value-type="float" office:value="1.34715495992472" calcext:value-type="float">
            <text:p>1.34715495992472</text:p>
          </table:table-cell>
          <table:table-cell office:value-type="float" office:value="0.520386285621772" calcext:value-type="float">
            <text:p>0.520386285621772</text:p>
          </table:table-cell>
          <table:table-cell office:value-type="float" office:value="0.0861407399585407" calcext:value-type="float">
            <text:p>0.086140739958541</text:p>
          </table:table-cell>
          <table:table-cell office:value-type="float" office:value="0.066451893027494" calcext:value-type="float">
            <text:p>0.066451893027494</text:p>
          </table:table-cell>
          <table:table-cell office:value-type="float" office:value="0.0354468250473905" calcext:value-type="float">
            <text:p>0.0354468250473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887031641528" calcext:value-type="float">
            <text:p>0.490887031641528</text:p>
          </table:table-cell>
          <table:table-cell office:value-type="float" office:value="1.2991178731536" calcext:value-type="float">
            <text:p>1.2991178731536</text:p>
          </table:table-cell>
          <table:table-cell office:value-type="float" office:value="0.585011818322132" calcext:value-type="float">
            <text:p>0.585011818322132</text:p>
          </table:table-cell>
          <table:table-cell office:value-type="float" office:value="0.0923637342522232" calcext:value-type="float">
            <text:p>0.092363734252223</text:p>
          </table:table-cell>
          <table:table-cell office:value-type="float" office:value="0.071542617852614" calcext:value-type="float">
            <text:p>0.071542617852614</text:p>
          </table:table-cell>
          <table:table-cell office:value-type="float" office:value="0.062827857943615" calcext:value-type="float">
            <text:p>0.0628278579436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129488705897" calcext:value-type="float">
            <text:p>0.532129488705897</text:p>
          </table:table-cell>
          <table:table-cell office:value-type="float" office:value="1.28275301997917" calcext:value-type="float">
            <text:p>1.28275301997917</text:p>
          </table:table-cell>
          <table:table-cell office:value-type="float" office:value="0.521391346353911" calcext:value-type="float">
            <text:p>0.521391346353911</text:p>
          </table:table-cell>
          <table:table-cell office:value-type="float" office:value="0.10189936348914" calcext:value-type="float">
            <text:p>0.10189936348914</text:p>
          </table:table-cell>
          <table:table-cell office:value-type="float" office:value="0.0776446788310773" calcext:value-type="float">
            <text:p>0.077644678831077</text:p>
          </table:table-cell>
          <table:table-cell office:value-type="float" office:value="0.0335474598651406" calcext:value-type="float">
            <text:p>0.0335474598651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381788939746" calcext:value-type="float">
            <text:p>0.575381788939746</text:p>
          </table:table-cell>
          <table:table-cell office:value-type="float" office:value="1.18483389229983" calcext:value-type="float">
            <text:p>1.18483389229983</text:p>
          </table:table-cell>
          <table:table-cell office:value-type="float" office:value="0.500002498172502" calcext:value-type="float">
            <text:p>0.500002498172502</text:p>
          </table:table-cell>
          <table:table-cell office:value-type="float" office:value="0.0898265372554481" calcext:value-type="float">
            <text:p>0.089826537255448</text:p>
          </table:table-cell>
          <table:table-cell office:value-type="float" office:value="0.0822720911871897" calcext:value-type="float">
            <text:p>0.08227209118719</text:p>
          </table:table-cell>
          <table:table-cell office:value-type="float" office:value="0.0402819388853466" calcext:value-type="float">
            <text:p>0.0402819388853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8563145618496" calcext:value-type="float">
            <text:p>0.568563145618496</text:p>
          </table:table-cell>
          <table:table-cell office:value-type="float" office:value="1.22591152509712" calcext:value-type="float">
            <text:p>1.22591152509712</text:p>
          </table:table-cell>
          <table:table-cell office:value-type="float" office:value="0.477314442295359" calcext:value-type="float">
            <text:p>0.477314442295359</text:p>
          </table:table-cell>
          <table:table-cell office:value-type="float" office:value="0.0860802820025418" calcext:value-type="float">
            <text:p>0.086080282002542</text:p>
          </table:table-cell>
          <table:table-cell office:value-type="float" office:value="0.0649193265081202" calcext:value-type="float">
            <text:p>0.06491932650812</text:p>
          </table:table-cell>
          <table:table-cell office:value-type="float" office:value="0.0326459238996634" calcext:value-type="float">
            <text:p>0.0326459238996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6437004157645" calcext:value-type="float">
            <text:p>0.296437004157645</text:p>
          </table:table-cell>
          <table:table-cell office:value-type="float" office:value="1.39635813996248" calcext:value-type="float">
            <text:p>1.39635813996248</text:p>
          </table:table-cell>
          <table:table-cell office:value-type="float" office:value="0.501409462517367" calcext:value-type="float">
            <text:p>0.501409462517367</text:p>
          </table:table-cell>
          <table:table-cell office:value-type="float" office:value="0.074272859624019" calcext:value-type="float">
            <text:p>0.074272859624019</text:p>
          </table:table-cell>
          <table:table-cell office:value-type="float" office:value="0.0651920747946605" calcext:value-type="float">
            <text:p>0.065192074794661</text:p>
          </table:table-cell>
          <table:table-cell office:value-type="float" office:value="0.0312282967122602" calcext:value-type="float">
            <text:p>0.03122829671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2763338867696" calcext:value-type="float">
            <text:p>0.322763338867696</text:p>
          </table:table-cell>
          <table:table-cell office:value-type="float" office:value="1.38750018587661" calcext:value-type="float">
            <text:p>1.38750018587661</text:p>
          </table:table-cell>
          <table:table-cell office:value-type="float" office:value="0.488192971814286" calcext:value-type="float">
            <text:p>0.488192971814286</text:p>
          </table:table-cell>
          <table:table-cell office:value-type="float" office:value="0.0917498096701636" calcext:value-type="float">
            <text:p>0.091749809670164</text:p>
          </table:table-cell>
          <table:table-cell office:value-type="float" office:value="0.0667368021867259" calcext:value-type="float">
            <text:p>0.066736802186726</text:p>
          </table:table-cell>
          <table:table-cell office:value-type="float" office:value="0.0396929198084754" calcext:value-type="float">
            <text:p>0.0396929198084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284592901574" calcext:value-type="float">
            <text:p>0.512284592901574</text:p>
          </table:table-cell>
          <table:table-cell office:value-type="float" office:value="1.30245867376449" calcext:value-type="float">
            <text:p>1.30245867376449</text:p>
          </table:table-cell>
          <table:table-cell office:value-type="float" office:value="0.517295180266128" calcext:value-type="float">
            <text:p>0.517295180266128</text:p>
          </table:table-cell>
          <table:table-cell office:value-type="float" office:value="0.0835969321258745" calcext:value-type="float">
            <text:p>0.083596932125875</text:p>
          </table:table-cell>
          <table:table-cell office:value-type="float" office:value="0.0714260099677041" calcext:value-type="float">
            <text:p>0.071426009967704</text:p>
          </table:table-cell>
          <table:table-cell office:value-type="float" office:value="0.0303718996891777" calcext:value-type="float">
            <text:p>0.0303718996891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52225091789" calcext:value-type="float">
            <text:p>0.54752225091789</text:p>
          </table:table-cell>
          <table:table-cell office:value-type="float" office:value="1.28391785450155" calcext:value-type="float">
            <text:p>1.28391785450155</text:p>
          </table:table-cell>
          <table:table-cell office:value-type="float" office:value="0.503159850079564" calcext:value-type="float">
            <text:p>0.503159850079564</text:p>
          </table:table-cell>
          <table:table-cell office:value-type="float" office:value="0.0852718737364925" calcext:value-type="float">
            <text:p>0.085271873736493</text:p>
          </table:table-cell>
          <table:table-cell office:value-type="float" office:value="0.0632583892436782" calcext:value-type="float">
            <text:p>0.063258389243678</text:p>
          </table:table-cell>
          <table:table-cell office:value-type="float" office:value="0.0393887479832442" calcext:value-type="float">
            <text:p>0.0393887479832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073895630823" calcext:value-type="float">
            <text:p>0.476073895630823</text:p>
          </table:table-cell>
          <table:table-cell office:value-type="float" office:value="1.35158888020894" calcext:value-type="float">
            <text:p>1.35158888020894</text:p>
          </table:table-cell>
          <table:table-cell office:value-type="float" office:value="0.502381549064363" calcext:value-type="float">
            <text:p>0.502381549064363</text:p>
          </table:table-cell>
          <table:table-cell office:value-type="float" office:value="0.0732562934574452" calcext:value-type="float">
            <text:p>0.073256293457445</text:p>
          </table:table-cell>
          <table:table-cell office:value-type="float" office:value="0.0702140416425743" calcext:value-type="float">
            <text:p>0.070214041642574</text:p>
          </table:table-cell>
          <table:table-cell office:value-type="float" office:value="0.0307610777649197" calcext:value-type="float">
            <text:p>0.030761077764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065792134489" calcext:value-type="float">
            <text:p>0.514065792134489</text:p>
          </table:table-cell>
          <table:table-cell office:value-type="float" office:value="1.32219874003426" calcext:value-type="float">
            <text:p>1.32219874003426</text:p>
          </table:table-cell>
          <table:table-cell office:value-type="float" office:value="0.447398632402451" calcext:value-type="float">
            <text:p>0.447398632402451</text:p>
          </table:table-cell>
          <table:table-cell office:value-type="float" office:value="0.0768021767531034" calcext:value-type="float">
            <text:p>0.076802176753103</text:p>
          </table:table-cell>
          <table:table-cell office:value-type="float" office:value="0.0564898782735773" calcext:value-type="float">
            <text:p>0.056489878273577</text:p>
          </table:table-cell>
          <table:table-cell office:value-type="float" office:value="0.033938360775873" calcext:value-type="float">
            <text:p>0.0339383607758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0367808630097" calcext:value-type="float">
            <text:p>0.450367808630097</text:p>
          </table:table-cell>
          <table:table-cell office:value-type="float" office:value="1.22411765394181" calcext:value-type="float">
            <text:p>1.22411765394181</text:p>
          </table:table-cell>
          <table:table-cell office:value-type="float" office:value="0.562762416949288" calcext:value-type="float">
            <text:p>0.562762416949288</text:p>
          </table:table-cell>
          <table:table-cell office:value-type="float" office:value="0.112586314007473" calcext:value-type="float">
            <text:p>0.112586314007473</text:p>
          </table:table-cell>
          <table:table-cell office:value-type="float" office:value="0.0948681186733868" calcext:value-type="float">
            <text:p>0.094868118673387</text:p>
          </table:table-cell>
          <table:table-cell office:value-type="float" office:value="0.0470964268365659" calcext:value-type="float">
            <text:p>0.047096426836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9530952740913" calcext:value-type="float">
            <text:p>0.589530952740913</text:p>
          </table:table-cell>
          <table:table-cell office:value-type="float" office:value="1.17118223806735" calcext:value-type="float">
            <text:p>1.17118223806735</text:p>
          </table:table-cell>
          <table:table-cell office:value-type="float" office:value="0.461108450647233" calcext:value-type="float">
            <text:p>0.461108450647233</text:p>
          </table:table-cell>
          <table:table-cell office:value-type="float" office:value="0.068233359120425" calcext:value-type="float">
            <text:p>0.068233359120425</text:p>
          </table:table-cell>
          <table:table-cell office:value-type="float" office:value="0.0538862371522376" calcext:value-type="float">
            <text:p>0.053886237152238</text:p>
          </table:table-cell>
          <table:table-cell office:value-type="float" office:value="0.0341449571483172" calcext:value-type="float">
            <text:p>0.034144957148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52513258556" calcext:value-type="float">
            <text:p>0.48852513258556</text:p>
          </table:table-cell>
          <table:table-cell office:value-type="float" office:value="1.25591701746393" calcext:value-type="float">
            <text:p>1.25591701746393</text:p>
          </table:table-cell>
          <table:table-cell office:value-type="float" office:value="0.544175206834404" calcext:value-type="float">
            <text:p>0.544175206834404</text:p>
          </table:table-cell>
          <table:table-cell office:value-type="float" office:value="0.0918675213572802" calcext:value-type="float">
            <text:p>0.09186752135728</text:p>
          </table:table-cell>
          <table:table-cell office:value-type="float" office:value="0.0618339380526501" calcext:value-type="float">
            <text:p>0.06183393805265</text:p>
          </table:table-cell>
          <table:table-cell office:value-type="float" office:value="0.0364219523982726" calcext:value-type="float">
            <text:p>0.036421952398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5728701546574" calcext:value-type="float">
            <text:p>0.495728701546574</text:p>
          </table:table-cell>
          <table:table-cell office:value-type="float" office:value="1.26837429939813" calcext:value-type="float">
            <text:p>1.26837429939813</text:p>
          </table:table-cell>
          <table:table-cell office:value-type="float" office:value="0.539155688232104" calcext:value-type="float">
            <text:p>0.539155688232104</text:p>
          </table:table-cell>
          <table:table-cell office:value-type="float" office:value="0.102079095030446" calcext:value-type="float">
            <text:p>0.102079095030446</text:p>
          </table:table-cell>
          <table:table-cell office:value-type="float" office:value="0.072524842916962" calcext:value-type="float">
            <text:p>0.072524842916962</text:p>
          </table:table-cell>
          <table:table-cell office:value-type="float" office:value="0.0363180435048561" calcext:value-type="float">
            <text:p>0.0363180435048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322934538822" calcext:value-type="float">
            <text:p>0.446322934538822</text:p>
          </table:table-cell>
          <table:table-cell office:value-type="float" office:value="1.33151842834092" calcext:value-type="float">
            <text:p>1.33151842834092</text:p>
          </table:table-cell>
          <table:table-cell office:value-type="float" office:value="0.536119426217872" calcext:value-type="float">
            <text:p>0.536119426217872</text:p>
          </table:table-cell>
          <table:table-cell office:value-type="float" office:value="0.0837179875474765" calcext:value-type="float">
            <text:p>0.083717987547477</text:p>
          </table:table-cell>
          <table:table-cell office:value-type="float" office:value="0.0695296978996907" calcext:value-type="float">
            <text:p>0.069529697899691</text:p>
          </table:table-cell>
          <table:table-cell office:value-type="float" office:value="0.023759566261493" calcext:value-type="float">
            <text:p>0.023759566261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0297148179677" calcext:value-type="float">
            <text:p>0.410297148179677</text:p>
          </table:table-cell>
          <table:table-cell office:value-type="float" office:value="1.36138028113827" calcext:value-type="float">
            <text:p>1.36138028113827</text:p>
          </table:table-cell>
          <table:table-cell office:value-type="float" office:value="0.539352190718215" calcext:value-type="float">
            <text:p>0.539352190718215</text:p>
          </table:table-cell>
          <table:table-cell office:value-type="float" office:value="0.106456793180802" calcext:value-type="float">
            <text:p>0.106456793180802</text:p>
          </table:table-cell>
          <table:table-cell office:value-type="float" office:value="0.0811694674396059" calcext:value-type="float">
            <text:p>0.081169467439606</text:p>
          </table:table-cell>
          <table:table-cell office:value-type="float" office:value="0.0470161562130506" calcext:value-type="float">
            <text:p>0.0470161562130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446462514327" calcext:value-type="float">
            <text:p>0.412446462514327</text:p>
          </table:table-cell>
          <table:table-cell office:value-type="float" office:value="1.28574651394341" calcext:value-type="float">
            <text:p>1.28574651394341</text:p>
          </table:table-cell>
          <table:table-cell office:value-type="float" office:value="0.513388922784887" calcext:value-type="float">
            <text:p>0.513388922784887</text:p>
          </table:table-cell>
          <table:table-cell office:value-type="float" office:value="0.083154751644431" calcext:value-type="float">
            <text:p>0.083154751644431</text:p>
          </table:table-cell>
          <table:table-cell office:value-type="float" office:value="0.0653206628179796" calcext:value-type="float">
            <text:p>0.06532066281798</text:p>
          </table:table-cell>
          <table:table-cell office:value-type="float" office:value="0.0318876936616707" calcext:value-type="float">
            <text:p>0.0318876936616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5062572759802" calcext:value-type="float">
            <text:p>0.305062572759802</text:p>
          </table:table-cell>
          <table:table-cell office:value-type="float" office:value="1.39771884988787" calcext:value-type="float">
            <text:p>1.39771884988787</text:p>
          </table:table-cell>
          <table:table-cell office:value-type="float" office:value="0.545033882374191" calcext:value-type="float">
            <text:p>0.545033882374191</text:p>
          </table:table-cell>
          <table:table-cell office:value-type="float" office:value="0.105424885804685" calcext:value-type="float">
            <text:p>0.105424885804685</text:p>
          </table:table-cell>
          <table:table-cell office:value-type="float" office:value="0.0783776011306923" calcext:value-type="float">
            <text:p>0.078377601130692</text:p>
          </table:table-cell>
          <table:table-cell office:value-type="float" office:value="0.0443296940665654" calcext:value-type="float">
            <text:p>0.0443296940665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496069275306" calcext:value-type="float">
            <text:p>0.466496069275306</text:p>
          </table:table-cell>
          <table:table-cell office:value-type="float" office:value="1.30752382491193" calcext:value-type="float">
            <text:p>1.30752382491193</text:p>
          </table:table-cell>
          <table:table-cell office:value-type="float" office:value="0.540062094391697" calcext:value-type="float">
            <text:p>0.540062094391697</text:p>
          </table:table-cell>
          <table:table-cell office:value-type="float" office:value="0.0766469661408564" calcext:value-type="float">
            <text:p>0.076646966140856</text:p>
          </table:table-cell>
          <table:table-cell office:value-type="float" office:value="0.0578273163653197" calcext:value-type="float">
            <text:p>0.05782731636532</text:p>
          </table:table-cell>
          <table:table-cell office:value-type="float" office:value="0.0346741252641371" calcext:value-type="float">
            <text:p>0.0346741252641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428366189325" calcext:value-type="float">
            <text:p>0.403428366189325</text:p>
          </table:table-cell>
          <table:table-cell office:value-type="float" office:value="1.33746912431393" calcext:value-type="float">
            <text:p>1.33746912431393</text:p>
          </table:table-cell>
          <table:table-cell office:value-type="float" office:value="0.562808539831866" calcext:value-type="float">
            <text:p>0.562808539831866</text:p>
          </table:table-cell>
          <table:table-cell office:value-type="float" office:value="0.107289436838946" calcext:value-type="float">
            <text:p>0.107289436838946</text:p>
          </table:table-cell>
          <table:table-cell office:value-type="float" office:value="0.0779618730609964" calcext:value-type="float">
            <text:p>0.077961873060996</text:p>
          </table:table-cell>
          <table:table-cell office:value-type="float" office:value="0.0518819695678013" calcext:value-type="float">
            <text:p>0.051881969567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2528230476453" calcext:value-type="float">
            <text:p>0.542528230476453</text:p>
          </table:table-cell>
          <table:table-cell office:value-type="float" office:value="1.30331362118008" calcext:value-type="float">
            <text:p>1.30331362118008</text:p>
          </table:table-cell>
          <table:table-cell office:value-type="float" office:value="0.476377799425778" calcext:value-type="float">
            <text:p>0.476377799425778</text:p>
          </table:table-cell>
          <table:table-cell office:value-type="float" office:value="0.0808228751895926" calcext:value-type="float">
            <text:p>0.080822875189593</text:p>
          </table:table-cell>
          <table:table-cell office:value-type="float" office:value="0.0668462303643743" calcext:value-type="float">
            <text:p>0.066846230364374</text:p>
          </table:table-cell>
          <table:table-cell office:value-type="float" office:value="0.0580051660503753" calcext:value-type="float">
            <text:p>0.058005166050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247982555138" calcext:value-type="float">
            <text:p>0.54247982555138</text:p>
          </table:table-cell>
          <table:table-cell office:value-type="float" office:value="1.30333909560812" calcext:value-type="float">
            <text:p>1.30333909560812</text:p>
          </table:table-cell>
          <table:table-cell office:value-type="float" office:value="0.447624731505621" calcext:value-type="float">
            <text:p>0.447624731505621</text:p>
          </table:table-cell>
          <table:table-cell office:value-type="float" office:value="0.0852109290117757" calcext:value-type="float">
            <text:p>0.085210929011776</text:p>
          </table:table-cell>
          <table:table-cell office:value-type="float" office:value="0.0625845335496925" calcext:value-type="float">
            <text:p>0.062584533549693</text:p>
          </table:table-cell>
          <table:table-cell office:value-type="float" office:value="0.0377951413255484" calcext:value-type="float">
            <text:p>0.0377951413255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090787782389" calcext:value-type="float">
            <text:p>0.606090787782389</text:p>
          </table:table-cell>
          <table:table-cell office:value-type="float" office:value="1.23331786341974" calcext:value-type="float">
            <text:p>1.23331786341974</text:p>
          </table:table-cell>
          <table:table-cell office:value-type="float" office:value="0.471061515424228" calcext:value-type="float">
            <text:p>0.471061515424228</text:p>
          </table:table-cell>
          <table:table-cell office:value-type="float" office:value="0.0755702375152959" calcext:value-type="float">
            <text:p>0.075570237515296</text:p>
          </table:table-cell>
          <table:table-cell office:value-type="float" office:value="0.0544978612577816" calcext:value-type="float">
            <text:p>0.054497861257782</text:p>
          </table:table-cell>
          <table:table-cell office:value-type="float" office:value="0.0327037715633996" calcext:value-type="float">
            <text:p>0.0327037715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461950148786" calcext:value-type="float">
            <text:p>0.596461950148786</text:p>
          </table:table-cell>
          <table:table-cell office:value-type="float" office:value="1.24779963702453" calcext:value-type="float">
            <text:p>1.24779963702453</text:p>
          </table:table-cell>
          <table:table-cell office:value-type="float" office:value="0.460829274991603" calcext:value-type="float">
            <text:p>0.460829274991603</text:p>
          </table:table-cell>
          <table:table-cell office:value-type="float" office:value="0.0794663343699595" calcext:value-type="float">
            <text:p>0.07946633436996</text:p>
          </table:table-cell>
          <table:table-cell office:value-type="float" office:value="0.0587245914993669" calcext:value-type="float">
            <text:p>0.058724591499367</text:p>
          </table:table-cell>
          <table:table-cell office:value-type="float" office:value="0.0330976016417377" calcext:value-type="float">
            <text:p>0.0330976016417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37143574104" calcext:value-type="float">
            <text:p>0.60837143574104</text:p>
          </table:table-cell>
          <table:table-cell office:value-type="float" office:value="1.27846930069434" calcext:value-type="float">
            <text:p>1.27846930069434</text:p>
          </table:table-cell>
          <table:table-cell office:value-type="float" office:value="0.61066512971342" calcext:value-type="float">
            <text:p>0.61066512971342</text:p>
          </table:table-cell>
          <table:table-cell office:value-type="float" office:value="0.0712853306633258" calcext:value-type="float">
            <text:p>0.071285330663326</text:p>
          </table:table-cell>
          <table:table-cell office:value-type="float" office:value="0.110623443174728" calcext:value-type="float">
            <text:p>0.110623443174728</text:p>
          </table:table-cell>
          <table:table-cell office:value-type="float" office:value="0.0480568942935341" calcext:value-type="float">
            <text:p>0.048056894293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3795075396025" calcext:value-type="float">
            <text:p>0.613795075396025</text:p>
          </table:table-cell>
          <table:table-cell office:value-type="float" office:value="1.19562905766904" calcext:value-type="float">
            <text:p>1.19562905766904</text:p>
          </table:table-cell>
          <table:table-cell office:value-type="float" office:value="0.55649074001456" calcext:value-type="float">
            <text:p>0.55649074001456</text:p>
          </table:table-cell>
          <table:table-cell office:value-type="float" office:value="0.0967892689194476" calcext:value-type="float">
            <text:p>0.096789268919448</text:p>
          </table:table-cell>
          <table:table-cell office:value-type="float" office:value="0.0717370998898866" calcext:value-type="float">
            <text:p>0.071737099889887</text:p>
          </table:table-cell>
          <table:table-cell office:value-type="float" office:value="0.0381129827290197" calcext:value-type="float">
            <text:p>0.038112982729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2702892049503" calcext:value-type="float">
            <text:p>0.502702892049503</text:p>
          </table:table-cell>
          <table:table-cell office:value-type="float" office:value="1.30250240194049" calcext:value-type="float">
            <text:p>1.30250240194049</text:p>
          </table:table-cell>
          <table:table-cell office:value-type="float" office:value="0.476920869054264" calcext:value-type="float">
            <text:p>0.476920869054264</text:p>
          </table:table-cell>
          <table:table-cell office:value-type="float" office:value="0.0778364889758802" calcext:value-type="float">
            <text:p>0.07783648897588</text:p>
          </table:table-cell>
          <table:table-cell office:value-type="float" office:value="0.0588723414216974" calcext:value-type="float">
            <text:p>0.058872341421697</text:p>
          </table:table-cell>
          <table:table-cell office:value-type="float" office:value="0.0388763622739837" calcext:value-type="float">
            <text:p>0.0388763622739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624789877404" calcext:value-type="float">
            <text:p>0.433624789877404</text:p>
          </table:table-cell>
          <table:table-cell office:value-type="float" office:value="1.34328468645706" calcext:value-type="float">
            <text:p>1.34328468645706</text:p>
          </table:table-cell>
          <table:table-cell office:value-type="float" office:value="0.519863291293507" calcext:value-type="float">
            <text:p>0.519863291293507</text:p>
          </table:table-cell>
          <table:table-cell office:value-type="float" office:value="0.11274387142376" calcext:value-type="float">
            <text:p>0.11274387142376</text:p>
          </table:table-cell>
          <table:table-cell office:value-type="float" office:value="0.0850309279339604" calcext:value-type="float">
            <text:p>0.08503092793396</text:p>
          </table:table-cell>
          <table:table-cell office:value-type="float" office:value="0.0577289494984299" calcext:value-type="float">
            <text:p>0.057728949498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48468785926" calcext:value-type="float">
            <text:p>0.45248468785926</text:p>
          </table:table-cell>
          <table:table-cell office:value-type="float" office:value="1.28819380704693" calcext:value-type="float">
            <text:p>1.28819380704693</text:p>
          </table:table-cell>
          <table:table-cell office:value-type="float" office:value="0.553815490872274" calcext:value-type="float">
            <text:p>0.553815490872274</text:p>
          </table:table-cell>
          <table:table-cell office:value-type="float" office:value="0.072195772149783" calcext:value-type="float">
            <text:p>0.072195772149783</text:p>
          </table:table-cell>
          <table:table-cell office:value-type="float" office:value="0.0728576842522614" calcext:value-type="float">
            <text:p>0.072857684252261</text:p>
          </table:table-cell>
          <table:table-cell office:value-type="float" office:value="0.0394166353133253" calcext:value-type="float">
            <text:p>0.0394166353133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643906917993" calcext:value-type="float">
            <text:p>0.47643906917993</text:p>
          </table:table-cell>
          <table:table-cell office:value-type="float" office:value="1.28566870260371" calcext:value-type="float">
            <text:p>1.28566870260371</text:p>
          </table:table-cell>
          <table:table-cell office:value-type="float" office:value="0.541007806314036" calcext:value-type="float">
            <text:p>0.541007806314036</text:p>
          </table:table-cell>
          <table:table-cell office:value-type="float" office:value="0.0927375626106538" calcext:value-type="float">
            <text:p>0.092737562610654</text:p>
          </table:table-cell>
          <table:table-cell office:value-type="float" office:value="0.0691279144989791" calcext:value-type="float">
            <text:p>0.069127914498979</text:p>
          </table:table-cell>
          <table:table-cell office:value-type="float" office:value="0.0381772927361459" calcext:value-type="float">
            <text:p>0.0381772927361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9496401479001" calcext:value-type="float">
            <text:p>0.459496401479001</text:p>
          </table:table-cell>
          <table:table-cell office:value-type="float" office:value="1.317737280966" calcext:value-type="float">
            <text:p>1.317737280966</text:p>
          </table:table-cell>
          <table:table-cell office:value-type="float" office:value="0.4926865949374" calcext:value-type="float">
            <text:p>0.4926865949374</text:p>
          </table:table-cell>
          <table:table-cell office:value-type="float" office:value="0.0883877560433686" calcext:value-type="float">
            <text:p>0.088387756043369</text:p>
          </table:table-cell>
          <table:table-cell office:value-type="float" office:value="0.0543883236173359" calcext:value-type="float">
            <text:p>0.054388323617336</text:p>
          </table:table-cell>
          <table:table-cell office:value-type="float" office:value="0.0297630043048505" calcext:value-type="float">
            <text:p>0.0297630043048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1407464340257" calcext:value-type="float">
            <text:p>0.441407464340257</text:p>
          </table:table-cell>
          <table:table-cell office:value-type="float" office:value="1.34766665035046" calcext:value-type="float">
            <text:p>1.34766665035046</text:p>
          </table:table-cell>
          <table:table-cell office:value-type="float" office:value="0.492935899903033" calcext:value-type="float">
            <text:p>0.492935899903033</text:p>
          </table:table-cell>
          <table:table-cell office:value-type="float" office:value="0.101229751972663" calcext:value-type="float">
            <text:p>0.101229751972663</text:p>
          </table:table-cell>
          <table:table-cell office:value-type="float" office:value="0.0773395622352702" calcext:value-type="float">
            <text:p>0.07733956223527</text:p>
          </table:table-cell>
          <table:table-cell office:value-type="float" office:value="0.0356596720496019" calcext:value-type="float">
            <text:p>0.0356596720496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177172529258" calcext:value-type="float">
            <text:p>0.545177172529258</text:p>
          </table:table-cell>
          <table:table-cell office:value-type="float" office:value="1.26594771112587" calcext:value-type="float">
            <text:p>1.26594771112587</text:p>
          </table:table-cell>
          <table:table-cell office:value-type="float" office:value="0.564990118307514" calcext:value-type="float">
            <text:p>0.564990118307514</text:p>
          </table:table-cell>
          <table:table-cell office:value-type="float" office:value="0.0849040194646699" calcext:value-type="float">
            <text:p>0.08490401946467</text:p>
          </table:table-cell>
          <table:table-cell office:value-type="float" office:value="0.0643445237384354" calcext:value-type="float">
            <text:p>0.064344523738435</text:p>
          </table:table-cell>
          <table:table-cell office:value-type="float" office:value="0.0752394426956602" calcext:value-type="float">
            <text:p>0.07523944269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9099848396057" calcext:value-type="float">
            <text:p>0.489099848396057</text:p>
          </table:table-cell>
          <table:table-cell office:value-type="float" office:value="1.3037189632717" calcext:value-type="float">
            <text:p>1.3037189632717</text:p>
          </table:table-cell>
          <table:table-cell office:value-type="float" office:value="0.569864424477032" calcext:value-type="float">
            <text:p>0.569864424477032</text:p>
          </table:table-cell>
          <table:table-cell office:value-type="float" office:value="0.116305691363694" calcext:value-type="float">
            <text:p>0.116305691363694</text:p>
          </table:table-cell>
          <table:table-cell office:value-type="float" office:value="0.0836222361889848" calcext:value-type="float">
            <text:p>0.083622236188985</text:p>
          </table:table-cell>
          <table:table-cell office:value-type="float" office:value="0.0433598839167869" calcext:value-type="float">
            <text:p>0.0433598839167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8655384818" calcext:value-type="float">
            <text:p>0.4848655384818</text:p>
          </table:table-cell>
          <table:table-cell office:value-type="float" office:value="1.27190365681351" calcext:value-type="float">
            <text:p>1.27190365681351</text:p>
          </table:table-cell>
          <table:table-cell office:value-type="float" office:value="0.52396216624266" calcext:value-type="float">
            <text:p>0.52396216624266</text:p>
          </table:table-cell>
          <table:table-cell office:value-type="float" office:value="0.0732455228304516" calcext:value-type="float">
            <text:p>0.073245522830452</text:p>
          </table:table-cell>
          <table:table-cell office:value-type="float" office:value="0.0511066296785359" calcext:value-type="float">
            <text:p>0.051106629678536</text:p>
          </table:table-cell>
          <table:table-cell office:value-type="float" office:value="0.0401223744864806" calcext:value-type="float">
            <text:p>0.0401223744864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51959389138" calcext:value-type="float">
            <text:p>0.56551959389138</text:p>
          </table:table-cell>
          <table:table-cell office:value-type="float" office:value="1.21484352539955" calcext:value-type="float">
            <text:p>1.21484352539955</text:p>
          </table:table-cell>
          <table:table-cell office:value-type="float" office:value="0.467316980340413" calcext:value-type="float">
            <text:p>0.467316980340413</text:p>
          </table:table-cell>
          <table:table-cell office:value-type="float" office:value="0.0706442782560604" calcext:value-type="float">
            <text:p>0.07064427825606</text:p>
          </table:table-cell>
          <table:table-cell office:value-type="float" office:value="0.055585367127844" calcext:value-type="float">
            <text:p>0.055585367127844</text:p>
          </table:table-cell>
          <table:table-cell office:value-type="float" office:value="0.0336608003137147" calcext:value-type="float">
            <text:p>0.0336608003137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639579876162" calcext:value-type="float">
            <text:p>0.481639579876162</text:p>
          </table:table-cell>
          <table:table-cell office:value-type="float" office:value="1.28336440525798" calcext:value-type="float">
            <text:p>1.28336440525798</text:p>
          </table:table-cell>
          <table:table-cell office:value-type="float" office:value="0.498035040135144" calcext:value-type="float">
            <text:p>0.498035040135144</text:p>
          </table:table-cell>
          <table:table-cell office:value-type="float" office:value="0.08432741684011" calcext:value-type="float">
            <text:p>0.08432741684011</text:p>
          </table:table-cell>
          <table:table-cell office:value-type="float" office:value="0.0621341842335175" calcext:value-type="float">
            <text:p>0.062134184233518</text:p>
          </table:table-cell>
          <table:table-cell office:value-type="float" office:value="0.0355219126170871" calcext:value-type="float">
            <text:p>0.035521912617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304126049884" calcext:value-type="float">
            <text:p>0.583304126049884</text:p>
          </table:table-cell>
          <table:table-cell office:value-type="float" office:value="1.20969685600731" calcext:value-type="float">
            <text:p>1.20969685600731</text:p>
          </table:table-cell>
          <table:table-cell office:value-type="float" office:value="0.476857537902113" calcext:value-type="float">
            <text:p>0.476857537902113</text:p>
          </table:table-cell>
          <table:table-cell office:value-type="float" office:value="0.0808624318043404" calcext:value-type="float">
            <text:p>0.08086243180434</text:p>
          </table:table-cell>
          <table:table-cell office:value-type="float" office:value="0.0610963107581089" calcext:value-type="float">
            <text:p>0.061096310758109</text:p>
          </table:table-cell>
          <table:table-cell office:value-type="float" office:value="0.0369256891278494" calcext:value-type="float">
            <text:p>0.0369256891278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4173408230404" calcext:value-type="float">
            <text:p>0.324173408230404</text:p>
          </table:table-cell>
          <table:table-cell office:value-type="float" office:value="1.38048122930867" calcext:value-type="float">
            <text:p>1.38048122930867</text:p>
          </table:table-cell>
          <table:table-cell office:value-type="float" office:value="0.491384094938148" calcext:value-type="float">
            <text:p>0.491384094938148</text:p>
          </table:table-cell>
          <table:table-cell office:value-type="float" office:value="0.0847946408270713" calcext:value-type="float">
            <text:p>0.084794640827071</text:p>
          </table:table-cell>
          <table:table-cell office:value-type="float" office:value="0.0592789260969922" calcext:value-type="float">
            <text:p>0.059278926096992</text:p>
          </table:table-cell>
          <table:table-cell office:value-type="float" office:value="0.0450449331932437" calcext:value-type="float">
            <text:p>0.045044933193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391711491543" calcext:value-type="float">
            <text:p>0.41391711491543</text:p>
          </table:table-cell>
          <table:table-cell office:value-type="float" office:value="1.30676634538707" calcext:value-type="float">
            <text:p>1.30676634538707</text:p>
          </table:table-cell>
          <table:table-cell office:value-type="float" office:value="0.483656440969107" calcext:value-type="float">
            <text:p>0.483656440969107</text:p>
          </table:table-cell>
          <table:table-cell office:value-type="float" office:value="0.089016018447484" calcext:value-type="float">
            <text:p>0.089016018447484</text:p>
          </table:table-cell>
          <table:table-cell office:value-type="float" office:value="0.0658461202187331" calcext:value-type="float">
            <text:p>0.065846120218733</text:p>
          </table:table-cell>
          <table:table-cell office:value-type="float" office:value="0.0337347828262373" calcext:value-type="float">
            <text:p>0.0337347828262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794287554153" calcext:value-type="float">
            <text:p>0.600794287554153</text:p>
          </table:table-cell>
          <table:table-cell office:value-type="float" office:value="1.26596076524059" calcext:value-type="float">
            <text:p>1.26596076524059</text:p>
          </table:table-cell>
          <table:table-cell office:value-type="float" office:value="0.45809016861132" calcext:value-type="float">
            <text:p>0.45809016861132</text:p>
          </table:table-cell>
          <table:table-cell office:value-type="float" office:value="0.0852160879911019" calcext:value-type="float">
            <text:p>0.085216087991102</text:p>
          </table:table-cell>
          <table:table-cell office:value-type="float" office:value="0.063837387527194" calcext:value-type="float">
            <text:p>0.063837387527194</text:p>
          </table:table-cell>
          <table:table-cell office:value-type="float" office:value="0.0306263949266388" calcext:value-type="float">
            <text:p>0.0306263949266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7093123282953" calcext:value-type="float">
            <text:p>0.667093123282953</text:p>
          </table:table-cell>
          <table:table-cell office:value-type="float" office:value="1.20955373592927" calcext:value-type="float">
            <text:p>1.20955373592927</text:p>
          </table:table-cell>
          <table:table-cell office:value-type="float" office:value="0.430952676230421" calcext:value-type="float">
            <text:p>0.430952676230421</text:p>
          </table:table-cell>
          <table:table-cell office:value-type="float" office:value="0.0710144090289059" calcext:value-type="float">
            <text:p>0.071014409028906</text:p>
          </table:table-cell>
          <table:table-cell office:value-type="float" office:value="0.052891111381585" calcext:value-type="float">
            <text:p>0.052891111381585</text:p>
          </table:table-cell>
          <table:table-cell office:value-type="float" office:value="0.0291821001117987" calcext:value-type="float">
            <text:p>0.0291821001117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3893831282262" calcext:value-type="float">
            <text:p>0.423893831282262</text:p>
          </table:table-cell>
          <table:table-cell office:value-type="float" office:value="1.32299158133893" calcext:value-type="float">
            <text:p>1.32299158133893</text:p>
          </table:table-cell>
          <table:table-cell office:value-type="float" office:value="0.459704232165125" calcext:value-type="float">
            <text:p>0.459704232165125</text:p>
          </table:table-cell>
          <table:table-cell office:value-type="float" office:value="0.0827219799825166" calcext:value-type="float">
            <text:p>0.082721979982517</text:p>
          </table:table-cell>
          <table:table-cell office:value-type="float" office:value="0.0550246574462883" calcext:value-type="float">
            <text:p>0.055024657446288</text:p>
          </table:table-cell>
          <table:table-cell office:value-type="float" office:value="0.0314469362525364" calcext:value-type="float">
            <text:p>0.031446936252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877345643044" calcext:value-type="float">
            <text:p>0.433877345643044</text:p>
          </table:table-cell>
          <table:table-cell office:value-type="float" office:value="1.31856426323334" calcext:value-type="float">
            <text:p>1.31856426323334</text:p>
          </table:table-cell>
          <table:table-cell office:value-type="float" office:value="0.46014960301741" calcext:value-type="float">
            <text:p>0.46014960301741</text:p>
          </table:table-cell>
          <table:table-cell office:value-type="float" office:value="0.0894098730005798" calcext:value-type="float">
            <text:p>0.08940987300058</text:p>
          </table:table-cell>
          <table:table-cell office:value-type="float" office:value="0.0665056568146095" calcext:value-type="float">
            <text:p>0.06650565681461</text:p>
          </table:table-cell>
          <table:table-cell office:value-type="float" office:value="0.0397752982749549" calcext:value-type="float">
            <text:p>0.0397752982749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198382087964" calcext:value-type="float">
            <text:p>0.541198382087964</text:p>
          </table:table-cell>
          <table:table-cell office:value-type="float" office:value="1.26787835796313" calcext:value-type="float">
            <text:p>1.26787835796313</text:p>
          </table:table-cell>
          <table:table-cell office:value-type="float" office:value="0.524003763164806" calcext:value-type="float">
            <text:p>0.524003763164806</text:p>
          </table:table-cell>
          <table:table-cell office:value-type="float" office:value="0.0920108763837103" calcext:value-type="float">
            <text:p>0.09201087638371</text:p>
          </table:table-cell>
          <table:table-cell office:value-type="float" office:value="0.0612640827186814" calcext:value-type="float">
            <text:p>0.061264082718681</text:p>
          </table:table-cell>
          <table:table-cell office:value-type="float" office:value="0.0310715489767856" calcext:value-type="float">
            <text:p>0.031071548976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1631160933636" calcext:value-type="float">
            <text:p>0.611631160933636</text:p>
          </table:table-cell>
          <table:table-cell office:value-type="float" office:value="1.21632444069966" calcext:value-type="float">
            <text:p>1.21632444069966</text:p>
          </table:table-cell>
          <table:table-cell office:value-type="float" office:value="0.498840070549952" calcext:value-type="float">
            <text:p>0.498840070549952</text:p>
          </table:table-cell>
          <table:table-cell office:value-type="float" office:value="0.0849984796037916" calcext:value-type="float">
            <text:p>0.084998479603792</text:p>
          </table:table-cell>
          <table:table-cell office:value-type="float" office:value="0.0618630128747733" calcext:value-type="float">
            <text:p>0.061863012874773</text:p>
          </table:table-cell>
          <table:table-cell office:value-type="float" office:value="0.0416964309433861" calcext:value-type="float">
            <text:p>0.0416964309433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367644176491" calcext:value-type="float">
            <text:p>0.564367644176491</text:p>
          </table:table-cell>
          <table:table-cell office:value-type="float" office:value="1.26302487004182" calcext:value-type="float">
            <text:p>1.26302487004182</text:p>
          </table:table-cell>
          <table:table-cell office:value-type="float" office:value="0.499307361009211" calcext:value-type="float">
            <text:p>0.499307361009211</text:p>
          </table:table-cell>
          <table:table-cell office:value-type="float" office:value="0.0914213687335009" calcext:value-type="float">
            <text:p>0.091421368733501</text:p>
          </table:table-cell>
          <table:table-cell office:value-type="float" office:value="0.0604128738038363" calcext:value-type="float">
            <text:p>0.060412873803836</text:p>
          </table:table-cell>
          <table:table-cell office:value-type="float" office:value="0.0373028567966342" calcext:value-type="float">
            <text:p>0.037302856796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0911159255931" calcext:value-type="float">
            <text:p>0.500911159255931</text:p>
          </table:table-cell>
          <table:table-cell office:value-type="float" office:value="1.31298835900111" calcext:value-type="float">
            <text:p>1.31298835900111</text:p>
          </table:table-cell>
          <table:table-cell office:value-type="float" office:value="0.504714960322995" calcext:value-type="float">
            <text:p>0.504714960322995</text:p>
          </table:table-cell>
          <table:table-cell office:value-type="float" office:value="0.109514426787436" calcext:value-type="float">
            <text:p>0.109514426787436</text:p>
          </table:table-cell>
          <table:table-cell office:value-type="float" office:value="0.0824140656108705" calcext:value-type="float">
            <text:p>0.082414065610871</text:p>
          </table:table-cell>
          <table:table-cell office:value-type="float" office:value="0.0361397290529535" calcext:value-type="float">
            <text:p>0.0361397290529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09426468057" calcext:value-type="float">
            <text:p>0.7209426468057</text:p>
          </table:table-cell>
          <table:table-cell office:value-type="float" office:value="1.14914276840672" calcext:value-type="float">
            <text:p>1.14914276840672</text:p>
          </table:table-cell>
          <table:table-cell office:value-type="float" office:value="0.517031670592811" calcext:value-type="float">
            <text:p>0.517031670592811</text:p>
          </table:table-cell>
          <table:table-cell office:value-type="float" office:value="0.0700569077330693" calcext:value-type="float">
            <text:p>0.070056907733069</text:p>
          </table:table-cell>
          <table:table-cell office:value-type="float" office:value="0.0634005026263561" calcext:value-type="float">
            <text:p>0.063400502626356</text:p>
          </table:table-cell>
          <table:table-cell office:value-type="float" office:value="0.0313431138636997" calcext:value-type="float">
            <text:p>0.0313431138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553831750224" calcext:value-type="float">
            <text:p>0.758553831750224</text:p>
          </table:table-cell>
          <table:table-cell office:value-type="float" office:value="1.12274522791008" calcext:value-type="float">
            <text:p>1.12274522791008</text:p>
          </table:table-cell>
          <table:table-cell office:value-type="float" office:value="0.469532121417972" calcext:value-type="float">
            <text:p>0.469532121417972</text:p>
          </table:table-cell>
          <table:table-cell office:value-type="float" office:value="0.0761404910503015" calcext:value-type="float">
            <text:p>0.076140491050302</text:p>
          </table:table-cell>
          <table:table-cell office:value-type="float" office:value="0.0561079377941377" calcext:value-type="float">
            <text:p>0.056107937794138</text:p>
          </table:table-cell>
          <table:table-cell office:value-type="float" office:value="0.0265689472391715" calcext:value-type="float">
            <text:p>0.02656894723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0898208596422" calcext:value-type="float">
            <text:p>0.620898208596422</text:p>
          </table:table-cell>
          <table:table-cell office:value-type="float" office:value="1.14892851852136" calcext:value-type="float">
            <text:p>1.14892851852136</text:p>
          </table:table-cell>
          <table:table-cell office:value-type="float" office:value="0.537338239678505" calcext:value-type="float">
            <text:p>0.537338239678505</text:p>
          </table:table-cell>
          <table:table-cell office:value-type="float" office:value="0.0962383179175193" calcext:value-type="float">
            <text:p>0.096238317917519</text:p>
          </table:table-cell>
          <table:table-cell office:value-type="float" office:value="0.063751424298404" calcext:value-type="float">
            <text:p>0.063751424298404</text:p>
          </table:table-cell>
          <table:table-cell office:value-type="float" office:value="0.0353094128426311" calcext:value-type="float">
            <text:p>0.035309412842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4520479817787" calcext:value-type="float">
            <text:p>0.634520479817787</text:p>
          </table:table-cell>
          <table:table-cell office:value-type="float" office:value="1.1529181558397" calcext:value-type="float">
            <text:p>1.1529181558397</text:p>
          </table:table-cell>
          <table:table-cell office:value-type="float" office:value="0.493469353876403" calcext:value-type="float">
            <text:p>0.493469353876403</text:p>
          </table:table-cell>
          <table:table-cell office:value-type="float" office:value="0.0832115348465787" calcext:value-type="float">
            <text:p>0.083211534846579</text:p>
          </table:table-cell>
          <table:table-cell office:value-type="float" office:value="0.0627596081065123" calcext:value-type="float">
            <text:p>0.062759608106512</text:p>
          </table:table-cell>
          <table:table-cell office:value-type="float" office:value="0.029493272021939" calcext:value-type="float">
            <text:p>0.029493272021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070376394063" calcext:value-type="float">
            <text:p>0.588070376394063</text:p>
          </table:table-cell>
          <table:table-cell office:value-type="float" office:value="1.21368905863042" calcext:value-type="float">
            <text:p>1.21368905863042</text:p>
          </table:table-cell>
          <table:table-cell office:value-type="float" office:value="0.546786062128554" calcext:value-type="float">
            <text:p>0.546786062128554</text:p>
          </table:table-cell>
          <table:table-cell office:value-type="float" office:value="0.0770052585452831" calcext:value-type="float">
            <text:p>0.077005258545283</text:p>
          </table:table-cell>
          <table:table-cell office:value-type="float" office:value="0.0661030876154754" calcext:value-type="float">
            <text:p>0.066103087615475</text:p>
          </table:table-cell>
          <table:table-cell office:value-type="float" office:value="0.0350338388762761" calcext:value-type="float">
            <text:p>0.0350338388762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852368614668" calcext:value-type="float">
            <text:p>0.569852368614668</text:p>
          </table:table-cell>
          <table:table-cell office:value-type="float" office:value="1.23646306942403" calcext:value-type="float">
            <text:p>1.23646306942403</text:p>
          </table:table-cell>
          <table:table-cell office:value-type="float" office:value="0.522033515009296" calcext:value-type="float">
            <text:p>0.522033515009296</text:p>
          </table:table-cell>
          <table:table-cell office:value-type="float" office:value="0.0818237930963826" calcext:value-type="float">
            <text:p>0.081823793096383</text:p>
          </table:table-cell>
          <table:table-cell office:value-type="float" office:value="0.0619192664623809" calcext:value-type="float">
            <text:p>0.061919266462381</text:p>
          </table:table-cell>
          <table:table-cell office:value-type="float" office:value="0.0381995944360535" calcext:value-type="float">
            <text:p>0.038199594436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4912286626967" calcext:value-type="float">
            <text:p>0.584912286626967</text:p>
          </table:table-cell>
          <table:table-cell office:value-type="float" office:value="1.25520854458929" calcext:value-type="float">
            <text:p>1.25520854458929</text:p>
          </table:table-cell>
          <table:table-cell office:value-type="float" office:value="0.50680535701979" calcext:value-type="float">
            <text:p>0.50680535701979</text:p>
          </table:table-cell>
          <table:table-cell office:value-type="float" office:value="0.090397645837491" calcext:value-type="float">
            <text:p>0.090397645837491</text:p>
          </table:table-cell>
          <table:table-cell office:value-type="float" office:value="0.0540909202866066" calcext:value-type="float">
            <text:p>0.054090920286607</text:p>
          </table:table-cell>
          <table:table-cell office:value-type="float" office:value="0.0319747262225457" calcext:value-type="float">
            <text:p>0.031974726222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063873993052" calcext:value-type="float">
            <text:p>0.573063873993052</text:p>
          </table:table-cell>
          <table:table-cell office:value-type="float" office:value="1.25350440824146" calcext:value-type="float">
            <text:p>1.25350440824146</text:p>
          </table:table-cell>
          <table:table-cell office:value-type="float" office:value="0.486090385252711" calcext:value-type="float">
            <text:p>0.486090385252711</text:p>
          </table:table-cell>
          <table:table-cell office:value-type="float" office:value="0.0984932208954007" calcext:value-type="float">
            <text:p>0.098493220895401</text:p>
          </table:table-cell>
          <table:table-cell office:value-type="float" office:value="0.0736301346912135" calcext:value-type="float">
            <text:p>0.073630134691214</text:p>
          </table:table-cell>
          <table:table-cell office:value-type="float" office:value="0.0374267117178781" calcext:value-type="float">
            <text:p>0.0374267117178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025107716234" calcext:value-type="float">
            <text:p>0.624025107716234</text:p>
          </table:table-cell>
          <table:table-cell office:value-type="float" office:value="1.2350176122603" calcext:value-type="float">
            <text:p>1.2350176122603</text:p>
          </table:table-cell>
          <table:table-cell office:value-type="float" office:value="0.421672967360697" calcext:value-type="float">
            <text:p>0.421672967360697</text:p>
          </table:table-cell>
          <table:table-cell office:value-type="float" office:value="0.0867421305189842" calcext:value-type="float">
            <text:p>0.086742130518984</text:p>
          </table:table-cell>
          <table:table-cell office:value-type="float" office:value="0.0553798916825604" calcext:value-type="float">
            <text:p>0.05537989168256</text:p>
          </table:table-cell>
          <table:table-cell office:value-type="float" office:value="0.0357678984049175" calcext:value-type="float">
            <text:p>0.035767898404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0379952884042" calcext:value-type="float">
            <text:p>0.620379952884042</text:p>
          </table:table-cell>
          <table:table-cell office:value-type="float" office:value="1.253122536418" calcext:value-type="float">
            <text:p>1.253122536418</text:p>
          </table:table-cell>
          <table:table-cell office:value-type="float" office:value="0.390560771085249" calcext:value-type="float">
            <text:p>0.390560771085249</text:p>
          </table:table-cell>
          <table:table-cell office:value-type="float" office:value="0.0852427419412099" calcext:value-type="float">
            <text:p>0.08524274194121</text:p>
          </table:table-cell>
          <table:table-cell office:value-type="float" office:value="0.0634163835378851" calcext:value-type="float">
            <text:p>0.063416383537885</text:p>
          </table:table-cell>
          <table:table-cell office:value-type="float" office:value="0.0277819345806917" calcext:value-type="float">
            <text:p>0.027781934580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999166269697" calcext:value-type="float">
            <text:p>0.400999166269697</text:p>
          </table:table-cell>
          <table:table-cell office:value-type="float" office:value="1.4116406113342" calcext:value-type="float">
            <text:p>1.4116406113342</text:p>
          </table:table-cell>
          <table:table-cell office:value-type="float" office:value="0.493552065505566" calcext:value-type="float">
            <text:p>0.493552065505566</text:p>
          </table:table-cell>
          <table:table-cell office:value-type="float" office:value="0.0814164946865117" calcext:value-type="float">
            <text:p>0.081416494686512</text:p>
          </table:table-cell>
          <table:table-cell office:value-type="float" office:value="0.0506037287697025" calcext:value-type="float">
            <text:p>0.050603728769703</text:p>
          </table:table-cell>
          <table:table-cell office:value-type="float" office:value="0.0282815298418861" calcext:value-type="float">
            <text:p>0.028281529841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7403496294582" calcext:value-type="float">
            <text:p>0.407403496294582</text:p>
          </table:table-cell>
          <table:table-cell office:value-type="float" office:value="1.40400008200721" calcext:value-type="float">
            <text:p>1.40400008200721</text:p>
          </table:table-cell>
          <table:table-cell office:value-type="float" office:value="0.485167034149823" calcext:value-type="float">
            <text:p>0.485167034149823</text:p>
          </table:table-cell>
          <table:table-cell office:value-type="float" office:value="0.0817110539048873" calcext:value-type="float">
            <text:p>0.081711053904887</text:p>
          </table:table-cell>
          <table:table-cell office:value-type="float" office:value="0.0611571571664661" calcext:value-type="float">
            <text:p>0.061157157166466</text:p>
          </table:table-cell>
          <table:table-cell office:value-type="float" office:value="0.0319406327547286" calcext:value-type="float">
            <text:p>0.0319406327547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6732252055803" calcext:value-type="float">
            <text:p>0.316732252055803</text:p>
          </table:table-cell>
          <table:table-cell office:value-type="float" office:value="1.36282885840156" calcext:value-type="float">
            <text:p>1.36282885840156</text:p>
          </table:table-cell>
          <table:table-cell office:value-type="float" office:value="0.505428149979107" calcext:value-type="float">
            <text:p>0.505428149979107</text:p>
          </table:table-cell>
          <table:table-cell office:value-type="float" office:value="0.0885319532525642" calcext:value-type="float">
            <text:p>0.088531953252564</text:p>
          </table:table-cell>
          <table:table-cell office:value-type="float" office:value="0.105789693795731" calcext:value-type="float">
            <text:p>0.105789693795731</text:p>
          </table:table-cell>
          <table:table-cell office:value-type="float" office:value="0.0532856133152778" calcext:value-type="float">
            <text:p>0.053285613315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6669957726129" calcext:value-type="float">
            <text:p>0.356669957726129</text:p>
          </table:table-cell>
          <table:table-cell office:value-type="float" office:value="1.38486860487051" calcext:value-type="float">
            <text:p>1.38486860487051</text:p>
          </table:table-cell>
          <table:table-cell office:value-type="float" office:value="0.48233055754022" calcext:value-type="float">
            <text:p>0.48233055754022</text:p>
          </table:table-cell>
          <table:table-cell office:value-type="float" office:value="0.108905685918638" calcext:value-type="float">
            <text:p>0.108905685918638</text:p>
          </table:table-cell>
          <table:table-cell office:value-type="float" office:value="0.0795830480812597" calcext:value-type="float">
            <text:p>0.07958304808126</text:p>
          </table:table-cell>
          <table:table-cell office:value-type="float" office:value="0.0333800716011993" calcext:value-type="float">
            <text:p>0.0333800716011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103485407813" calcext:value-type="float">
            <text:p>0.515103485407813</text:p>
          </table:table-cell>
          <table:table-cell office:value-type="float" office:value="1.29490678398709" calcext:value-type="float">
            <text:p>1.29490678398709</text:p>
          </table:table-cell>
          <table:table-cell office:value-type="float" office:value="0.461582256845148" calcext:value-type="float">
            <text:p>0.461582256845148</text:p>
          </table:table-cell>
          <table:table-cell office:value-type="float" office:value="0.0693613328560593" calcext:value-type="float">
            <text:p>0.069361332856059</text:p>
          </table:table-cell>
          <table:table-cell office:value-type="float" office:value="0.047623829020815" calcext:value-type="float">
            <text:p>0.047623829020815</text:p>
          </table:table-cell>
          <table:table-cell office:value-type="float" office:value="0.0365428339396074" calcext:value-type="float">
            <text:p>0.0365428339396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896275611612" calcext:value-type="float">
            <text:p>0.572896275611612</text:p>
          </table:table-cell>
          <table:table-cell office:value-type="float" office:value="1.25065364689161" calcext:value-type="float">
            <text:p>1.25065364689161</text:p>
          </table:table-cell>
          <table:table-cell office:value-type="float" office:value="0.437624574915414" calcext:value-type="float">
            <text:p>0.437624574915414</text:p>
          </table:table-cell>
          <table:table-cell office:value-type="float" office:value="0.0766907847793121" calcext:value-type="float">
            <text:p>0.076690784779312</text:p>
          </table:table-cell>
          <table:table-cell office:value-type="float" office:value="0.0582523892093626" calcext:value-type="float">
            <text:p>0.058252389209363</text:p>
          </table:table-cell>
          <table:table-cell office:value-type="float" office:value="0.0298023029145983" calcext:value-type="float">
            <text:p>0.029802302914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3295167777418" calcext:value-type="float">
            <text:p>0.403295167777418</text:p>
          </table:table-cell>
          <table:table-cell office:value-type="float" office:value="1.28598421995697" calcext:value-type="float">
            <text:p>1.28598421995697</text:p>
          </table:table-cell>
          <table:table-cell office:value-type="float" office:value="0.555271207748509" calcext:value-type="float">
            <text:p>0.555271207748509</text:p>
          </table:table-cell>
          <table:table-cell office:value-type="float" office:value="0.0874768049387639" calcext:value-type="float">
            <text:p>0.087476804938764</text:p>
          </table:table-cell>
          <table:table-cell office:value-type="float" office:value="0.0614464738890025" calcext:value-type="float">
            <text:p>0.061446473889003</text:p>
          </table:table-cell>
          <table:table-cell office:value-type="float" office:value="0.0409086703011719" calcext:value-type="float">
            <text:p>0.0409086703011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144047302918" calcext:value-type="float">
            <text:p>0.511144047302918</text:p>
          </table:table-cell>
          <table:table-cell office:value-type="float" office:value="1.20954400832581" calcext:value-type="float">
            <text:p>1.20954400832581</text:p>
          </table:table-cell>
          <table:table-cell office:value-type="float" office:value="0.514251692704829" calcext:value-type="float">
            <text:p>0.514251692704829</text:p>
          </table:table-cell>
          <table:table-cell office:value-type="float" office:value="0.0850069241631554" calcext:value-type="float">
            <text:p>0.085006924163155</text:p>
          </table:table-cell>
          <table:table-cell office:value-type="float" office:value="0.0665655387706204" calcext:value-type="float">
            <text:p>0.06656553877062</text:p>
          </table:table-cell>
          <table:table-cell office:value-type="float" office:value="0.033640696674463" calcext:value-type="float">
            <text:p>0.033640696674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2140230204207" calcext:value-type="float">
            <text:p>0.402140230204207</text:p>
          </table:table-cell>
          <table:table-cell office:value-type="float" office:value="1.35234582331141" calcext:value-type="float">
            <text:p>1.35234582331141</text:p>
          </table:table-cell>
          <table:table-cell office:value-type="float" office:value="0.482315090495737" calcext:value-type="float">
            <text:p>0.482315090495737</text:p>
          </table:table-cell>
          <table:table-cell office:value-type="float" office:value="0.0700637525377054" calcext:value-type="float">
            <text:p>0.070063752537705</text:p>
          </table:table-cell>
          <table:table-cell office:value-type="float" office:value="0.0681988545979171" calcext:value-type="float">
            <text:p>0.068198854597917</text:p>
          </table:table-cell>
          <table:table-cell office:value-type="float" office:value="0.0306318785198971" calcext:value-type="float">
            <text:p>0.030631878519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36271552189" calcext:value-type="float">
            <text:p>0.48336271552189</text:p>
          </table:table-cell>
          <table:table-cell office:value-type="float" office:value="1.28520231645228" calcext:value-type="float">
            <text:p>1.28520231645228</text:p>
          </table:table-cell>
          <table:table-cell office:value-type="float" office:value="0.457867500540254" calcext:value-type="float">
            <text:p>0.457867500540254</text:p>
          </table:table-cell>
          <table:table-cell office:value-type="float" office:value="0.0768124668408966" calcext:value-type="float">
            <text:p>0.076812466840897</text:p>
          </table:table-cell>
          <table:table-cell office:value-type="float" office:value="0.055029933716692" calcext:value-type="float">
            <text:p>0.055029933716692</text:p>
          </table:table-cell>
          <table:table-cell office:value-type="float" office:value="0.0322696253041458" calcext:value-type="float">
            <text:p>0.0322696253041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895830152127" calcext:value-type="float">
            <text:p>0.561895830152127</text:p>
          </table:table-cell>
          <table:table-cell office:value-type="float" office:value="1.29081257653955" calcext:value-type="float">
            <text:p>1.29081257653955</text:p>
          </table:table-cell>
          <table:table-cell office:value-type="float" office:value="0.528718695900558" calcext:value-type="float">
            <text:p>0.528718695900558</text:p>
          </table:table-cell>
          <table:table-cell office:value-type="float" office:value="0.0725711322210857" calcext:value-type="float">
            <text:p>0.072571132221086</text:p>
          </table:table-cell>
          <table:table-cell office:value-type="float" office:value="0.0654002802837777" calcext:value-type="float">
            <text:p>0.065400280283778</text:p>
          </table:table-cell>
          <table:table-cell office:value-type="float" office:value="0.0334142203091408" calcext:value-type="float">
            <text:p>0.0334142203091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657360371173" calcext:value-type="float">
            <text:p>0.607657360371173</text:p>
          </table:table-cell>
          <table:table-cell office:value-type="float" office:value="1.23489289808231" calcext:value-type="float">
            <text:p>1.23489289808231</text:p>
          </table:table-cell>
          <table:table-cell office:value-type="float" office:value="0.495536599944829" calcext:value-type="float">
            <text:p>0.495536599944829</text:p>
          </table:table-cell>
          <table:table-cell office:value-type="float" office:value="0.0796722581306704" calcext:value-type="float">
            <text:p>0.07967225813067</text:p>
          </table:table-cell>
          <table:table-cell office:value-type="float" office:value="0.0594014714303725" calcext:value-type="float">
            <text:p>0.059401471430373</text:p>
          </table:table-cell>
          <table:table-cell office:value-type="float" office:value="0.0333102561714426" calcext:value-type="float">
            <text:p>0.0333102561714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515075473009" calcext:value-type="float">
            <text:p>0.535515075473009</text:p>
          </table:table-cell>
          <table:table-cell office:value-type="float" office:value="1.26832788592667" calcext:value-type="float">
            <text:p>1.26832788592667</text:p>
          </table:table-cell>
          <table:table-cell office:value-type="float" office:value="0.497093192724964" calcext:value-type="float">
            <text:p>0.497093192724964</text:p>
          </table:table-cell>
          <table:table-cell office:value-type="float" office:value="0.0985329283999137" calcext:value-type="float">
            <text:p>0.098532928399914</text:p>
          </table:table-cell>
          <table:table-cell office:value-type="float" office:value="0.0422923228630687" calcext:value-type="float">
            <text:p>0.042292322863069</text:p>
          </table:table-cell>
          <table:table-cell office:value-type="float" office:value="0.0441037947830692" calcext:value-type="float">
            <text:p>0.044103794783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819065257656" calcext:value-type="float">
            <text:p>0.566819065257656</text:p>
          </table:table-cell>
          <table:table-cell office:value-type="float" office:value="1.25029923254143" calcext:value-type="float">
            <text:p>1.25029923254143</text:p>
          </table:table-cell>
          <table:table-cell office:value-type="float" office:value="0.458355021627003" calcext:value-type="float">
            <text:p>0.458355021627003</text:p>
          </table:table-cell>
          <table:table-cell office:value-type="float" office:value="0.0833990597726184" calcext:value-type="float">
            <text:p>0.083399059772618</text:p>
          </table:table-cell>
          <table:table-cell office:value-type="float" office:value="0.0613214279374748" calcext:value-type="float">
            <text:p>0.061321427937475</text:p>
          </table:table-cell>
          <table:table-cell office:value-type="float" office:value="0.0368724932806919" calcext:value-type="float">
            <text:p>0.0368724932806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93281577394" calcext:value-type="float">
            <text:p>0.52393281577394</text:p>
          </table:table-cell>
          <table:table-cell office:value-type="float" office:value="1.28572844279754" calcext:value-type="float">
            <text:p>1.28572844279754</text:p>
          </table:table-cell>
          <table:table-cell office:value-type="float" office:value="0.519169425574346" calcext:value-type="float">
            <text:p>0.519169425574346</text:p>
          </table:table-cell>
          <table:table-cell office:value-type="float" office:value="0.0817994613154163" calcext:value-type="float">
            <text:p>0.081799461315416</text:p>
          </table:table-cell>
          <table:table-cell office:value-type="float" office:value="0.0581694057246235" calcext:value-type="float">
            <text:p>0.058169405724624</text:p>
          </table:table-cell>
          <table:table-cell office:value-type="float" office:value="0.0467578450419493" calcext:value-type="float">
            <text:p>0.046757845041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251656487716" calcext:value-type="float">
            <text:p>0.586251656487716</text:p>
          </table:table-cell>
          <table:table-cell office:value-type="float" office:value="1.22945669038269" calcext:value-type="float">
            <text:p>1.22945669038269</text:p>
          </table:table-cell>
          <table:table-cell office:value-type="float" office:value="0.497195327498529" calcext:value-type="float">
            <text:p>0.497195327498529</text:p>
          </table:table-cell>
          <table:table-cell office:value-type="float" office:value="0.098030158486339" calcext:value-type="float">
            <text:p>0.098030158486339</text:p>
          </table:table-cell>
          <table:table-cell office:value-type="float" office:value="0.0727377602550434" calcext:value-type="float">
            <text:p>0.072737760255043</text:p>
          </table:table-cell>
          <table:table-cell office:value-type="float" office:value="0.0330057590663005" calcext:value-type="float">
            <text:p>0.0330057590663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9975140783022" calcext:value-type="float">
            <text:p>0.479975140783022</text:p>
          </table:table-cell>
          <table:table-cell office:value-type="float" office:value="1.27128953367581" calcext:value-type="float">
            <text:p>1.27128953367581</text:p>
          </table:table-cell>
          <table:table-cell office:value-type="float" office:value="0.508758662990049" calcext:value-type="float">
            <text:p>0.508758662990049</text:p>
          </table:table-cell>
          <table:table-cell office:value-type="float" office:value="0.0865888888370254" calcext:value-type="float">
            <text:p>0.086588888837025</text:p>
          </table:table-cell>
          <table:table-cell office:value-type="float" office:value="0.0590865819054621" calcext:value-type="float">
            <text:p>0.059086581905462</text:p>
          </table:table-cell>
          <table:table-cell office:value-type="float" office:value="0.0286130530544139" calcext:value-type="float">
            <text:p>0.028613053054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993860465231" calcext:value-type="float">
            <text:p>0.466993860465231</text:p>
          </table:table-cell>
          <table:table-cell office:value-type="float" office:value="1.28130796568388" calcext:value-type="float">
            <text:p>1.28130796568388</text:p>
          </table:table-cell>
          <table:table-cell office:value-type="float" office:value="0.511466754304883" calcext:value-type="float">
            <text:p>0.511466754304883</text:p>
          </table:table-cell>
          <table:table-cell office:value-type="float" office:value="0.0920447868900126" calcext:value-type="float">
            <text:p>0.092044786890013</text:p>
          </table:table-cell>
          <table:table-cell office:value-type="float" office:value="0.0672409979446248" calcext:value-type="float">
            <text:p>0.067240997944625</text:p>
          </table:table-cell>
          <table:table-cell office:value-type="float" office:value="0.0346632450035917" calcext:value-type="float">
            <text:p>0.0346632450035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531531980097" calcext:value-type="float">
            <text:p>0.549531531980097</text:p>
          </table:table-cell>
          <table:table-cell office:value-type="float" office:value="1.22712998521597" calcext:value-type="float">
            <text:p>1.22712998521597</text:p>
          </table:table-cell>
          <table:table-cell office:value-type="float" office:value="0.531140998562421" calcext:value-type="float">
            <text:p>0.531140998562421</text:p>
          </table:table-cell>
          <table:table-cell office:value-type="float" office:value="0.0902856174282653" calcext:value-type="float">
            <text:p>0.090285617428265</text:p>
          </table:table-cell>
          <table:table-cell office:value-type="float" office:value="0.0518239959562657" calcext:value-type="float">
            <text:p>0.051823995956266</text:p>
          </table:table-cell>
          <table:table-cell office:value-type="float" office:value="0.0448844431230303" calcext:value-type="float">
            <text:p>0.04488444312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915725311713" calcext:value-type="float">
            <text:p>0.519915725311713</text:p>
          </table:table-cell>
          <table:table-cell office:value-type="float" office:value="1.25571656793056" calcext:value-type="float">
            <text:p>1.25571656793056</text:p>
          </table:table-cell>
          <table:table-cell office:value-type="float" office:value="0.550953468629847" calcext:value-type="float">
            <text:p>0.550953468629847</text:p>
          </table:table-cell>
          <table:table-cell office:value-type="float" office:value="0.0855962624970799" calcext:value-type="float">
            <text:p>0.08559626249708</text:p>
          </table:table-cell>
          <table:table-cell office:value-type="float" office:value="0.0655682137292036" calcext:value-type="float">
            <text:p>0.065568213729204</text:p>
          </table:table-cell>
          <table:table-cell office:value-type="float" office:value="0.0435645284242461" calcext:value-type="float">
            <text:p>0.0435645284242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1540377781801" calcext:value-type="float">
            <text:p>0.441540377781801</text:p>
          </table:table-cell>
          <table:table-cell office:value-type="float" office:value="1.30066128978591" calcext:value-type="float">
            <text:p>1.30066128978591</text:p>
          </table:table-cell>
          <table:table-cell office:value-type="float" office:value="0.58741294987985" calcext:value-type="float">
            <text:p>0.58741294987985</text:p>
          </table:table-cell>
          <table:table-cell office:value-type="float" office:value="0.0892033054761827" calcext:value-type="float">
            <text:p>0.089203305476183</text:p>
          </table:table-cell>
          <table:table-cell office:value-type="float" office:value="0.089241655642327" calcext:value-type="float">
            <text:p>0.089241655642327</text:p>
          </table:table-cell>
          <table:table-cell office:value-type="float" office:value="0.0523566283509781" calcext:value-type="float">
            <text:p>0.0523566283509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8853263746032" calcext:value-type="float">
            <text:p>0.448853263746032</text:p>
          </table:table-cell>
          <table:table-cell office:value-type="float" office:value="1.3218419145731" calcext:value-type="float">
            <text:p>1.3218419145731</text:p>
          </table:table-cell>
          <table:table-cell office:value-type="float" office:value="0.579173731860931" calcext:value-type="float">
            <text:p>0.579173731860931</text:p>
          </table:table-cell>
          <table:table-cell office:value-type="float" office:value="0.0916692887344771" calcext:value-type="float">
            <text:p>0.091669288734477</text:p>
          </table:table-cell>
          <table:table-cell office:value-type="float" office:value="0.0660734464057513" calcext:value-type="float">
            <text:p>0.066073446405751</text:p>
          </table:table-cell>
          <table:table-cell office:value-type="float" office:value="0.0428201876286825" calcext:value-type="float">
            <text:p>0.0428201876286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2199765100264" calcext:value-type="float">
            <text:p>0.412199765100264</text:p>
          </table:table-cell>
          <table:table-cell office:value-type="float" office:value="1.38814274986955" calcext:value-type="float">
            <text:p>1.38814274986955</text:p>
          </table:table-cell>
          <table:table-cell office:value-type="float" office:value="0.453883421408935" calcext:value-type="float">
            <text:p>0.453883421408935</text:p>
          </table:table-cell>
          <table:table-cell office:value-type="float" office:value="0.0723703570206358" calcext:value-type="float">
            <text:p>0.072370357020636</text:p>
          </table:table-cell>
          <table:table-cell office:value-type="float" office:value="0.0604499455151313" calcext:value-type="float">
            <text:p>0.060449945515131</text:p>
          </table:table-cell>
          <table:table-cell office:value-type="float" office:value="0.0300995090193949" calcext:value-type="float">
            <text:p>0.030099509019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273194824442" calcext:value-type="float">
            <text:p>0.439273194824442</text:p>
          </table:table-cell>
          <table:table-cell office:value-type="float" office:value="1.37565236228916" calcext:value-type="float">
            <text:p>1.37565236228916</text:p>
          </table:table-cell>
          <table:table-cell office:value-type="float" office:value="0.426999282030302" calcext:value-type="float">
            <text:p>0.426999282030302</text:p>
          </table:table-cell>
          <table:table-cell office:value-type="float" office:value="0.0962433218362266" calcext:value-type="float">
            <text:p>0.096243321836227</text:p>
          </table:table-cell>
          <table:table-cell office:value-type="float" office:value="0.0710815972871561" calcext:value-type="float">
            <text:p>0.071081597287156</text:p>
          </table:table-cell>
          <table:table-cell office:value-type="float" office:value="0.0359428922691982" calcext:value-type="float">
            <text:p>0.035942892269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2430134045495" calcext:value-type="float">
            <text:p>0.512430134045495</text:p>
          </table:table-cell>
          <table:table-cell office:value-type="float" office:value="1.30874014504043" calcext:value-type="float">
            <text:p>1.30874014504043</text:p>
          </table:table-cell>
          <table:table-cell office:value-type="float" office:value="0.53132044943362" calcext:value-type="float">
            <text:p>0.53132044943362</text:p>
          </table:table-cell>
          <table:table-cell office:value-type="float" office:value="0.0876604684252531" calcext:value-type="float">
            <text:p>0.087660468425253</text:p>
          </table:table-cell>
          <table:table-cell office:value-type="float" office:value="0.0513283010323788" calcext:value-type="float">
            <text:p>0.051328301032379</text:p>
          </table:table-cell>
          <table:table-cell office:value-type="float" office:value="0.0242301958925233" calcext:value-type="float">
            <text:p>0.024230195892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835129744129" calcext:value-type="float">
            <text:p>0.533835129744129</text:p>
          </table:table-cell>
          <table:table-cell office:value-type="float" office:value="1.25238136663172" calcext:value-type="float">
            <text:p>1.25238136663172</text:p>
          </table:table-cell>
          <table:table-cell office:value-type="float" office:value="0.497939941866656" calcext:value-type="float">
            <text:p>0.497939941866656</text:p>
          </table:table-cell>
          <table:table-cell office:value-type="float" office:value="0.0819514201419113" calcext:value-type="float">
            <text:p>0.081951420141911</text:p>
          </table:table-cell>
          <table:table-cell office:value-type="float" office:value="0.0610127452091862" calcext:value-type="float">
            <text:p>0.061012745209186</text:p>
          </table:table-cell>
          <table:table-cell office:value-type="float" office:value="0.0348872883109507" calcext:value-type="float">
            <text:p>0.0348872883109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534354114213" calcext:value-type="float">
            <text:p>0.525534354114213</text:p>
          </table:table-cell>
          <table:table-cell office:value-type="float" office:value="1.2931518430715" calcext:value-type="float">
            <text:p>1.2931518430715</text:p>
          </table:table-cell>
          <table:table-cell office:value-type="float" office:value="0.557919584438427" calcext:value-type="float">
            <text:p>0.557919584438427</text:p>
          </table:table-cell>
          <table:table-cell office:value-type="float" office:value="0.0912285850507365" calcext:value-type="float">
            <text:p>0.091228585050737</text:p>
          </table:table-cell>
          <table:table-cell office:value-type="float" office:value="0.0633215968536802" calcext:value-type="float">
            <text:p>0.06332159685368</text:p>
          </table:table-cell>
          <table:table-cell office:value-type="float" office:value="0.0315855842861038" calcext:value-type="float">
            <text:p>0.031585584286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263181565497" calcext:value-type="float">
            <text:p>0.490263181565497</text:p>
          </table:table-cell>
          <table:table-cell office:value-type="float" office:value="1.31504757628427" calcext:value-type="float">
            <text:p>1.31504757628427</text:p>
          </table:table-cell>
          <table:table-cell office:value-type="float" office:value="0.562641059079233" calcext:value-type="float">
            <text:p>0.562641059079233</text:p>
          </table:table-cell>
          <table:table-cell office:value-type="float" office:value="0.102405127942741" calcext:value-type="float">
            <text:p>0.102405127942741</text:p>
          </table:table-cell>
          <table:table-cell office:value-type="float" office:value="0.0761741845955811" calcext:value-type="float">
            <text:p>0.076174184595581</text:p>
          </table:table-cell>
          <table:table-cell office:value-type="float" office:value="0.0517272196952325" calcext:value-type="float">
            <text:p>0.0517272196952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393812190454" calcext:value-type="float">
            <text:p>0.453393812190454</text:p>
          </table:table-cell>
          <table:table-cell office:value-type="float" office:value="1.29710278041524" calcext:value-type="float">
            <text:p>1.29710278041524</text:p>
          </table:table-cell>
          <table:table-cell office:value-type="float" office:value="0.480444717520224" calcext:value-type="float">
            <text:p>0.480444717520224</text:p>
          </table:table-cell>
          <table:table-cell office:value-type="float" office:value="0.0820520192122983" calcext:value-type="float">
            <text:p>0.082052019212298</text:p>
          </table:table-cell>
          <table:table-cell office:value-type="float" office:value="0.0658551897252239" calcext:value-type="float">
            <text:p>0.065855189725224</text:p>
          </table:table-cell>
          <table:table-cell office:value-type="float" office:value="0.0273067815490539" calcext:value-type="float">
            <text:p>0.0273067815490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8288968284075" calcext:value-type="float">
            <text:p>0.528288968284075</text:p>
          </table:table-cell>
          <table:table-cell office:value-type="float" office:value="1.24842451119454" calcext:value-type="float">
            <text:p>1.24842451119454</text:p>
          </table:table-cell>
          <table:table-cell office:value-type="float" office:value="0.444314842442114" calcext:value-type="float">
            <text:p>0.444314842442114</text:p>
          </table:table-cell>
          <table:table-cell office:value-type="float" office:value="0.0848428929516182" calcext:value-type="float">
            <text:p>0.084842892951618</text:p>
          </table:table-cell>
          <table:table-cell office:value-type="float" office:value="0.065550684662127" calcext:value-type="float">
            <text:p>0.065550684662127</text:p>
          </table:table-cell>
          <table:table-cell office:value-type="float" office:value="0.0349373177681068" calcext:value-type="float">
            <text:p>0.0349373177681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785063082469" calcext:value-type="float">
            <text:p>0.422785063082469</text:p>
          </table:table-cell>
          <table:table-cell office:value-type="float" office:value="1.33957218412737" calcext:value-type="float">
            <text:p>1.33957218412737</text:p>
          </table:table-cell>
          <table:table-cell office:value-type="float" office:value="0.528301135538126" calcext:value-type="float">
            <text:p>0.528301135538126</text:p>
          </table:table-cell>
          <table:table-cell office:value-type="float" office:value="0.0780437711843953" calcext:value-type="float">
            <text:p>0.078043771184395</text:p>
          </table:table-cell>
          <table:table-cell office:value-type="float" office:value="0.0636232977825477" calcext:value-type="float">
            <text:p>0.063623297782548</text:p>
          </table:table-cell>
          <table:table-cell office:value-type="float" office:value="0.0372538668389742" calcext:value-type="float">
            <text:p>0.0372538668389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140100061105" calcext:value-type="float">
            <text:p>0.428140100061105</text:p>
          </table:table-cell>
          <table:table-cell office:value-type="float" office:value="1.33885631862328" calcext:value-type="float">
            <text:p>1.33885631862328</text:p>
          </table:table-cell>
          <table:table-cell office:value-type="float" office:value="0.527112422569389" calcext:value-type="float">
            <text:p>0.527112422569389</text:p>
          </table:table-cell>
          <table:table-cell office:value-type="float" office:value="0.0885371962763315" calcext:value-type="float">
            <text:p>0.088537196276332</text:p>
          </table:table-cell>
          <table:table-cell office:value-type="float" office:value="0.0659733393635035" calcext:value-type="float">
            <text:p>0.065973339363504</text:p>
          </table:table-cell>
          <table:table-cell office:value-type="float" office:value="0.0352508085875548" calcext:value-type="float">
            <text:p>0.0352508085875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1517738008868" calcext:value-type="float">
            <text:p>0.621517738008868</text:p>
          </table:table-cell>
          <table:table-cell office:value-type="float" office:value="1.22821913278378" calcext:value-type="float">
            <text:p>1.22821913278378</text:p>
          </table:table-cell>
          <table:table-cell office:value-type="float" office:value="0.528295806656088" calcext:value-type="float">
            <text:p>0.528295806656088</text:p>
          </table:table-cell>
          <table:table-cell office:value-type="float" office:value="0.0764615194254333" calcext:value-type="float">
            <text:p>0.076461519425433</text:p>
          </table:table-cell>
          <table:table-cell office:value-type="float" office:value="0.0519981068754408" calcext:value-type="float">
            <text:p>0.051998106875441</text:p>
          </table:table-cell>
          <table:table-cell office:value-type="float" office:value="0.0338139601446967" calcext:value-type="float">
            <text:p>0.0338139601446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7029008851591" calcext:value-type="float">
            <text:p>0.607029008851591</text:p>
          </table:table-cell>
          <table:table-cell office:value-type="float" office:value="1.23962524349393" calcext:value-type="float">
            <text:p>1.23962524349393</text:p>
          </table:table-cell>
          <table:table-cell office:value-type="float" office:value="0.531301341898866" calcext:value-type="float">
            <text:p>0.531301341898866</text:p>
          </table:table-cell>
          <table:table-cell office:value-type="float" office:value="0.0931784175104515" calcext:value-type="float">
            <text:p>0.093178417510452</text:p>
          </table:table-cell>
          <table:table-cell office:value-type="float" office:value="0.0706934870843685" calcext:value-type="float">
            <text:p>0.070693487084369</text:p>
          </table:table-cell>
          <table:table-cell office:value-type="float" office:value="0.0419606907160717" calcext:value-type="float">
            <text:p>0.0419606907160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4753697566828" calcext:value-type="float">
            <text:p>0.494753697566828</text:p>
          </table:table-cell>
          <table:table-cell office:value-type="float" office:value="1.28202153373209" calcext:value-type="float">
            <text:p>1.28202153373209</text:p>
          </table:table-cell>
          <table:table-cell office:value-type="float" office:value="0.513034595627754" calcext:value-type="float">
            <text:p>0.513034595627754</text:p>
          </table:table-cell>
          <table:table-cell office:value-type="float" office:value="0.0842188827215029" calcext:value-type="float">
            <text:p>0.084218882721503</text:p>
          </table:table-cell>
          <table:table-cell office:value-type="float" office:value="0.0521720459421482" calcext:value-type="float">
            <text:p>0.052172045942148</text:p>
          </table:table-cell>
          <table:table-cell office:value-type="float" office:value="0.0391994000397913" calcext:value-type="float">
            <text:p>0.0391994000397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2153061845082" calcext:value-type="float">
            <text:p>0.602153061845082</text:p>
          </table:table-cell>
          <table:table-cell office:value-type="float" office:value="1.19892892431448" calcext:value-type="float">
            <text:p>1.19892892431448</text:p>
          </table:table-cell>
          <table:table-cell office:value-type="float" office:value="0.480619464746655" calcext:value-type="float">
            <text:p>0.480619464746655</text:p>
          </table:table-cell>
          <table:table-cell office:value-type="float" office:value="0.0777916389022893" calcext:value-type="float">
            <text:p>0.077791638902289</text:p>
          </table:table-cell>
          <table:table-cell office:value-type="float" office:value="0.0596358723822121" calcext:value-type="float">
            <text:p>0.059635872382212</text:p>
          </table:table-cell>
          <table:table-cell office:value-type="float" office:value="0.0304787072373262" calcext:value-type="float">
            <text:p>0.0304787072373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937028152876" calcext:value-type="float">
            <text:p>0.525937028152876</text:p>
          </table:table-cell>
          <table:table-cell office:value-type="float" office:value="1.27285765104131" calcext:value-type="float">
            <text:p>1.27285765104131</text:p>
          </table:table-cell>
          <table:table-cell office:value-type="float" office:value="0.541349196172633" calcext:value-type="float">
            <text:p>0.541349196172633</text:p>
          </table:table-cell>
          <table:table-cell office:value-type="float" office:value="0.0912815463268615" calcext:value-type="float">
            <text:p>0.091281546326862</text:p>
          </table:table-cell>
          <table:table-cell office:value-type="float" office:value="0.0850973674287826" calcext:value-type="float">
            <text:p>0.085097367428783</text:p>
          </table:table-cell>
          <table:table-cell office:value-type="float" office:value="0.0617857752898564" calcext:value-type="float">
            <text:p>0.0617857752898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31750157925" calcext:value-type="float">
            <text:p>0.50231750157925</text:p>
          </table:table-cell>
          <table:table-cell office:value-type="float" office:value="1.30442335490707" calcext:value-type="float">
            <text:p>1.30442335490707</text:p>
          </table:table-cell>
          <table:table-cell office:value-type="float" office:value="0.516063524063591" calcext:value-type="float">
            <text:p>0.516063524063591</text:p>
          </table:table-cell>
          <table:table-cell office:value-type="float" office:value="0.0926123453821627" calcext:value-type="float">
            <text:p>0.092612345382163</text:p>
          </table:table-cell>
          <table:table-cell office:value-type="float" office:value="0.0685511307560725" calcext:value-type="float">
            <text:p>0.068551130756073</text:p>
          </table:table-cell>
          <table:table-cell office:value-type="float" office:value="0.0349052040091709" calcext:value-type="float">
            <text:p>0.0349052040091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8873565732482" calcext:value-type="float">
            <text:p>0.598873565732482</text:p>
          </table:table-cell>
          <table:table-cell office:value-type="float" office:value="1.22266584957521" calcext:value-type="float">
            <text:p>1.22266584957521</text:p>
          </table:table-cell>
          <table:table-cell office:value-type="float" office:value="0.500982043743236" calcext:value-type="float">
            <text:p>0.500982043743236</text:p>
          </table:table-cell>
          <table:table-cell office:value-type="float" office:value="0.08442644621468" calcext:value-type="float">
            <text:p>0.08442644621468</text:p>
          </table:table-cell>
          <table:table-cell office:value-type="float" office:value="0.0675882366214392" calcext:value-type="float">
            <text:p>0.067588236621439</text:p>
          </table:table-cell>
          <table:table-cell office:value-type="float" office:value="0.0344116118289454" calcext:value-type="float">
            <text:p>0.034411611828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6074472525151" calcext:value-type="float">
            <text:p>0.656074472525151</text:p>
          </table:table-cell>
          <table:table-cell office:value-type="float" office:value="1.17192732896419" calcext:value-type="float">
            <text:p>1.17192732896419</text:p>
          </table:table-cell>
          <table:table-cell office:value-type="float" office:value="0.504360224130986" calcext:value-type="float">
            <text:p>0.504360224130986</text:p>
          </table:table-cell>
          <table:table-cell office:value-type="float" office:value="0.0856082621537856" calcext:value-type="float">
            <text:p>0.085608262153786</text:p>
          </table:table-cell>
          <table:table-cell office:value-type="float" office:value="0.063025916761103" calcext:value-type="float">
            <text:p>0.063025916761103</text:p>
          </table:table-cell>
          <table:table-cell office:value-type="float" office:value="0.0369503157607115" calcext:value-type="float">
            <text:p>0.036950315760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484801780141" calcext:value-type="float">
            <text:p>0.468484801780141</text:p>
          </table:table-cell>
          <table:table-cell office:value-type="float" office:value="1.34270301865303" calcext:value-type="float">
            <text:p>1.34270301865303</text:p>
          </table:table-cell>
          <table:table-cell office:value-type="float" office:value="0.440339112050701" calcext:value-type="float">
            <text:p>0.440339112050701</text:p>
          </table:table-cell>
          <table:table-cell office:value-type="float" office:value="0.0799110335858251" calcext:value-type="float">
            <text:p>0.079911033585825</text:p>
          </table:table-cell>
          <table:table-cell office:value-type="float" office:value="0.0544336144863742" calcext:value-type="float">
            <text:p>0.054433614486374</text:p>
          </table:table-cell>
          <table:table-cell office:value-type="float" office:value="0.0250376443048936" calcext:value-type="float">
            <text:p>0.025037644304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122282106265" calcext:value-type="float">
            <text:p>0.41122282106265</text:p>
          </table:table-cell>
          <table:table-cell office:value-type="float" office:value="1.38493837894061" calcext:value-type="float">
            <text:p>1.38493837894061</text:p>
          </table:table-cell>
          <table:table-cell office:value-type="float" office:value="0.476228559364826" calcext:value-type="float">
            <text:p>0.476228559364826</text:p>
          </table:table-cell>
          <table:table-cell office:value-type="float" office:value="0.13138226211447" calcext:value-type="float">
            <text:p>0.13138226211447</text:p>
          </table:table-cell>
          <table:table-cell office:value-type="float" office:value="0.0979795105738172" calcext:value-type="float">
            <text:p>0.097979510573817</text:p>
          </table:table-cell>
          <table:table-cell office:value-type="float" office:value="0.0609605893380313" calcext:value-type="float">
            <text:p>0.0609605893380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795684573079" calcext:value-type="float">
            <text:p>0.524795684573079</text:p>
          </table:table-cell>
          <table:table-cell office:value-type="float" office:value="1.29868202645869" calcext:value-type="float">
            <text:p>1.29868202645869</text:p>
          </table:table-cell>
          <table:table-cell office:value-type="float" office:value="0.49155622893379" calcext:value-type="float">
            <text:p>0.49155622893379</text:p>
          </table:table-cell>
          <table:table-cell office:value-type="float" office:value="0.0900255432924515" calcext:value-type="float">
            <text:p>0.090025543292452</text:p>
          </table:table-cell>
          <table:table-cell office:value-type="float" office:value="0.0617412986540514" calcext:value-type="float">
            <text:p>0.061741298654051</text:p>
          </table:table-cell>
          <table:table-cell office:value-type="float" office:value="0.0366542591735179" calcext:value-type="float">
            <text:p>0.0366542591735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244956448694" calcext:value-type="float">
            <text:p>0.483244956448694</text:p>
          </table:table-cell>
          <table:table-cell office:value-type="float" office:value="1.33833614297346" calcext:value-type="float">
            <text:p>1.33833614297346</text:p>
          </table:table-cell>
          <table:table-cell office:value-type="float" office:value="0.46238017593275" calcext:value-type="float">
            <text:p>0.46238017593275</text:p>
          </table:table-cell>
          <table:table-cell office:value-type="float" office:value="0.0976066344112701" calcext:value-type="float">
            <text:p>0.09760663441127</text:p>
          </table:table-cell>
          <table:table-cell office:value-type="float" office:value="0.0731601728070314" calcext:value-type="float">
            <text:p>0.073160172807031</text:p>
          </table:table-cell>
          <table:table-cell office:value-type="float" office:value="0.0305182689254237" calcext:value-type="float">
            <text:p>0.0305182689254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380487075588" calcext:value-type="float">
            <text:p>0.54380487075588</text:p>
          </table:table-cell>
          <table:table-cell office:value-type="float" office:value="1.3069929032373" calcext:value-type="float">
            <text:p>1.3069929032373</text:p>
          </table:table-cell>
          <table:table-cell office:value-type="float" office:value="0.476949924287107" calcext:value-type="float">
            <text:p>0.476949924287107</text:p>
          </table:table-cell>
          <table:table-cell office:value-type="float" office:value="0.0778513769856933" calcext:value-type="float">
            <text:p>0.077851376985693</text:p>
          </table:table-cell>
          <table:table-cell office:value-type="float" office:value="0.0572719122767175" calcext:value-type="float">
            <text:p>0.057271912276718</text:p>
          </table:table-cell>
          <table:table-cell office:value-type="float" office:value="0.0309874669388867" calcext:value-type="float">
            <text:p>0.030987466938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3270801067163" calcext:value-type="float">
            <text:p>0.543270801067163</text:p>
          </table:table-cell>
          <table:table-cell office:value-type="float" office:value="1.32060988631433" calcext:value-type="float">
            <text:p>1.32060988631433</text:p>
          </table:table-cell>
          <table:table-cell office:value-type="float" office:value="0.474275023276773" calcext:value-type="float">
            <text:p>0.474275023276773</text:p>
          </table:table-cell>
          <table:table-cell office:value-type="float" office:value="0.0981360271676719" calcext:value-type="float">
            <text:p>0.098136027167672</text:p>
          </table:table-cell>
          <table:table-cell office:value-type="float" office:value="0.0746052604589304" calcext:value-type="float">
            <text:p>0.07460526045893</text:p>
          </table:table-cell>
          <table:table-cell office:value-type="float" office:value="0.0379535678172441" calcext:value-type="float">
            <text:p>0.0379535678172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534788242761" calcext:value-type="float">
            <text:p>0.539534788242761</text:p>
          </table:table-cell>
          <table:table-cell office:value-type="float" office:value="1.28698554433329" calcext:value-type="float">
            <text:p>1.28698554433329</text:p>
          </table:table-cell>
          <table:table-cell office:value-type="float" office:value="0.494546790953889" calcext:value-type="float">
            <text:p>0.494546790953889</text:p>
          </table:table-cell>
          <table:table-cell office:value-type="float" office:value="0.0752512922881137" calcext:value-type="float">
            <text:p>0.075251292288114</text:p>
          </table:table-cell>
          <table:table-cell office:value-type="float" office:value="0.0594322468443264" calcext:value-type="float">
            <text:p>0.059432246844326</text:p>
          </table:table-cell>
          <table:table-cell office:value-type="float" office:value="0.0312446933928892" calcext:value-type="float">
            <text:p>0.031244693392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8563639874099" calcext:value-type="float">
            <text:p>0.548563639874099</text:p>
          </table:table-cell>
          <table:table-cell office:value-type="float" office:value="1.27863571656581" calcext:value-type="float">
            <text:p>1.27863571656581</text:p>
          </table:table-cell>
          <table:table-cell office:value-type="float" office:value="0.492451942447757" calcext:value-type="float">
            <text:p>0.492451942447757</text:p>
          </table:table-cell>
          <table:table-cell office:value-type="float" office:value="0.0963217027424621" calcext:value-type="float">
            <text:p>0.096321702742462</text:p>
          </table:table-cell>
          <table:table-cell office:value-type="float" office:value="0.0708284619768783" calcext:value-type="float">
            <text:p>0.070828461976878</text:p>
          </table:table-cell>
          <table:table-cell office:value-type="float" office:value="0.0339834785936654" calcext:value-type="float">
            <text:p>0.0339834785936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176744546849" calcext:value-type="float">
            <text:p>0.482176744546849</text:p>
          </table:table-cell>
          <table:table-cell office:value-type="float" office:value="1.36125559924459" calcext:value-type="float">
            <text:p>1.36125559924459</text:p>
          </table:table-cell>
          <table:table-cell office:value-type="float" office:value="0.495722744302418" calcext:value-type="float">
            <text:p>0.495722744302418</text:p>
          </table:table-cell>
          <table:table-cell office:value-type="float" office:value="0.0741846963965167" calcext:value-type="float">
            <text:p>0.074184696396517</text:p>
          </table:table-cell>
          <table:table-cell office:value-type="float" office:value="0.0446810918772064" calcext:value-type="float">
            <text:p>0.044681091877206</text:p>
          </table:table-cell>
          <table:table-cell office:value-type="float" office:value="0.0260913388290562" calcext:value-type="float">
            <text:p>0.0260913388290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742653854837" calcext:value-type="float">
            <text:p>0.508742653854837</text:p>
          </table:table-cell>
          <table:table-cell office:value-type="float" office:value="1.32431546372586" calcext:value-type="float">
            <text:p>1.32431546372586</text:p>
          </table:table-cell>
          <table:table-cell office:value-type="float" office:value="0.491695611119564" calcext:value-type="float">
            <text:p>0.491695611119564</text:p>
          </table:table-cell>
          <table:table-cell office:value-type="float" office:value="0.0757483382697718" calcext:value-type="float">
            <text:p>0.075748338269772</text:p>
          </table:table-cell>
          <table:table-cell office:value-type="float" office:value="0.0579048105721354" calcext:value-type="float">
            <text:p>0.057904810572135</text:p>
          </table:table-cell>
          <table:table-cell office:value-type="float" office:value="0.037302541221516" calcext:value-type="float">
            <text:p>0.0373025412215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6875350290846" calcext:value-type="float">
            <text:p>0.386875350290846</text:p>
          </table:table-cell>
          <table:table-cell office:value-type="float" office:value="1.354094748038" calcext:value-type="float">
            <text:p>1.354094748038</text:p>
          </table:table-cell>
          <table:table-cell office:value-type="float" office:value="0.50505792826388" calcext:value-type="float">
            <text:p>0.50505792826388</text:p>
          </table:table-cell>
          <table:table-cell office:value-type="float" office:value="0.0921130569129627" calcext:value-type="float">
            <text:p>0.092113056912963</text:p>
          </table:table-cell>
          <table:table-cell office:value-type="float" office:value="0.060240279729871" calcext:value-type="float">
            <text:p>0.060240279729871</text:p>
          </table:table-cell>
          <table:table-cell office:value-type="float" office:value="0.0195262850513998" calcext:value-type="float">
            <text:p>0.0195262850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266678813547" calcext:value-type="float">
            <text:p>0.385266678813547</text:p>
          </table:table-cell>
          <table:table-cell office:value-type="float" office:value="1.3688443556754" calcext:value-type="float">
            <text:p>1.3688443556754</text:p>
          </table:table-cell>
          <table:table-cell office:value-type="float" office:value="0.490195381504557" calcext:value-type="float">
            <text:p>0.490195381504557</text:p>
          </table:table-cell>
          <table:table-cell office:value-type="float" office:value="0.0940353836152695" calcext:value-type="float">
            <text:p>0.09403538361527</text:p>
          </table:table-cell>
          <table:table-cell office:value-type="float" office:value="0.0714372272421377" calcext:value-type="float">
            <text:p>0.071437227242138</text:p>
          </table:table-cell>
          <table:table-cell office:value-type="float" office:value="0.0324738361246438" calcext:value-type="float">
            <text:p>0.0324738361246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73005647471" calcext:value-type="float">
            <text:p>0.50473005647471</text:p>
          </table:table-cell>
          <table:table-cell office:value-type="float" office:value="1.28864653138778" calcext:value-type="float">
            <text:p>1.28864653138778</text:p>
          </table:table-cell>
          <table:table-cell office:value-type="float" office:value="0.542579024462963" calcext:value-type="float">
            <text:p>0.542579024462963</text:p>
          </table:table-cell>
          <table:table-cell office:value-type="float" office:value="0.0920170476725034" calcext:value-type="float">
            <text:p>0.092017047672503</text:p>
          </table:table-cell>
          <table:table-cell office:value-type="float" office:value="0.0599627647704668" calcext:value-type="float">
            <text:p>0.059962764770467</text:p>
          </table:table-cell>
          <table:table-cell office:value-type="float" office:value="0.0401376552933785" calcext:value-type="float">
            <text:p>0.0401376552933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772743902102" calcext:value-type="float">
            <text:p>0.557772743902102</text:p>
          </table:table-cell>
          <table:table-cell office:value-type="float" office:value="1.2489197903302" calcext:value-type="float">
            <text:p>1.2489197903302</text:p>
          </table:table-cell>
          <table:table-cell office:value-type="float" office:value="0.492236182885783" calcext:value-type="float">
            <text:p>0.492236182885783</text:p>
          </table:table-cell>
          <table:table-cell office:value-type="float" office:value="0.0922226113287635" calcext:value-type="float">
            <text:p>0.092222611328764</text:p>
          </table:table-cell>
          <table:table-cell office:value-type="float" office:value="0.0677344480579812" calcext:value-type="float">
            <text:p>0.067734448057981</text:p>
          </table:table-cell>
          <table:table-cell office:value-type="float" office:value="0.0329603293223535" calcext:value-type="float">
            <text:p>0.0329603293223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483541799887" calcext:value-type="float">
            <text:p>0.478483541799887</text:p>
          </table:table-cell>
          <table:table-cell office:value-type="float" office:value="1.35045544183135" calcext:value-type="float">
            <text:p>1.35045544183135</text:p>
          </table:table-cell>
          <table:table-cell office:value-type="float" office:value="0.494422392527359" calcext:value-type="float">
            <text:p>0.494422392527359</text:p>
          </table:table-cell>
          <table:table-cell office:value-type="float" office:value="0.0837792419418085" calcext:value-type="float">
            <text:p>0.083779241941809</text:p>
          </table:table-cell>
          <table:table-cell office:value-type="float" office:value="0.0546790183061684" calcext:value-type="float">
            <text:p>0.054679018306168</text:p>
          </table:table-cell>
          <table:table-cell office:value-type="float" office:value="0.0303331958757247" calcext:value-type="float">
            <text:p>0.0303331958757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695344304254" calcext:value-type="float">
            <text:p>0.535695344304254</text:p>
          </table:table-cell>
          <table:table-cell office:value-type="float" office:value="1.30346107189676" calcext:value-type="float">
            <text:p>1.30346107189676</text:p>
          </table:table-cell>
          <table:table-cell office:value-type="float" office:value="0.454757894893252" calcext:value-type="float">
            <text:p>0.454757894893252</text:p>
          </table:table-cell>
          <table:table-cell office:value-type="float" office:value="0.073795272040569" calcext:value-type="float">
            <text:p>0.073795272040569</text:p>
          </table:table-cell>
          <table:table-cell office:value-type="float" office:value="0.0558180997125878" calcext:value-type="float">
            <text:p>0.055818099712588</text:p>
          </table:table-cell>
          <table:table-cell office:value-type="float" office:value="0.0281533392547863" calcext:value-type="float">
            <text:p>0.0281533392547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049369730955" calcext:value-type="float">
            <text:p>0.444049369730955</text:p>
          </table:table-cell>
          <table:table-cell office:value-type="float" office:value="1.2977245999842" calcext:value-type="float">
            <text:p>1.2977245999842</text:p>
          </table:table-cell>
          <table:table-cell office:value-type="float" office:value="0.515814521683644" calcext:value-type="float">
            <text:p>0.515814521683644</text:p>
          </table:table-cell>
          <table:table-cell office:value-type="float" office:value="0.0898049115415891" calcext:value-type="float">
            <text:p>0.089804911541589</text:p>
          </table:table-cell>
          <table:table-cell office:value-type="float" office:value="0.0520686172139674" calcext:value-type="float">
            <text:p>0.052068617213967</text:p>
          </table:table-cell>
          <table:table-cell office:value-type="float" office:value="0.0380637327962335" calcext:value-type="float">
            <text:p>0.038063732796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9662248347438" calcext:value-type="float">
            <text:p>0.409662248347438</text:p>
          </table:table-cell>
          <table:table-cell office:value-type="float" office:value="1.34177968131682" calcext:value-type="float">
            <text:p>1.34177968131682</text:p>
          </table:table-cell>
          <table:table-cell office:value-type="float" office:value="0.493490106900433" calcext:value-type="float">
            <text:p>0.493490106900433</text:p>
          </table:table-cell>
          <table:table-cell office:value-type="float" office:value="0.0932622293800858" calcext:value-type="float">
            <text:p>0.093262229380086</text:p>
          </table:table-cell>
          <table:table-cell office:value-type="float" office:value="0.0668876686282509" calcext:value-type="float">
            <text:p>0.066887668628251</text:p>
          </table:table-cell>
          <table:table-cell office:value-type="float" office:value="0.0340384299184464" calcext:value-type="float">
            <text:p>0.0340384299184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3695887911355" calcext:value-type="float">
            <text:p>0.553695887911355</text:p>
          </table:table-cell>
          <table:table-cell office:value-type="float" office:value="1.28089155970586" calcext:value-type="float">
            <text:p>1.28089155970586</text:p>
          </table:table-cell>
          <table:table-cell office:value-type="float" office:value="0.439785821848903" calcext:value-type="float">
            <text:p>0.439785821848903</text:p>
          </table:table-cell>
          <table:table-cell office:value-type="float" office:value="0.0802871042053789" calcext:value-type="float">
            <text:p>0.080287104205379</text:p>
          </table:table-cell>
          <table:table-cell office:value-type="float" office:value="0.049336634300058" calcext:value-type="float">
            <text:p>0.049336634300058</text:p>
          </table:table-cell>
          <table:table-cell office:value-type="float" office:value="0.0318050533973922" calcext:value-type="float">
            <text:p>0.0318050533973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051316416594" calcext:value-type="float">
            <text:p>0.532051316416594</text:p>
          </table:table-cell>
          <table:table-cell office:value-type="float" office:value="1.31348028885893" calcext:value-type="float">
            <text:p>1.31348028885893</text:p>
          </table:table-cell>
          <table:table-cell office:value-type="float" office:value="0.427497429504052" calcext:value-type="float">
            <text:p>0.427497429504052</text:p>
          </table:table-cell>
          <table:table-cell office:value-type="float" office:value="0.0773400263126781" calcext:value-type="float">
            <text:p>0.077340026312678</text:p>
          </table:table-cell>
          <table:table-cell office:value-type="float" office:value="0.0564973589352257" calcext:value-type="float">
            <text:p>0.056497358935226</text:p>
          </table:table-cell>
          <table:table-cell office:value-type="float" office:value="0.0262572629391426" calcext:value-type="float">
            <text:p>0.026257262939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092488340176" calcext:value-type="float">
            <text:p>0.545092488340176</text:p>
          </table:table-cell>
          <table:table-cell office:value-type="float" office:value="1.26947626495039" calcext:value-type="float">
            <text:p>1.26947626495039</text:p>
          </table:table-cell>
          <table:table-cell office:value-type="float" office:value="0.494312257038334" calcext:value-type="float">
            <text:p>0.494312257038334</text:p>
          </table:table-cell>
          <table:table-cell office:value-type="float" office:value="0.0755267746659718" calcext:value-type="float">
            <text:p>0.075526774665972</text:p>
          </table:table-cell>
          <table:table-cell office:value-type="float" office:value="0.0627751649887625" calcext:value-type="float">
            <text:p>0.062775164988763</text:p>
          </table:table-cell>
          <table:table-cell office:value-type="float" office:value="0.0333328130744579" calcext:value-type="float">
            <text:p>0.0333328130744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469908443626" calcext:value-type="float">
            <text:p>0.603469908443626</text:p>
          </table:table-cell>
          <table:table-cell office:value-type="float" office:value="1.22882210786794" calcext:value-type="float">
            <text:p>1.22882210786794</text:p>
          </table:table-cell>
          <table:table-cell office:value-type="float" office:value="0.464244566376083" calcext:value-type="float">
            <text:p>0.464244566376083</text:p>
          </table:table-cell>
          <table:table-cell office:value-type="float" office:value="0.0759450794057685" calcext:value-type="float">
            <text:p>0.075945079405769</text:p>
          </table:table-cell>
          <table:table-cell office:value-type="float" office:value="0.0572865293861834" calcext:value-type="float">
            <text:p>0.057286529386183</text:p>
          </table:table-cell>
          <table:table-cell office:value-type="float" office:value="0.028930840453645" calcext:value-type="float">
            <text:p>0.028930840453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34255685621" calcext:value-type="float">
            <text:p>0.50834255685621</text:p>
          </table:table-cell>
          <table:table-cell office:value-type="float" office:value="1.32823745514684" calcext:value-type="float">
            <text:p>1.32823745514684</text:p>
          </table:table-cell>
          <table:table-cell office:value-type="float" office:value="0.481395020587872" calcext:value-type="float">
            <text:p>0.481395020587872</text:p>
          </table:table-cell>
          <table:table-cell office:value-type="float" office:value="0.0898860684497971" calcext:value-type="float">
            <text:p>0.089886068449797</text:p>
          </table:table-cell>
          <table:table-cell office:value-type="float" office:value="0.0530460807175042" calcext:value-type="float">
            <text:p>0.053046080717504</text:p>
          </table:table-cell>
          <table:table-cell office:value-type="float" office:value="0.0351801515273632" calcext:value-type="float">
            <text:p>0.0351801515273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754140309054" calcext:value-type="float">
            <text:p>0.398754140309054</text:p>
          </table:table-cell>
          <table:table-cell office:value-type="float" office:value="1.42261533510328" calcext:value-type="float">
            <text:p>1.42261533510328</text:p>
          </table:table-cell>
          <table:table-cell office:value-type="float" office:value="0.506051627944959" calcext:value-type="float">
            <text:p>0.506051627944959</text:p>
          </table:table-cell>
          <table:table-cell office:value-type="float" office:value="0.105971835011025" calcext:value-type="float">
            <text:p>0.105971835011025</text:p>
          </table:table-cell>
          <table:table-cell office:value-type="float" office:value="0.0798595628979607" calcext:value-type="float">
            <text:p>0.079859562897961</text:p>
          </table:table-cell>
          <table:table-cell office:value-type="float" office:value="0.0482665031518789" calcext:value-type="float">
            <text:p>0.0482665031518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3747706125415" calcext:value-type="float">
            <text:p>0.423747706125415</text:p>
          </table:table-cell>
          <table:table-cell office:value-type="float" office:value="1.34586898804162" calcext:value-type="float">
            <text:p>1.34586898804162</text:p>
          </table:table-cell>
          <table:table-cell office:value-type="float" office:value="0.543025055967048" calcext:value-type="float">
            <text:p>0.543025055967048</text:p>
          </table:table-cell>
          <table:table-cell office:value-type="float" office:value="0.0846010164704814" calcext:value-type="float">
            <text:p>0.084601016470481</text:p>
          </table:table-cell>
          <table:table-cell office:value-type="float" office:value="0.067196664910262" calcext:value-type="float">
            <text:p>0.067196664910262</text:p>
          </table:table-cell>
          <table:table-cell office:value-type="float" office:value="0.0406307606802315" calcext:value-type="float">
            <text:p>0.040630760680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3438109992195" calcext:value-type="float">
            <text:p>0.483438109992195</text:p>
          </table:table-cell>
          <table:table-cell office:value-type="float" office:value="1.28807299937719" calcext:value-type="float">
            <text:p>1.28807299937719</text:p>
          </table:table-cell>
          <table:table-cell office:value-type="float" office:value="0.56282837031019" calcext:value-type="float">
            <text:p>0.56282837031019</text:p>
          </table:table-cell>
          <table:table-cell office:value-type="float" office:value="0.0932846187100039" calcext:value-type="float">
            <text:p>0.093284618710004</text:p>
          </table:table-cell>
          <table:table-cell office:value-type="float" office:value="0.0649068674428728" calcext:value-type="float">
            <text:p>0.064906867442873</text:p>
          </table:table-cell>
          <table:table-cell office:value-type="float" office:value="0.0404788032414357" calcext:value-type="float">
            <text:p>0.0404788032414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1192707778274" calcext:value-type="float">
            <text:p>0.581192707778274</text:p>
          </table:table-cell>
          <table:table-cell office:value-type="float" office:value="1.25683939627418" calcext:value-type="float">
            <text:p>1.25683939627418</text:p>
          </table:table-cell>
          <table:table-cell office:value-type="float" office:value="0.531179609807901" calcext:value-type="float">
            <text:p>0.531179609807901</text:p>
          </table:table-cell>
          <table:table-cell office:value-type="float" office:value="0.0828820164082146" calcext:value-type="float">
            <text:p>0.082882016408215</text:p>
          </table:table-cell>
          <table:table-cell office:value-type="float" office:value="0.0574353608386234" calcext:value-type="float">
            <text:p>0.057435360838623</text:p>
          </table:table-cell>
          <table:table-cell office:value-type="float" office:value="0.0246020312306937" calcext:value-type="float">
            <text:p>0.024602031230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9564575518947" calcext:value-type="float">
            <text:p>0.669564575518947</text:p>
          </table:table-cell>
          <table:table-cell office:value-type="float" office:value="1.1812422012011" calcext:value-type="float">
            <text:p>1.1812422012011</text:p>
          </table:table-cell>
          <table:table-cell office:value-type="float" office:value="0.494512008053803" calcext:value-type="float">
            <text:p>0.494512008053803</text:p>
          </table:table-cell>
          <table:table-cell office:value-type="float" office:value="0.0803004631321849" calcext:value-type="float">
            <text:p>0.080300463132185</text:p>
          </table:table-cell>
          <table:table-cell office:value-type="float" office:value="0.0605657459195862" calcext:value-type="float">
            <text:p>0.060565745919586</text:p>
          </table:table-cell>
          <table:table-cell office:value-type="float" office:value="0.0296463746204898" calcext:value-type="float">
            <text:p>0.0296463746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2903633100378" calcext:value-type="float">
            <text:p>0.472903633100378</text:p>
          </table:table-cell>
          <table:table-cell office:value-type="float" office:value="1.33341587952501" calcext:value-type="float">
            <text:p>1.33341587952501</text:p>
          </table:table-cell>
          <table:table-cell office:value-type="float" office:value="0.501025621956997" calcext:value-type="float">
            <text:p>0.501025621956997</text:p>
          </table:table-cell>
          <table:table-cell office:value-type="float" office:value="0.0787540956144134" calcext:value-type="float">
            <text:p>0.078754095614413</text:p>
          </table:table-cell>
          <table:table-cell office:value-type="float" office:value="0.0663668734157382" calcext:value-type="float">
            <text:p>0.066366873415738</text:p>
          </table:table-cell>
          <table:table-cell office:value-type="float" office:value="0.0378172120759573" calcext:value-type="float">
            <text:p>0.037817212075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972982696253" calcext:value-type="float">
            <text:p>0.519972982696253</text:p>
          </table:table-cell>
          <table:table-cell office:value-type="float" office:value="1.28877979317413" calcext:value-type="float">
            <text:p>1.28877979317413</text:p>
          </table:table-cell>
          <table:table-cell office:value-type="float" office:value="0.48751616064549" calcext:value-type="float">
            <text:p>0.48751616064549</text:p>
          </table:table-cell>
          <table:table-cell office:value-type="float" office:value="0.0808447356055778" calcext:value-type="float">
            <text:p>0.080844735605578</text:p>
          </table:table-cell>
          <table:table-cell office:value-type="float" office:value="0.0628867170541062" calcext:value-type="float">
            <text:p>0.062886717054106</text:p>
          </table:table-cell>
          <table:table-cell office:value-type="float" office:value="0.0369603179140504" calcext:value-type="float">
            <text:p>0.036960317914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6255654305074" calcext:value-type="float">
            <text:p>0.536255654305074</text:p>
          </table:table-cell>
          <table:table-cell office:value-type="float" office:value="1.28308656997666" calcext:value-type="float">
            <text:p>1.28308656997666</text:p>
          </table:table-cell>
          <table:table-cell office:value-type="float" office:value="0.476398151366682" calcext:value-type="float">
            <text:p>0.476398151366682</text:p>
          </table:table-cell>
          <table:table-cell office:value-type="float" office:value="0.0652316837549651" calcext:value-type="float">
            <text:p>0.065231683754965</text:p>
          </table:table-cell>
          <table:table-cell office:value-type="float" office:value="0.0741050209976997" calcext:value-type="float">
            <text:p>0.0741050209977</text:p>
          </table:table-cell>
          <table:table-cell office:value-type="float" office:value="0.0429285813773417" calcext:value-type="float">
            <text:p>0.0429285813773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081574890091" calcext:value-type="float">
            <text:p>0.564081574890091</text:p>
          </table:table-cell>
          <table:table-cell office:value-type="float" office:value="1.27377994937326" calcext:value-type="float">
            <text:p>1.27377994937326</text:p>
          </table:table-cell>
          <table:table-cell office:value-type="float" office:value="0.470729156641993" calcext:value-type="float">
            <text:p>0.470729156641993</text:p>
          </table:table-cell>
          <table:table-cell office:value-type="float" office:value="0.0877734436624793" calcext:value-type="float">
            <text:p>0.087773443662479</text:p>
          </table:table-cell>
          <table:table-cell office:value-type="float" office:value="0.0669168877943472" calcext:value-type="float">
            <text:p>0.066916887794347</text:p>
          </table:table-cell>
          <table:table-cell office:value-type="float" office:value="0.0337783647149783" calcext:value-type="float">
            <text:p>0.0337783647149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2199255232957" calcext:value-type="float">
            <text:p>0.582199255232957</text:p>
          </table:table-cell>
          <table:table-cell office:value-type="float" office:value="1.26639038892775" calcext:value-type="float">
            <text:p>1.26639038892775</text:p>
          </table:table-cell>
          <table:table-cell office:value-type="float" office:value="0.505201885084265" calcext:value-type="float">
            <text:p>0.505201885084265</text:p>
          </table:table-cell>
          <table:table-cell office:value-type="float" office:value="0.0855325175842425" calcext:value-type="float">
            <text:p>0.085532517584243</text:p>
          </table:table-cell>
          <table:table-cell office:value-type="float" office:value="0.0499273505167338" calcext:value-type="float">
            <text:p>0.049927350516734</text:p>
          </table:table-cell>
          <table:table-cell office:value-type="float" office:value="0.0331141605143493" calcext:value-type="float">
            <text:p>0.0331141605143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9020144916699" calcext:value-type="float">
            <text:p>0.459020144916699</text:p>
          </table:table-cell>
          <table:table-cell office:value-type="float" office:value="1.3549744197184" calcext:value-type="float">
            <text:p>1.3549744197184</text:p>
          </table:table-cell>
          <table:table-cell office:value-type="float" office:value="0.5252701365213" calcext:value-type="float">
            <text:p>0.5252701365213</text:p>
          </table:table-cell>
          <table:table-cell office:value-type="float" office:value="0.113088711219869" calcext:value-type="float">
            <text:p>0.113088711219869</text:p>
          </table:table-cell>
          <table:table-cell office:value-type="float" office:value="0.0812718039103449" calcext:value-type="float">
            <text:p>0.081271803910345</text:p>
          </table:table-cell>
          <table:table-cell office:value-type="float" office:value="0.0491920110618624" calcext:value-type="float">
            <text:p>0.0491920110618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976256380239" calcext:value-type="float">
            <text:p>0.564976256380239</text:p>
          </table:table-cell>
          <table:table-cell office:value-type="float" office:value="1.20141053862746" calcext:value-type="float">
            <text:p>1.20141053862746</text:p>
          </table:table-cell>
          <table:table-cell office:value-type="float" office:value="0.489247005343426" calcext:value-type="float">
            <text:p>0.489247005343426</text:p>
          </table:table-cell>
          <table:table-cell office:value-type="float" office:value="0.0760296323469791" calcext:value-type="float">
            <text:p>0.076029632346979</text:p>
          </table:table-cell>
          <table:table-cell office:value-type="float" office:value="0.0665635283627136" calcext:value-type="float">
            <text:p>0.066563528362714</text:p>
          </table:table-cell>
          <table:table-cell office:value-type="float" office:value="0.0333713238271626" calcext:value-type="float">
            <text:p>0.033371323827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538949640063" calcext:value-type="float">
            <text:p>0.571538949640063</text:p>
          </table:table-cell>
          <table:table-cell office:value-type="float" office:value="1.18905618095191" calcext:value-type="float">
            <text:p>1.18905618095191</text:p>
          </table:table-cell>
          <table:table-cell office:value-type="float" office:value="0.487583131781249" calcext:value-type="float">
            <text:p>0.487583131781249</text:p>
          </table:table-cell>
          <table:table-cell office:value-type="float" office:value="0.0840634095554526" calcext:value-type="float">
            <text:p>0.084063409555453</text:p>
          </table:table-cell>
          <table:table-cell office:value-type="float" office:value="0.0639777398381424" calcext:value-type="float">
            <text:p>0.063977739838142</text:p>
          </table:table-cell>
          <table:table-cell office:value-type="float" office:value="0.0379932996513192" calcext:value-type="float">
            <text:p>0.0379932996513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09356003289" calcext:value-type="float">
            <text:p>0.43209356003289</text:p>
          </table:table-cell>
          <table:table-cell office:value-type="float" office:value="1.30930342806583" calcext:value-type="float">
            <text:p>1.30930342806583</text:p>
          </table:table-cell>
          <table:table-cell office:value-type="float" office:value="0.54619992238733" calcext:value-type="float">
            <text:p>0.54619992238733</text:p>
          </table:table-cell>
          <table:table-cell office:value-type="float" office:value="0.0988770213042552" calcext:value-type="float">
            <text:p>0.098877021304255</text:p>
          </table:table-cell>
          <table:table-cell office:value-type="float" office:value="0.0635917606719227" calcext:value-type="float">
            <text:p>0.063591760671923</text:p>
          </table:table-cell>
          <table:table-cell office:value-type="float" office:value="0.0469845969119889" calcext:value-type="float">
            <text:p>0.0469845969119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708102983539" calcext:value-type="float">
            <text:p>0.385708102983539</text:p>
          </table:table-cell>
          <table:table-cell office:value-type="float" office:value="1.35418014842545" calcext:value-type="float">
            <text:p>1.35418014842545</text:p>
          </table:table-cell>
          <table:table-cell office:value-type="float" office:value="0.553583652890065" calcext:value-type="float">
            <text:p>0.553583652890065</text:p>
          </table:table-cell>
          <table:table-cell office:value-type="float" office:value="0.116586814946511" calcext:value-type="float">
            <text:p>0.116586814946511</text:p>
          </table:table-cell>
          <table:table-cell office:value-type="float" office:value="0.0849013578230965" calcext:value-type="float">
            <text:p>0.084901357823097</text:p>
          </table:table-cell>
          <table:table-cell office:value-type="float" office:value="0.049642247907508" calcext:value-type="float">
            <text:p>0.0496422479075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111633625774" calcext:value-type="float">
            <text:p>0.393111633625774</text:p>
          </table:table-cell>
          <table:table-cell office:value-type="float" office:value="1.3954102514419" calcext:value-type="float">
            <text:p>1.3954102514419</text:p>
          </table:table-cell>
          <table:table-cell office:value-type="float" office:value="0.537557551031508" calcext:value-type="float">
            <text:p>0.537557551031508</text:p>
          </table:table-cell>
          <table:table-cell office:value-type="float" office:value="0.0807448066210878" calcext:value-type="float">
            <text:p>0.080744806621088</text:p>
          </table:table-cell>
          <table:table-cell office:value-type="float" office:value="0.0662087574038033" calcext:value-type="float">
            <text:p>0.066208757403803</text:p>
          </table:table-cell>
          <table:table-cell office:value-type="float" office:value="0.0389525863988586" calcext:value-type="float">
            <text:p>0.0389525863988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89654769981" calcext:value-type="float">
            <text:p>0.43089654769981</text:p>
          </table:table-cell>
          <table:table-cell office:value-type="float" office:value="1.35693062253826" calcext:value-type="float">
            <text:p>1.35693062253826</text:p>
          </table:table-cell>
          <table:table-cell office:value-type="float" office:value="0.511338328109644" calcext:value-type="float">
            <text:p>0.511338328109644</text:p>
          </table:table-cell>
          <table:table-cell office:value-type="float" office:value="0.0858876182261155" calcext:value-type="float">
            <text:p>0.085887618226116</text:p>
          </table:table-cell>
          <table:table-cell office:value-type="float" office:value="0.0672568241094963" calcext:value-type="float">
            <text:p>0.067256824109496</text:p>
          </table:table-cell>
          <table:table-cell office:value-type="float" office:value="0.0365692863453502" calcext:value-type="float">
            <text:p>0.036569286345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9997636467295" calcext:value-type="float">
            <text:p>0.699997636467295</text:p>
          </table:table-cell>
          <table:table-cell office:value-type="float" office:value="1.17507245296276" calcext:value-type="float">
            <text:p>1.17507245296276</text:p>
          </table:table-cell>
          <table:table-cell office:value-type="float" office:value="0.463750340956648" calcext:value-type="float">
            <text:p>0.463750340956648</text:p>
          </table:table-cell>
          <table:table-cell office:value-type="float" office:value="0.0927938834056847" calcext:value-type="float">
            <text:p>0.092793883405685</text:p>
          </table:table-cell>
          <table:table-cell office:value-type="float" office:value="0.0562147498553183" calcext:value-type="float">
            <text:p>0.056214749855318</text:p>
          </table:table-cell>
          <table:table-cell office:value-type="float" office:value="0.0221773634021834" calcext:value-type="float">
            <text:p>0.022177363402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9099841591747" calcext:value-type="float">
            <text:p>0.669099841591747</text:p>
          </table:table-cell>
          <table:table-cell office:value-type="float" office:value="1.20094212860091" calcext:value-type="float">
            <text:p>1.20094212860091</text:p>
          </table:table-cell>
          <table:table-cell office:value-type="float" office:value="0.485367293840466" calcext:value-type="float">
            <text:p>0.485367293840466</text:p>
          </table:table-cell>
          <table:table-cell office:value-type="float" office:value="0.108057212433087" calcext:value-type="float">
            <text:p>0.108057212433087</text:p>
          </table:table-cell>
          <table:table-cell office:value-type="float" office:value="0.0797297964649241" calcext:value-type="float">
            <text:p>0.079729796464924</text:p>
          </table:table-cell>
          <table:table-cell office:value-type="float" office:value="0.0398842869965838" calcext:value-type="float">
            <text:p>0.0398842869965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809877514672" calcext:value-type="float">
            <text:p>0.501809877514672</text:p>
          </table:table-cell>
          <table:table-cell office:value-type="float" office:value="1.32507476192671" calcext:value-type="float">
            <text:p>1.32507476192671</text:p>
          </table:table-cell>
          <table:table-cell office:value-type="float" office:value="0.463716741730192" calcext:value-type="float">
            <text:p>0.463716741730192</text:p>
          </table:table-cell>
          <table:table-cell office:value-type="float" office:value="0.0606396575664529" calcext:value-type="float">
            <text:p>0.060639657566453</text:p>
          </table:table-cell>
          <table:table-cell office:value-type="float" office:value="0.0683066888162076" calcext:value-type="float">
            <text:p>0.068306688816208</text:p>
          </table:table-cell>
          <table:table-cell office:value-type="float" office:value="0.0397635996988135" calcext:value-type="float">
            <text:p>0.0397635996988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594630770778" calcext:value-type="float">
            <text:p>0.479594630770778</text:p>
          </table:table-cell>
          <table:table-cell office:value-type="float" office:value="1.34667157603439" calcext:value-type="float">
            <text:p>1.34667157603439</text:p>
          </table:table-cell>
          <table:table-cell office:value-type="float" office:value="0.474850611237432" calcext:value-type="float">
            <text:p>0.474850611237432</text:p>
          </table:table-cell>
          <table:table-cell office:value-type="float" office:value="0.0971997871259034" calcext:value-type="float">
            <text:p>0.097199787125903</text:p>
          </table:table-cell>
          <table:table-cell office:value-type="float" office:value="0.0681762673016638" calcext:value-type="float">
            <text:p>0.068176267301664</text:p>
          </table:table-cell>
          <table:table-cell office:value-type="float" office:value="0.0378667081759631" calcext:value-type="float">
            <text:p>0.0378667081759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1821381306825" calcext:value-type="float">
            <text:p>0.441821381306825</text:p>
          </table:table-cell>
          <table:table-cell office:value-type="float" office:value="1.34418185074472" calcext:value-type="float">
            <text:p>1.34418185074472</text:p>
          </table:table-cell>
          <table:table-cell office:value-type="float" office:value="0.514515791790709" calcext:value-type="float">
            <text:p>0.514515791790709</text:p>
          </table:table-cell>
          <table:table-cell office:value-type="float" office:value="0.0838840585114918" calcext:value-type="float">
            <text:p>0.083884058511492</text:p>
          </table:table-cell>
          <table:table-cell office:value-type="float" office:value="0.0649294581379138" calcext:value-type="float">
            <text:p>0.064929458137914</text:p>
          </table:table-cell>
          <table:table-cell office:value-type="float" office:value="0.0366039248383327" calcext:value-type="float">
            <text:p>0.036603924838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947481638745" calcext:value-type="float">
            <text:p>0.481947481638745</text:p>
          </table:table-cell>
          <table:table-cell office:value-type="float" office:value="1.30736279304733" calcext:value-type="float">
            <text:p>1.30736279304733</text:p>
          </table:table-cell>
          <table:table-cell office:value-type="float" office:value="0.501510140793422" calcext:value-type="float">
            <text:p>0.501510140793422</text:p>
          </table:table-cell>
          <table:table-cell office:value-type="float" office:value="0.082939794787004" calcext:value-type="float">
            <text:p>0.082939794787004</text:p>
          </table:table-cell>
          <table:table-cell office:value-type="float" office:value="0.0626533625206892" calcext:value-type="float">
            <text:p>0.062653362520689</text:p>
          </table:table-cell>
          <table:table-cell office:value-type="float" office:value="0.0377849370805286" calcext:value-type="float">
            <text:p>0.0377849370805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768444617082" calcext:value-type="float">
            <text:p>0.439768444617082</text:p>
          </table:table-cell>
          <table:table-cell office:value-type="float" office:value="1.32125875837492" calcext:value-type="float">
            <text:p>1.32125875837492</text:p>
          </table:table-cell>
          <table:table-cell office:value-type="float" office:value="0.553024591646821" calcext:value-type="float">
            <text:p>0.553024591646821</text:p>
          </table:table-cell>
          <table:table-cell office:value-type="float" office:value="0.0905101426741863" calcext:value-type="float">
            <text:p>0.090510142674186</text:p>
          </table:table-cell>
          <table:table-cell office:value-type="float" office:value="0.0635490766966151" calcext:value-type="float">
            <text:p>0.063549076696615</text:p>
          </table:table-cell>
          <table:table-cell office:value-type="float" office:value="0.0459284828636344" calcext:value-type="float">
            <text:p>0.045928482863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49040711753297" calcext:value-type="float">
            <text:p>0.349040711753297</text:p>
          </table:table-cell>
          <table:table-cell office:value-type="float" office:value="1.4033386466202" calcext:value-type="float">
            <text:p>1.4033386466202</text:p>
          </table:table-cell>
          <table:table-cell office:value-type="float" office:value="0.559081043946666" calcext:value-type="float">
            <text:p>0.559081043946666</text:p>
          </table:table-cell>
          <table:table-cell office:value-type="float" office:value="0.1051089541554" calcext:value-type="float">
            <text:p>0.1051089541554</text:p>
          </table:table-cell>
          <table:table-cell office:value-type="float" office:value="0.0776467931751" calcext:value-type="float">
            <text:p>0.0776467931751</text:p>
          </table:table-cell>
          <table:table-cell office:value-type="float" office:value="0.0413988985511667" calcext:value-type="float">
            <text:p>0.0413988985511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7045688696956" calcext:value-type="float">
            <text:p>0.607045688696956</text:p>
          </table:table-cell>
          <table:table-cell office:value-type="float" office:value="1.23651746815984" calcext:value-type="float">
            <text:p>1.23651746815984</text:p>
          </table:table-cell>
          <table:table-cell office:value-type="float" office:value="0.458676498012655" calcext:value-type="float">
            <text:p>0.458676498012655</text:p>
          </table:table-cell>
          <table:table-cell office:value-type="float" office:value="0.0676001435965003" calcext:value-type="float">
            <text:p>0.0676001435965</text:p>
          </table:table-cell>
          <table:table-cell office:value-type="float" office:value="0.0626321618283152" calcext:value-type="float">
            <text:p>0.062632161828315</text:p>
          </table:table-cell>
          <table:table-cell office:value-type="float" office:value="0.0248161741441309" calcext:value-type="float">
            <text:p>0.024816174144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543273067766" calcext:value-type="float">
            <text:p>0.588543273067766</text:p>
          </table:table-cell>
          <table:table-cell office:value-type="float" office:value="1.26922094963944" calcext:value-type="float">
            <text:p>1.26922094963944</text:p>
          </table:table-cell>
          <table:table-cell office:value-type="float" office:value="0.477746717565905" calcext:value-type="float">
            <text:p>0.477746717565905</text:p>
          </table:table-cell>
          <table:table-cell office:value-type="float" office:value="0.13562039898352" calcext:value-type="float">
            <text:p>0.13562039898352</text:p>
          </table:table-cell>
          <table:table-cell office:value-type="float" office:value="0.100671595171718" calcext:value-type="float">
            <text:p>0.100671595171718</text:p>
          </table:table-cell>
          <table:table-cell office:value-type="float" office:value="0.0633360900838096" calcext:value-type="float">
            <text:p>0.063336090083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6689176126268" calcext:value-type="float">
            <text:p>0.446689176126268</text:p>
          </table:table-cell>
          <table:table-cell office:value-type="float" office:value="1.30065507986147" calcext:value-type="float">
            <text:p>1.30065507986147</text:p>
          </table:table-cell>
          <table:table-cell office:value-type="float" office:value="0.509078064960991" calcext:value-type="float">
            <text:p>0.509078064960991</text:p>
          </table:table-cell>
          <table:table-cell office:value-type="float" office:value="0.0846791114221317" calcext:value-type="float">
            <text:p>0.084679111422132</text:p>
          </table:table-cell>
          <table:table-cell office:value-type="float" office:value="0.0576599873084201" calcext:value-type="float">
            <text:p>0.05765998730842</text:p>
          </table:table-cell>
          <table:table-cell office:value-type="float" office:value="0.037780551562323" calcext:value-type="float">
            <text:p>0.0377805515623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9594012261793" calcext:value-type="float">
            <text:p>0.419594012261793</text:p>
          </table:table-cell>
          <table:table-cell office:value-type="float" office:value="1.31591877686969" calcext:value-type="float">
            <text:p>1.31591877686969</text:p>
          </table:table-cell>
          <table:table-cell office:value-type="float" office:value="0.535396568248472" calcext:value-type="float">
            <text:p>0.535396568248472</text:p>
          </table:table-cell>
          <table:table-cell office:value-type="float" office:value="0.105374234224368" calcext:value-type="float">
            <text:p>0.105374234224368</text:p>
          </table:table-cell>
          <table:table-cell office:value-type="float" office:value="0.0759523568214341" calcext:value-type="float">
            <text:p>0.075952356821434</text:p>
          </table:table-cell>
          <table:table-cell office:value-type="float" office:value="0.0436932785572519" calcext:value-type="float">
            <text:p>0.0436932785572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351948931493" calcext:value-type="float">
            <text:p>0.507351948931493</text:p>
          </table:table-cell>
          <table:table-cell office:value-type="float" office:value="1.28199424075822" calcext:value-type="float">
            <text:p>1.28199424075822</text:p>
          </table:table-cell>
          <table:table-cell office:value-type="float" office:value="0.524296122111685" calcext:value-type="float">
            <text:p>0.524296122111685</text:p>
          </table:table-cell>
          <table:table-cell office:value-type="float" office:value="0.0786065331495579" calcext:value-type="float">
            <text:p>0.078606533149558</text:p>
          </table:table-cell>
          <table:table-cell office:value-type="float" office:value="0.0517343919829466" calcext:value-type="float">
            <text:p>0.051734391982947</text:p>
          </table:table-cell>
          <table:table-cell office:value-type="float" office:value="0.0478805509896224" calcext:value-type="float">
            <text:p>0.0478805509896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2133752794794" calcext:value-type="float">
            <text:p>0.552133752794794</text:p>
          </table:table-cell>
          <table:table-cell office:value-type="float" office:value="1.24306301666912" calcext:value-type="float">
            <text:p>1.24306301666912</text:p>
          </table:table-cell>
          <table:table-cell office:value-type="float" office:value="0.468040506549093" calcext:value-type="float">
            <text:p>0.468040506549093</text:p>
          </table:table-cell>
          <table:table-cell office:value-type="float" office:value="0.0748639038955879" calcext:value-type="float">
            <text:p>0.074863903895588</text:p>
          </table:table-cell>
          <table:table-cell office:value-type="float" office:value="0.0571115432553035" calcext:value-type="float">
            <text:p>0.057111543255304</text:p>
          </table:table-cell>
          <table:table-cell office:value-type="float" office:value="0.0353216562393508" calcext:value-type="float">
            <text:p>0.0353216562393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0446566385603" calcext:value-type="float">
            <text:p>0.470446566385603</text:p>
          </table:table-cell>
          <table:table-cell office:value-type="float" office:value="1.31672329812447" calcext:value-type="float">
            <text:p>1.31672329812447</text:p>
          </table:table-cell>
          <table:table-cell office:value-type="float" office:value="0.564886070305217" calcext:value-type="float">
            <text:p>0.564886070305217</text:p>
          </table:table-cell>
          <table:table-cell office:value-type="float" office:value="0.117310692019465" calcext:value-type="float">
            <text:p>0.117310692019465</text:p>
          </table:table-cell>
          <table:table-cell office:value-type="float" office:value="0.0430648987505733" calcext:value-type="float">
            <text:p>0.043064898750573</text:p>
          </table:table-cell>
          <table:table-cell office:value-type="float" office:value="0.0504156476027435" calcext:value-type="float">
            <text:p>0.0504156476027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5507652558575" calcext:value-type="float">
            <text:p>0.455507652558575</text:p>
          </table:table-cell>
          <table:table-cell office:value-type="float" office:value="1.33230267785311" calcext:value-type="float">
            <text:p>1.33230267785311</text:p>
          </table:table-cell>
          <table:table-cell office:value-type="float" office:value="0.577167873860638" calcext:value-type="float">
            <text:p>0.577167873860638</text:p>
          </table:table-cell>
          <table:table-cell office:value-type="float" office:value="0.120948600768717" calcext:value-type="float">
            <text:p>0.120948600768717</text:p>
          </table:table-cell>
          <table:table-cell office:value-type="float" office:value="0.0885862828287614" calcext:value-type="float">
            <text:p>0.088586282828761</text:p>
          </table:table-cell>
          <table:table-cell office:value-type="float" office:value="0.0528579587188212" calcext:value-type="float">
            <text:p>0.05285795871882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1507666733191" calcext:value-type="float">
            <text:p>0.781507666733191</text:p>
          </table:table-cell>
          <table:table-cell office:value-type="float" office:value="1.12421967941802" calcext:value-type="float">
            <text:p>1.12421967941802</text:p>
          </table:table-cell>
          <table:table-cell office:value-type="float" office:value="0.482670975394911" calcext:value-type="float">
            <text:p>0.482670975394911</text:p>
          </table:table-cell>
          <table:table-cell office:value-type="float" office:value="0.0918537746633599" calcext:value-type="float">
            <text:p>0.09185377466336</text:p>
          </table:table-cell>
          <table:table-cell office:value-type="float" office:value="0.0781208466329456" calcext:value-type="float">
            <text:p>0.078120846632946</text:p>
          </table:table-cell>
          <table:table-cell office:value-type="float" office:value="0.030939052723128" calcext:value-type="float">
            <text:p>0.03093905272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3718443566104" calcext:value-type="float">
            <text:p>0.863718443566104</text:p>
          </table:table-cell>
          <table:table-cell office:value-type="float" office:value="1.06541187323698" calcext:value-type="float">
            <text:p>1.06541187323698</text:p>
          </table:table-cell>
          <table:table-cell office:value-type="float" office:value="0.439820115772357" calcext:value-type="float">
            <text:p>0.439820115772357</text:p>
          </table:table-cell>
          <table:table-cell office:value-type="float" office:value="0.0815218416457982" calcext:value-type="float">
            <text:p>0.081521841645798</text:p>
          </table:table-cell>
          <table:table-cell office:value-type="float" office:value="0.0596472974320462" calcext:value-type="float">
            <text:p>0.059647297432046</text:p>
          </table:table-cell>
          <table:table-cell office:value-type="float" office:value="0.0297974753474941" calcext:value-type="float">
            <text:p>0.029797475347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640175301648" calcext:value-type="float">
            <text:p>0.504640175301648</text:p>
          </table:table-cell>
          <table:table-cell office:value-type="float" office:value="1.32670062238475" calcext:value-type="float">
            <text:p>1.32670062238475</text:p>
          </table:table-cell>
          <table:table-cell office:value-type="float" office:value="0.521774775527913" calcext:value-type="float">
            <text:p>0.521774775527913</text:p>
          </table:table-cell>
          <table:table-cell office:value-type="float" office:value="0.0867300288033541" calcext:value-type="float">
            <text:p>0.086730028803354</text:p>
          </table:table-cell>
          <table:table-cell office:value-type="float" office:value="0.0616692394769118" calcext:value-type="float">
            <text:p>0.061669239476912</text:p>
          </table:table-cell>
          <table:table-cell office:value-type="float" office:value="0.0317152934488545" calcext:value-type="float">
            <text:p>0.0317152934488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33995063115" calcext:value-type="float">
            <text:p>0.47033995063115</text:p>
          </table:table-cell>
          <table:table-cell office:value-type="float" office:value="1.35597769174207" calcext:value-type="float">
            <text:p>1.35597769174207</text:p>
          </table:table-cell>
          <table:table-cell office:value-type="float" office:value="0.54506087648351" calcext:value-type="float">
            <text:p>0.54506087648351</text:p>
          </table:table-cell>
          <table:table-cell office:value-type="float" office:value="0.114255372704937" calcext:value-type="float">
            <text:p>0.114255372704937</text:p>
          </table:table-cell>
          <table:table-cell office:value-type="float" office:value="0.0831488930178581" calcext:value-type="float">
            <text:p>0.083148893017858</text:p>
          </table:table-cell>
          <table:table-cell office:value-type="float" office:value="0.0572836530049126" calcext:value-type="float">
            <text:p>0.0572836530049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992241141497" calcext:value-type="float">
            <text:p>0.558992241141497</text:p>
          </table:table-cell>
          <table:table-cell office:value-type="float" office:value="1.30887463316531" calcext:value-type="float">
            <text:p>1.30887463316531</text:p>
          </table:table-cell>
          <table:table-cell office:value-type="float" office:value="0.458782954879421" calcext:value-type="float">
            <text:p>0.458782954879421</text:p>
          </table:table-cell>
          <table:table-cell office:value-type="float" office:value="0.0830728489368934" calcext:value-type="float">
            <text:p>0.083072848936893</text:p>
          </table:table-cell>
          <table:table-cell office:value-type="float" office:value="0.0445137752886707" calcext:value-type="float">
            <text:p>0.044513775288671</text:p>
          </table:table-cell>
          <table:table-cell office:value-type="float" office:value="0.0325785910353841" calcext:value-type="float">
            <text:p>0.0325785910353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6498093668343" calcext:value-type="float">
            <text:p>0.596498093668343</text:p>
          </table:table-cell>
          <table:table-cell office:value-type="float" office:value="1.28846379337965" calcext:value-type="float">
            <text:p>1.28846379337965</text:p>
          </table:table-cell>
          <table:table-cell office:value-type="float" office:value="0.43552187609973" calcext:value-type="float">
            <text:p>0.43552187609973</text:p>
          </table:table-cell>
          <table:table-cell office:value-type="float" office:value="0.0982971729657817" calcext:value-type="float">
            <text:p>0.098297172965782</text:p>
          </table:table-cell>
          <table:table-cell office:value-type="float" office:value="0.0741348934047162" calcext:value-type="float">
            <text:p>0.074134893404716</text:p>
          </table:table-cell>
          <table:table-cell office:value-type="float" office:value="0.0335689005363832" calcext:value-type="float">
            <text:p>0.0335689005363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7492864286232" calcext:value-type="float">
            <text:p>0.387492864286232</text:p>
          </table:table-cell>
          <table:table-cell office:value-type="float" office:value="1.35806073969882" calcext:value-type="float">
            <text:p>1.35806073969882</text:p>
          </table:table-cell>
          <table:table-cell office:value-type="float" office:value="0.475491450432229" calcext:value-type="float">
            <text:p>0.475491450432229</text:p>
          </table:table-cell>
          <table:table-cell office:value-type="float" office:value="0.0797406929638822" calcext:value-type="float">
            <text:p>0.079740692963882</text:p>
          </table:table-cell>
          <table:table-cell office:value-type="float" office:value="0.0643698221099244" calcext:value-type="float">
            <text:p>0.064369822109924</text:p>
          </table:table-cell>
          <table:table-cell office:value-type="float" office:value="0.0319036732630278" calcext:value-type="float">
            <text:p>0.031903673263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402310409411" calcext:value-type="float">
            <text:p>0.429402310409411</text:p>
          </table:table-cell>
          <table:table-cell office:value-type="float" office:value="1.33063683464485" calcext:value-type="float">
            <text:p>1.33063683464485</text:p>
          </table:table-cell>
          <table:table-cell office:value-type="float" office:value="0.455400136153504" calcext:value-type="float">
            <text:p>0.455400136153504</text:p>
          </table:table-cell>
          <table:table-cell office:value-type="float" office:value="0.0946586470509432" calcext:value-type="float">
            <text:p>0.094658647050943</text:p>
          </table:table-cell>
          <table:table-cell office:value-type="float" office:value="0.0738797381141993" calcext:value-type="float">
            <text:p>0.073879738114199</text:p>
          </table:table-cell>
          <table:table-cell office:value-type="float" office:value="0.0334958737041238" calcext:value-type="float">
            <text:p>0.0334958737041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7182286763114" calcext:value-type="float">
            <text:p>0.447182286763114</text:p>
          </table:table-cell>
          <table:table-cell office:value-type="float" office:value="1.26683032006529" calcext:value-type="float">
            <text:p>1.26683032006529</text:p>
          </table:table-cell>
          <table:table-cell office:value-type="float" office:value="0.590758789261592" calcext:value-type="float">
            <text:p>0.590758789261592</text:p>
          </table:table-cell>
          <table:table-cell office:value-type="float" office:value="0.0750878916514232" calcext:value-type="float">
            <text:p>0.075087891651423</text:p>
          </table:table-cell>
          <table:table-cell office:value-type="float" office:value="0.0796632386266769" calcext:value-type="float">
            <text:p>0.079663238626677</text:p>
          </table:table-cell>
          <table:table-cell office:value-type="float" office:value="0.043036149125424" calcext:value-type="float">
            <text:p>0.043036149125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4403259090125" calcext:value-type="float">
            <text:p>0.364403259090125</text:p>
          </table:table-cell>
          <table:table-cell office:value-type="float" office:value="1.35442233793497" calcext:value-type="float">
            <text:p>1.35442233793497</text:p>
          </table:table-cell>
          <table:table-cell office:value-type="float" office:value="0.598928066739329" calcext:value-type="float">
            <text:p>0.598928066739329</text:p>
          </table:table-cell>
          <table:table-cell office:value-type="float" office:value="0.120640795010751" calcext:value-type="float">
            <text:p>0.120640795010751</text:p>
          </table:table-cell>
          <table:table-cell office:value-type="float" office:value="0.0901016027327794" calcext:value-type="float">
            <text:p>0.090101602732779</text:p>
          </table:table-cell>
          <table:table-cell office:value-type="float" office:value="0.0429920509257916" calcext:value-type="float">
            <text:p>0.042992050925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3740531382347" calcext:value-type="float">
            <text:p>0.523740531382347</text:p>
          </table:table-cell>
          <table:table-cell office:value-type="float" office:value="1.28325310005627" calcext:value-type="float">
            <text:p>1.28325310005627</text:p>
          </table:table-cell>
          <table:table-cell office:value-type="float" office:value="0.494763716786748" calcext:value-type="float">
            <text:p>0.494763716786748</text:p>
          </table:table-cell>
          <table:table-cell office:value-type="float" office:value="0.0885588028247413" calcext:value-type="float">
            <text:p>0.088558802824741</text:p>
          </table:table-cell>
          <table:table-cell office:value-type="float" office:value="0.0570273063154444" calcext:value-type="float">
            <text:p>0.057027306315444</text:p>
          </table:table-cell>
          <table:table-cell office:value-type="float" office:value="0.0320867348336239" calcext:value-type="float">
            <text:p>0.032086734833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855901183739" calcext:value-type="float">
            <text:p>0.513855901183739</text:p>
          </table:table-cell>
          <table:table-cell office:value-type="float" office:value="1.2791174543436" calcext:value-type="float">
            <text:p>1.2791174543436</text:p>
          </table:table-cell>
          <table:table-cell office:value-type="float" office:value="0.475059752403335" calcext:value-type="float">
            <text:p>0.475059752403335</text:p>
          </table:table-cell>
          <table:table-cell office:value-type="float" office:value="0.0908110529745011" calcext:value-type="float">
            <text:p>0.090811052974501</text:p>
          </table:table-cell>
          <table:table-cell office:value-type="float" office:value="0.0669315450650528" calcext:value-type="float">
            <text:p>0.066931545065053</text:p>
          </table:table-cell>
          <table:table-cell office:value-type="float" office:value="0.0358367042273577" calcext:value-type="float">
            <text:p>0.0358367042273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088645591124" calcext:value-type="float">
            <text:p>0.639088645591124</text:p>
          </table:table-cell>
          <table:table-cell office:value-type="float" office:value="1.21125688698405" calcext:value-type="float">
            <text:p>1.21125688698405</text:p>
          </table:table-cell>
          <table:table-cell office:value-type="float" office:value="0.448498713429813" calcext:value-type="float">
            <text:p>0.448498713429813</text:p>
          </table:table-cell>
          <table:table-cell office:value-type="float" office:value="0.0833001324550855" calcext:value-type="float">
            <text:p>0.083300132455086</text:p>
          </table:table-cell>
          <table:table-cell office:value-type="float" office:value="0.053677155361698" calcext:value-type="float">
            <text:p>0.053677155361698</text:p>
          </table:table-cell>
          <table:table-cell office:value-type="float" office:value="0.0277448998233426" calcext:value-type="float">
            <text:p>0.0277448998233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6314937550604" calcext:value-type="float">
            <text:p>0.646314937550604</text:p>
          </table:table-cell>
          <table:table-cell office:value-type="float" office:value="1.21451069973257" calcext:value-type="float">
            <text:p>1.21451069973257</text:p>
          </table:table-cell>
          <table:table-cell office:value-type="float" office:value="0.436060108877877" calcext:value-type="float">
            <text:p>0.436060108877877</text:p>
          </table:table-cell>
          <table:table-cell office:value-type="float" office:value="0.0883444149645732" calcext:value-type="float">
            <text:p>0.088344414964573</text:p>
          </table:table-cell>
          <table:table-cell office:value-type="float" office:value="0.0650774555833711" calcext:value-type="float">
            <text:p>0.065077455583371</text:p>
          </table:table-cell>
          <table:table-cell office:value-type="float" office:value="0.0374726072800013" calcext:value-type="float">
            <text:p>0.0374726072800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709675744983" calcext:value-type="float">
            <text:p>0.496709675744983</text:p>
          </table:table-cell>
          <table:table-cell office:value-type="float" office:value="1.25486743292749" calcext:value-type="float">
            <text:p>1.25486743292749</text:p>
          </table:table-cell>
          <table:table-cell office:value-type="float" office:value="0.483280856149866" calcext:value-type="float">
            <text:p>0.483280856149866</text:p>
          </table:table-cell>
          <table:table-cell office:value-type="float" office:value="0.093847692767574" calcext:value-type="float">
            <text:p>0.093847692767574</text:p>
          </table:table-cell>
          <table:table-cell office:value-type="float" office:value="0.0549953873988354" calcext:value-type="float">
            <text:p>0.054995387398835</text:p>
          </table:table-cell>
          <table:table-cell office:value-type="float" office:value="0.0308086067984507" calcext:value-type="float">
            <text:p>0.0308086067984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534979030695" calcext:value-type="float">
            <text:p>0.447534979030695</text:p>
          </table:table-cell>
          <table:table-cell office:value-type="float" office:value="1.2972774799255" calcext:value-type="float">
            <text:p>1.2972774799255</text:p>
          </table:table-cell>
          <table:table-cell office:value-type="float" office:value="0.481695852813815" calcext:value-type="float">
            <text:p>0.481695852813815</text:p>
          </table:table-cell>
          <table:table-cell office:value-type="float" office:value="0.107034910948211" calcext:value-type="float">
            <text:p>0.107034910948211</text:p>
          </table:table-cell>
          <table:table-cell office:value-type="float" office:value="0.0769060929575048" calcext:value-type="float">
            <text:p>0.076906092957505</text:p>
          </table:table-cell>
          <table:table-cell office:value-type="float" office:value="0.0390547612354884" calcext:value-type="float">
            <text:p>0.0390547612354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981338666644" calcext:value-type="float">
            <text:p>0.487981338666644</text:p>
          </table:table-cell>
          <table:table-cell office:value-type="float" office:value="1.32344232042378" calcext:value-type="float">
            <text:p>1.32344232042378</text:p>
          </table:table-cell>
          <table:table-cell office:value-type="float" office:value="0.47703862253761" calcext:value-type="float">
            <text:p>0.47703862253761</text:p>
          </table:table-cell>
          <table:table-cell office:value-type="float" office:value="0.0594219846311845" calcext:value-type="float">
            <text:p>0.059421984631185</text:p>
          </table:table-cell>
          <table:table-cell office:value-type="float" office:value="0.0584280032571117" calcext:value-type="float">
            <text:p>0.058428003257112</text:p>
          </table:table-cell>
          <table:table-cell office:value-type="float" office:value="0.0463398143502412" calcext:value-type="float">
            <text:p>0.046339814350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51053775073" calcext:value-type="float">
            <text:p>0.50151053775073</text:p>
          </table:table-cell>
          <table:table-cell office:value-type="float" office:value="1.30788845229927" calcext:value-type="float">
            <text:p>1.30788845229927</text:p>
          </table:table-cell>
          <table:table-cell office:value-type="float" office:value="0.527587462757989" calcext:value-type="float">
            <text:p>0.527587462757989</text:p>
          </table:table-cell>
          <table:table-cell office:value-type="float" office:value="0.0868699717102656" calcext:value-type="float">
            <text:p>0.086869971710266</text:p>
          </table:table-cell>
          <table:table-cell office:value-type="float" office:value="0.0642407735952103" calcext:value-type="float">
            <text:p>0.06424077359521</text:p>
          </table:table-cell>
          <table:table-cell office:value-type="float" office:value="0.0435532504065815" calcext:value-type="float">
            <text:p>0.0435532504065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803436184207" calcext:value-type="float">
            <text:p>0.575803436184207</text:p>
          </table:table-cell>
          <table:table-cell office:value-type="float" office:value="1.2597529511262" calcext:value-type="float">
            <text:p>1.2597529511262</text:p>
          </table:table-cell>
          <table:table-cell office:value-type="float" office:value="0.488070774117535" calcext:value-type="float">
            <text:p>0.488070774117535</text:p>
          </table:table-cell>
          <table:table-cell office:value-type="float" office:value="0.0814238956393545" calcext:value-type="float">
            <text:p>0.081423895639355</text:p>
          </table:table-cell>
          <table:table-cell office:value-type="float" office:value="0.0560953103865064" calcext:value-type="float">
            <text:p>0.056095310386506</text:p>
          </table:table-cell>
          <table:table-cell office:value-type="float" office:value="0.0353311421276269" calcext:value-type="float">
            <text:p>0.0353311421276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7019218687961" calcext:value-type="float">
            <text:p>0.567019218687961</text:p>
          </table:table-cell>
          <table:table-cell office:value-type="float" office:value="1.26900585619375" calcext:value-type="float">
            <text:p>1.26900585619375</text:p>
          </table:table-cell>
          <table:table-cell office:value-type="float" office:value="0.498486228238293" calcext:value-type="float">
            <text:p>0.498486228238293</text:p>
          </table:table-cell>
          <table:table-cell office:value-type="float" office:value="0.0838424884727215" calcext:value-type="float">
            <text:p>0.083842488472722</text:p>
          </table:table-cell>
          <table:table-cell office:value-type="float" office:value="0.0605173529993312" calcext:value-type="float">
            <text:p>0.060517352999331</text:p>
          </table:table-cell>
          <table:table-cell office:value-type="float" office:value="0.040148478437205" calcext:value-type="float">
            <text:p>0.0401484784372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216963409616" calcext:value-type="float">
            <text:p>0.481216963409616</text:p>
          </table:table-cell>
          <table:table-cell office:value-type="float" office:value="1.30391513967301" calcext:value-type="float">
            <text:p>1.30391513967301</text:p>
          </table:table-cell>
          <table:table-cell office:value-type="float" office:value="0.522906456040731" calcext:value-type="float">
            <text:p>0.522906456040731</text:p>
          </table:table-cell>
          <table:table-cell office:value-type="float" office:value="0.0769707408976964" calcext:value-type="float">
            <text:p>0.076970740897696</text:p>
          </table:table-cell>
          <table:table-cell office:value-type="float" office:value="0.0699590463546564" calcext:value-type="float">
            <text:p>0.069959046354656</text:p>
          </table:table-cell>
          <table:table-cell office:value-type="float" office:value="0.033160771086169" calcext:value-type="float">
            <text:p>0.0331607710861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25891760753" calcext:value-type="float">
            <text:p>0.4725891760753</text:p>
          </table:table-cell>
          <table:table-cell office:value-type="float" office:value="1.30854334170426" calcext:value-type="float">
            <text:p>1.30854334170426</text:p>
          </table:table-cell>
          <table:table-cell office:value-type="float" office:value="0.517182817791181" calcext:value-type="float">
            <text:p>0.517182817791181</text:p>
          </table:table-cell>
          <table:table-cell office:value-type="float" office:value="0.11649977510994" calcext:value-type="float">
            <text:p>0.11649977510994</text:p>
          </table:table-cell>
          <table:table-cell office:value-type="float" office:value="0.0869556859630144" calcext:value-type="float">
            <text:p>0.086955685963014</text:p>
          </table:table-cell>
          <table:table-cell office:value-type="float" office:value="0.0571361198664677" calcext:value-type="float">
            <text:p>0.0571361198664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1228333269169" calcext:value-type="float">
            <text:p>0.481228333269169</text:p>
          </table:table-cell>
          <table:table-cell office:value-type="float" office:value="1.32119946257905" calcext:value-type="float">
            <text:p>1.32119946257905</text:p>
          </table:table-cell>
          <table:table-cell office:value-type="float" office:value="0.528564166394537" calcext:value-type="float">
            <text:p>0.528564166394537</text:p>
          </table:table-cell>
          <table:table-cell office:value-type="float" office:value="0.0629187560941795" calcext:value-type="float">
            <text:p>0.06291875609418</text:p>
          </table:table-cell>
          <table:table-cell office:value-type="float" office:value="0.064166304706937" calcext:value-type="float">
            <text:p>0.064166304706937</text:p>
          </table:table-cell>
          <table:table-cell office:value-type="float" office:value="0.0405044300887811" calcext:value-type="float">
            <text:p>0.0405044300887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344458654657" calcext:value-type="float">
            <text:p>0.421344458654657</text:p>
          </table:table-cell>
          <table:table-cell office:value-type="float" office:value="1.37232325836397" calcext:value-type="float">
            <text:p>1.37232325836397</text:p>
          </table:table-cell>
          <table:table-cell office:value-type="float" office:value="0.476515195682839" calcext:value-type="float">
            <text:p>0.476515195682839</text:p>
          </table:table-cell>
          <table:table-cell office:value-type="float" office:value="0.07635796272599" calcext:value-type="float">
            <text:p>0.07635796272599</text:p>
          </table:table-cell>
          <table:table-cell office:value-type="float" office:value="0.057529324117533" calcext:value-type="float">
            <text:p>0.057529324117533</text:p>
          </table:table-cell>
          <table:table-cell office:value-type="float" office:value="0.0336489640994464" calcext:value-type="float">
            <text:p>0.0336489640994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496462753831" calcext:value-type="float">
            <text:p>0.452496462753831</text:p>
          </table:table-cell>
          <table:table-cell office:value-type="float" office:value="1.34870407906805" calcext:value-type="float">
            <text:p>1.34870407906805</text:p>
          </table:table-cell>
          <table:table-cell office:value-type="float" office:value="0.501640492252411" calcext:value-type="float">
            <text:p>0.501640492252411</text:p>
          </table:table-cell>
          <table:table-cell office:value-type="float" office:value="0.0780997214581175" calcext:value-type="float">
            <text:p>0.078099721458118</text:p>
          </table:table-cell>
          <table:table-cell office:value-type="float" office:value="0.0601145275234712" calcext:value-type="float">
            <text:p>0.060114527523471</text:p>
          </table:table-cell>
          <table:table-cell office:value-type="float" office:value="0.0319894010668291" calcext:value-type="float">
            <text:p>0.031989401066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7314807914393" calcext:value-type="float">
            <text:p>0.407314807914393</text:p>
          </table:table-cell>
          <table:table-cell office:value-type="float" office:value="1.35888587121882" calcext:value-type="float">
            <text:p>1.35888587121882</text:p>
          </table:table-cell>
          <table:table-cell office:value-type="float" office:value="0.481620298950058" calcext:value-type="float">
            <text:p>0.481620298950058</text:p>
          </table:table-cell>
          <table:table-cell office:value-type="float" office:value="0.0874254697357229" calcext:value-type="float">
            <text:p>0.087425469735723</text:p>
          </table:table-cell>
          <table:table-cell office:value-type="float" office:value="0.0643914961097556" calcext:value-type="float">
            <text:p>0.064391496109756</text:p>
          </table:table-cell>
          <table:table-cell office:value-type="float" office:value="0.0304774021611092" calcext:value-type="float">
            <text:p>0.03047740216110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3461520146599" calcext:value-type="float">
            <text:p>0.443461520146599</text:p>
          </table:table-cell>
          <table:table-cell office:value-type="float" office:value="1.35445379161672" calcext:value-type="float">
            <text:p>1.35445379161672</text:p>
          </table:table-cell>
          <table:table-cell office:value-type="float" office:value="0.553343156906042" calcext:value-type="float">
            <text:p>0.553343156906042</text:p>
          </table:table-cell>
          <table:table-cell office:value-type="float" office:value="0.0936453926027539" calcext:value-type="float">
            <text:p>0.093645392602754</text:p>
          </table:table-cell>
          <table:table-cell office:value-type="float" office:value="0.0567220164884172" calcext:value-type="float">
            <text:p>0.056722016488417</text:p>
          </table:table-cell>
          <table:table-cell office:value-type="float" office:value="0.0270372064005159" calcext:value-type="float">
            <text:p>0.027037206400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6042911585517" calcext:value-type="float">
            <text:p>0.456042911585517</text:p>
          </table:table-cell>
          <table:table-cell office:value-type="float" office:value="1.3254797197036" calcext:value-type="float">
            <text:p>1.3254797197036</text:p>
          </table:table-cell>
          <table:table-cell office:value-type="float" office:value="0.567637958387735" calcext:value-type="float">
            <text:p>0.567637958387735</text:p>
          </table:table-cell>
          <table:table-cell office:value-type="float" office:value="0.111720468781669" calcext:value-type="float">
            <text:p>0.111720468781669</text:p>
          </table:table-cell>
          <table:table-cell office:value-type="float" office:value="0.080534691588967" calcext:value-type="float">
            <text:p>0.080534691588967</text:p>
          </table:table-cell>
          <table:table-cell office:value-type="float" office:value="0.0522044563012519" calcext:value-type="float">
            <text:p>0.0522044563012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211699472455" calcext:value-type="float">
            <text:p>0.549211699472455</text:p>
          </table:table-cell>
          <table:table-cell office:value-type="float" office:value="1.24425596640232" calcext:value-type="float">
            <text:p>1.24425596640232</text:p>
          </table:table-cell>
          <table:table-cell office:value-type="float" office:value="0.502313038784262" calcext:value-type="float">
            <text:p>0.502313038784262</text:p>
          </table:table-cell>
          <table:table-cell office:value-type="float" office:value="0.0834754271963702" calcext:value-type="float">
            <text:p>0.08347542719637</text:p>
          </table:table-cell>
          <table:table-cell office:value-type="float" office:value="0.0629314540274964" calcext:value-type="float">
            <text:p>0.062931454027496</text:p>
          </table:table-cell>
          <table:table-cell office:value-type="float" office:value="0.0323897918378604" calcext:value-type="float">
            <text:p>0.03238979183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1428184000827" calcext:value-type="float">
            <text:p>0.551428184000827</text:p>
          </table:table-cell>
          <table:table-cell office:value-type="float" office:value="1.25657708345262" calcext:value-type="float">
            <text:p>1.25657708345262</text:p>
          </table:table-cell>
          <table:table-cell office:value-type="float" office:value="0.468165931112635" calcext:value-type="float">
            <text:p>0.468165931112635</text:p>
          </table:table-cell>
          <table:table-cell office:value-type="float" office:value="0.0921444164874957" calcext:value-type="float">
            <text:p>0.092144416487496</text:p>
          </table:table-cell>
          <table:table-cell office:value-type="float" office:value="0.0711050065412798" calcext:value-type="float">
            <text:p>0.07110500654128</text:p>
          </table:table-cell>
          <table:table-cell office:value-type="float" office:value="0.0300737185086448" calcext:value-type="float">
            <text:p>0.0300737185086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592180323608" calcext:value-type="float">
            <text:p>0.504592180323608</text:p>
          </table:table-cell>
          <table:table-cell office:value-type="float" office:value="1.27594672262765" calcext:value-type="float">
            <text:p>1.27594672262765</text:p>
          </table:table-cell>
          <table:table-cell office:value-type="float" office:value="0.561887596672798" calcext:value-type="float">
            <text:p>0.561887596672798</text:p>
          </table:table-cell>
          <table:table-cell office:value-type="float" office:value="0.0896656379591124" calcext:value-type="float">
            <text:p>0.089665637959112</text:p>
          </table:table-cell>
          <table:table-cell office:value-type="float" office:value="0.0616096425667988" calcext:value-type="float">
            <text:p>0.061609642566799</text:p>
          </table:table-cell>
          <table:table-cell office:value-type="float" office:value="0.0522904629171801" calcext:value-type="float">
            <text:p>0.052290462917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706236396947" calcext:value-type="float">
            <text:p>0.537706236396947</text:p>
          </table:table-cell>
          <table:table-cell office:value-type="float" office:value="1.24884448950579" calcext:value-type="float">
            <text:p>1.24884448950579</text:p>
          </table:table-cell>
          <table:table-cell office:value-type="float" office:value="0.572519604744052" calcext:value-type="float">
            <text:p>0.572519604744052</text:p>
          </table:table-cell>
          <table:table-cell office:value-type="float" office:value="0.0929506419653721" calcext:value-type="float">
            <text:p>0.092950641965372</text:p>
          </table:table-cell>
          <table:table-cell office:value-type="float" office:value="0.0694713358303184" calcext:value-type="float">
            <text:p>0.069471335830318</text:p>
          </table:table-cell>
          <table:table-cell office:value-type="float" office:value="0.0520227244458008" calcext:value-type="float">
            <text:p>0.052022724445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239139634573" calcext:value-type="float">
            <text:p>0.512239139634573</text:p>
          </table:table-cell>
          <table:table-cell office:value-type="float" office:value="1.31376044510357" calcext:value-type="float">
            <text:p>1.31376044510357</text:p>
          </table:table-cell>
          <table:table-cell office:value-type="float" office:value="0.485178870058995" calcext:value-type="float">
            <text:p>0.485178870058995</text:p>
          </table:table-cell>
          <table:table-cell office:value-type="float" office:value="0.0728113686798914" calcext:value-type="float">
            <text:p>0.072811368679891</text:p>
          </table:table-cell>
          <table:table-cell office:value-type="float" office:value="0.0567499755314358" calcext:value-type="float">
            <text:p>0.056749975531436</text:p>
          </table:table-cell>
          <table:table-cell office:value-type="float" office:value="0.0348709974815227" calcext:value-type="float">
            <text:p>0.0348709974815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7889158294269" calcext:value-type="float">
            <text:p>0.507889158294269</text:p>
          </table:table-cell>
          <table:table-cell office:value-type="float" office:value="1.31498112437269" calcext:value-type="float">
            <text:p>1.31498112437269</text:p>
          </table:table-cell>
          <table:table-cell office:value-type="float" office:value="0.457240916089177" calcext:value-type="float">
            <text:p>0.457240916089177</text:p>
          </table:table-cell>
          <table:table-cell office:value-type="float" office:value="0.0851927779119169" calcext:value-type="float">
            <text:p>0.085192777911917</text:p>
          </table:table-cell>
          <table:table-cell office:value-type="float" office:value="0.0672333672311016" calcext:value-type="float">
            <text:p>0.067233367231102</text:p>
          </table:table-cell>
          <table:table-cell office:value-type="float" office:value="0.0375298175299805" calcext:value-type="float">
            <text:p>0.0375298175299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4606696737296" calcext:value-type="float">
            <text:p>0.574606696737296</text:p>
          </table:table-cell>
          <table:table-cell office:value-type="float" office:value="1.24657649107085" calcext:value-type="float">
            <text:p>1.24657649107085</text:p>
          </table:table-cell>
          <table:table-cell office:value-type="float" office:value="0.541235646610326" calcext:value-type="float">
            <text:p>0.541235646610326</text:p>
          </table:table-cell>
          <table:table-cell office:value-type="float" office:value="0.0742017564515663" calcext:value-type="float">
            <text:p>0.074201756451566</text:p>
          </table:table-cell>
          <table:table-cell office:value-type="float" office:value="0.0649481630397636" calcext:value-type="float">
            <text:p>0.064948163039764</text:p>
          </table:table-cell>
          <table:table-cell office:value-type="float" office:value="0.034740109568998" calcext:value-type="float">
            <text:p>0.034740109568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3756123860623" calcext:value-type="float">
            <text:p>0.513756123860623</text:p>
          </table:table-cell>
          <table:table-cell office:value-type="float" office:value="1.28277503894822" calcext:value-type="float">
            <text:p>1.28277503894822</text:p>
          </table:table-cell>
          <table:table-cell office:value-type="float" office:value="0.563595296374093" calcext:value-type="float">
            <text:p>0.563595296374093</text:p>
          </table:table-cell>
          <table:table-cell office:value-type="float" office:value="0.0942344988883281" calcext:value-type="float">
            <text:p>0.094234498888328</text:p>
          </table:table-cell>
          <table:table-cell office:value-type="float" office:value="0.0665714928612502" calcext:value-type="float">
            <text:p>0.06657149286125</text:p>
          </table:table-cell>
          <table:table-cell office:value-type="float" office:value="0.0422548340940958" calcext:value-type="float">
            <text:p>0.0422548340940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82119118101" calcext:value-type="float">
            <text:p>0.54482119118101</text:p>
          </table:table-cell>
          <table:table-cell office:value-type="float" office:value="1.25427557801573" calcext:value-type="float">
            <text:p>1.25427557801573</text:p>
          </table:table-cell>
          <table:table-cell office:value-type="float" office:value="0.528966232443489" calcext:value-type="float">
            <text:p>0.528966232443489</text:p>
          </table:table-cell>
          <table:table-cell office:value-type="float" office:value="0.085561193960542" calcext:value-type="float">
            <text:p>0.085561193960542</text:p>
          </table:table-cell>
          <table:table-cell office:value-type="float" office:value="0.0598785388651325" calcext:value-type="float">
            <text:p>0.059878538865133</text:p>
          </table:table-cell>
          <table:table-cell office:value-type="float" office:value="0.0416580133614142" calcext:value-type="float">
            <text:p>0.0416580133614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8272682369636" calcext:value-type="float">
            <text:p>0.488272682369636</text:p>
          </table:table-cell>
          <table:table-cell office:value-type="float" office:value="1.2924775481224" calcext:value-type="float">
            <text:p>1.2924775481224</text:p>
          </table:table-cell>
          <table:table-cell office:value-type="float" office:value="0.494248474402958" calcext:value-type="float">
            <text:p>0.494248474402958</text:p>
          </table:table-cell>
          <table:table-cell office:value-type="float" office:value="0.0914848668995991" calcext:value-type="float">
            <text:p>0.091484866899599</text:p>
          </table:table-cell>
          <table:table-cell office:value-type="float" office:value="0.068855310143621" calcext:value-type="float">
            <text:p>0.068855310143621</text:p>
          </table:table-cell>
          <table:table-cell office:value-type="float" office:value="0.0353840814665579" calcext:value-type="float">
            <text:p>0.0353840814665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8968391025515" calcext:value-type="float">
            <text:p>0.518968391025515</text:p>
          </table:table-cell>
          <table:table-cell office:value-type="float" office:value="1.28213458302347" calcext:value-type="float">
            <text:p>1.28213458302347</text:p>
          </table:table-cell>
          <table:table-cell office:value-type="float" office:value="0.502011873762734" calcext:value-type="float">
            <text:p>0.502011873762734</text:p>
          </table:table-cell>
          <table:table-cell office:value-type="float" office:value="0.0852497405286212" calcext:value-type="float">
            <text:p>0.085249740528621</text:p>
          </table:table-cell>
          <table:table-cell office:value-type="float" office:value="0.0526690802095039" calcext:value-type="float">
            <text:p>0.052669080209504</text:p>
          </table:table-cell>
          <table:table-cell office:value-type="float" office:value="0.0448000214883624" calcext:value-type="float">
            <text:p>0.044800021488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472105392403" calcext:value-type="float">
            <text:p>0.491472105392403</text:p>
          </table:table-cell>
          <table:table-cell office:value-type="float" office:value="1.30317787776871" calcext:value-type="float">
            <text:p>1.30317787776871</text:p>
          </table:table-cell>
          <table:table-cell office:value-type="float" office:value="0.567524608191269" calcext:value-type="float">
            <text:p>0.567524608191269</text:p>
          </table:table-cell>
          <table:table-cell office:value-type="float" office:value="0.109551230191435" calcext:value-type="float">
            <text:p>0.109551230191435</text:p>
          </table:table-cell>
          <table:table-cell office:value-type="float" office:value="0.0785619199183386" calcext:value-type="float">
            <text:p>0.078561919918339</text:p>
          </table:table-cell>
          <table:table-cell office:value-type="float" office:value="0.055951827602042" calcext:value-type="float">
            <text:p>0.0559518276020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4464064808175" calcext:value-type="float">
            <text:p>0.604464064808175</text:p>
          </table:table-cell>
          <table:table-cell office:value-type="float" office:value="1.21043781391437" calcext:value-type="float">
            <text:p>1.21043781391437</text:p>
          </table:table-cell>
          <table:table-cell office:value-type="float" office:value="0.486258861154145" calcext:value-type="float">
            <text:p>0.486258861154145</text:p>
          </table:table-cell>
          <table:table-cell office:value-type="float" office:value="0.0806591983778654" calcext:value-type="float">
            <text:p>0.080659198377865</text:p>
          </table:table-cell>
          <table:table-cell office:value-type="float" office:value="0.0506404665901321" calcext:value-type="float">
            <text:p>0.050640466590132</text:p>
          </table:table-cell>
          <table:table-cell office:value-type="float" office:value="0.0267113277577939" calcext:value-type="float">
            <text:p>0.0267113277577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0876156695773" calcext:value-type="float">
            <text:p>0.640876156695773</text:p>
          </table:table-cell>
          <table:table-cell office:value-type="float" office:value="1.18951006339977" calcext:value-type="float">
            <text:p>1.18951006339977</text:p>
          </table:table-cell>
          <table:table-cell office:value-type="float" office:value="0.4861431214508" calcext:value-type="float">
            <text:p>0.4861431214508</text:p>
          </table:table-cell>
          <table:table-cell office:value-type="float" office:value="0.0873728334818752" calcext:value-type="float">
            <text:p>0.087372833481875</text:p>
          </table:table-cell>
          <table:table-cell office:value-type="float" office:value="0.0647056986435932" calcext:value-type="float">
            <text:p>0.064705698643593</text:p>
          </table:table-cell>
          <table:table-cell office:value-type="float" office:value="0.0400566379083672" calcext:value-type="float">
            <text:p>0.0400566379083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247815794755" calcext:value-type="float">
            <text:p>0.554247815794755</text:p>
          </table:table-cell>
          <table:table-cell office:value-type="float" office:value="1.22782432862103" calcext:value-type="float">
            <text:p>1.22782432862103</text:p>
          </table:table-cell>
          <table:table-cell office:value-type="float" office:value="0.470144189841009" calcext:value-type="float">
            <text:p>0.470144189841009</text:p>
          </table:table-cell>
          <table:table-cell office:value-type="float" office:value="0.0762928556789816" calcext:value-type="float">
            <text:p>0.076292855678982</text:p>
          </table:table-cell>
          <table:table-cell office:value-type="float" office:value="0.0575786860140258" calcext:value-type="float">
            <text:p>0.057578686014026</text:p>
          </table:table-cell>
          <table:table-cell office:value-type="float" office:value="0.0408101856821643" calcext:value-type="float">
            <text:p>0.0408101856821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633453676514" calcext:value-type="float">
            <text:p>0.586633453676514</text:p>
          </table:table-cell>
          <table:table-cell office:value-type="float" office:value="1.2220294673312" calcext:value-type="float">
            <text:p>1.2220294673312</text:p>
          </table:table-cell>
          <table:table-cell office:value-type="float" office:value="0.464996866195863" calcext:value-type="float">
            <text:p>0.464996866195863</text:p>
          </table:table-cell>
          <table:table-cell office:value-type="float" office:value="0.0772245090296696" calcext:value-type="float">
            <text:p>0.07722450902967</text:p>
          </table:table-cell>
          <table:table-cell office:value-type="float" office:value="0.0576868343976283" calcext:value-type="float">
            <text:p>0.057686834397628</text:p>
          </table:table-cell>
          <table:table-cell office:value-type="float" office:value="0.0300560752543655" calcext:value-type="float">
            <text:p>0.0300560752543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296523696449" calcext:value-type="float">
            <text:p>0.488296523696449</text:p>
          </table:table-cell>
          <table:table-cell office:value-type="float" office:value="1.29949377638367" calcext:value-type="float">
            <text:p>1.29949377638367</text:p>
          </table:table-cell>
          <table:table-cell office:value-type="float" office:value="0.519780772741552" calcext:value-type="float">
            <text:p>0.519780772741552</text:p>
          </table:table-cell>
          <table:table-cell office:value-type="float" office:value="0.0868581723132835" calcext:value-type="float">
            <text:p>0.086858172313284</text:p>
          </table:table-cell>
          <table:table-cell office:value-type="float" office:value="0.0597025338300667" calcext:value-type="float">
            <text:p>0.059702533830067</text:p>
          </table:table-cell>
          <table:table-cell office:value-type="float" office:value="0.0449127536397141" calcext:value-type="float">
            <text:p>0.044912753639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6817578229006" calcext:value-type="float">
            <text:p>0.496817578229006</text:p>
          </table:table-cell>
          <table:table-cell office:value-type="float" office:value="1.30482691240788" calcext:value-type="float">
            <text:p>1.30482691240788</text:p>
          </table:table-cell>
          <table:table-cell office:value-type="float" office:value="0.498580247130883" calcext:value-type="float">
            <text:p>0.498580247130883</text:p>
          </table:table-cell>
          <table:table-cell office:value-type="float" office:value="0.083633368836573" calcext:value-type="float">
            <text:p>0.083633368836573</text:p>
          </table:table-cell>
          <table:table-cell office:value-type="float" office:value="0.0613374501721659" calcext:value-type="float">
            <text:p>0.061337450172166</text:p>
          </table:table-cell>
          <table:table-cell office:value-type="float" office:value="0.0336837128643186" calcext:value-type="float">
            <text:p>0.0336837128643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88956602879" calcext:value-type="float">
            <text:p>0.47188956602879</text:p>
          </table:table-cell>
          <table:table-cell office:value-type="float" office:value="1.30258070362594" calcext:value-type="float">
            <text:p>1.30258070362594</text:p>
          </table:table-cell>
          <table:table-cell office:value-type="float" office:value="0.454065329625827" calcext:value-type="float">
            <text:p>0.454065329625827</text:p>
          </table:table-cell>
          <table:table-cell office:value-type="float" office:value="0.0799759486808392" calcext:value-type="float">
            <text:p>0.079975948680839</text:p>
          </table:table-cell>
          <table:table-cell office:value-type="float" office:value="0.0553610992216565" calcext:value-type="float">
            <text:p>0.055361099221657</text:p>
          </table:table-cell>
          <table:table-cell office:value-type="float" office:value="0.0244508172064844" calcext:value-type="float">
            <text:p>0.0244508172064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973331380259" calcext:value-type="float">
            <text:p>0.481973331380259</text:p>
          </table:table-cell>
          <table:table-cell office:value-type="float" office:value="1.30844502898142" calcext:value-type="float">
            <text:p>1.30844502898142</text:p>
          </table:table-cell>
          <table:table-cell office:value-type="float" office:value="0.459562100367641" calcext:value-type="float">
            <text:p>0.459562100367641</text:p>
          </table:table-cell>
          <table:table-cell office:value-type="float" office:value="0.0790870981980085" calcext:value-type="float">
            <text:p>0.079087098198009</text:p>
          </table:table-cell>
          <table:table-cell office:value-type="float" office:value="0.0604377703672365" calcext:value-type="float">
            <text:p>0.060437770367237</text:p>
          </table:table-cell>
          <table:table-cell office:value-type="float" office:value="0.0337872905920864" calcext:value-type="float">
            <text:p>0.0337872905920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2631459903242" calcext:value-type="float">
            <text:p>0.512631459903242</text:p>
          </table:table-cell>
          <table:table-cell office:value-type="float" office:value="1.28269211461974" calcext:value-type="float">
            <text:p>1.28269211461974</text:p>
          </table:table-cell>
          <table:table-cell office:value-type="float" office:value="0.518484493634631" calcext:value-type="float">
            <text:p>0.518484493634631</text:p>
          </table:table-cell>
          <table:table-cell office:value-type="float" office:value="0.0960007423578751" calcext:value-type="float">
            <text:p>0.096000742357875</text:p>
          </table:table-cell>
          <table:table-cell office:value-type="float" office:value="0.0576555964674706" calcext:value-type="float">
            <text:p>0.057655596467471</text:p>
          </table:table-cell>
          <table:table-cell office:value-type="float" office:value="0.0428723463265663" calcext:value-type="float">
            <text:p>0.0428723463265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181863425514" calcext:value-type="float">
            <text:p>0.42181863425514</text:p>
          </table:table-cell>
          <table:table-cell office:value-type="float" office:value="1.34743495280454" calcext:value-type="float">
            <text:p>1.34743495280454</text:p>
          </table:table-cell>
          <table:table-cell office:value-type="float" office:value="0.546603025238767" calcext:value-type="float">
            <text:p>0.546603025238767</text:p>
          </table:table-cell>
          <table:table-cell office:value-type="float" office:value="0.125518308101451" calcext:value-type="float">
            <text:p>0.125518308101451</text:p>
          </table:table-cell>
          <table:table-cell office:value-type="float" office:value="0.092152384188138" calcext:value-type="float">
            <text:p>0.092152384188138</text:p>
          </table:table-cell>
          <table:table-cell office:value-type="float" office:value="0.0467730789658239" calcext:value-type="float">
            <text:p>0.046773078965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4992194652491" calcext:value-type="float">
            <text:p>0.344992194652491</text:p>
          </table:table-cell>
          <table:table-cell office:value-type="float" office:value="1.36931253499718" calcext:value-type="float">
            <text:p>1.36931253499718</text:p>
          </table:table-cell>
          <table:table-cell office:value-type="float" office:value="0.473674338826725" calcext:value-type="float">
            <text:p>0.473674338826725</text:p>
          </table:table-cell>
          <table:table-cell office:value-type="float" office:value="0.0826624767596939" calcext:value-type="float">
            <text:p>0.082662476759694</text:p>
          </table:table-cell>
          <table:table-cell office:value-type="float" office:value="0.0596593528452668" calcext:value-type="float">
            <text:p>0.059659352845267</text:p>
          </table:table-cell>
          <table:table-cell office:value-type="float" office:value="0.0238666172454341" calcext:value-type="float">
            <text:p>0.0238666172454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8426254418085" calcext:value-type="float">
            <text:p>0.308426254418085</text:p>
          </table:table-cell>
          <table:table-cell office:value-type="float" office:value="1.39762899214837" calcext:value-type="float">
            <text:p>1.39762899214837</text:p>
          </table:table-cell>
          <table:table-cell office:value-type="float" office:value="0.497804217014068" calcext:value-type="float">
            <text:p>0.497804217014068</text:p>
          </table:table-cell>
          <table:table-cell office:value-type="float" office:value="0.102101086846666" calcext:value-type="float">
            <text:p>0.102101086846666</text:p>
          </table:table-cell>
          <table:table-cell office:value-type="float" office:value="0.0739221535716117" calcext:value-type="float">
            <text:p>0.073922153571612</text:p>
          </table:table-cell>
          <table:table-cell office:value-type="float" office:value="0.0470784841481054" calcext:value-type="float">
            <text:p>0.0470784841481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3837181712179" calcext:value-type="float">
            <text:p>0.583837181712179</text:p>
          </table:table-cell>
          <table:table-cell office:value-type="float" office:value="1.24276718533576" calcext:value-type="float">
            <text:p>1.24276718533576</text:p>
          </table:table-cell>
          <table:table-cell office:value-type="float" office:value="0.489647919523898" calcext:value-type="float">
            <text:p>0.489647919523898</text:p>
          </table:table-cell>
          <table:table-cell office:value-type="float" office:value="0.0796435279344441" calcext:value-type="float">
            <text:p>0.079643527934444</text:p>
          </table:table-cell>
          <table:table-cell office:value-type="float" office:value="0.0585307420653263" calcext:value-type="float">
            <text:p>0.058530742065326</text:p>
          </table:table-cell>
          <table:table-cell office:value-type="float" office:value="0.0406911382563118" calcext:value-type="float">
            <text:p>0.0406911382563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292830955229" calcext:value-type="float">
            <text:p>0.613292830955229</text:p>
          </table:table-cell>
          <table:table-cell office:value-type="float" office:value="1.22567429712622" calcext:value-type="float">
            <text:p>1.22567429712622</text:p>
          </table:table-cell>
          <table:table-cell office:value-type="float" office:value="0.461593608193398" calcext:value-type="float">
            <text:p>0.461593608193398</text:p>
          </table:table-cell>
          <table:table-cell office:value-type="float" office:value="0.0807008694595467" calcext:value-type="float">
            <text:p>0.080700869459547</text:p>
          </table:table-cell>
          <table:table-cell office:value-type="float" office:value="0.0595973634199579" calcext:value-type="float">
            <text:p>0.059597363419958</text:p>
          </table:table-cell>
          <table:table-cell office:value-type="float" office:value="0.0325936034247409" calcext:value-type="float">
            <text:p>0.0325936034247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011289664095" calcext:value-type="float">
            <text:p>0.475011289664095</text:p>
          </table:table-cell>
          <table:table-cell office:value-type="float" office:value="1.35673197538457" calcext:value-type="float">
            <text:p>1.35673197538457</text:p>
          </table:table-cell>
          <table:table-cell office:value-type="float" office:value="0.462370045842477" calcext:value-type="float">
            <text:p>0.462370045842477</text:p>
          </table:table-cell>
          <table:table-cell office:value-type="float" office:value="0.0677780014582615" calcext:value-type="float">
            <text:p>0.067778001458262</text:p>
          </table:table-cell>
          <table:table-cell office:value-type="float" office:value="0.0555314972285377" calcext:value-type="float">
            <text:p>0.055531497228538</text:p>
          </table:table-cell>
          <table:table-cell office:value-type="float" office:value="0.0357155393119318" calcext:value-type="float">
            <text:p>0.0357155393119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85980095747" calcext:value-type="float">
            <text:p>0.3985980095747</text:p>
          </table:table-cell>
          <table:table-cell office:value-type="float" office:value="1.40677427654158" calcext:value-type="float">
            <text:p>1.40677427654158</text:p>
          </table:table-cell>
          <table:table-cell office:value-type="float" office:value="0.477487560636358" calcext:value-type="float">
            <text:p>0.477487560636358</text:p>
          </table:table-cell>
          <table:table-cell office:value-type="float" office:value="0.0903583712230952" calcext:value-type="float">
            <text:p>0.090358371223095</text:p>
          </table:table-cell>
          <table:table-cell office:value-type="float" office:value="0.065369729379346" calcext:value-type="float">
            <text:p>0.065369729379346</text:p>
          </table:table-cell>
          <table:table-cell office:value-type="float" office:value="0.039612110410775" calcext:value-type="float">
            <text:p>0.039612110410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333980706332" calcext:value-type="float">
            <text:p>0.600333980706332</text:p>
          </table:table-cell>
          <table:table-cell office:value-type="float" office:value="1.25670670555702" calcext:value-type="float">
            <text:p>1.25670670555702</text:p>
          </table:table-cell>
          <table:table-cell office:value-type="float" office:value="0.423401916522912" calcext:value-type="float">
            <text:p>0.423401916522912</text:p>
          </table:table-cell>
          <table:table-cell office:value-type="float" office:value="0.0836508619661928" calcext:value-type="float">
            <text:p>0.083650861966193</text:p>
          </table:table-cell>
          <table:table-cell office:value-type="float" office:value="0.0393376993651708" calcext:value-type="float">
            <text:p>0.039337699365171</text:p>
          </table:table-cell>
          <table:table-cell office:value-type="float" office:value="0.0365143403901326" calcext:value-type="float">
            <text:p>0.03651434039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8831238118664" calcext:value-type="float">
            <text:p>0.558831238118664</text:p>
          </table:table-cell>
          <table:table-cell office:value-type="float" office:value="1.27294684377177" calcext:value-type="float">
            <text:p>1.27294684377177</text:p>
          </table:table-cell>
          <table:table-cell office:value-type="float" office:value="0.386045363554542" calcext:value-type="float">
            <text:p>0.386045363554542</text:p>
          </table:table-cell>
          <table:table-cell office:value-type="float" office:value="0.087302395535843" calcext:value-type="float">
            <text:p>0.087302395535843</text:p>
          </table:table-cell>
          <table:table-cell office:value-type="float" office:value="0.0638283044804945" calcext:value-type="float">
            <text:p>0.063828304480495</text:p>
          </table:table-cell>
          <table:table-cell office:value-type="float" office:value="0.0260741935086833" calcext:value-type="float">
            <text:p>0.026074193508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834690434896" calcext:value-type="float">
            <text:p>0.474834690434896</text:p>
          </table:table-cell>
          <table:table-cell office:value-type="float" office:value="1.29572558370559" calcext:value-type="float">
            <text:p>1.29572558370559</text:p>
          </table:table-cell>
          <table:table-cell office:value-type="float" office:value="0.575534503489499" calcext:value-type="float">
            <text:p>0.575534503489499</text:p>
          </table:table-cell>
          <table:table-cell office:value-type="float" office:value="0.0838887913701343" calcext:value-type="float">
            <text:p>0.083888791370134</text:p>
          </table:table-cell>
          <table:table-cell office:value-type="float" office:value="0.0536188056671507" calcext:value-type="float">
            <text:p>0.053618805667151</text:p>
          </table:table-cell>
          <table:table-cell office:value-type="float" office:value="0.0440751244039502" calcext:value-type="float">
            <text:p>0.044075124403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5204924837054" calcext:value-type="float">
            <text:p>0.505204924837054</text:p>
          </table:table-cell>
          <table:table-cell office:value-type="float" office:value="1.27528595019166" calcext:value-type="float">
            <text:p>1.27528595019166</text:p>
          </table:table-cell>
          <table:table-cell office:value-type="float" office:value="0.571604336907688" calcext:value-type="float">
            <text:p>0.571604336907688</text:p>
          </table:table-cell>
          <table:table-cell office:value-type="float" office:value="0.092727624864178" calcext:value-type="float">
            <text:p>0.092727624864178</text:p>
          </table:table-cell>
          <table:table-cell office:value-type="float" office:value="0.066200493414565" calcext:value-type="float">
            <text:p>0.066200493414565</text:p>
          </table:table-cell>
          <table:table-cell office:value-type="float" office:value="0.0384362076297521" calcext:value-type="float">
            <text:p>0.0384362076297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9849518031701" calcext:value-type="float">
            <text:p>0.539849518031701</text:p>
          </table:table-cell>
          <table:table-cell office:value-type="float" office:value="1.2403902937382" calcext:value-type="float">
            <text:p>1.2403902937382</text:p>
          </table:table-cell>
          <table:table-cell office:value-type="float" office:value="0.489842266699674" calcext:value-type="float">
            <text:p>0.489842266699674</text:p>
          </table:table-cell>
          <table:table-cell office:value-type="float" office:value="0.0832978692478672" calcext:value-type="float">
            <text:p>0.083297869247867</text:p>
          </table:table-cell>
          <table:table-cell office:value-type="float" office:value="0.0570943077720339" calcext:value-type="float">
            <text:p>0.057094307772034</text:p>
          </table:table-cell>
          <table:table-cell office:value-type="float" office:value="0.0347837592383801" calcext:value-type="float">
            <text:p>0.034783759238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75335407434" calcext:value-type="float">
            <text:p>0.569575335407434</text:p>
          </table:table-cell>
          <table:table-cell office:value-type="float" office:value="1.22206304457202" calcext:value-type="float">
            <text:p>1.22206304457202</text:p>
          </table:table-cell>
          <table:table-cell office:value-type="float" office:value="0.444892302921928" calcext:value-type="float">
            <text:p>0.444892302921928</text:p>
          </table:table-cell>
          <table:table-cell office:value-type="float" office:value="0.0741667858328725" calcext:value-type="float">
            <text:p>0.074166785832873</text:p>
          </table:table-cell>
          <table:table-cell office:value-type="float" office:value="0.0538896944371265" calcext:value-type="float">
            <text:p>0.053889694437127</text:p>
          </table:table-cell>
          <table:table-cell office:value-type="float" office:value="0.035553141256959" calcext:value-type="float">
            <text:p>0.0355531412569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229563270789" calcext:value-type="float">
            <text:p>0.57229563270789</text:p>
          </table:table-cell>
          <table:table-cell office:value-type="float" office:value="1.29611767644524" calcext:value-type="float">
            <text:p>1.29611767644524</text:p>
          </table:table-cell>
          <table:table-cell office:value-type="float" office:value="0.487977145573198" calcext:value-type="float">
            <text:p>0.487977145573198</text:p>
          </table:table-cell>
          <table:table-cell office:value-type="float" office:value="0.0693717419361882" calcext:value-type="float">
            <text:p>0.069371741936188</text:p>
          </table:table-cell>
          <table:table-cell office:value-type="float" office:value="0.0629831516098009" calcext:value-type="float">
            <text:p>0.062983151609801</text:p>
          </table:table-cell>
          <table:table-cell office:value-type="float" office:value="0.0315179274301485" calcext:value-type="float">
            <text:p>0.0315179274301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982702953309" calcext:value-type="float">
            <text:p>0.621982702953309</text:p>
          </table:table-cell>
          <table:table-cell office:value-type="float" office:value="1.26310037182063" calcext:value-type="float">
            <text:p>1.26310037182063</text:p>
          </table:table-cell>
          <table:table-cell office:value-type="float" office:value="0.4508114778959" calcext:value-type="float">
            <text:p>0.4508114778959</text:p>
          </table:table-cell>
          <table:table-cell office:value-type="float" office:value="0.0774407002342942" calcext:value-type="float">
            <text:p>0.077440700234294</text:p>
          </table:table-cell>
          <table:table-cell office:value-type="float" office:value="0.0596584937952648" calcext:value-type="float">
            <text:p>0.059658493795265</text:p>
          </table:table-cell>
          <table:table-cell office:value-type="float" office:value="0.0326914698688779" calcext:value-type="float">
            <text:p>0.0326914698688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6438859273308" calcext:value-type="float">
            <text:p>0.456438859273308</text:p>
          </table:table-cell>
          <table:table-cell office:value-type="float" office:value="1.34159670450986" calcext:value-type="float">
            <text:p>1.34159670450986</text:p>
          </table:table-cell>
          <table:table-cell office:value-type="float" office:value="0.476012276954793" calcext:value-type="float">
            <text:p>0.476012276954793</text:p>
          </table:table-cell>
          <table:table-cell office:value-type="float" office:value="0.0768325795472335" calcext:value-type="float">
            <text:p>0.076832579547234</text:p>
          </table:table-cell>
          <table:table-cell office:value-type="float" office:value="0.0628187961652359" calcext:value-type="float">
            <text:p>0.062818796165236</text:p>
          </table:table-cell>
          <table:table-cell office:value-type="float" office:value="0.0252605093440727" calcext:value-type="float">
            <text:p>0.0252605093440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279346294986" calcext:value-type="float">
            <text:p>0.440279346294986</text:p>
          </table:table-cell>
          <table:table-cell office:value-type="float" office:value="1.36434715642539" calcext:value-type="float">
            <text:p>1.36434715642539</text:p>
          </table:table-cell>
          <table:table-cell office:value-type="float" office:value="0.503121908954312" calcext:value-type="float">
            <text:p>0.503121908954312</text:p>
          </table:table-cell>
          <table:table-cell office:value-type="float" office:value="0.087891629093617" calcext:value-type="float">
            <text:p>0.087891629093617</text:p>
          </table:table-cell>
          <table:table-cell office:value-type="float" office:value="0.0649723684945373" calcext:value-type="float">
            <text:p>0.064972368494537</text:p>
          </table:table-cell>
          <table:table-cell office:value-type="float" office:value="0.0429125665173624" calcext:value-type="float">
            <text:p>0.0429125665173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774820572318" calcext:value-type="float">
            <text:p>0.540774820572318</text:p>
          </table:table-cell>
          <table:table-cell office:value-type="float" office:value="1.29943973319891" calcext:value-type="float">
            <text:p>1.29943973319891</text:p>
          </table:table-cell>
          <table:table-cell office:value-type="float" office:value="0.491737101589701" calcext:value-type="float">
            <text:p>0.491737101589701</text:p>
          </table:table-cell>
          <table:table-cell office:value-type="float" office:value="0.0678985028622973" calcext:value-type="float">
            <text:p>0.067898502862297</text:p>
          </table:table-cell>
          <table:table-cell office:value-type="float" office:value="0.0586843661581517" calcext:value-type="float">
            <text:p>0.058684366158152</text:p>
          </table:table-cell>
          <table:table-cell office:value-type="float" office:value="0.0471832678037572" calcext:value-type="float">
            <text:p>0.0471832678037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7542715872538" calcext:value-type="float">
            <text:p>0.627542715872538</text:p>
          </table:table-cell>
          <table:table-cell office:value-type="float" office:value="1.22852299359394" calcext:value-type="float">
            <text:p>1.22852299359394</text:p>
          </table:table-cell>
          <table:table-cell office:value-type="float" office:value="0.484306961429659" calcext:value-type="float">
            <text:p>0.484306961429659</text:p>
          </table:table-cell>
          <table:table-cell office:value-type="float" office:value="0.0861874037127269" calcext:value-type="float">
            <text:p>0.086187403712727</text:p>
          </table:table-cell>
          <table:table-cell office:value-type="float" office:value="0.064778129641658" calcext:value-type="float">
            <text:p>0.064778129641658</text:p>
          </table:table-cell>
          <table:table-cell office:value-type="float" office:value="0.0454571732042589" calcext:value-type="float">
            <text:p>0.045457173204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1344290428275" calcext:value-type="float">
            <text:p>0.561344290428275</text:p>
          </table:table-cell>
          <table:table-cell office:value-type="float" office:value="1.2531687804901" calcext:value-type="float">
            <text:p>1.2531687804901</text:p>
          </table:table-cell>
          <table:table-cell office:value-type="float" office:value="0.494249248577175" calcext:value-type="float">
            <text:p>0.494249248577175</text:p>
          </table:table-cell>
          <table:table-cell office:value-type="float" office:value="0.0922585489340979" calcext:value-type="float">
            <text:p>0.092258548934098</text:p>
          </table:table-cell>
          <table:table-cell office:value-type="float" office:value="0.0446074134066771" calcext:value-type="float">
            <text:p>0.044607413406677</text:p>
          </table:table-cell>
          <table:table-cell office:value-type="float" office:value="0.0317062397452448" calcext:value-type="float">
            <text:p>0.031706239745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695297649916" calcext:value-type="float">
            <text:p>0.582695297649916</text:p>
          </table:table-cell>
          <table:table-cell office:value-type="float" office:value="1.21741059503694" calcext:value-type="float">
            <text:p>1.21741059503694</text:p>
          </table:table-cell>
          <table:table-cell office:value-type="float" office:value="0.51171088485853" calcext:value-type="float">
            <text:p>0.51171088485853</text:p>
          </table:table-cell>
          <table:table-cell office:value-type="float" office:value="0.09163929494464" calcext:value-type="float">
            <text:p>0.09163929494464</text:p>
          </table:table-cell>
          <table:table-cell office:value-type="float" office:value="0.0666060802711039" calcext:value-type="float">
            <text:p>0.066606080271104</text:p>
          </table:table-cell>
          <table:table-cell office:value-type="float" office:value="0.0361680226460034" calcext:value-type="float">
            <text:p>0.0361680226460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683491730313" calcext:value-type="float">
            <text:p>0.50683491730313</text:p>
          </table:table-cell>
          <table:table-cell office:value-type="float" office:value="1.27818796409728" calcext:value-type="float">
            <text:p>1.27818796409728</text:p>
          </table:table-cell>
          <table:table-cell office:value-type="float" office:value="0.534499110838505" calcext:value-type="float">
            <text:p>0.534499110838505</text:p>
          </table:table-cell>
          <table:table-cell office:value-type="float" office:value="0.0824601333748943" calcext:value-type="float">
            <text:p>0.082460133374894</text:p>
          </table:table-cell>
          <table:table-cell office:value-type="float" office:value="0.0637472559577432" calcext:value-type="float">
            <text:p>0.063747255957743</text:p>
          </table:table-cell>
          <table:table-cell office:value-type="float" office:value="0.0390257912975801" calcext:value-type="float">
            <text:p>0.039025791297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49645393754" calcext:value-type="float">
            <text:p>0.48049645393754</text:p>
          </table:table-cell>
          <table:table-cell office:value-type="float" office:value="1.30425362547769" calcext:value-type="float">
            <text:p>1.30425362547769</text:p>
          </table:table-cell>
          <table:table-cell office:value-type="float" office:value="0.502370005896178" calcext:value-type="float">
            <text:p>0.502370005896178</text:p>
          </table:table-cell>
          <table:table-cell office:value-type="float" office:value="0.0956815822031506" calcext:value-type="float">
            <text:p>0.095681582203151</text:p>
          </table:table-cell>
          <table:table-cell office:value-type="float" office:value="0.0715659867417591" calcext:value-type="float">
            <text:p>0.071565986741759</text:p>
          </table:table-cell>
          <table:table-cell office:value-type="float" office:value="0.0353566295979188" calcext:value-type="float">
            <text:p>0.0353566295979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840995432142" calcext:value-type="float">
            <text:p>0.593840995432142</text:p>
          </table:table-cell>
          <table:table-cell office:value-type="float" office:value="1.19405418773463" calcext:value-type="float">
            <text:p>1.19405418773463</text:p>
          </table:table-cell>
          <table:table-cell office:value-type="float" office:value="0.483920489775619" calcext:value-type="float">
            <text:p>0.483920489775619</text:p>
          </table:table-cell>
          <table:table-cell office:value-type="float" office:value="0.0824489763478481" calcext:value-type="float">
            <text:p>0.082448976347848</text:p>
          </table:table-cell>
          <table:table-cell office:value-type="float" office:value="0.0639362802682701" calcext:value-type="float">
            <text:p>0.06393628026827</text:p>
          </table:table-cell>
          <table:table-cell office:value-type="float" office:value="0.02969160292316" calcext:value-type="float">
            <text:p>0.029691602923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214467229561" calcext:value-type="float">
            <text:p>0.655214467229561</text:p>
          </table:table-cell>
          <table:table-cell office:value-type="float" office:value="1.1528576482309" calcext:value-type="float">
            <text:p>1.1528576482309</text:p>
          </table:table-cell>
          <table:table-cell office:value-type="float" office:value="0.452348811925275" calcext:value-type="float">
            <text:p>0.452348811925275</text:p>
          </table:table-cell>
          <table:table-cell office:value-type="float" office:value="0.0832500176922988" calcext:value-type="float">
            <text:p>0.083250017692299</text:p>
          </table:table-cell>
          <table:table-cell office:value-type="float" office:value="0.0617107498139605" calcext:value-type="float">
            <text:p>0.061710749813961</text:p>
          </table:table-cell>
          <table:table-cell office:value-type="float" office:value="0.0308103374284162" calcext:value-type="float">
            <text:p>0.030810337428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491808494467" calcext:value-type="float">
            <text:p>0.545491808494467</text:p>
          </table:table-cell>
          <table:table-cell office:value-type="float" office:value="1.27522588478664" calcext:value-type="float">
            <text:p>1.27522588478664</text:p>
          </table:table-cell>
          <table:table-cell office:value-type="float" office:value="0.501994615807822" calcext:value-type="float">
            <text:p>0.501994615807822</text:p>
          </table:table-cell>
          <table:table-cell office:value-type="float" office:value="0.0698734619175921" calcext:value-type="float">
            <text:p>0.069873461917592</text:p>
          </table:table-cell>
          <table:table-cell office:value-type="float" office:value="0.0686388898421518" calcext:value-type="float">
            <text:p>0.068638889842152</text:p>
          </table:table-cell>
          <table:table-cell office:value-type="float" office:value="0.0363017315527956" calcext:value-type="float">
            <text:p>0.0363017315527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466416324153" calcext:value-type="float">
            <text:p>0.519466416324153</text:p>
          </table:table-cell>
          <table:table-cell office:value-type="float" office:value="1.28740066994269" calcext:value-type="float">
            <text:p>1.28740066994269</text:p>
          </table:table-cell>
          <table:table-cell office:value-type="float" office:value="0.50575436102956" calcext:value-type="float">
            <text:p>0.50575436102956</text:p>
          </table:table-cell>
          <table:table-cell office:value-type="float" office:value="0.104039842578046" calcext:value-type="float">
            <text:p>0.104039842578046</text:p>
          </table:table-cell>
          <table:table-cell office:value-type="float" office:value="0.0750325220137367" calcext:value-type="float">
            <text:p>0.075032522013737</text:p>
          </table:table-cell>
          <table:table-cell office:value-type="float" office:value="0.0388956963127578" calcext:value-type="float">
            <text:p>0.0388956963127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7879225696145" calcext:value-type="float">
            <text:p>0.287879225696145</text:p>
          </table:table-cell>
          <table:table-cell office:value-type="float" office:value="1.44578042436372" calcext:value-type="float">
            <text:p>1.44578042436372</text:p>
          </table:table-cell>
          <table:table-cell office:value-type="float" office:value="0.523361923165558" calcext:value-type="float">
            <text:p>0.523361923165558</text:p>
          </table:table-cell>
          <table:table-cell office:value-type="float" office:value="0.0795816814183056" calcext:value-type="float">
            <text:p>0.079581681418306</text:p>
          </table:table-cell>
          <table:table-cell office:value-type="float" office:value="0.0605041113376954" calcext:value-type="float">
            <text:p>0.060504111337695</text:p>
          </table:table-cell>
          <table:table-cell office:value-type="float" office:value="0.0382860114851688" calcext:value-type="float">
            <text:p>0.03828601148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8808821447878" calcext:value-type="float">
            <text:p>0.268808821447878</text:p>
          </table:table-cell>
          <table:table-cell office:value-type="float" office:value="1.46485451929429" calcext:value-type="float">
            <text:p>1.46485451929429</text:p>
          </table:table-cell>
          <table:table-cell office:value-type="float" office:value="0.537582341664389" calcext:value-type="float">
            <text:p>0.537582341664389</text:p>
          </table:table-cell>
          <table:table-cell office:value-type="float" office:value="0.100328022984988" calcext:value-type="float">
            <text:p>0.100328022984988</text:p>
          </table:table-cell>
          <table:table-cell office:value-type="float" office:value="0.0722140613250799" calcext:value-type="float">
            <text:p>0.07221406132508</text:p>
          </table:table-cell>
          <table:table-cell office:value-type="float" office:value="0.0438367483146136" calcext:value-type="float">
            <text:p>0.043836748314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79638929228" calcext:value-type="float">
            <text:p>0.45179638929228</text:p>
          </table:table-cell>
          <table:table-cell office:value-type="float" office:value="1.30810199837312" calcext:value-type="float">
            <text:p>1.30810199837312</text:p>
          </table:table-cell>
          <table:table-cell office:value-type="float" office:value="0.463670365683689" calcext:value-type="float">
            <text:p>0.463670365683689</text:p>
          </table:table-cell>
          <table:table-cell office:value-type="float" office:value="0.0829378380395259" calcext:value-type="float">
            <text:p>0.082937838039526</text:p>
          </table:table-cell>
          <table:table-cell office:value-type="float" office:value="0.0579834195031066" calcext:value-type="float">
            <text:p>0.057983419503107</text:p>
          </table:table-cell>
          <table:table-cell office:value-type="float" office:value="0.022424740038853" calcext:value-type="float">
            <text:p>0.0224247400388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070477907617" calcext:value-type="float">
            <text:p>0.490070477907617</text:p>
          </table:table-cell>
          <table:table-cell office:value-type="float" office:value="1.28419034900235" calcext:value-type="float">
            <text:p>1.28419034900235</text:p>
          </table:table-cell>
          <table:table-cell office:value-type="float" office:value="0.451367484975231" calcext:value-type="float">
            <text:p>0.451367484975231</text:p>
          </table:table-cell>
          <table:table-cell office:value-type="float" office:value="0.0902340182486238" calcext:value-type="float">
            <text:p>0.090234018248624</text:p>
          </table:table-cell>
          <table:table-cell office:value-type="float" office:value="0.0656660171409824" calcext:value-type="float">
            <text:p>0.065666017140982</text:p>
          </table:table-cell>
          <table:table-cell office:value-type="float" office:value="0.031470592172499" calcext:value-type="float">
            <text:p>0.0314705921724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5035386605678" calcext:value-type="float">
            <text:p>0.525035386605678</text:p>
          </table:table-cell>
          <table:table-cell office:value-type="float" office:value="1.31551547377906" calcext:value-type="float">
            <text:p>1.31551547377906</text:p>
          </table:table-cell>
          <table:table-cell office:value-type="float" office:value="0.461993858197278" calcext:value-type="float">
            <text:p>0.461993858197278</text:p>
          </table:table-cell>
          <table:table-cell office:value-type="float" office:value="0.0883540437735391" calcext:value-type="float">
            <text:p>0.088354043773539</text:p>
          </table:table-cell>
          <table:table-cell office:value-type="float" office:value="0.0577567383613091" calcext:value-type="float">
            <text:p>0.057756738361309</text:p>
          </table:table-cell>
          <table:table-cell office:value-type="float" office:value="0.0286996043596925" calcext:value-type="float">
            <text:p>0.028699604359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462086679811" calcext:value-type="float">
            <text:p>0.529462086679811</text:p>
          </table:table-cell>
          <table:table-cell office:value-type="float" office:value="1.31649789227788" calcext:value-type="float">
            <text:p>1.31649789227788</text:p>
          </table:table-cell>
          <table:table-cell office:value-type="float" office:value="0.449622648053189" calcext:value-type="float">
            <text:p>0.449622648053189</text:p>
          </table:table-cell>
          <table:table-cell office:value-type="float" office:value="0.0942951683095614" calcext:value-type="float">
            <text:p>0.094295168309561</text:p>
          </table:table-cell>
          <table:table-cell office:value-type="float" office:value="0.069573021448691" calcext:value-type="float">
            <text:p>0.069573021448691</text:p>
          </table:table-cell>
          <table:table-cell office:value-type="float" office:value="0.0335239107442546" calcext:value-type="float">
            <text:p>0.0335239107442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056214467404" calcext:value-type="float">
            <text:p>0.486056214467404</text:p>
          </table:table-cell>
          <table:table-cell office:value-type="float" office:value="1.24973679003141" calcext:value-type="float">
            <text:p>1.24973679003141</text:p>
          </table:table-cell>
          <table:table-cell office:value-type="float" office:value="0.494604735505968" calcext:value-type="float">
            <text:p>0.494604735505968</text:p>
          </table:table-cell>
          <table:table-cell office:value-type="float" office:value="0.0888316732360185" calcext:value-type="float">
            <text:p>0.088831673236019</text:p>
          </table:table-cell>
          <table:table-cell office:value-type="float" office:value="0.0581440368091869" calcext:value-type="float">
            <text:p>0.058144036809187</text:p>
          </table:table-cell>
          <table:table-cell office:value-type="float" office:value="0.0361639794104984" calcext:value-type="float">
            <text:p>0.0361639794104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9454495600981" calcext:value-type="float">
            <text:p>0.529454495600981</text:p>
          </table:table-cell>
          <table:table-cell office:value-type="float" office:value="1.25027920067183" calcext:value-type="float">
            <text:p>1.25027920067183</text:p>
          </table:table-cell>
          <table:table-cell office:value-type="float" office:value="0.496628506718096" calcext:value-type="float">
            <text:p>0.496628506718096</text:p>
          </table:table-cell>
          <table:table-cell office:value-type="float" office:value="0.0897511313887058" calcext:value-type="float">
            <text:p>0.089751131388706</text:p>
          </table:table-cell>
          <table:table-cell office:value-type="float" office:value="0.0658177512599373" calcext:value-type="float">
            <text:p>0.065817751259937</text:p>
          </table:table-cell>
          <table:table-cell office:value-type="float" office:value="0.0419232404358987" calcext:value-type="float">
            <text:p>0.0419232404358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1508206198934" calcext:value-type="float">
            <text:p>0.531508206198934</text:p>
          </table:table-cell>
          <table:table-cell office:value-type="float" office:value="1.22492248288087" calcext:value-type="float">
            <text:p>1.22492248288087</text:p>
          </table:table-cell>
          <table:table-cell office:value-type="float" office:value="0.507186853488218" calcext:value-type="float">
            <text:p>0.507186853488218</text:p>
          </table:table-cell>
          <table:table-cell office:value-type="float" office:value="0.0763246058663082" calcext:value-type="float">
            <text:p>0.076324605866308</text:p>
          </table:table-cell>
          <table:table-cell office:value-type="float" office:value="0.0693908064728351" calcext:value-type="float">
            <text:p>0.069390806472835</text:p>
          </table:table-cell>
          <table:table-cell office:value-type="float" office:value="0.0368107494981817" calcext:value-type="float">
            <text:p>0.03681074949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0838595439196" calcext:value-type="float">
            <text:p>0.530838595439196</text:p>
          </table:table-cell>
          <table:table-cell office:value-type="float" office:value="1.24673674085256" calcext:value-type="float">
            <text:p>1.24673674085256</text:p>
          </table:table-cell>
          <table:table-cell office:value-type="float" office:value="0.509703355044988" calcext:value-type="float">
            <text:p>0.509703355044988</text:p>
          </table:table-cell>
          <table:table-cell office:value-type="float" office:value="0.0976281859433245" calcext:value-type="float">
            <text:p>0.097628185943325</text:p>
          </table:table-cell>
          <table:table-cell office:value-type="float" office:value="0.0693044364000851" calcext:value-type="float">
            <text:p>0.069304436400085</text:p>
          </table:table-cell>
          <table:table-cell office:value-type="float" office:value="0.0382312030702866" calcext:value-type="float">
            <text:p>0.0382312030702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704909743765" calcext:value-type="float">
            <text:p>0.510704909743765</text:p>
          </table:table-cell>
          <table:table-cell office:value-type="float" office:value="1.23674159315157" calcext:value-type="float">
            <text:p>1.23674159315157</text:p>
          </table:table-cell>
          <table:table-cell office:value-type="float" office:value="0.571966932175822" calcext:value-type="float">
            <text:p>0.571966932175822</text:p>
          </table:table-cell>
          <table:table-cell office:value-type="float" office:value="0.095273359511468" calcext:value-type="float">
            <text:p>0.095273359511468</text:p>
          </table:table-cell>
          <table:table-cell office:value-type="float" office:value="0.0710282124587823" calcext:value-type="float">
            <text:p>0.071028212458782</text:p>
          </table:table-cell>
          <table:table-cell office:value-type="float" office:value="0.0387237641575564" calcext:value-type="float">
            <text:p>0.0387237641575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918825722338" calcext:value-type="float">
            <text:p>0.440918825722338</text:p>
          </table:table-cell>
          <table:table-cell office:value-type="float" office:value="1.29526203725878" calcext:value-type="float">
            <text:p>1.29526203725878</text:p>
          </table:table-cell>
          <table:table-cell office:value-type="float" office:value="0.555803933252034" calcext:value-type="float">
            <text:p>0.555803933252034</text:p>
          </table:table-cell>
          <table:table-cell office:value-type="float" office:value="0.121885735332133" calcext:value-type="float">
            <text:p>0.121885735332133</text:p>
          </table:table-cell>
          <table:table-cell office:value-type="float" office:value="0.0892700817437521" calcext:value-type="float">
            <text:p>0.089270081743752</text:p>
          </table:table-cell>
          <table:table-cell office:value-type="float" office:value="0.0439821994139278" calcext:value-type="float">
            <text:p>0.0439821994139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3277268139692" calcext:value-type="float">
            <text:p>0.613277268139692</text:p>
          </table:table-cell>
          <table:table-cell office:value-type="float" office:value="1.21078086132055" calcext:value-type="float">
            <text:p>1.21078086132055</text:p>
          </table:table-cell>
          <table:table-cell office:value-type="float" office:value="0.554406913535393" calcext:value-type="float">
            <text:p>0.554406913535393</text:p>
          </table:table-cell>
          <table:table-cell office:value-type="float" office:value="0.10221850941905" calcext:value-type="float">
            <text:p>0.10221850941905</text:p>
          </table:table-cell>
          <table:table-cell office:value-type="float" office:value="0.0538462703101833" calcext:value-type="float">
            <text:p>0.053846270310183</text:p>
          </table:table-cell>
          <table:table-cell office:value-type="float" office:value="0.0423275372191003" calcext:value-type="float">
            <text:p>0.0423275372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1209661601546" calcext:value-type="float">
            <text:p>0.601209661601546</text:p>
          </table:table-cell>
          <table:table-cell office:value-type="float" office:value="1.2153032854032" calcext:value-type="float">
            <text:p>1.2153032854032</text:p>
          </table:table-cell>
          <table:table-cell office:value-type="float" office:value="0.536434129159838" calcext:value-type="float">
            <text:p>0.536434129159838</text:p>
          </table:table-cell>
          <table:table-cell office:value-type="float" office:value="0.0938969899369874" calcext:value-type="float">
            <text:p>0.093896989936987</text:p>
          </table:table-cell>
          <table:table-cell office:value-type="float" office:value="0.0717199945506597" calcext:value-type="float">
            <text:p>0.07171999455066</text:p>
          </table:table-cell>
          <table:table-cell office:value-type="float" office:value="0.0417010856224865" calcext:value-type="float">
            <text:p>0.0417010856224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600404466531" calcext:value-type="float">
            <text:p>0.499600404466531</text:p>
          </table:table-cell>
          <table:table-cell office:value-type="float" office:value="1.2991793794809" calcext:value-type="float">
            <text:p>1.2991793794809</text:p>
          </table:table-cell>
          <table:table-cell office:value-type="float" office:value="0.538726202082762" calcext:value-type="float">
            <text:p>0.538726202082762</text:p>
          </table:table-cell>
          <table:table-cell office:value-type="float" office:value="0.0883394323836439" calcext:value-type="float">
            <text:p>0.088339432383644</text:p>
          </table:table-cell>
          <table:table-cell office:value-type="float" office:value="0.0624730609713492" calcext:value-type="float">
            <text:p>0.062473060971349</text:p>
          </table:table-cell>
          <table:table-cell office:value-type="float" office:value="0.0408188186457796" calcext:value-type="float">
            <text:p>0.040818818645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0340951458949" calcext:value-type="float">
            <text:p>0.510340951458949</text:p>
          </table:table-cell>
          <table:table-cell office:value-type="float" office:value="1.28213151698295" calcext:value-type="float">
            <text:p>1.28213151698295</text:p>
          </table:table-cell>
          <table:table-cell office:value-type="float" office:value="0.543985639927282" calcext:value-type="float">
            <text:p>0.543985639927282</text:p>
          </table:table-cell>
          <table:table-cell office:value-type="float" office:value="0.106547278808088" calcext:value-type="float">
            <text:p>0.106547278808088</text:p>
          </table:table-cell>
          <table:table-cell office:value-type="float" office:value="0.0783331004667951" calcext:value-type="float">
            <text:p>0.078333100466795</text:p>
          </table:table-cell>
          <table:table-cell office:value-type="float" office:value="0.0403576823673383" calcext:value-type="float">
            <text:p>0.0403576823673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4244364368528" calcext:value-type="float">
            <text:p>0.504244364368528</text:p>
          </table:table-cell>
          <table:table-cell office:value-type="float" office:value="1.30565451770518" calcext:value-type="float">
            <text:p>1.30565451770518</text:p>
          </table:table-cell>
          <table:table-cell office:value-type="float" office:value="0.543175702382041" calcext:value-type="float">
            <text:p>0.543175702382041</text:p>
          </table:table-cell>
          <table:table-cell office:value-type="float" office:value="0.0894933006973364" calcext:value-type="float">
            <text:p>0.089493300697336</text:p>
          </table:table-cell>
          <table:table-cell office:value-type="float" office:value="0.0661005659168096" calcext:value-type="float">
            <text:p>0.06610056591681</text:p>
          </table:table-cell>
          <table:table-cell office:value-type="float" office:value="0.0426678099988836" calcext:value-type="float">
            <text:p>0.042667809998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838450778087" calcext:value-type="float">
            <text:p>0.516838450778087</text:p>
          </table:table-cell>
          <table:table-cell office:value-type="float" office:value="1.30835275844289" calcext:value-type="float">
            <text:p>1.30835275844289</text:p>
          </table:table-cell>
          <table:table-cell office:value-type="float" office:value="0.566708445828168" calcext:value-type="float">
            <text:p>0.566708445828168</text:p>
          </table:table-cell>
          <table:table-cell office:value-type="float" office:value="0.0969409612101699" calcext:value-type="float">
            <text:p>0.09694096121017</text:p>
          </table:table-cell>
          <table:table-cell office:value-type="float" office:value="0.0699486987260591" calcext:value-type="float">
            <text:p>0.069948698726059</text:p>
          </table:table-cell>
          <table:table-cell office:value-type="float" office:value="0.0597298607184753" calcext:value-type="float">
            <text:p>0.0597298607184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185389338566" calcext:value-type="float">
            <text:p>0.666185389338566</text:p>
          </table:table-cell>
          <table:table-cell office:value-type="float" office:value="1.20075435967768" calcext:value-type="float">
            <text:p>1.20075435967768</text:p>
          </table:table-cell>
          <table:table-cell office:value-type="float" office:value="0.502017935180132" calcext:value-type="float">
            <text:p>0.502017935180132</text:p>
          </table:table-cell>
          <table:table-cell office:value-type="float" office:value="0.096937036025988" calcext:value-type="float">
            <text:p>0.096937036025988</text:p>
          </table:table-cell>
          <table:table-cell office:value-type="float" office:value="0.0507325342268624" calcext:value-type="float">
            <text:p>0.050732534226862</text:p>
          </table:table-cell>
          <table:table-cell office:value-type="float" office:value="0.0365549706995054" calcext:value-type="float">
            <text:p>0.036554970699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29263082212279" calcext:value-type="float">
            <text:p>0.729263082212279</text:p>
          </table:table-cell>
          <table:table-cell office:value-type="float" office:value="1.16611487535224" calcext:value-type="float">
            <text:p>1.16611487535224</text:p>
          </table:table-cell>
          <table:table-cell office:value-type="float" office:value="0.474245385278511" calcext:value-type="float">
            <text:p>0.474245385278511</text:p>
          </table:table-cell>
          <table:table-cell office:value-type="float" office:value="0.0815019449696641" calcext:value-type="float">
            <text:p>0.081501944969664</text:p>
          </table:table-cell>
          <table:table-cell office:value-type="float" office:value="0.0626308878913993" calcext:value-type="float">
            <text:p>0.062630887891399</text:p>
          </table:table-cell>
          <table:table-cell office:value-type="float" office:value="0.0324676005792958" calcext:value-type="float">
            <text:p>0.032467600579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120436905993" calcext:value-type="float">
            <text:p>0.510120436905993</text:p>
          </table:table-cell>
          <table:table-cell office:value-type="float" office:value="1.25611582203964" calcext:value-type="float">
            <text:p>1.25611582203964</text:p>
          </table:table-cell>
          <table:table-cell office:value-type="float" office:value="0.510699068098247" calcext:value-type="float">
            <text:p>0.510699068098247</text:p>
          </table:table-cell>
          <table:table-cell office:value-type="float" office:value="0.0754925265942696" calcext:value-type="float">
            <text:p>0.07549252659427</text:p>
          </table:table-cell>
          <table:table-cell office:value-type="float" office:value="0.0574004922886736" calcext:value-type="float">
            <text:p>0.057400492288674</text:p>
          </table:table-cell>
          <table:table-cell office:value-type="float" office:value="0.0296867620841108" calcext:value-type="float">
            <text:p>0.02968676208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9487333823743" calcext:value-type="float">
            <text:p>0.549487333823743</text:p>
          </table:table-cell>
          <table:table-cell office:value-type="float" office:value="1.2318452804772" calcext:value-type="float">
            <text:p>1.2318452804772</text:p>
          </table:table-cell>
          <table:table-cell office:value-type="float" office:value="0.521766504157754" calcext:value-type="float">
            <text:p>0.521766504157754</text:p>
          </table:table-cell>
          <table:table-cell office:value-type="float" office:value="0.0878922619031964" calcext:value-type="float">
            <text:p>0.087892261903196</text:p>
          </table:table-cell>
          <table:table-cell office:value-type="float" office:value="0.0662828802529867" calcext:value-type="float">
            <text:p>0.066282880252987</text:p>
          </table:table-cell>
          <table:table-cell office:value-type="float" office:value="0.0389754440177604" calcext:value-type="float">
            <text:p>0.038975444017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1307401891335" calcext:value-type="float">
            <text:p>0.391307401891335</text:p>
          </table:table-cell>
          <table:table-cell office:value-type="float" office:value="1.33909097967067" calcext:value-type="float">
            <text:p>1.33909097967067</text:p>
          </table:table-cell>
          <table:table-cell office:value-type="float" office:value="0.523808369712375" calcext:value-type="float">
            <text:p>0.523808369712375</text:p>
          </table:table-cell>
          <table:table-cell office:value-type="float" office:value="0.0812754093864568" calcext:value-type="float">
            <text:p>0.081275409386457</text:p>
          </table:table-cell>
          <table:table-cell office:value-type="float" office:value="0.070053819665069" calcext:value-type="float">
            <text:p>0.070053819665069</text:p>
          </table:table-cell>
          <table:table-cell office:value-type="float" office:value="0.0412464756467475" calcext:value-type="float">
            <text:p>0.041246475646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057111563341" calcext:value-type="float">
            <text:p>0.363057111563341</text:p>
          </table:table-cell>
          <table:table-cell office:value-type="float" office:value="1.35728593271013" calcext:value-type="float">
            <text:p>1.35728593271013</text:p>
          </table:table-cell>
          <table:table-cell office:value-type="float" office:value="0.502805912406738" calcext:value-type="float">
            <text:p>0.502805912406738</text:p>
          </table:table-cell>
          <table:table-cell office:value-type="float" office:value="0.08813253303006" calcext:value-type="float">
            <text:p>0.08813253303006</text:p>
          </table:table-cell>
          <table:table-cell office:value-type="float" office:value="0.0659285942345659" calcext:value-type="float">
            <text:p>0.065928594234566</text:p>
          </table:table-cell>
          <table:table-cell office:value-type="float" office:value="0.0330386556807177" calcext:value-type="float">
            <text:p>0.0330386556807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6586393373823" calcext:value-type="float">
            <text:p>0.656586393373823</text:p>
          </table:table-cell>
          <table:table-cell office:value-type="float" office:value="1.21197712616985" calcext:value-type="float">
            <text:p>1.21197712616985</text:p>
          </table:table-cell>
          <table:table-cell office:value-type="float" office:value="0.455458031237899" calcext:value-type="float">
            <text:p>0.455458031237899</text:p>
          </table:table-cell>
          <table:table-cell office:value-type="float" office:value="0.0856732671528308" calcext:value-type="float">
            <text:p>0.085673267152831</text:p>
          </table:table-cell>
          <table:table-cell office:value-type="float" office:value="0.0606579721523451" calcext:value-type="float">
            <text:p>0.060657972152345</text:p>
          </table:table-cell>
          <table:table-cell office:value-type="float" office:value="0.0400397235240339" calcext:value-type="float">
            <text:p>0.0400397235240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4851592361424" calcext:value-type="float">
            <text:p>0.64851592361424</text:p>
          </table:table-cell>
          <table:table-cell office:value-type="float" office:value="1.2234803049954" calcext:value-type="float">
            <text:p>1.2234803049954</text:p>
          </table:table-cell>
          <table:table-cell office:value-type="float" office:value="0.45136624400268" calcext:value-type="float">
            <text:p>0.45136624400268</text:p>
          </table:table-cell>
          <table:table-cell office:value-type="float" office:value="0.0834585423442778" calcext:value-type="float">
            <text:p>0.083458542344278</text:p>
          </table:table-cell>
          <table:table-cell office:value-type="float" office:value="0.0609451306507333" calcext:value-type="float">
            <text:p>0.060945130650733</text:p>
          </table:table-cell>
          <table:table-cell office:value-type="float" office:value="0.0326885128792884" calcext:value-type="float">
            <text:p>0.0326885128792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328346033404" calcext:value-type="float">
            <text:p>0.499328346033404</text:p>
          </table:table-cell>
          <table:table-cell office:value-type="float" office:value="1.29531134615509" calcext:value-type="float">
            <text:p>1.29531134615509</text:p>
          </table:table-cell>
          <table:table-cell office:value-type="float" office:value="0.498111878980497" calcext:value-type="float">
            <text:p>0.498111878980497</text:p>
          </table:table-cell>
          <table:table-cell office:value-type="float" office:value="0.0843207548519437" calcext:value-type="float">
            <text:p>0.084320754851944</text:p>
          </table:table-cell>
          <table:table-cell office:value-type="float" office:value="0.059242979695086" calcext:value-type="float">
            <text:p>0.059242979695086</text:p>
          </table:table-cell>
          <table:table-cell office:value-type="float" office:value="0.0322431762657347" calcext:value-type="float">
            <text:p>0.032243176265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953328940244" calcext:value-type="float">
            <text:p>0.520953328940244</text:p>
          </table:table-cell>
          <table:table-cell office:value-type="float" office:value="1.2850315205513" calcext:value-type="float">
            <text:p>1.2850315205513</text:p>
          </table:table-cell>
          <table:table-cell office:value-type="float" office:value="0.461836973332061" calcext:value-type="float">
            <text:p>0.461836973332061</text:p>
          </table:table-cell>
          <table:table-cell office:value-type="float" office:value="0.0776886036289722" calcext:value-type="float">
            <text:p>0.077688603628972</text:p>
          </table:table-cell>
          <table:table-cell office:value-type="float" office:value="0.0583605505547454" calcext:value-type="float">
            <text:p>0.058360550554745</text:p>
          </table:table-cell>
          <table:table-cell office:value-type="float" office:value="0.0305154438627521" calcext:value-type="float">
            <text:p>0.0305154438627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4957282120416" calcext:value-type="float">
            <text:p>0.434957282120416</text:p>
          </table:table-cell>
          <table:table-cell office:value-type="float" office:value="1.35221694694411" calcext:value-type="float">
            <text:p>1.35221694694411</text:p>
          </table:table-cell>
          <table:table-cell office:value-type="float" office:value="0.515373348241704" calcext:value-type="float">
            <text:p>0.515373348241704</text:p>
          </table:table-cell>
          <table:table-cell office:value-type="float" office:value="0.0939884734427862" calcext:value-type="float">
            <text:p>0.093988473442786</text:p>
          </table:table-cell>
          <table:table-cell office:value-type="float" office:value="0.0694950408335912" calcext:value-type="float">
            <text:p>0.069495040833591</text:p>
          </table:table-cell>
          <table:table-cell office:value-type="float" office:value="0.0427135879649755" calcext:value-type="float">
            <text:p>0.042713587964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86223597951" calcext:value-type="float">
            <text:p>0.41886223597951</text:p>
          </table:table-cell>
          <table:table-cell office:value-type="float" office:value="1.37425683793825" calcext:value-type="float">
            <text:p>1.37425683793825</text:p>
          </table:table-cell>
          <table:table-cell office:value-type="float" office:value="0.533069486014989" calcext:value-type="float">
            <text:p>0.533069486014989</text:p>
          </table:table-cell>
          <table:table-cell office:value-type="float" office:value="0.127840046822324" calcext:value-type="float">
            <text:p>0.127840046822324</text:p>
          </table:table-cell>
          <table:table-cell office:value-type="float" office:value="0.0947857692716094" calcext:value-type="float">
            <text:p>0.094785769271609</text:p>
          </table:table-cell>
          <table:table-cell office:value-type="float" office:value="0.0425494613688191" calcext:value-type="float">
            <text:p>0.0425494613688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4177999048642" calcext:value-type="float">
            <text:p>0.374177999048642</text:p>
          </table:table-cell>
          <table:table-cell office:value-type="float" office:value="1.37481064785619" calcext:value-type="float">
            <text:p>1.37481064785619</text:p>
          </table:table-cell>
          <table:table-cell office:value-type="float" office:value="0.492102803397427" calcext:value-type="float">
            <text:p>0.492102803397427</text:p>
          </table:table-cell>
          <table:table-cell office:value-type="float" office:value="0.0754407074140476" calcext:value-type="float">
            <text:p>0.075440707414048</text:p>
          </table:table-cell>
          <table:table-cell office:value-type="float" office:value="0.0811857443285219" calcext:value-type="float">
            <text:p>0.081185744328522</text:p>
          </table:table-cell>
          <table:table-cell office:value-type="float" office:value="0.027455200968616" calcext:value-type="float">
            <text:p>0.0274552009686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5906944413535" calcext:value-type="float">
            <text:p>0.425906944413535</text:p>
          </table:table-cell>
          <table:table-cell office:value-type="float" office:value="1.3374505025669" calcext:value-type="float">
            <text:p>1.3374505025669</text:p>
          </table:table-cell>
          <table:table-cell office:value-type="float" office:value="0.48069362395783" calcext:value-type="float">
            <text:p>0.48069362395783</text:p>
          </table:table-cell>
          <table:table-cell office:value-type="float" office:value="0.0885046605742697" calcext:value-type="float">
            <text:p>0.08850466057427</text:p>
          </table:table-cell>
          <table:table-cell office:value-type="float" office:value="0.0665297874135269" calcext:value-type="float">
            <text:p>0.066529787413527</text:p>
          </table:table-cell>
          <table:table-cell office:value-type="float" office:value="0.0351419072488937" calcext:value-type="float">
            <text:p>0.0351419072488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6371623674452" calcext:value-type="float">
            <text:p>0.606371623674452</text:p>
          </table:table-cell>
          <table:table-cell office:value-type="float" office:value="1.24187331750689" calcext:value-type="float">
            <text:p>1.24187331750689</text:p>
          </table:table-cell>
          <table:table-cell office:value-type="float" office:value="0.504791237635" calcext:value-type="float">
            <text:p>0.504791237635</text:p>
          </table:table-cell>
          <table:table-cell office:value-type="float" office:value="0.0833297489222608" calcext:value-type="float">
            <text:p>0.083329748922261</text:p>
          </table:table-cell>
          <table:table-cell office:value-type="float" office:value="0.0596743104262807" calcext:value-type="float">
            <text:p>0.059674310426281</text:p>
          </table:table-cell>
          <table:table-cell office:value-type="float" office:value="0.0354657620496225" calcext:value-type="float">
            <text:p>0.0354657620496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9827970813235" calcext:value-type="float">
            <text:p>0.619827970813235</text:p>
          </table:table-cell>
          <table:table-cell office:value-type="float" office:value="1.22312697947153" calcext:value-type="float">
            <text:p>1.22312697947153</text:p>
          </table:table-cell>
          <table:table-cell office:value-type="float" office:value="0.470224772196849" calcext:value-type="float">
            <text:p>0.470224772196849</text:p>
          </table:table-cell>
          <table:table-cell office:value-type="float" office:value="0.0820561254533186" calcext:value-type="float">
            <text:p>0.082056125453319</text:p>
          </table:table-cell>
          <table:table-cell office:value-type="float" office:value="0.0624690439679037" calcext:value-type="float">
            <text:p>0.062469043967904</text:p>
          </table:table-cell>
          <table:table-cell office:value-type="float" office:value="0.0310036548092883" calcext:value-type="float">
            <text:p>0.0310036548092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059770051424" calcext:value-type="float">
            <text:p>0.610059770051424</text:p>
          </table:table-cell>
          <table:table-cell office:value-type="float" office:value="1.22844867248418" calcext:value-type="float">
            <text:p>1.22844867248418</text:p>
          </table:table-cell>
          <table:table-cell office:value-type="float" office:value="0.492523283366514" calcext:value-type="float">
            <text:p>0.492523283366514</text:p>
          </table:table-cell>
          <table:table-cell office:value-type="float" office:value="0.090635175152394" calcext:value-type="float">
            <text:p>0.090635175152394</text:p>
          </table:table-cell>
          <table:table-cell office:value-type="float" office:value="0.0406366039004021" calcext:value-type="float">
            <text:p>0.040636603900402</text:p>
          </table:table-cell>
          <table:table-cell office:value-type="float" office:value="0.028944012084411" calcext:value-type="float">
            <text:p>0.0289440120844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8981349468613" calcext:value-type="float">
            <text:p>0.618981349468613</text:p>
          </table:table-cell>
          <table:table-cell office:value-type="float" office:value="1.22880107410151" calcext:value-type="float">
            <text:p>1.22880107410151</text:p>
          </table:table-cell>
          <table:table-cell office:value-type="float" office:value="0.499734615923403" calcext:value-type="float">
            <text:p>0.499734615923403</text:p>
          </table:table-cell>
          <table:table-cell office:value-type="float" office:value="0.0885883430088482" calcext:value-type="float">
            <text:p>0.088588343008848</text:p>
          </table:table-cell>
          <table:table-cell office:value-type="float" office:value="0.0645763255423309" calcext:value-type="float">
            <text:p>0.064576325542331</text:p>
          </table:table-cell>
          <table:table-cell office:value-type="float" office:value="0.0400714643775697" calcext:value-type="float">
            <text:p>0.04007146437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928846776685" calcext:value-type="float">
            <text:p>0.505928846776685</text:p>
          </table:table-cell>
          <table:table-cell office:value-type="float" office:value="1.34807351182875" calcext:value-type="float">
            <text:p>1.34807351182875</text:p>
          </table:table-cell>
          <table:table-cell office:value-type="float" office:value="0.458601600092545" calcext:value-type="float">
            <text:p>0.458601600092545</text:p>
          </table:table-cell>
          <table:table-cell office:value-type="float" office:value="0.0719297944107439" calcext:value-type="float">
            <text:p>0.071929794410744</text:p>
          </table:table-cell>
          <table:table-cell office:value-type="float" office:value="0.0535443217482492" calcext:value-type="float">
            <text:p>0.053544321748249</text:p>
          </table:table-cell>
          <table:table-cell office:value-type="float" office:value="0.0291383440918438" calcext:value-type="float">
            <text:p>0.0291383440918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4532971514007" calcext:value-type="float">
            <text:p>0.494532971514007</text:p>
          </table:table-cell>
          <table:table-cell office:value-type="float" office:value="1.35804211828635" calcext:value-type="float">
            <text:p>1.35804211828635</text:p>
          </table:table-cell>
          <table:table-cell office:value-type="float" office:value="0.4553023550185" calcext:value-type="float">
            <text:p>0.4553023550185</text:p>
          </table:table-cell>
          <table:table-cell office:value-type="float" office:value="0.0802971547127983" calcext:value-type="float">
            <text:p>0.080297154712798</text:p>
          </table:table-cell>
          <table:table-cell office:value-type="float" office:value="0.0599996872077309" calcext:value-type="float">
            <text:p>0.059999687207731</text:p>
          </table:table-cell>
          <table:table-cell office:value-type="float" office:value="0.0324602825460402" calcext:value-type="float">
            <text:p>0.032460282546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4212967413571" calcext:value-type="float">
            <text:p>0.614212967413571</text:p>
          </table:table-cell>
          <table:table-cell office:value-type="float" office:value="1.15521951843313" calcext:value-type="float">
            <text:p>1.15521951843313</text:p>
          </table:table-cell>
          <table:table-cell office:value-type="float" office:value="0.496998790548341" calcext:value-type="float">
            <text:p>0.496998790548341</text:p>
          </table:table-cell>
          <table:table-cell office:value-type="float" office:value="0.0881806150112631" calcext:value-type="float">
            <text:p>0.088180615011263</text:p>
          </table:table-cell>
          <table:table-cell office:value-type="float" office:value="0.04588156605347" calcext:value-type="float">
            <text:p>0.04588156605347</text:p>
          </table:table-cell>
          <table:table-cell office:value-type="float" office:value="0.039090082274669" calcext:value-type="float">
            <text:p>0.0390900822746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7780774085364" calcext:value-type="float">
            <text:p>0.647780774085364</text:p>
          </table:table-cell>
          <table:table-cell office:value-type="float" office:value="1.13419905894149" calcext:value-type="float">
            <text:p>1.13419905894149</text:p>
          </table:table-cell>
          <table:table-cell office:value-type="float" office:value="0.482881980443589" calcext:value-type="float">
            <text:p>0.482881980443589</text:p>
          </table:table-cell>
          <table:table-cell office:value-type="float" office:value="0.0952579198800359" calcext:value-type="float">
            <text:p>0.095257919880036</text:p>
          </table:table-cell>
          <table:table-cell office:value-type="float" office:value="0.0738538671826239" calcext:value-type="float">
            <text:p>0.073853867182624</text:p>
          </table:table-cell>
          <table:table-cell office:value-type="float" office:value="0.0339934765289809" calcext:value-type="float">
            <text:p>0.033993476528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512700077275" calcext:value-type="float">
            <text:p>0.419512700077275</text:p>
          </table:table-cell>
          <table:table-cell office:value-type="float" office:value="1.35030000629638" calcext:value-type="float">
            <text:p>1.35030000629638</text:p>
          </table:table-cell>
          <table:table-cell office:value-type="float" office:value="0.506524757145344" calcext:value-type="float">
            <text:p>0.506524757145344</text:p>
          </table:table-cell>
          <table:table-cell office:value-type="float" office:value="0.0767731090218884" calcext:value-type="float">
            <text:p>0.076773109021888</text:p>
          </table:table-cell>
          <table:table-cell office:value-type="float" office:value="0.0708689962490985" calcext:value-type="float">
            <text:p>0.070868996249099</text:p>
          </table:table-cell>
          <table:table-cell office:value-type="float" office:value="0.034739116791441" calcext:value-type="float">
            <text:p>0.034739116791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36488655402" calcext:value-type="float">
            <text:p>0.42636488655402</text:p>
          </table:table-cell>
          <table:table-cell office:value-type="float" office:value="1.3431879125693" calcext:value-type="float">
            <text:p>1.3431879125693</text:p>
          </table:table-cell>
          <table:table-cell office:value-type="float" office:value="0.505204159057229" calcext:value-type="float">
            <text:p>0.505204159057229</text:p>
          </table:table-cell>
          <table:table-cell office:value-type="float" office:value="0.100556580508499" calcext:value-type="float">
            <text:p>0.100556580508499</text:p>
          </table:table-cell>
          <table:table-cell office:value-type="float" office:value="0.0742961154842273" calcext:value-type="float">
            <text:p>0.074296115484227</text:p>
          </table:table-cell>
          <table:table-cell office:value-type="float" office:value="0.0353786120139614" calcext:value-type="float">
            <text:p>0.035378612013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25061681883" calcext:value-type="float">
            <text:p>0.52925061681883</text:p>
          </table:table-cell>
          <table:table-cell office:value-type="float" office:value="1.2514669818979" calcext:value-type="float">
            <text:p>1.2514669818979</text:p>
          </table:table-cell>
          <table:table-cell office:value-type="float" office:value="0.494168820113053" calcext:value-type="float">
            <text:p>0.494168820113053</text:p>
          </table:table-cell>
          <table:table-cell office:value-type="float" office:value="0.0704895748992016" calcext:value-type="float">
            <text:p>0.070489574899202</text:p>
          </table:table-cell>
          <table:table-cell office:value-type="float" office:value="0.0632482345272143" calcext:value-type="float">
            <text:p>0.063248234527214</text:p>
          </table:table-cell>
          <table:table-cell office:value-type="float" office:value="0.0313157112015016" calcext:value-type="float">
            <text:p>0.0313157112015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3642148117797" calcext:value-type="float">
            <text:p>0.583642148117797</text:p>
          </table:table-cell>
          <table:table-cell office:value-type="float" office:value="1.22939071218201" calcext:value-type="float">
            <text:p>1.22939071218201</text:p>
          </table:table-cell>
          <table:table-cell office:value-type="float" office:value="0.449145797882996" calcext:value-type="float">
            <text:p>0.449145797882996</text:p>
          </table:table-cell>
          <table:table-cell office:value-type="float" office:value="0.0756190970163871" calcext:value-type="float">
            <text:p>0.075619097016387</text:p>
          </table:table-cell>
          <table:table-cell office:value-type="float" office:value="0.058378119411628" calcext:value-type="float">
            <text:p>0.058378119411628</text:p>
          </table:table-cell>
          <table:table-cell office:value-type="float" office:value="0.0316955213597321" calcext:value-type="float">
            <text:p>0.0316955213597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772458062567" calcext:value-type="float">
            <text:p>0.544772458062567</text:p>
          </table:table-cell>
          <table:table-cell office:value-type="float" office:value="1.30061538620268" calcext:value-type="float">
            <text:p>1.30061538620268</text:p>
          </table:table-cell>
          <table:table-cell office:value-type="float" office:value="0.504626844026745" calcext:value-type="float">
            <text:p>0.504626844026745</text:p>
          </table:table-cell>
          <table:table-cell office:value-type="float" office:value="0.0849059892245104" calcext:value-type="float">
            <text:p>0.08490598922451</text:p>
          </table:table-cell>
          <table:table-cell office:value-type="float" office:value="0.0577052016200368" calcext:value-type="float">
            <text:p>0.057705201620037</text:p>
          </table:table-cell>
          <table:table-cell office:value-type="float" office:value="0.0373144076940311" calcext:value-type="float">
            <text:p>0.0373144076940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2408252052572" calcext:value-type="float">
            <text:p>0.562408252052572</text:p>
          </table:table-cell>
          <table:table-cell office:value-type="float" office:value="1.28582180291282" calcext:value-type="float">
            <text:p>1.28582180291282</text:p>
          </table:table-cell>
          <table:table-cell office:value-type="float" office:value="0.474821148687964" calcext:value-type="float">
            <text:p>0.474821148687964</text:p>
          </table:table-cell>
          <table:table-cell office:value-type="float" office:value="0.0881971986812535" calcext:value-type="float">
            <text:p>0.088197198681254</text:p>
          </table:table-cell>
          <table:table-cell office:value-type="float" office:value="0.0662112402389282" calcext:value-type="float">
            <text:p>0.066211240238928</text:p>
          </table:table-cell>
          <table:table-cell office:value-type="float" office:value="0.02827591248469" calcext:value-type="float">
            <text:p>0.028275912484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564519200965" calcext:value-type="float">
            <text:p>0.449564519200965</text:p>
          </table:table-cell>
          <table:table-cell office:value-type="float" office:value="1.34594975584691" calcext:value-type="float">
            <text:p>1.34594975584691</text:p>
          </table:table-cell>
          <table:table-cell office:value-type="float" office:value="0.485821439237959" calcext:value-type="float">
            <text:p>0.485821439237959</text:p>
          </table:table-cell>
          <table:table-cell office:value-type="float" office:value="0.0851479518201004" calcext:value-type="float">
            <text:p>0.0851479518201</text:p>
          </table:table-cell>
          <table:table-cell office:value-type="float" office:value="0.060759539369466" calcext:value-type="float">
            <text:p>0.060759539369466</text:p>
          </table:table-cell>
          <table:table-cell office:value-type="float" office:value="0.0262085667987161" calcext:value-type="float">
            <text:p>0.0262085667987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866468543348" calcext:value-type="float">
            <text:p>0.467866468543348</text:p>
          </table:table-cell>
          <table:table-cell office:value-type="float" office:value="1.32283406547166" calcext:value-type="float">
            <text:p>1.32283406547166</text:p>
          </table:table-cell>
          <table:table-cell office:value-type="float" office:value="0.493380210005093" calcext:value-type="float">
            <text:p>0.493380210005093</text:p>
          </table:table-cell>
          <table:table-cell office:value-type="float" office:value="0.0972781913160577" calcext:value-type="float">
            <text:p>0.097278191316058</text:p>
          </table:table-cell>
          <table:table-cell office:value-type="float" office:value="0.072965865764674" calcext:value-type="float">
            <text:p>0.072965865764674</text:p>
          </table:table-cell>
          <table:table-cell office:value-type="float" office:value="0.0341729093799832" calcext:value-type="float">
            <text:p>0.03417290937998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1734596126131" calcext:value-type="float">
            <text:p>0.381734596126131</text:p>
          </table:table-cell>
          <table:table-cell office:value-type="float" office:value="1.41418145243074" calcext:value-type="float">
            <text:p>1.41418145243074</text:p>
          </table:table-cell>
          <table:table-cell office:value-type="float" office:value="0.478625855839769" calcext:value-type="float">
            <text:p>0.478625855839769</text:p>
          </table:table-cell>
          <table:table-cell office:value-type="float" office:value="0.0827040536708459" calcext:value-type="float">
            <text:p>0.082704053670846</text:p>
          </table:table-cell>
          <table:table-cell office:value-type="float" office:value="0.0474548367014349" calcext:value-type="float">
            <text:p>0.047454836701435</text:p>
          </table:table-cell>
          <table:table-cell office:value-type="float" office:value="0.0316006680685644" calcext:value-type="float">
            <text:p>0.031600668068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443849415666" calcext:value-type="float">
            <text:p>0.394443849415666</text:p>
          </table:table-cell>
          <table:table-cell office:value-type="float" office:value="1.41801441720761" calcext:value-type="float">
            <text:p>1.41801441720761</text:p>
          </table:table-cell>
          <table:table-cell office:value-type="float" office:value="0.446393026201888" calcext:value-type="float">
            <text:p>0.446393026201888</text:p>
          </table:table-cell>
          <table:table-cell office:value-type="float" office:value="0.0911653519691897" calcext:value-type="float">
            <text:p>0.09116535196919</text:p>
          </table:table-cell>
          <table:table-cell office:value-type="float" office:value="0.0699112100447785" calcext:value-type="float">
            <text:p>0.069911210044779</text:p>
          </table:table-cell>
          <table:table-cell office:value-type="float" office:value="0.030760194704096" calcext:value-type="float">
            <text:p>0.0307601947040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2576426607349" calcext:value-type="float">
            <text:p>0.402576426607349</text:p>
          </table:table-cell>
          <table:table-cell office:value-type="float" office:value="1.40153308619053" calcext:value-type="float">
            <text:p>1.40153308619053</text:p>
          </table:table-cell>
          <table:table-cell office:value-type="float" office:value="0.522963018435683" calcext:value-type="float">
            <text:p>0.522963018435683</text:p>
          </table:table-cell>
          <table:table-cell office:value-type="float" office:value="0.0758522172090102" calcext:value-type="float">
            <text:p>0.07585221720901</text:p>
          </table:table-cell>
          <table:table-cell office:value-type="float" office:value="0.0585881256793993" calcext:value-type="float">
            <text:p>0.058588125679399</text:p>
          </table:table-cell>
          <table:table-cell office:value-type="float" office:value="0.0321317059779282" calcext:value-type="float">
            <text:p>0.0321317059779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8918849292093" calcext:value-type="float">
            <text:p>0.388918849292093</text:p>
          </table:table-cell>
          <table:table-cell office:value-type="float" office:value="1.3828014242015" calcext:value-type="float">
            <text:p>1.3828014242015</text:p>
          </table:table-cell>
          <table:table-cell office:value-type="float" office:value="0.516276291553041" calcext:value-type="float">
            <text:p>0.516276291553041</text:p>
          </table:table-cell>
          <table:table-cell office:value-type="float" office:value="0.0903111670715335" calcext:value-type="float">
            <text:p>0.090311167071534</text:p>
          </table:table-cell>
          <table:table-cell office:value-type="float" office:value="0.0663323316130665" calcext:value-type="float">
            <text:p>0.066332331613067</text:p>
          </table:table-cell>
          <table:table-cell office:value-type="float" office:value="0.0492826543404123" calcext:value-type="float">
            <text:p>0.0492826543404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450265367619" calcext:value-type="float">
            <text:p>0.489450265367619</text:p>
          </table:table-cell>
          <table:table-cell office:value-type="float" office:value="1.31228428536444" calcext:value-type="float">
            <text:p>1.31228428536444</text:p>
          </table:table-cell>
          <table:table-cell office:value-type="float" office:value="0.516732853557702" calcext:value-type="float">
            <text:p>0.516732853557702</text:p>
          </table:table-cell>
          <table:table-cell office:value-type="float" office:value="0.0898250635938094" calcext:value-type="float">
            <text:p>0.089825063593809</text:p>
          </table:table-cell>
          <table:table-cell office:value-type="float" office:value="0.0829554995210568" calcext:value-type="float">
            <text:p>0.082955499521057</text:p>
          </table:table-cell>
          <table:table-cell office:value-type="float" office:value="0.0376442272218256" calcext:value-type="float">
            <text:p>0.0376442272218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156703909459" calcext:value-type="float">
            <text:p>0.532156703909459</text:p>
          </table:table-cell>
          <table:table-cell office:value-type="float" office:value="1.28834990399802" calcext:value-type="float">
            <text:p>1.28834990399802</text:p>
          </table:table-cell>
          <table:table-cell office:value-type="float" office:value="0.492229772064461" calcext:value-type="float">
            <text:p>0.492229772064461</text:p>
          </table:table-cell>
          <table:table-cell office:value-type="float" office:value="0.0840413351887306" calcext:value-type="float">
            <text:p>0.084041335188731</text:p>
          </table:table-cell>
          <table:table-cell office:value-type="float" office:value="0.063796543032434" calcext:value-type="float">
            <text:p>0.063796543032434</text:p>
          </table:table-cell>
          <table:table-cell office:value-type="float" office:value="0.0409853613170362" calcext:value-type="float">
            <text:p>0.0409853613170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760269669449" calcext:value-type="float">
            <text:p>0.524760269669449</text:p>
          </table:table-cell>
          <table:table-cell office:value-type="float" office:value="1.29083873735674" calcext:value-type="float">
            <text:p>1.29083873735674</text:p>
          </table:table-cell>
          <table:table-cell office:value-type="float" office:value="0.513014870251834" calcext:value-type="float">
            <text:p>0.513014870251834</text:p>
          </table:table-cell>
          <table:table-cell office:value-type="float" office:value="0.0840364803330968" calcext:value-type="float">
            <text:p>0.084036480333097</text:p>
          </table:table-cell>
          <table:table-cell office:value-type="float" office:value="0.0615848239170303" calcext:value-type="float">
            <text:p>0.06158482391703</text:p>
          </table:table-cell>
          <table:table-cell office:value-type="float" office:value="0.0346948430841896" calcext:value-type="float">
            <text:p>0.034694843084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617487670723" calcext:value-type="float">
            <text:p>0.537617487670723</text:p>
          </table:table-cell>
          <table:table-cell office:value-type="float" office:value="1.26416131221508" calcext:value-type="float">
            <text:p>1.26416131221508</text:p>
          </table:table-cell>
          <table:table-cell office:value-type="float" office:value="0.479277973067678" calcext:value-type="float">
            <text:p>0.479277973067678</text:p>
          </table:table-cell>
          <table:table-cell office:value-type="float" office:value="0.0750367506217479" calcext:value-type="float">
            <text:p>0.075036750621748</text:p>
          </table:table-cell>
          <table:table-cell office:value-type="float" office:value="0.0540161466763145" calcext:value-type="float">
            <text:p>0.054016146676315</text:p>
          </table:table-cell>
          <table:table-cell office:value-type="float" office:value="0.031890083091307" calcext:value-type="float">
            <text:p>0.0318900830913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464171926698" calcext:value-type="float">
            <text:p>0.540464171926698</text:p>
          </table:table-cell>
          <table:table-cell office:value-type="float" office:value="1.27660546617823" calcext:value-type="float">
            <text:p>1.27660546617823</text:p>
          </table:table-cell>
          <table:table-cell office:value-type="float" office:value="0.468172145797483" calcext:value-type="float">
            <text:p>0.468172145797483</text:p>
          </table:table-cell>
          <table:table-cell office:value-type="float" office:value="0.0742071039543134" calcext:value-type="float">
            <text:p>0.074207103954313</text:p>
          </table:table-cell>
          <table:table-cell office:value-type="float" office:value="0.0569241385362367" calcext:value-type="float">
            <text:p>0.056924138536237</text:p>
          </table:table-cell>
          <table:table-cell office:value-type="float" office:value="0.0768000124070348" calcext:value-type="float">
            <text:p>0.076800012407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578970843404" calcext:value-type="float">
            <text:p>0.566578970843404</text:p>
          </table:table-cell>
          <table:table-cell office:value-type="float" office:value="1.25546965869871" calcext:value-type="float">
            <text:p>1.25546965869871</text:p>
          </table:table-cell>
          <table:table-cell office:value-type="float" office:value="0.448714306413963" calcext:value-type="float">
            <text:p>0.448714306413963</text:p>
          </table:table-cell>
          <table:table-cell office:value-type="float" office:value="0.0692686666257549" calcext:value-type="float">
            <text:p>0.069268666625755</text:p>
          </table:table-cell>
          <table:table-cell office:value-type="float" office:value="0.054721063174271" calcext:value-type="float">
            <text:p>0.054721063174271</text:p>
          </table:table-cell>
          <table:table-cell office:value-type="float" office:value="0.0301210637351859" calcext:value-type="float">
            <text:p>0.0301210637351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2869660481427" calcext:value-type="float">
            <text:p>0.562869660481427</text:p>
          </table:table-cell>
          <table:table-cell office:value-type="float" office:value="1.28633534432588" calcext:value-type="float">
            <text:p>1.28633534432588</text:p>
          </table:table-cell>
          <table:table-cell office:value-type="float" office:value="0.581457107199507" calcext:value-type="float">
            <text:p>0.581457107199507</text:p>
          </table:table-cell>
          <table:table-cell office:value-type="float" office:value="0.0729137347389996" calcext:value-type="float">
            <text:p>0.072913734739</text:p>
          </table:table-cell>
          <table:table-cell office:value-type="float" office:value="0.0681340338374554" calcext:value-type="float">
            <text:p>0.068134033837455</text:p>
          </table:table-cell>
          <table:table-cell office:value-type="float" office:value="0.0400134708822277" calcext:value-type="float">
            <text:p>0.040013470882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0948696013443" calcext:value-type="float">
            <text:p>0.580948696013443</text:p>
          </table:table-cell>
          <table:table-cell office:value-type="float" office:value="1.23537112257654" calcext:value-type="float">
            <text:p>1.23537112257654</text:p>
          </table:table-cell>
          <table:table-cell office:value-type="float" office:value="0.554549166779859" calcext:value-type="float">
            <text:p>0.554549166779859</text:p>
          </table:table-cell>
          <table:table-cell office:value-type="float" office:value="0.0843663100292994" calcext:value-type="float">
            <text:p>0.084366310029299</text:p>
          </table:table-cell>
          <table:table-cell office:value-type="float" office:value="0.0626397211582082" calcext:value-type="float">
            <text:p>0.062639721158208</text:p>
          </table:table-cell>
          <table:table-cell office:value-type="float" office:value="0.0361771273400539" calcext:value-type="float">
            <text:p>0.036177127340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459722397387" calcext:value-type="float">
            <text:p>0.551459722397387</text:p>
          </table:table-cell>
          <table:table-cell office:value-type="float" office:value="1.2722364597379" calcext:value-type="float">
            <text:p>1.2722364597379</text:p>
          </table:table-cell>
          <table:table-cell office:value-type="float" office:value="0.468483234491834" calcext:value-type="float">
            <text:p>0.468483234491834</text:p>
          </table:table-cell>
          <table:table-cell office:value-type="float" office:value="0.0887834244253771" calcext:value-type="float">
            <text:p>0.088783424425377</text:p>
          </table:table-cell>
          <table:table-cell office:value-type="float" office:value="0.0488555383068558" calcext:value-type="float">
            <text:p>0.048855538306856</text:p>
          </table:table-cell>
          <table:table-cell office:value-type="float" office:value="0.0258556491151941" calcext:value-type="float">
            <text:p>0.0258556491151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5865928907622" calcext:value-type="float">
            <text:p>0.655865928907622</text:p>
          </table:table-cell>
          <table:table-cell office:value-type="float" office:value="1.1848762265002" calcext:value-type="float">
            <text:p>1.1848762265002</text:p>
          </table:table-cell>
          <table:table-cell office:value-type="float" office:value="0.429153079505118" calcext:value-type="float">
            <text:p>0.429153079505118</text:p>
          </table:table-cell>
          <table:table-cell office:value-type="float" office:value="0.070916708275775" calcext:value-type="float">
            <text:p>0.070916708275775</text:p>
          </table:table-cell>
          <table:table-cell office:value-type="float" office:value="0.0526677782394617" calcext:value-type="float">
            <text:p>0.052667778239462</text:p>
          </table:table-cell>
          <table:table-cell office:value-type="float" office:value="0.0324665859752654" calcext:value-type="float">
            <text:p>0.032466585975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842009736698" calcext:value-type="float">
            <text:p>0.529842009736698</text:p>
          </table:table-cell>
          <table:table-cell office:value-type="float" office:value="1.27321956600576" calcext:value-type="float">
            <text:p>1.27321956600576</text:p>
          </table:table-cell>
          <table:table-cell office:value-type="float" office:value="0.485916893832559" calcext:value-type="float">
            <text:p>0.485916893832559</text:p>
          </table:table-cell>
          <table:table-cell office:value-type="float" office:value="0.084358974651776" calcext:value-type="float">
            <text:p>0.084358974651776</text:p>
          </table:table-cell>
          <table:table-cell office:value-type="float" office:value="0.0577305045019477" calcext:value-type="float">
            <text:p>0.057730504501948</text:p>
          </table:table-cell>
          <table:table-cell office:value-type="float" office:value="0.0348934913854103" calcext:value-type="float">
            <text:p>0.03489349138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2139261415385" calcext:value-type="float">
            <text:p>0.502139261415385</text:p>
          </table:table-cell>
          <table:table-cell office:value-type="float" office:value="1.30914585377753" calcext:value-type="float">
            <text:p>1.30914585377753</text:p>
          </table:table-cell>
          <table:table-cell office:value-type="float" office:value="0.456384483621315" calcext:value-type="float">
            <text:p>0.456384483621315</text:p>
          </table:table-cell>
          <table:table-cell office:value-type="float" office:value="0.0809694266565338" calcext:value-type="float">
            <text:p>0.080969426656534</text:p>
          </table:table-cell>
          <table:table-cell office:value-type="float" office:value="0.0608387217082625" calcext:value-type="float">
            <text:p>0.060838721708263</text:p>
          </table:table-cell>
          <table:table-cell office:value-type="float" office:value="0.0303686828724524" calcext:value-type="float">
            <text:p>0.030368682872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680619377665" calcext:value-type="float">
            <text:p>0.40680619377665</text:p>
          </table:table-cell>
          <table:table-cell office:value-type="float" office:value="1.36155755641322" calcext:value-type="float">
            <text:p>1.36155755641322</text:p>
          </table:table-cell>
          <table:table-cell office:value-type="float" office:value="0.506049222075951" calcext:value-type="float">
            <text:p>0.506049222075951</text:p>
          </table:table-cell>
          <table:table-cell office:value-type="float" office:value="0.0897435507463054" calcext:value-type="float">
            <text:p>0.089743550746305</text:p>
          </table:table-cell>
          <table:table-cell office:value-type="float" office:value="0.0547895747347621" calcext:value-type="float">
            <text:p>0.054789574734762</text:p>
          </table:table-cell>
          <table:table-cell office:value-type="float" office:value="0.0328897653049229" calcext:value-type="float">
            <text:p>0.0328897653049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864991548061" calcext:value-type="float">
            <text:p>0.408864991548061</text:p>
          </table:table-cell>
          <table:table-cell office:value-type="float" office:value="1.36658594726537" calcext:value-type="float">
            <text:p>1.36658594726537</text:p>
          </table:table-cell>
          <table:table-cell office:value-type="float" office:value="0.481172194846504" calcext:value-type="float">
            <text:p>0.481172194846504</text:p>
          </table:table-cell>
          <table:table-cell office:value-type="float" office:value="0.0900390506209649" calcext:value-type="float">
            <text:p>0.090039050620965</text:p>
          </table:table-cell>
          <table:table-cell office:value-type="float" office:value="0.0677950912923216" calcext:value-type="float">
            <text:p>0.067795091292322</text:p>
          </table:table-cell>
          <table:table-cell office:value-type="float" office:value="0.0304733572552453" calcext:value-type="float">
            <text:p>0.0304733572552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9819339236489" calcext:value-type="float">
            <text:p>0.419819339236489</text:p>
          </table:table-cell>
          <table:table-cell office:value-type="float" office:value="1.36229085120152" calcext:value-type="float">
            <text:p>1.36229085120152</text:p>
          </table:table-cell>
          <table:table-cell office:value-type="float" office:value="0.570246664054616" calcext:value-type="float">
            <text:p>0.570246664054616</text:p>
          </table:table-cell>
          <table:table-cell office:value-type="float" office:value="0.073080017680321" calcext:value-type="float">
            <text:p>0.073080017680321</text:p>
          </table:table-cell>
          <table:table-cell office:value-type="float" office:value="0.0697543770286515" calcext:value-type="float">
            <text:p>0.069754377028652</text:p>
          </table:table-cell>
          <table:table-cell office:value-type="float" office:value="0.0443494337283211" calcext:value-type="float">
            <text:p>0.0443494337283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0636181779268" calcext:value-type="float">
            <text:p>0.480636181779268</text:p>
          </table:table-cell>
          <table:table-cell office:value-type="float" office:value="1.30575504374584" calcext:value-type="float">
            <text:p>1.30575504374584</text:p>
          </table:table-cell>
          <table:table-cell office:value-type="float" office:value="0.5700165075248" calcext:value-type="float">
            <text:p>0.5700165075248</text:p>
          </table:table-cell>
          <table:table-cell office:value-type="float" office:value="0.0881432830747614" calcext:value-type="float">
            <text:p>0.088143283074761</text:p>
          </table:table-cell>
          <table:table-cell office:value-type="float" office:value="0.066498961511524" calcext:value-type="float">
            <text:p>0.066498961511524</text:p>
          </table:table-cell>
          <table:table-cell office:value-type="float" office:value="0.0387139854790995" calcext:value-type="float">
            <text:p>0.03871398547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276077769663" calcext:value-type="float">
            <text:p>0.554276077769663</text:p>
          </table:table-cell>
          <table:table-cell office:value-type="float" office:value="1.2489935054587" calcext:value-type="float">
            <text:p>1.2489935054587</text:p>
          </table:table-cell>
          <table:table-cell office:value-type="float" office:value="0.504443099424948" calcext:value-type="float">
            <text:p>0.504443099424948</text:p>
          </table:table-cell>
          <table:table-cell office:value-type="float" office:value="0.0882160084571919" calcext:value-type="float">
            <text:p>0.088216008457192</text:p>
          </table:table-cell>
          <table:table-cell office:value-type="float" office:value="0.0664218139877039" calcext:value-type="float">
            <text:p>0.066421813987704</text:p>
          </table:table-cell>
          <table:table-cell office:value-type="float" office:value="0.0308729268362612" calcext:value-type="float">
            <text:p>0.030872926836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589648550241" calcext:value-type="float">
            <text:p>0.570589648550241</text:p>
          </table:table-cell>
          <table:table-cell office:value-type="float" office:value="1.23702704171829" calcext:value-type="float">
            <text:p>1.23702704171829</text:p>
          </table:table-cell>
          <table:table-cell office:value-type="float" office:value="0.507792124724892" calcext:value-type="float">
            <text:p>0.507792124724892</text:p>
          </table:table-cell>
          <table:table-cell office:value-type="float" office:value="0.0842444377603079" calcext:value-type="float">
            <text:p>0.084244437760308</text:p>
          </table:table-cell>
          <table:table-cell office:value-type="float" office:value="0.0616544331208579" calcext:value-type="float">
            <text:p>0.061654433120858</text:p>
          </table:table-cell>
          <table:table-cell office:value-type="float" office:value="0.0481129085805793" calcext:value-type="float">
            <text:p>0.0481129085805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987482935448" calcext:value-type="float">
            <text:p>0.529987482935448</text:p>
          </table:table-cell>
          <table:table-cell office:value-type="float" office:value="1.30647220813688" calcext:value-type="float">
            <text:p>1.30647220813688</text:p>
          </table:table-cell>
          <table:table-cell office:value-type="float" office:value="0.562458122696538" calcext:value-type="float">
            <text:p>0.562458122696538</text:p>
          </table:table-cell>
          <table:table-cell office:value-type="float" office:value="0.101668336524365" calcext:value-type="float">
            <text:p>0.101668336524365</text:p>
          </table:table-cell>
          <table:table-cell office:value-type="float" office:value="0.0564923397316011" calcext:value-type="float">
            <text:p>0.056492339731601</text:p>
          </table:table-cell>
          <table:table-cell office:value-type="float" office:value="0.0470338392500087" calcext:value-type="float">
            <text:p>0.047033839250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383469522743" calcext:value-type="float">
            <text:p>0.523383469522743</text:p>
          </table:table-cell>
          <table:table-cell office:value-type="float" office:value="1.32065122651508" calcext:value-type="float">
            <text:p>1.32065122651508</text:p>
          </table:table-cell>
          <table:table-cell office:value-type="float" office:value="0.556438552442314" calcext:value-type="float">
            <text:p>0.556438552442314</text:p>
          </table:table-cell>
          <table:table-cell office:value-type="float" office:value="0.105760309398018" calcext:value-type="float">
            <text:p>0.105760309398018</text:p>
          </table:table-cell>
          <table:table-cell office:value-type="float" office:value="0.0766221537242984" calcext:value-type="float">
            <text:p>0.076622153724298</text:p>
          </table:table-cell>
          <table:table-cell office:value-type="float" office:value="0.0402374167642883" calcext:value-type="float">
            <text:p>0.0402374167642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0067557225436" calcext:value-type="float">
            <text:p>0.400067557225436</text:p>
          </table:table-cell>
          <table:table-cell office:value-type="float" office:value="1.41414692470239" calcext:value-type="float">
            <text:p>1.41414692470239</text:p>
          </table:table-cell>
          <table:table-cell office:value-type="float" office:value="0.461759914136379" calcext:value-type="float">
            <text:p>0.461759914136379</text:p>
          </table:table-cell>
          <table:table-cell office:value-type="float" office:value="0.0819246980155238" calcext:value-type="float">
            <text:p>0.081924698015524</text:p>
          </table:table-cell>
          <table:table-cell office:value-type="float" office:value="0.0370250052066334" calcext:value-type="float">
            <text:p>0.037025005206633</text:p>
          </table:table-cell>
          <table:table-cell office:value-type="float" office:value="0.0308331554822081" calcext:value-type="float">
            <text:p>0.030833155482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2893161631987" calcext:value-type="float">
            <text:p>0.462893161631987</text:p>
          </table:table-cell>
          <table:table-cell office:value-type="float" office:value="1.35844041325122" calcext:value-type="float">
            <text:p>1.35844041325122</text:p>
          </table:table-cell>
          <table:table-cell office:value-type="float" office:value="0.430214427213193" calcext:value-type="float">
            <text:p>0.430214427213193</text:p>
          </table:table-cell>
          <table:table-cell office:value-type="float" office:value="0.071731981836004" calcext:value-type="float">
            <text:p>0.071731981836004</text:p>
          </table:table-cell>
          <table:table-cell office:value-type="float" office:value="0.0540770795209434" calcext:value-type="float">
            <text:p>0.054077079520943</text:p>
          </table:table-cell>
          <table:table-cell office:value-type="float" office:value="0.0287754546558686" calcext:value-type="float">
            <text:p>0.028775454655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3898719191605" calcext:value-type="float">
            <text:p>0.353898719191605</text:p>
          </table:table-cell>
          <table:table-cell office:value-type="float" office:value="1.45282035786226" calcext:value-type="float">
            <text:p>1.45282035786226</text:p>
          </table:table-cell>
          <table:table-cell office:value-type="float" office:value="0.460329297226062" calcext:value-type="float">
            <text:p>0.460329297226062</text:p>
          </table:table-cell>
          <table:table-cell office:value-type="float" office:value="0.0794462318006984" calcext:value-type="float">
            <text:p>0.079446231800698</text:p>
          </table:table-cell>
          <table:table-cell office:value-type="float" office:value="0.0680371443224692" calcext:value-type="float">
            <text:p>0.068037144322469</text:p>
          </table:table-cell>
          <table:table-cell office:value-type="float" office:value="0.0451218714580933" calcext:value-type="float">
            <text:p>0.045121871458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6713349297961" calcext:value-type="float">
            <text:p>0.346713349297961</text:p>
          </table:table-cell>
          <table:table-cell office:value-type="float" office:value="1.45791000737929" calcext:value-type="float">
            <text:p>1.45791000737929</text:p>
          </table:table-cell>
          <table:table-cell office:value-type="float" office:value="0.42733175312947" calcext:value-type="float">
            <text:p>0.42733175312947</text:p>
          </table:table-cell>
          <table:table-cell office:value-type="float" office:value="0.0758884125153985" calcext:value-type="float">
            <text:p>0.075888412515399</text:p>
          </table:table-cell>
          <table:table-cell office:value-type="float" office:value="0.0574314963093941" calcext:value-type="float">
            <text:p>0.057431496309394</text:p>
          </table:table-cell>
          <table:table-cell office:value-type="float" office:value="0.0305470561272297" calcext:value-type="float">
            <text:p>0.03054705612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666100109575" calcext:value-type="float">
            <text:p>0.346666100109575</text:p>
          </table:table-cell>
          <table:table-cell office:value-type="float" office:value="1.4010050131537" calcext:value-type="float">
            <text:p>1.4010050131537</text:p>
          </table:table-cell>
          <table:table-cell office:value-type="float" office:value="0.521415169043474" calcext:value-type="float">
            <text:p>0.521415169043474</text:p>
          </table:table-cell>
          <table:table-cell office:value-type="float" office:value="0.0913479429304483" calcext:value-type="float">
            <text:p>0.091347942930448</text:p>
          </table:table-cell>
          <table:table-cell office:value-type="float" office:value="0.0633161039604662" calcext:value-type="float">
            <text:p>0.063316103960466</text:p>
          </table:table-cell>
          <table:table-cell office:value-type="float" office:value="0.0436212359431317" calcext:value-type="float">
            <text:p>0.0436212359431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33219418434988" calcext:value-type="float">
            <text:p>0.333219418434988</text:p>
          </table:table-cell>
          <table:table-cell office:value-type="float" office:value="1.41335321794282" calcext:value-type="float">
            <text:p>1.41335321794282</text:p>
          </table:table-cell>
          <table:table-cell office:value-type="float" office:value="0.528620593715988" calcext:value-type="float">
            <text:p>0.528620593715988</text:p>
          </table:table-cell>
          <table:table-cell office:value-type="float" office:value="0.105014095069834" calcext:value-type="float">
            <text:p>0.105014095069834</text:p>
          </table:table-cell>
          <table:table-cell office:value-type="float" office:value="0.0752692318844958" calcext:value-type="float">
            <text:p>0.075269231884496</text:p>
          </table:table-cell>
          <table:table-cell office:value-type="float" office:value="0.0495149093218659" calcext:value-type="float">
            <text:p>0.0495149093218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1548283441679" calcext:value-type="float">
            <text:p>0.541548283441679</text:p>
          </table:table-cell>
          <table:table-cell office:value-type="float" office:value="1.26671522075419" calcext:value-type="float">
            <text:p>1.26671522075419</text:p>
          </table:table-cell>
          <table:table-cell office:value-type="float" office:value="0.537339257809345" calcext:value-type="float">
            <text:p>0.537339257809345</text:p>
          </table:table-cell>
          <table:table-cell office:value-type="float" office:value="0.0812902917209472" calcext:value-type="float">
            <text:p>0.081290291720947</text:p>
          </table:table-cell>
          <table:table-cell office:value-type="float" office:value="0.0583698167499103" calcext:value-type="float">
            <text:p>0.05836981674991</text:p>
          </table:table-cell>
          <table:table-cell office:value-type="float" office:value="0.035017182703348" calcext:value-type="float">
            <text:p>0.035017182703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0234548564144" calcext:value-type="float">
            <text:p>0.540234548564144</text:p>
          </table:table-cell>
          <table:table-cell office:value-type="float" office:value="1.27333298833059" calcext:value-type="float">
            <text:p>1.27333298833059</text:p>
          </table:table-cell>
          <table:table-cell office:value-type="float" office:value="0.56049072515229" calcext:value-type="float">
            <text:p>0.56049072515229</text:p>
          </table:table-cell>
          <table:table-cell office:value-type="float" office:value="0.109665235335267" calcext:value-type="float">
            <text:p>0.109665235335267</text:p>
          </table:table-cell>
          <table:table-cell office:value-type="float" office:value="0.0774910025215966" calcext:value-type="float">
            <text:p>0.077491002521597</text:p>
          </table:table-cell>
          <table:table-cell office:value-type="float" office:value="0.066507195357948" calcext:value-type="float">
            <text:p>0.0665071953579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610446997192" calcext:value-type="float">
            <text:p>0.484610446997192</text:p>
          </table:table-cell>
          <table:table-cell office:value-type="float" office:value="1.31234213155664" calcext:value-type="float">
            <text:p>1.31234213155664</text:p>
          </table:table-cell>
          <table:table-cell office:value-type="float" office:value="0.473768733002566" calcext:value-type="float">
            <text:p>0.473768733002566</text:p>
          </table:table-cell>
          <table:table-cell office:value-type="float" office:value="0.0866515731281928" calcext:value-type="float">
            <text:p>0.086651573128193</text:p>
          </table:table-cell>
          <table:table-cell office:value-type="float" office:value="0.0730151159373412" calcext:value-type="float">
            <text:p>0.073015115937341</text:p>
          </table:table-cell>
          <table:table-cell office:value-type="float" office:value="0.0226198163356167" calcext:value-type="float">
            <text:p>0.0226198163356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9717927836755" calcext:value-type="float">
            <text:p>0.519717927836755</text:p>
          </table:table-cell>
          <table:table-cell office:value-type="float" office:value="1.27846242484459" calcext:value-type="float">
            <text:p>1.27846242484459</text:p>
          </table:table-cell>
          <table:table-cell office:value-type="float" office:value="0.458244995098895" calcext:value-type="float">
            <text:p>0.458244995098895</text:p>
          </table:table-cell>
          <table:table-cell office:value-type="float" office:value="0.087789867135057" calcext:value-type="float">
            <text:p>0.087789867135057</text:p>
          </table:table-cell>
          <table:table-cell office:value-type="float" office:value="0.0628211494786097" calcext:value-type="float">
            <text:p>0.06282114947861</text:p>
          </table:table-cell>
          <table:table-cell office:value-type="float" office:value="0.0314409059283024" calcext:value-type="float">
            <text:p>0.0314409059283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011233928851" calcext:value-type="float">
            <text:p>0.371011233928851</text:p>
          </table:table-cell>
          <table:table-cell office:value-type="float" office:value="1.39798259032238" calcext:value-type="float">
            <text:p>1.39798259032238</text:p>
          </table:table-cell>
          <table:table-cell office:value-type="float" office:value="0.487143063203747" calcext:value-type="float">
            <text:p>0.487143063203747</text:p>
          </table:table-cell>
          <table:table-cell office:value-type="float" office:value="0.0855103297819193" calcext:value-type="float">
            <text:p>0.085510329781919</text:p>
          </table:table-cell>
          <table:table-cell office:value-type="float" office:value="0.0514536694414536" calcext:value-type="float">
            <text:p>0.051453669441454</text:p>
          </table:table-cell>
          <table:table-cell office:value-type="float" office:value="0.0281051181428743" calcext:value-type="float">
            <text:p>0.0281051181428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688207673127" calcext:value-type="float">
            <text:p>0.39688207673127</text:p>
          </table:table-cell>
          <table:table-cell office:value-type="float" office:value="1.37147304661281" calcext:value-type="float">
            <text:p>1.37147304661281</text:p>
          </table:table-cell>
          <table:table-cell office:value-type="float" office:value="0.496604393814602" calcext:value-type="float">
            <text:p>0.496604393814602</text:p>
          </table:table-cell>
          <table:table-cell office:value-type="float" office:value="0.0830940438888355" calcext:value-type="float">
            <text:p>0.083094043888836</text:p>
          </table:table-cell>
          <table:table-cell office:value-type="float" office:value="0.0590543275195431" calcext:value-type="float">
            <text:p>0.059054327519543</text:p>
          </table:table-cell>
          <table:table-cell office:value-type="float" office:value="0.038528084078328" calcext:value-type="float">
            <text:p>0.0385280840783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940303284686" calcext:value-type="float">
            <text:p>0.495940303284686</text:p>
          </table:table-cell>
          <table:table-cell office:value-type="float" office:value="1.37683443823003" calcext:value-type="float">
            <text:p>1.37683443823003</text:p>
          </table:table-cell>
          <table:table-cell office:value-type="float" office:value="0.476285730242545" calcext:value-type="float">
            <text:p>0.476285730242545</text:p>
          </table:table-cell>
          <table:table-cell office:value-type="float" office:value="0.0909916432355684" calcext:value-type="float">
            <text:p>0.090991643235568</text:p>
          </table:table-cell>
          <table:table-cell office:value-type="float" office:value="0.0511740544766735" calcext:value-type="float">
            <text:p>0.051174054476674</text:p>
          </table:table-cell>
          <table:table-cell office:value-type="float" office:value="0.0438064929628294" calcext:value-type="float">
            <text:p>0.043806492962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141019254503" calcext:value-type="float">
            <text:p>0.490141019254503</text:p>
          </table:table-cell>
          <table:table-cell office:value-type="float" office:value="1.37691471121816" calcext:value-type="float">
            <text:p>1.37691471121816</text:p>
          </table:table-cell>
          <table:table-cell office:value-type="float" office:value="0.450577404777884" calcext:value-type="float">
            <text:p>0.450577404777884</text:p>
          </table:table-cell>
          <table:table-cell office:value-type="float" office:value="0.0801494513999695" calcext:value-type="float">
            <text:p>0.08014945139997</text:p>
          </table:table-cell>
          <table:table-cell office:value-type="float" office:value="0.060933000773492" calcext:value-type="float">
            <text:p>0.060933000773492</text:p>
          </table:table-cell>
          <table:table-cell office:value-type="float" office:value="0.0345251552384931" calcext:value-type="float">
            <text:p>0.0345251552384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7512843526594" calcext:value-type="float">
            <text:p>0.497512843526594</text:p>
          </table:table-cell>
          <table:table-cell office:value-type="float" office:value="1.2975942288291" calcext:value-type="float">
            <text:p>1.2975942288291</text:p>
          </table:table-cell>
          <table:table-cell office:value-type="float" office:value="0.520121598972963" calcext:value-type="float">
            <text:p>0.520121598972963</text:p>
          </table:table-cell>
          <table:table-cell office:value-type="float" office:value="0.0847531294356394" calcext:value-type="float">
            <text:p>0.084753129435639</text:p>
          </table:table-cell>
          <table:table-cell office:value-type="float" office:value="0.0656594560332432" calcext:value-type="float">
            <text:p>0.065659456033243</text:p>
          </table:table-cell>
          <table:table-cell office:value-type="float" office:value="0.0383310191834546" calcext:value-type="float">
            <text:p>0.038331019183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905969639988" calcext:value-type="float">
            <text:p>0.42905969639988</text:p>
          </table:table-cell>
          <table:table-cell office:value-type="float" office:value="1.36227195478697" calcext:value-type="float">
            <text:p>1.36227195478697</text:p>
          </table:table-cell>
          <table:table-cell office:value-type="float" office:value="0.55177061100362" calcext:value-type="float">
            <text:p>0.55177061100362</text:p>
          </table:table-cell>
          <table:table-cell office:value-type="float" office:value="0.110376027000338" calcext:value-type="float">
            <text:p>0.110376027000338</text:p>
          </table:table-cell>
          <table:table-cell office:value-type="float" office:value="0.0790488082802766" calcext:value-type="float">
            <text:p>0.079048808280277</text:p>
          </table:table-cell>
          <table:table-cell office:value-type="float" office:value="0.0598783429038192" calcext:value-type="float">
            <text:p>0.0598783429038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8978593559293" calcext:value-type="float">
            <text:p>0.568978593559293</text:p>
          </table:table-cell>
          <table:table-cell office:value-type="float" office:value="1.19947972637494" calcext:value-type="float">
            <text:p>1.19947972637494</text:p>
          </table:table-cell>
          <table:table-cell office:value-type="float" office:value="0.532287770398196" calcext:value-type="float">
            <text:p>0.532287770398196</text:p>
          </table:table-cell>
          <table:table-cell office:value-type="float" office:value="0.0871424158829101" calcext:value-type="float">
            <text:p>0.08714241588291</text:p>
          </table:table-cell>
          <table:table-cell office:value-type="float" office:value="0.0643659656765792" calcext:value-type="float">
            <text:p>0.064365965676579</text:p>
          </table:table-cell>
          <table:table-cell office:value-type="float" office:value="0.0365524115524116" calcext:value-type="float">
            <text:p>0.036552411552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3579984367101" calcext:value-type="float">
            <text:p>0.573579984367101</text:p>
          </table:table-cell>
          <table:table-cell office:value-type="float" office:value="1.22191456056024" calcext:value-type="float">
            <text:p>1.22191456056024</text:p>
          </table:table-cell>
          <table:table-cell office:value-type="float" office:value="0.54581430115252" calcext:value-type="float">
            <text:p>0.54581430115252</text:p>
          </table:table-cell>
          <table:table-cell office:value-type="float" office:value="0.120338713502446" calcext:value-type="float">
            <text:p>0.120338713502446</text:p>
          </table:table-cell>
          <table:table-cell office:value-type="float" office:value="0.088085432845753" calcext:value-type="float">
            <text:p>0.088085432845753</text:p>
          </table:table-cell>
          <table:table-cell office:value-type="float" office:value="0.0602925630500762" calcext:value-type="float">
            <text:p>0.0602925630500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72169469981" calcext:value-type="float">
            <text:p>0.4772169469981</text:p>
          </table:table-cell>
          <table:table-cell office:value-type="float" office:value="1.34535674603237" calcext:value-type="float">
            <text:p>1.34535674603237</text:p>
          </table:table-cell>
          <table:table-cell office:value-type="float" office:value="0.494935237504227" calcext:value-type="float">
            <text:p>0.494935237504227</text:p>
          </table:table-cell>
          <table:table-cell office:value-type="float" office:value="0.0891978050337423" calcext:value-type="float">
            <text:p>0.089197805033742</text:p>
          </table:table-cell>
          <table:table-cell office:value-type="float" office:value="0.0582268431953729" calcext:value-type="float">
            <text:p>0.058226843195373</text:p>
          </table:table-cell>
          <table:table-cell office:value-type="float" office:value="0.0365456589038129" calcext:value-type="float">
            <text:p>0.0365456589038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594858686612" calcext:value-type="float">
            <text:p>0.484594858686612</text:p>
          </table:table-cell>
          <table:table-cell office:value-type="float" office:value="1.33833046325903" calcext:value-type="float">
            <text:p>1.33833046325903</text:p>
          </table:table-cell>
          <table:table-cell office:value-type="float" office:value="0.44563510743382" calcext:value-type="float">
            <text:p>0.44563510743382</text:p>
          </table:table-cell>
          <table:table-cell office:value-type="float" office:value="0.0794063820428043" calcext:value-type="float">
            <text:p>0.079406382042804</text:p>
          </table:table-cell>
          <table:table-cell office:value-type="float" office:value="0.0590159502396276" calcext:value-type="float">
            <text:p>0.059015950239628</text:p>
          </table:table-cell>
          <table:table-cell office:value-type="float" office:value="0.0281633938699665" calcext:value-type="float">
            <text:p>0.0281633938699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0371909028479" calcext:value-type="float">
            <text:p>0.640371909028479</text:p>
          </table:table-cell>
          <table:table-cell office:value-type="float" office:value="1.20239530327885" calcext:value-type="float">
            <text:p>1.20239530327885</text:p>
          </table:table-cell>
          <table:table-cell office:value-type="float" office:value="0.498082691296479" calcext:value-type="float">
            <text:p>0.498082691296479</text:p>
          </table:table-cell>
          <table:table-cell office:value-type="float" office:value="0.0725456201819984" calcext:value-type="float">
            <text:p>0.072545620181998</text:p>
          </table:table-cell>
          <table:table-cell office:value-type="float" office:value="0.0655289960913519" calcext:value-type="float">
            <text:p>0.065528996091352</text:p>
          </table:table-cell>
          <table:table-cell office:value-type="float" office:value="0.029675323684776" calcext:value-type="float">
            <text:p>0.0296753236847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1524896484173" calcext:value-type="float">
            <text:p>0.621524896484173</text:p>
          </table:table-cell>
          <table:table-cell office:value-type="float" office:value="1.21878377925851" calcext:value-type="float">
            <text:p>1.21878377925851</text:p>
          </table:table-cell>
          <table:table-cell office:value-type="float" office:value="0.546258875954471" calcext:value-type="float">
            <text:p>0.546258875954471</text:p>
          </table:table-cell>
          <table:table-cell office:value-type="float" office:value="0.138484979475398" calcext:value-type="float">
            <text:p>0.138484979475398</text:p>
          </table:table-cell>
          <table:table-cell office:value-type="float" office:value="0.102010726048419" calcext:value-type="float">
            <text:p>0.102010726048419</text:p>
          </table:table-cell>
          <table:table-cell office:value-type="float" office:value="0.0513314897333061" calcext:value-type="float">
            <text:p>0.0513314897333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275005872074" calcext:value-type="float">
            <text:p>0.515275005872074</text:p>
          </table:table-cell>
          <table:table-cell office:value-type="float" office:value="1.31425730225063" calcext:value-type="float">
            <text:p>1.31425730225063</text:p>
          </table:table-cell>
          <table:table-cell office:value-type="float" office:value="0.474109226716675" calcext:value-type="float">
            <text:p>0.474109226716675</text:p>
          </table:table-cell>
          <table:table-cell office:value-type="float" office:value="0.0822938895721898" calcext:value-type="float">
            <text:p>0.08229388957219</text:p>
          </table:table-cell>
          <table:table-cell office:value-type="float" office:value="0.0601049289261497" calcext:value-type="float">
            <text:p>0.06010492892615</text:p>
          </table:table-cell>
          <table:table-cell office:value-type="float" office:value="0.037367863250794" calcext:value-type="float">
            <text:p>0.0373678632507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6770804418732" calcext:value-type="float">
            <text:p>0.576770804418732</text:p>
          </table:table-cell>
          <table:table-cell office:value-type="float" office:value="1.25481441669696" calcext:value-type="float">
            <text:p>1.25481441669696</text:p>
          </table:table-cell>
          <table:table-cell office:value-type="float" office:value="0.468141440490582" calcext:value-type="float">
            <text:p>0.468141440490582</text:p>
          </table:table-cell>
          <table:table-cell office:value-type="float" office:value="0.0871091569377913" calcext:value-type="float">
            <text:p>0.087109156937791</text:p>
          </table:table-cell>
          <table:table-cell office:value-type="float" office:value="0.0663556214358745" calcext:value-type="float">
            <text:p>0.066355621435875</text:p>
          </table:table-cell>
          <table:table-cell office:value-type="float" office:value="0.0420826366452221" calcext:value-type="float">
            <text:p>0.0420826366452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5495667912364" calcext:value-type="float">
            <text:p>0.505495667912364</text:p>
          </table:table-cell>
          <table:table-cell office:value-type="float" office:value="1.28408449228945" calcext:value-type="float">
            <text:p>1.28408449228945</text:p>
          </table:table-cell>
          <table:table-cell office:value-type="float" office:value="0.481491787803448" calcext:value-type="float">
            <text:p>0.481491787803448</text:p>
          </table:table-cell>
          <table:table-cell office:value-type="float" office:value="0.0731643300326642" calcext:value-type="float">
            <text:p>0.073164330032664</text:p>
          </table:table-cell>
          <table:table-cell office:value-type="float" office:value="0.0555161301416815" calcext:value-type="float">
            <text:p>0.055516130141682</text:p>
          </table:table-cell>
          <table:table-cell office:value-type="float" office:value="0.0403310805512611" calcext:value-type="float">
            <text:p>0.040331080551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809784642345" calcext:value-type="float">
            <text:p>0.478809784642345</text:p>
          </table:table-cell>
          <table:table-cell office:value-type="float" office:value="1.30830401101571" calcext:value-type="float">
            <text:p>1.30830401101571</text:p>
          </table:table-cell>
          <table:table-cell office:value-type="float" office:value="0.486200365558637" calcext:value-type="float">
            <text:p>0.486200365558637</text:p>
          </table:table-cell>
          <table:table-cell office:value-type="float" office:value="0.0843788225174533" calcext:value-type="float">
            <text:p>0.084378822517453</text:p>
          </table:table-cell>
          <table:table-cell office:value-type="float" office:value="0.0644074004523634" calcext:value-type="float">
            <text:p>0.064407400452363</text:p>
          </table:table-cell>
          <table:table-cell office:value-type="float" office:value="0.0322063373781754" calcext:value-type="float">
            <text:p>0.0322063373781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5694031145869" calcext:value-type="float">
            <text:p>0.625694031145869</text:p>
          </table:table-cell>
          <table:table-cell office:value-type="float" office:value="1.2367934373671" calcext:value-type="float">
            <text:p>1.2367934373671</text:p>
          </table:table-cell>
          <table:table-cell office:value-type="float" office:value="0.421357259801502" calcext:value-type="float">
            <text:p>0.421357259801502</text:p>
          </table:table-cell>
          <table:table-cell office:value-type="float" office:value="0.0817602473781513" calcext:value-type="float">
            <text:p>0.081760247378151</text:p>
          </table:table-cell>
          <table:table-cell office:value-type="float" office:value="0.0579563009667088" calcext:value-type="float">
            <text:p>0.057956300966709</text:p>
          </table:table-cell>
          <table:table-cell office:value-type="float" office:value="0.0283554826632849" calcext:value-type="float">
            <text:p>0.028355482663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0452482011287" calcext:value-type="float">
            <text:p>0.660452482011287</text:p>
          </table:table-cell>
          <table:table-cell office:value-type="float" office:value="1.20768312082668" calcext:value-type="float">
            <text:p>1.20768312082668</text:p>
          </table:table-cell>
          <table:table-cell office:value-type="float" office:value="0.426211818353407" calcext:value-type="float">
            <text:p>0.426211818353407</text:p>
          </table:table-cell>
          <table:table-cell office:value-type="float" office:value="0.0891077123216668" calcext:value-type="float">
            <text:p>0.089107712321667</text:p>
          </table:table-cell>
          <table:table-cell office:value-type="float" office:value="0.0621262953237818" calcext:value-type="float">
            <text:p>0.062126295323782</text:p>
          </table:table-cell>
          <table:table-cell office:value-type="float" office:value="0.0350457989609175" calcext:value-type="float">
            <text:p>0.035045798960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190141584486" calcext:value-type="float">
            <text:p>0.631190141584486</text:p>
          </table:table-cell>
          <table:table-cell office:value-type="float" office:value="1.24959763522769" calcext:value-type="float">
            <text:p>1.24959763522769</text:p>
          </table:table-cell>
          <table:table-cell office:value-type="float" office:value="0.500303952837759" calcext:value-type="float">
            <text:p>0.500303952837759</text:p>
          </table:table-cell>
          <table:table-cell office:value-type="float" office:value="0.0893253070501068" calcext:value-type="float">
            <text:p>0.089325307050107</text:p>
          </table:table-cell>
          <table:table-cell office:value-type="float" office:value="0.0566519113294893" calcext:value-type="float">
            <text:p>0.056651911329489</text:p>
          </table:table-cell>
          <table:table-cell office:value-type="float" office:value="0.0352998671788878" calcext:value-type="float">
            <text:p>0.0352998671788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71366370135278" calcext:value-type="float">
            <text:p>0.671366370135278</text:p>
          </table:table-cell>
          <table:table-cell office:value-type="float" office:value="1.20940942282984" calcext:value-type="float">
            <text:p>1.20940942282984</text:p>
          </table:table-cell>
          <table:table-cell office:value-type="float" office:value="0.481398694623832" calcext:value-type="float">
            <text:p>0.481398694623832</text:p>
          </table:table-cell>
          <table:table-cell office:value-type="float" office:value="0.0794885808812491" calcext:value-type="float">
            <text:p>0.079488580881249</text:p>
          </table:table-cell>
          <table:table-cell office:value-type="float" office:value="0.0612146032027061" calcext:value-type="float">
            <text:p>0.061214603202706</text:p>
          </table:table-cell>
          <table:table-cell office:value-type="float" office:value="0.033150637859531" calcext:value-type="float">
            <text:p>0.033150637859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4267267040046" calcext:value-type="float">
            <text:p>0.434267267040046</text:p>
          </table:table-cell>
          <table:table-cell office:value-type="float" office:value="1.37100096225479" calcext:value-type="float">
            <text:p>1.37100096225479</text:p>
          </table:table-cell>
          <table:table-cell office:value-type="float" office:value="0.466433397030098" calcext:value-type="float">
            <text:p>0.466433397030098</text:p>
          </table:table-cell>
          <table:table-cell office:value-type="float" office:value="0.0877804412104669" calcext:value-type="float">
            <text:p>0.087780441210467</text:p>
          </table:table-cell>
          <table:table-cell office:value-type="float" office:value="0.0613419327339105" calcext:value-type="float">
            <text:p>0.061341932733911</text:p>
          </table:table-cell>
          <table:table-cell office:value-type="float" office:value="0.0326648765846037" calcext:value-type="float">
            <text:p>0.032664876584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5432397310815" calcext:value-type="float">
            <text:p>0.485432397310815</text:p>
          </table:table-cell>
          <table:table-cell office:value-type="float" office:value="1.35207773615471" calcext:value-type="float">
            <text:p>1.35207773615471</text:p>
          </table:table-cell>
          <table:table-cell office:value-type="float" office:value="0.430693626671159" calcext:value-type="float">
            <text:p>0.430693626671159</text:p>
          </table:table-cell>
          <table:table-cell office:value-type="float" office:value="0.081928068201362" calcext:value-type="float">
            <text:p>0.081928068201362</text:p>
          </table:table-cell>
          <table:table-cell office:value-type="float" office:value="0.0597722536873492" calcext:value-type="float">
            <text:p>0.059772253687349</text:p>
          </table:table-cell>
          <table:table-cell office:value-type="float" office:value="0.0303902692978266" calcext:value-type="float">
            <text:p>0.030390269297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000680791107" calcext:value-type="float">
            <text:p>0.550000680791107</text:p>
          </table:table-cell>
          <table:table-cell office:value-type="float" office:value="1.23890531964694" calcext:value-type="float">
            <text:p>1.23890531964694</text:p>
          </table:table-cell>
          <table:table-cell office:value-type="float" office:value="0.532169868076026" calcext:value-type="float">
            <text:p>0.532169868076026</text:p>
          </table:table-cell>
          <table:table-cell office:value-type="float" office:value="0.0829302293947254" calcext:value-type="float">
            <text:p>0.082930229394725</text:p>
          </table:table-cell>
          <table:table-cell office:value-type="float" office:value="0.0630482571732792" calcext:value-type="float">
            <text:p>0.063048257173279</text:p>
          </table:table-cell>
          <table:table-cell office:value-type="float" office:value="0.0374147949120595" calcext:value-type="float">
            <text:p>0.03741479491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7350499608642" calcext:value-type="float">
            <text:p>0.547350499608642</text:p>
          </table:table-cell>
          <table:table-cell office:value-type="float" office:value="1.25539130943933" calcext:value-type="float">
            <text:p>1.25539130943933</text:p>
          </table:table-cell>
          <table:table-cell office:value-type="float" office:value="0.534275217071333" calcext:value-type="float">
            <text:p>0.534275217071333</text:p>
          </table:table-cell>
          <table:table-cell office:value-type="float" office:value="0.101114780547859" calcext:value-type="float">
            <text:p>0.101114780547859</text:p>
          </table:table-cell>
          <table:table-cell office:value-type="float" office:value="0.0729441588347633" calcext:value-type="float">
            <text:p>0.072944158834763</text:p>
          </table:table-cell>
          <table:table-cell office:value-type="float" office:value="0.0346516965740496" calcext:value-type="float">
            <text:p>0.034651696574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9506808166147" calcext:value-type="float">
            <text:p>0.299506808166147</text:p>
          </table:table-cell>
          <table:table-cell office:value-type="float" office:value="1.43597690440044" calcext:value-type="float">
            <text:p>1.43597690440044</text:p>
          </table:table-cell>
          <table:table-cell office:value-type="float" office:value="0.592420742595299" calcext:value-type="float">
            <text:p>0.592420742595299</text:p>
          </table:table-cell>
          <table:table-cell office:value-type="float" office:value="0.0952225965038944" calcext:value-type="float">
            <text:p>0.095222596503894</text:p>
          </table:table-cell>
          <table:table-cell office:value-type="float" office:value="0.0939719742006153" calcext:value-type="float">
            <text:p>0.093971974200615</text:p>
          </table:table-cell>
          <table:table-cell office:value-type="float" office:value="0.038237688502859" calcext:value-type="float">
            <text:p>0.0382376885028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9294191883307" calcext:value-type="float">
            <text:p>0.269294191883307</text:p>
          </table:table-cell>
          <table:table-cell office:value-type="float" office:value="1.45226467704516" calcext:value-type="float">
            <text:p>1.45226467704516</text:p>
          </table:table-cell>
          <table:table-cell office:value-type="float" office:value="0.61192877538599" calcext:value-type="float">
            <text:p>0.61192877538599</text:p>
          </table:table-cell>
          <table:table-cell office:value-type="float" office:value="0.114965916725525" calcext:value-type="float">
            <text:p>0.114965916725525</text:p>
          </table:table-cell>
          <table:table-cell office:value-type="float" office:value="0.090738981595674" calcext:value-type="float">
            <text:p>0.090738981595674</text:p>
          </table:table-cell>
          <table:table-cell office:value-type="float" office:value="0.0499430164063559" calcext:value-type="float">
            <text:p>0.049943016406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580130614655" calcext:value-type="float">
            <text:p>0.317580130614655</text:p>
          </table:table-cell>
          <table:table-cell office:value-type="float" office:value="1.42461839348888" calcext:value-type="float">
            <text:p>1.42461839348888</text:p>
          </table:table-cell>
          <table:table-cell office:value-type="float" office:value="0.548189943405103" calcext:value-type="float">
            <text:p>0.548189943405103</text:p>
          </table:table-cell>
          <table:table-cell office:value-type="float" office:value="0.0851641772736408" calcext:value-type="float">
            <text:p>0.085164177273641</text:p>
          </table:table-cell>
          <table:table-cell office:value-type="float" office:value="0.0628418625025524" calcext:value-type="float">
            <text:p>0.062841862502552</text:p>
          </table:table-cell>
          <table:table-cell office:value-type="float" office:value="0.0486653511447046" calcext:value-type="float">
            <text:p>0.048665351144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5693611446996" calcext:value-type="float">
            <text:p>0.335693611446996</text:p>
          </table:table-cell>
          <table:table-cell office:value-type="float" office:value="1.41460531160929" calcext:value-type="float">
            <text:p>1.41460531160929</text:p>
          </table:table-cell>
          <table:table-cell office:value-type="float" office:value="0.536538784981409" calcext:value-type="float">
            <text:p>0.536538784981409</text:p>
          </table:table-cell>
          <table:table-cell office:value-type="float" office:value="0.101808345782812" calcext:value-type="float">
            <text:p>0.101808345782812</text:p>
          </table:table-cell>
          <table:table-cell office:value-type="float" office:value="0.074957832926341" calcext:value-type="float">
            <text:p>0.074957832926341</text:p>
          </table:table-cell>
          <table:table-cell office:value-type="float" office:value="0.0395472728287436" calcext:value-type="float">
            <text:p>0.0395472728287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3111785285671" calcext:value-type="float">
            <text:p>0.693111785285671</text:p>
          </table:table-cell>
          <table:table-cell office:value-type="float" office:value="1.19767521002376" calcext:value-type="float">
            <text:p>1.19767521002376</text:p>
          </table:table-cell>
          <table:table-cell office:value-type="float" office:value="0.515824237908685" calcext:value-type="float">
            <text:p>0.515824237908685</text:p>
          </table:table-cell>
          <table:table-cell office:value-type="float" office:value="0.0837108635018867" calcext:value-type="float">
            <text:p>0.083710863501887</text:p>
          </table:table-cell>
          <table:table-cell office:value-type="float" office:value="0.0597468489733541" calcext:value-type="float">
            <text:p>0.059746848973354</text:p>
          </table:table-cell>
          <table:table-cell office:value-type="float" office:value="0.0308145852051934" calcext:value-type="float">
            <text:p>0.030814585205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432871156917" calcext:value-type="float">
            <text:p>0.748432871156917</text:p>
          </table:table-cell>
          <table:table-cell office:value-type="float" office:value="1.13976727854628" calcext:value-type="float">
            <text:p>1.13976727854628</text:p>
          </table:table-cell>
          <table:table-cell office:value-type="float" office:value="0.489912465387961" calcext:value-type="float">
            <text:p>0.489912465387961</text:p>
          </table:table-cell>
          <table:table-cell office:value-type="float" office:value="0.0868077125662291" calcext:value-type="float">
            <text:p>0.086807712566229</text:p>
          </table:table-cell>
          <table:table-cell office:value-type="float" office:value="0.0671732102277634" calcext:value-type="float">
            <text:p>0.067173210227763</text:p>
          </table:table-cell>
          <table:table-cell office:value-type="float" office:value="0.034009932685935" calcext:value-type="float">
            <text:p>0.034009932685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255167822306" calcext:value-type="float">
            <text:p>0.496255167822306</text:p>
          </table:table-cell>
          <table:table-cell office:value-type="float" office:value="1.32686461090458" calcext:value-type="float">
            <text:p>1.32686461090458</text:p>
          </table:table-cell>
          <table:table-cell office:value-type="float" office:value="0.463996332777167" calcext:value-type="float">
            <text:p>0.463996332777167</text:p>
          </table:table-cell>
          <table:table-cell office:value-type="float" office:value="0.0823401214913005" calcext:value-type="float">
            <text:p>0.082340121491301</text:p>
          </table:table-cell>
          <table:table-cell office:value-type="float" office:value="0.046470229499453" calcext:value-type="float">
            <text:p>0.046470229499453</text:p>
          </table:table-cell>
          <table:table-cell office:value-type="float" office:value="0.0358465738834633" calcext:value-type="float">
            <text:p>0.0358465738834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6912335641037" calcext:value-type="float">
            <text:p>0.506912335641037</text:p>
          </table:table-cell>
          <table:table-cell office:value-type="float" office:value="1.33135146159911" calcext:value-type="float">
            <text:p>1.33135146159911</text:p>
          </table:table-cell>
          <table:table-cell office:value-type="float" office:value="0.472687970396184" calcext:value-type="float">
            <text:p>0.472687970396184</text:p>
          </table:table-cell>
          <table:table-cell office:value-type="float" office:value="0.101290177103823" calcext:value-type="float">
            <text:p>0.101290177103823</text:p>
          </table:table-cell>
          <table:table-cell office:value-type="float" office:value="0.0727431076086329" calcext:value-type="float">
            <text:p>0.072743107608633</text:p>
          </table:table-cell>
          <table:table-cell office:value-type="float" office:value="0.0417139506065268" calcext:value-type="float">
            <text:p>0.0417139506065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016415345355" calcext:value-type="float">
            <text:p>0.451016415345355</text:p>
          </table:table-cell>
          <table:table-cell office:value-type="float" office:value="1.33379680037003" calcext:value-type="float">
            <text:p>1.33379680037003</text:p>
          </table:table-cell>
          <table:table-cell office:value-type="float" office:value="0.492065372332785" calcext:value-type="float">
            <text:p>0.492065372332785</text:p>
          </table:table-cell>
          <table:table-cell office:value-type="float" office:value="0.0849656547492171" calcext:value-type="float">
            <text:p>0.084965654749217</text:p>
          </table:table-cell>
          <table:table-cell office:value-type="float" office:value="0.0564541831613537" calcext:value-type="float">
            <text:p>0.056454183161354</text:p>
          </table:table-cell>
          <table:table-cell office:value-type="float" office:value="0.0377588043980764" calcext:value-type="float">
            <text:p>0.037758804398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7862060575127" calcext:value-type="float">
            <text:p>0.437862060575127</text:p>
          </table:table-cell>
          <table:table-cell office:value-type="float" office:value="1.33694034701832" calcext:value-type="float">
            <text:p>1.33694034701832</text:p>
          </table:table-cell>
          <table:table-cell office:value-type="float" office:value="0.465920710968995" calcext:value-type="float">
            <text:p>0.465920710968995</text:p>
          </table:table-cell>
          <table:table-cell office:value-type="float" office:value="0.0830111993598282" calcext:value-type="float">
            <text:p>0.083011199359828</text:p>
          </table:table-cell>
          <table:table-cell office:value-type="float" office:value="0.0615770297821019" calcext:value-type="float">
            <text:p>0.061577029782102</text:p>
          </table:table-cell>
          <table:table-cell office:value-type="float" office:value="0.0301602503340319" calcext:value-type="float">
            <text:p>0.0301602503340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891784683329" calcext:value-type="float">
            <text:p>0.593891784683329</text:p>
          </table:table-cell>
          <table:table-cell office:value-type="float" office:value="1.17964351609418" calcext:value-type="float">
            <text:p>1.17964351609418</text:p>
          </table:table-cell>
          <table:table-cell office:value-type="float" office:value="0.549852649830016" calcext:value-type="float">
            <text:p>0.549852649830016</text:p>
          </table:table-cell>
          <table:table-cell office:value-type="float" office:value="0.0850775283629915" calcext:value-type="float">
            <text:p>0.085077528362992</text:p>
          </table:table-cell>
          <table:table-cell office:value-type="float" office:value="0.0727882191783566" calcext:value-type="float">
            <text:p>0.072788219178357</text:p>
          </table:table-cell>
          <table:table-cell office:value-type="float" office:value="0.0386871194178756" calcext:value-type="float">
            <text:p>0.0386871194178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1004503939266" calcext:value-type="float">
            <text:p>0.661004503939266</text:p>
          </table:table-cell>
          <table:table-cell office:value-type="float" office:value="1.12601437655681" calcext:value-type="float">
            <text:p>1.12601437655681</text:p>
          </table:table-cell>
          <table:table-cell office:value-type="float" office:value="0.57426054789922" calcext:value-type="float">
            <text:p>0.57426054789922</text:p>
          </table:table-cell>
          <table:table-cell office:value-type="float" office:value="0.0907376221943393" calcext:value-type="float">
            <text:p>0.090737622194339</text:p>
          </table:table-cell>
          <table:table-cell office:value-type="float" office:value="0.0632684993874659" calcext:value-type="float">
            <text:p>0.063268499387466</text:p>
          </table:table-cell>
          <table:table-cell office:value-type="float" office:value="0.046461924776768" calcext:value-type="float">
            <text:p>0.046461924776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920741281714" calcext:value-type="float">
            <text:p>0.430920741281714</text:p>
          </table:table-cell>
          <table:table-cell office:value-type="float" office:value="1.34207310461001" calcext:value-type="float">
            <text:p>1.34207310461001</text:p>
          </table:table-cell>
          <table:table-cell office:value-type="float" office:value="0.504292050795742" calcext:value-type="float">
            <text:p>0.504292050795742</text:p>
          </table:table-cell>
          <table:table-cell office:value-type="float" office:value="0.0952096986244733" calcext:value-type="float">
            <text:p>0.095209698624473</text:p>
          </table:table-cell>
          <table:table-cell office:value-type="float" office:value="0.0596384513466741" calcext:value-type="float">
            <text:p>0.059638451346674</text:p>
          </table:table-cell>
          <table:table-cell office:value-type="float" office:value="0.035021361222538" calcext:value-type="float">
            <text:p>0.035021361222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22109067436198" calcext:value-type="float">
            <text:p>0.322109067436198</text:p>
          </table:table-cell>
          <table:table-cell office:value-type="float" office:value="1.44037875966138" calcext:value-type="float">
            <text:p>1.44037875966138</text:p>
          </table:table-cell>
          <table:table-cell office:value-type="float" office:value="0.542560753087758" calcext:value-type="float">
            <text:p>0.542560753087758</text:p>
          </table:table-cell>
          <table:table-cell office:value-type="float" office:value="0.119485304290915" calcext:value-type="float">
            <text:p>0.119485304290915</text:p>
          </table:table-cell>
          <table:table-cell office:value-type="float" office:value="0.0848592538130038" calcext:value-type="float">
            <text:p>0.084859253813004</text:p>
          </table:table-cell>
          <table:table-cell office:value-type="float" office:value="0.0509654544740383" calcext:value-type="float">
            <text:p>0.0509654544740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588004018639" calcext:value-type="float">
            <text:p>0.59588004018639</text:p>
          </table:table-cell>
          <table:table-cell office:value-type="float" office:value="1.25891735156747" calcext:value-type="float">
            <text:p>1.25891735156747</text:p>
          </table:table-cell>
          <table:table-cell office:value-type="float" office:value="0.522334351082251" calcext:value-type="float">
            <text:p>0.522334351082251</text:p>
          </table:table-cell>
          <table:table-cell office:value-type="float" office:value="0.0895635763320038" calcext:value-type="float">
            <text:p>0.089563576332004</text:p>
          </table:table-cell>
          <table:table-cell office:value-type="float" office:value="0.0708588362146707" calcext:value-type="float">
            <text:p>0.070858836214671</text:p>
          </table:table-cell>
          <table:table-cell office:value-type="float" office:value="0.025335305419501" calcext:value-type="float">
            <text:p>0.025335305419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202834749739" calcext:value-type="float">
            <text:p>0.613202834749739</text:p>
          </table:table-cell>
          <table:table-cell office:value-type="float" office:value="1.23046527034499" calcext:value-type="float">
            <text:p>1.23046527034499</text:p>
          </table:table-cell>
          <table:table-cell office:value-type="float" office:value="0.521958298101993" calcext:value-type="float">
            <text:p>0.521958298101993</text:p>
          </table:table-cell>
          <table:table-cell office:value-type="float" office:value="0.0851611591652347" calcext:value-type="float">
            <text:p>0.085161159165235</text:p>
          </table:table-cell>
          <table:table-cell office:value-type="float" office:value="0.0601891203961583" calcext:value-type="float">
            <text:p>0.060189120396158</text:p>
          </table:table-cell>
          <table:table-cell office:value-type="float" office:value="0.0591880632353818" calcext:value-type="float">
            <text:p>0.0591880632353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2009884794042" calcext:value-type="float">
            <text:p>0.562009884794042</text:p>
          </table:table-cell>
          <table:table-cell office:value-type="float" office:value="1.26347766383373" calcext:value-type="float">
            <text:p>1.26347766383373</text:p>
          </table:table-cell>
          <table:table-cell office:value-type="float" office:value="0.491026096383928" calcext:value-type="float">
            <text:p>0.491026096383928</text:p>
          </table:table-cell>
          <table:table-cell office:value-type="float" office:value="0.0856186562193979" calcext:value-type="float">
            <text:p>0.085618656219398</text:p>
          </table:table-cell>
          <table:table-cell office:value-type="float" office:value="0.0629639117557132" calcext:value-type="float">
            <text:p>0.062963911755713</text:p>
          </table:table-cell>
          <table:table-cell office:value-type="float" office:value="0.0392933899844889" calcext:value-type="float">
            <text:p>0.039293389984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583097752077" calcext:value-type="float">
            <text:p>0.544583097752077</text:p>
          </table:table-cell>
          <table:table-cell office:value-type="float" office:value="1.27953713901948" calcext:value-type="float">
            <text:p>1.27953713901948</text:p>
          </table:table-cell>
          <table:table-cell office:value-type="float" office:value="0.4678941110883" calcext:value-type="float">
            <text:p>0.4678941110883</text:p>
          </table:table-cell>
          <table:table-cell office:value-type="float" office:value="0.0870373348755261" calcext:value-type="float">
            <text:p>0.087037334875526</text:p>
          </table:table-cell>
          <table:table-cell office:value-type="float" office:value="0.0657028378815174" calcext:value-type="float">
            <text:p>0.065702837881517</text:p>
          </table:table-cell>
          <table:table-cell office:value-type="float" office:value="0.0356743269246416" calcext:value-type="float">
            <text:p>0.0356743269246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617046798529" calcext:value-type="float">
            <text:p>0.492617046798529</text:p>
          </table:table-cell>
          <table:table-cell office:value-type="float" office:value="1.28794721718649" calcext:value-type="float">
            <text:p>1.28794721718649</text:p>
          </table:table-cell>
          <table:table-cell office:value-type="float" office:value="0.528601638459028" calcext:value-type="float">
            <text:p>0.528601638459028</text:p>
          </table:table-cell>
          <table:table-cell office:value-type="float" office:value="0.0867700893973936" calcext:value-type="float">
            <text:p>0.086770089397394</text:p>
          </table:table-cell>
          <table:table-cell office:value-type="float" office:value="0.0589377744361474" calcext:value-type="float">
            <text:p>0.058937774436147</text:p>
          </table:table-cell>
          <table:table-cell office:value-type="float" office:value="0.0354633976292065" calcext:value-type="float">
            <text:p>0.0354633976292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1201988637786" calcext:value-type="float">
            <text:p>0.481201988637786</text:p>
          </table:table-cell>
          <table:table-cell office:value-type="float" office:value="1.29969132280656" calcext:value-type="float">
            <text:p>1.29969132280656</text:p>
          </table:table-cell>
          <table:table-cell office:value-type="float" office:value="0.496382471162811" calcext:value-type="float">
            <text:p>0.496382471162811</text:p>
          </table:table-cell>
          <table:table-cell office:value-type="float" office:value="0.0828562238535294" calcext:value-type="float">
            <text:p>0.082856223853529</text:p>
          </table:table-cell>
          <table:table-cell office:value-type="float" office:value="0.0627255197693892" calcext:value-type="float">
            <text:p>0.062725519769389</text:p>
          </table:table-cell>
          <table:table-cell office:value-type="float" office:value="0.0324110395920888" calcext:value-type="float">
            <text:p>0.03241103959208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1552379336556" calcext:value-type="float">
            <text:p>0.531552379336556</text:p>
          </table:table-cell>
          <table:table-cell office:value-type="float" office:value="1.23229363884575" calcext:value-type="float">
            <text:p>1.23229363884575</text:p>
          </table:table-cell>
          <table:table-cell office:value-type="float" office:value="0.50354030079347" calcext:value-type="float">
            <text:p>0.50354030079347</text:p>
          </table:table-cell>
          <table:table-cell office:value-type="float" office:value="0.0642414264616173" calcext:value-type="float">
            <text:p>0.064241426461617</text:p>
          </table:table-cell>
          <table:table-cell office:value-type="float" office:value="0.0613930308312104" calcext:value-type="float">
            <text:p>0.06139303083121</text:p>
          </table:table-cell>
          <table:table-cell office:value-type="float" office:value="0.0376161746847707" calcext:value-type="float">
            <text:p>0.037616174684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720399448769" calcext:value-type="float">
            <text:p>0.55720399448769</text:p>
          </table:table-cell>
          <table:table-cell office:value-type="float" office:value="1.22405813739869" calcext:value-type="float">
            <text:p>1.22405813739869</text:p>
          </table:table-cell>
          <table:table-cell office:value-type="float" office:value="0.498465442269864" calcext:value-type="float">
            <text:p>0.498465442269864</text:p>
          </table:table-cell>
          <table:table-cell office:value-type="float" office:value="0.0826849909239347" calcext:value-type="float">
            <text:p>0.082684990923935</text:p>
          </table:table-cell>
          <table:table-cell office:value-type="float" office:value="0.0615585242752591" calcext:value-type="float">
            <text:p>0.061558524275259</text:p>
          </table:table-cell>
          <table:table-cell office:value-type="float" office:value="0.0343437743424818" calcext:value-type="float">
            <text:p>0.0343437743424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1981341526463" calcext:value-type="float">
            <text:p>0.451981341526463</text:p>
          </table:table-cell>
          <table:table-cell office:value-type="float" office:value="1.35291755155699" calcext:value-type="float">
            <text:p>1.35291755155699</text:p>
          </table:table-cell>
          <table:table-cell office:value-type="float" office:value="0.517830154071565" calcext:value-type="float">
            <text:p>0.517830154071565</text:p>
          </table:table-cell>
          <table:table-cell office:value-type="float" office:value="0.0841636272802119" calcext:value-type="float">
            <text:p>0.084163627280212</text:p>
          </table:table-cell>
          <table:table-cell office:value-type="float" office:value="0.0610016837474209" calcext:value-type="float">
            <text:p>0.061001683747421</text:p>
          </table:table-cell>
          <table:table-cell office:value-type="float" office:value="0.0351053101548751" calcext:value-type="float">
            <text:p>0.0351053101548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529648726293" calcext:value-type="float">
            <text:p>0.440529648726293</text:p>
          </table:table-cell>
          <table:table-cell office:value-type="float" office:value="1.36791203956738" calcext:value-type="float">
            <text:p>1.36791203956738</text:p>
          </table:table-cell>
          <table:table-cell office:value-type="float" office:value="0.499100808746337" calcext:value-type="float">
            <text:p>0.499100808746337</text:p>
          </table:table-cell>
          <table:table-cell office:value-type="float" office:value="0.0899854151845094" calcext:value-type="float">
            <text:p>0.089985415184509</text:p>
          </table:table-cell>
          <table:table-cell office:value-type="float" office:value="0.0664690498853059" calcext:value-type="float">
            <text:p>0.066469049885306</text:p>
          </table:table-cell>
          <table:table-cell office:value-type="float" office:value="0.0335461413742911" calcext:value-type="float">
            <text:p>0.0335461413742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655519290939" calcext:value-type="float">
            <text:p>0.437655519290939</text:p>
          </table:table-cell>
          <table:table-cell office:value-type="float" office:value="1.34738946157903" calcext:value-type="float">
            <text:p>1.34738946157903</text:p>
          </table:table-cell>
          <table:table-cell office:value-type="float" office:value="0.535699664540593" calcext:value-type="float">
            <text:p>0.535699664540593</text:p>
          </table:table-cell>
          <table:table-cell office:value-type="float" office:value="0.108905246386926" calcext:value-type="float">
            <text:p>0.108905246386926</text:p>
          </table:table-cell>
          <table:table-cell office:value-type="float" office:value="0.0559643079749738" calcext:value-type="float">
            <text:p>0.055964307974974</text:p>
          </table:table-cell>
          <table:table-cell office:value-type="float" office:value="0.035785772782526" calcext:value-type="float">
            <text:p>0.035785772782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8081875971064" calcext:value-type="float">
            <text:p>0.408081875971064</text:p>
          </table:table-cell>
          <table:table-cell office:value-type="float" office:value="1.37661890813701" calcext:value-type="float">
            <text:p>1.37661890813701</text:p>
          </table:table-cell>
          <table:table-cell office:value-type="float" office:value="0.521096222481769" calcext:value-type="float">
            <text:p>0.521096222481769</text:p>
          </table:table-cell>
          <table:table-cell office:value-type="float" office:value="0.113661641490125" calcext:value-type="float">
            <text:p>0.113661641490125</text:p>
          </table:table-cell>
          <table:table-cell office:value-type="float" office:value="0.0835889939594855" calcext:value-type="float">
            <text:p>0.083588993959486</text:p>
          </table:table-cell>
          <table:table-cell office:value-type="float" office:value="0.0338550644077306" calcext:value-type="float">
            <text:p>0.0338550644077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5314619745084" calcext:value-type="float">
            <text:p>0.655314619745084</text:p>
          </table:table-cell>
          <table:table-cell office:value-type="float" office:value="1.2018439018386" calcext:value-type="float">
            <text:p>1.2018439018386</text:p>
          </table:table-cell>
          <table:table-cell office:value-type="float" office:value="0.534799299005125" calcext:value-type="float">
            <text:p>0.534799299005125</text:p>
          </table:table-cell>
          <table:table-cell office:value-type="float" office:value="0.0861208930991753" calcext:value-type="float">
            <text:p>0.086120893099175</text:p>
          </table:table-cell>
          <table:table-cell office:value-type="float" office:value="0.0618232965087907" calcext:value-type="float">
            <text:p>0.061823296508791</text:p>
          </table:table-cell>
          <table:table-cell office:value-type="float" office:value="0.0328168398984268" calcext:value-type="float">
            <text:p>0.032816839898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33229566145712" calcext:value-type="float">
            <text:p>0.633229566145712</text:p>
          </table:table-cell>
          <table:table-cell office:value-type="float" office:value="1.22334654135939" calcext:value-type="float">
            <text:p>1.22334654135939</text:p>
          </table:table-cell>
          <table:table-cell office:value-type="float" office:value="0.532658102548982" calcext:value-type="float">
            <text:p>0.532658102548982</text:p>
          </table:table-cell>
          <table:table-cell office:value-type="float" office:value="0.0978590068457263" calcext:value-type="float">
            <text:p>0.097859006845726</text:p>
          </table:table-cell>
          <table:table-cell office:value-type="float" office:value="0.071027934943241" calcext:value-type="float">
            <text:p>0.071027934943241</text:p>
          </table:table-cell>
          <table:table-cell office:value-type="float" office:value="0.0368333643980795" calcext:value-type="float">
            <text:p>0.036833364398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971787155514" calcext:value-type="float">
            <text:p>0.588971787155514</text:p>
          </table:table-cell>
          <table:table-cell office:value-type="float" office:value="1.21620378356724" calcext:value-type="float">
            <text:p>1.21620378356724</text:p>
          </table:table-cell>
          <table:table-cell office:value-type="float" office:value="0.449748286953284" calcext:value-type="float">
            <text:p>0.449748286953284</text:p>
          </table:table-cell>
          <table:table-cell office:value-type="float" office:value="0.0878729722538643" calcext:value-type="float">
            <text:p>0.087872972253864</text:p>
          </table:table-cell>
          <table:table-cell office:value-type="float" office:value="0.0487487096941991" calcext:value-type="float">
            <text:p>0.048748709694199</text:p>
          </table:table-cell>
          <table:table-cell office:value-type="float" office:value="0.0286778463499764" calcext:value-type="float">
            <text:p>0.0286778463499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70998478515" calcext:value-type="float">
            <text:p>0.56970998478515</text:p>
          </table:table-cell>
          <table:table-cell office:value-type="float" office:value="1.24205217617617" calcext:value-type="float">
            <text:p>1.24205217617617</text:p>
          </table:table-cell>
          <table:table-cell office:value-type="float" office:value="0.439789831426039" calcext:value-type="float">
            <text:p>0.439789831426039</text:p>
          </table:table-cell>
          <table:table-cell office:value-type="float" office:value="0.0885073263848368" calcext:value-type="float">
            <text:p>0.088507326384837</text:p>
          </table:table-cell>
          <table:table-cell office:value-type="float" office:value="0.0659571007978352" calcext:value-type="float">
            <text:p>0.065957100797835</text:p>
          </table:table-cell>
          <table:table-cell office:value-type="float" office:value="0.0282096133823452" calcext:value-type="float">
            <text:p>0.028209613382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000667944237" calcext:value-type="float">
            <text:p>0.422000667944237</text:p>
          </table:table-cell>
          <table:table-cell office:value-type="float" office:value="1.37699389724948" calcext:value-type="float">
            <text:p>1.37699389724948</text:p>
          </table:table-cell>
          <table:table-cell office:value-type="float" office:value="0.499408077199128" calcext:value-type="float">
            <text:p>0.499408077199128</text:p>
          </table:table-cell>
          <table:table-cell office:value-type="float" office:value="0.0865434991820348" calcext:value-type="float">
            <text:p>0.086543499182035</text:p>
          </table:table-cell>
          <table:table-cell office:value-type="float" office:value="0.0562200035748335" calcext:value-type="float">
            <text:p>0.056220003574834</text:p>
          </table:table-cell>
          <table:table-cell office:value-type="float" office:value="0.0272772708308517" calcext:value-type="float">
            <text:p>0.0272772708308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869684772233" calcext:value-type="float">
            <text:p>0.418869684772233</text:p>
          </table:table-cell>
          <table:table-cell office:value-type="float" office:value="1.37208080587068" calcext:value-type="float">
            <text:p>1.37208080587068</text:p>
          </table:table-cell>
          <table:table-cell office:value-type="float" office:value="0.484414021478689" calcext:value-type="float">
            <text:p>0.484414021478689</text:p>
          </table:table-cell>
          <table:table-cell office:value-type="float" office:value="0.095290461138803" calcext:value-type="float">
            <text:p>0.095290461138803</text:p>
          </table:table-cell>
          <table:table-cell office:value-type="float" office:value="0.0722318497890846" calcext:value-type="float">
            <text:p>0.072231849789085</text:p>
          </table:table-cell>
          <table:table-cell office:value-type="float" office:value="0.0325389667398844" calcext:value-type="float">
            <text:p>0.032538966739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739220592646" calcext:value-type="float">
            <text:p>0.475739220592646</text:p>
          </table:table-cell>
          <table:table-cell office:value-type="float" office:value="1.36176114082116" calcext:value-type="float">
            <text:p>1.36176114082116</text:p>
          </table:table-cell>
          <table:table-cell office:value-type="float" office:value="0.472847599449426" calcext:value-type="float">
            <text:p>0.472847599449426</text:p>
          </table:table-cell>
          <table:table-cell office:value-type="float" office:value="0.0783733378966881" calcext:value-type="float">
            <text:p>0.078373337896688</text:p>
          </table:table-cell>
          <table:table-cell office:value-type="float" office:value="0.0638375445111671" calcext:value-type="float">
            <text:p>0.063837544511167</text:p>
          </table:table-cell>
          <table:table-cell office:value-type="float" office:value="0.0367386706920512" calcext:value-type="float">
            <text:p>0.036738670692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4658651813781" calcext:value-type="float">
            <text:p>0.444658651813781</text:p>
          </table:table-cell>
          <table:table-cell office:value-type="float" office:value="1.38499329490985" calcext:value-type="float">
            <text:p>1.38499329490985</text:p>
          </table:table-cell>
          <table:table-cell office:value-type="float" office:value="0.429818614253192" calcext:value-type="float">
            <text:p>0.429818614253192</text:p>
          </table:table-cell>
          <table:table-cell office:value-type="float" office:value="0.0827954439418903" calcext:value-type="float">
            <text:p>0.08279544394189</text:p>
          </table:table-cell>
          <table:table-cell office:value-type="float" office:value="0.0605609107460911" calcext:value-type="float">
            <text:p>0.060560910746091</text:p>
          </table:table-cell>
          <table:table-cell office:value-type="float" office:value="0.02972807751192" calcext:value-type="float">
            <text:p>0.02972807751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636517800001" calcext:value-type="float">
            <text:p>0.493636517800001</text:p>
          </table:table-cell>
          <table:table-cell office:value-type="float" office:value="1.32136787630827" calcext:value-type="float">
            <text:p>1.32136787630827</text:p>
          </table:table-cell>
          <table:table-cell office:value-type="float" office:value="0.512219710144589" calcext:value-type="float">
            <text:p>0.512219710144589</text:p>
          </table:table-cell>
          <table:table-cell office:value-type="float" office:value="0.0867798056949285" calcext:value-type="float">
            <text:p>0.086779805694929</text:p>
          </table:table-cell>
          <table:table-cell office:value-type="float" office:value="0.0626609467109885" calcext:value-type="float">
            <text:p>0.062660946710989</text:p>
          </table:table-cell>
          <table:table-cell office:value-type="float" office:value="0.042085022953708" calcext:value-type="float">
            <text:p>0.0420850229537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333798497447" calcext:value-type="float">
            <text:p>0.377333798497447</text:p>
          </table:table-cell>
          <table:table-cell office:value-type="float" office:value="1.39777482588357" calcext:value-type="float">
            <text:p>1.39777482588357</text:p>
          </table:table-cell>
          <table:table-cell office:value-type="float" office:value="0.577204537296366" calcext:value-type="float">
            <text:p>0.577204537296366</text:p>
          </table:table-cell>
          <table:table-cell office:value-type="float" office:value="0.124280254005169" calcext:value-type="float">
            <text:p>0.124280254005169</text:p>
          </table:table-cell>
          <table:table-cell office:value-type="float" office:value="0.086541706804447" calcext:value-type="float">
            <text:p>0.086541706804447</text:p>
          </table:table-cell>
          <table:table-cell office:value-type="float" office:value="0.0722716305888472" calcext:value-type="float">
            <text:p>0.07227163058884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445919566677" calcext:value-type="float">
            <text:p>0.56445919566677</text:p>
          </table:table-cell>
          <table:table-cell office:value-type="float" office:value="1.23225571313255" calcext:value-type="float">
            <text:p>1.23225571313255</text:p>
          </table:table-cell>
          <table:table-cell office:value-type="float" office:value="0.521736900359716" calcext:value-type="float">
            <text:p>0.521736900359716</text:p>
          </table:table-cell>
          <table:table-cell office:value-type="float" office:value="0.0702537582143826" calcext:value-type="float">
            <text:p>0.070253758214383</text:p>
          </table:table-cell>
          <table:table-cell office:value-type="float" office:value="0.0814824407292235" calcext:value-type="float">
            <text:p>0.081482440729224</text:p>
          </table:table-cell>
          <table:table-cell office:value-type="float" office:value="0.041983123394713" calcext:value-type="float">
            <text:p>0.0419831233947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98551418732" calcext:value-type="float">
            <text:p>0.62498551418732</text:p>
          </table:table-cell>
          <table:table-cell office:value-type="float" office:value="1.20922465948412" calcext:value-type="float">
            <text:p>1.20922465948412</text:p>
          </table:table-cell>
          <table:table-cell office:value-type="float" office:value="0.452170027882344" calcext:value-type="float">
            <text:p>0.452170027882344</text:p>
          </table:table-cell>
          <table:table-cell office:value-type="float" office:value="0.0756145238217628" calcext:value-type="float">
            <text:p>0.075614523821763</text:p>
          </table:table-cell>
          <table:table-cell office:value-type="float" office:value="0.0569064064017627" calcext:value-type="float">
            <text:p>0.056906406401763</text:p>
          </table:table-cell>
          <table:table-cell office:value-type="float" office:value="0.0255447282908064" calcext:value-type="float">
            <text:p>0.0255447282908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010777948871" calcext:value-type="float">
            <text:p>0.43010777948871</text:p>
          </table:table-cell>
          <table:table-cell office:value-type="float" office:value="1.28309336500972" calcext:value-type="float">
            <text:p>1.28309336500972</text:p>
          </table:table-cell>
          <table:table-cell office:value-type="float" office:value="0.592676263175343" calcext:value-type="float">
            <text:p>0.592676263175343</text:p>
          </table:table-cell>
          <table:table-cell office:value-type="float" office:value="0.084065633134703" calcext:value-type="float">
            <text:p>0.084065633134703</text:p>
          </table:table-cell>
          <table:table-cell office:value-type="float" office:value="0.063000857551891" calcext:value-type="float">
            <text:p>0.063000857551891</text:p>
          </table:table-cell>
          <table:table-cell office:value-type="float" office:value="0.0348822850079119" calcext:value-type="float">
            <text:p>0.034882285007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6900173386195" calcext:value-type="float">
            <text:p>0.466900173386195</text:p>
          </table:table-cell>
          <table:table-cell office:value-type="float" office:value="1.27499591742524" calcext:value-type="float">
            <text:p>1.27499591742524</text:p>
          </table:table-cell>
          <table:table-cell office:value-type="float" office:value="0.616872564332792" calcext:value-type="float">
            <text:p>0.616872564332792</text:p>
          </table:table-cell>
          <table:table-cell office:value-type="float" office:value="0.0908691673237501" calcext:value-type="float">
            <text:p>0.09086916732375</text:p>
          </table:table-cell>
          <table:table-cell office:value-type="float" office:value="0.0648980085847043" calcext:value-type="float">
            <text:p>0.064898008584704</text:p>
          </table:table-cell>
          <table:table-cell office:value-type="float" office:value="0.0667202896502001" calcext:value-type="float">
            <text:p>0.06672028965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095460559167" calcext:value-type="float">
            <text:p>0.454095460559167</text:p>
          </table:table-cell>
          <table:table-cell office:value-type="float" office:value="1.36973969968502" calcext:value-type="float">
            <text:p>1.36973969968502</text:p>
          </table:table-cell>
          <table:table-cell office:value-type="float" office:value="0.476930685602928" calcext:value-type="float">
            <text:p>0.476930685602928</text:p>
          </table:table-cell>
          <table:table-cell office:value-type="float" office:value="0.103884854547223" calcext:value-type="float">
            <text:p>0.103884854547223</text:p>
          </table:table-cell>
          <table:table-cell office:value-type="float" office:value="0.0389723756702584" calcext:value-type="float">
            <text:p>0.038972375670258</text:p>
          </table:table-cell>
          <table:table-cell office:value-type="float" office:value="0.0448157583482989" calcext:value-type="float">
            <text:p>0.0448157583482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310985250254" calcext:value-type="float">
            <text:p>0.431310985250254</text:p>
          </table:table-cell>
          <table:table-cell office:value-type="float" office:value="1.382183812037" calcext:value-type="float">
            <text:p>1.382183812037</text:p>
          </table:table-cell>
          <table:table-cell office:value-type="float" office:value="0.478874976157465" calcext:value-type="float">
            <text:p>0.478874976157465</text:p>
          </table:table-cell>
          <table:table-cell office:value-type="float" office:value="0.0942507856327368" calcext:value-type="float">
            <text:p>0.094250785632737</text:p>
          </table:table-cell>
          <table:table-cell office:value-type="float" office:value="0.0697338227194218" calcext:value-type="float">
            <text:p>0.069733822719422</text:p>
          </table:table-cell>
          <table:table-cell office:value-type="float" office:value="0.0310800084540463" calcext:value-type="float">
            <text:p>0.0310800084540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02778562142" calcext:value-type="float">
            <text:p>0.464902778562142</text:p>
          </table:table-cell>
          <table:table-cell office:value-type="float" office:value="1.33518728142991" calcext:value-type="float">
            <text:p>1.33518728142991</text:p>
          </table:table-cell>
          <table:table-cell office:value-type="float" office:value="0.478070815348768" calcext:value-type="float">
            <text:p>0.478070815348768</text:p>
          </table:table-cell>
          <table:table-cell office:value-type="float" office:value="0.0747885654531652" calcext:value-type="float">
            <text:p>0.074788565453165</text:p>
          </table:table-cell>
          <table:table-cell office:value-type="float" office:value="0.0459668760818897" calcext:value-type="float">
            <text:p>0.04596687608189</text:p>
          </table:table-cell>
          <table:table-cell office:value-type="float" office:value="0.0287205685995474" calcext:value-type="float">
            <text:p>0.0287205685995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4012400974078" calcext:value-type="float">
            <text:p>0.424012400974078</text:p>
          </table:table-cell>
          <table:table-cell office:value-type="float" office:value="1.36422112908351" calcext:value-type="float">
            <text:p>1.36422112908351</text:p>
          </table:table-cell>
          <table:table-cell office:value-type="float" office:value="0.465424711898598" calcext:value-type="float">
            <text:p>0.465424711898598</text:p>
          </table:table-cell>
          <table:table-cell office:value-type="float" office:value="0.0867684136537635" calcext:value-type="float">
            <text:p>0.086768413653764</text:p>
          </table:table-cell>
          <table:table-cell office:value-type="float" office:value="0.0660360152033104" calcext:value-type="float">
            <text:p>0.06603601520331</text:p>
          </table:table-cell>
          <table:table-cell office:value-type="float" office:value="0.0339955210319325" calcext:value-type="float">
            <text:p>0.0339955210319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805626884898" calcext:value-type="float">
            <text:p>0.490805626884898</text:p>
          </table:table-cell>
          <table:table-cell office:value-type="float" office:value="1.27742881598625" calcext:value-type="float">
            <text:p>1.27742881598625</text:p>
          </table:table-cell>
          <table:table-cell office:value-type="float" office:value="0.517308701717097" calcext:value-type="float">
            <text:p>0.517308701717097</text:p>
          </table:table-cell>
          <table:table-cell office:value-type="float" office:value="0.0905677103204218" calcext:value-type="float">
            <text:p>0.090567710320422</text:p>
          </table:table-cell>
          <table:table-cell office:value-type="float" office:value="0.0592976146374871" calcext:value-type="float">
            <text:p>0.059297614637487</text:p>
          </table:table-cell>
          <table:table-cell office:value-type="float" office:value="0.0374694779395374" calcext:value-type="float">
            <text:p>0.0374694779395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062159492538" calcext:value-type="float">
            <text:p>0.612062159492538</text:p>
          </table:table-cell>
          <table:table-cell office:value-type="float" office:value="1.18584340713288" calcext:value-type="float">
            <text:p>1.18584340713288</text:p>
          </table:table-cell>
          <table:table-cell office:value-type="float" office:value="0.46784993643823" calcext:value-type="float">
            <text:p>0.46784993643823</text:p>
          </table:table-cell>
          <table:table-cell office:value-type="float" office:value="0.0818874936810082" calcext:value-type="float">
            <text:p>0.081887493681008</text:p>
          </table:table-cell>
          <table:table-cell office:value-type="float" office:value="0.0583702490129419" calcext:value-type="float">
            <text:p>0.058370249012942</text:p>
          </table:table-cell>
          <table:table-cell office:value-type="float" office:value="0.0589594627604488" calcext:value-type="float">
            <text:p>0.0589594627604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590314582242" calcext:value-type="float">
            <text:p>0.559590314582242</text:p>
          </table:table-cell>
          <table:table-cell office:value-type="float" office:value="1.26293526247424" calcext:value-type="float">
            <text:p>1.26293526247424</text:p>
          </table:table-cell>
          <table:table-cell office:value-type="float" office:value="0.473473085692415" calcext:value-type="float">
            <text:p>0.473473085692415</text:p>
          </table:table-cell>
          <table:table-cell office:value-type="float" office:value="0.0612597639538397" calcext:value-type="float">
            <text:p>0.06125976395384</text:p>
          </table:table-cell>
          <table:table-cell office:value-type="float" office:value="0.0655963398150121" calcext:value-type="float">
            <text:p>0.065596339815012</text:p>
          </table:table-cell>
          <table:table-cell office:value-type="float" office:value="0.0259801589433817" calcext:value-type="float">
            <text:p>0.025980158943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8151706619557" calcext:value-type="float">
            <text:p>0.558151706619557</text:p>
          </table:table-cell>
          <table:table-cell office:value-type="float" office:value="1.2860964846222" calcext:value-type="float">
            <text:p>1.2860964846222</text:p>
          </table:table-cell>
          <table:table-cell office:value-type="float" office:value="0.444977506963345" calcext:value-type="float">
            <text:p>0.444977506963345</text:p>
          </table:table-cell>
          <table:table-cell office:value-type="float" office:value="0.0806557490733187" calcext:value-type="float">
            <text:p>0.080655749073319</text:p>
          </table:table-cell>
          <table:table-cell office:value-type="float" office:value="0.0611661010292499" calcext:value-type="float">
            <text:p>0.06116610102925</text:p>
          </table:table-cell>
          <table:table-cell office:value-type="float" office:value="0.0264824205550482" calcext:value-type="float">
            <text:p>0.026482420555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572012898872" calcext:value-type="float">
            <text:p>0.569572012898872</text:p>
          </table:table-cell>
          <table:table-cell office:value-type="float" office:value="1.28643989481466" calcext:value-type="float">
            <text:p>1.28643989481466</text:p>
          </table:table-cell>
          <table:table-cell office:value-type="float" office:value="0.467361042087756" calcext:value-type="float">
            <text:p>0.467361042087756</text:p>
          </table:table-cell>
          <table:table-cell office:value-type="float" office:value="0.0899734591031135" calcext:value-type="float">
            <text:p>0.089973459103114</text:p>
          </table:table-cell>
          <table:table-cell office:value-type="float" office:value="0.0621606602282458" calcext:value-type="float">
            <text:p>0.062160660228246</text:p>
          </table:table-cell>
          <table:table-cell office:value-type="float" office:value="0.0348698645004504" calcext:value-type="float">
            <text:p>0.034869864500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2772854764917" calcext:value-type="float">
            <text:p>0.512772854764917</text:p>
          </table:table-cell>
          <table:table-cell office:value-type="float" office:value="1.31926177427267" calcext:value-type="float">
            <text:p>1.31926177427267</text:p>
          </table:table-cell>
          <table:table-cell office:value-type="float" office:value="0.477452997065743" calcext:value-type="float">
            <text:p>0.477452997065743</text:p>
          </table:table-cell>
          <table:table-cell office:value-type="float" office:value="0.107106127298536" calcext:value-type="float">
            <text:p>0.107106127298536</text:p>
          </table:table-cell>
          <table:table-cell office:value-type="float" office:value="0.0800583362484284" calcext:value-type="float">
            <text:p>0.080058336248428</text:p>
          </table:table-cell>
          <table:table-cell office:value-type="float" office:value="0.0373696094414108" calcext:value-type="float">
            <text:p>0.0373696094414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758312082354" calcext:value-type="float">
            <text:p>0.471758312082354</text:p>
          </table:table-cell>
          <table:table-cell office:value-type="float" office:value="1.28235848552255" calcext:value-type="float">
            <text:p>1.28235848552255</text:p>
          </table:table-cell>
          <table:table-cell office:value-type="float" office:value="0.521591701748037" calcext:value-type="float">
            <text:p>0.521591701748037</text:p>
          </table:table-cell>
          <table:table-cell office:value-type="float" office:value="0.07562916347477" calcext:value-type="float">
            <text:p>0.07562916347477</text:p>
          </table:table-cell>
          <table:table-cell office:value-type="float" office:value="0.0636248244751691" calcext:value-type="float">
            <text:p>0.063624824475169</text:p>
          </table:table-cell>
          <table:table-cell office:value-type="float" office:value="0.0334658975617864" calcext:value-type="float">
            <text:p>0.0334658975617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9904775894083" calcext:value-type="float">
            <text:p>0.509904775894083</text:p>
          </table:table-cell>
          <table:table-cell office:value-type="float" office:value="1.25347028611238" calcext:value-type="float">
            <text:p>1.25347028611238</text:p>
          </table:table-cell>
          <table:table-cell office:value-type="float" office:value="0.524324814552441" calcext:value-type="float">
            <text:p>0.524324814552441</text:p>
          </table:table-cell>
          <table:table-cell office:value-type="float" office:value="0.0922716250973882" calcext:value-type="float">
            <text:p>0.092271625097388</text:p>
          </table:table-cell>
          <table:table-cell office:value-type="float" office:value="0.0700316222100426" calcext:value-type="float">
            <text:p>0.070031622210043</text:p>
          </table:table-cell>
          <table:table-cell office:value-type="float" office:value="0.0423893053074127" calcext:value-type="float">
            <text:p>0.0423893053074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17574807391" calcext:value-type="float">
            <text:p>0.62417574807391</text:p>
          </table:table-cell>
          <table:table-cell office:value-type="float" office:value="1.2156810017882" calcext:value-type="float">
            <text:p>1.2156810017882</text:p>
          </table:table-cell>
          <table:table-cell office:value-type="float" office:value="0.503466060779441" calcext:value-type="float">
            <text:p>0.503466060779441</text:p>
          </table:table-cell>
          <table:table-cell office:value-type="float" office:value="0.0894635508553705" calcext:value-type="float">
            <text:p>0.089463550855371</text:p>
          </table:table-cell>
          <table:table-cell office:value-type="float" office:value="0.0529836498418587" calcext:value-type="float">
            <text:p>0.052983649841859</text:p>
          </table:table-cell>
          <table:table-cell office:value-type="float" office:value="0.0345234838978308" calcext:value-type="float">
            <text:p>0.034523483897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8516065021819" calcext:value-type="float">
            <text:p>0.588516065021819</text:p>
          </table:table-cell>
          <table:table-cell office:value-type="float" office:value="1.24449177660308" calcext:value-type="float">
            <text:p>1.24449177660308</text:p>
          </table:table-cell>
          <table:table-cell office:value-type="float" office:value="0.50665638990523" calcext:value-type="float">
            <text:p>0.50665638990523</text:p>
          </table:table-cell>
          <table:table-cell office:value-type="float" office:value="0.100162205607769" calcext:value-type="float">
            <text:p>0.100162205607769</text:p>
          </table:table-cell>
          <table:table-cell office:value-type="float" office:value="0.0745757226024332" calcext:value-type="float">
            <text:p>0.074575722602433</text:p>
          </table:table-cell>
          <table:table-cell office:value-type="float" office:value="0.0358222891229903" calcext:value-type="float">
            <text:p>0.035822289122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2447831873939" calcext:value-type="float">
            <text:p>0.502447831873939</text:p>
          </table:table-cell>
          <table:table-cell office:value-type="float" office:value="1.31966369763431" calcext:value-type="float">
            <text:p>1.31966369763431</text:p>
          </table:table-cell>
          <table:table-cell office:value-type="float" office:value="0.533222044237657" calcext:value-type="float">
            <text:p>0.533222044237657</text:p>
          </table:table-cell>
          <table:table-cell office:value-type="float" office:value="0.0785478680165922" calcext:value-type="float">
            <text:p>0.078547868016592</text:p>
          </table:table-cell>
          <table:table-cell office:value-type="float" office:value="0.0558607388607623" calcext:value-type="float">
            <text:p>0.055860738860762</text:p>
          </table:table-cell>
          <table:table-cell office:value-type="float" office:value="0.0330486476245046" calcext:value-type="float">
            <text:p>0.0330486476245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593690129808" calcext:value-type="float">
            <text:p>0.491593690129808</text:p>
          </table:table-cell>
          <table:table-cell office:value-type="float" office:value="1.30149041510176" calcext:value-type="float">
            <text:p>1.30149041510176</text:p>
          </table:table-cell>
          <table:table-cell office:value-type="float" office:value="0.568299509621702" calcext:value-type="float">
            <text:p>0.568299509621702</text:p>
          </table:table-cell>
          <table:table-cell office:value-type="float" office:value="0.101805289316501" calcext:value-type="float">
            <text:p>0.101805289316501</text:p>
          </table:table-cell>
          <table:table-cell office:value-type="float" office:value="0.0749620160545375" calcext:value-type="float">
            <text:p>0.074962016054538</text:p>
          </table:table-cell>
          <table:table-cell office:value-type="float" office:value="0.0451737450266369" calcext:value-type="float">
            <text:p>0.0451737450266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456069135912" calcext:value-type="float">
            <text:p>0.422456069135912</text:p>
          </table:table-cell>
          <table:table-cell office:value-type="float" office:value="1.35774396157723" calcext:value-type="float">
            <text:p>1.35774396157723</text:p>
          </table:table-cell>
          <table:table-cell office:value-type="float" office:value="0.53734465067629" calcext:value-type="float">
            <text:p>0.53734465067629</text:p>
          </table:table-cell>
          <table:table-cell office:value-type="float" office:value="0.0834177700286208" calcext:value-type="float">
            <text:p>0.083417770028621</text:p>
          </table:table-cell>
          <table:table-cell office:value-type="float" office:value="0.0625295532347765" calcext:value-type="float">
            <text:p>0.062529553234777</text:p>
          </table:table-cell>
          <table:table-cell office:value-type="float" office:value="0.0313484250093461" calcext:value-type="float">
            <text:p>0.0313484250093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7051479073097" calcext:value-type="float">
            <text:p>0.377051479073097</text:p>
          </table:table-cell>
          <table:table-cell office:value-type="float" office:value="1.41228956434555" calcext:value-type="float">
            <text:p>1.41228956434555</text:p>
          </table:table-cell>
          <table:table-cell office:value-type="float" office:value="0.547537014620971" calcext:value-type="float">
            <text:p>0.547537014620971</text:p>
          </table:table-cell>
          <table:table-cell office:value-type="float" office:value="0.0856290514753663" calcext:value-type="float">
            <text:p>0.085629051475366</text:p>
          </table:table-cell>
          <table:table-cell office:value-type="float" office:value="0.0631332399476365" calcext:value-type="float">
            <text:p>0.063133239947637</text:p>
          </table:table-cell>
          <table:table-cell office:value-type="float" office:value="0.0590338389974272" calcext:value-type="float">
            <text:p>0.0590338389974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851035362808" calcext:value-type="float">
            <text:p>0.503851035362808</text:p>
          </table:table-cell>
          <table:table-cell office:value-type="float" office:value="1.31060487179377" calcext:value-type="float">
            <text:p>1.31060487179377</text:p>
          </table:table-cell>
          <table:table-cell office:value-type="float" office:value="0.478245260281488" calcext:value-type="float">
            <text:p>0.478245260281488</text:p>
          </table:table-cell>
          <table:table-cell office:value-type="float" office:value="0.0707468768315225" calcext:value-type="float">
            <text:p>0.070746876831523</text:p>
          </table:table-cell>
          <table:table-cell office:value-type="float" office:value="0.071074170797264" calcext:value-type="float">
            <text:p>0.071074170797264</text:p>
          </table:table-cell>
          <table:table-cell office:value-type="float" office:value="0.0374666598334005" calcext:value-type="float">
            <text:p>0.037466659833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2338796091168" calcext:value-type="float">
            <text:p>0.432338796091168</text:p>
          </table:table-cell>
          <table:table-cell office:value-type="float" office:value="1.37287967335692" calcext:value-type="float">
            <text:p>1.37287967335692</text:p>
          </table:table-cell>
          <table:table-cell office:value-type="float" office:value="0.501860267531358" calcext:value-type="float">
            <text:p>0.501860267531358</text:p>
          </table:table-cell>
          <table:table-cell office:value-type="float" office:value="0.106408015181567" calcext:value-type="float">
            <text:p>0.106408015181567</text:p>
          </table:table-cell>
          <table:table-cell office:value-type="float" office:value="0.0768590492202569" calcext:value-type="float">
            <text:p>0.076859049220257</text:p>
          </table:table-cell>
          <table:table-cell office:value-type="float" office:value="0.0357238776787519" calcext:value-type="float">
            <text:p>0.0357238776787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1427032096258" calcext:value-type="float">
            <text:p>0.591427032096258</text:p>
          </table:table-cell>
          <table:table-cell office:value-type="float" office:value="1.27319663124329" calcext:value-type="float">
            <text:p>1.27319663124329</text:p>
          </table:table-cell>
          <table:table-cell office:value-type="float" office:value="0.51946641947188" calcext:value-type="float">
            <text:p>0.51946641947188</text:p>
          </table:table-cell>
          <table:table-cell office:value-type="float" office:value="0.0877174066831076" calcext:value-type="float">
            <text:p>0.087717406683108</text:p>
          </table:table-cell>
          <table:table-cell office:value-type="float" office:value="0.100047845296549" calcext:value-type="float">
            <text:p>0.100047845296549</text:p>
          </table:table-cell>
          <table:table-cell office:value-type="float" office:value="0.0259889154983075" calcext:value-type="float">
            <text:p>0.025988915498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9758461731291" calcext:value-type="float">
            <text:p>0.579758461731291</text:p>
          </table:table-cell>
          <table:table-cell office:value-type="float" office:value="1.2840435366414" calcext:value-type="float">
            <text:p>1.2840435366414</text:p>
          </table:table-cell>
          <table:table-cell office:value-type="float" office:value="0.492637076744706" calcext:value-type="float">
            <text:p>0.492637076744706</text:p>
          </table:table-cell>
          <table:table-cell office:value-type="float" office:value="0.0944044946524114" calcext:value-type="float">
            <text:p>0.094404494652411</text:p>
          </table:table-cell>
          <table:table-cell office:value-type="float" office:value="0.0700871470119148" calcext:value-type="float">
            <text:p>0.070087147011915</text:p>
          </table:table-cell>
          <table:table-cell office:value-type="float" office:value="0.0325088202150057" calcext:value-type="float">
            <text:p>0.0325088202150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193748720876" calcext:value-type="float">
            <text:p>0.55193748720876</text:p>
          </table:table-cell>
          <table:table-cell office:value-type="float" office:value="1.28033016933357" calcext:value-type="float">
            <text:p>1.28033016933357</text:p>
          </table:table-cell>
          <table:table-cell office:value-type="float" office:value="0.447107102489118" calcext:value-type="float">
            <text:p>0.447107102489118</text:p>
          </table:table-cell>
          <table:table-cell office:value-type="float" office:value="0.0788311252343822" calcext:value-type="float">
            <text:p>0.078831125234382</text:p>
          </table:table-cell>
          <table:table-cell office:value-type="float" office:value="0.0582502820941641" calcext:value-type="float">
            <text:p>0.058250282094164</text:p>
          </table:table-cell>
          <table:table-cell office:value-type="float" office:value="0.031712985859571" calcext:value-type="float">
            <text:p>0.031712985859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5702933681324" calcext:value-type="float">
            <text:p>0.665702933681324</text:p>
          </table:table-cell>
          <table:table-cell office:value-type="float" office:value="1.1875884110655" calcext:value-type="float">
            <text:p>1.1875884110655</text:p>
          </table:table-cell>
          <table:table-cell office:value-type="float" office:value="0.433812667965281" calcext:value-type="float">
            <text:p>0.433812667965281</text:p>
          </table:table-cell>
          <table:table-cell office:value-type="float" office:value="0.0763961454923406" calcext:value-type="float">
            <text:p>0.076396145492341</text:p>
          </table:table-cell>
          <table:table-cell office:value-type="float" office:value="0.0609030597727703" calcext:value-type="float">
            <text:p>0.06090305977277</text:p>
          </table:table-cell>
          <table:table-cell office:value-type="float" office:value="0.0399441080909084" calcext:value-type="float">
            <text:p>0.039944108090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489071262281" calcext:value-type="float">
            <text:p>0.514489071262281</text:p>
          </table:table-cell>
          <table:table-cell office:value-type="float" office:value="1.2689803493159" calcext:value-type="float">
            <text:p>1.2689803493159</text:p>
          </table:table-cell>
          <table:table-cell office:value-type="float" office:value="0.514507750698065" calcext:value-type="float">
            <text:p>0.514507750698065</text:p>
          </table:table-cell>
          <table:table-cell office:value-type="float" office:value="0.0981442825692371" calcext:value-type="float">
            <text:p>0.098144282569237</text:p>
          </table:table-cell>
          <table:table-cell office:value-type="float" office:value="0.0470456306851464" calcext:value-type="float">
            <text:p>0.047045630685146</text:p>
          </table:table-cell>
          <table:table-cell office:value-type="float" office:value="0.0344073728782491" calcext:value-type="float">
            <text:p>0.034407372878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8778275027521" calcext:value-type="float">
            <text:p>0.438778275027521</text:p>
          </table:table-cell>
          <table:table-cell office:value-type="float" office:value="1.32916149920701" calcext:value-type="float">
            <text:p>1.32916149920701</text:p>
          </table:table-cell>
          <table:table-cell office:value-type="float" office:value="0.550498332205814" calcext:value-type="float">
            <text:p>0.550498332205814</text:p>
          </table:table-cell>
          <table:table-cell office:value-type="float" office:value="0.123819763763909" calcext:value-type="float">
            <text:p>0.123819763763909</text:p>
          </table:table-cell>
          <table:table-cell office:value-type="float" office:value="0.0907607249087132" calcext:value-type="float">
            <text:p>0.090760724908713</text:p>
          </table:table-cell>
          <table:table-cell office:value-type="float" office:value="0.0523495268848873" calcext:value-type="float">
            <text:p>0.0523495268848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7404094775843" calcext:value-type="float">
            <text:p>0.517404094775843</text:p>
          </table:table-cell>
          <table:table-cell office:value-type="float" office:value="1.25739051625847" calcext:value-type="float">
            <text:p>1.25739051625847</text:p>
          </table:table-cell>
          <table:table-cell office:value-type="float" office:value="0.608514027985063" calcext:value-type="float">
            <text:p>0.608514027985063</text:p>
          </table:table-cell>
          <table:table-cell office:value-type="float" office:value="0.0918808465754067" calcext:value-type="float">
            <text:p>0.091880846575407</text:p>
          </table:table-cell>
          <table:table-cell office:value-type="float" office:value="0.0573492829370708" calcext:value-type="float">
            <text:p>0.057349282937071</text:p>
          </table:table-cell>
          <table:table-cell office:value-type="float" office:value="0.0452733259528416" calcext:value-type="float">
            <text:p>0.045273325952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695612900037" calcext:value-type="float">
            <text:p>0.43695612900037</text:p>
          </table:table-cell>
          <table:table-cell office:value-type="float" office:value="1.34029119619453" calcext:value-type="float">
            <text:p>1.34029119619453</text:p>
          </table:table-cell>
          <table:table-cell office:value-type="float" office:value="0.670648874506089" calcext:value-type="float">
            <text:p>0.670648874506089</text:p>
          </table:table-cell>
          <table:table-cell office:value-type="float" office:value="0.184536030698652" calcext:value-type="float">
            <text:p>0.184536030698652</text:p>
          </table:table-cell>
          <table:table-cell office:value-type="float" office:value="0.139380215699326" calcext:value-type="float">
            <text:p>0.139380215699326</text:p>
          </table:table-cell>
          <table:table-cell office:value-type="float" office:value="0.110455689922019" calcext:value-type="float">
            <text:p>0.1104556899220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8034803954853" calcext:value-type="float">
            <text:p>0.548034803954853</text:p>
          </table:table-cell>
          <table:table-cell office:value-type="float" office:value="1.29198883713858" calcext:value-type="float">
            <text:p>1.29198883713858</text:p>
          </table:table-cell>
          <table:table-cell office:value-type="float" office:value="0.52812936829824" calcext:value-type="float">
            <text:p>0.52812936829824</text:p>
          </table:table-cell>
          <table:table-cell office:value-type="float" office:value="0.0882460509328065" calcext:value-type="float">
            <text:p>0.088246050932807</text:p>
          </table:table-cell>
          <table:table-cell office:value-type="float" office:value="0.0605850249589724" calcext:value-type="float">
            <text:p>0.060585024958972</text:p>
          </table:table-cell>
          <table:table-cell office:value-type="float" office:value="0.0334584960615702" calcext:value-type="float">
            <text:p>0.03345849606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6421121162723" calcext:value-type="float">
            <text:p>0.566421121162723</text:p>
          </table:table-cell>
          <table:table-cell office:value-type="float" office:value="1.27716357387152" calcext:value-type="float">
            <text:p>1.27716357387152</text:p>
          </table:table-cell>
          <table:table-cell office:value-type="float" office:value="0.509165508361014" calcext:value-type="float">
            <text:p>0.509165508361014</text:p>
          </table:table-cell>
          <table:table-cell office:value-type="float" office:value="0.0839958399358415" calcext:value-type="float">
            <text:p>0.083995839935842</text:p>
          </table:table-cell>
          <table:table-cell office:value-type="float" office:value="0.0623806651160949" calcext:value-type="float">
            <text:p>0.062380665116095</text:p>
          </table:table-cell>
          <table:table-cell office:value-type="float" office:value="0.0345807256042875" calcext:value-type="float">
            <text:p>0.0345807256042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7516570336903" calcext:value-type="float">
            <text:p>0.437516570336903</text:p>
          </table:table-cell>
          <table:table-cell office:value-type="float" office:value="1.36229987477847" calcext:value-type="float">
            <text:p>1.36229987477847</text:p>
          </table:table-cell>
          <table:table-cell office:value-type="float" office:value="0.548593563017941" calcext:value-type="float">
            <text:p>0.548593563017941</text:p>
          </table:table-cell>
          <table:table-cell office:value-type="float" office:value="0.0856161330435844" calcext:value-type="float">
            <text:p>0.085616133043584</text:p>
          </table:table-cell>
          <table:table-cell office:value-type="float" office:value="0.0660254498629533" calcext:value-type="float">
            <text:p>0.066025449862953</text:p>
          </table:table-cell>
          <table:table-cell office:value-type="float" office:value="0.0431324029825784" calcext:value-type="float">
            <text:p>0.0431324029825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8833556025734" calcext:value-type="float">
            <text:p>0.288833556025734</text:p>
          </table:table-cell>
          <table:table-cell office:value-type="float" office:value="1.48192251134636" calcext:value-type="float">
            <text:p>1.48192251134636</text:p>
          </table:table-cell>
          <table:table-cell office:value-type="float" office:value="0.620532961570286" calcext:value-type="float">
            <text:p>0.620532961570286</text:p>
          </table:table-cell>
          <table:table-cell office:value-type="float" office:value="0.160645507198522" calcext:value-type="float">
            <text:p>0.160645507198522</text:p>
          </table:table-cell>
          <table:table-cell office:value-type="float" office:value="0.121983327087374" calcext:value-type="float">
            <text:p>0.121983327087374</text:p>
          </table:table-cell>
          <table:table-cell office:value-type="float" office:value="0.0856728516610054" calcext:value-type="float">
            <text:p>0.0856728516610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8747658779791" calcext:value-type="float">
            <text:p>0.608747658779791</text:p>
          </table:table-cell>
          <table:table-cell office:value-type="float" office:value="1.21325448721552" calcext:value-type="float">
            <text:p>1.21325448721552</text:p>
          </table:table-cell>
          <table:table-cell office:value-type="float" office:value="0.504875703241468" calcext:value-type="float">
            <text:p>0.504875703241468</text:p>
          </table:table-cell>
          <table:table-cell office:value-type="float" office:value="0.0935405203133995" calcext:value-type="float">
            <text:p>0.0935405203134</text:p>
          </table:table-cell>
          <table:table-cell office:value-type="float" office:value="0.0569795373426929" calcext:value-type="float">
            <text:p>0.056979537342693</text:p>
          </table:table-cell>
          <table:table-cell office:value-type="float" office:value="0.0368377613685224" calcext:value-type="float">
            <text:p>0.0368377613685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911757383498" calcext:value-type="float">
            <text:p>0.604911757383498</text:p>
          </table:table-cell>
          <table:table-cell office:value-type="float" office:value="1.22152904347529" calcext:value-type="float">
            <text:p>1.22152904347529</text:p>
          </table:table-cell>
          <table:table-cell office:value-type="float" office:value="0.515732930434823" calcext:value-type="float">
            <text:p>0.515732930434823</text:p>
          </table:table-cell>
          <table:table-cell office:value-type="float" office:value="0.0997607365309805" calcext:value-type="float">
            <text:p>0.099760736530981</text:p>
          </table:table-cell>
          <table:table-cell office:value-type="float" office:value="0.0726429561657199" calcext:value-type="float">
            <text:p>0.07264295616572</text:p>
          </table:table-cell>
          <table:table-cell office:value-type="float" office:value="0.0441314629003426" calcext:value-type="float">
            <text:p>0.0441314629003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580647795066" calcext:value-type="float">
            <text:p>0.520580647795066</text:p>
          </table:table-cell>
          <table:table-cell office:value-type="float" office:value="1.281627185072" calcext:value-type="float">
            <text:p>1.281627185072</text:p>
          </table:table-cell>
          <table:table-cell office:value-type="float" office:value="0.482787735484076" calcext:value-type="float">
            <text:p>0.482787735484076</text:p>
          </table:table-cell>
          <table:table-cell office:value-type="float" office:value="0.0805614129372495" calcext:value-type="float">
            <text:p>0.08056141293725</text:p>
          </table:table-cell>
          <table:table-cell office:value-type="float" office:value="0.0619590221574142" calcext:value-type="float">
            <text:p>0.061959022157414</text:p>
          </table:table-cell>
          <table:table-cell office:value-type="float" office:value="0.031880910774811" calcext:value-type="float">
            <text:p>0.0318809107748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809645670511" calcext:value-type="float">
            <text:p>0.53809645670511</text:p>
          </table:table-cell>
          <table:table-cell office:value-type="float" office:value="1.26756781348104" calcext:value-type="float">
            <text:p>1.26756781348104</text:p>
          </table:table-cell>
          <table:table-cell office:value-type="float" office:value="0.459409735653001" calcext:value-type="float">
            <text:p>0.459409735653001</text:p>
          </table:table-cell>
          <table:table-cell office:value-type="float" office:value="0.0743177655632512" calcext:value-type="float">
            <text:p>0.074317765563251</text:p>
          </table:table-cell>
          <table:table-cell office:value-type="float" office:value="0.0565626760481632" calcext:value-type="float">
            <text:p>0.056562676048163</text:p>
          </table:table-cell>
          <table:table-cell office:value-type="float" office:value="0.0278208618009942" calcext:value-type="float">
            <text:p>0.0278208618009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599226135584" calcext:value-type="float">
            <text:p>0.488599226135584</text:p>
          </table:table-cell>
          <table:table-cell office:value-type="float" office:value="1.28718779192017" calcext:value-type="float">
            <text:p>1.28718779192017</text:p>
          </table:table-cell>
          <table:table-cell office:value-type="float" office:value="0.570940337528068" calcext:value-type="float">
            <text:p>0.570940337528068</text:p>
          </table:table-cell>
          <table:table-cell office:value-type="float" office:value="0.0854419942258065" calcext:value-type="float">
            <text:p>0.085441994225807</text:p>
          </table:table-cell>
          <table:table-cell office:value-type="float" office:value="0.0556645399670228" calcext:value-type="float">
            <text:p>0.055664539967023</text:p>
          </table:table-cell>
          <table:table-cell office:value-type="float" office:value="0.0319940042597357" calcext:value-type="float">
            <text:p>0.031994004259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2804234466727" calcext:value-type="float">
            <text:p>0.552804234466727</text:p>
          </table:table-cell>
          <table:table-cell office:value-type="float" office:value="1.2320489663875" calcext:value-type="float">
            <text:p>1.2320489663875</text:p>
          </table:table-cell>
          <table:table-cell office:value-type="float" office:value="0.537735793930888" calcext:value-type="float">
            <text:p>0.537735793930888</text:p>
          </table:table-cell>
          <table:table-cell office:value-type="float" office:value="0.0749071009005378" calcext:value-type="float">
            <text:p>0.074907100900538</text:p>
          </table:table-cell>
          <table:table-cell office:value-type="float" office:value="0.0557889732884877" calcext:value-type="float">
            <text:p>0.055788973288488</text:p>
          </table:table-cell>
          <table:table-cell office:value-type="float" office:value="0.0438255049514625" calcext:value-type="float">
            <text:p>0.043825504951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397660719051" calcext:value-type="float">
            <text:p>0.482397660719051</text:p>
          </table:table-cell>
          <table:table-cell office:value-type="float" office:value="1.33937733104709" calcext:value-type="float">
            <text:p>1.33937733104709</text:p>
          </table:table-cell>
          <table:table-cell office:value-type="float" office:value="0.464771700418276" calcext:value-type="float">
            <text:p>0.464771700418276</text:p>
          </table:table-cell>
          <table:table-cell office:value-type="float" office:value="0.0956462839671219" calcext:value-type="float">
            <text:p>0.095646283967122</text:p>
          </table:table-cell>
          <table:table-cell office:value-type="float" office:value="0.0542532391478966" calcext:value-type="float">
            <text:p>0.054253239147897</text:p>
          </table:table-cell>
          <table:table-cell office:value-type="float" office:value="0.0335923908992164" calcext:value-type="float">
            <text:p>0.0335923908992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5886564691598" calcext:value-type="float">
            <text:p>0.575886564691598</text:p>
          </table:table-cell>
          <table:table-cell office:value-type="float" office:value="1.27009416100806" calcext:value-type="float">
            <text:p>1.27009416100806</text:p>
          </table:table-cell>
          <table:table-cell office:value-type="float" office:value="0.448189520603567" calcext:value-type="float">
            <text:p>0.448189520603567</text:p>
          </table:table-cell>
          <table:table-cell office:value-type="float" office:value="0.0812852813431837" calcext:value-type="float">
            <text:p>0.081285281343184</text:p>
          </table:table-cell>
          <table:table-cell office:value-type="float" office:value="0.0604507775358198" calcext:value-type="float">
            <text:p>0.06045077753582</text:p>
          </table:table-cell>
          <table:table-cell office:value-type="float" office:value="0.0323195911026317" calcext:value-type="float">
            <text:p>0.0323195911026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544067774124" calcext:value-type="float">
            <text:p>0.433544067774124</text:p>
          </table:table-cell>
          <table:table-cell office:value-type="float" office:value="1.35184613976449" calcext:value-type="float">
            <text:p>1.35184613976449</text:p>
          </table:table-cell>
          <table:table-cell office:value-type="float" office:value="0.576149045538518" calcext:value-type="float">
            <text:p>0.576149045538518</text:p>
          </table:table-cell>
          <table:table-cell office:value-type="float" office:value="0.09869251276756" calcext:value-type="float">
            <text:p>0.09869251276756</text:p>
          </table:table-cell>
          <table:table-cell office:value-type="float" office:value="0.0544401509879139" calcext:value-type="float">
            <text:p>0.054440150987914</text:p>
          </table:table-cell>
          <table:table-cell office:value-type="float" office:value="0.0531438373771187" calcext:value-type="float">
            <text:p>0.0531438373771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974360907415" calcext:value-type="float">
            <text:p>0.418974360907415</text:p>
          </table:table-cell>
          <table:table-cell office:value-type="float" office:value="1.34795216422256" calcext:value-type="float">
            <text:p>1.34795216422256</text:p>
          </table:table-cell>
          <table:table-cell office:value-type="float" office:value="0.537575739388747" calcext:value-type="float">
            <text:p>0.537575739388747</text:p>
          </table:table-cell>
          <table:table-cell office:value-type="float" office:value="0.0941241429763487" calcext:value-type="float">
            <text:p>0.094124142976349</text:p>
          </table:table-cell>
          <table:table-cell office:value-type="float" office:value="0.0714773441179735" calcext:value-type="float">
            <text:p>0.071477344117974</text:p>
          </table:table-cell>
          <table:table-cell office:value-type="float" office:value="0.041372503694597" calcext:value-type="float">
            <text:p>0.0413725036945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1359407533552" calcext:value-type="float">
            <text:p>0.501359407533552</text:p>
          </table:table-cell>
          <table:table-cell office:value-type="float" office:value="1.2747969730729" calcext:value-type="float">
            <text:p>1.2747969730729</text:p>
          </table:table-cell>
          <table:table-cell office:value-type="float" office:value="0.544257250535491" calcext:value-type="float">
            <text:p>0.544257250535491</text:p>
          </table:table-cell>
          <table:table-cell office:value-type="float" office:value="0.0936871798596195" calcext:value-type="float">
            <text:p>0.09368717985962</text:p>
          </table:table-cell>
          <table:table-cell office:value-type="float" office:value="0.0575879925585414" calcext:value-type="float">
            <text:p>0.057587992558541</text:p>
          </table:table-cell>
          <table:table-cell office:value-type="float" office:value="0.0351310539774288" calcext:value-type="float">
            <text:p>0.0351310539774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504934020697" calcext:value-type="float">
            <text:p>0.511504934020697</text:p>
          </table:table-cell>
          <table:table-cell office:value-type="float" office:value="1.27950396503882" calcext:value-type="float">
            <text:p>1.27950396503882</text:p>
          </table:table-cell>
          <table:table-cell office:value-type="float" office:value="0.550203771901396" calcext:value-type="float">
            <text:p>0.550203771901396</text:p>
          </table:table-cell>
          <table:table-cell office:value-type="float" office:value="0.0885451833161998" calcext:value-type="float">
            <text:p>0.0885451833162</text:p>
          </table:table-cell>
          <table:table-cell office:value-type="float" office:value="0.0662029437068185" calcext:value-type="float">
            <text:p>0.066202943706819</text:p>
          </table:table-cell>
          <table:table-cell office:value-type="float" office:value="0.0342243110172621" calcext:value-type="float">
            <text:p>0.0342243110172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9439625155717" calcext:value-type="float">
            <text:p>0.559439625155717</text:p>
          </table:table-cell>
          <table:table-cell office:value-type="float" office:value="1.26266692541982" calcext:value-type="float">
            <text:p>1.26266692541982</text:p>
          </table:table-cell>
          <table:table-cell office:value-type="float" office:value="0.478416797032405" calcext:value-type="float">
            <text:p>0.478416797032405</text:p>
          </table:table-cell>
          <table:table-cell office:value-type="float" office:value="0.0657194901737968" calcext:value-type="float">
            <text:p>0.065719490173797</text:p>
          </table:table-cell>
          <table:table-cell office:value-type="float" office:value="0.0782629400963644" calcext:value-type="float">
            <text:p>0.078262940096364</text:p>
          </table:table-cell>
          <table:table-cell office:value-type="float" office:value="0.0483363936554539" calcext:value-type="float">
            <text:p>0.0483363936554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1367157874288" calcext:value-type="float">
            <text:p>0.581367157874288</text:p>
          </table:table-cell>
          <table:table-cell office:value-type="float" office:value="1.24733443416858" calcext:value-type="float">
            <text:p>1.24733443416858</text:p>
          </table:table-cell>
          <table:table-cell office:value-type="float" office:value="0.446797084295121" calcext:value-type="float">
            <text:p>0.446797084295121</text:p>
          </table:table-cell>
          <table:table-cell office:value-type="float" office:value="0.0821369669645977" calcext:value-type="float">
            <text:p>0.082136966964598</text:p>
          </table:table-cell>
          <table:table-cell office:value-type="float" office:value="0.0614565745772176" calcext:value-type="float">
            <text:p>0.061456574577218</text:p>
          </table:table-cell>
          <table:table-cell office:value-type="float" office:value="0.0310379001115379" calcext:value-type="float">
            <text:p>0.03103790011153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1702544458794" calcext:value-type="float">
            <text:p>0.301702544458794</text:p>
          </table:table-cell>
          <table:table-cell office:value-type="float" office:value="1.39973388332996" calcext:value-type="float">
            <text:p>1.39973388332996</text:p>
          </table:table-cell>
          <table:table-cell office:value-type="float" office:value="0.581083508708906" calcext:value-type="float">
            <text:p>0.581083508708906</text:p>
          </table:table-cell>
          <table:table-cell office:value-type="float" office:value="0.0894247509425053" calcext:value-type="float">
            <text:p>0.089424750942505</text:p>
          </table:table-cell>
          <table:table-cell office:value-type="float" office:value="0.0747230648433031" calcext:value-type="float">
            <text:p>0.074723064843303</text:p>
          </table:table-cell>
          <table:table-cell office:value-type="float" office:value="0.0450592840512648" calcext:value-type="float">
            <text:p>0.045059284051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7746689656748" calcext:value-type="float">
            <text:p>0.267746689656748</text:p>
          </table:table-cell>
          <table:table-cell office:value-type="float" office:value="1.43668006155591" calcext:value-type="float">
            <text:p>1.43668006155591</text:p>
          </table:table-cell>
          <table:table-cell office:value-type="float" office:value="0.598412967745769" calcext:value-type="float">
            <text:p>0.598412967745769</text:p>
          </table:table-cell>
          <table:table-cell office:value-type="float" office:value="0.112667575279898" calcext:value-type="float">
            <text:p>0.112667575279898</text:p>
          </table:table-cell>
          <table:table-cell office:value-type="float" office:value="0.0865242168623348" calcext:value-type="float">
            <text:p>0.086524216862335</text:p>
          </table:table-cell>
          <table:table-cell office:value-type="float" office:value="0.0456479656627647" calcext:value-type="float">
            <text:p>0.045647965662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411823602366" calcext:value-type="float">
            <text:p>0.551411823602366</text:p>
          </table:table-cell>
          <table:table-cell office:value-type="float" office:value="1.28341286089804" calcext:value-type="float">
            <text:p>1.28341286089804</text:p>
          </table:table-cell>
          <table:table-cell office:value-type="float" office:value="0.529454818779991" calcext:value-type="float">
            <text:p>0.529454818779991</text:p>
          </table:table-cell>
          <table:table-cell office:value-type="float" office:value="0.0801555268949115" calcext:value-type="float">
            <text:p>0.080155526894912</text:p>
          </table:table-cell>
          <table:table-cell office:value-type="float" office:value="0.0669899013207234" calcext:value-type="float">
            <text:p>0.066989901320723</text:p>
          </table:table-cell>
          <table:table-cell office:value-type="float" office:value="0.0387391567548289" calcext:value-type="float">
            <text:p>0.0387391567548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279235461182" calcext:value-type="float">
            <text:p>0.554279235461182</text:p>
          </table:table-cell>
          <table:table-cell office:value-type="float" office:value="1.27563074304071" calcext:value-type="float">
            <text:p>1.27563074304071</text:p>
          </table:table-cell>
          <table:table-cell office:value-type="float" office:value="0.560399091093727" calcext:value-type="float">
            <text:p>0.560399091093727</text:p>
          </table:table-cell>
          <table:table-cell office:value-type="float" office:value="0.106568236496893" calcext:value-type="float">
            <text:p>0.106568236496893</text:p>
          </table:table-cell>
          <table:table-cell office:value-type="float" office:value="0.0770875072147541" calcext:value-type="float">
            <text:p>0.077087507214754</text:p>
          </table:table-cell>
          <table:table-cell office:value-type="float" office:value="0.0366926739382327" calcext:value-type="float">
            <text:p>0.0366926739382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6080255105323" calcext:value-type="float">
            <text:p>0.466080255105323</text:p>
          </table:table-cell>
          <table:table-cell office:value-type="float" office:value="1.28158654120174" calcext:value-type="float">
            <text:p>1.28158654120174</text:p>
          </table:table-cell>
          <table:table-cell office:value-type="float" office:value="0.53774476664595" calcext:value-type="float">
            <text:p>0.53774476664595</text:p>
          </table:table-cell>
          <table:table-cell office:value-type="float" office:value="0.0852126360226999" calcext:value-type="float">
            <text:p>0.0852126360227</text:p>
          </table:table-cell>
          <table:table-cell office:value-type="float" office:value="0.0619851524905742" calcext:value-type="float">
            <text:p>0.061985152490574</text:p>
          </table:table-cell>
          <table:table-cell office:value-type="float" office:value="0.035452689923413" calcext:value-type="float">
            <text:p>0.035452689923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9598116527966" calcext:value-type="float">
            <text:p>0.439598116527966</text:p>
          </table:table-cell>
          <table:table-cell office:value-type="float" office:value="1.32400190601294" calcext:value-type="float">
            <text:p>1.32400190601294</text:p>
          </table:table-cell>
          <table:table-cell office:value-type="float" office:value="0.528762095635021" calcext:value-type="float">
            <text:p>0.528762095635021</text:p>
          </table:table-cell>
          <table:table-cell office:value-type="float" office:value="0.112106823858457" calcext:value-type="float">
            <text:p>0.112106823858457</text:p>
          </table:table-cell>
          <table:table-cell office:value-type="float" office:value="0.080419342223632" calcext:value-type="float">
            <text:p>0.080419342223632</text:p>
          </table:table-cell>
          <table:table-cell office:value-type="float" office:value="0.0400983325910688" calcext:value-type="float">
            <text:p>0.0400983325910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927805377465" calcext:value-type="float">
            <text:p>0.639927805377465</text:p>
          </table:table-cell>
          <table:table-cell office:value-type="float" office:value="1.19082884212811" calcext:value-type="float">
            <text:p>1.19082884212811</text:p>
          </table:table-cell>
          <table:table-cell office:value-type="float" office:value="0.489870257322256" calcext:value-type="float">
            <text:p>0.489870257322256</text:p>
          </table:table-cell>
          <table:table-cell office:value-type="float" office:value="0.0899332917981837" calcext:value-type="float">
            <text:p>0.089933291798184</text:p>
          </table:table-cell>
          <table:table-cell office:value-type="float" office:value="0.0638085056641873" calcext:value-type="float">
            <text:p>0.063808505664187</text:p>
          </table:table-cell>
          <table:table-cell office:value-type="float" office:value="0.0291775966084946" calcext:value-type="float">
            <text:p>0.0291775966084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5687208600172" calcext:value-type="float">
            <text:p>0.585687208600172</text:p>
          </table:table-cell>
          <table:table-cell office:value-type="float" office:value="1.22660934140693" calcext:value-type="float">
            <text:p>1.22660934140693</text:p>
          </table:table-cell>
          <table:table-cell office:value-type="float" office:value="0.516208405721804" calcext:value-type="float">
            <text:p>0.516208405721804</text:p>
          </table:table-cell>
          <table:table-cell office:value-type="float" office:value="0.111212609220264" calcext:value-type="float">
            <text:p>0.111212609220264</text:p>
          </table:table-cell>
          <table:table-cell office:value-type="float" office:value="0.0809936830612489" calcext:value-type="float">
            <text:p>0.080993683061249</text:p>
          </table:table-cell>
          <table:table-cell office:value-type="float" office:value="0.0507994214221266" calcext:value-type="float">
            <text:p>0.0507994214221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9292349935056" calcext:value-type="float">
            <text:p>0.569292349935056</text:p>
          </table:table-cell>
          <table:table-cell office:value-type="float" office:value="1.2575773760622" calcext:value-type="float">
            <text:p>1.2575773760622</text:p>
          </table:table-cell>
          <table:table-cell office:value-type="float" office:value="0.465950667130821" calcext:value-type="float">
            <text:p>0.465950667130821</text:p>
          </table:table-cell>
          <table:table-cell office:value-type="float" office:value="0.0737563886829683" calcext:value-type="float">
            <text:p>0.073756388682968</text:p>
          </table:table-cell>
          <table:table-cell office:value-type="float" office:value="0.0586581274681748" calcext:value-type="float">
            <text:p>0.058658127468175</text:p>
          </table:table-cell>
          <table:table-cell office:value-type="float" office:value="0.0303838535796242" calcext:value-type="float">
            <text:p>0.0303838535796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2045721550517" calcext:value-type="float">
            <text:p>0.572045721550517</text:p>
          </table:table-cell>
          <table:table-cell office:value-type="float" office:value="1.25705406652778" calcext:value-type="float">
            <text:p>1.25705406652778</text:p>
          </table:table-cell>
          <table:table-cell office:value-type="float" office:value="0.434450360958172" calcext:value-type="float">
            <text:p>0.434450360958172</text:p>
          </table:table-cell>
          <table:table-cell office:value-type="float" office:value="0.0774747179611619" calcext:value-type="float">
            <text:p>0.077474717961162</text:p>
          </table:table-cell>
          <table:table-cell office:value-type="float" office:value="0.0594241276535666" calcext:value-type="float">
            <text:p>0.059424127653567</text:p>
          </table:table-cell>
          <table:table-cell office:value-type="float" office:value="0.0309474878145832" calcext:value-type="float">
            <text:p>0.030947487814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827671159951" calcext:value-type="float">
            <text:p>0.415827671159951</text:p>
          </table:table-cell>
          <table:table-cell office:value-type="float" office:value="1.36536109171239" calcext:value-type="float">
            <text:p>1.36536109171239</text:p>
          </table:table-cell>
          <table:table-cell office:value-type="float" office:value="0.507864989013451" calcext:value-type="float">
            <text:p>0.507864989013451</text:p>
          </table:table-cell>
          <table:table-cell office:value-type="float" office:value="0.084450973799468" calcext:value-type="float">
            <text:p>0.084450973799468</text:p>
          </table:table-cell>
          <table:table-cell office:value-type="float" office:value="0.0598435843249901" calcext:value-type="float">
            <text:p>0.05984358432499</text:p>
          </table:table-cell>
          <table:table-cell office:value-type="float" office:value="0.0305191230785285" calcext:value-type="float">
            <text:p>0.0305191230785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6213989014753" calcext:value-type="float">
            <text:p>0.406213989014753</text:p>
          </table:table-cell>
          <table:table-cell office:value-type="float" office:value="1.36896235628433" calcext:value-type="float">
            <text:p>1.36896235628433</text:p>
          </table:table-cell>
          <table:table-cell office:value-type="float" office:value="0.493051116762787" calcext:value-type="float">
            <text:p>0.493051116762787</text:p>
          </table:table-cell>
          <table:table-cell office:value-type="float" office:value="0.0966045645453072" calcext:value-type="float">
            <text:p>0.096604564545307</text:p>
          </table:table-cell>
          <table:table-cell office:value-type="float" office:value="0.0733202140706029" calcext:value-type="float">
            <text:p>0.073320214070603</text:p>
          </table:table-cell>
          <table:table-cell office:value-type="float" office:value="0.0328422610843217" calcext:value-type="float">
            <text:p>0.0328422610843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299680016237" calcext:value-type="float">
            <text:p>0.59299680016237</text:p>
          </table:table-cell>
          <table:table-cell office:value-type="float" office:value="1.24869111295089" calcext:value-type="float">
            <text:p>1.24869111295089</text:p>
          </table:table-cell>
          <table:table-cell office:value-type="float" office:value="0.591036979331296" calcext:value-type="float">
            <text:p>0.591036979331296</text:p>
          </table:table-cell>
          <table:table-cell office:value-type="float" office:value="0.093249442932735" calcext:value-type="float">
            <text:p>0.093249442932735</text:p>
          </table:table-cell>
          <table:table-cell office:value-type="float" office:value="0.0633130917311478" calcext:value-type="float">
            <text:p>0.063313091731148</text:p>
          </table:table-cell>
          <table:table-cell office:value-type="float" office:value="0.0484265281605073" calcext:value-type="float">
            <text:p>0.0484265281605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0849166448943" calcext:value-type="float">
            <text:p>0.570849166448943</text:p>
          </table:table-cell>
          <table:table-cell office:value-type="float" office:value="1.25706908717271" calcext:value-type="float">
            <text:p>1.25706908717271</text:p>
          </table:table-cell>
          <table:table-cell office:value-type="float" office:value="0.577172730827548" calcext:value-type="float">
            <text:p>0.577172730827548</text:p>
          </table:table-cell>
          <table:table-cell office:value-type="float" office:value="0.096812419021266" calcext:value-type="float">
            <text:p>0.096812419021266</text:p>
          </table:table-cell>
          <table:table-cell office:value-type="float" office:value="0.0708008183783283" calcext:value-type="float">
            <text:p>0.070800818378328</text:p>
          </table:table-cell>
          <table:table-cell office:value-type="float" office:value="0.0466822594350261" calcext:value-type="float">
            <text:p>0.0466822594350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0845199362789" calcext:value-type="float">
            <text:p>0.620845199362789</text:p>
          </table:table-cell>
          <table:table-cell office:value-type="float" office:value="1.14897962092722" calcext:value-type="float">
            <text:p>1.14897962092722</text:p>
          </table:table-cell>
          <table:table-cell office:value-type="float" office:value="0.499290217336494" calcext:value-type="float">
            <text:p>0.499290217336494</text:p>
          </table:table-cell>
          <table:table-cell office:value-type="float" office:value="0.0870285837122527" calcext:value-type="float">
            <text:p>0.087028583712253</text:p>
          </table:table-cell>
          <table:table-cell office:value-type="float" office:value="0.0506231196281545" calcext:value-type="float">
            <text:p>0.050623119628155</text:p>
          </table:table-cell>
          <table:table-cell office:value-type="float" office:value="0.0373794916734712" calcext:value-type="float">
            <text:p>0.037379491673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8874374924395" calcext:value-type="float">
            <text:p>0.698874374924395</text:p>
          </table:table-cell>
          <table:table-cell office:value-type="float" office:value="1.0988918432776" calcext:value-type="float">
            <text:p>1.0988918432776</text:p>
          </table:table-cell>
          <table:table-cell office:value-type="float" office:value="0.461764710186191" calcext:value-type="float">
            <text:p>0.461764710186191</text:p>
          </table:table-cell>
          <table:table-cell office:value-type="float" office:value="0.0765863841825064" calcext:value-type="float">
            <text:p>0.076586384182506</text:p>
          </table:table-cell>
          <table:table-cell office:value-type="float" office:value="0.0597659048266093" calcext:value-type="float">
            <text:p>0.059765904826609</text:p>
          </table:table-cell>
          <table:table-cell office:value-type="float" office:value="0.0305272541955063" calcext:value-type="float">
            <text:p>0.030527254195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938136471889" calcext:value-type="float">
            <text:p>0.566938136471889</text:p>
          </table:table-cell>
          <table:table-cell office:value-type="float" office:value="1.25405026247847" calcext:value-type="float">
            <text:p>1.25405026247847</text:p>
          </table:table-cell>
          <table:table-cell office:value-type="float" office:value="0.523306404034226" calcext:value-type="float">
            <text:p>0.523306404034226</text:p>
          </table:table-cell>
          <table:table-cell office:value-type="float" office:value="0.0811586894297898" calcext:value-type="float">
            <text:p>0.08115868942979</text:p>
          </table:table-cell>
          <table:table-cell office:value-type="float" office:value="0.0614781354439971" calcext:value-type="float">
            <text:p>0.061478135443997</text:p>
          </table:table-cell>
          <table:table-cell office:value-type="float" office:value="0.0820426790273304" calcext:value-type="float">
            <text:p>0.082042679027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6276536751325" calcext:value-type="float">
            <text:p>0.486276536751325</text:p>
          </table:table-cell>
          <table:table-cell office:value-type="float" office:value="1.32767996356145" calcext:value-type="float">
            <text:p>1.32767996356145</text:p>
          </table:table-cell>
          <table:table-cell office:value-type="float" office:value="0.485549462632558" calcext:value-type="float">
            <text:p>0.485549462632558</text:p>
          </table:table-cell>
          <table:table-cell office:value-type="float" office:value="0.120309888785684" calcext:value-type="float">
            <text:p>0.120309888785684</text:p>
          </table:table-cell>
          <table:table-cell office:value-type="float" office:value="0.0871192928828376" calcext:value-type="float">
            <text:p>0.087119292882838</text:p>
          </table:table-cell>
          <table:table-cell office:value-type="float" office:value="0.0450408213463636" calcext:value-type="float">
            <text:p>0.0450408213463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635819147747" calcext:value-type="float">
            <text:p>0.463635819147747</text:p>
          </table:table-cell>
          <table:table-cell office:value-type="float" office:value="1.34563096822469" calcext:value-type="float">
            <text:p>1.34563096822469</text:p>
          </table:table-cell>
          <table:table-cell office:value-type="float" office:value="0.523163566499923" calcext:value-type="float">
            <text:p>0.523163566499923</text:p>
          </table:table-cell>
          <table:table-cell office:value-type="float" office:value="0.0954589081979458" calcext:value-type="float">
            <text:p>0.095458908197946</text:p>
          </table:table-cell>
          <table:table-cell office:value-type="float" office:value="0.0585500649857228" calcext:value-type="float">
            <text:p>0.058550064985723</text:p>
          </table:table-cell>
          <table:table-cell office:value-type="float" office:value="0.0372744491238138" calcext:value-type="float">
            <text:p>0.0372744491238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039520702649" calcext:value-type="float">
            <text:p>0.49039520702649</text:p>
          </table:table-cell>
          <table:table-cell office:value-type="float" office:value="1.32240427469913" calcext:value-type="float">
            <text:p>1.32240427469913</text:p>
          </table:table-cell>
          <table:table-cell office:value-type="float" office:value="0.495192733795694" calcext:value-type="float">
            <text:p>0.495192733795694</text:p>
          </table:table-cell>
          <table:table-cell office:value-type="float" office:value="0.0964469430415679" calcext:value-type="float">
            <text:p>0.096446943041568</text:p>
          </table:table-cell>
          <table:table-cell office:value-type="float" office:value="0.0707672674316153" calcext:value-type="float">
            <text:p>0.070767267431615</text:p>
          </table:table-cell>
          <table:table-cell office:value-type="float" office:value="0.0325359312658327" calcext:value-type="float">
            <text:p>0.0325359312658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8603533116912" calcext:value-type="float">
            <text:p>0.378603533116912</text:p>
          </table:table-cell>
          <table:table-cell office:value-type="float" office:value="1.37339651468563" calcext:value-type="float">
            <text:p>1.37339651468563</text:p>
          </table:table-cell>
          <table:table-cell office:value-type="float" office:value="0.525325047664567" calcext:value-type="float">
            <text:p>0.525325047664567</text:p>
          </table:table-cell>
          <table:table-cell office:value-type="float" office:value="0.0867023707417943" calcext:value-type="float">
            <text:p>0.086702370741794</text:p>
          </table:table-cell>
          <table:table-cell office:value-type="float" office:value="0.0558916750413983" calcext:value-type="float">
            <text:p>0.055891675041398</text:p>
          </table:table-cell>
          <table:table-cell office:value-type="float" office:value="0.0258783912346806" calcext:value-type="float">
            <text:p>0.0258783912346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2308529077004" calcext:value-type="float">
            <text:p>0.362308529077004</text:p>
          </table:table-cell>
          <table:table-cell office:value-type="float" office:value="1.39264249135298" calcext:value-type="float">
            <text:p>1.39264249135298</text:p>
          </table:table-cell>
          <table:table-cell office:value-type="float" office:value="0.480670193118502" calcext:value-type="float">
            <text:p>0.480670193118502</text:p>
          </table:table-cell>
          <table:table-cell office:value-type="float" office:value="0.0988649291039203" calcext:value-type="float">
            <text:p>0.09886492910392</text:p>
          </table:table-cell>
          <table:table-cell office:value-type="float" office:value="0.0772913666415953" calcext:value-type="float">
            <text:p>0.077291366641595</text:p>
          </table:table-cell>
          <table:table-cell office:value-type="float" office:value="0.04275012526857" calcext:value-type="float">
            <text:p>0.042750125268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951186233999" calcext:value-type="float">
            <text:p>0.54951186233999</text:p>
          </table:table-cell>
          <table:table-cell office:value-type="float" office:value="1.26451757321024" calcext:value-type="float">
            <text:p>1.26451757321024</text:p>
          </table:table-cell>
          <table:table-cell office:value-type="float" office:value="0.470172587672279" calcext:value-type="float">
            <text:p>0.470172587672279</text:p>
          </table:table-cell>
          <table:table-cell office:value-type="float" office:value="0.0881457512616581" calcext:value-type="float">
            <text:p>0.088145751261658</text:p>
          </table:table-cell>
          <table:table-cell office:value-type="float" office:value="0.0361356159146807" calcext:value-type="float">
            <text:p>0.036135615914681</text:p>
          </table:table-cell>
          <table:table-cell office:value-type="float" office:value="0.0348681795430485" calcext:value-type="float">
            <text:p>0.0348681795430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5831807276157" calcext:value-type="float">
            <text:p>0.525831807276157</text:p>
          </table:table-cell>
          <table:table-cell office:value-type="float" office:value="1.29291257878818" calcext:value-type="float">
            <text:p>1.29291257878818</text:p>
          </table:table-cell>
          <table:table-cell office:value-type="float" office:value="0.481999198693864" calcext:value-type="float">
            <text:p>0.481999198693864</text:p>
          </table:table-cell>
          <table:table-cell office:value-type="float" office:value="0.0876511747454041" calcext:value-type="float">
            <text:p>0.087651174745404</text:p>
          </table:table-cell>
          <table:table-cell office:value-type="float" office:value="0.0653340617688173" calcext:value-type="float">
            <text:p>0.065334061768817</text:p>
          </table:table-cell>
          <table:table-cell office:value-type="float" office:value="0.0377875310007334" calcext:value-type="float">
            <text:p>0.0377875310007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3676714460591" calcext:value-type="float">
            <text:p>0.463676714460591</text:p>
          </table:table-cell>
          <table:table-cell office:value-type="float" office:value="1.30954355376011" calcext:value-type="float">
            <text:p>1.30954355376011</text:p>
          </table:table-cell>
          <table:table-cell office:value-type="float" office:value="0.484477840267449" calcext:value-type="float">
            <text:p>0.484477840267449</text:p>
          </table:table-cell>
          <table:table-cell office:value-type="float" office:value="0.0800141348454697" calcext:value-type="float">
            <text:p>0.08001413484547</text:p>
          </table:table-cell>
          <table:table-cell office:value-type="float" office:value="0.0528448181787993" calcext:value-type="float">
            <text:p>0.052844818178799</text:p>
          </table:table-cell>
          <table:table-cell office:value-type="float" office:value="0.0389024978241714" calcext:value-type="float">
            <text:p>0.038902497824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7565803121505" calcext:value-type="float">
            <text:p>0.537565803121505</text:p>
          </table:table-cell>
          <table:table-cell office:value-type="float" office:value="1.24675295064495" calcext:value-type="float">
            <text:p>1.24675295064495</text:p>
          </table:table-cell>
          <table:table-cell office:value-type="float" office:value="0.438453572031891" calcext:value-type="float">
            <text:p>0.438453572031891</text:p>
          </table:table-cell>
          <table:table-cell office:value-type="float" office:value="0.0827064406387007" calcext:value-type="float">
            <text:p>0.082706440638701</text:p>
          </table:table-cell>
          <table:table-cell office:value-type="float" office:value="0.0628625421118257" calcext:value-type="float">
            <text:p>0.062862542111826</text:p>
          </table:table-cell>
          <table:table-cell office:value-type="float" office:value="0.0280467629560799" calcext:value-type="float">
            <text:p>0.02804676295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248853659417" calcext:value-type="float">
            <text:p>0.545248853659417</text:p>
          </table:table-cell>
          <table:table-cell office:value-type="float" office:value="1.2992514246756" calcext:value-type="float">
            <text:p>1.2992514246756</text:p>
          </table:table-cell>
          <table:table-cell office:value-type="float" office:value="0.497677689057351" calcext:value-type="float">
            <text:p>0.497677689057351</text:p>
          </table:table-cell>
          <table:table-cell office:value-type="float" office:value="0.0751198399234725" calcext:value-type="float">
            <text:p>0.075119839923473</text:p>
          </table:table-cell>
          <table:table-cell office:value-type="float" office:value="0.0500216889191601" calcext:value-type="float">
            <text:p>0.05002168891916</text:p>
          </table:table-cell>
          <table:table-cell office:value-type="float" office:value="0.0340222580349561" calcext:value-type="float">
            <text:p>0.0340222580349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583742347726" calcext:value-type="float">
            <text:p>0.508583742347726</text:p>
          </table:table-cell>
          <table:table-cell office:value-type="float" office:value="1.32660988342106" calcext:value-type="float">
            <text:p>1.32660988342106</text:p>
          </table:table-cell>
          <table:table-cell office:value-type="float" office:value="0.528026038896464" calcext:value-type="float">
            <text:p>0.528026038896464</text:p>
          </table:table-cell>
          <table:table-cell office:value-type="float" office:value="0.0964039771690338" calcext:value-type="float">
            <text:p>0.096403977169034</text:p>
          </table:table-cell>
          <table:table-cell office:value-type="float" office:value="0.0720603923882593" calcext:value-type="float">
            <text:p>0.072060392388259</text:p>
          </table:table-cell>
          <table:table-cell office:value-type="float" office:value="0.0368186334404314" calcext:value-type="float">
            <text:p>0.03681863344043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7502170978823" calcext:value-type="float">
            <text:p>0.557502170978823</text:p>
          </table:table-cell>
          <table:table-cell office:value-type="float" office:value="1.24082942456402" calcext:value-type="float">
            <text:p>1.24082942456402</text:p>
          </table:table-cell>
          <table:table-cell office:value-type="float" office:value="0.533045839830634" calcext:value-type="float">
            <text:p>0.533045839830634</text:p>
          </table:table-cell>
          <table:table-cell office:value-type="float" office:value="0.0886547777256974" calcext:value-type="float">
            <text:p>0.088654777725697</text:p>
          </table:table-cell>
          <table:table-cell office:value-type="float" office:value="0.0519752769869043" calcext:value-type="float">
            <text:p>0.051975276986904</text:p>
          </table:table-cell>
          <table:table-cell office:value-type="float" office:value="0.0373598430543882" calcext:value-type="float">
            <text:p>0.0373598430543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4266295606874" calcext:value-type="float">
            <text:p>0.544266295606874</text:p>
          </table:table-cell>
          <table:table-cell office:value-type="float" office:value="1.27839595054106" calcext:value-type="float">
            <text:p>1.27839595054106</text:p>
          </table:table-cell>
          <table:table-cell office:value-type="float" office:value="0.49137144695826" calcext:value-type="float">
            <text:p>0.49137144695826</text:p>
          </table:table-cell>
          <table:table-cell office:value-type="float" office:value="0.0889634908745113" calcext:value-type="float">
            <text:p>0.088963490874511</text:p>
          </table:table-cell>
          <table:table-cell office:value-type="float" office:value="0.0645314017774396" calcext:value-type="float">
            <text:p>0.06453140177744</text:p>
          </table:table-cell>
          <table:table-cell office:value-type="float" office:value="0.0308014982032225" calcext:value-type="float">
            <text:p>0.0308014982032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8448101050624" calcext:value-type="float">
            <text:p>0.638448101050624</text:p>
          </table:table-cell>
          <table:table-cell office:value-type="float" office:value="1.20787280221511" calcext:value-type="float">
            <text:p>1.20787280221511</text:p>
          </table:table-cell>
          <table:table-cell office:value-type="float" office:value="0.49620390236796" calcext:value-type="float">
            <text:p>0.49620390236796</text:p>
          </table:table-cell>
          <table:table-cell office:value-type="float" office:value="0.0864687748708119" calcext:value-type="float">
            <text:p>0.086468774870812</text:p>
          </table:table-cell>
          <table:table-cell office:value-type="float" office:value="0.058876178026992" calcext:value-type="float">
            <text:p>0.058876178026992</text:p>
          </table:table-cell>
          <table:table-cell office:value-type="float" office:value="0.0211370107371349" calcext:value-type="float">
            <text:p>0.0211370107371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882025442167" calcext:value-type="float">
            <text:p>0.62882025442167</text:p>
          </table:table-cell>
          <table:table-cell office:value-type="float" office:value="1.21411511907626" calcext:value-type="float">
            <text:p>1.21411511907626</text:p>
          </table:table-cell>
          <table:table-cell office:value-type="float" office:value="0.468929049766147" calcext:value-type="float">
            <text:p>0.468929049766147</text:p>
          </table:table-cell>
          <table:table-cell office:value-type="float" office:value="0.0962020016452682" calcext:value-type="float">
            <text:p>0.096202001645268</text:p>
          </table:table-cell>
          <table:table-cell office:value-type="float" office:value="0.0720115980449064" calcext:value-type="float">
            <text:p>0.072011598044906</text:p>
          </table:table-cell>
          <table:table-cell office:value-type="float" office:value="0.032998882324671" calcext:value-type="float">
            <text:p>0.03299888232467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9905082699359" calcext:value-type="float">
            <text:p>0.489905082699359</text:p>
          </table:table-cell>
          <table:table-cell office:value-type="float" office:value="1.34167755444477" calcext:value-type="float">
            <text:p>1.34167755444477</text:p>
          </table:table-cell>
          <table:table-cell office:value-type="float" office:value="0.49197687393225" calcext:value-type="float">
            <text:p>0.49197687393225</text:p>
          </table:table-cell>
          <table:table-cell office:value-type="float" office:value="0.0780451769043064" calcext:value-type="float">
            <text:p>0.078045176904306</text:p>
          </table:table-cell>
          <table:table-cell office:value-type="float" office:value="0.0657283304727136" calcext:value-type="float">
            <text:p>0.065728330472714</text:p>
          </table:table-cell>
          <table:table-cell office:value-type="float" office:value="0.0371879681498716" calcext:value-type="float">
            <text:p>0.0371879681498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168256319982" calcext:value-type="float">
            <text:p>0.50168256319982</text:p>
          </table:table-cell>
          <table:table-cell office:value-type="float" office:value="1.3443027629806" calcext:value-type="float">
            <text:p>1.3443027629806</text:p>
          </table:table-cell>
          <table:table-cell office:value-type="float" office:value="0.459760510885349" calcext:value-type="float">
            <text:p>0.459760510885349</text:p>
          </table:table-cell>
          <table:table-cell office:value-type="float" office:value="0.0805665336622386" calcext:value-type="float">
            <text:p>0.080566533662239</text:p>
          </table:table-cell>
          <table:table-cell office:value-type="float" office:value="0.0586550607085378" calcext:value-type="float">
            <text:p>0.058655060708538</text:p>
          </table:table-cell>
          <table:table-cell office:value-type="float" office:value="0.0300309528890733" calcext:value-type="float">
            <text:p>0.0300309528890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7891807573334" calcext:value-type="float">
            <text:p>0.397891807573334</text:p>
          </table:table-cell>
          <table:table-cell office:value-type="float" office:value="1.37541735134267" calcext:value-type="float">
            <text:p>1.37541735134267</text:p>
          </table:table-cell>
          <table:table-cell office:value-type="float" office:value="0.485301266302324" calcext:value-type="float">
            <text:p>0.485301266302324</text:p>
          </table:table-cell>
          <table:table-cell office:value-type="float" office:value="0.0670766207309817" calcext:value-type="float">
            <text:p>0.067076620730982</text:p>
          </table:table-cell>
          <table:table-cell office:value-type="float" office:value="0.0589289682056924" calcext:value-type="float">
            <text:p>0.058928968205692</text:p>
          </table:table-cell>
          <table:table-cell office:value-type="float" office:value="0.0379979084635462" calcext:value-type="float">
            <text:p>0.037997908463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63653462514962" calcext:value-type="float">
            <text:p>0.363653462514962</text:p>
          </table:table-cell>
          <table:table-cell office:value-type="float" office:value="1.40126036893872" calcext:value-type="float">
            <text:p>1.40126036893872</text:p>
          </table:table-cell>
          <table:table-cell office:value-type="float" office:value="0.501506495187395" calcext:value-type="float">
            <text:p>0.501506495187395</text:p>
          </table:table-cell>
          <table:table-cell office:value-type="float" office:value="0.0856325445820933" calcext:value-type="float">
            <text:p>0.085632544582093</text:p>
          </table:table-cell>
          <table:table-cell office:value-type="float" office:value="0.0601423077385773" calcext:value-type="float">
            <text:p>0.060142307738577</text:p>
          </table:table-cell>
          <table:table-cell office:value-type="float" office:value="0.0529289326513072" calcext:value-type="float">
            <text:p>0.0529289326513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1994029005602" calcext:value-type="float">
            <text:p>0.491994029005602</text:p>
          </table:table-cell>
          <table:table-cell office:value-type="float" office:value="1.27176228955273" calcext:value-type="float">
            <text:p>1.27176228955273</text:p>
          </table:table-cell>
          <table:table-cell office:value-type="float" office:value="0.483256490676132" calcext:value-type="float">
            <text:p>0.483256490676132</text:p>
          </table:table-cell>
          <table:table-cell office:value-type="float" office:value="0.0916913893068779" calcext:value-type="float">
            <text:p>0.091691389306878</text:p>
          </table:table-cell>
          <table:table-cell office:value-type="float" office:value="0.0583419617477239" calcext:value-type="float">
            <text:p>0.058341961747724</text:p>
          </table:table-cell>
          <table:table-cell office:value-type="float" office:value="0.0313732407406718" calcext:value-type="float">
            <text:p>0.0313732407406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9367041610831" calcext:value-type="float">
            <text:p>0.479367041610831</text:p>
          </table:table-cell>
          <table:table-cell office:value-type="float" office:value="1.29169985104546" calcext:value-type="float">
            <text:p>1.29169985104546</text:p>
          </table:table-cell>
          <table:table-cell office:value-type="float" office:value="0.464296275032806" calcext:value-type="float">
            <text:p>0.464296275032806</text:p>
          </table:table-cell>
          <table:table-cell office:value-type="float" office:value="0.0874697819207897" calcext:value-type="float">
            <text:p>0.08746978192079</text:p>
          </table:table-cell>
          <table:table-cell office:value-type="float" office:value="0.0666064497036419" calcext:value-type="float">
            <text:p>0.066606449703642</text:p>
          </table:table-cell>
          <table:table-cell office:value-type="float" office:value="0.0307511958498363" calcext:value-type="float">
            <text:p>0.0307511958498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162682909621" calcext:value-type="float">
            <text:p>0.60162682909621</text:p>
          </table:table-cell>
          <table:table-cell office:value-type="float" office:value="1.19726841803244" calcext:value-type="float">
            <text:p>1.19726841803244</text:p>
          </table:table-cell>
          <table:table-cell office:value-type="float" office:value="0.53088937355343" calcext:value-type="float">
            <text:p>0.53088937355343</text:p>
          </table:table-cell>
          <table:table-cell office:value-type="float" office:value="0.0865718082524152" calcext:value-type="float">
            <text:p>0.086571808252415</text:p>
          </table:table-cell>
          <table:table-cell office:value-type="float" office:value="0.0621982169290211" calcext:value-type="float">
            <text:p>0.062198216929021</text:p>
          </table:table-cell>
          <table:table-cell office:value-type="float" office:value="0.044067472418687" calcext:value-type="float">
            <text:p>0.0440674724186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6039962050937" calcext:value-type="float">
            <text:p>0.586039962050937</text:p>
          </table:table-cell>
          <table:table-cell office:value-type="float" office:value="1.18957469591606" calcext:value-type="float">
            <text:p>1.18957469591606</text:p>
          </table:table-cell>
          <table:table-cell office:value-type="float" office:value="0.541390481504351" calcext:value-type="float">
            <text:p>0.541390481504351</text:p>
          </table:table-cell>
          <table:table-cell office:value-type="float" office:value="0.111699963854117" calcext:value-type="float">
            <text:p>0.111699963854117</text:p>
          </table:table-cell>
          <table:table-cell office:value-type="float" office:value="0.0804528835941778" calcext:value-type="float">
            <text:p>0.080452883594178</text:p>
          </table:table-cell>
          <table:table-cell office:value-type="float" office:value="0.0507312868414552" calcext:value-type="float">
            <text:p>0.0507312868414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72318115346" calcext:value-type="float">
            <text:p>0.59372318115346</text:p>
          </table:table-cell>
          <table:table-cell office:value-type="float" office:value="1.21135893060422" calcext:value-type="float">
            <text:p>1.21135893060422</text:p>
          </table:table-cell>
          <table:table-cell office:value-type="float" office:value="0.507224578376206" calcext:value-type="float">
            <text:p>0.507224578376206</text:p>
          </table:table-cell>
          <table:table-cell office:value-type="float" office:value="0.0837285723120809" calcext:value-type="float">
            <text:p>0.083728572312081</text:p>
          </table:table-cell>
          <table:table-cell office:value-type="float" office:value="0.0562857875022408" calcext:value-type="float">
            <text:p>0.056285787502241</text:p>
          </table:table-cell>
          <table:table-cell office:value-type="float" office:value="0.0353111450866476" calcext:value-type="float">
            <text:p>0.0353111450866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4601733890256" calcext:value-type="float">
            <text:p>0.624601733890256</text:p>
          </table:table-cell>
          <table:table-cell office:value-type="float" office:value="1.20834233011232" calcext:value-type="float">
            <text:p>1.20834233011232</text:p>
          </table:table-cell>
          <table:table-cell office:value-type="float" office:value="0.477919992061165" calcext:value-type="float">
            <text:p>0.477919992061165</text:p>
          </table:table-cell>
          <table:table-cell office:value-type="float" office:value="0.0752579628782313" calcext:value-type="float">
            <text:p>0.075257962878231</text:p>
          </table:table-cell>
          <table:table-cell office:value-type="float" office:value="0.0566727956406493" calcext:value-type="float">
            <text:p>0.056672795640649</text:p>
          </table:table-cell>
          <table:table-cell office:value-type="float" office:value="0.0325350316586272" calcext:value-type="float">
            <text:p>0.0325350316586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01090848397" calcext:value-type="float">
            <text:p>0.48401090848397</text:p>
          </table:table-cell>
          <table:table-cell office:value-type="float" office:value="1.30023183110798" calcext:value-type="float">
            <text:p>1.30023183110798</text:p>
          </table:table-cell>
          <table:table-cell office:value-type="float" office:value="0.539564937747409" calcext:value-type="float">
            <text:p>0.539564937747409</text:p>
          </table:table-cell>
          <table:table-cell office:value-type="float" office:value="0.0815316128181834" calcext:value-type="float">
            <text:p>0.081531612818183</text:p>
          </table:table-cell>
          <table:table-cell office:value-type="float" office:value="0.0664221042300522" calcext:value-type="float">
            <text:p>0.066422104230052</text:p>
          </table:table-cell>
          <table:table-cell office:value-type="float" office:value="0.0340453182006637" calcext:value-type="float">
            <text:p>0.0340453182006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5396494988285" calcext:value-type="float">
            <text:p>0.355396494988285</text:p>
          </table:table-cell>
          <table:table-cell office:value-type="float" office:value="1.40095112464675" calcext:value-type="float">
            <text:p>1.40095112464675</text:p>
          </table:table-cell>
          <table:table-cell office:value-type="float" office:value="0.590246267199534" calcext:value-type="float">
            <text:p>0.590246267199534</text:p>
          </table:table-cell>
          <table:table-cell office:value-type="float" office:value="0.103913095125692" calcext:value-type="float">
            <text:p>0.103913095125692</text:p>
          </table:table-cell>
          <table:table-cell office:value-type="float" office:value="0.076088587178802" calcext:value-type="float">
            <text:p>0.076088587178802</text:p>
          </table:table-cell>
          <table:table-cell office:value-type="float" office:value="0.052485141853865" calcext:value-type="float">
            <text:p>0.05248514185386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463401377343" calcext:value-type="float">
            <text:p>0.455463401377343</text:p>
          </table:table-cell>
          <table:table-cell office:value-type="float" office:value="1.33246307909948" calcext:value-type="float">
            <text:p>1.33246307909948</text:p>
          </table:table-cell>
          <table:table-cell office:value-type="float" office:value="0.486869753851904" calcext:value-type="float">
            <text:p>0.486869753851904</text:p>
          </table:table-cell>
          <table:table-cell office:value-type="float" office:value="0.0770670023891934" calcext:value-type="float">
            <text:p>0.077067002389193</text:p>
          </table:table-cell>
          <table:table-cell office:value-type="float" office:value="0.0511472326760521" calcext:value-type="float">
            <text:p>0.051147232676052</text:p>
          </table:table-cell>
          <table:table-cell office:value-type="float" office:value="0.0374367991422289" calcext:value-type="float">
            <text:p>0.0374367991422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0738064679276" calcext:value-type="float">
            <text:p>0.420738064679276</text:p>
          </table:table-cell>
          <table:table-cell office:value-type="float" office:value="1.34878630893492" calcext:value-type="float">
            <text:p>1.34878630893492</text:p>
          </table:table-cell>
          <table:table-cell office:value-type="float" office:value="0.473607135334186" calcext:value-type="float">
            <text:p>0.473607135334186</text:p>
          </table:table-cell>
          <table:table-cell office:value-type="float" office:value="0.0924448063627135" calcext:value-type="float">
            <text:p>0.092444806362714</text:p>
          </table:table-cell>
          <table:table-cell office:value-type="float" office:value="0.0703234093312063" calcext:value-type="float">
            <text:p>0.070323409331206</text:p>
          </table:table-cell>
          <table:table-cell office:value-type="float" office:value="0.031788811714573" calcext:value-type="float">
            <text:p>0.0317888117145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807241112078" calcext:value-type="float">
            <text:p>0.460807241112078</text:p>
          </table:table-cell>
          <table:table-cell office:value-type="float" office:value="1.34172805662476" calcext:value-type="float">
            <text:p>1.34172805662476</text:p>
          </table:table-cell>
          <table:table-cell office:value-type="float" office:value="0.52219498295861" calcext:value-type="float">
            <text:p>0.52219498295861</text:p>
          </table:table-cell>
          <table:table-cell office:value-type="float" office:value="0.0866937004347671" calcext:value-type="float">
            <text:p>0.086693700434767</text:p>
          </table:table-cell>
          <table:table-cell office:value-type="float" office:value="0.0418057580312939" calcext:value-type="float">
            <text:p>0.041805758031294</text:p>
          </table:table-cell>
          <table:table-cell office:value-type="float" office:value="0.0467443892596036" calcext:value-type="float">
            <text:p>0.0467443892596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4256911553685" calcext:value-type="float">
            <text:p>0.484256911553685</text:p>
          </table:table-cell>
          <table:table-cell office:value-type="float" office:value="1.30314404369934" calcext:value-type="float">
            <text:p>1.30314404369934</text:p>
          </table:table-cell>
          <table:table-cell office:value-type="float" office:value="0.495839512690975" calcext:value-type="float">
            <text:p>0.495839512690975</text:p>
          </table:table-cell>
          <table:table-cell office:value-type="float" office:value="0.081801562749525" calcext:value-type="float">
            <text:p>0.081801562749525</text:p>
          </table:table-cell>
          <table:table-cell office:value-type="float" office:value="0.062001460744164" calcext:value-type="float">
            <text:p>0.062001460744164</text:p>
          </table:table-cell>
          <table:table-cell office:value-type="float" office:value="0.034471871999584" calcext:value-type="float">
            <text:p>0.0344718719995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8296503868962" calcext:value-type="float">
            <text:p>0.658296503868962</text:p>
          </table:table-cell>
          <table:table-cell office:value-type="float" office:value="1.1916906553889" calcext:value-type="float">
            <text:p>1.1916906553889</text:p>
          </table:table-cell>
          <table:table-cell office:value-type="float" office:value="0.452575690082274" calcext:value-type="float">
            <text:p>0.452575690082274</text:p>
          </table:table-cell>
          <table:table-cell office:value-type="float" office:value="0.0828026544915859" calcext:value-type="float">
            <text:p>0.082802654491586</text:p>
          </table:table-cell>
          <table:table-cell office:value-type="float" office:value="0.055357295041544" calcext:value-type="float">
            <text:p>0.055357295041544</text:p>
          </table:table-cell>
          <table:table-cell office:value-type="float" office:value="0.0287207350006671" calcext:value-type="float">
            <text:p>0.028720735000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1302979796388" calcext:value-type="float">
            <text:p>0.681302979796388</text:p>
          </table:table-cell>
          <table:table-cell office:value-type="float" office:value="1.17526281270051" calcext:value-type="float">
            <text:p>1.17526281270051</text:p>
          </table:table-cell>
          <table:table-cell office:value-type="float" office:value="0.465901068912467" calcext:value-type="float">
            <text:p>0.465901068912467</text:p>
          </table:table-cell>
          <table:table-cell office:value-type="float" office:value="0.0880395688877579" calcext:value-type="float">
            <text:p>0.088039568887758</text:p>
          </table:table-cell>
          <table:table-cell office:value-type="float" office:value="0.0641011256671138" calcext:value-type="float">
            <text:p>0.064101125667114</text:p>
          </table:table-cell>
          <table:table-cell office:value-type="float" office:value="0.0351471295780415" calcext:value-type="float">
            <text:p>0.0351471295780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992704213027" calcext:value-type="float">
            <text:p>0.567992704213027</text:p>
          </table:table-cell>
          <table:table-cell office:value-type="float" office:value="1.24809545899913" calcext:value-type="float">
            <text:p>1.24809545899913</text:p>
          </table:table-cell>
          <table:table-cell office:value-type="float" office:value="0.525129511097959" calcext:value-type="float">
            <text:p>0.525129511097959</text:p>
          </table:table-cell>
          <table:table-cell office:value-type="float" office:value="0.0726219436430995" calcext:value-type="float">
            <text:p>0.0726219436431</text:p>
          </table:table-cell>
          <table:table-cell office:value-type="float" office:value="0.0565391347613057" calcext:value-type="float">
            <text:p>0.056539134761306</text:p>
          </table:table-cell>
          <table:table-cell office:value-type="float" office:value="0.037970882315715" calcext:value-type="float">
            <text:p>0.0379708823157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3328920183885" calcext:value-type="float">
            <text:p>0.563328920183885</text:p>
          </table:table-cell>
          <table:table-cell office:value-type="float" office:value="1.26216774213237" calcext:value-type="float">
            <text:p>1.26216774213237</text:p>
          </table:table-cell>
          <table:table-cell office:value-type="float" office:value="0.505962291570799" calcext:value-type="float">
            <text:p>0.505962291570799</text:p>
          </table:table-cell>
          <table:table-cell office:value-type="float" office:value="0.0907388782232908" calcext:value-type="float">
            <text:p>0.090738878223291</text:p>
          </table:table-cell>
          <table:table-cell office:value-type="float" office:value="0.0639026781081114" calcext:value-type="float">
            <text:p>0.063902678108111</text:p>
          </table:table-cell>
          <table:table-cell office:value-type="float" office:value="0.0410111809382142" calcext:value-type="float">
            <text:p>0.0410111809382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8912257628805" calcext:value-type="float">
            <text:p>0.268912257628805</text:p>
          </table:table-cell>
          <table:table-cell office:value-type="float" office:value="1.4701637273534" calcext:value-type="float">
            <text:p>1.4701637273534</text:p>
          </table:table-cell>
          <table:table-cell office:value-type="float" office:value="0.488913363223355" calcext:value-type="float">
            <text:p>0.488913363223355</text:p>
          </table:table-cell>
          <table:table-cell office:value-type="float" office:value="0.0831998592348647" calcext:value-type="float">
            <text:p>0.083199859234865</text:p>
          </table:table-cell>
          <table:table-cell office:value-type="float" office:value="0.0684808409326389" calcext:value-type="float">
            <text:p>0.068480840932639</text:p>
          </table:table-cell>
          <table:table-cell office:value-type="float" office:value="0.0298215333696374" calcext:value-type="float">
            <text:p>0.029821533369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3833620861809" calcext:value-type="float">
            <text:p>0.223833620861809</text:p>
          </table:table-cell>
          <table:table-cell office:value-type="float" office:value="1.49181922489675" calcext:value-type="float">
            <text:p>1.49181922489675</text:p>
          </table:table-cell>
          <table:table-cell office:value-type="float" office:value="0.496999030227383" calcext:value-type="float">
            <text:p>0.496999030227383</text:p>
          </table:table-cell>
          <table:table-cell office:value-type="float" office:value="0.107055132306813" calcext:value-type="float">
            <text:p>0.107055132306813</text:p>
          </table:table-cell>
          <table:table-cell office:value-type="float" office:value="0.0786479373242289" calcext:value-type="float">
            <text:p>0.078647937324229</text:p>
          </table:table-cell>
          <table:table-cell office:value-type="float" office:value="0.043918210490267" calcext:value-type="float">
            <text:p>0.04391821049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4790695168554" calcext:value-type="float">
            <text:p>0.554790695168554</text:p>
          </table:table-cell>
          <table:table-cell office:value-type="float" office:value="1.2228569726056" calcext:value-type="float">
            <text:p>1.2228569726056</text:p>
          </table:table-cell>
          <table:table-cell office:value-type="float" office:value="0.484673514022896" calcext:value-type="float">
            <text:p>0.484673514022896</text:p>
          </table:table-cell>
          <table:table-cell office:value-type="float" office:value="0.0846989954354452" calcext:value-type="float">
            <text:p>0.084698995435445</text:p>
          </table:table-cell>
          <table:table-cell office:value-type="float" office:value="0.0652969864794308" calcext:value-type="float">
            <text:p>0.065296986479431</text:p>
          </table:table-cell>
          <table:table-cell office:value-type="float" office:value="0.0217670186036336" calcext:value-type="float">
            <text:p>0.0217670186036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3840032532061" calcext:value-type="float">
            <text:p>0.603840032532061</text:p>
          </table:table-cell>
          <table:table-cell office:value-type="float" office:value="1.17114333699731" calcext:value-type="float">
            <text:p>1.17114333699731</text:p>
          </table:table-cell>
          <table:table-cell office:value-type="float" office:value="0.466693314949036" calcext:value-type="float">
            <text:p>0.466693314949036</text:p>
          </table:table-cell>
          <table:table-cell office:value-type="float" office:value="0.0837521416166278" calcext:value-type="float">
            <text:p>0.083752141616628</text:p>
          </table:table-cell>
          <table:table-cell office:value-type="float" office:value="0.0619825986575119" calcext:value-type="float">
            <text:p>0.061982598657512</text:p>
          </table:table-cell>
          <table:table-cell office:value-type="float" office:value="0.0338058759140495" calcext:value-type="float">
            <text:p>0.033805875914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464494430619" calcext:value-type="float">
            <text:p>0.471464494430619</text:p>
          </table:table-cell>
          <table:table-cell office:value-type="float" office:value="1.32929312978005" calcext:value-type="float">
            <text:p>1.32929312978005</text:p>
          </table:table-cell>
          <table:table-cell office:value-type="float" office:value="0.508734353581747" calcext:value-type="float">
            <text:p>0.508734353581747</text:p>
          </table:table-cell>
          <table:table-cell office:value-type="float" office:value="0.0840037633635844" calcext:value-type="float">
            <text:p>0.084003763363584</text:p>
          </table:table-cell>
          <table:table-cell office:value-type="float" office:value="0.0577404242748497" calcext:value-type="float">
            <text:p>0.05774042427485</text:p>
          </table:table-cell>
          <table:table-cell office:value-type="float" office:value="0.039187078774409" calcext:value-type="float">
            <text:p>0.0391870787744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8824355239588" calcext:value-type="float">
            <text:p>0.478824355239588</text:p>
          </table:table-cell>
          <table:table-cell office:value-type="float" office:value="1.33231381783548" calcext:value-type="float">
            <text:p>1.33231381783548</text:p>
          </table:table-cell>
          <table:table-cell office:value-type="float" office:value="0.526454214370485" calcext:value-type="float">
            <text:p>0.526454214370485</text:p>
          </table:table-cell>
          <table:table-cell office:value-type="float" office:value="0.0941992237463544" calcext:value-type="float">
            <text:p>0.094199223746354</text:p>
          </table:table-cell>
          <table:table-cell office:value-type="float" office:value="0.0698750742927771" calcext:value-type="float">
            <text:p>0.069875074292777</text:p>
          </table:table-cell>
          <table:table-cell office:value-type="float" office:value="0.0367400406663724" calcext:value-type="float">
            <text:p>0.0367400406663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842510204644" calcext:value-type="float">
            <text:p>0.47842510204644</text:p>
          </table:table-cell>
          <table:table-cell office:value-type="float" office:value="1.27152801204361" calcext:value-type="float">
            <text:p>1.27152801204361</text:p>
          </table:table-cell>
          <table:table-cell office:value-type="float" office:value="0.504567524819759" calcext:value-type="float">
            <text:p>0.504567524819759</text:p>
          </table:table-cell>
          <table:table-cell office:value-type="float" office:value="0.0757164988641187" calcext:value-type="float">
            <text:p>0.075716498864119</text:p>
          </table:table-cell>
          <table:table-cell office:value-type="float" office:value="0.0706907600315686" calcext:value-type="float">
            <text:p>0.070690760031569</text:p>
          </table:table-cell>
          <table:table-cell office:value-type="float" office:value="0.0152736438063482" calcext:value-type="float">
            <text:p>0.015273643806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287649122383" calcext:value-type="float">
            <text:p>0.497287649122383</text:p>
          </table:table-cell>
          <table:table-cell office:value-type="float" office:value="1.2648371158679" calcext:value-type="float">
            <text:p>1.2648371158679</text:p>
          </table:table-cell>
          <table:table-cell office:value-type="float" office:value="0.516622920297755" calcext:value-type="float">
            <text:p>0.516622920297755</text:p>
          </table:table-cell>
          <table:table-cell office:value-type="float" office:value="0.0983512271148853" calcext:value-type="float">
            <text:p>0.098351227114885</text:p>
          </table:table-cell>
          <table:table-cell office:value-type="float" office:value="0.0735739852312172" calcext:value-type="float">
            <text:p>0.073573985231217</text:p>
          </table:table-cell>
          <table:table-cell office:value-type="float" office:value="0.037299251458768" calcext:value-type="float">
            <text:p>0.0372992514587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237001385381" calcext:value-type="float">
            <text:p>0.449237001385381</text:p>
          </table:table-cell>
          <table:table-cell office:value-type="float" office:value="1.34150945411291" calcext:value-type="float">
            <text:p>1.34150945411291</text:p>
          </table:table-cell>
          <table:table-cell office:value-type="float" office:value="0.537726931763533" calcext:value-type="float">
            <text:p>0.537726931763533</text:p>
          </table:table-cell>
          <table:table-cell office:value-type="float" office:value="0.0805912042868449" calcext:value-type="float">
            <text:p>0.080591204286845</text:p>
          </table:table-cell>
          <table:table-cell office:value-type="float" office:value="0.0913760579102372" calcext:value-type="float">
            <text:p>0.091376057910237</text:p>
          </table:table-cell>
          <table:table-cell office:value-type="float" office:value="0.04032455780058" calcext:value-type="float">
            <text:p>0.040324557800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6345477776269" calcext:value-type="float">
            <text:p>0.516345477776269</text:p>
          </table:table-cell>
          <table:table-cell office:value-type="float" office:value="1.28528694806704" calcext:value-type="float">
            <text:p>1.28528694806704</text:p>
          </table:table-cell>
          <table:table-cell office:value-type="float" office:value="0.513523470826144" calcext:value-type="float">
            <text:p>0.513523470826144</text:p>
          </table:table-cell>
          <table:table-cell office:value-type="float" office:value="0.0903393351618568" calcext:value-type="float">
            <text:p>0.090339335161857</text:p>
          </table:table-cell>
          <table:table-cell office:value-type="float" office:value="0.0654802861143114" calcext:value-type="float">
            <text:p>0.065480286114311</text:p>
          </table:table-cell>
          <table:table-cell office:value-type="float" office:value="0.0397396084281928" calcext:value-type="float">
            <text:p>0.0397396084281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148280939984" calcext:value-type="float">
            <text:p>0.492148280939984</text:p>
          </table:table-cell>
          <table:table-cell office:value-type="float" office:value="1.2471349274304" calcext:value-type="float">
            <text:p>1.2471349274304</text:p>
          </table:table-cell>
          <table:table-cell office:value-type="float" office:value="0.562001038695899" calcext:value-type="float">
            <text:p>0.562001038695899</text:p>
          </table:table-cell>
          <table:table-cell office:value-type="float" office:value="0.0912285914662751" calcext:value-type="float">
            <text:p>0.091228591466275</text:p>
          </table:table-cell>
          <table:table-cell office:value-type="float" office:value="0.0767190919664258" calcext:value-type="float">
            <text:p>0.076719091966426</text:p>
          </table:table-cell>
          <table:table-cell office:value-type="float" office:value="0.0381364314121385" calcext:value-type="float">
            <text:p>0.0381364314121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891921124116" calcext:value-type="float">
            <text:p>0.523891921124116</text:p>
          </table:table-cell>
          <table:table-cell office:value-type="float" office:value="1.23594803706182" calcext:value-type="float">
            <text:p>1.23594803706182</text:p>
          </table:table-cell>
          <table:table-cell office:value-type="float" office:value="0.510652717805874" calcext:value-type="float">
            <text:p>0.510652717805874</text:p>
          </table:table-cell>
          <table:table-cell office:value-type="float" office:value="0.0808919881629364" calcext:value-type="float">
            <text:p>0.080891988162936</text:p>
          </table:table-cell>
          <table:table-cell office:value-type="float" office:value="0.0618399828734496" calcext:value-type="float">
            <text:p>0.06183998287345</text:p>
          </table:table-cell>
          <table:table-cell office:value-type="float" office:value="0.0324027843634621" calcext:value-type="float">
            <text:p>0.03240278436346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3231374574284" calcext:value-type="float">
            <text:p>0.553231374574284</text:p>
          </table:table-cell>
          <table:table-cell office:value-type="float" office:value="1.2592069283051" calcext:value-type="float">
            <text:p>1.2592069283051</text:p>
          </table:table-cell>
          <table:table-cell office:value-type="float" office:value="0.467809301255241" calcext:value-type="float">
            <text:p>0.467809301255241</text:p>
          </table:table-cell>
          <table:table-cell office:value-type="float" office:value="0.0784945686113491" calcext:value-type="float">
            <text:p>0.078494568611349</text:p>
          </table:table-cell>
          <table:table-cell office:value-type="float" office:value="0.058938776255684" calcext:value-type="float">
            <text:p>0.058938776255684</text:p>
          </table:table-cell>
          <table:table-cell office:value-type="float" office:value="0.0350293077372104" calcext:value-type="float">
            <text:p>0.03502930773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2645718892668" calcext:value-type="float">
            <text:p>0.582645718892668</text:p>
          </table:table-cell>
          <table:table-cell office:value-type="float" office:value="1.26870435619243" calcext:value-type="float">
            <text:p>1.26870435619243</text:p>
          </table:table-cell>
          <table:table-cell office:value-type="float" office:value="0.480172749450601" calcext:value-type="float">
            <text:p>0.480172749450601</text:p>
          </table:table-cell>
          <table:table-cell office:value-type="float" office:value="0.103415945246602" calcext:value-type="float">
            <text:p>0.103415945246602</text:p>
          </table:table-cell>
          <table:table-cell office:value-type="float" office:value="0.0774261529852434" calcext:value-type="float">
            <text:p>0.077426152985243</text:p>
          </table:table-cell>
          <table:table-cell office:value-type="float" office:value="0.0375074795413389" calcext:value-type="float">
            <text:p>0.037507479541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076999351165" calcext:value-type="float">
            <text:p>0.469076999351165</text:p>
          </table:table-cell>
          <table:table-cell office:value-type="float" office:value="1.28592053567348" calcext:value-type="float">
            <text:p>1.28592053567348</text:p>
          </table:table-cell>
          <table:table-cell office:value-type="float" office:value="0.52854004782057" calcext:value-type="float">
            <text:p>0.52854004782057</text:p>
          </table:table-cell>
          <table:table-cell office:value-type="float" office:value="0.0812179368929576" calcext:value-type="float">
            <text:p>0.081217936892958</text:p>
          </table:table-cell>
          <table:table-cell office:value-type="float" office:value="0.0631523953972022" calcext:value-type="float">
            <text:p>0.063152395397202</text:p>
          </table:table-cell>
          <table:table-cell office:value-type="float" office:value="0.0577433357400952" calcext:value-type="float">
            <text:p>0.0577433357400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216386527233" calcext:value-type="float">
            <text:p>0.487216386527233</text:p>
          </table:table-cell>
          <table:table-cell office:value-type="float" office:value="1.28892981414415" calcext:value-type="float">
            <text:p>1.28892981414415</text:p>
          </table:table-cell>
          <table:table-cell office:value-type="float" office:value="0.512000136127603" calcext:value-type="float">
            <text:p>0.512000136127603</text:p>
          </table:table-cell>
          <table:table-cell office:value-type="float" office:value="0.0816233395710706" calcext:value-type="float">
            <text:p>0.081623339571071</text:p>
          </table:table-cell>
          <table:table-cell office:value-type="float" office:value="0.0614877141874202" calcext:value-type="float">
            <text:p>0.06148771418742</text:p>
          </table:table-cell>
          <table:table-cell office:value-type="float" office:value="0.0387585403720131" calcext:value-type="float">
            <text:p>0.0387585403720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7260380677594" calcext:value-type="float">
            <text:p>0.607260380677594</text:p>
          </table:table-cell>
          <table:table-cell office:value-type="float" office:value="1.20940265294609" calcext:value-type="float">
            <text:p>1.20940265294609</text:p>
          </table:table-cell>
          <table:table-cell office:value-type="float" office:value="0.517015240152317" calcext:value-type="float">
            <text:p>0.517015240152317</text:p>
          </table:table-cell>
          <table:table-cell office:value-type="float" office:value="0.0906031138139523" calcext:value-type="float">
            <text:p>0.090603113813952</text:p>
          </table:table-cell>
          <table:table-cell office:value-type="float" office:value="0.0488077452045686" calcext:value-type="float">
            <text:p>0.048807745204569</text:p>
          </table:table-cell>
          <table:table-cell office:value-type="float" office:value="0.0377147140381199" calcext:value-type="float">
            <text:p>0.03771471403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0789967398646" calcext:value-type="float">
            <text:p>0.580789967398646</text:p>
          </table:table-cell>
          <table:table-cell office:value-type="float" office:value="1.2232318086007" calcext:value-type="float">
            <text:p>1.2232318086007</text:p>
          </table:table-cell>
          <table:table-cell office:value-type="float" office:value="0.530730896441449" calcext:value-type="float">
            <text:p>0.530730896441449</text:p>
          </table:table-cell>
          <table:table-cell office:value-type="float" office:value="0.0999605451988496" calcext:value-type="float">
            <text:p>0.09996054519885</text:p>
          </table:table-cell>
          <table:table-cell office:value-type="float" office:value="0.0734555569580919" calcext:value-type="float">
            <text:p>0.073455556958092</text:p>
          </table:table-cell>
          <table:table-cell office:value-type="float" office:value="0.0446616104581566" calcext:value-type="float">
            <text:p>0.0446616104581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504379586317" calcext:value-type="float">
            <text:p>0.452504379586317</text:p>
          </table:table-cell>
          <table:table-cell office:value-type="float" office:value="1.37354408202168" calcext:value-type="float">
            <text:p>1.37354408202168</text:p>
          </table:table-cell>
          <table:table-cell office:value-type="float" office:value="0.479466586674233" calcext:value-type="float">
            <text:p>0.479466586674233</text:p>
          </table:table-cell>
          <table:table-cell office:value-type="float" office:value="0.0922668925993237" calcext:value-type="float">
            <text:p>0.092266892599324</text:p>
          </table:table-cell>
          <table:table-cell office:value-type="float" office:value="0.0564777850216431" calcext:value-type="float">
            <text:p>0.056477785021643</text:p>
          </table:table-cell>
          <table:table-cell office:value-type="float" office:value="0.0311501044273908" calcext:value-type="float">
            <text:p>0.031150104427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1428276418737" calcext:value-type="float">
            <text:p>0.491428276418737</text:p>
          </table:table-cell>
          <table:table-cell office:value-type="float" office:value="1.3445717196201" calcext:value-type="float">
            <text:p>1.3445717196201</text:p>
          </table:table-cell>
          <table:table-cell office:value-type="float" office:value="0.449609304241489" calcext:value-type="float">
            <text:p>0.449609304241489</text:p>
          </table:table-cell>
          <table:table-cell office:value-type="float" office:value="0.0883749641719489" calcext:value-type="float">
            <text:p>0.088374964171949</text:p>
          </table:table-cell>
          <table:table-cell office:value-type="float" office:value="0.0659703296435101" calcext:value-type="float">
            <text:p>0.06597032964351</text:p>
          </table:table-cell>
          <table:table-cell office:value-type="float" office:value="0.0309566871091138" calcext:value-type="float">
            <text:p>0.0309566871091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4457245417522" calcext:value-type="float">
            <text:p>0.594457245417522</text:p>
          </table:table-cell>
          <table:table-cell office:value-type="float" office:value="1.2333352880656" calcext:value-type="float">
            <text:p>1.2333352880656</text:p>
          </table:table-cell>
          <table:table-cell office:value-type="float" office:value="0.508867516101485" calcext:value-type="float">
            <text:p>0.508867516101485</text:p>
          </table:table-cell>
          <table:table-cell office:value-type="float" office:value="0.0787980650542071" calcext:value-type="float">
            <text:p>0.078798065054207</text:p>
          </table:table-cell>
          <table:table-cell office:value-type="float" office:value="0.0548302618920226" calcext:value-type="float">
            <text:p>0.054830261892023</text:p>
          </table:table-cell>
          <table:table-cell office:value-type="float" office:value="0.034997764414245" calcext:value-type="float">
            <text:p>0.0349977644142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2582756279483" calcext:value-type="float">
            <text:p>0.532582756279483</text:p>
          </table:table-cell>
          <table:table-cell office:value-type="float" office:value="1.29271607142715" calcext:value-type="float">
            <text:p>1.29271607142715</text:p>
          </table:table-cell>
          <table:table-cell office:value-type="float" office:value="0.52576272411566" calcext:value-type="float">
            <text:p>0.52576272411566</text:p>
          </table:table-cell>
          <table:table-cell office:value-type="float" office:value="0.101830017218826" calcext:value-type="float">
            <text:p>0.101830017218826</text:p>
          </table:table-cell>
          <table:table-cell office:value-type="float" office:value="0.0744016963287932" calcext:value-type="float">
            <text:p>0.074401696328793</text:p>
          </table:table-cell>
          <table:table-cell office:value-type="float" office:value="0.0431420338976688" calcext:value-type="float">
            <text:p>0.04314203389766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58393562794" calcext:value-type="float">
            <text:p>0.56058393562794</text:p>
          </table:table-cell>
          <table:table-cell office:value-type="float" office:value="1.25769390214478" calcext:value-type="float">
            <text:p>1.25769390214478</text:p>
          </table:table-cell>
          <table:table-cell office:value-type="float" office:value="0.511947972742998" calcext:value-type="float">
            <text:p>0.511947972742998</text:p>
          </table:table-cell>
          <table:table-cell office:value-type="float" office:value="0.0873727037009113" calcext:value-type="float">
            <text:p>0.087372703700911</text:p>
          </table:table-cell>
          <table:table-cell office:value-type="float" office:value="0.0587000945467715" calcext:value-type="float">
            <text:p>0.058700094546772</text:p>
          </table:table-cell>
          <table:table-cell office:value-type="float" office:value="0.0791569263407206" calcext:value-type="float">
            <text:p>0.0791569263407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9549782338424" calcext:value-type="float">
            <text:p>0.569549782338424</text:p>
          </table:table-cell>
          <table:table-cell office:value-type="float" office:value="1.24641626719049" calcext:value-type="float">
            <text:p>1.24641626719049</text:p>
          </table:table-cell>
          <table:table-cell office:value-type="float" office:value="0.497743039673647" calcext:value-type="float">
            <text:p>0.497743039673647</text:p>
          </table:table-cell>
          <table:table-cell office:value-type="float" office:value="0.0810741305097779" calcext:value-type="float">
            <text:p>0.081074130509778</text:p>
          </table:table-cell>
          <table:table-cell office:value-type="float" office:value="0.0586038944385363" calcext:value-type="float">
            <text:p>0.058603894438536</text:p>
          </table:table-cell>
          <table:table-cell office:value-type="float" office:value="0.042943124406339" calcext:value-type="float">
            <text:p>0.04294312440633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1475831282092" calcext:value-type="float">
            <text:p>0.431475831282092</text:p>
          </table:table-cell>
          <table:table-cell office:value-type="float" office:value="1.36995072491012" calcext:value-type="float">
            <text:p>1.36995072491012</text:p>
          </table:table-cell>
          <table:table-cell office:value-type="float" office:value="0.510520537136852" calcext:value-type="float">
            <text:p>0.510520537136852</text:p>
          </table:table-cell>
          <table:table-cell office:value-type="float" office:value="0.0720662983500842" calcext:value-type="float">
            <text:p>0.072066298350084</text:p>
          </table:table-cell>
          <table:table-cell office:value-type="float" office:value="0.0618830867213647" calcext:value-type="float">
            <text:p>0.061883086721365</text:p>
          </table:table-cell>
          <table:table-cell office:value-type="float" office:value="0.0371190266073572" calcext:value-type="float">
            <text:p>0.0371190266073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246878158789" calcext:value-type="float">
            <text:p>0.497246878158789</text:p>
          </table:table-cell>
          <table:table-cell office:value-type="float" office:value="1.31902767076225" calcext:value-type="float">
            <text:p>1.31902767076225</text:p>
          </table:table-cell>
          <table:table-cell office:value-type="float" office:value="0.463137113326096" calcext:value-type="float">
            <text:p>0.463137113326096</text:p>
          </table:table-cell>
          <table:table-cell office:value-type="float" office:value="0.0738847374484876" calcext:value-type="float">
            <text:p>0.073884737448488</text:p>
          </table:table-cell>
          <table:table-cell office:value-type="float" office:value="0.0581730804990916" calcext:value-type="float">
            <text:p>0.058173080499092</text:p>
          </table:table-cell>
          <table:table-cell office:value-type="float" office:value="0.0279187673592021" calcext:value-type="float">
            <text:p>0.0279187673592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135682097619" calcext:value-type="float">
            <text:p>0.492135682097619</text:p>
          </table:table-cell>
          <table:table-cell office:value-type="float" office:value="1.26568555425842" calcext:value-type="float">
            <text:p>1.26568555425842</text:p>
          </table:table-cell>
          <table:table-cell office:value-type="float" office:value="0.515434054147267" calcext:value-type="float">
            <text:p>0.515434054147267</text:p>
          </table:table-cell>
          <table:table-cell office:value-type="float" office:value="0.0882583962949175" calcext:value-type="float">
            <text:p>0.088258396294918</text:p>
          </table:table-cell>
          <table:table-cell office:value-type="float" office:value="0.0734582855471639" calcext:value-type="float">
            <text:p>0.073458285547164</text:p>
          </table:table-cell>
          <table:table-cell office:value-type="float" office:value="0.047532542613317" calcext:value-type="float">
            <text:p>0.047532542613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0082673146075" calcext:value-type="float">
            <text:p>0.560082673146075</text:p>
          </table:table-cell>
          <table:table-cell office:value-type="float" office:value="1.23410677836304" calcext:value-type="float">
            <text:p>1.23410677836304</text:p>
          </table:table-cell>
          <table:table-cell office:value-type="float" office:value="0.515111372354826" calcext:value-type="float">
            <text:p>0.515111372354826</text:p>
          </table:table-cell>
          <table:table-cell office:value-type="float" office:value="0.106609086612113" calcext:value-type="float">
            <text:p>0.106609086612113</text:p>
          </table:table-cell>
          <table:table-cell office:value-type="float" office:value="0.0790713460490021" calcext:value-type="float">
            <text:p>0.079071346049002</text:p>
          </table:table-cell>
          <table:table-cell office:value-type="float" office:value="0.0391742037175783" calcext:value-type="float">
            <text:p>0.0391742037175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3140309345565" calcext:value-type="float">
            <text:p>0.453140309345565</text:p>
          </table:table-cell>
          <table:table-cell office:value-type="float" office:value="1.32388161667563" calcext:value-type="float">
            <text:p>1.32388161667563</text:p>
          </table:table-cell>
          <table:table-cell office:value-type="float" office:value="0.504001083096021" calcext:value-type="float">
            <text:p>0.504001083096021</text:p>
          </table:table-cell>
          <table:table-cell office:value-type="float" office:value="0.079992843346955" calcext:value-type="float">
            <text:p>0.079992843346955</text:p>
          </table:table-cell>
          <table:table-cell office:value-type="float" office:value="0.0529198044944767" calcext:value-type="float">
            <text:p>0.052919804494477</text:p>
          </table:table-cell>
          <table:table-cell office:value-type="float" office:value="0.0343100741182322" calcext:value-type="float">
            <text:p>0.0343100741182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7151190888462" calcext:value-type="float">
            <text:p>0.467151190888462</text:p>
          </table:table-cell>
          <table:table-cell office:value-type="float" office:value="1.30449465802763" calcext:value-type="float">
            <text:p>1.30449465802763</text:p>
          </table:table-cell>
          <table:table-cell office:value-type="float" office:value="0.503591009807913" calcext:value-type="float">
            <text:p>0.503591009807913</text:p>
          </table:table-cell>
          <table:table-cell office:value-type="float" office:value="0.0937914764443374" calcext:value-type="float">
            <text:p>0.093791476444337</text:p>
          </table:table-cell>
          <table:table-cell office:value-type="float" office:value="0.0694359525752252" calcext:value-type="float">
            <text:p>0.069435952575225</text:p>
          </table:table-cell>
          <table:table-cell office:value-type="float" office:value="0.0328547790420848" calcext:value-type="float">
            <text:p>0.03285477904208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8623059403174" calcext:value-type="float">
            <text:p>0.458623059403174</text:p>
          </table:table-cell>
          <table:table-cell office:value-type="float" office:value="1.2902418876077" calcext:value-type="float">
            <text:p>1.2902418876077</text:p>
          </table:table-cell>
          <table:table-cell office:value-type="float" office:value="0.531755576616797" calcext:value-type="float">
            <text:p>0.531755576616797</text:p>
          </table:table-cell>
          <table:table-cell office:value-type="float" office:value="0.0885997042398193" calcext:value-type="float">
            <text:p>0.088599704239819</text:p>
          </table:table-cell>
          <table:table-cell office:value-type="float" office:value="0.0713880245835778" calcext:value-type="float">
            <text:p>0.071388024583578</text:p>
          </table:table-cell>
          <table:table-cell office:value-type="float" office:value="0.032008200038889" calcext:value-type="float">
            <text:p>0.032008200038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8260548886351" calcext:value-type="float">
            <text:p>0.498260548886351</text:p>
          </table:table-cell>
          <table:table-cell office:value-type="float" office:value="1.27236285213634" calcext:value-type="float">
            <text:p>1.27236285213634</text:p>
          </table:table-cell>
          <table:table-cell office:value-type="float" office:value="0.513185947125259" calcext:value-type="float">
            <text:p>0.513185947125259</text:p>
          </table:table-cell>
          <table:table-cell office:value-type="float" office:value="0.0980025120538013" calcext:value-type="float">
            <text:p>0.098002512053801</text:p>
          </table:table-cell>
          <table:table-cell office:value-type="float" office:value="0.0729466579272741" calcext:value-type="float">
            <text:p>0.072946657927274</text:p>
          </table:table-cell>
          <table:table-cell office:value-type="float" office:value="0.0325951419438018" calcext:value-type="float">
            <text:p>0.0325951419438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586808182325" calcext:value-type="float">
            <text:p>0.544586808182325</text:p>
          </table:table-cell>
          <table:table-cell office:value-type="float" office:value="1.26731361873765" calcext:value-type="float">
            <text:p>1.26731361873765</text:p>
          </table:table-cell>
          <table:table-cell office:value-type="float" office:value="0.51218140425808" calcext:value-type="float">
            <text:p>0.51218140425808</text:p>
          </table:table-cell>
          <table:table-cell office:value-type="float" office:value="0.0818672464031007" calcext:value-type="float">
            <text:p>0.081867246403101</text:p>
          </table:table-cell>
          <table:table-cell office:value-type="float" office:value="0.0643461685261427" calcext:value-type="float">
            <text:p>0.064346168526143</text:p>
          </table:table-cell>
          <table:table-cell office:value-type="float" office:value="0.0350745597769088" calcext:value-type="float">
            <text:p>0.035074559776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3780258742634" calcext:value-type="float">
            <text:p>0.553780258742634</text:p>
          </table:table-cell>
          <table:table-cell office:value-type="float" office:value="1.26787385502436" calcext:value-type="float">
            <text:p>1.26787385502436</text:p>
          </table:table-cell>
          <table:table-cell office:value-type="float" office:value="0.47242662087702" calcext:value-type="float">
            <text:p>0.47242662087702</text:p>
          </table:table-cell>
          <table:table-cell office:value-type="float" office:value="0.0775474926208729" calcext:value-type="float">
            <text:p>0.077547492620873</text:p>
          </table:table-cell>
          <table:table-cell office:value-type="float" office:value="0.0604505175465322" calcext:value-type="float">
            <text:p>0.060450517546532</text:p>
          </table:table-cell>
          <table:table-cell office:value-type="float" office:value="0.0325381675551364" calcext:value-type="float">
            <text:p>0.0325381675551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8988103130964" calcext:value-type="float">
            <text:p>0.448988103130964</text:p>
          </table:table-cell>
          <table:table-cell office:value-type="float" office:value="1.2880494381595" calcext:value-type="float">
            <text:p>1.2880494381595</text:p>
          </table:table-cell>
          <table:table-cell office:value-type="float" office:value="0.534643560897842" calcext:value-type="float">
            <text:p>0.534643560897842</text:p>
          </table:table-cell>
          <table:table-cell office:value-type="float" office:value="0.0869896593631431" calcext:value-type="float">
            <text:p>0.086989659363143</text:p>
          </table:table-cell>
          <table:table-cell office:value-type="float" office:value="0.0529844687503462" calcext:value-type="float">
            <text:p>0.052984468750346</text:p>
          </table:table-cell>
          <table:table-cell office:value-type="float" office:value="0.0421239227305936" calcext:value-type="float">
            <text:p>0.0421239227305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102381787447" calcext:value-type="float">
            <text:p>0.511102381787447</text:p>
          </table:table-cell>
          <table:table-cell office:value-type="float" office:value="1.27186089963598" calcext:value-type="float">
            <text:p>1.27186089963598</text:p>
          </table:table-cell>
          <table:table-cell office:value-type="float" office:value="0.515006498857641" calcext:value-type="float">
            <text:p>0.515006498857641</text:p>
          </table:table-cell>
          <table:table-cell office:value-type="float" office:value="0.082754850936246" calcext:value-type="float">
            <text:p>0.082754850936246</text:p>
          </table:table-cell>
          <table:table-cell office:value-type="float" office:value="0.0593656201247334" calcext:value-type="float">
            <text:p>0.059365620124733</text:p>
          </table:table-cell>
          <table:table-cell office:value-type="float" office:value="0.0419253544176657" calcext:value-type="float">
            <text:p>0.04192535441766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3433737327308" calcext:value-type="float">
            <text:p>0.593433737327308</text:p>
          </table:table-cell>
          <table:table-cell office:value-type="float" office:value="1.21604511251966" calcext:value-type="float">
            <text:p>1.21604511251966</text:p>
          </table:table-cell>
          <table:table-cell office:value-type="float" office:value="0.475892187314384" calcext:value-type="float">
            <text:p>0.475892187314384</text:p>
          </table:table-cell>
          <table:table-cell office:value-type="float" office:value="0.0824102202217388" calcext:value-type="float">
            <text:p>0.082410220221739</text:p>
          </table:table-cell>
          <table:table-cell office:value-type="float" office:value="0.0579155503366815" calcext:value-type="float">
            <text:p>0.057915550336682</text:p>
          </table:table-cell>
          <table:table-cell office:value-type="float" office:value="0.0348355312358687" calcext:value-type="float">
            <text:p>0.0348355312358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2848038369708" calcext:value-type="float">
            <text:p>0.612848038369708</text:p>
          </table:table-cell>
          <table:table-cell office:value-type="float" office:value="1.21697095181461" calcext:value-type="float">
            <text:p>1.21697095181461</text:p>
          </table:table-cell>
          <table:table-cell office:value-type="float" office:value="0.447810891179277" calcext:value-type="float">
            <text:p>0.447810891179277</text:p>
          </table:table-cell>
          <table:table-cell office:value-type="float" office:value="0.08081270164114" calcext:value-type="float">
            <text:p>0.08081270164114</text:p>
          </table:table-cell>
          <table:table-cell office:value-type="float" office:value="0.0598243454468068" calcext:value-type="float">
            <text:p>0.059824345446807</text:p>
          </table:table-cell>
          <table:table-cell office:value-type="float" office:value="0.0285412909235766" calcext:value-type="float">
            <text:p>0.02854129092357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110410062256" calcext:value-type="float">
            <text:p>0.528110410062256</text:p>
          </table:table-cell>
          <table:table-cell office:value-type="float" office:value="1.26913711866932" calcext:value-type="float">
            <text:p>1.26913711866932</text:p>
          </table:table-cell>
          <table:table-cell office:value-type="float" office:value="0.47132792911933" calcext:value-type="float">
            <text:p>0.47132792911933</text:p>
          </table:table-cell>
          <table:table-cell office:value-type="float" office:value="0.0892511976236668" calcext:value-type="float">
            <text:p>0.089251197623667</text:p>
          </table:table-cell>
          <table:table-cell office:value-type="float" office:value="0.0498448553052544" calcext:value-type="float">
            <text:p>0.049844855305254</text:p>
          </table:table-cell>
          <table:table-cell office:value-type="float" office:value="0.0489323597085124" calcext:value-type="float">
            <text:p>0.0489323597085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056471108935" calcext:value-type="float">
            <text:p>0.504056471108935</text:p>
          </table:table-cell>
          <table:table-cell office:value-type="float" office:value="1.3026592313929" calcext:value-type="float">
            <text:p>1.3026592313929</text:p>
          </table:table-cell>
          <table:table-cell office:value-type="float" office:value="0.454028993918936" calcext:value-type="float">
            <text:p>0.454028993918936</text:p>
          </table:table-cell>
          <table:table-cell office:value-type="float" office:value="0.0854397344515532" calcext:value-type="float">
            <text:p>0.085439734451553</text:p>
          </table:table-cell>
          <table:table-cell office:value-type="float" office:value="0.0639833917441884" calcext:value-type="float">
            <text:p>0.063983391744188</text:p>
          </table:table-cell>
          <table:table-cell office:value-type="float" office:value="0.0337698336950477" calcext:value-type="float">
            <text:p>0.0337698336950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4073261591319" calcext:value-type="float">
            <text:p>0.424073261591319</text:p>
          </table:table-cell>
          <table:table-cell office:value-type="float" office:value="1.34103583347631" calcext:value-type="float">
            <text:p>1.34103583347631</text:p>
          </table:table-cell>
          <table:table-cell office:value-type="float" office:value="0.507111356731762" calcext:value-type="float">
            <text:p>0.507111356731762</text:p>
          </table:table-cell>
          <table:table-cell office:value-type="float" office:value="0.0899656433653479" calcext:value-type="float">
            <text:p>0.089965643365348</text:p>
          </table:table-cell>
          <table:table-cell office:value-type="float" office:value="0.0582397946536799" calcext:value-type="float">
            <text:p>0.05823979465368</text:p>
          </table:table-cell>
          <table:table-cell office:value-type="float" office:value="0.0318081882422752" calcext:value-type="float">
            <text:p>0.031808188242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0310911353266" calcext:value-type="float">
            <text:p>0.430310911353266</text:p>
          </table:table-cell>
          <table:table-cell office:value-type="float" office:value="1.34770049293833" calcext:value-type="float">
            <text:p>1.34770049293833</text:p>
          </table:table-cell>
          <table:table-cell office:value-type="float" office:value="0.497906140273843" calcext:value-type="float">
            <text:p>0.497906140273843</text:p>
          </table:table-cell>
          <table:table-cell office:value-type="float" office:value="0.0967186335619506" calcext:value-type="float">
            <text:p>0.096718633561951</text:p>
          </table:table-cell>
          <table:table-cell office:value-type="float" office:value="0.0731960994508271" calcext:value-type="float">
            <text:p>0.073196099450827</text:p>
          </table:table-cell>
          <table:table-cell office:value-type="float" office:value="0.0380426508815878" calcext:value-type="float">
            <text:p>0.0380426508815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685173925809" calcext:value-type="float">
            <text:p>0.487685173925809</text:p>
          </table:table-cell>
          <table:table-cell office:value-type="float" office:value="1.27328246402624" calcext:value-type="float">
            <text:p>1.27328246402624</text:p>
          </table:table-cell>
          <table:table-cell office:value-type="float" office:value="0.524370057780469" calcext:value-type="float">
            <text:p>0.524370057780469</text:p>
          </table:table-cell>
          <table:table-cell office:value-type="float" office:value="0.0686207535712047" calcext:value-type="float">
            <text:p>0.068620753571205</text:p>
          </table:table-cell>
          <table:table-cell office:value-type="float" office:value="0.0665059883169235" calcext:value-type="float">
            <text:p>0.066505988316924</text:p>
          </table:table-cell>
          <table:table-cell office:value-type="float" office:value="0.0384577490864449" calcext:value-type="float">
            <text:p>0.0384577490864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015091189857" calcext:value-type="float">
            <text:p>0.497015091189857</text:p>
          </table:table-cell>
          <table:table-cell office:value-type="float" office:value="1.27644719359818" calcext:value-type="float">
            <text:p>1.27644719359818</text:p>
          </table:table-cell>
          <table:table-cell office:value-type="float" office:value="0.555469693947474" calcext:value-type="float">
            <text:p>0.555469693947474</text:p>
          </table:table-cell>
          <table:table-cell office:value-type="float" office:value="0.120948508770159" calcext:value-type="float">
            <text:p>0.120948508770159</text:p>
          </table:table-cell>
          <table:table-cell office:value-type="float" office:value="0.0853098656664948" calcext:value-type="float">
            <text:p>0.085309865666495</text:p>
          </table:table-cell>
          <table:table-cell office:value-type="float" office:value="0.0703712034141479" calcext:value-type="float">
            <text:p>0.0703712034141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97592105766" calcext:value-type="float">
            <text:p>0.53497592105766</text:p>
          </table:table-cell>
          <table:table-cell office:value-type="float" office:value="1.2363545087724" calcext:value-type="float">
            <text:p>1.2363545087724</text:p>
          </table:table-cell>
          <table:table-cell office:value-type="float" office:value="0.513274492141859" calcext:value-type="float">
            <text:p>0.513274492141859</text:p>
          </table:table-cell>
          <table:table-cell office:value-type="float" office:value="0.0987039056042545" calcext:value-type="float">
            <text:p>0.098703905604255</text:p>
          </table:table-cell>
          <table:table-cell office:value-type="float" office:value="0.0411153790952381" calcext:value-type="float">
            <text:p>0.041115379095238</text:p>
          </table:table-cell>
          <table:table-cell office:value-type="float" office:value="0.0416050958179617" calcext:value-type="float">
            <text:p>0.0416050958179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094219129405" calcext:value-type="float">
            <text:p>0.520094219129405</text:p>
          </table:table-cell>
          <table:table-cell office:value-type="float" office:value="1.25949237254955" calcext:value-type="float">
            <text:p>1.25949237254955</text:p>
          </table:table-cell>
          <table:table-cell office:value-type="float" office:value="0.497565088086596" calcext:value-type="float">
            <text:p>0.497565088086596</text:p>
          </table:table-cell>
          <table:table-cell office:value-type="float" office:value="0.0893744788954621" calcext:value-type="float">
            <text:p>0.089374478895462</text:p>
          </table:table-cell>
          <table:table-cell office:value-type="float" office:value="0.0652636316193345" calcext:value-type="float">
            <text:p>0.065263631619335</text:p>
          </table:table-cell>
          <table:table-cell office:value-type="float" office:value="0.0424061759459992" calcext:value-type="float">
            <text:p>0.04240617594599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950938225243" calcext:value-type="float">
            <text:p>0.550950938225243</text:p>
          </table:table-cell>
          <table:table-cell office:value-type="float" office:value="1.25152693072911" calcext:value-type="float">
            <text:p>1.25152693072911</text:p>
          </table:table-cell>
          <table:table-cell office:value-type="float" office:value="0.498124261346054" calcext:value-type="float">
            <text:p>0.498124261346054</text:p>
          </table:table-cell>
          <table:table-cell office:value-type="float" office:value="0.0786353141982799" calcext:value-type="float">
            <text:p>0.07863531419828</text:p>
          </table:table-cell>
          <table:table-cell office:value-type="float" office:value="0.0596539397164903" calcext:value-type="float">
            <text:p>0.05965393971649</text:p>
          </table:table-cell>
          <table:table-cell office:value-type="float" office:value="0.0278677175511184" calcext:value-type="float">
            <text:p>0.0278677175511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431032918571" calcext:value-type="float">
            <text:p>0.564431032918571</text:p>
          </table:table-cell>
          <table:table-cell office:value-type="float" office:value="1.23152088742025" calcext:value-type="float">
            <text:p>1.23152088742025</text:p>
          </table:table-cell>
          <table:table-cell office:value-type="float" office:value="0.478898330964136" calcext:value-type="float">
            <text:p>0.478898330964136</text:p>
          </table:table-cell>
          <table:table-cell office:value-type="float" office:value="0.0815028652651618" calcext:value-type="float">
            <text:p>0.081502865265162</text:p>
          </table:table-cell>
          <table:table-cell office:value-type="float" office:value="0.0616747672287189" calcext:value-type="float">
            <text:p>0.061674767228719</text:p>
          </table:table-cell>
          <table:table-cell office:value-type="float" office:value="0.0370499301048157" calcext:value-type="float">
            <text:p>0.0370499301048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2756970080697" calcext:value-type="float">
            <text:p>0.622756970080697</text:p>
          </table:table-cell>
          <table:table-cell office:value-type="float" office:value="1.17827962496562" calcext:value-type="float">
            <text:p>1.17827962496562</text:p>
          </table:table-cell>
          <table:table-cell office:value-type="float" office:value="0.517593530807098" calcext:value-type="float">
            <text:p>0.517593530807098</text:p>
          </table:table-cell>
          <table:table-cell office:value-type="float" office:value="0.081480652372644" calcext:value-type="float">
            <text:p>0.081480652372644</text:p>
          </table:table-cell>
          <table:table-cell office:value-type="float" office:value="0.0525026182696419" calcext:value-type="float">
            <text:p>0.052502618269642</text:p>
          </table:table-cell>
          <table:table-cell office:value-type="float" office:value="0.0469389395567072" calcext:value-type="float">
            <text:p>0.046938939556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0360837130282" calcext:value-type="float">
            <text:p>0.630360837130282</text:p>
          </table:table-cell>
          <table:table-cell office:value-type="float" office:value="1.17951953660033" calcext:value-type="float">
            <text:p>1.17951953660033</text:p>
          </table:table-cell>
          <table:table-cell office:value-type="float" office:value="0.523620400774926" calcext:value-type="float">
            <text:p>0.523620400774926</text:p>
          </table:table-cell>
          <table:table-cell office:value-type="float" office:value="0.0910848682907576" calcext:value-type="float">
            <text:p>0.091084868290758</text:p>
          </table:table-cell>
          <table:table-cell office:value-type="float" office:value="0.065527364756753" calcext:value-type="float">
            <text:p>0.065527364756753</text:p>
          </table:table-cell>
          <table:table-cell office:value-type="float" office:value="0.0397805078053364" calcext:value-type="float">
            <text:p>0.03978050780533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6315367726925" calcext:value-type="float">
            <text:p>0.386315367726925</text:p>
          </table:table-cell>
          <table:table-cell office:value-type="float" office:value="1.38343993674315" calcext:value-type="float">
            <text:p>1.38343993674315</text:p>
          </table:table-cell>
          <table:table-cell office:value-type="float" office:value="0.519771913080093" calcext:value-type="float">
            <text:p>0.519771913080093</text:p>
          </table:table-cell>
          <table:table-cell office:value-type="float" office:value="0.0723802643221932" calcext:value-type="float">
            <text:p>0.072380264322193</text:p>
          </table:table-cell>
          <table:table-cell office:value-type="float" office:value="0.0725538737433131" calcext:value-type="float">
            <text:p>0.072553873743313</text:p>
          </table:table-cell>
          <table:table-cell office:value-type="float" office:value="0.0350234720598966" calcext:value-type="float">
            <text:p>0.0350234720598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0754811086584" calcext:value-type="float">
            <text:p>0.440754811086584</text:p>
          </table:table-cell>
          <table:table-cell office:value-type="float" office:value="1.34552220327233" calcext:value-type="float">
            <text:p>1.34552220327233</text:p>
          </table:table-cell>
          <table:table-cell office:value-type="float" office:value="0.44937978207239" calcext:value-type="float">
            <text:p>0.44937978207239</text:p>
          </table:table-cell>
          <table:table-cell office:value-type="float" office:value="0.0769122590388903" calcext:value-type="float">
            <text:p>0.07691225903889</text:p>
          </table:table-cell>
          <table:table-cell office:value-type="float" office:value="0.0584162860282391" calcext:value-type="float">
            <text:p>0.058416286028239</text:p>
          </table:table-cell>
          <table:table-cell office:value-type="float" office:value="0.0288698094831395" calcext:value-type="float">
            <text:p>0.028869809483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654529781667" calcext:value-type="float">
            <text:p>0.547654529781667</text:p>
          </table:table-cell>
          <table:table-cell office:value-type="float" office:value="1.22860982966198" calcext:value-type="float">
            <text:p>1.22860982966198</text:p>
          </table:table-cell>
          <table:table-cell office:value-type="float" office:value="0.495745614533571" calcext:value-type="float">
            <text:p>0.495745614533571</text:p>
          </table:table-cell>
          <table:table-cell office:value-type="float" office:value="0.0840685837101024" calcext:value-type="float">
            <text:p>0.084068583710102</text:p>
          </table:table-cell>
          <table:table-cell office:value-type="float" office:value="0.0544321437394109" calcext:value-type="float">
            <text:p>0.054432143739411</text:p>
          </table:table-cell>
          <table:table-cell office:value-type="float" office:value="0.0176266323210474" calcext:value-type="float">
            <text:p>0.017626632321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3031119521268" calcext:value-type="float">
            <text:p>0.523031119521268</text:p>
          </table:table-cell>
          <table:table-cell office:value-type="float" office:value="1.25633268547335" calcext:value-type="float">
            <text:p>1.25633268547335</text:p>
          </table:table-cell>
          <table:table-cell office:value-type="float" office:value="0.465832659992937" calcext:value-type="float">
            <text:p>0.465832659992937</text:p>
          </table:table-cell>
          <table:table-cell office:value-type="float" office:value="0.0887937486290298" calcext:value-type="float">
            <text:p>0.08879374862903</text:p>
          </table:table-cell>
          <table:table-cell office:value-type="float" office:value="0.0656322393147492" calcext:value-type="float">
            <text:p>0.065632239314749</text:p>
          </table:table-cell>
          <table:table-cell office:value-type="float" office:value="0.0334542870214173" calcext:value-type="float">
            <text:p>0.0334542870214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481853092674" calcext:value-type="float">
            <text:p>0.571481853092674</text:p>
          </table:table-cell>
          <table:table-cell office:value-type="float" office:value="1.24644003998382" calcext:value-type="float">
            <text:p>1.24644003998382</text:p>
          </table:table-cell>
          <table:table-cell office:value-type="float" office:value="0.462256483713165" calcext:value-type="float">
            <text:p>0.462256483713165</text:p>
          </table:table-cell>
          <table:table-cell office:value-type="float" office:value="0.0737030934601137" calcext:value-type="float">
            <text:p>0.073703093460114</text:p>
          </table:table-cell>
          <table:table-cell office:value-type="float" office:value="0.0517136463736885" calcext:value-type="float">
            <text:p>0.051713646373689</text:p>
          </table:table-cell>
          <table:table-cell office:value-type="float" office:value="0.0332914885412359" calcext:value-type="float">
            <text:p>0.0332914885412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428459483253" calcext:value-type="float">
            <text:p>0.55428459483253</text:p>
          </table:table-cell>
          <table:table-cell office:value-type="float" office:value="1.26026239663875" calcext:value-type="float">
            <text:p>1.26026239663875</text:p>
          </table:table-cell>
          <table:table-cell office:value-type="float" office:value="0.481200631023164" calcext:value-type="float">
            <text:p>0.481200631023164</text:p>
          </table:table-cell>
          <table:table-cell office:value-type="float" office:value="0.0824052135239646" calcext:value-type="float">
            <text:p>0.082405213523965</text:p>
          </table:table-cell>
          <table:table-cell office:value-type="float" office:value="0.0606250185238043" calcext:value-type="float">
            <text:p>0.060625018523804</text:p>
          </table:table-cell>
          <table:table-cell office:value-type="float" office:value="0.0443807883019493" calcext:value-type="float">
            <text:p>0.0443807883019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1094184792117" calcext:value-type="float">
            <text:p>0.611094184792117</text:p>
          </table:table-cell>
          <table:table-cell office:value-type="float" office:value="1.22692108821309" calcext:value-type="float">
            <text:p>1.22692108821309</text:p>
          </table:table-cell>
          <table:table-cell office:value-type="float" office:value="0.494008913375409" calcext:value-type="float">
            <text:p>0.494008913375409</text:p>
          </table:table-cell>
          <table:table-cell office:value-type="float" office:value="0.0859062974217607" calcext:value-type="float">
            <text:p>0.085906297421761</text:p>
          </table:table-cell>
          <table:table-cell office:value-type="float" office:value="0.0596605493577928" calcext:value-type="float">
            <text:p>0.059660549357793</text:p>
          </table:table-cell>
          <table:table-cell office:value-type="float" office:value="0.0331715790887533" calcext:value-type="float">
            <text:p>0.0331715790887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8052053744301" calcext:value-type="float">
            <text:p>0.518052053744301</text:p>
          </table:table-cell>
          <table:table-cell office:value-type="float" office:value="1.28661136085308" calcext:value-type="float">
            <text:p>1.28661136085308</text:p>
          </table:table-cell>
          <table:table-cell office:value-type="float" office:value="0.53822102964012" calcext:value-type="float">
            <text:p>0.53822102964012</text:p>
          </table:table-cell>
          <table:table-cell office:value-type="float" office:value="0.122261836728024" calcext:value-type="float">
            <text:p>0.122261836728024</text:p>
          </table:table-cell>
          <table:table-cell office:value-type="float" office:value="0.0880932549599798" calcext:value-type="float">
            <text:p>0.08809325495998</text:p>
          </table:table-cell>
          <table:table-cell office:value-type="float" office:value="0.0493665520419524" calcext:value-type="float">
            <text:p>0.0493665520419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851707067217" calcext:value-type="float">
            <text:p>0.507851707067217</text:p>
          </table:table-cell>
          <table:table-cell office:value-type="float" office:value="1.29279085472733" calcext:value-type="float">
            <text:p>1.29279085472733</text:p>
          </table:table-cell>
          <table:table-cell office:value-type="float" office:value="0.501014021845486" calcext:value-type="float">
            <text:p>0.501014021845486</text:p>
          </table:table-cell>
          <table:table-cell office:value-type="float" office:value="0.0889596436184222" calcext:value-type="float">
            <text:p>0.088959643618422</text:p>
          </table:table-cell>
          <table:table-cell office:value-type="float" office:value="0.0604644706874537" calcext:value-type="float">
            <text:p>0.060464470687454</text:p>
          </table:table-cell>
          <table:table-cell office:value-type="float" office:value="0.0318787345818158" calcext:value-type="float">
            <text:p>0.031878734581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4755409010123" calcext:value-type="float">
            <text:p>0.504755409010123</text:p>
          </table:table-cell>
          <table:table-cell office:value-type="float" office:value="1.30509073139384" calcext:value-type="float">
            <text:p>1.30509073139384</text:p>
          </table:table-cell>
          <table:table-cell office:value-type="float" office:value="0.51130232781147" calcext:value-type="float">
            <text:p>0.51130232781147</text:p>
          </table:table-cell>
          <table:table-cell office:value-type="float" office:value="0.0906481592945039" calcext:value-type="float">
            <text:p>0.090648159294504</text:p>
          </table:table-cell>
          <table:table-cell office:value-type="float" office:value="0.0689221853366199" calcext:value-type="float">
            <text:p>0.06892218533662</text:p>
          </table:table-cell>
          <table:table-cell office:value-type="float" office:value="0.0323475944755597" calcext:value-type="float">
            <text:p>0.032347594475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430501424832" calcext:value-type="float">
            <text:p>0.585430501424832</text:p>
          </table:table-cell>
          <table:table-cell office:value-type="float" office:value="1.21566300507768" calcext:value-type="float">
            <text:p>1.21566300507768</text:p>
          </table:table-cell>
          <table:table-cell office:value-type="float" office:value="0.47924798156457" calcext:value-type="float">
            <text:p>0.47924798156457</text:p>
          </table:table-cell>
          <table:table-cell office:value-type="float" office:value="0.0655739017948434" calcext:value-type="float">
            <text:p>0.065573901794843</text:p>
          </table:table-cell>
          <table:table-cell office:value-type="float" office:value="0.0633066718300498" calcext:value-type="float">
            <text:p>0.06330667183005</text:p>
          </table:table-cell>
          <table:table-cell office:value-type="float" office:value="0.0292037813004969" calcext:value-type="float">
            <text:p>0.02920378130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854630849798" calcext:value-type="float">
            <text:p>0.571854630849798</text:p>
          </table:table-cell>
          <table:table-cell office:value-type="float" office:value="1.24112282094802" calcext:value-type="float">
            <text:p>1.24112282094802</text:p>
          </table:table-cell>
          <table:table-cell office:value-type="float" office:value="0.480547763394019" calcext:value-type="float">
            <text:p>0.480547763394019</text:p>
          </table:table-cell>
          <table:table-cell office:value-type="float" office:value="0.0840883630266446" calcext:value-type="float">
            <text:p>0.084088363026645</text:p>
          </table:table-cell>
          <table:table-cell office:value-type="float" office:value="0.0630588535538185" calcext:value-type="float">
            <text:p>0.063058853553819</text:p>
          </table:table-cell>
          <table:table-cell office:value-type="float" office:value="0.0355975524388446" calcext:value-type="float">
            <text:p>0.03559755243884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955298569445" calcext:value-type="float">
            <text:p>0.461955298569445</text:p>
          </table:table-cell>
          <table:table-cell office:value-type="float" office:value="1.31047227811168" calcext:value-type="float">
            <text:p>1.31047227811168</text:p>
          </table:table-cell>
          <table:table-cell office:value-type="float" office:value="0.576765358713015" calcext:value-type="float">
            <text:p>0.576765358713015</text:p>
          </table:table-cell>
          <table:table-cell office:value-type="float" office:value="0.0887969608158206" calcext:value-type="float">
            <text:p>0.088796960815821</text:p>
          </table:table-cell>
          <table:table-cell office:value-type="float" office:value="0.0617056622586514" calcext:value-type="float">
            <text:p>0.061705662258651</text:p>
          </table:table-cell>
          <table:table-cell office:value-type="float" office:value="0.0428109160158873" calcext:value-type="float">
            <text:p>0.0428109160158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85482571237667" calcext:value-type="float">
            <text:p>0.385482571237667</text:p>
          </table:table-cell>
          <table:table-cell office:value-type="float" office:value="1.37894872373734" calcext:value-type="float">
            <text:p>1.37894872373734</text:p>
          </table:table-cell>
          <table:table-cell office:value-type="float" office:value="0.536303323999434" calcext:value-type="float">
            <text:p>0.536303323999434</text:p>
          </table:table-cell>
          <table:table-cell office:value-type="float" office:value="0.100012024674815" calcext:value-type="float">
            <text:p>0.100012024674815</text:p>
          </table:table-cell>
          <table:table-cell office:value-type="float" office:value="0.0748606378644923" calcext:value-type="float">
            <text:p>0.074860637864492</text:p>
          </table:table-cell>
          <table:table-cell office:value-type="float" office:value="0.037316987753679" calcext:value-type="float">
            <text:p>0.0373169877536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594798277755" calcext:value-type="float">
            <text:p>0.511594798277755</text:p>
          </table:table-cell>
          <table:table-cell office:value-type="float" office:value="1.27845498209677" calcext:value-type="float">
            <text:p>1.27845498209677</text:p>
          </table:table-cell>
          <table:table-cell office:value-type="float" office:value="0.533461135576075" calcext:value-type="float">
            <text:p>0.533461135576075</text:p>
          </table:table-cell>
          <table:table-cell office:value-type="float" office:value="0.0883360401845064" calcext:value-type="float">
            <text:p>0.088336040184506</text:p>
          </table:table-cell>
          <table:table-cell office:value-type="float" office:value="0.0651659621944257" calcext:value-type="float">
            <text:p>0.065165962194426</text:p>
          </table:table-cell>
          <table:table-cell office:value-type="float" office:value="0.0276996411622236" calcext:value-type="float">
            <text:p>0.0276996411622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4834860459754" calcext:value-type="float">
            <text:p>0.534834860459754</text:p>
          </table:table-cell>
          <table:table-cell office:value-type="float" office:value="1.27261726800182" calcext:value-type="float">
            <text:p>1.27261726800182</text:p>
          </table:table-cell>
          <table:table-cell office:value-type="float" office:value="0.530173658424443" calcext:value-type="float">
            <text:p>0.530173658424443</text:p>
          </table:table-cell>
          <table:table-cell office:value-type="float" office:value="0.0867007943821223" calcext:value-type="float">
            <text:p>0.086700794382122</text:p>
          </table:table-cell>
          <table:table-cell office:value-type="float" office:value="0.0653349819815903" calcext:value-type="float">
            <text:p>0.06533498198159</text:p>
          </table:table-cell>
          <table:table-cell office:value-type="float" office:value="0.0359404210619353" calcext:value-type="float">
            <text:p>0.0359404210619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161511035706" calcext:value-type="float">
            <text:p>0.439161511035706</text:p>
          </table:table-cell>
          <table:table-cell office:value-type="float" office:value="1.3726735333009" calcext:value-type="float">
            <text:p>1.3726735333009</text:p>
          </table:table-cell>
          <table:table-cell office:value-type="float" office:value="0.499525322673711" calcext:value-type="float">
            <text:p>0.499525322673711</text:p>
          </table:table-cell>
          <table:table-cell office:value-type="float" office:value="0.0992866073587668" calcext:value-type="float">
            <text:p>0.099286607358767</text:p>
          </table:table-cell>
          <table:table-cell office:value-type="float" office:value="0.0351511532931332" calcext:value-type="float">
            <text:p>0.035151153293133</text:p>
          </table:table-cell>
          <table:table-cell office:value-type="float" office:value="0.0445365862956159" calcext:value-type="float">
            <text:p>0.044536586295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826358399402" calcext:value-type="float">
            <text:p>0.43826358399402</text:p>
          </table:table-cell>
          <table:table-cell office:value-type="float" office:value="1.36057927627075" calcext:value-type="float">
            <text:p>1.36057927627075</text:p>
          </table:table-cell>
          <table:table-cell office:value-type="float" office:value="0.483134963757963" calcext:value-type="float">
            <text:p>0.483134963757963</text:p>
          </table:table-cell>
          <table:table-cell office:value-type="float" office:value="0.0921383652389334" calcext:value-type="float">
            <text:p>0.092138365238933</text:p>
          </table:table-cell>
          <table:table-cell office:value-type="float" office:value="0.069717942179666" calcext:value-type="float">
            <text:p>0.069717942179666</text:p>
          </table:table-cell>
          <table:table-cell office:value-type="float" office:value="0.032824559752596" calcext:value-type="float">
            <text:p>0.03282455975259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427517902247" calcext:value-type="float">
            <text:p>0.639427517902247</text:p>
          </table:table-cell>
          <table:table-cell office:value-type="float" office:value="1.21189460617264" calcext:value-type="float">
            <text:p>1.21189460617264</text:p>
          </table:table-cell>
          <table:table-cell office:value-type="float" office:value="0.430024544018263" calcext:value-type="float">
            <text:p>0.430024544018263</text:p>
          </table:table-cell>
          <table:table-cell office:value-type="float" office:value="0.0707212205949628" calcext:value-type="float">
            <text:p>0.070721220594963</text:p>
          </table:table-cell>
          <table:table-cell office:value-type="float" office:value="0.0584724914380863" calcext:value-type="float">
            <text:p>0.058472491438086</text:p>
          </table:table-cell>
          <table:table-cell office:value-type="float" office:value="0.0264294459879383" calcext:value-type="float">
            <text:p>0.026429445987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5901382625294" calcext:value-type="float">
            <text:p>0.655901382625294</text:p>
          </table:table-cell>
          <table:table-cell office:value-type="float" office:value="1.19738734645321" calcext:value-type="float">
            <text:p>1.19738734645321</text:p>
          </table:table-cell>
          <table:table-cell office:value-type="float" office:value="0.436024581400752" calcext:value-type="float">
            <text:p>0.436024581400752</text:p>
          </table:table-cell>
          <table:table-cell office:value-type="float" office:value="0.0790533810790693" calcext:value-type="float">
            <text:p>0.079053381079069</text:p>
          </table:table-cell>
          <table:table-cell office:value-type="float" office:value="0.0588077930952056" calcext:value-type="float">
            <text:p>0.058807793095206</text:p>
          </table:table-cell>
          <table:table-cell office:value-type="float" office:value="0.0429108758152194" calcext:value-type="float">
            <text:p>0.0429108758152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8362435162663" calcext:value-type="float">
            <text:p>0.428362435162663</text:p>
          </table:table-cell>
          <table:table-cell office:value-type="float" office:value="1.34876433140849" calcext:value-type="float">
            <text:p>1.34876433140849</text:p>
          </table:table-cell>
          <table:table-cell office:value-type="float" office:value="0.51123714148229" calcext:value-type="float">
            <text:p>0.51123714148229</text:p>
          </table:table-cell>
          <table:table-cell office:value-type="float" office:value="0.0879665372889374" calcext:value-type="float">
            <text:p>0.087966537288937</text:p>
          </table:table-cell>
          <table:table-cell office:value-type="float" office:value="0.0290127463069496" calcext:value-type="float">
            <text:p>0.02901274630695</text:p>
          </table:table-cell>
          <table:table-cell office:value-type="float" office:value="0.0383745661158609" calcext:value-type="float">
            <text:p>0.0383745661158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00552214137982" calcext:value-type="float">
            <text:p>0.300552214137982</text:p>
          </table:table-cell>
          <table:table-cell office:value-type="float" office:value="1.46193210031352" calcext:value-type="float">
            <text:p>1.46193210031352</text:p>
          </table:table-cell>
          <table:table-cell office:value-type="float" office:value="0.567202976058185" calcext:value-type="float">
            <text:p>0.567202976058185</text:p>
          </table:table-cell>
          <table:table-cell office:value-type="float" office:value="0.132009902227969" calcext:value-type="float">
            <text:p>0.132009902227969</text:p>
          </table:table-cell>
          <table:table-cell office:value-type="float" office:value="0.0967582552740375" calcext:value-type="float">
            <text:p>0.096758255274038</text:p>
          </table:table-cell>
          <table:table-cell office:value-type="float" office:value="0.0619626239312702" calcext:value-type="float">
            <text:p>0.061962623931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8645499309011" calcext:value-type="float">
            <text:p>0.488645499309011</text:p>
          </table:table-cell>
          <table:table-cell office:value-type="float" office:value="1.26757999589679" calcext:value-type="float">
            <text:p>1.26757999589679</text:p>
          </table:table-cell>
          <table:table-cell office:value-type="float" office:value="0.53054423167912" calcext:value-type="float">
            <text:p>0.53054423167912</text:p>
          </table:table-cell>
          <table:table-cell office:value-type="float" office:value="0.0959233571443637" calcext:value-type="float">
            <text:p>0.095923357144364</text:p>
          </table:table-cell>
          <table:table-cell office:value-type="float" office:value="0.0560265319407056" calcext:value-type="float">
            <text:p>0.056026531940706</text:p>
          </table:table-cell>
          <table:table-cell office:value-type="float" office:value="0.0413474739129593" calcext:value-type="float">
            <text:p>0.0413474739129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166702957891" calcext:value-type="float">
            <text:p>0.508166702957891</text:p>
          </table:table-cell>
          <table:table-cell office:value-type="float" office:value="1.25130752275781" calcext:value-type="float">
            <text:p>1.25130752275781</text:p>
          </table:table-cell>
          <table:table-cell office:value-type="float" office:value="0.537197837013225" calcext:value-type="float">
            <text:p>0.537197837013225</text:p>
          </table:table-cell>
          <table:table-cell office:value-type="float" office:value="0.099802225246276" calcext:value-type="float">
            <text:p>0.099802225246276</text:p>
          </table:table-cell>
          <table:table-cell office:value-type="float" office:value="0.0729826610922058" calcext:value-type="float">
            <text:p>0.072982661092206</text:p>
          </table:table-cell>
          <table:table-cell office:value-type="float" office:value="0.0392045550075103" calcext:value-type="float">
            <text:p>0.039204555007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3695474355568" calcext:value-type="float">
            <text:p>0.513695474355568</text:p>
          </table:table-cell>
          <table:table-cell office:value-type="float" office:value="1.2669717835051" calcext:value-type="float">
            <text:p>1.2669717835051</text:p>
          </table:table-cell>
          <table:table-cell office:value-type="float" office:value="0.524992922045645" calcext:value-type="float">
            <text:p>0.524992922045645</text:p>
          </table:table-cell>
          <table:table-cell office:value-type="float" office:value="0.0805609035611408" calcext:value-type="float">
            <text:p>0.080560903561141</text:p>
          </table:table-cell>
          <table:table-cell office:value-type="float" office:value="0.0650501422983048" calcext:value-type="float">
            <text:p>0.065050142298305</text:p>
          </table:table-cell>
          <table:table-cell office:value-type="float" office:value="0.0437778120360171" calcext:value-type="float">
            <text:p>0.043777812036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4238097099432" calcext:value-type="float">
            <text:p>0.564238097099432</text:p>
          </table:table-cell>
          <table:table-cell office:value-type="float" office:value="1.23585020864033" calcext:value-type="float">
            <text:p>1.23585020864033</text:p>
          </table:table-cell>
          <table:table-cell office:value-type="float" office:value="0.522034335919171" calcext:value-type="float">
            <text:p>0.522034335919171</text:p>
          </table:table-cell>
          <table:table-cell office:value-type="float" office:value="0.0843603802478759" calcext:value-type="float">
            <text:p>0.084360380247876</text:p>
          </table:table-cell>
          <table:table-cell office:value-type="float" office:value="0.0633606016062916" calcext:value-type="float">
            <text:p>0.063360601606292</text:p>
          </table:table-cell>
          <table:table-cell office:value-type="float" office:value="0.0370187710663605" calcext:value-type="float">
            <text:p>0.0370187710663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7579417665903" calcext:value-type="float">
            <text:p>0.577579417665903</text:p>
          </table:table-cell>
          <table:table-cell office:value-type="float" office:value="1.24354334973606" calcext:value-type="float">
            <text:p>1.24354334973606</text:p>
          </table:table-cell>
          <table:table-cell office:value-type="float" office:value="0.518646215401608" calcext:value-type="float">
            <text:p>0.518646215401608</text:p>
          </table:table-cell>
          <table:table-cell office:value-type="float" office:value="0.0822720224098495" calcext:value-type="float">
            <text:p>0.08227202240985</text:p>
          </table:table-cell>
          <table:table-cell office:value-type="float" office:value="0.0558689262419559" calcext:value-type="float">
            <text:p>0.055868926241956</text:p>
          </table:table-cell>
          <table:table-cell office:value-type="float" office:value="0.0312844358412613" calcext:value-type="float">
            <text:p>0.0312844358412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2921805351766" calcext:value-type="float">
            <text:p>0.622921805351766</text:p>
          </table:table-cell>
          <table:table-cell office:value-type="float" office:value="1.21540661689745" calcext:value-type="float">
            <text:p>1.21540661689745</text:p>
          </table:table-cell>
          <table:table-cell office:value-type="float" office:value="0.452056874486069" calcext:value-type="float">
            <text:p>0.452056874486069</text:p>
          </table:table-cell>
          <table:table-cell office:value-type="float" office:value="0.0737502572636915" calcext:value-type="float">
            <text:p>0.073750257263692</text:p>
          </table:table-cell>
          <table:table-cell office:value-type="float" office:value="0.0572329279351302" calcext:value-type="float">
            <text:p>0.05723292793513</text:p>
          </table:table-cell>
          <table:table-cell office:value-type="float" office:value="0.0280254384471672" calcext:value-type="float">
            <text:p>0.0280254384471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2488019213859" calcext:value-type="float">
            <text:p>0.312488019213859</text:p>
          </table:table-cell>
          <table:table-cell office:value-type="float" office:value="1.40599073340821" calcext:value-type="float">
            <text:p>1.40599073340821</text:p>
          </table:table-cell>
          <table:table-cell office:value-type="float" office:value="0.513905614563197" calcext:value-type="float">
            <text:p>0.513905614563197</text:p>
          </table:table-cell>
          <table:table-cell office:value-type="float" office:value="0.0909872763862457" calcext:value-type="float">
            <text:p>0.090987276386246</text:p>
          </table:table-cell>
          <table:table-cell office:value-type="float" office:value="0.0548018219262878" calcext:value-type="float">
            <text:p>0.054801821926288</text:p>
          </table:table-cell>
          <table:table-cell office:value-type="float" office:value="0.0344737238113836" calcext:value-type="float">
            <text:p>0.034473723811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7342660687436" calcext:value-type="float">
            <text:p>0.287342660687436</text:p>
          </table:table-cell>
          <table:table-cell office:value-type="float" office:value="1.41057208965341" calcext:value-type="float">
            <text:p>1.41057208965341</text:p>
          </table:table-cell>
          <table:table-cell office:value-type="float" office:value="0.512102541980696" calcext:value-type="float">
            <text:p>0.512102541980696</text:p>
          </table:table-cell>
          <table:table-cell office:value-type="float" office:value="0.0920086927933585" calcext:value-type="float">
            <text:p>0.092008692793359</text:p>
          </table:table-cell>
          <table:table-cell office:value-type="float" office:value="0.0673614967400091" calcext:value-type="float">
            <text:p>0.067361496740009</text:p>
          </table:table-cell>
          <table:table-cell office:value-type="float" office:value="0.0361042123877063" calcext:value-type="float">
            <text:p>0.036104212387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090584699545" calcext:value-type="float">
            <text:p>0.487090584699545</text:p>
          </table:table-cell>
          <table:table-cell office:value-type="float" office:value="1.30368857344695" calcext:value-type="float">
            <text:p>1.30368857344695</text:p>
          </table:table-cell>
          <table:table-cell office:value-type="float" office:value="0.507813716637056" calcext:value-type="float">
            <text:p>0.507813716637056</text:p>
          </table:table-cell>
          <table:table-cell office:value-type="float" office:value="0.0853153833160814" calcext:value-type="float">
            <text:p>0.085315383316081</text:p>
          </table:table-cell>
          <table:table-cell office:value-type="float" office:value="0.0726188373914691" calcext:value-type="float">
            <text:p>0.072618837391469</text:p>
          </table:table-cell>
          <table:table-cell office:value-type="float" office:value="0.038810053484113" calcext:value-type="float">
            <text:p>0.038810053484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711850545021" calcext:value-type="float">
            <text:p>0.503711850545021</text:p>
          </table:table-cell>
          <table:table-cell office:value-type="float" office:value="1.29997365784984" calcext:value-type="float">
            <text:p>1.29997365784984</text:p>
          </table:table-cell>
          <table:table-cell office:value-type="float" office:value="0.466381125646952" calcext:value-type="float">
            <text:p>0.466381125646952</text:p>
          </table:table-cell>
          <table:table-cell office:value-type="float" office:value="0.0906467432368257" calcext:value-type="float">
            <text:p>0.090646743236826</text:p>
          </table:table-cell>
          <table:table-cell office:value-type="float" office:value="0.066492050390768" calcext:value-type="float">
            <text:p>0.066492050390768</text:p>
          </table:table-cell>
          <table:table-cell office:value-type="float" office:value="0.0318025843876107" calcext:value-type="float">
            <text:p>0.0318025843876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2484733895135" calcext:value-type="float">
            <text:p>0.402484733895135</text:p>
          </table:table-cell>
          <table:table-cell office:value-type="float" office:value="1.35385561789738" calcext:value-type="float">
            <text:p>1.35385561789738</text:p>
          </table:table-cell>
          <table:table-cell office:value-type="float" office:value="0.478358399955737" calcext:value-type="float">
            <text:p>0.478358399955737</text:p>
          </table:table-cell>
          <table:table-cell office:value-type="float" office:value="0.0853952860097563" calcext:value-type="float">
            <text:p>0.085395286009756</text:p>
          </table:table-cell>
          <table:table-cell office:value-type="float" office:value="0.0565394353768034" calcext:value-type="float">
            <text:p>0.056539435376803</text:p>
          </table:table-cell>
          <table:table-cell office:value-type="float" office:value="0.0264271700555538" calcext:value-type="float">
            <text:p>0.026427170055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714114397329" calcext:value-type="float">
            <text:p>0.433714114397329</text:p>
          </table:table-cell>
          <table:table-cell office:value-type="float" office:value="1.33772644758648" calcext:value-type="float">
            <text:p>1.33772644758648</text:p>
          </table:table-cell>
          <table:table-cell office:value-type="float" office:value="0.432682539703596" calcext:value-type="float">
            <text:p>0.432682539703596</text:p>
          </table:table-cell>
          <table:table-cell office:value-type="float" office:value="0.0827448456152314" calcext:value-type="float">
            <text:p>0.082744845615231</text:p>
          </table:table-cell>
          <table:table-cell office:value-type="float" office:value="0.0622602329569568" calcext:value-type="float">
            <text:p>0.062260232956957</text:p>
          </table:table-cell>
          <table:table-cell office:value-type="float" office:value="0.0297094187142267" calcext:value-type="float">
            <text:p>0.029709418714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425699186013" calcext:value-type="float">
            <text:p>0.533425699186013</text:p>
          </table:table-cell>
          <table:table-cell office:value-type="float" office:value="1.28572123436507" calcext:value-type="float">
            <text:p>1.28572123436507</text:p>
          </table:table-cell>
          <table:table-cell office:value-type="float" office:value="0.522281708857477" calcext:value-type="float">
            <text:p>0.522281708857477</text:p>
          </table:table-cell>
          <table:table-cell office:value-type="float" office:value="0.0750033964288451" calcext:value-type="float">
            <text:p>0.075003396428845</text:p>
          </table:table-cell>
          <table:table-cell office:value-type="float" office:value="0.0579597469307844" calcext:value-type="float">
            <text:p>0.057959746930784</text:p>
          </table:table-cell>
          <table:table-cell office:value-type="float" office:value="0.03537507945546" calcext:value-type="float">
            <text:p>0.03537507945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5749768087746" calcext:value-type="float">
            <text:p>0.515749768087746</text:p>
          </table:table-cell>
          <table:table-cell office:value-type="float" office:value="1.30256424815889" calcext:value-type="float">
            <text:p>1.30256424815889</text:p>
          </table:table-cell>
          <table:table-cell office:value-type="float" office:value="0.492134039124268" calcext:value-type="float">
            <text:p>0.492134039124268</text:p>
          </table:table-cell>
          <table:table-cell office:value-type="float" office:value="0.0823328516172517" calcext:value-type="float">
            <text:p>0.082332851617252</text:p>
          </table:table-cell>
          <table:table-cell office:value-type="float" office:value="0.0627905878115424" calcext:value-type="float">
            <text:p>0.062790587811542</text:p>
          </table:table-cell>
          <table:table-cell office:value-type="float" office:value="0.0328032467727462" calcext:value-type="float">
            <text:p>0.0328032467727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4038681751067" calcext:value-type="float">
            <text:p>0.484038681751067</text:p>
          </table:table-cell>
          <table:table-cell office:value-type="float" office:value="1.33433279821565" calcext:value-type="float">
            <text:p>1.33433279821565</text:p>
          </table:table-cell>
          <table:table-cell office:value-type="float" office:value="0.509965581081691" calcext:value-type="float">
            <text:p>0.509965581081691</text:p>
          </table:table-cell>
          <table:table-cell office:value-type="float" office:value="0.0903070600220349" calcext:value-type="float">
            <text:p>0.090307060022035</text:p>
          </table:table-cell>
          <table:table-cell office:value-type="float" office:value="0.0601060913802656" calcext:value-type="float">
            <text:p>0.060106091380266</text:p>
          </table:table-cell>
          <table:table-cell office:value-type="float" office:value="0.03706293169842" calcext:value-type="float">
            <text:p>0.037062931698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302347738875" calcext:value-type="float">
            <text:p>0.527302347738875</text:p>
          </table:table-cell>
          <table:table-cell office:value-type="float" office:value="1.3153458633242" calcext:value-type="float">
            <text:p>1.3153458633242</text:p>
          </table:table-cell>
          <table:table-cell office:value-type="float" office:value="0.500614032437891" calcext:value-type="float">
            <text:p>0.500614032437891</text:p>
          </table:table-cell>
          <table:table-cell office:value-type="float" office:value="0.0809256500395222" calcext:value-type="float">
            <text:p>0.080925650039522</text:p>
          </table:table-cell>
          <table:table-cell office:value-type="float" office:value="0.059142547190975" calcext:value-type="float">
            <text:p>0.059142547190975</text:p>
          </table:table-cell>
          <table:table-cell office:value-type="float" office:value="0.0470740952742159" calcext:value-type="float">
            <text:p>0.0470740952742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6383491367891" calcext:value-type="float">
            <text:p>0.496383491367891</text:p>
          </table:table-cell>
          <table:table-cell office:value-type="float" office:value="1.29700150549562" calcext:value-type="float">
            <text:p>1.29700150549562</text:p>
          </table:table-cell>
          <table:table-cell office:value-type="float" office:value="0.506988442356112" calcext:value-type="float">
            <text:p>0.506988442356112</text:p>
          </table:table-cell>
          <table:table-cell office:value-type="float" office:value="0.0724363689341902" calcext:value-type="float">
            <text:p>0.07243636893419</text:p>
          </table:table-cell>
          <table:table-cell office:value-type="float" office:value="0.0635972364752963" calcext:value-type="float">
            <text:p>0.063597236475296</text:p>
          </table:table-cell>
          <table:table-cell office:value-type="float" office:value="0.0391204052274412" calcext:value-type="float">
            <text:p>0.0391204052274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4659866445451" calcext:value-type="float">
            <text:p>0.524659866445451</text:p>
          </table:table-cell>
          <table:table-cell office:value-type="float" office:value="1.27440416805644" calcext:value-type="float">
            <text:p>1.27440416805644</text:p>
          </table:table-cell>
          <table:table-cell office:value-type="float" office:value="0.500676224816308" calcext:value-type="float">
            <text:p>0.500676224816308</text:p>
          </table:table-cell>
          <table:table-cell office:value-type="float" office:value="0.0935271180559032" calcext:value-type="float">
            <text:p>0.093527118055903</text:p>
          </table:table-cell>
          <table:table-cell office:value-type="float" office:value="0.0676996164592255" calcext:value-type="float">
            <text:p>0.067699616459226</text:p>
          </table:table-cell>
          <table:table-cell office:value-type="float" office:value="0.0359446108943" calcext:value-type="float">
            <text:p>0.03594461089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365953050418" calcext:value-type="float">
            <text:p>0.537365953050418</text:p>
          </table:table-cell>
          <table:table-cell office:value-type="float" office:value="1.26548390032788" calcext:value-type="float">
            <text:p>1.26548390032788</text:p>
          </table:table-cell>
          <table:table-cell office:value-type="float" office:value="0.512174771609596" calcext:value-type="float">
            <text:p>0.512174771609596</text:p>
          </table:table-cell>
          <table:table-cell office:value-type="float" office:value="0.0835820608845131" calcext:value-type="float">
            <text:p>0.083582060884513</text:p>
          </table:table-cell>
          <table:table-cell office:value-type="float" office:value="0.0599751368759735" calcext:value-type="float">
            <text:p>0.059975136875974</text:p>
          </table:table-cell>
          <table:table-cell office:value-type="float" office:value="0.0342991451777836" calcext:value-type="float">
            <text:p>0.0342991451777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56602469454108" calcext:value-type="float">
            <text:p>0.556602469454108</text:p>
          </table:table-cell>
          <table:table-cell office:value-type="float" office:value="1.24452721425229" calcext:value-type="float">
            <text:p>1.24452721425229</text:p>
          </table:table-cell>
          <table:table-cell office:value-type="float" office:value="0.474905084423946" calcext:value-type="float">
            <text:p>0.474905084423946</text:p>
          </table:table-cell>
          <table:table-cell office:value-type="float" office:value="0.0929296299968955" calcext:value-type="float">
            <text:p>0.092929629996896</text:p>
          </table:table-cell>
          <table:table-cell office:value-type="float" office:value="0.0685304550336487" calcext:value-type="float">
            <text:p>0.068530455033649</text:p>
          </table:table-cell>
          <table:table-cell office:value-type="float" office:value="0.0307690655807788" calcext:value-type="float">
            <text:p>0.0307690655807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5371546182438" calcext:value-type="float">
            <text:p>0.595371546182438</text:p>
          </table:table-cell>
          <table:table-cell office:value-type="float" office:value="1.24357488016089" calcext:value-type="float">
            <text:p>1.24357488016089</text:p>
          </table:table-cell>
          <table:table-cell office:value-type="float" office:value="0.514460358558734" calcext:value-type="float">
            <text:p>0.514460358558734</text:p>
          </table:table-cell>
          <table:table-cell office:value-type="float" office:value="0.0845456435360212" calcext:value-type="float">
            <text:p>0.084545643536021</text:p>
          </table:table-cell>
          <table:table-cell office:value-type="float" office:value="0.0494246391840156" calcext:value-type="float">
            <text:p>0.049424639184016</text:p>
          </table:table-cell>
          <table:table-cell office:value-type="float" office:value="0.0386688613182523" calcext:value-type="float">
            <text:p>0.038668861318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658100707145" calcext:value-type="float">
            <text:p>0.584658100707145</text:p>
          </table:table-cell>
          <table:table-cell office:value-type="float" office:value="1.25829508360311" calcext:value-type="float">
            <text:p>1.25829508360311</text:p>
          </table:table-cell>
          <table:table-cell office:value-type="float" office:value="0.539176800474423" calcext:value-type="float">
            <text:p>0.539176800474423</text:p>
          </table:table-cell>
          <table:table-cell office:value-type="float" office:value="0.103612837613065" calcext:value-type="float">
            <text:p>0.103612837613065</text:p>
          </table:table-cell>
          <table:table-cell office:value-type="float" office:value="0.0765025855704161" calcext:value-type="float">
            <text:p>0.076502585570416</text:p>
          </table:table-cell>
          <table:table-cell office:value-type="float" office:value="0.0499250167483051" calcext:value-type="float">
            <text:p>0.0499250167483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057980872821" calcext:value-type="float">
            <text:p>0.342057980872821</text:p>
          </table:table-cell>
          <table:table-cell office:value-type="float" office:value="1.42662630865215" calcext:value-type="float">
            <text:p>1.42662630865215</text:p>
          </table:table-cell>
          <table:table-cell office:value-type="float" office:value="0.495975598219792" calcext:value-type="float">
            <text:p>0.495975598219792</text:p>
          </table:table-cell>
          <table:table-cell office:value-type="float" office:value="0.0952584375638883" calcext:value-type="float">
            <text:p>0.095258437563888</text:p>
          </table:table-cell>
          <table:table-cell office:value-type="float" office:value="0.0561052828261068" calcext:value-type="float">
            <text:p>0.056105282826107</text:p>
          </table:table-cell>
          <table:table-cell office:value-type="float" office:value="0.0261591149429543" calcext:value-type="float">
            <text:p>0.026159114942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4623586971977" calcext:value-type="float">
            <text:p>0.374623586971977</text:p>
          </table:table-cell>
          <table:table-cell office:value-type="float" office:value="1.39977143484873" calcext:value-type="float">
            <text:p>1.39977143484873</text:p>
          </table:table-cell>
          <table:table-cell office:value-type="float" office:value="0.502014877785317" calcext:value-type="float">
            <text:p>0.502014877785317</text:p>
          </table:table-cell>
          <table:table-cell office:value-type="float" office:value="0.0768328008049255" calcext:value-type="float">
            <text:p>0.076832800804926</text:p>
          </table:table-cell>
          <table:table-cell office:value-type="float" office:value="0.055628755872225" calcext:value-type="float">
            <text:p>0.055628755872225</text:p>
          </table:table-cell>
          <table:table-cell office:value-type="float" office:value="0.053606753011228" calcext:value-type="float">
            <text:p>0.0536067530112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908185989218" calcext:value-type="float">
            <text:p>0.476908185989218</text:p>
          </table:table-cell>
          <table:table-cell office:value-type="float" office:value="1.32422482955389" calcext:value-type="float">
            <text:p>1.32422482955389</text:p>
          </table:table-cell>
          <table:table-cell office:value-type="float" office:value="0.474607729868669" calcext:value-type="float">
            <text:p>0.474607729868669</text:p>
          </table:table-cell>
          <table:table-cell office:value-type="float" office:value="0.0880713462619819" calcext:value-type="float">
            <text:p>0.088071346261982</text:p>
          </table:table-cell>
          <table:table-cell office:value-type="float" office:value="0.0585271097785211" calcext:value-type="float">
            <text:p>0.058527109778521</text:p>
          </table:table-cell>
          <table:table-cell office:value-type="float" office:value="0.0370687391677318" calcext:value-type="float">
            <text:p>0.0370687391677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6238521706714" calcext:value-type="float">
            <text:p>0.416238521706714</text:p>
          </table:table-cell>
          <table:table-cell office:value-type="float" office:value="1.36166132169484" calcext:value-type="float">
            <text:p>1.36166132169484</text:p>
          </table:table-cell>
          <table:table-cell office:value-type="float" office:value="0.464587708108901" calcext:value-type="float">
            <text:p>0.464587708108901</text:p>
          </table:table-cell>
          <table:table-cell office:value-type="float" office:value="0.0903422664045195" calcext:value-type="float">
            <text:p>0.09034226640452</text:p>
          </table:table-cell>
          <table:table-cell office:value-type="float" office:value="0.0682497300637379" calcext:value-type="float">
            <text:p>0.068249730063738</text:p>
          </table:table-cell>
          <table:table-cell office:value-type="float" office:value="0.0334568118383202" calcext:value-type="float">
            <text:p>0.033456811838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8983579151934" calcext:value-type="float">
            <text:p>0.558983579151934</text:p>
          </table:table-cell>
          <table:table-cell office:value-type="float" office:value="1.28980918933278" calcext:value-type="float">
            <text:p>1.28980918933278</text:p>
          </table:table-cell>
          <table:table-cell office:value-type="float" office:value="0.496331736169276" calcext:value-type="float">
            <text:p>0.496331736169276</text:p>
          </table:table-cell>
          <table:table-cell office:value-type="float" office:value="0.0878302682892379" calcext:value-type="float">
            <text:p>0.087830268289238</text:p>
          </table:table-cell>
          <table:table-cell office:value-type="float" office:value="0.0681456337041419" calcext:value-type="float">
            <text:p>0.068145633704142</text:p>
          </table:table-cell>
          <table:table-cell office:value-type="float" office:value="0.0352413030459569" calcext:value-type="float">
            <text:p>0.035241303045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15270517683" calcext:value-type="float">
            <text:p>0.5415270517683</text:p>
          </table:table-cell>
          <table:table-cell office:value-type="float" office:value="1.31723848490492" calcext:value-type="float">
            <text:p>1.31723848490492</text:p>
          </table:table-cell>
          <table:table-cell office:value-type="float" office:value="0.466322299825827" calcext:value-type="float">
            <text:p>0.466322299825827</text:p>
          </table:table-cell>
          <table:table-cell office:value-type="float" office:value="0.0863876015375485" calcext:value-type="float">
            <text:p>0.086387601537549</text:p>
          </table:table-cell>
          <table:table-cell office:value-type="float" office:value="0.0644014354137238" calcext:value-type="float">
            <text:p>0.064401435413724</text:p>
          </table:table-cell>
          <table:table-cell office:value-type="float" office:value="0.0345011495978875" calcext:value-type="float">
            <text:p>0.034501149597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7692579786266" calcext:value-type="float">
            <text:p>0.607692579786266</text:p>
          </table:table-cell>
          <table:table-cell office:value-type="float" office:value="1.23899309461262" calcext:value-type="float">
            <text:p>1.23899309461262</text:p>
          </table:table-cell>
          <table:table-cell office:value-type="float" office:value="0.471851862390429" calcext:value-type="float">
            <text:p>0.471851862390429</text:p>
          </table:table-cell>
          <table:table-cell office:value-type="float" office:value="0.0799392807589313" calcext:value-type="float">
            <text:p>0.079939280758931</text:p>
          </table:table-cell>
          <table:table-cell office:value-type="float" office:value="0.0576555455854336" calcext:value-type="float">
            <text:p>0.057655545585434</text:p>
          </table:table-cell>
          <table:table-cell office:value-type="float" office:value="0.0422436148060435" calcext:value-type="float">
            <text:p>0.0422436148060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5522747665034" calcext:value-type="float">
            <text:p>0.605522747665034</text:p>
          </table:table-cell>
          <table:table-cell office:value-type="float" office:value="1.24371077586361" calcext:value-type="float">
            <text:p>1.24371077586361</text:p>
          </table:table-cell>
          <table:table-cell office:value-type="float" office:value="0.453737645686938" calcext:value-type="float">
            <text:p>0.453737645686938</text:p>
          </table:table-cell>
          <table:table-cell office:value-type="float" office:value="0.0838555821741003" calcext:value-type="float">
            <text:p>0.0838555821741</text:p>
          </table:table-cell>
          <table:table-cell office:value-type="float" office:value="0.0617946034534397" calcext:value-type="float">
            <text:p>0.06179460345344</text:p>
          </table:table-cell>
          <table:table-cell office:value-type="float" office:value="0.0312484179468338" calcext:value-type="float">
            <text:p>0.0312484179468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0768769822774" calcext:value-type="float">
            <text:p>0.520768769822774</text:p>
          </table:table-cell>
          <table:table-cell office:value-type="float" office:value="1.28370343042137" calcext:value-type="float">
            <text:p>1.28370343042137</text:p>
          </table:table-cell>
          <table:table-cell office:value-type="float" office:value="0.505272941685084" calcext:value-type="float">
            <text:p>0.505272941685084</text:p>
          </table:table-cell>
          <table:table-cell office:value-type="float" office:value="0.0801314832341159" calcext:value-type="float">
            <text:p>0.080131483234116</text:p>
          </table:table-cell>
          <table:table-cell office:value-type="float" office:value="0.0549273924335731" calcext:value-type="float">
            <text:p>0.054927392433573</text:p>
          </table:table-cell>
          <table:table-cell office:value-type="float" office:value="0.0395189451894931" calcext:value-type="float">
            <text:p>0.039518945189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58024002515143" calcext:value-type="float">
            <text:p>0.458024002515143</text:p>
          </table:table-cell>
          <table:table-cell office:value-type="float" office:value="1.33423237549822" calcext:value-type="float">
            <text:p>1.33423237549822</text:p>
          </table:table-cell>
          <table:table-cell office:value-type="float" office:value="0.529923826401507" calcext:value-type="float">
            <text:p>0.529923826401507</text:p>
          </table:table-cell>
          <table:table-cell office:value-type="float" office:value="0.106013571944837" calcext:value-type="float">
            <text:p>0.106013571944837</text:p>
          </table:table-cell>
          <table:table-cell office:value-type="float" office:value="0.0769739836575804" calcext:value-type="float">
            <text:p>0.07697398365758</text:p>
          </table:table-cell>
          <table:table-cell office:value-type="float" office:value="0.0451407056868257" calcext:value-type="float">
            <text:p>0.04514070568682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8172130044266" calcext:value-type="float">
            <text:p>0.468172130044266</text:p>
          </table:table-cell>
          <table:table-cell office:value-type="float" office:value="1.32431731338735" calcext:value-type="float">
            <text:p>1.32431731338735</text:p>
          </table:table-cell>
          <table:table-cell office:value-type="float" office:value="0.478367754905019" calcext:value-type="float">
            <text:p>0.478367754905019</text:p>
          </table:table-cell>
          <table:table-cell office:value-type="float" office:value="0.0751991266835762" calcext:value-type="float">
            <text:p>0.075199126683576</text:p>
          </table:table-cell>
          <table:table-cell office:value-type="float" office:value="0.0584039625486311" calcext:value-type="float">
            <text:p>0.058403962548631</text:p>
          </table:table-cell>
          <table:table-cell office:value-type="float" office:value="0.0350353769646325" calcext:value-type="float">
            <text:p>0.0350353769646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0338310465008" calcext:value-type="float">
            <text:p>0.520338310465008</text:p>
          </table:table-cell>
          <table:table-cell office:value-type="float" office:value="1.29335791656229" calcext:value-type="float">
            <text:p>1.29335791656229</text:p>
          </table:table-cell>
          <table:table-cell office:value-type="float" office:value="0.435183373657918" calcext:value-type="float">
            <text:p>0.435183373657918</text:p>
          </table:table-cell>
          <table:table-cell office:value-type="float" office:value="0.0668413806442343" calcext:value-type="float">
            <text:p>0.066841380644234</text:p>
          </table:table-cell>
          <table:table-cell office:value-type="float" office:value="0.0511838032282542" calcext:value-type="float">
            <text:p>0.051183803228254</text:p>
          </table:table-cell>
          <table:table-cell office:value-type="float" office:value="0.0288829254884549" calcext:value-type="float">
            <text:p>0.028882925488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611492593774" calcext:value-type="float">
            <text:p>0.417611492593774</text:p>
          </table:table-cell>
          <table:table-cell office:value-type="float" office:value="1.36357785339063" calcext:value-type="float">
            <text:p>1.36357785339063</text:p>
          </table:table-cell>
          <table:table-cell office:value-type="float" office:value="0.506158494222804" calcext:value-type="float">
            <text:p>0.506158494222804</text:p>
          </table:table-cell>
          <table:table-cell office:value-type="float" office:value="0.0809020611427382" calcext:value-type="float">
            <text:p>0.080902061142738</text:p>
          </table:table-cell>
          <table:table-cell office:value-type="float" office:value="0.0637675404743675" calcext:value-type="float">
            <text:p>0.063767540474368</text:p>
          </table:table-cell>
          <table:table-cell office:value-type="float" office:value="0.0301708243659725" calcext:value-type="float">
            <text:p>0.0301708243659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72040074445832" calcext:value-type="float">
            <text:p>0.372040074445832</text:p>
          </table:table-cell>
          <table:table-cell office:value-type="float" office:value="1.41035632229492" calcext:value-type="float">
            <text:p>1.41035632229492</text:p>
          </table:table-cell>
          <table:table-cell office:value-type="float" office:value="0.500674128484214" calcext:value-type="float">
            <text:p>0.500674128484214</text:p>
          </table:table-cell>
          <table:table-cell office:value-type="float" office:value="0.0933460451032939" calcext:value-type="float">
            <text:p>0.093346045103294</text:p>
          </table:table-cell>
          <table:table-cell office:value-type="float" office:value="0.0681257455260636" calcext:value-type="float">
            <text:p>0.068125745526064</text:p>
          </table:table-cell>
          <table:table-cell office:value-type="float" office:value="0.0350198406045787" calcext:value-type="float">
            <text:p>0.03501984060457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253281260455" calcext:value-type="float">
            <text:p>0.404253281260455</text:p>
          </table:table-cell>
          <table:table-cell office:value-type="float" office:value="1.3678874897675" calcext:value-type="float">
            <text:p>1.3678874897675</text:p>
          </table:table-cell>
          <table:table-cell office:value-type="float" office:value="0.538213496752238" calcext:value-type="float">
            <text:p>0.538213496752238</text:p>
          </table:table-cell>
          <table:table-cell office:value-type="float" office:value="0.086439217518744" calcext:value-type="float">
            <text:p>0.086439217518744</text:p>
          </table:table-cell>
          <table:table-cell office:value-type="float" office:value="0.0667169247720961" calcext:value-type="float">
            <text:p>0.066716924772096</text:p>
          </table:table-cell>
          <table:table-cell office:value-type="float" office:value="0.0249872771555313" calcext:value-type="float">
            <text:p>0.0249872771555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8455609761129" calcext:value-type="float">
            <text:p>0.418455609761129</text:p>
          </table:table-cell>
          <table:table-cell office:value-type="float" office:value="1.34012599021906" calcext:value-type="float">
            <text:p>1.34012599021906</text:p>
          </table:table-cell>
          <table:table-cell office:value-type="float" office:value="0.542432258999639" calcext:value-type="float">
            <text:p>0.542432258999639</text:p>
          </table:table-cell>
          <table:table-cell office:value-type="float" office:value="0.0992886548475787" calcext:value-type="float">
            <text:p>0.099288654847579</text:p>
          </table:table-cell>
          <table:table-cell office:value-type="float" office:value="0.0764360863262084" calcext:value-type="float">
            <text:p>0.076436086326208</text:p>
          </table:table-cell>
          <table:table-cell office:value-type="float" office:value="0.039718126440676" calcext:value-type="float">
            <text:p>0.0397181264406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47938471702" calcext:value-type="float">
            <text:p>0.39547938471702</text:p>
          </table:table-cell>
          <table:table-cell office:value-type="float" office:value="1.37175298377141" calcext:value-type="float">
            <text:p>1.37175298377141</text:p>
          </table:table-cell>
          <table:table-cell office:value-type="float" office:value="0.4802107609088" calcext:value-type="float">
            <text:p>0.4802107609088</text:p>
          </table:table-cell>
          <table:table-cell office:value-type="float" office:value="0.0813909305243887" calcext:value-type="float">
            <text:p>0.081390930524389</text:p>
          </table:table-cell>
          <table:table-cell office:value-type="float" office:value="0.0594276360460087" calcext:value-type="float">
            <text:p>0.059427636046009</text:p>
          </table:table-cell>
          <table:table-cell office:value-type="float" office:value="0.0411605171099841" calcext:value-type="float">
            <text:p>0.0411605171099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3694860497808" calcext:value-type="float">
            <text:p>0.443694860497808</text:p>
          </table:table-cell>
          <table:table-cell office:value-type="float" office:value="1.32714577244348" calcext:value-type="float">
            <text:p>1.32714577244348</text:p>
          </table:table-cell>
          <table:table-cell office:value-type="float" office:value="0.451125772183538" calcext:value-type="float">
            <text:p>0.451125772183538</text:p>
          </table:table-cell>
          <table:table-cell office:value-type="float" office:value="0.081230929806686" calcext:value-type="float">
            <text:p>0.081230929806686</text:p>
          </table:table-cell>
          <table:table-cell office:value-type="float" office:value="0.062098045337474" calcext:value-type="float">
            <text:p>0.062098045337474</text:p>
          </table:table-cell>
          <table:table-cell office:value-type="float" office:value="0.0304463384627554" calcext:value-type="float">
            <text:p>0.0304463384627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5019216598383" calcext:value-type="float">
            <text:p>0.515019216598383</text:p>
          </table:table-cell>
          <table:table-cell office:value-type="float" office:value="1.32605078128105" calcext:value-type="float">
            <text:p>1.32605078128105</text:p>
          </table:table-cell>
          <table:table-cell office:value-type="float" office:value="0.573659996716229" calcext:value-type="float">
            <text:p>0.573659996716229</text:p>
          </table:table-cell>
          <table:table-cell office:value-type="float" office:value="0.0783836951761604" calcext:value-type="float">
            <text:p>0.07838369517616</text:p>
          </table:table-cell>
          <table:table-cell office:value-type="float" office:value="0.0730670082164659" calcext:value-type="float">
            <text:p>0.073067008216466</text:p>
          </table:table-cell>
          <table:table-cell office:value-type="float" office:value="0.0449699708392411" calcext:value-type="float">
            <text:p>0.0449699708392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87382754711216" calcext:value-type="float">
            <text:p>0.487382754711216</text:p>
          </table:table-cell>
          <table:table-cell office:value-type="float" office:value="1.34423905412076" calcext:value-type="float">
            <text:p>1.34423905412076</text:p>
          </table:table-cell>
          <table:table-cell office:value-type="float" office:value="0.602994171228893" calcext:value-type="float">
            <text:p>0.602994171228893</text:p>
          </table:table-cell>
          <table:table-cell office:value-type="float" office:value="0.115352262349735" calcext:value-type="float">
            <text:p>0.115352262349735</text:p>
          </table:table-cell>
          <table:table-cell office:value-type="float" office:value="0.0844342282030152" calcext:value-type="float">
            <text:p>0.084434228203015</text:p>
          </table:table-cell>
          <table:table-cell office:value-type="float" office:value="0.0475169721966848" calcext:value-type="float">
            <text:p>0.047516972196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163126116802" calcext:value-type="float">
            <text:p>0.498163126116802</text:p>
          </table:table-cell>
          <table:table-cell office:value-type="float" office:value="1.30762053163966" calcext:value-type="float">
            <text:p>1.30762053163966</text:p>
          </table:table-cell>
          <table:table-cell office:value-type="float" office:value="0.506845779405328" calcext:value-type="float">
            <text:p>0.506845779405328</text:p>
          </table:table-cell>
          <table:table-cell office:value-type="float" office:value="0.0825239785765692" calcext:value-type="float">
            <text:p>0.082523978576569</text:p>
          </table:table-cell>
          <table:table-cell office:value-type="float" office:value="0.0557365719107105" calcext:value-type="float">
            <text:p>0.055736571910711</text:p>
          </table:table-cell>
          <table:table-cell office:value-type="float" office:value="0.0285430404603797" calcext:value-type="float">
            <text:p>0.028543040460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363949513215" calcext:value-type="float">
            <text:p>0.43363949513215</text:p>
          </table:table-cell>
          <table:table-cell office:value-type="float" office:value="1.34829594165459" calcext:value-type="float">
            <text:p>1.34829594165459</text:p>
          </table:table-cell>
          <table:table-cell office:value-type="float" office:value="0.524502539694364" calcext:value-type="float">
            <text:p>0.524502539694364</text:p>
          </table:table-cell>
          <table:table-cell office:value-type="float" office:value="0.104117982202449" calcext:value-type="float">
            <text:p>0.104117982202449</text:p>
          </table:table-cell>
          <table:table-cell office:value-type="float" office:value="0.0798741032104758" calcext:value-type="float">
            <text:p>0.079874103210476</text:p>
          </table:table-cell>
          <table:table-cell office:value-type="float" office:value="0.0398038280777934" calcext:value-type="float">
            <text:p>0.0398038280777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978196455969" calcext:value-type="float">
            <text:p>0.49978196455969</text:p>
          </table:table-cell>
          <table:table-cell office:value-type="float" office:value="1.34515324684243" calcext:value-type="float">
            <text:p>1.34515324684243</text:p>
          </table:table-cell>
          <table:table-cell office:value-type="float" office:value="0.529637523073832" calcext:value-type="float">
            <text:p>0.529637523073832</text:p>
          </table:table-cell>
          <table:table-cell office:value-type="float" office:value="0.0951962318085483" calcext:value-type="float">
            <text:p>0.095196231808548</text:p>
          </table:table-cell>
          <table:table-cell office:value-type="float" office:value="0.0772985037645998" calcext:value-type="float">
            <text:p>0.0772985037646</text:p>
          </table:table-cell>
          <table:table-cell office:value-type="float" office:value="0.0322165058537278" calcext:value-type="float">
            <text:p>0.0322165058537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1769546101834" calcext:value-type="float">
            <text:p>0.511769546101834</text:p>
          </table:table-cell>
          <table:table-cell office:value-type="float" office:value="1.33448282681823" calcext:value-type="float">
            <text:p>1.33448282681823</text:p>
          </table:table-cell>
          <table:table-cell office:value-type="float" office:value="0.543886471268254" calcext:value-type="float">
            <text:p>0.543886471268254</text:p>
          </table:table-cell>
          <table:table-cell office:value-type="float" office:value="0.1146218779876" calcext:value-type="float">
            <text:p>0.1146218779876</text:p>
          </table:table-cell>
          <table:table-cell office:value-type="float" office:value="0.0857387606633313" calcext:value-type="float">
            <text:p>0.085738760663331</text:p>
          </table:table-cell>
          <table:table-cell office:value-type="float" office:value="0.0430529760883806" calcext:value-type="float">
            <text:p>0.04305297608838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7678284943796" calcext:value-type="float">
            <text:p>0.337678284943796</text:p>
          </table:table-cell>
          <table:table-cell office:value-type="float" office:value="1.41226206644439" calcext:value-type="float">
            <text:p>1.41226206644439</text:p>
          </table:table-cell>
          <table:table-cell office:value-type="float" office:value="0.565084470948107" calcext:value-type="float">
            <text:p>0.565084470948107</text:p>
          </table:table-cell>
          <table:table-cell office:value-type="float" office:value="0.0949188208146661" calcext:value-type="float">
            <text:p>0.094918820814666</text:p>
          </table:table-cell>
          <table:table-cell office:value-type="float" office:value="0.06944484212666" calcext:value-type="float">
            <text:p>0.06944484212666</text:p>
          </table:table-cell>
          <table:table-cell office:value-type="float" office:value="0.0656985800352802" calcext:value-type="float">
            <text:p>0.065698580035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2647357934421" calcext:value-type="float">
            <text:p>0.22647357934421</text:p>
          </table:table-cell>
          <table:table-cell office:value-type="float" office:value="1.48770556788763" calcext:value-type="float">
            <text:p>1.48770556788763</text:p>
          </table:table-cell>
          <table:table-cell office:value-type="float" office:value="0.597558218599621" calcext:value-type="float">
            <text:p>0.597558218599621</text:p>
          </table:table-cell>
          <table:table-cell office:value-type="float" office:value="0.150033783399118" calcext:value-type="float">
            <text:p>0.150033783399118</text:p>
          </table:table-cell>
          <table:table-cell office:value-type="float" office:value="0.107913921959466" calcext:value-type="float">
            <text:p>0.107913921959466</text:p>
          </table:table-cell>
          <table:table-cell office:value-type="float" office:value="0.0611995708557932" calcext:value-type="float">
            <text:p>0.06119957085579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899969462248" calcext:value-type="float">
            <text:p>0.666899969462248</text:p>
          </table:table-cell>
          <table:table-cell office:value-type="float" office:value="1.17869238050056" calcext:value-type="float">
            <text:p>1.17869238050056</text:p>
          </table:table-cell>
          <table:table-cell office:value-type="float" office:value="0.531361706429724" calcext:value-type="float">
            <text:p>0.531361706429724</text:p>
          </table:table-cell>
          <table:table-cell office:value-type="float" office:value="0.0959060757215255" calcext:value-type="float">
            <text:p>0.095906075721526</text:p>
          </table:table-cell>
          <table:table-cell office:value-type="float" office:value="0.0568512612530414" calcext:value-type="float">
            <text:p>0.056851261253041</text:p>
          </table:table-cell>
          <table:table-cell office:value-type="float" office:value="0.0377082870154883" calcext:value-type="float">
            <text:p>0.037708287015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6259048849992" calcext:value-type="float">
            <text:p>0.646259048849992</text:p>
          </table:table-cell>
          <table:table-cell office:value-type="float" office:value="1.2073960587892" calcext:value-type="float">
            <text:p>1.2073960587892</text:p>
          </table:table-cell>
          <table:table-cell office:value-type="float" office:value="0.525815631711944" calcext:value-type="float">
            <text:p>0.525815631711944</text:p>
          </table:table-cell>
          <table:table-cell office:value-type="float" office:value="0.105585908750861" calcext:value-type="float">
            <text:p>0.105585908750861</text:p>
          </table:table-cell>
          <table:table-cell office:value-type="float" office:value="0.0764292240802166" calcext:value-type="float">
            <text:p>0.076429224080217</text:p>
          </table:table-cell>
          <table:table-cell office:value-type="float" office:value="0.0405512505047591" calcext:value-type="float">
            <text:p>0.0405512505047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7940951914669" calcext:value-type="float">
            <text:p>0.547940951914669</text:p>
          </table:table-cell>
          <table:table-cell office:value-type="float" office:value="1.27103300207906" calcext:value-type="float">
            <text:p>1.27103300207906</text:p>
          </table:table-cell>
          <table:table-cell office:value-type="float" office:value="0.447969967083409" calcext:value-type="float">
            <text:p>0.447969967083409</text:p>
          </table:table-cell>
          <table:table-cell office:value-type="float" office:value="0.0881768559261823" calcext:value-type="float">
            <text:p>0.088176855926182</text:p>
          </table:table-cell>
          <table:table-cell office:value-type="float" office:value="0.0484101664365045" calcext:value-type="float">
            <text:p>0.048410166436505</text:p>
          </table:table-cell>
          <table:table-cell office:value-type="float" office:value="0.0359787135403909" calcext:value-type="float">
            <text:p>0.0359787135403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5859305089303" calcext:value-type="float">
            <text:p>0.565859305089303</text:p>
          </table:table-cell>
          <table:table-cell office:value-type="float" office:value="1.25897195402091" calcext:value-type="float">
            <text:p>1.25897195402091</text:p>
          </table:table-cell>
          <table:table-cell office:value-type="float" office:value="0.437049300840162" calcext:value-type="float">
            <text:p>0.437049300840162</text:p>
          </table:table-cell>
          <table:table-cell office:value-type="float" office:value="0.0884746177996103" calcext:value-type="float">
            <text:p>0.08847461779961</text:p>
          </table:table-cell>
          <table:table-cell office:value-type="float" office:value="0.0644071151064066" calcext:value-type="float">
            <text:p>0.064407115106407</text:p>
          </table:table-cell>
          <table:table-cell office:value-type="float" office:value="0.0308492517116111" calcext:value-type="float">
            <text:p>0.030849251711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775915195918" calcext:value-type="float">
            <text:p>0.405775915195918</text:p>
          </table:table-cell>
          <table:table-cell office:value-type="float" office:value="1.35219213096912" calcext:value-type="float">
            <text:p>1.35219213096912</text:p>
          </table:table-cell>
          <table:table-cell office:value-type="float" office:value="0.467666614522314" calcext:value-type="float">
            <text:p>0.467666614522314</text:p>
          </table:table-cell>
          <table:table-cell office:value-type="float" office:value="0.0877051583061737" calcext:value-type="float">
            <text:p>0.087705158306174</text:p>
          </table:table-cell>
          <table:table-cell office:value-type="float" office:value="0.0605561174717945" calcext:value-type="float">
            <text:p>0.060556117471795</text:p>
          </table:table-cell>
          <table:table-cell office:value-type="float" office:value="0.0395253059258484" calcext:value-type="float">
            <text:p>0.0395253059258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93482565304715" calcext:value-type="float">
            <text:p>0.393482565304715</text:p>
          </table:table-cell>
          <table:table-cell office:value-type="float" office:value="1.37197426190201" calcext:value-type="float">
            <text:p>1.37197426190201</text:p>
          </table:table-cell>
          <table:table-cell office:value-type="float" office:value="0.471704642052363" calcext:value-type="float">
            <text:p>0.471704642052363</text:p>
          </table:table-cell>
          <table:table-cell office:value-type="float" office:value="0.0970564943784154" calcext:value-type="float">
            <text:p>0.097056494378415</text:p>
          </table:table-cell>
          <table:table-cell office:value-type="float" office:value="0.0734685712936989" calcext:value-type="float">
            <text:p>0.073468571293699</text:p>
          </table:table-cell>
          <table:table-cell office:value-type="float" office:value="0.0388180918307395" calcext:value-type="float">
            <text:p>0.0388180918307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250559402047" calcext:value-type="float">
            <text:p>0.565250559402047</text:p>
          </table:table-cell>
          <table:table-cell office:value-type="float" office:value="1.2519048529975" calcext:value-type="float">
            <text:p>1.2519048529975</text:p>
          </table:table-cell>
          <table:table-cell office:value-type="float" office:value="0.480956454016455" calcext:value-type="float">
            <text:p>0.480956454016455</text:p>
          </table:table-cell>
          <table:table-cell office:value-type="float" office:value="0.0907644291311556" calcext:value-type="float">
            <text:p>0.090764429131156</text:p>
          </table:table-cell>
          <table:table-cell office:value-type="float" office:value="0.0488154265718446" calcext:value-type="float">
            <text:p>0.048815426571845</text:p>
          </table:table-cell>
          <table:table-cell office:value-type="float" office:value="0.0308798010586812" calcext:value-type="float">
            <text:p>0.0308798010586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61810321046332" calcext:value-type="float">
            <text:p>0.561810321046332</text:p>
          </table:table-cell>
          <table:table-cell office:value-type="float" office:value="1.25339365882354" calcext:value-type="float">
            <text:p>1.25339365882354</text:p>
          </table:table-cell>
          <table:table-cell office:value-type="float" office:value="0.496001226578582" calcext:value-type="float">
            <text:p>0.496001226578582</text:p>
          </table:table-cell>
          <table:table-cell office:value-type="float" office:value="0.0848517232882748" calcext:value-type="float">
            <text:p>0.084851723288275</text:p>
          </table:table-cell>
          <table:table-cell office:value-type="float" office:value="0.0645410545172964" calcext:value-type="float">
            <text:p>0.064541054517296</text:p>
          </table:table-cell>
          <table:table-cell office:value-type="float" office:value="0.0330177437478979" calcext:value-type="float">
            <text:p>0.0330177437478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5456119292612" calcext:value-type="float">
            <text:p>0.475456119292612</text:p>
          </table:table-cell>
          <table:table-cell office:value-type="float" office:value="1.28944365142763" calcext:value-type="float">
            <text:p>1.28944365142763</text:p>
          </table:table-cell>
          <table:table-cell office:value-type="float" office:value="0.500258645665558" calcext:value-type="float">
            <text:p>0.500258645665558</text:p>
          </table:table-cell>
          <table:table-cell office:value-type="float" office:value="0.0869752073154108" calcext:value-type="float">
            <text:p>0.086975207315411</text:p>
          </table:table-cell>
          <table:table-cell office:value-type="float" office:value="0.0641078489598527" calcext:value-type="float">
            <text:p>0.064107848959853</text:p>
          </table:table-cell>
          <table:table-cell office:value-type="float" office:value="0.0454516451828792" calcext:value-type="float">
            <text:p>0.0454516451828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5439766989101" calcext:value-type="float">
            <text:p>0.535439766989101</text:p>
          </table:table-cell>
          <table:table-cell office:value-type="float" office:value="1.24467114737959" calcext:value-type="float">
            <text:p>1.24467114737959</text:p>
          </table:table-cell>
          <table:table-cell office:value-type="float" office:value="0.459685255915778" calcext:value-type="float">
            <text:p>0.459685255915778</text:p>
          </table:table-cell>
          <table:table-cell office:value-type="float" office:value="0.0757803517194313" calcext:value-type="float">
            <text:p>0.075780351719431</text:p>
          </table:table-cell>
          <table:table-cell office:value-type="float" office:value="0.058440647654516" calcext:value-type="float">
            <text:p>0.058440647654516</text:p>
          </table:table-cell>
          <table:table-cell office:value-type="float" office:value="0.031085357909527" calcext:value-type="float">
            <text:p>0.0310853579095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663848858101" calcext:value-type="float">
            <text:p>0.457663848858101</text:p>
          </table:table-cell>
          <table:table-cell office:value-type="float" office:value="1.27396808016479" calcext:value-type="float">
            <text:p>1.27396808016479</text:p>
          </table:table-cell>
          <table:table-cell office:value-type="float" office:value="0.5365133820578" calcext:value-type="float">
            <text:p>0.5365133820578</text:p>
          </table:table-cell>
          <table:table-cell office:value-type="float" office:value="0.0836819695021298" calcext:value-type="float">
            <text:p>0.08368196950213</text:p>
          </table:table-cell>
          <table:table-cell office:value-type="float" office:value="0.0583334045031304" calcext:value-type="float">
            <text:p>0.05833340450313</text:p>
          </table:table-cell>
          <table:table-cell office:value-type="float" office:value="0.0385639835464283" calcext:value-type="float">
            <text:p>0.0385639835464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614680054377" calcext:value-type="float">
            <text:p>0.42614680054377</text:p>
          </table:table-cell>
          <table:table-cell office:value-type="float" office:value="1.32341997845781" calcext:value-type="float">
            <text:p>1.32341997845781</text:p>
          </table:table-cell>
          <table:table-cell office:value-type="float" office:value="0.517006778126526" calcext:value-type="float">
            <text:p>0.517006778126526</text:p>
          </table:table-cell>
          <table:table-cell office:value-type="float" office:value="0.0832130936811215" calcext:value-type="float">
            <text:p>0.083213093681122</text:p>
          </table:table-cell>
          <table:table-cell office:value-type="float" office:value="0.0623642404282186" calcext:value-type="float">
            <text:p>0.062364240428219</text:p>
          </table:table-cell>
          <table:table-cell office:value-type="float" office:value="0.0344905554492984" calcext:value-type="float">
            <text:p>0.03449055544929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8095447822938" calcext:value-type="float">
            <text:p>0.358095447822938</text:p>
          </table:table-cell>
          <table:table-cell office:value-type="float" office:value="1.38320152047198" calcext:value-type="float">
            <text:p>1.38320152047198</text:p>
          </table:table-cell>
          <table:table-cell office:value-type="float" office:value="0.486763675332932" calcext:value-type="float">
            <text:p>0.486763675332932</text:p>
          </table:table-cell>
          <table:table-cell office:value-type="float" office:value="0.0872849598062965" calcext:value-type="float">
            <text:p>0.087284959806297</text:p>
          </table:table-cell>
          <table:table-cell office:value-type="float" office:value="0.057707311431105" calcext:value-type="float">
            <text:p>0.057707311431105</text:p>
          </table:table-cell>
          <table:table-cell office:value-type="float" office:value="0.0268129836153448" calcext:value-type="float">
            <text:p>0.0268129836153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13106095723942" calcext:value-type="float">
            <text:p>0.313106095723942</text:p>
          </table:table-cell>
          <table:table-cell office:value-type="float" office:value="1.43903121777361" calcext:value-type="float">
            <text:p>1.43903121777361</text:p>
          </table:table-cell>
          <table:table-cell office:value-type="float" office:value="0.466081424902018" calcext:value-type="float">
            <text:p>0.466081424902018</text:p>
          </table:table-cell>
          <table:table-cell office:value-type="float" office:value="0.0980381297590237" calcext:value-type="float">
            <text:p>0.098038129759024</text:p>
          </table:table-cell>
          <table:table-cell office:value-type="float" office:value="0.0739073820276708" calcext:value-type="float">
            <text:p>0.073907382027671</text:p>
          </table:table-cell>
          <table:table-cell office:value-type="float" office:value="0.0289766879187055" calcext:value-type="float">
            <text:p>0.02897668791870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882301660458" calcext:value-type="float">
            <text:p>0.465882301660458</text:p>
          </table:table-cell>
          <table:table-cell office:value-type="float" office:value="1.35105344934399" calcext:value-type="float">
            <text:p>1.35105344934399</text:p>
          </table:table-cell>
          <table:table-cell office:value-type="float" office:value="0.486816703576333" calcext:value-type="float">
            <text:p>0.486816703576333</text:p>
          </table:table-cell>
          <table:table-cell office:value-type="float" office:value="0.086512480726408" calcext:value-type="float">
            <text:p>0.086512480726408</text:p>
          </table:table-cell>
          <table:table-cell office:value-type="float" office:value="0.0553661767150144" calcext:value-type="float">
            <text:p>0.055366176715014</text:p>
          </table:table-cell>
          <table:table-cell office:value-type="float" office:value="0.0317671655036934" calcext:value-type="float">
            <text:p>0.0317671655036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7178470685054" calcext:value-type="float">
            <text:p>0.497178470685054</text:p>
          </table:table-cell>
          <table:table-cell office:value-type="float" office:value="1.34797485780332" calcext:value-type="float">
            <text:p>1.34797485780332</text:p>
          </table:table-cell>
          <table:table-cell office:value-type="float" office:value="0.482578325509942" calcext:value-type="float">
            <text:p>0.482578325509942</text:p>
          </table:table-cell>
          <table:table-cell office:value-type="float" office:value="0.0913483189363483" calcext:value-type="float">
            <text:p>0.091348318936348</text:p>
          </table:table-cell>
          <table:table-cell office:value-type="float" office:value="0.0683556505211933" calcext:value-type="float">
            <text:p>0.068355650521193</text:p>
          </table:table-cell>
          <table:table-cell office:value-type="float" office:value="0.0356149151530802" calcext:value-type="float">
            <text:p>0.03561491515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3898610805663" calcext:value-type="float">
            <text:p>0.373898610805663</text:p>
          </table:table-cell>
          <table:table-cell office:value-type="float" office:value="1.40454354307537" calcext:value-type="float">
            <text:p>1.40454354307537</text:p>
          </table:table-cell>
          <table:table-cell office:value-type="float" office:value="0.560530546163732" calcext:value-type="float">
            <text:p>0.560530546163732</text:p>
          </table:table-cell>
          <table:table-cell office:value-type="float" office:value="0.0806067096879605" calcext:value-type="float">
            <text:p>0.080606709687961</text:p>
          </table:table-cell>
          <table:table-cell office:value-type="float" office:value="0.0602383236964887" calcext:value-type="float">
            <text:p>0.060238323696489</text:p>
          </table:table-cell>
          <table:table-cell office:value-type="float" office:value="0.0487242327100201" calcext:value-type="float">
            <text:p>0.04872423271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830347031809" calcext:value-type="float">
            <text:p>0.428830347031809</text:p>
          </table:table-cell>
          <table:table-cell office:value-type="float" office:value="1.35644052037774" calcext:value-type="float">
            <text:p>1.35644052037774</text:p>
          </table:table-cell>
          <table:table-cell office:value-type="float" office:value="0.500911554892463" calcext:value-type="float">
            <text:p>0.500911554892463</text:p>
          </table:table-cell>
          <table:table-cell office:value-type="float" office:value="0.0832873793493204" calcext:value-type="float">
            <text:p>0.08328737934932</text:p>
          </table:table-cell>
          <table:table-cell office:value-type="float" office:value="0.0629337346735423" calcext:value-type="float">
            <text:p>0.062933734673542</text:p>
          </table:table-cell>
          <table:table-cell office:value-type="float" office:value="0.0336179750037242" calcext:value-type="float">
            <text:p>0.0336179750037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204007466388" calcext:value-type="float">
            <text:p>0.511204007466388</text:p>
          </table:table-cell>
          <table:table-cell office:value-type="float" office:value="1.25867242128224" calcext:value-type="float">
            <text:p>1.25867242128224</text:p>
          </table:table-cell>
          <table:table-cell office:value-type="float" office:value="0.544713499921175" calcext:value-type="float">
            <text:p>0.544713499921175</text:p>
          </table:table-cell>
          <table:table-cell office:value-type="float" office:value="0.0839112322554561" calcext:value-type="float">
            <text:p>0.083911232255456</text:p>
          </table:table-cell>
          <table:table-cell office:value-type="float" office:value="0.0641508688319966" calcext:value-type="float">
            <text:p>0.064150868831997</text:p>
          </table:table-cell>
          <table:table-cell office:value-type="float" office:value="0.0389680156335403" calcext:value-type="float">
            <text:p>0.03896801563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3137233982494" calcext:value-type="float">
            <text:p>0.533137233982494</text:p>
          </table:table-cell>
          <table:table-cell office:value-type="float" office:value="1.25318482909654" calcext:value-type="float">
            <text:p>1.25318482909654</text:p>
          </table:table-cell>
          <table:table-cell office:value-type="float" office:value="0.503238925448918" calcext:value-type="float">
            <text:p>0.503238925448918</text:p>
          </table:table-cell>
          <table:table-cell office:value-type="float" office:value="0.104611627604229" calcext:value-type="float">
            <text:p>0.104611627604229</text:p>
          </table:table-cell>
          <table:table-cell office:value-type="float" office:value="0.0804182933796785" calcext:value-type="float">
            <text:p>0.080418293379679</text:p>
          </table:table-cell>
          <table:table-cell office:value-type="float" office:value="0.0397188585444201" calcext:value-type="float">
            <text:p>0.039718858544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308121413808" calcext:value-type="float">
            <text:p>0.53308121413808</text:p>
          </table:table-cell>
          <table:table-cell office:value-type="float" office:value="1.23216222365271" calcext:value-type="float">
            <text:p>1.23216222365271</text:p>
          </table:table-cell>
          <table:table-cell office:value-type="float" office:value="0.567945274782194" calcext:value-type="float">
            <text:p>0.567945274782194</text:p>
          </table:table-cell>
          <table:table-cell office:value-type="float" office:value="0.0847808870593284" calcext:value-type="float">
            <text:p>0.084780887059328</text:p>
          </table:table-cell>
          <table:table-cell office:value-type="float" office:value="0.0683309209962915" calcext:value-type="float">
            <text:p>0.068330920996292</text:p>
          </table:table-cell>
          <table:table-cell office:value-type="float" office:value="0.0576014476074103" calcext:value-type="float">
            <text:p>0.057601447607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8729224237333" calcext:value-type="float">
            <text:p>0.508729224237333</text:p>
          </table:table-cell>
          <table:table-cell office:value-type="float" office:value="1.25423102957621" calcext:value-type="float">
            <text:p>1.25423102957621</text:p>
          </table:table-cell>
          <table:table-cell office:value-type="float" office:value="0.540242867234448" calcext:value-type="float">
            <text:p>0.540242867234448</text:p>
          </table:table-cell>
          <table:table-cell office:value-type="float" office:value="0.0936312379043457" calcext:value-type="float">
            <text:p>0.093631237904346</text:p>
          </table:table-cell>
          <table:table-cell office:value-type="float" office:value="0.0686676108125003" calcext:value-type="float">
            <text:p>0.0686676108125</text:p>
          </table:table-cell>
          <table:table-cell office:value-type="float" office:value="0.0408637372624627" calcext:value-type="float">
            <text:p>0.04086373726246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9918010292636" calcext:value-type="float">
            <text:p>0.349918010292636</text:p>
          </table:table-cell>
          <table:table-cell office:value-type="float" office:value="1.40800033109724" calcext:value-type="float">
            <text:p>1.40800033109724</text:p>
          </table:table-cell>
          <table:table-cell office:value-type="float" office:value="0.51770509523145" calcext:value-type="float">
            <text:p>0.51770509523145</text:p>
          </table:table-cell>
          <table:table-cell office:value-type="float" office:value="0.0854237812070097" calcext:value-type="float">
            <text:p>0.08542378120701</text:p>
          </table:table-cell>
          <table:table-cell office:value-type="float" office:value="0.0602197806328545" calcext:value-type="float">
            <text:p>0.060219780632855</text:p>
          </table:table-cell>
          <table:table-cell office:value-type="float" office:value="0.0383324557933182" calcext:value-type="float">
            <text:p>0.038332455793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89407438121246" calcext:value-type="float">
            <text:p>0.289407438121246</text:p>
          </table:table-cell>
          <table:table-cell office:value-type="float" office:value="1.44364701893396" calcext:value-type="float">
            <text:p>1.44364701893396</text:p>
          </table:table-cell>
          <table:table-cell office:value-type="float" office:value="0.571872490884495" calcext:value-type="float">
            <text:p>0.571872490884495</text:p>
          </table:table-cell>
          <table:table-cell office:value-type="float" office:value="0.115765579924864" calcext:value-type="float">
            <text:p>0.115765579924864</text:p>
          </table:table-cell>
          <table:table-cell office:value-type="float" office:value="0.0845680078153157" calcext:value-type="float">
            <text:p>0.084568007815316</text:p>
          </table:table-cell>
          <table:table-cell office:value-type="float" office:value="0.0557954947627482" calcext:value-type="float">
            <text:p>0.0557954947627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4181941523005" calcext:value-type="float">
            <text:p>0.594181941523005</text:p>
          </table:table-cell>
          <table:table-cell office:value-type="float" office:value="1.21676392724421" calcext:value-type="float">
            <text:p>1.21676392724421</text:p>
          </table:table-cell>
          <table:table-cell office:value-type="float" office:value="0.515497495707118" calcext:value-type="float">
            <text:p>0.515497495707118</text:p>
          </table:table-cell>
          <table:table-cell office:value-type="float" office:value="0.0945499157062402" calcext:value-type="float">
            <text:p>0.09454991570624</text:p>
          </table:table-cell>
          <table:table-cell office:value-type="float" office:value="0.0602967033001266" calcext:value-type="float">
            <text:p>0.060296703300127</text:p>
          </table:table-cell>
          <table:table-cell office:value-type="float" office:value="0.0284414370014668" calcext:value-type="float">
            <text:p>0.0284414370014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04926851429027" calcext:value-type="float">
            <text:p>0.604926851429027</text:p>
          </table:table-cell>
          <table:table-cell office:value-type="float" office:value="1.22093763981684" calcext:value-type="float">
            <text:p>1.22093763981684</text:p>
          </table:table-cell>
          <table:table-cell office:value-type="float" office:value="0.535582259181311" calcext:value-type="float">
            <text:p>0.535582259181311</text:p>
          </table:table-cell>
          <table:table-cell office:value-type="float" office:value="0.102713611634974" calcext:value-type="float">
            <text:p>0.102713611634974</text:p>
          </table:table-cell>
          <table:table-cell office:value-type="float" office:value="0.0764231258945026" calcext:value-type="float">
            <text:p>0.076423125894503</text:p>
          </table:table-cell>
          <table:table-cell office:value-type="float" office:value="0.0438711304373031" calcext:value-type="float">
            <text:p>0.04387113043730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968184586952" calcext:value-type="float">
            <text:p>0.43968184586952</text:p>
          </table:table-cell>
          <table:table-cell office:value-type="float" office:value="1.29657017275768" calcext:value-type="float">
            <text:p>1.29657017275768</text:p>
          </table:table-cell>
          <table:table-cell office:value-type="float" office:value="0.500615094114991" calcext:value-type="float">
            <text:p>0.500615094114991</text:p>
          </table:table-cell>
          <table:table-cell office:value-type="float" office:value="0.0755637376231545" calcext:value-type="float">
            <text:p>0.075563737623155</text:p>
          </table:table-cell>
          <table:table-cell office:value-type="float" office:value="0.052353949644346" calcext:value-type="float">
            <text:p>0.052353949644346</text:p>
          </table:table-cell>
          <table:table-cell office:value-type="float" office:value="0.031320186899334" calcext:value-type="float">
            <text:p>0.0313201868993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6742140536881" calcext:value-type="float">
            <text:p>0.436742140536881</text:p>
          </table:table-cell>
          <table:table-cell office:value-type="float" office:value="1.29558999599973" calcext:value-type="float">
            <text:p>1.29558999599973</text:p>
          </table:table-cell>
          <table:table-cell office:value-type="float" office:value="0.482449469794554" calcext:value-type="float">
            <text:p>0.482449469794554</text:p>
          </table:table-cell>
          <table:table-cell office:value-type="float" office:value="0.088031681686774" calcext:value-type="float">
            <text:p>0.088031681686774</text:p>
          </table:table-cell>
          <table:table-cell office:value-type="float" office:value="0.0659864416049631" calcext:value-type="float">
            <text:p>0.065986441604963</text:p>
          </table:table-cell>
          <table:table-cell office:value-type="float" office:value="0.0301347892334005" calcext:value-type="float">
            <text:p>0.0301347892334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0393698980145" calcext:value-type="float">
            <text:p>0.510393698980145</text:p>
          </table:table-cell>
          <table:table-cell office:value-type="float" office:value="1.31361575898391" calcext:value-type="float">
            <text:p>1.31361575898391</text:p>
          </table:table-cell>
          <table:table-cell office:value-type="float" office:value="0.497315830042981" calcext:value-type="float">
            <text:p>0.497315830042981</text:p>
          </table:table-cell>
          <table:table-cell office:value-type="float" office:value="0.0795674081560848" calcext:value-type="float">
            <text:p>0.079567408156085</text:p>
          </table:table-cell>
          <table:table-cell office:value-type="float" office:value="0.0542341333916794" calcext:value-type="float">
            <text:p>0.054234133391679</text:p>
          </table:table-cell>
          <table:table-cell office:value-type="float" office:value="0.025443440081011" calcext:value-type="float">
            <text:p>0.025443440081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03341488479817" calcext:value-type="float">
            <text:p>0.503341488479817</text:p>
          </table:table-cell>
          <table:table-cell office:value-type="float" office:value="1.29413433757025" calcext:value-type="float">
            <text:p>1.29413433757025</text:p>
          </table:table-cell>
          <table:table-cell office:value-type="float" office:value="0.474318484611453" calcext:value-type="float">
            <text:p>0.474318484611453</text:p>
          </table:table-cell>
          <table:table-cell office:value-type="float" office:value="0.0867615657672641" calcext:value-type="float">
            <text:p>0.086761565767264</text:p>
          </table:table-cell>
          <table:table-cell office:value-type="float" office:value="0.0636743092282103" calcext:value-type="float">
            <text:p>0.06367430922821</text:p>
          </table:table-cell>
          <table:table-cell office:value-type="float" office:value="0.0355761111861155" calcext:value-type="float">
            <text:p>0.0355761111861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4204721433912" calcext:value-type="float">
            <text:p>0.414204721433912</text:p>
          </table:table-cell>
          <table:table-cell office:value-type="float" office:value="1.38878579295956" calcext:value-type="float">
            <text:p>1.38878579295956</text:p>
          </table:table-cell>
          <table:table-cell office:value-type="float" office:value="0.443964680816141" calcext:value-type="float">
            <text:p>0.443964680816141</text:p>
          </table:table-cell>
          <table:table-cell office:value-type="float" office:value="0.089725990035629" calcext:value-type="float">
            <text:p>0.089725990035629</text:p>
          </table:table-cell>
          <table:table-cell office:value-type="float" office:value="0.0604245000996864" calcext:value-type="float">
            <text:p>0.060424500099686</text:p>
          </table:table-cell>
          <table:table-cell office:value-type="float" office:value="0.0313622967971648" calcext:value-type="float">
            <text:p>0.0313622967971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5347725385658" calcext:value-type="float">
            <text:p>0.405347725385658</text:p>
          </table:table-cell>
          <table:table-cell office:value-type="float" office:value="1.39415510167496" calcext:value-type="float">
            <text:p>1.39415510167496</text:p>
          </table:table-cell>
          <table:table-cell office:value-type="float" office:value="0.443390167276232" calcext:value-type="float">
            <text:p>0.443390167276232</text:p>
          </table:table-cell>
          <table:table-cell office:value-type="float" office:value="0.0955239232957255" calcext:value-type="float">
            <text:p>0.095523923295726</text:p>
          </table:table-cell>
          <table:table-cell office:value-type="float" office:value="0.0735248444716645" calcext:value-type="float">
            <text:p>0.073524844471665</text:p>
          </table:table-cell>
          <table:table-cell office:value-type="float" office:value="0.0342992902164517" calcext:value-type="float">
            <text:p>0.034299290216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558298184845" calcext:value-type="float">
            <text:p>0.449558298184845</text:p>
          </table:table-cell>
          <table:table-cell office:value-type="float" office:value="1.4081261553659" calcext:value-type="float">
            <text:p>1.4081261553659</text:p>
          </table:table-cell>
          <table:table-cell office:value-type="float" office:value="0.548661781717011" calcext:value-type="float">
            <text:p>0.548661781717011</text:p>
          </table:table-cell>
          <table:table-cell office:value-type="float" office:value="0.0878376882138726" calcext:value-type="float">
            <text:p>0.087837688213873</text:p>
          </table:table-cell>
          <table:table-cell office:value-type="float" office:value="0.0604163595951205" calcext:value-type="float">
            <text:p>0.060416359595121</text:p>
          </table:table-cell>
          <table:table-cell office:value-type="float" office:value="0.0370158953495479" calcext:value-type="float">
            <text:p>0.0370158953495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31002285834075" calcext:value-type="float">
            <text:p>0.431002285834075</text:p>
          </table:table-cell>
          <table:table-cell office:value-type="float" office:value="1.3906320548349" calcext:value-type="float">
            <text:p>1.3906320548349</text:p>
          </table:table-cell>
          <table:table-cell office:value-type="float" office:value="0.49511001810037" calcext:value-type="float">
            <text:p>0.49511001810037</text:p>
          </table:table-cell>
          <table:table-cell office:value-type="float" office:value="0.0848140612857903" calcext:value-type="float">
            <text:p>0.08481406128579</text:p>
          </table:table-cell>
          <table:table-cell office:value-type="float" office:value="0.0647101066496536" calcext:value-type="float">
            <text:p>0.064710106649654</text:p>
          </table:table-cell>
          <table:table-cell office:value-type="float" office:value="0.037124116704729" calcext:value-type="float">
            <text:p>0.0371241167047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137241240079" calcext:value-type="float">
            <text:p>0.58137241240079</text:p>
          </table:table-cell>
          <table:table-cell office:value-type="float" office:value="1.30711063281486" calcext:value-type="float">
            <text:p>1.30711063281486</text:p>
          </table:table-cell>
          <table:table-cell office:value-type="float" office:value="0.525287494962997" calcext:value-type="float">
            <text:p>0.525287494962997</text:p>
          </table:table-cell>
          <table:table-cell office:value-type="float" office:value="0.0903609628093868" calcext:value-type="float">
            <text:p>0.090360962809387</text:p>
          </table:table-cell>
          <table:table-cell office:value-type="float" office:value="0.0664792351673171" calcext:value-type="float">
            <text:p>0.066479235167317</text:p>
          </table:table-cell>
          <table:table-cell office:value-type="float" office:value="0.0346861931792213" calcext:value-type="float">
            <text:p>0.0346861931792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27417045209383" calcext:value-type="float">
            <text:p>0.527417045209383</text:p>
          </table:table-cell>
          <table:table-cell office:value-type="float" office:value="1.32498965760021" calcext:value-type="float">
            <text:p>1.32498965760021</text:p>
          </table:table-cell>
          <table:table-cell office:value-type="float" office:value="0.529396412929069" calcext:value-type="float">
            <text:p>0.529396412929069</text:p>
          </table:table-cell>
          <table:table-cell office:value-type="float" office:value="0.108383951050121" calcext:value-type="float">
            <text:p>0.108383951050121</text:p>
          </table:table-cell>
          <table:table-cell office:value-type="float" office:value="0.0811603768289496" calcext:value-type="float">
            <text:p>0.08116037682895</text:p>
          </table:table-cell>
          <table:table-cell office:value-type="float" office:value="0.0453839830937803" calcext:value-type="float">
            <text:p>0.045383983093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4498655575354" calcext:value-type="float">
            <text:p>0.544498655575354</text:p>
          </table:table-cell>
          <table:table-cell office:value-type="float" office:value="1.26388228732874" calcext:value-type="float">
            <text:p>1.26388228732874</text:p>
          </table:table-cell>
          <table:table-cell office:value-type="float" office:value="0.490187935661871" calcext:value-type="float">
            <text:p>0.490187935661871</text:p>
          </table:table-cell>
          <table:table-cell office:value-type="float" office:value="0.091798689940999" calcext:value-type="float">
            <text:p>0.091798689940999</text:p>
          </table:table-cell>
          <table:table-cell office:value-type="float" office:value="0.0610151165802429" calcext:value-type="float">
            <text:p>0.061015116580243</text:p>
          </table:table-cell>
          <table:table-cell office:value-type="float" office:value="0.0367200132391397" calcext:value-type="float">
            <text:p>0.036720013239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92866373643112" calcext:value-type="float">
            <text:p>0.492866373643112</text:p>
          </table:table-cell>
          <table:table-cell office:value-type="float" office:value="1.31078707153575" calcext:value-type="float">
            <text:p>1.31078707153575</text:p>
          </table:table-cell>
          <table:table-cell office:value-type="float" office:value="0.473210750142708" calcext:value-type="float">
            <text:p>0.473210750142708</text:p>
          </table:table-cell>
          <table:table-cell office:value-type="float" office:value="0.0963771507051033" calcext:value-type="float">
            <text:p>0.096377150705103</text:p>
          </table:table-cell>
          <table:table-cell office:value-type="float" office:value="0.0712150019952611" calcext:value-type="float">
            <text:p>0.071215001995261</text:p>
          </table:table-cell>
          <table:table-cell office:value-type="float" office:value="0.0338815104217426" calcext:value-type="float">
            <text:p>0.03388151042174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420432815416" calcext:value-type="float">
            <text:p>0.495420432815416</text:p>
          </table:table-cell>
          <table:table-cell office:value-type="float" office:value="1.30613156933438" calcext:value-type="float">
            <text:p>1.30613156933438</text:p>
          </table:table-cell>
          <table:table-cell office:value-type="float" office:value="0.443276998532059" calcext:value-type="float">
            <text:p>0.443276998532059</text:p>
          </table:table-cell>
          <table:table-cell office:value-type="float" office:value="0.0819142973490095" calcext:value-type="float">
            <text:p>0.08191429734901</text:p>
          </table:table-cell>
          <table:table-cell office:value-type="float" office:value="0.0477649815953672" calcext:value-type="float">
            <text:p>0.047764981595367</text:p>
          </table:table-cell>
          <table:table-cell office:value-type="float" office:value="0.036937511313199" calcext:value-type="float">
            <text:p>0.0369375113131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0722631116943" calcext:value-type="float">
            <text:p>0.470722631116943</text:p>
          </table:table-cell>
          <table:table-cell office:value-type="float" office:value="1.32575039973977" calcext:value-type="float">
            <text:p>1.32575039973977</text:p>
          </table:table-cell>
          <table:table-cell office:value-type="float" office:value="0.462575414905004" calcext:value-type="float">
            <text:p>0.462575414905004</text:p>
          </table:table-cell>
          <table:table-cell office:value-type="float" office:value="0.0883015050772196" calcext:value-type="float">
            <text:p>0.08830150507722</text:p>
          </table:table-cell>
          <table:table-cell office:value-type="float" office:value="0.0637558576086321" calcext:value-type="float">
            <text:p>0.063755857608632</text:p>
          </table:table-cell>
          <table:table-cell office:value-type="float" office:value="0.0358134326576438" calcext:value-type="float">
            <text:p>0.0358134326576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783681549838" calcext:value-type="float">
            <text:p>0.365783681549838</text:p>
          </table:table-cell>
          <table:table-cell office:value-type="float" office:value="1.41420591948005" calcext:value-type="float">
            <text:p>1.41420591948005</text:p>
          </table:table-cell>
          <table:table-cell office:value-type="float" office:value="0.51788552742752" calcext:value-type="float">
            <text:p>0.51788552742752</text:p>
          </table:table-cell>
          <table:table-cell office:value-type="float" office:value="0.079789494188571" calcext:value-type="float">
            <text:p>0.079789494188571</text:p>
          </table:table-cell>
          <table:table-cell office:value-type="float" office:value="0.0793043860887174" calcext:value-type="float">
            <text:p>0.079304386088717</text:p>
          </table:table-cell>
          <table:table-cell office:value-type="float" office:value="0.0441321270263826" calcext:value-type="float">
            <text:p>0.0441321270263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51544436111047" calcext:value-type="float">
            <text:p>0.351544436111047</text:p>
          </table:table-cell>
          <table:table-cell office:value-type="float" office:value="1.40560984137774" calcext:value-type="float">
            <text:p>1.40560984137774</text:p>
          </table:table-cell>
          <table:table-cell office:value-type="float" office:value="0.501895969634958" calcext:value-type="float">
            <text:p>0.501895969634958</text:p>
          </table:table-cell>
          <table:table-cell office:value-type="float" office:value="0.113994440855787" calcext:value-type="float">
            <text:p>0.113994440855787</text:p>
          </table:table-cell>
          <table:table-cell office:value-type="float" office:value="0.0818148915162792" calcext:value-type="float">
            <text:p>0.081814891516279</text:p>
          </table:table-cell>
          <table:table-cell office:value-type="float" office:value="0.0351165995641137" calcext:value-type="float">
            <text:p>0.0351165995641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4024187742145" calcext:value-type="float">
            <text:p>0.684024187742145</text:p>
          </table:table-cell>
          <table:table-cell office:value-type="float" office:value="1.22115480356518" calcext:value-type="float">
            <text:p>1.22115480356518</text:p>
          </table:table-cell>
          <table:table-cell office:value-type="float" office:value="0.518881450051187" calcext:value-type="float">
            <text:p>0.518881450051187</text:p>
          </table:table-cell>
          <table:table-cell office:value-type="float" office:value="0.0716008976736954" calcext:value-type="float">
            <text:p>0.071600897673695</text:p>
          </table:table-cell>
          <table:table-cell office:value-type="float" office:value="0.05913451657086" calcext:value-type="float">
            <text:p>0.05913451657086</text:p>
          </table:table-cell>
          <table:table-cell office:value-type="float" office:value="0.0335765887820222" calcext:value-type="float">
            <text:p>0.03357658878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491498676285" calcext:value-type="float">
            <text:p>0.57491498676285</text:p>
          </table:table-cell>
          <table:table-cell office:value-type="float" office:value="1.32618332134764" calcext:value-type="float">
            <text:p>1.32618332134764</text:p>
          </table:table-cell>
          <table:table-cell office:value-type="float" office:value="0.527404736555984" calcext:value-type="float">
            <text:p>0.527404736555984</text:p>
          </table:table-cell>
          <table:table-cell office:value-type="float" office:value="0.107076960917988" calcext:value-type="float">
            <text:p>0.107076960917988</text:p>
          </table:table-cell>
          <table:table-cell office:value-type="float" office:value="0.0765468866865444" calcext:value-type="float">
            <text:p>0.076546886686544</text:p>
          </table:table-cell>
          <table:table-cell office:value-type="float" office:value="0.0489204179488243" calcext:value-type="float">
            <text:p>0.0489204179488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644995070037" calcext:value-type="float">
            <text:p>0.56644995070037</text:p>
          </table:table-cell>
          <table:table-cell office:value-type="float" office:value="1.27050921938849" calcext:value-type="float">
            <text:p>1.27050921938849</text:p>
          </table:table-cell>
          <table:table-cell office:value-type="float" office:value="0.497696089343741" calcext:value-type="float">
            <text:p>0.497696089343741</text:p>
          </table:table-cell>
          <table:table-cell office:value-type="float" office:value="0.096227412177592" calcext:value-type="float">
            <text:p>0.096227412177592</text:p>
          </table:table-cell>
          <table:table-cell office:value-type="float" office:value="0.0635857663778377" calcext:value-type="float">
            <text:p>0.063585766377838</text:p>
          </table:table-cell>
          <table:table-cell office:value-type="float" office:value="0.0359369641750553" calcext:value-type="float">
            <text:p>0.0359369641750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98188260545763" calcext:value-type="float">
            <text:p>0.598188260545763</text:p>
          </table:table-cell>
          <table:table-cell office:value-type="float" office:value="1.24232036936264" calcext:value-type="float">
            <text:p>1.24232036936264</text:p>
          </table:table-cell>
          <table:table-cell office:value-type="float" office:value="0.505937765208168" calcext:value-type="float">
            <text:p>0.505937765208168</text:p>
          </table:table-cell>
          <table:table-cell office:value-type="float" office:value="0.111995167675519" calcext:value-type="float">
            <text:p>0.111995167675519</text:p>
          </table:table-cell>
          <table:table-cell office:value-type="float" office:value="0.080701925082325" calcext:value-type="float">
            <text:p>0.080701925082325</text:p>
          </table:table-cell>
          <table:table-cell office:value-type="float" office:value="0.0481436239153114" calcext:value-type="float">
            <text:p>0.0481436239153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7267645387016" calcext:value-type="float">
            <text:p>0.537267645387016</text:p>
          </table:table-cell>
          <table:table-cell office:value-type="float" office:value="1.32400027259806" calcext:value-type="float">
            <text:p>1.32400027259806</text:p>
          </table:table-cell>
          <table:table-cell office:value-type="float" office:value="0.478948929687961" calcext:value-type="float">
            <text:p>0.478948929687961</text:p>
          </table:table-cell>
          <table:table-cell office:value-type="float" office:value="0.0897650594015578" calcext:value-type="float">
            <text:p>0.089765059401558</text:p>
          </table:table-cell>
          <table:table-cell office:value-type="float" office:value="0.0479707740919017" calcext:value-type="float">
            <text:p>0.047970774091902</text:p>
          </table:table-cell>
          <table:table-cell office:value-type="float" office:value="0.0313405737877567" calcext:value-type="float">
            <text:p>0.0313405737877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3327137739946" calcext:value-type="float">
            <text:p>0.463327137739946</text:p>
          </table:table-cell>
          <table:table-cell office:value-type="float" office:value="1.37932438820719" calcext:value-type="float">
            <text:p>1.37932438820719</text:p>
          </table:table-cell>
          <table:table-cell office:value-type="float" office:value="0.520982132057929" calcext:value-type="float">
            <text:p>0.520982132057929</text:p>
          </table:table-cell>
          <table:table-cell office:value-type="float" office:value="0.110294431282029" calcext:value-type="float">
            <text:p>0.110294431282029</text:p>
          </table:table-cell>
          <table:table-cell office:value-type="float" office:value="0.0807006233267403" calcext:value-type="float">
            <text:p>0.08070062332674</text:p>
          </table:table-cell>
          <table:table-cell office:value-type="float" office:value="0.0507369980622074" calcext:value-type="float">
            <text:p>0.0507369980622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5839078669794" calcext:value-type="float">
            <text:p>0.495839078669794</text:p>
          </table:table-cell>
          <table:table-cell office:value-type="float" office:value="1.31084003648014" calcext:value-type="float">
            <text:p>1.31084003648014</text:p>
          </table:table-cell>
          <table:table-cell office:value-type="float" office:value="0.562288338537947" calcext:value-type="float">
            <text:p>0.562288338537947</text:p>
          </table:table-cell>
          <table:table-cell office:value-type="float" office:value="0.0859633972835807" calcext:value-type="float">
            <text:p>0.085963397283581</text:p>
          </table:table-cell>
          <table:table-cell office:value-type="float" office:value="0.0575031388797898" calcext:value-type="float">
            <text:p>0.05750313887979</text:p>
          </table:table-cell>
          <table:table-cell office:value-type="float" office:value="0.038220907648655" calcext:value-type="float">
            <text:p>0.0382209076486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2740638360603" calcext:value-type="float">
            <text:p>0.462740638360603</text:p>
          </table:table-cell>
          <table:table-cell office:value-type="float" office:value="1.31527564745501" calcext:value-type="float">
            <text:p>1.31527564745501</text:p>
          </table:table-cell>
          <table:table-cell office:value-type="float" office:value="0.530456071230068" calcext:value-type="float">
            <text:p>0.530456071230068</text:p>
          </table:table-cell>
          <table:table-cell office:value-type="float" office:value="0.0956308094458473" calcext:value-type="float">
            <text:p>0.095630809445847</text:p>
          </table:table-cell>
          <table:table-cell office:value-type="float" office:value="0.0728366335215163" calcext:value-type="float">
            <text:p>0.072836633521516</text:p>
          </table:table-cell>
          <table:table-cell office:value-type="float" office:value="0.0378436663897527" calcext:value-type="float">
            <text:p>0.037843666389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7210406875204" calcext:value-type="float">
            <text:p>0.457210406875204</text:p>
          </table:table-cell>
          <table:table-cell office:value-type="float" office:value="1.31650834588181" calcext:value-type="float">
            <text:p>1.31650834588181</text:p>
          </table:table-cell>
          <table:table-cell office:value-type="float" office:value="0.537039661470036" calcext:value-type="float">
            <text:p>0.537039661470036</text:p>
          </table:table-cell>
          <table:table-cell office:value-type="float" office:value="0.067359243971775" calcext:value-type="float">
            <text:p>0.067359243971775</text:p>
          </table:table-cell>
          <table:table-cell office:value-type="float" office:value="0.0704905022749283" calcext:value-type="float">
            <text:p>0.070490502274928</text:p>
          </table:table-cell>
          <table:table-cell office:value-type="float" office:value="0.086724081339579" calcext:value-type="float">
            <text:p>0.0867240813395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2894756913316" calcext:value-type="float">
            <text:p>0.42894756913316</text:p>
          </table:table-cell>
          <table:table-cell office:value-type="float" office:value="1.35407615591337" calcext:value-type="float">
            <text:p>1.35407615591337</text:p>
          </table:table-cell>
          <table:table-cell office:value-type="float" office:value="0.501946550271427" calcext:value-type="float">
            <text:p>0.501946550271427</text:p>
          </table:table-cell>
          <table:table-cell office:value-type="float" office:value="0.0968617982277265" calcext:value-type="float">
            <text:p>0.096861798227727</text:p>
          </table:table-cell>
          <table:table-cell office:value-type="float" office:value="0.0730573107741957" calcext:value-type="float">
            <text:p>0.073057310774196</text:p>
          </table:table-cell>
          <table:table-cell office:value-type="float" office:value="0.0373596061914858" calcext:value-type="float">
            <text:p>0.03735960619148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7007048978863" calcext:value-type="float">
            <text:p>0.327007048978863</text:p>
          </table:table-cell>
          <table:table-cell office:value-type="float" office:value="1.43441755143389" calcext:value-type="float">
            <text:p>1.43441755143389</text:p>
          </table:table-cell>
          <table:table-cell office:value-type="float" office:value="0.491366377395464" calcext:value-type="float">
            <text:p>0.491366377395464</text:p>
          </table:table-cell>
          <table:table-cell office:value-type="float" office:value="0.0781159798964275" calcext:value-type="float">
            <text:p>0.078115979896428</text:p>
          </table:table-cell>
          <table:table-cell office:value-type="float" office:value="0.0657884212675402" calcext:value-type="float">
            <text:p>0.06578842126754</text:p>
          </table:table-cell>
          <table:table-cell office:value-type="float" office:value="0.0318973507023968" calcext:value-type="float">
            <text:p>0.031897350702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688761189915" calcext:value-type="float">
            <text:p>0.320688761189915</text:p>
          </table:table-cell>
          <table:table-cell office:value-type="float" office:value="1.4698669986532" calcext:value-type="float">
            <text:p>1.4698669986532</text:p>
          </table:table-cell>
          <table:table-cell office:value-type="float" office:value="0.457280319782102" calcext:value-type="float">
            <text:p>0.457280319782102</text:p>
          </table:table-cell>
          <table:table-cell office:value-type="float" office:value="0.0791748576500304" calcext:value-type="float">
            <text:p>0.07917485765003</text:p>
          </table:table-cell>
          <table:table-cell office:value-type="float" office:value="0.060152290814509" calcext:value-type="float">
            <text:p>0.060152290814509</text:p>
          </table:table-cell>
          <table:table-cell office:value-type="float" office:value="0.0304190248325877" calcext:value-type="float">
            <text:p>0.03041902483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3261847422028" calcext:value-type="float">
            <text:p>0.423261847422028</text:p>
          </table:table-cell>
          <table:table-cell office:value-type="float" office:value="1.33145656594653" calcext:value-type="float">
            <text:p>1.33145656594653</text:p>
          </table:table-cell>
          <table:table-cell office:value-type="float" office:value="0.548913391200503" calcext:value-type="float">
            <text:p>0.548913391200503</text:p>
          </table:table-cell>
          <table:table-cell office:value-type="float" office:value="0.0921768545947279" calcext:value-type="float">
            <text:p>0.092176854594728</text:p>
          </table:table-cell>
          <table:table-cell office:value-type="float" office:value="0.0621100552718193" calcext:value-type="float">
            <text:p>0.062110055271819</text:p>
          </table:table-cell>
          <table:table-cell office:value-type="float" office:value="0.030356391291065" calcext:value-type="float">
            <text:p>0.030356391291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03976607037544" calcext:value-type="float">
            <text:p>0.403976607037544</text:p>
          </table:table-cell>
          <table:table-cell office:value-type="float" office:value="1.37379409038384" calcext:value-type="float">
            <text:p>1.37379409038384</text:p>
          </table:table-cell>
          <table:table-cell office:value-type="float" office:value="0.561944576941482" calcext:value-type="float">
            <text:p>0.561944576941482</text:p>
          </table:table-cell>
          <table:table-cell office:value-type="float" office:value="0.107778868064508" calcext:value-type="float">
            <text:p>0.107778868064508</text:p>
          </table:table-cell>
          <table:table-cell office:value-type="float" office:value="0.0775280102346547" calcext:value-type="float">
            <text:p>0.077528010234655</text:p>
          </table:table-cell>
          <table:table-cell office:value-type="float" office:value="0.0410258918273351" calcext:value-type="float">
            <text:p>0.0410258918273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6784304588076" calcext:value-type="float">
            <text:p>0.546784304588076</text:p>
          </table:table-cell>
          <table:table-cell office:value-type="float" office:value="1.31553116334359" calcext:value-type="float">
            <text:p>1.31553116334359</text:p>
          </table:table-cell>
          <table:table-cell office:value-type="float" office:value="0.484324921983755" calcext:value-type="float">
            <text:p>0.484324921983755</text:p>
          </table:table-cell>
          <table:table-cell office:value-type="float" office:value="0.0687457100311434" calcext:value-type="float">
            <text:p>0.068745710031143</text:p>
          </table:table-cell>
          <table:table-cell office:value-type="float" office:value="0.0686688706656052" calcext:value-type="float">
            <text:p>0.068668870665605</text:p>
          </table:table-cell>
          <table:table-cell office:value-type="float" office:value="0.0441900302714018" calcext:value-type="float">
            <text:p>0.0441900302714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45214200164214" calcext:value-type="float">
            <text:p>0.545214200164214</text:p>
          </table:table-cell>
          <table:table-cell office:value-type="float" office:value="1.3203263052505" calcext:value-type="float">
            <text:p>1.3203263052505</text:p>
          </table:table-cell>
          <table:table-cell office:value-type="float" office:value="0.477036137242361" calcext:value-type="float">
            <text:p>0.477036137242361</text:p>
          </table:table-cell>
          <table:table-cell office:value-type="float" office:value="0.083993307943723" calcext:value-type="float">
            <text:p>0.083993307943723</text:p>
          </table:table-cell>
          <table:table-cell office:value-type="float" office:value="0.0628160894617838" calcext:value-type="float">
            <text:p>0.062816089461784</text:p>
          </table:table-cell>
          <table:table-cell office:value-type="float" office:value="0.0362522541150488" calcext:value-type="float">
            <text:p>0.0362522541150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7140467128143" calcext:value-type="float">
            <text:p>0.617140467128143</text:p>
          </table:table-cell>
          <table:table-cell office:value-type="float" office:value="1.21338742958943" calcext:value-type="float">
            <text:p>1.21338742958943</text:p>
          </table:table-cell>
          <table:table-cell office:value-type="float" office:value="0.469452476979325" calcext:value-type="float">
            <text:p>0.469452476979325</text:p>
          </table:table-cell>
          <table:table-cell office:value-type="float" office:value="0.0767342487596461" calcext:value-type="float">
            <text:p>0.076734248759646</text:p>
          </table:table-cell>
          <table:table-cell office:value-type="float" office:value="0.0529722591249515" calcext:value-type="float">
            <text:p>0.052972259124952</text:p>
          </table:table-cell>
          <table:table-cell office:value-type="float" office:value="0.0302340254810814" calcext:value-type="float">
            <text:p>0.030234025481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84374801233899" calcext:value-type="float">
            <text:p>0.584374801233899</text:p>
          </table:table-cell>
          <table:table-cell office:value-type="float" office:value="1.25194783120308" calcext:value-type="float">
            <text:p>1.25194783120308</text:p>
          </table:table-cell>
          <table:table-cell office:value-type="float" office:value="0.509308160428099" calcext:value-type="float">
            <text:p>0.509308160428099</text:p>
          </table:table-cell>
          <table:table-cell office:value-type="float" office:value="0.0960260147795047" calcext:value-type="float">
            <text:p>0.096026014779505</text:p>
          </table:table-cell>
          <table:table-cell office:value-type="float" office:value="0.0728028166340135" calcext:value-type="float">
            <text:p>0.072802816634014</text:p>
          </table:table-cell>
          <table:table-cell office:value-type="float" office:value="0.0441283162685248" calcext:value-type="float">
            <text:p>0.0441283162685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5960156845556" calcext:value-type="float">
            <text:p>0.395960156845556</text:p>
          </table:table-cell>
          <table:table-cell office:value-type="float" office:value="1.32273074721495" calcext:value-type="float">
            <text:p>1.32273074721495</text:p>
          </table:table-cell>
          <table:table-cell office:value-type="float" office:value="0.52411297351715" calcext:value-type="float">
            <text:p>0.52411297351715</text:p>
          </table:table-cell>
          <table:table-cell office:value-type="float" office:value="0.0857515313384039" calcext:value-type="float">
            <text:p>0.085751531338404</text:p>
          </table:table-cell>
          <table:table-cell office:value-type="float" office:value="0.0524706295276163" calcext:value-type="float">
            <text:p>0.052470629527616</text:p>
          </table:table-cell>
          <table:table-cell office:value-type="float" office:value="0.0374111342162787" calcext:value-type="float">
            <text:p>0.037411134216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47546075429253" calcext:value-type="float">
            <text:p>0.447546075429253</text:p>
          </table:table-cell>
          <table:table-cell office:value-type="float" office:value="1.29150533091576" calcext:value-type="float">
            <text:p>1.29150533091576</text:p>
          </table:table-cell>
          <table:table-cell office:value-type="float" office:value="0.499343191278991" calcext:value-type="float">
            <text:p>0.499343191278991</text:p>
          </table:table-cell>
          <table:table-cell office:value-type="float" office:value="0.0892176892597225" calcext:value-type="float">
            <text:p>0.089217689259723</text:p>
          </table:table-cell>
          <table:table-cell office:value-type="float" office:value="0.0671751954189137" calcext:value-type="float">
            <text:p>0.067175195418914</text:p>
          </table:table-cell>
          <table:table-cell office:value-type="float" office:value="0.0366439768673781" calcext:value-type="float">
            <text:p>0.0366439768673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2866371701777" calcext:value-type="float">
            <text:p>0.432866371701777</text:p>
          </table:table-cell>
          <table:table-cell office:value-type="float" office:value="1.34205395119655" calcext:value-type="float">
            <text:p>1.34205395119655</text:p>
          </table:table-cell>
          <table:table-cell office:value-type="float" office:value="0.515751417559228" calcext:value-type="float">
            <text:p>0.515751417559228</text:p>
          </table:table-cell>
          <table:table-cell office:value-type="float" office:value="0.0855042568890176" calcext:value-type="float">
            <text:p>0.085504256889018</text:p>
          </table:table-cell>
          <table:table-cell office:value-type="float" office:value="0.0677524699157786" calcext:value-type="float">
            <text:p>0.067752469915779</text:p>
          </table:table-cell>
          <table:table-cell office:value-type="float" office:value="0.0453122171306302" calcext:value-type="float">
            <text:p>0.04531221713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5025957955978" calcext:value-type="float">
            <text:p>0.475025957955978</text:p>
          </table:table-cell>
          <table:table-cell office:value-type="float" office:value="1.31792107626875" calcext:value-type="float">
            <text:p>1.31792107626875</text:p>
          </table:table-cell>
          <table:table-cell office:value-type="float" office:value="0.480387987402358" calcext:value-type="float">
            <text:p>0.480387987402358</text:p>
          </table:table-cell>
          <table:table-cell office:value-type="float" office:value="0.0914687237503884" calcext:value-type="float">
            <text:p>0.091468723750388</text:p>
          </table:table-cell>
          <table:table-cell office:value-type="float" office:value="0.0704854965617371" calcext:value-type="float">
            <text:p>0.070485496561737</text:p>
          </table:table-cell>
          <table:table-cell office:value-type="float" office:value="0.0336778158457943" calcext:value-type="float">
            <text:p>0.03367781584579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677545682092" calcext:value-type="float">
            <text:p>0.53677545682092</text:p>
          </table:table-cell>
          <table:table-cell office:value-type="float" office:value="1.24701343173322" calcext:value-type="float">
            <text:p>1.24701343173322</text:p>
          </table:table-cell>
          <table:table-cell office:value-type="float" office:value="0.52684771811363" calcext:value-type="float">
            <text:p>0.52684771811363</text:p>
          </table:table-cell>
          <table:table-cell office:value-type="float" office:value="0.0778194935163331" calcext:value-type="float">
            <text:p>0.077819493516333</text:p>
          </table:table-cell>
          <table:table-cell office:value-type="float" office:value="0.0541170447003941" calcext:value-type="float">
            <text:p>0.054117044700394</text:p>
          </table:table-cell>
          <table:table-cell office:value-type="float" office:value="0.0402369650543497" calcext:value-type="float">
            <text:p>0.040236965054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14416251564067" calcext:value-type="float">
            <text:p>0.514416251564067</text:p>
          </table:table-cell>
          <table:table-cell office:value-type="float" office:value="1.2799935903974" calcext:value-type="float">
            <text:p>1.2799935903974</text:p>
          </table:table-cell>
          <table:table-cell office:value-type="float" office:value="0.53773739013242" calcext:value-type="float">
            <text:p>0.53773739013242</text:p>
          </table:table-cell>
          <table:table-cell office:value-type="float" office:value="0.0942841385473698" calcext:value-type="float">
            <text:p>0.09428413854737</text:p>
          </table:table-cell>
          <table:table-cell office:value-type="float" office:value="0.0673605437228796" calcext:value-type="float">
            <text:p>0.06736054372288</text:p>
          </table:table-cell>
          <table:table-cell office:value-type="float" office:value="0.0428616165546407" calcext:value-type="float">
            <text:p>0.04286161655464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AVERAGE([.A1:.A500])" office:value-type="float" office:value="0.503466232305254" calcext:value-type="float">
            <text:p>0.503466232305254</text:p>
          </table:table-cell>
          <table:table-cell table:formula="of:=AVERAGE([.B1:.B500])" office:value-type="float" office:value="1.29683384907794" calcext:value-type="float">
            <text:p>1.29683384907794</text:p>
          </table:table-cell>
          <table:table-cell table:formula="of:=AVERAGE([.C1:.C500])" office:value-type="float" office:value="0.505438548179485" calcext:value-type="float">
            <text:p>0.505438548179485</text:p>
          </table:table-cell>
          <table:table-cell table:formula="of:=AVERAGE([.D1:.D500])" office:value-type="float" office:value="0.0836962244414027" calcext:value-type="float">
            <text:p>0.083696224441403</text:p>
          </table:table-cell>
          <table:table-cell table:formula="of:=AVERAGE([.E1:.E500])" office:value-type="float" office:value="0.0604936623444727" calcext:value-type="float">
            <text:p>0.060493662344473</text:p>
          </table:table-cell>
          <table:table-cell table:formula="of:=AVERAGE([.F1:.F500])" office:value-type="float" office:value="0.0358536889191917" calcext:value-type="float">
            <text:p>0.035853688919192</text:p>
          </table:table-cell>
          <table:table-cell table:formula="of:=AVERAGE([.G1:.G500])" office:value-type="float" office:value="0.956" calcext:value-type="float">
            <text:p>0.956</text:p>
          </table:table-cell>
          <table:table-cell table:formula="of:=AVERAGE([.H1:.H500])" office:value-type="float" office:value="0.938" calcext:value-type="float">
            <text:p>0.938</text:p>
          </table:table-cell>
          <table:table-cell table:formula="of:=AVERAGE([.I1:.I500])" office:value-type="float" office:value="0.958" calcext:value-type="float">
            <text:p>0.958</text:p>
          </table:table-cell>
          <table:table-cell table:formula="of:=AVERAGE([.J1:.J500])" office:value-type="float" office:value="0.505280609004892" calcext:value-type="float">
            <text:p>0.505280609004892</text:p>
          </table:table-cell>
          <table:table-cell table:formula="of:=AVERAGE([.K1:.K500])" office:value-type="float" office:value="1.29726246966164" calcext:value-type="float">
            <text:p>1.29726246966164</text:p>
          </table:table-cell>
          <table:table-cell table:formula="of:=AVERAGE([.L1:.L500])" office:value-type="float" office:value="0.496653546696239" calcext:value-type="float">
            <text:p>0.496653546696239</text:p>
          </table:table-cell>
          <table:table-cell table:formula="of:=AVERAGE([.M1:.M500])" office:value-type="float" office:value="0.0928469413239506" calcext:value-type="float">
            <text:p>0.092846941323951</text:p>
          </table:table-cell>
          <table:table-cell table:formula="of:=AVERAGE([.N1:.N500])" office:value-type="float" office:value="0.0689244028459854" calcext:value-type="float">
            <text:p>0.068924402845985</text:p>
          </table:table-cell>
          <table:table-cell table:formula="of:=AVERAGE([.O1:.O500])" office:value-type="float" office:value="0.0387429198063343" calcext:value-type="float">
            <text:p>0.038742919806334</text:p>
          </table:table-cell>
          <table:table-cell table:formula="of:=AVERAGE([.P1:.P500])" office:value-type="float" office:value="0.938" calcext:value-type="float">
            <text:p>0.938</text:p>
          </table:table-cell>
          <table:table-cell table:formula="of:=AVERAGE([.Q1:.Q500])" office:value-type="float" office:value="0.948" calcext:value-type="float">
            <text:p>0.948</text:p>
          </table:table-cell>
          <table:table-cell table:formula="of:=AVERAGE([.R1:.R500])" office:value-type="float" office:value="0.926" calcext:value-type="float">
            <text:p>0.926</text:p>
          </table:table-cell>
        </table:table-row>
        <table:table-row table:style-name="ro1">
          <table:table-cell table:formula="of:=ROUND([.A501]-0.5; 5)" office:value-type="float" office:value="0.00347" calcext:value-type="float">
            <text:p>0.00347</text:p>
          </table:table-cell>
          <table:table-cell table:formula="of:=ROUND([.B501]-1.3; 5)" office:value-type="float" office:value="-0.00317" calcext:value-type="float">
            <text:p>-0.00317</text:p>
          </table:table-cell>
          <table:table-cell table:formula="of:=ROUND([.C501]-0.5; 5)" office:value-type="float" office:value="0.00544" calcext:value-type="float">
            <text:p>0.00544</text:p>
          </table:table-cell>
          <table:table-cell table:formula="of:=ROUND([.D501]*1.96; 5)" office:value-type="float" office:value="0.16404" calcext:value-type="float">
            <text:p>0.16404</text:p>
          </table:table-cell>
          <table:table-cell table:formula="of:=ROUND([.E501]*1.96; 5)" office:value-type="float" office:value="0.11857" calcext:value-type="float">
            <text:p>0.11857</text:p>
          </table:table-cell>
          <table:table-cell table:formula="of:=ROUND([.F501]*1.96; 5)" office:value-type="float" office:value="0.07027" calcext:value-type="float">
            <text:p>0.07027</text:p>
          </table:table-cell>
          <table:table-cell table:number-columns-repeated="3"/>
          <table:table-cell table:formula="of:=ROUND([.J501]-0.5; 5)" office:value-type="float" office:value="0.00528" calcext:value-type="float">
            <text:p>0.00528</text:p>
          </table:table-cell>
          <table:table-cell table:formula="of:=ROUND([.K501]-1.3; 5)" office:value-type="float" office:value="-0.00274" calcext:value-type="float">
            <text:p>-0.00274</text:p>
          </table:table-cell>
          <table:table-cell table:formula="of:=ROUND([.L501]-0.5; 5)" office:value-type="float" office:value="-0.00335" calcext:value-type="float">
            <text:p>-0.00335</text:p>
          </table:table-cell>
          <table:table-cell table:formula="of:=ROUND([.M501]*1.96; 5)" office:value-type="float" office:value="0.18198" calcext:value-type="float">
            <text:p>0.18198</text:p>
          </table:table-cell>
          <table:table-cell table:formula="of:=ROUND([.N501]*1.96; 5)" office:value-type="float" office:value="0.13509" calcext:value-type="float">
            <text:p>0.13509</text:p>
          </table:table-cell>
          <table:table-cell table:formula="of:=ROUND([.O501]*1.96; 5)" office:value-type="float" office:value="0.07594" calcext:value-type="float">
            <text:p>0.07594</text:p>
          </table:table-cell>
          <table:table-cell table:number-columns-repeated="3"/>
        </table:table-row>
        <table:table-row table:style-name="ro1">
          <table:table-cell table:formula="of:=ROUND(SQRT(VAR([.A1:.A500])); 5)" office:value-type="float" office:value="0.08136" calcext:value-type="float">
            <text:p>0.08136</text:p>
          </table:table-cell>
          <table:table-cell table:formula="of:=ROUND(SQRT(VAR([.B1:.B500])); 5)" office:value-type="float" office:value="0.06052" calcext:value-type="float">
            <text:p>0.06052</text:p>
          </table:table-cell>
          <table:table-cell table:formula="of:=ROUND(SQRT(VAR([.C1:.C500])); 5)" office:value-type="float" office:value="0.03283" calcext:value-type="float">
            <text:p>0.03283</text:p>
          </table:table-cell>
          <table:table-cell table:number-columns-repeated="6"/>
          <table:table-cell table:formula="of:=ROUND(SQRT(VAR([.J1:.J500])); 5)" office:value-type="float" office:value="0.09302" calcext:value-type="float">
            <text:p>0.09302</text:p>
          </table:table-cell>
          <table:table-cell table:formula="of:=ROUND(SQRT(VAR([.K1:.K500])); 5)" office:value-type="float" office:value="0.06977" calcext:value-type="float">
            <text:p>0.06977</text:p>
          </table:table-cell>
          <table:table-cell table:formula="of:=ROUND(SQRT(VAR([.L1:.L500])); 5)" office:value-type="float" office:value="0.04172" calcext:value-type="float">
            <text:p>0.04172</text:p>
          </table:table-cell>
          <table:table-cell table:number-columns-repeated="6"/>
        </table:table-row>
        <table:table-row table:style-name="ro1">
          <table:table-cell table:formula="of:=ROUND(SQRT([.A502]^2 + [.A503]^2); 5)" office:value-type="float" office:value="0.08143" calcext:value-type="float">
            <text:p>0.08143</text:p>
          </table:table-cell>
          <table:table-cell table:formula="of:=ROUND(SQRT([.B502]^2 + [.B503]^2); 5)" office:value-type="float" office:value="0.0606" calcext:value-type="float">
            <text:p>0.0606</text:p>
          </table:table-cell>
          <table:table-cell table:formula="of:=ROUND(SQRT([.C502]^2 + [.C503]^2); 5)" office:value-type="float" office:value="0.03328" calcext:value-type="float">
            <text:p>0.03328</text:p>
          </table:table-cell>
          <table:table-cell table:number-columns-repeated="6"/>
          <table:table-cell table:formula="of:=ROUND(SQRT([.J502]^2 + [.J503]^2); 5)" office:value-type="float" office:value="0.09317" calcext:value-type="float">
            <text:p>0.09317</text:p>
          </table:table-cell>
          <table:table-cell table:formula="of:=ROUND(SQRT([.K502]^2 + [.K503]^2); 5)" office:value-type="float" office:value="0.06982" calcext:value-type="float">
            <text:p>0.06982</text:p>
          </table:table-cell>
          <table:table-cell table:formula="of:=ROUND(SQRT([.L502]^2 + [.L503]^2); 5)" office:value-type="float" office:value="0.04185" calcext:value-type="float">
            <text:p>0.04185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.503466232305254" calcext:value-type="float">
            <text:p>0.503466232305254</text:p>
          </table:table-cell>
          <table:table-cell office:value-type="float" office:value="1.29683384907794" calcext:value-type="float">
            <text:p>1.29683384907794</text:p>
          </table:table-cell>
          <table:table-cell office:value-type="float" office:value="0.505438548179485" calcext:value-type="float">
            <text:p>0.505438548179485</text:p>
          </table:table-cell>
          <table:table-cell office:value-type="float" office:value="0.0836962244414027" calcext:value-type="float">
            <text:p>0.083696224441403</text:p>
          </table:table-cell>
          <table:table-cell office:value-type="float" office:value="0.0604936623444727" calcext:value-type="float">
            <text:p>0.060493662344473</text:p>
          </table:table-cell>
          <table:table-cell office:value-type="float" office:value="0.0358536889191917" calcext:value-type="float">
            <text:p>0.035853688919192</text:p>
          </table:table-cell>
          <table:table-cell office:value-type="float" office:value="0.956" calcext:value-type="float">
            <text:p>0.95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8" calcext:value-type="float">
            <text:p>0.958</text:p>
          </table:table-cell>
          <table:table-cell office:value-type="float" office:value="0.505280609004892" calcext:value-type="float">
            <text:p>0.505280609004892</text:p>
          </table:table-cell>
          <table:table-cell office:value-type="float" office:value="1.29726246966164" calcext:value-type="float">
            <text:p>1.29726246966164</text:p>
          </table:table-cell>
          <table:table-cell office:value-type="float" office:value="0.496653546696239" calcext:value-type="float">
            <text:p>0.496653546696239</text:p>
          </table:table-cell>
          <table:table-cell office:value-type="float" office:value="0.0928469413239506" calcext:value-type="float">
            <text:p>0.092846941323951</text:p>
          </table:table-cell>
          <table:table-cell office:value-type="float" office:value="0.0689244028459854" calcext:value-type="float">
            <text:p>0.068924402845985</text:p>
          </table:table-cell>
          <table:table-cell office:value-type="float" office:value="0.0387429198063343" calcext:value-type="float">
            <text:p>0.038742919806334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-0.00317" calcext:value-type="float">
            <text:p>-0.00317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16404" calcext:value-type="float">
            <text:p>0.16404</text:p>
          </table:table-cell>
          <table:table-cell office:value-type="float" office:value="0.11857" calcext:value-type="float">
            <text:p>0.11857</text:p>
          </table:table-cell>
          <table:table-cell office:value-type="float" office:value="0.07027" calcext:value-type="float">
            <text:p>0.07027</text:p>
          </table:table-cell>
          <table:table-cell table:number-columns-repeated="3"/>
          <table:table-cell office:value-type="float" office:value="0.00528" calcext:value-type="float">
            <text:p>0.00528</text:p>
          </table:table-cell>
          <table:table-cell office:value-type="float" office:value="-0.00274" calcext:value-type="float">
            <text:p>-0.00274</text:p>
          </table:table-cell>
          <table:table-cell office:value-type="float" office:value="-0.00335" calcext:value-type="float">
            <text:p>-0.00335</text:p>
          </table:table-cell>
          <table:table-cell office:value-type="float" office:value="0.18198" calcext:value-type="float">
            <text:p>0.18198</text:p>
          </table:table-cell>
          <table:table-cell office:value-type="float" office:value="0.13509" calcext:value-type="float">
            <text:p>0.13509</text:p>
          </table:table-cell>
          <table:table-cell office:value-type="float" office:value="0.07594" calcext:value-type="float">
            <text:p>0.07594</text:p>
          </table:table-cell>
          <table:table-cell table:number-columns-repeated="3"/>
        </table:table-row>
        <table:table-row table:style-name="ro1">
          <table:table-cell office:value-type="float" office:value="0.08136" calcext:value-type="float">
            <text:p>0.08136</text:p>
          </table:table-cell>
          <table:table-cell office:value-type="float" office:value="0.06052" calcext:value-type="float">
            <text:p>0.06052</text:p>
          </table:table-cell>
          <table:table-cell office:value-type="float" office:value="0.03283" calcext:value-type="float">
            <text:p>0.03283</text:p>
          </table:table-cell>
          <table:table-cell table:number-columns-repeated="6"/>
          <table:table-cell office:value-type="float" office:value="0.09302" calcext:value-type="float">
            <text:p>0.09302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4172" calcext:value-type="float">
            <text:p>0.04172</text:p>
          </table:table-cell>
          <table:table-cell table:number-columns-repeated="6"/>
        </table:table-row>
        <table:table-row table:style-name="ro1">
          <table:table-cell office:value-type="float" office:value="0.08143" calcext:value-type="float">
            <text:p>0.08143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3328" calcext:value-type="float">
            <text:p>0.03328</text:p>
          </table:table-cell>
          <table:table-cell table:number-columns-repeated="6"/>
          <table:table-cell office:value-type="float" office:value="0.09317" calcext:value-type="float">
            <text:p>0.09317</text:p>
          </table:table-cell>
          <table:table-cell office:value-type="float" office:value="0.06982" calcext:value-type="float">
            <text:p>0.06982</text:p>
          </table:table-cell>
          <table:table-cell office:value-type="float" office:value="0.04185" calcext:value-type="float">
            <text:p>0.04185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0.503466232305254" calcext:value-type="float">
            <text:p>0.503466232305254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8136" calcext:value-type="float">
            <text:p>0.08136</text:p>
          </table:table-cell>
          <table:table-cell office:value-type="float" office:value="0.08143" calcext:value-type="float">
            <text:p>0.08143</text:p>
          </table:table-cell>
          <table:table-cell office:value-type="float" office:value="0.16404" calcext:value-type="float">
            <text:p>0.16404</text:p>
          </table:table-cell>
          <table:table-cell office:value-type="float" office:value="0.956" calcext:value-type="float">
            <text:p>0.956</text:p>
          </table:table-cell>
          <table:table-cell table:number-columns-repeated="12"/>
        </table:table-row>
        <table:table-row table:style-name="ro1">
          <table:table-cell office:value-type="float" office:value="1.29683384907794" calcext:value-type="float">
            <text:p>1.29683384907794</text:p>
          </table:table-cell>
          <table:table-cell office:value-type="float" office:value="-0.00317" calcext:value-type="float">
            <text:p>-0.00317</text:p>
          </table:table-cell>
          <table:table-cell office:value-type="float" office:value="0.06052" calcext:value-type="float">
            <text:p>0.06052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11857" calcext:value-type="float">
            <text:p>0.11857</text:p>
          </table:table-cell>
          <table:table-cell office:value-type="float" office:value="0.938" calcext:value-type="float">
            <text:p>0.938</text:p>
          </table:table-cell>
          <table:table-cell table:number-columns-repeated="12"/>
        </table:table-row>
        <table:table-row table:style-name="ro1">
          <table:table-cell office:value-type="float" office:value="0.505438548179485" calcext:value-type="float">
            <text:p>0.505438548179485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3283" calcext:value-type="float">
            <text:p>0.03283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958" calcext:value-type="float">
            <text:p>0.958</text:p>
          </table:table-cell>
          <table:table-cell table:number-columns-repeated="12"/>
        </table:table-row>
        <table:table-row table:style-name="ro1">
          <table:table-cell office:value-type="float" office:value="0.0836962244414027" calcext:value-type="float">
            <text:p>0.083696224441403</text:p>
          </table:table-cell>
          <table:table-cell table:number-columns-repeated="17"/>
        </table:table-row>
        <table:table-row table:style-name="ro1">
          <table:table-cell office:value-type="float" office:value="0.0604936623444727" calcext:value-type="float">
            <text:p>0.060493662344473</text:p>
          </table:table-cell>
          <table:table-cell table:number-columns-repeated="17"/>
        </table:table-row>
        <table:table-row table:style-name="ro1">
          <table:table-cell office:value-type="float" office:value="0.0358536889191917" calcext:value-type="float">
            <text:p>0.035853688919192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float" office:value="0.505280609004892" calcext:value-type="float">
            <text:p>0.505280609004892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9302" calcext:value-type="float">
            <text:p>0.09302</text:p>
          </table:table-cell>
          <table:table-cell office:value-type="float" office:value="0.09317" calcext:value-type="float">
            <text:p>0.09317</text:p>
          </table:table-cell>
          <table:table-cell office:value-type="float" office:value="0.18198" calcext:value-type="float">
            <text:p>0.18198</text:p>
          </table:table-cell>
          <table:table-cell office:value-type="float" office:value="0.938" calcext:value-type="float">
            <text:p>0.938</text:p>
          </table:table-cell>
          <table:table-cell table:number-columns-repeated="12"/>
        </table:table-row>
        <table:table-row table:style-name="ro1">
          <table:table-cell office:value-type="float" office:value="1.29726246966164" calcext:value-type="float">
            <text:p>1.29726246966164</text:p>
          </table:table-cell>
          <table:table-cell office:value-type="float" office:value="-0.00274" calcext:value-type="float">
            <text:p>-0.00274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0.06982" calcext:value-type="float">
            <text:p>0.06982</text:p>
          </table:table-cell>
          <table:table-cell office:value-type="float" office:value="0.13509" calcext:value-type="float">
            <text:p>0.13509</text:p>
          </table:table-cell>
          <table:table-cell office:value-type="float" office:value="0.948" calcext:value-type="float">
            <text:p>0.948</text:p>
          </table:table-cell>
          <table:table-cell table:number-columns-repeated="12"/>
        </table:table-row>
        <table:table-row table:style-name="ro1">
          <table:table-cell office:value-type="float" office:value="0.496653546696239" calcext:value-type="float">
            <text:p>0.496653546696239</text:p>
          </table:table-cell>
          <table:table-cell office:value-type="float" office:value="-0.00335" calcext:value-type="float">
            <text:p>-0.00335</text:p>
          </table:table-cell>
          <table:table-cell office:value-type="float" office:value="0.04172" calcext:value-type="float">
            <text:p>0.04172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7594" calcext:value-type="float">
            <text:p>0.07594</text:p>
          </table:table-cell>
          <table:table-cell office:value-type="float" office:value="0.926" calcext:value-type="float">
            <text:p>0.926</text:p>
          </table:table-cell>
          <table:table-cell table:number-columns-repeated="12"/>
        </table:table-row>
        <table:table-row table:style-name="ro1">
          <table:table-cell office:value-type="float" office:value="0.0928469413239506" calcext:value-type="float">
            <text:p>0.092846941323951</text:p>
          </table:table-cell>
          <table:table-cell table:number-columns-repeated="17"/>
        </table:table-row>
        <table:table-row table:style-name="ro1">
          <table:table-cell office:value-type="float" office:value="0.0689244028459854" calcext:value-type="float">
            <text:p>0.068924402845985</text:p>
          </table:table-cell>
          <table:table-cell table:number-columns-repeated="17"/>
        </table:table-row>
        <table:table-row table:style-name="ro1">
          <table:table-cell office:value-type="float" office:value="0.0387429198063343" calcext:value-type="float">
            <text:p>0.03874291980633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4:58:59.962189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5:03:16.013778654</dc:date>
    <meta:editing-duration>PT7M54S</meta:editing-duration>
    <meta:editing-cycles>2</meta:editing-cycles>
    <meta:generator>LibreOffice/6.4.7.2$Linux_X86_64 LibreOffice_project/40$Build-2</meta:generator>
    <meta:document-statistic meta:table-count="1" meta:cell-count="9126" meta:object-count="0"/>
  </office:meta>
</office:document-meta>
</file>